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The first lady, along with the military, met with children who showed personal heroism during the war</text:span>
</text:h>
      <text:p text:style-name="P4">
Author: ['АРМІЯINFORM']</text:p>
      <text:p text:style-name="P4">
Time: 2023-06-13T0:00:00-04:00</text:p>
      <text:p text:style-name="P4">
Description: Persha Olena Zelenska Peresa Zelenska got up with the Ukrainian DIT, they show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94902f7ac4f5139a42de38635f6d3f7_1686581468_wysiwyg.jpeg" text:style-name="Internet_20_link" text:visited-style-name="Visited_20_Internet_20_Link">
094902f7ac4f5139a42de38635f6d3f7_1686581468_wysiwyg.jpeg</text:a>
', '<text:a xlink:type="simple" xlink:href="https://armyinform.com.ua/wp-content/uploads/2023/06/9a22b7329c7ff2cb52d7097676580bd3_1686581406_extra_large.jpeg" text:style-name="Internet_20_link" text:visited-style-name="Visited_20_Internet_20_Link">
9a22b7329c7ff2cb52d7097676580bd3_1686581406_extra_large.jpeg</text:a>
']</text:p>
      <text:p text:style-name="P4">
Tags: ['ДІТИ ВІЙНИ', 'ОЛЕНА ЗЕЛЕНСЬКА', 'ПЕРША ЛЕДІ']</text:p>
      <text:p text:style-name="P4">
Category: News</text:p>
      <!--METADATA-->
      <text:p text:style-name="P4">
<draw:frame draw:style-name="fr1" draw:name="Image2" text:anchor-type="as-char" svg:width="6.9236in" svg:height="4.621503in" draw:z-index="0">
<draw:image xlink:href="../Images/AРМІЯINFORM/2023-06-13T0-00-00-04-00/094902f7ac4f5139a42de38635f6d3f7_1686581468_wysiwyg.jpeg" xlink:type="simple" xlink:show="embed" xlink:actuate="onLoad" draw:mime-type="image/jpeg"/>
</draw:frame>
The first lady of Ukraine Olena Zelenskaya communicated with Ukrainian children who performed personal heroism during a large -scale Russian war. The mentors, in particular, were awarded as mentors as mentors, as well as relatives of children.</text:p>
      <text:p text:style-name="P4">
About it <text:a xlink:type="simple" xlink:href="https://www.president.gov.ua/news/persha-ledi-zustrilasya-z-ditmi-yaki-proyavili-osobistij-ger-83557" text:style-name="Internet_20_link" text:visited-style-name="Visited_20_Internet_20_Link">
reports</text:a>
Office of the President of Ukraine.</text:p>
      <text:p text:style-name="P4">
The meeting of "hero-hero" in Kiev was also attended by Deputy Ministry of Invnations of Ukraine Kateryna Pavlichenko.</text:p>
      <text:p text:style-name="P4">
The event was attended by: Seven-year-old Alexander Pascal from Odessa, which is lost as a result of Russian shelling, but continues to engage in favorite sports gymnastics-on a prosthesis, 12-year-old Konstantin Orekhov from Velikadimerko, who saved his sister, grandparent "Hurricane", ten-year-old Nikita Savicheva, who saved from the fire of two younger brothers and sister, 12-year-old Alexander Demyanenko from Poltava, who brought out the fire, seven-year-old Solomiya Reut from the Dnieper, which collects money for the Armed Forces. On the snot, a 14-year-old Arsen Azhubei from Belaya Tserkov, who is diagnosed with autism-creates and sells paintings to help defenders, 16-year-old Valentin Black from the village of Gora in Kyiv region, who helped border guards in the first Dedrosi attack, nine-year-old Bogdan. The baked isbakhmut, who lost as a result of Russian shelling of both parents.</text:p>
      <text:p text:style-name="P4">
<draw:frame draw:style-name="fr1" draw:name="Image3" text:anchor-type="as-char" svg:width="6.9236in" svg:height="4.613521in" draw:z-index="0">
<draw:image xlink:href="../Images/AРМІЯINFORM/2023-06-13T0-00-00-04-00/9a22b7329c7ff2cb52d7097676580bd3_1686581406_extra_large.jpeg" xlink:type="simple" xlink:show="embed" xlink:actuate="onLoad" draw:mime-type="image/jpeg"/>
</draw:frame>
The president's wife stressed that while adults are fighting the attacker, in particular, on the battlefield, the children would oppose in their own way.</text:p>
      <text:p text:style-name="P4">
“Thousands of children across the country are rescued, overcome, help. They fell too much-not only for children, but also for any person. But they show how you can live with it. They are not children of war - they are our children!I am sure: soon they will leave the war behind as an episode of their long and full life. And they will live by the winners, ”said Elena Zelenskaya.</text:p>
      <text:p text:style-name="P4">
News Source: <text:a xlink:type="simple" xlink:href="https://armyinform.com.ua/2023/06/13/persha-ledi-razom-z-vijskovymy-zustrilasya-z-ditmy-yaki-proyavyly-osobystyj-geroyizm-pid-chas-vijny/" text:style-name="Internet_20_link" text:visited-style-name="Visited_20_Internet_20_Link">
https://armyinform.com.ua/2023/06/13/persha-ledi-razom-z-vijskovymy-zustrilasya-z-ditmy-yaki-proyavyly-osobystyj-geroyizm-pid-chas-vijny/</text:a>
</text:p>
      <!--NEWS-->
      <text:h text:style-name="P10" text:outline-level="1">
<text:span text:style-name="T4">
At night the Russians hit the residential p ’.</text:span>
</text:h>
      <text:p text:style-name="P4">
Author: ['АРМІЯINFORM']</text:p>
      <text:p text:style-name="P4">
Time: 2023-06-13T10:00:00-04:00</text:p>
      <text:p text:style-name="P4">
Description: Sogodni Vnochi Rosiyska Federalsa headed the Chergovikh stroke in Ukrainian. Є Vluchannya i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photo_5204059092442794634_y.jpg" text:style-name="Internet_20_link" text:visited-style-name="Visited_20_Internet_20_Link">
photo_5204059092442794634_y.jpg</text:a>
']</text:p>
      <text:p text:style-name="P4">
Tags: ['ГЕНЕРАЛЬНИЙ ШТАБ ЗС УКРАЇНИ', 'КРИВИЙ РІГ', 'ОПЕРАТИВНА ОБСТАНОВКА', 'РОСІЙСЬКА РАКЕТНА АТАКА']</text:p>
      <text:p text:style-name="P4">
Category: News</text:p>
      <!--METADATA-->
      <text:p text:style-name="P4">
<draw:frame draw:style-name="fr1" draw:name="Image4" text:anchor-type="as-char" svg:width="6.9236in" svg:height="5.1927in" draw:z-index="0">
<draw:image xlink:href="../Images/AРМІЯINFORM/2023-06-13T10-00-00-04-00/photo_5204059092442794634_y.jpg" xlink:type="simple" xlink:show="embed" xlink:actuate="onLoad" draw:mime-type="image/jpeg"/>
</draw:frame>
Tonight, the Russian Federation struck regular blows in Ukraine. Yevluhku in a five -storey building and other civilian objects of infrastructure of the Infrastructure.</text:p>
      <text:p text:style-name="P4">
About it <text:a xlink:type="simple" xlink:href="https://www.facebook.com/GeneralStaff.ua/posts/pfbid0H72K3UihyAsSdegF1DaDX7GLd75UUcZ2eivULzW8f6emcY7S13sK13ArT4LBhruTl" text:style-name="Internet_20_link" text:visited-style-name="Visited_20_Internet_20_Link">
reports</text:a>
The General Staff of the Armed Forces in operational information.</text:p>
      <text:p text:style-name="P4">
Unfortunately, there are victims in extremely serious condition. The information is specified.</text:p>
      <text:p text:style-name="P4">
According to preliminary information, the enemy used 14 winged missiles X-101/555, and 10 was destroyed by air defense. Also released in Ukraine 4 "Shahda", 1 - destroyed by our defenders.</text:p>
      <text:p text:style-name="P4">
During the last day, Russian invaders have used two winged rocketmarks "caliber" on residential buildings in Kharkiv region.</text:p>
      <text:p text:style-name="P4">
In addition, the enemy struck 31 aviation strikes and carried out 47 shelling of the reactive volley fire systems on the positions of our troops and inhabited pens.</text:p>
      <text:p text:style-name="P4">
“Civil infrastructure has been destroyed. In particular, as a result of the shelling of the Sumy region and Shevchenko Kharkiv region, private homes were destroyed, ”the message reads.</text:p>
      <text:p text:style-name="P4">
Also, Russian terrorists dumped on the city of Orikhiv of Zaporizhzhya region 3 kernels, one civilian was killed, private buildings were destroyed.</text:p>
      <text:p text:style-name="P4">
As a result of the Avdiivka, civilians, damaged houses and residential high -rise buildings, are injured in Avdiivka.</text:p>
      <text:p text:style-name="P4">
News Source: <text:a xlink:type="simple" xlink:href="https://armyinform.com.ua/2023/06/13/unochi-rosiyany-vdaryly-po-zhytlovij-pyatypoverhivczi-u-kryvomu-rozi-ye-postrazhdali/" text:style-name="Internet_20_link" text:visited-style-name="Visited_20_Internet_20_Link">
https://armyinform.com.ua/2023/06/13/unochi-rosiyany-vdaryly-po-zhytlovij-pyatypoverhivczi-u-kryvomu-rozi-ye-postrazhdali/</text:a>
</text:p>
      <!--NEWS-->
      <text:h text:style-name="P10" text:outline-level="1">
<text:span text:style-name="T4">
The invaders are actively exporting looted property from the flooded settlements of Kherson region</text:span>
</text:h>
      <text:p text:style-name="P4">
Author: ['АРМІЯINFORM']</text:p>
      <text:p text:style-name="P4">
Time: 2023-06-13T12:00:00-04:00</text:p>
      <text:p text:style-name="P4">
Description: The Khersonciye Kostyi Zagarbniki is actively Vyvo to the renovations of the Mino IZ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rosiyany-marodery.jpg" text:style-name="Internet_20_link" text:visited-style-name="Visited_20_Internet_20_Link">
rosiyany-marodery.jpg</text:a>
']</text:p>
      <text:p text:style-name="P4">
Tags: ['ГШ ЗС УКРАЇНИ', 'ОПЕРАТИВНА ОБСТАНОВКА']</text:p>
      <text:p text:style-name="P4">
Category: News</text:p>
      <!--METADATA-->
      <text:p text:style-name="P4">
<draw:frame draw:style-name="fr1" draw:name="Image5" text:anchor-type="as-char" svg:width="6.9236in" svg:height="4.615733in" draw:z-index="0">
<draw:image xlink:href="../Images/AРМІЯINFORM/2023-06-13T12-00-00-04-00/rosiyany-marodery.jpg" xlink:type="simple" xlink:show="embed" xlink:actuate="onLoad" draw:mime-type="image/jpeg"/>
</draw:frame>
In the Kherson region, Russian invaders are actively exporting the looted property of flooded settlements.</text:p>
      <text:p text:style-name="P4">
About it <text:a xlink:type="simple" xlink:href="https://www.facebook.com/GeneralStaff.ua/posts/pfbid0H72K3UihyAsSdegF1DaDX7GLd75UUcZ2eivULzW8f6emcY7S13sK13ArT4LBhruTl" text:style-name="Internet_20_link" text:visited-style-name="Visited_20_Internet_20_Link">
reports</text:a>
The General Staff of the Armed Forces in operational information.</text:p>
      <text:p text:style-name="P4">
In particular, under the guise of humanitarian aid arrives of trucks, which Russian servicemen are loaded with looted - household appliances, furniture and other property.</text:p>
      <text:p text:style-name="P4">
News Source: <text:a xlink:type="simple" xlink:href="https://armyinform.com.ua/2023/06/13/zagarbnyky-aktyvno-vyvozyat-nagrabovane-majno-iz-zatoplenyh-naselenyh-punktiv-hersonshhyny/" text:style-name="Internet_20_link" text:visited-style-name="Visited_20_Internet_20_Link">
https://armyinform.com.ua/2023/06/13/zagarbnyky-aktyvno-vyvozyat-nagrabovane-majno-iz-zatoplenyh-naselenyh-punktiv-hersonshhyny/</text:a>
</text:p>
      <!--NEWS-->
      <text:h text:style-name="P10" text:outline-level="1">
<text:span text:style-name="T4">
President on Russian attack on Kryvyi Rih: Russian killers continue war against ordinary people</text:span>
</text:h>
      <text:p text:style-name="P4">
Author: ['АРМІЯINFORM']</text:p>
      <text:p text:style-name="P4">
Time: 2023-06-13T14:00:00-04:00</text:p>
      <text:p text:style-name="P4">
Description: Ukrainian President Volodymyr Zelensky Vidreaguvu on the Nichna attack on Kriviy RIG T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204059092442794634_y.jpg" text:style-name="Internet_20_link" text:visited-style-name="Visited_20_Internet_20_Link">
photo_5204059092442794634_y.jpg</text:a>
']</text:p>
      <text:p text:style-name="P4">
Tags: ['КРАЇНА-ТЕРОРИСТ РФ', 'КРИВИЙ РІГ', 'ПРЕЗИДЕНТ УКРАЇНИ']</text:p>
      <text:p text:style-name="P4">
Category: News</text:p>
      <!--METADATA-->
      <text:p text:style-name="P4">
<draw:frame draw:style-name="fr1" draw:name="Image6" text:anchor-type="as-char" svg:width="6.9236in" svg:height="5.1927in" draw:z-index="0">
<draw:image xlink:href="../Images/AРМІЯINFORM/2023-06-13T14-00-00-04-00/photo_5204059092442794634_y.jpg" xlink:type="simple" xlink:show="embed" xlink:actuate="onLoad" draw:mime-type="image/jpeg"/>
</draw:frame>
President of Ukraine Volodymyr Zelensky responded to Russia's night attack and noted that Russian terrorists continue to fight their war opposite ordinary cities and people.</text:p>
      <text:p text:style-name="P4">
The head of state [wrote] about it(https://t.me/V_Zelenskiy_official/6561)DISTRIBUTE telegram channel.</text:p>
      <text:p text:style-name="P4">
“Regular rockets of terrorists, Russian murderers continue their war of counter -country homes, ordinary cities and people. Unfortunately, there are dead, there are injured. The rescue operation in Kryvyi Rih continues, ”his post reads.</text:p>
      <text:p text:style-name="P4">
Volodymyr Zelenskyy expressed his condolences to all who lost his relatives.</text:p>
      <text:p text:style-name="P4">
"There will never be forgiveness to terrorists, and they will answer every rocket," he said.</text:p>
      <text:p text:style-name="P4">
News Source: <text:a xlink:type="simple" xlink:href="https://armyinform.com.ua/2023/06/13/prezydent-pro-ataku-rf-na-kryvyj-rig-rosijski-vbyvczi-prodovzhuyut-vijnu-proty-zvychajnyh-lyudej/" text:style-name="Internet_20_link" text:visited-style-name="Visited_20_Internet_20_Link">
https://armyinform.com.ua/2023/06/13/prezydent-pro-ataku-rf-na-kryvyj-rig-rosijski-vbyvczi-prodovzhuyut-vijnu-proty-zvychajnyh-lyudej/</text:a>
</text:p>
      <!--NEWS-->
      <text:h text:style-name="P10" text:outline-level="1">
<text:span text:style-name="T4">
The Armed Forces missile troops were eliminated by three management points and three enemy artillery units</text:span>
</text:h>
      <text:p text:style-name="P4">
Author: ['АРМІЯINFORM']</text:p>
      <text:p text:style-name="P4">
Time: 2023-06-13T16:00:00-04:00</text:p>
      <text:p text:style-name="P4">
Description: PIDRODILI of the rocket launches of the articular, have passed to Urazili 3 dashings of managing,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62139-1_large.jpg" text:style-name="Internet_20_link" text:visited-style-name="Visited_20_Internet_20_Link">
162139-1_large.jpg</text:a>
']</text:p>
      <text:p text:style-name="P4">
Tags: ['ГЕНШТАБ ЗС УКРАЇНИ', 'ОПЕРАТИВНА ОБСТАНОВКА']</text:p>
      <text:p text:style-name="P4">
Category: News</text:p>
      <!--METADATA-->
      <text:p text:style-name="P4">
<draw:frame draw:style-name="fr1" draw:name="Image7" text:anchor-type="as-char" svg:width="6.9236in" svg:height="3.893007in" draw:z-index="0">
<draw:image xlink:href="../Images/AРМІЯINFORM/2023-06-13T16-00-00-04-00/162139-1_large.jpg" xlink:type="simple" xlink:show="embed" xlink:actuate="onLoad" draw:mime-type="image/jpeg"/>
</draw:frame>
The departments of missile troops and artillery have affected the last day 3 points of management, 2 anti-aircraft missile complexes, the area of concentration of the personnel of the opponent and 3 artillery units in fire positions.</text:p>
      <text:p text:style-name="P4">
About it <text:a xlink:type="simple" xlink:href="https://www.facebook.com/GeneralStaff.ua/posts/pfbid0H72K3UihyAsSdegF1DaDX7GLd75UUcZ2eivULzW8f6emcY7S13sK13ArT4LBhruTl" text:style-name="Internet_20_link" text:visited-style-name="Visited_20_Internet_20_Link">
reports</text:a>
The General Staff of the Armed Forces in operational information.</text:p>
      <text:p text:style-name="P4">
The aviation of the defense forces over the past 24 hours has struck 9 beats in the areas of personnel and 4 on the enemy anti-aircraft missile complexes.</text:p>
      <text:p text:style-name="P4">
Also, our warriors destroyed the enemy helicopter KA-52 and UAV of the operative-tactical level "Orlan-10".</text:p>
      <text:p text:style-name="P4">
News Source: <text:a xlink:type="simple" xlink:href="https://armyinform.com.ua/2023/06/13/raketni-vijska-zsu-likviduvaly-try-punkty-upravlinnya-ta-try-artylerijski-pidrozdily-voroga/" text:style-name="Internet_20_link" text:visited-style-name="Visited_20_Internet_20_Link">
https://armyinform.com.ua/2023/06/13/raketni-vijska-zsu-likviduvaly-try-punkty-upravlinnya-ta-try-artylerijski-pidrozdily-voroga/</text:a>
</text:p>
      <!--NEWS-->
      <text:h text:style-name="P10" text:outline-level="1">
<text:span text:style-name="T4">
The government has expanded the list of services that veterans and their families can get in CNAPs</text:span>
</text:h>
      <text:p text:style-name="P4">
Author: ['АРМІЯINFORM']</text:p>
      <text:p text:style-name="P4">
Time: 2023-06-13T18:00:00-04:00</text:p>
      <text:p text:style-name="P4">
Description: The detachment of the Pereperevki Perev'yazkovikh Adminstive Office, the Yaki Veteran Tu Consumers їkhnіkh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ya-veteran-tsnap-kamenskoe-1440_700.jpg" text:style-name="Internet_20_link" text:visited-style-name="Visited_20_Internet_20_Link">
ya-veteran-tsnap-kamenskoe-1440_700.jpg</text:a>
']</text:p>
      <text:p text:style-name="P4">
Tags: ['АДМІНПОСЛУГИ ДЛЯ ВЕТЕРАНІВ', 'КАБМІН', 'СОЦЗАХИСТ ПІД ЧАС ВІЙНИ']</text:p>
      <text:p text:style-name="P4">
Category: News</text:p>
      <!--METADATA-->
      <text:p text:style-name="P4">
<draw:frame draw:style-name="fr1" draw:name="Image8" text:anchor-type="as-char" svg:width="6.9236in" svg:height="3.363716in" draw:z-index="0">
<draw:image xlink:href="../Images/AРМІЯINFORM/2023-06-13T18-00-00-04-00/ya-veteran-tsnap-kamenskoe-1440_700.jpg" xlink:type="simple" xlink:show="embed" xlink:actuate="onLoad" draw:mime-type="image/jpeg"/>
</draw:frame>
The government has expanded the list of compulsory administrative services that their families' veterans can receive in CNAPs.</text:p>
      <text:p text:style-name="P4">
About it <text:a xlink:type="simple" xlink:href="https://www.kmu.gov.ua/news/uriad-rozshyryv-perelik-posluh-iaki-veterany-ta-ikhni-simi-mozhut-otrymaty-v-tsnapakh" text:style-name="Internet_20_link" text:visited-style-name="Visited_20_Internet_20_Link">
reports</text:a>
Government portal.</text:p>
      <text:p text:style-name="P4">
From now on, participants of hostilities, their families, people with disabilities as a result of war, as well as relatives of fallen defenders and defenders will be able to contact the dotsnapa in their settlement and get even more necessary administrative services. In particular, officially establish their status, obtain or replace the certificate, get an extract From the Unified State Register of War Veterans, continue by documents, receive monetary care or compensation.</text:p>
      <text:p text:style-name="P4">
"Earlier, to receive these services, I had to contact different statements. Now all services would be available in one place," the message reads.</text:p>
      <text:p text:style-name="P4">
It is noted that from the first day of work, the Ministry of Defense modernizes and expands the network so that Ukrainians can quickly obtain quality state services regardless of the residence. Now one of the priorities is to simplify the process of veteran services.</text:p>
      <text:p text:style-name="P4">
News Source: <text:a xlink:type="simple" xlink:href="https://armyinform.com.ua/2023/06/13/uryad-rozshyryv-perelik-poslug-yaki-veterany-ta-yihni-simyi-mozhut-otrymaty-v-cznapah/" text:style-name="Internet_20_link" text:visited-style-name="Visited_20_Internet_20_Link">
https://armyinform.com.ua/2023/06/13/uryad-rozshyryv-perelik-poslug-yaki-veterany-ta-yihni-simyi-mozhut-otrymaty-v-cznapah/</text:a>
</text:p>
      <!--NEWS-->
      <text:h text:style-name="P10" text:outline-level="1">
<text:span text:style-name="T4">
Representative of the Armed Forces of Ukraine Angelika Terluga won the "gold" of karate tournament in Japan</text:span>
</text:h>
      <text:p text:style-name="P4">
Author: ['АРМІЯINFORM']</text:p>
      <text:p text:style-name="P4">
Time: 2023-06-13T2:00:00-04:00</text:p>
      <text:p text:style-name="P4">
Description: Representatives of the ZS Ukrainian, Olimpіsyka Vice Sececypіnka Za Karate Angelika Terlyuga Wiggal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2994044_634835025346207_5294098758488313669_n-e1686575152409.jpg" text:style-name="Internet_20_link" text:visited-style-name="Visited_20_Internet_20_Link">
352994044_634835025346207_5294098758488313669_n-e1686575152409.jpg</text:a>
']</text:p>
      <text:p text:style-name="P4">
Tags: ['АНЖЕЛІКА ТЕРЛЮГА', 'АРМІЙКА', 'АРМІЙСЬКИЙ СПОРТ', 'КАРАТЕ']</text:p>
      <text:p text:style-name="P4">
Category: News</text:p>
      <!--METADATA-->
      <text:p text:style-name="P4">
<draw:frame draw:style-name="fr1" draw:name="Image9" text:anchor-type="as-char" svg:width="6.9236in" svg:height="5.204596in" draw:z-index="0">
<draw:image xlink:href="../Images/AРМІЯINFORM/2023-06-13T2-00-00-04-00/352994044_634835025346207_5294098758488313669_n-e1686575152409.jpg" xlink:type="simple" xlink:show="embed" xlink:actuate="onLoad" draw:mime-type="image/jpeg"/>
</draw:frame>
Representative of the Armed Forces of Ukraine, Olympic Vice-Terliglika Terluguga played "gold" in the third stage of the Premier League from Karate(Japan).</text:p>
      <text:p text:style-name="P4">
Про це<text:a xlink:type="simple" xlink:href="https://www.facebook.com/karate.ua/posts/pfbid02icGnEA4mTmsUrzcvrk81RLdPFtP66p4FBQnATSsCEHvAPh6aJBV3aRbtXtvZhXZhl" text:style-name="Internet_20_link" text:visited-style-name="Visited_20_Internet_20_Link">
повідомляє</text:a>
Karate Federation of Ukraine.</text:p>
      <text:p text:style-name="P4">
Angelica Terluga in the weight category of up to 55 kg with a score of 10: 2 was overcome by Japan Shiori Nakamur and won her 15th Premier League Gold Medaluters.</text:p>
      <text:p text:style-name="P4">
News Source: <text:a xlink:type="simple" xlink:href="https://armyinform.com.ua/2023/06/13/predstavnyczya-zs-ukrayiny-anzhelika-terlyuga-vygrala-zoloto-turniru-z-karate-u-yaponiyi/" text:style-name="Internet_20_link" text:visited-style-name="Visited_20_Internet_20_Link">
https://armyinform.com.ua/2023/06/13/predstavnyczya-zs-ukrayiny-anzhelika-terlyuga-vygrala-zoloto-turniru-z-karate-u-yaponiyi/</text:a>
</text:p>
      <!--NEWS-->
      <text:h text:style-name="P10" text:outline-level="1">
<text:span text:style-name="T4">
The Armed Forces partially left the occupiers without connection in the Swativ-Kupyan direction</text:span>
</text:h>
      <text:p text:style-name="P4">
Author: ['АРМІЯINFORM']</text:p>
      <text:p text:style-name="P4">
Time: 2023-06-13T49:00:00-04:00</text:p>
      <text:p text:style-name="P4">
Description: Ukrainian Vіsyskovi for the pre -person of Army Droniv lit the Rosieki pupcuvs without Zv'yazka ... War with Ukraine 2022, war with Ukraine Latest news today, News War with Ukraine 2022 Last for today, there will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05c3cd1d-33a3cefaeb28e37fee620164da9c513b.jpg" text:style-name="Internet_20_link" text:visited-style-name="Visited_20_Internet_20_Link">
05c3cd1d-33a3cefaeb28e37fee620164da9c513b.jpg</text:a>
']</text:p>
      <text:p text:style-name="P4">
Tags: ['АРМІЯ ДРОНІВ', 'БПЛА']</text:p>
      <text:p text:style-name="P4">
Category: News</text:p>
      <!--METADATA-->
      <text:p text:style-name="P4">
<draw:frame draw:style-name="fr1" draw:name="Image10" text:anchor-type="as-char" svg:width="6.9236in" svg:height="3.499428in" draw:z-index="0">
<draw:image xlink:href="../Images/AРМІЯINFORM/2023-06-13T49-00-00-04-00/05c3cd1d-33a3cefaeb28e37fee620164da9c513b.jpg" xlink:type="simple" xlink:show="embed" xlink:actuate="onLoad" draw:mime-type="image/jpeg"/>
</draw:frame>
The Ukrainian military, through the army of drones, left the Russian invaders in connection in the Swatt-Kupyan direction.</text:p>
      <text:p text:style-name="P4">
About it <text:a xlink:type="simple" xlink:href="https://t.me/zedigital/3243" text:style-name="Internet_20_link" text:visited-style-name="Visited_20_Internet_20_Link">
reports</text:a>
Viceremier on innovation, development of education, science and technology - Minister of Digital Transformation Mikhailofedorov.</text:p>
      <text:p text:style-name="P4">
According to him, the UAV shock company 92 OMBR found a system of satellite communication of the invaders in the Swatt-Kupyansk direction and destroyed it.</text:p>
      <text:p text:style-name="P4">
“During the exploration, the UAV shock company 92 OMBs discovered the occupational connection system - 2 VSAT antennas. They allowed the Russians to exchange information. Now it is in the past, ”the presentation says.</text:p>
      <text:p text:style-name="P4">
News Source: <text:a xlink:type="simple" xlink:href="https://armyinform.com.ua/2023/06/13/zsu-chastkovo-zalyshyly-okupantiv-bez-zvyazku-na-svativsko-kupyanskomu-napryamku/" text:style-name="Internet_20_link" text:visited-style-name="Visited_20_Internet_20_Link">
https://armyinform.com.ua/2023/06/13/zsu-chastkovo-zalyshyly-okupantiv-bez-zvyazku-na-svativsko-kupyanskomu-napryamku/</text:a>
</text:p>
      <!--NEWS-->
      <text:h text:style-name="P10" text:outline-level="1">
<text:span text:style-name="T4">
The Forum "Respect. Experience. Perspective ”, dedicated to dialogue about the needs of veterans</text:span>
</text:h>
      <text:p text:style-name="P4">
Author: ['АРМІЯINFORM']</text:p>
      <text:p text:style-name="P4">
Time: 2023-06-13T4:00:00-04:00</text:p>
      <text:p text:style-name="P4">
Description: Ukrainian Veteran Fund Minhelave Request to the forum "Povaga. DOSVID .... War with Ukraine 2022, War with Ukraine latest news today, News War with Ukraine 2022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6/zobrazhennya-whatsapp-data-2023-06-12-o-155220-e1686579310547.jpg" text:style-name="Internet_20_link" text:visited-style-name="Visited_20_Internet_20_Link">
zobrazhennya-whatsapp-data-2023-06-12-o-155220-e1686579310547.jpg</text:a>
']</text:p>
      <text:p text:style-name="P4">
Tags: ['ВЕТЕРАНИ', 'ВІЙНА', 'МІНВЕТЕРАНІВ']</text:p>
      <text:p text:style-name="P4">
Category: News</text:p>
      <!--METADATA-->
      <text:p text:style-name="P4">
<draw:frame draw:style-name="fr1" draw:name="Image11" text:anchor-type="as-char" svg:width="6.9236in" svg:height="5.331172in" draw:z-index="0">
<draw:image xlink:href="../Images/AРМІЯINFORM/2023-06-13T4-00-00-04-00/zobrazhennya-whatsapp-data-2023-06-12-o-155220-e1686579310547.jpg" xlink:type="simple" xlink:show="embed" xlink:actuate="onLoad" draw:mime-type="image/jpeg"/>
</draw:frame>
The Ukrainian Veteran Foundation of the Ministry of Justice invites the Forum "Respect. Experiment. ”The Ukraine-Ukrinform is held on June 27 at 1:00 pm.</text:p>
      <text:p text:style-name="P4">
About it <text:a xlink:type="simple" xlink:href="https://mva.gov.ua/ua/news/u-kiyevi-vidbudetsya-forum-povaga-dosvid-perspektiva-prisvyachenij-dialogu-pro-potrebi-veteraniv" text:style-name="Internet_20_link" text:visited-style-name="Visited_20_Internet_20_Link">
reports</text:a>
Ministry of Veterans of Ukraine.</text:p>
      <text:p text:style-name="P4">
"The main goal: to strengthen the dialogue with the veterans community on the possibilities for veterans and veterans on the path of their reintegration, education and work," the message reads.</text:p>
      <text:p text:style-name="P4">
<text:span text:style-name="T4">
 The event has three panels in the directions: </text:span>
</text:p>
      <ul>
        <li>
Veteran policy: calls of Ukraine; * Retraining and education; * Employment.</li>
      </ul>
      <text:p text:style-name="P4">
More than 15 experts will take part in the forum in various fields: from business of doworks.</text:p>
      <text:p text:style-name="P4">
<text:span text:style-name="T4">
 Speakers of the first panel "Veteran Policy: Challenges of Ukraine": </text:span>
</text:p>
      <ul>
        <li>
Yulia Laputina, Minister of Veterans of Ukraine; * Natalia Kalmykova, Executive Director of the Ukrainian Veterans Fund of Ministry of Ministers; * Taras Chmut, Director of the Charitable Foundation "Come back alive", member of the Supervisory Board of UVF; * Moderator: Alexey Tarasov, editor -in -chief Radio NV.</li>
      </ul>
      <text:p text:style-name="P4">
<text:span text:style-name="T4">
 Speakers of the second panel "Passing and Education": </text:span>
</text:p>
      <ul>
        <li>
Ruslana Velichko, the first deputy executive director of the UFF; * Representative American University Kyiv(Plus); * Roksolyana Voronovskaya, UCU-ONLINE Head; * Tatiana Zhukova, VMGO "Social Vector"; * Svyatoslav Nikolaychuk, NGO Podilsky Development Agency; * Victoria Shynkarenko, Veteranska, NGO "Regional Veterans Union of ATO Participants of Rivne Region"; * Moderator: Civil Society Representative.</li>
      </ul>
      <text:p text:style-name="P4">
<text:span text:style-name="T4">
 Speakers of the third panel "Employment": </text:span>
</text:p>
      <text:p text:style-name="P4">
<text:span text:style-name="T5">
Andriy Romizov, Director of the State Security Service </text:span>
<text:span text:style-name="T5">
 "</text:span>
* Office for Entrepreneurship and Export Development"; * Ilya Shpolyansky, veteran, veterans movement of Ukraine; * Tatiana reason, a veteran's wife, a shoe shop owner; * Representative of Ukrzaliznytsia; * Representative of Ukrposhta; * Moderator: Vladislav Grezev, CEO lobby X, TEDXKYIV coordinator.</text:p>
      <text:p text:style-name="P4">
The participants will be spent by a special guest, as well as their stories of the path of dreams and its realization will share the wife of veteran Oksana Makarov, veteransididis Dudnik, Vladimir Skogoroenko and Taras Jacobchuk.</text:p>
      <text:p text:style-name="P4">
News Source: <text:a xlink:type="simple" xlink:href="https://armyinform.com.ua/2023/06/13/u-kyyevi-vidbudetsya-forum-povaga-dosvid-perspektyva-prysvyachenyj-dialogu-pro-potreby-veteraniv/" text:style-name="Internet_20_link" text:visited-style-name="Visited_20_Internet_20_Link">
https://armyinform.com.ua/2023/06/13/u-kyyevi-vidbudetsya-forum-povaga-dosvid-perspektyva-prysvyachenyj-dialogu-pro-potreby-veteraniv/</text:a>
</text:p>
      <!--NEWS-->
      <text:h text:style-name="P10" text:outline-level="1">
<text:span text:style-name="T4">
The Red Cross is actively working with the Coordination Staff team</text:span>
</text:h>
      <text:p text:style-name="P4">
Author: ['АРМІЯINFORM']</text:p>
      <text:p text:style-name="P4">
Time: 2023-06-13T51:00:00-04:00</text:p>
      <text:p text:style-name="P4">
Description: Coordinances Headquarters of Putin Zavodennya Z Vіskovo -lifting Pereshopolniye SPIVPRACU W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sh5-1.jpg" text:style-name="Internet_20_link" text:visited-style-name="Visited_20_Internet_20_Link">
ksh5-1.jpg</text:a>
']</text:p>
      <text:p text:style-name="P4">
Tags: ['КООРДИНАЦІЙНИЙ ШТАБ З ПИТАНЬ ПОВОДЖЕННЯ З ВІЙСЬКОВОПОЛОНЕНИМИ', 'ЧЕРВОНИ ХРЕСТ']</text:p>
      <text:p text:style-name="P4">
Category: News</text:p>
      <!--METADATA-->
      <text:p text:style-name="P4">
<draw:frame draw:style-name="fr1" draw:name="Image12" text:anchor-type="as-char" svg:width="6.9236in" svg:height="4.011043in" draw:z-index="0">
<draw:image xlink:href="../Images/AРМІЯINFORM/2023-06-13T51-00-00-04-00/ksh5-1.jpg" xlink:type="simple" xlink:show="embed" xlink:actuate="onLoad" draw:mime-type="image/jpeg"/>
</draw:frame>
Coordinating Headquarters on Defense of Prisoners(ICCH). Метою цієївзаємодії є допомога в реалізації вимог міжнародного гуманітарного права тамандату Червоного Хреста як організації, здатної отримувати доступ довійськовополонених на території держави-агресорки та на тимчасово окупованихтериторіях.</text:p>
      <text:p text:style-name="P4">
Про це <text:a xlink:type="simple" xlink:href="https://t.me/Koord_shtab/1218" text:style-name="Internet_20_link" text:visited-style-name="Visited_20_Internet_20_Link">
повідомляє</text:a>
Coordination headquarters of inquiries for the treatment of prisoners of war.</text:p>
      <text:p text:style-name="P4">
In particular, since the beginning of 2023, the coordination headquarters to the ICRC sent a number of Ukrainian servicemen whose names were confirmed directly by the Ministry of the Russian Federation. Also in his letter to the coordination plant, the Red Cross confirmed the receipt of requests for Ukrainian Nav's Guards, who were captured during the Chernobyl NPP protection, as well as other numerous places of freedom in Russia, where Ukrainian protectors and defenders are detained.</text:p>
      <text:p text:style-name="P4">
The International Red Cross also confirmed that he received a request from the headquarters to organize correspondence between prisoners of war and their families. Unfortunately, most of the Ukrainian defenders in the captivity of the enemy are not able to get a news home for many months.</text:p>
      <text:p text:style-name="P4">
The Coordination Headquarters also officially invited the ICCH experts to participate in the work of Ukrainian teams for the search for missing persons and to promote their activity.</text:p>
      <text:p text:style-name="P4">
Coordination experts in cooperation with the Presidential Office and the Ukrainian agencies do everything possible to improve the conditions of temporary stay of Ukrainian combatants and civilians in captivity, find and return home and everyone.</text:p>
      <text:p text:style-name="P4">
News Source: <text:a xlink:type="simple" xlink:href="https://armyinform.com.ua/2023/06/13/chervonyh-hrest-aktyvno-spivpraczyuye-z-komandoyu-koordynaczijnogo-shtabu/" text:style-name="Internet_20_link" text:visited-style-name="Visited_20_Internet_20_Link">
https://armyinform.com.ua/2023/06/13/chervonyh-hrest-aktyvno-spivpraczyuye-z-komandoyu-koordynaczijnogo-shtabu/</text:a>
</text:p>
      <!--NEWS-->
      <text:h text:style-name="P10" text:outline-level="1">
<text:span text:style-name="T4">
The notification of inhuman occupation of occupiers in Kherson region is shocking - Bridget Brink</text:span>
</text:h>
      <text:p text:style-name="P4">
Author: ['АРМІЯINFORM']</text:p>
      <text:p text:style-name="P4">
Time: 2023-06-13T53:00:00-04:00</text:p>
      <text:p text:style-name="P4">
Description: US Ambassador to Ukraine Brijit Brink Vidreagulal at Rosiyskii stroke the Mix Evakuatsiy ... War with Ukraine 2022, War with Ukraine Latest News today, News War with Ukraine 2022 are the last for today, will there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original-e1670314672206.jpg" text:style-name="Internet_20_link" text:visited-style-name="Visited_20_Internet_20_Link">
original-e1670314672206.jpg</text:a>
']</text:p>
      <text:p text:style-name="P4">
Tags: ['БРІДЖИТ БРІНК', 'ОБСТРІЛИ РФ', 'ХЕРСОН']</text:p>
      <text:p text:style-name="P4">
Category: News</text:p>
      <!--METADATA-->
      <text:p text:style-name="P4">
<draw:frame draw:style-name="fr1" draw:name="Image13" text:anchor-type="as-char" svg:width="6.9236in" svg:height="4.32725in" draw:z-index="0">
<draw:image xlink:href="../Images/AРМІЯINFORM/2023-06-13T53-00-00-04-00/original-e1670314672206.jpg" xlink:type="simple" xlink:show="embed" xlink:actuate="onLoad" draw:mime-type="image/jpeg"/>
</draw:frame>
The US Ambassador to Ukraine Bridget Brynk responded to Russian shelling of the victims of the victims of Kherson residents and noted that such a defendment was shocking and unacceptable.</text:p>
      <text:p text:style-name="P4">
About it <text:a xlink:type="simple" xlink:href="https://twitter.com/USAmbKyiv/status/1668214136814157825" text:style-name="Internet_20_link" text:visited-style-name="Visited_20_Internet_20_Link">
wrote</text:a>
in your level.</text:p>
      <text:p text:style-name="P4">
“The report of shelling, shooting and inhuman treatment in Kherson region is inhabited and unacceptable. Instead of ensuring full, safe and retaining access to civilians who escape from floods in Kherson, Russian troops continue their barbaric and cruel behavior, ”it will be in her post.</text:p>
      <text:p text:style-name="P4">
News Source: <text:a xlink:type="simple" xlink:href="https://armyinform.com.ua/2023/06/13/povidomlennya-pro-nelyudske-povodzhennya-okupnativ-v-hersoni-ye-shokuyuchymy-bridzhyt-brink/" text:style-name="Internet_20_link" text:visited-style-name="Visited_20_Internet_20_Link">
https://armyinform.com.ua/2023/06/13/povidomlennya-pro-nelyudske-povodzhennya-okupnativ-v-hersoni-ye-shokuyuchymy-bridzhyt-brink/</text:a>
</text:p>
      <!--NEWS-->
      <text:h text:style-name="P10" text:outline-level="1">
<text:span text:style-name="T4">
In Melitopol, the occupiers were banned from receiving certificates for graduates who do not have a passport of the Russian Federation</text:span>
</text:h>
      <text:p text:style-name="P4">
Author: ['АРМІЯINFORM']</text:p>
      <text:p text:style-name="P4">
Time: 2023-06-13T55:00:00-04:00</text:p>
      <text:p text:style-name="P4">
Description: At Melitopoli Zaporizho, Triva Primusov Passenzetsiya Gromyan Ukrainian.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2813006.jpg" text:style-name="Internet_20_link" text:visited-style-name="Visited_20_Internet_20_Link">
2813006.jpg</text:a>
']</text:p>
      <text:p text:style-name="P4">
Tags: ['ГШ ЗСУ', 'ОПЕРАТИВНА ОБСТАНОВКА', 'ПРИМУСОВА ПАСПОРТИЗАЦІЯ']</text:p>
      <text:p text:style-name="P4">
Category: News</text:p>
      <!--METADATA-->
      <text:p text:style-name="P4">
<draw:frame draw:style-name="fr1" draw:name="Image14" text:anchor-type="as-char" svg:width="6.9236in" svg:height="4.944604in" draw:z-index="0">
<draw:image xlink:href="../Images/AРМІЯINFORM/2023-06-13T55-00-00-04-00/2813006.jpg" xlink:type="simple" xlink:show="embed" xlink:actuate="onLoad" draw:mime-type="image/jpeg"/>
</draw:frame>
In Melitopol of Zaporizhzhya region, a forced certification of a citizen of Ukraine continues.</text:p>
      <text:p text:style-name="P4">
About it <text:a xlink:type="simple" xlink:href="https://www.facebook.com/GeneralStaff.ua/posts/pfbid0H72K3UihyAsSdegF1DaDX7GLd75UUcZ2eivULzW8f6emcY7S13sK13ArT4LBhruTl" text:style-name="Internet_20_link" text:visited-style-name="Visited_20_Internet_20_Link">
reports</text:a>
The General Staff of the Armed Forces in operational information.</text:p>
      <text:p text:style-name="P4">
Thus, the occupiers are actively threatening parents of graduates about the impossibility of receiving certificates about graduation in case of refusal to receive a Russian passport by teenagers.</text:p>
      <text:p text:style-name="P4">
News Source: <text:a xlink:type="simple" xlink:href="https://armyinform.com.ua/2023/06/13/u-melitopoli-okupanty-zaboronyly-otrymaty-atestat-vypusknykam-yaki-ne-mayut-pasporta-rf/" text:style-name="Internet_20_link" text:visited-style-name="Visited_20_Internet_20_Link">
https://armyinform.com.ua/2023/06/13/u-melitopoli-okupanty-zaboronyly-otrymaty-atestat-vypusknykam-yaki-ne-mayut-pasporta-rf/</text:a>
</text:p>
      <!--NEWS-->
      <text:h text:style-name="P10" text:outline-level="1">
<text:span text:style-name="T4">
Enemy loss per day: Almost 500 invaders were eliminated, 20 artisystems and 6 BBM were destroyed</text:span>
</text:h>
      <text:p text:style-name="P4">
Author: ['АРМІЯINFORM']</text:p>
      <text:p text:style-name="P4">
Time: 2023-06-13T57:00:00-04:00</text:p>
      <text:p text:style-name="P4">
Description: Zagalni Boyov, Find the enemy on 02.24.22 to 06/1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de34ef9-bbff-4364-882e-3c35e1cd880b-scaled.jpg" text:style-name="Internet_20_link" text:visited-style-name="Visited_20_Internet_20_Link">
bde34ef9-bbff-4364-882e-3c35e1cd880b-scaled.jpg</text:a>
']</text:p>
      <text:p text:style-name="P4">
Tags: ['АГРЕСІЯ РФ', 'ВТОРГНЕННЯ РФ', 'ВТРАТИ ВОРОГА', 'ГШ ЗСУ']</text:p>
      <text:p text:style-name="P4">
Category: News</text:p>
      <!--METADATA-->
      <text:p text:style-name="P4">
<draw:frame draw:style-name="fr1" draw:name="Image15" text:anchor-type="as-char" svg:width="6.9236in" svg:height="6.981297in" draw:z-index="0">
<draw:image xlink:href="../Images/AРМІЯINFORM/2023-06-13T57-00-00-04-00/bde34ef9-bbff-4364-882e-3c35e1cd880b-scaled.jpg" xlink:type="simple" xlink:show="embed" xlink:actuate="onLoad" draw:mime-type="image/jpeg"/>
</draw:frame>
The total fighting loss of the enemy from 24.02.22 to 13.06.23 will be orientated:</text:p>
      <text:p text:style-name="P4">
<text:span text:style-name="T4">
<text:span text:style-name="T5">
 Personnel - </text:span>
* 216650(+470)persons eliminated</text:span>
<text:span text:style-name="T5">
 tanks - </text:span>
<text:span text:style-name="T5">
 3935(+4)</text:span>
<text:span text:style-name="T4">
 combat armored vehicles - </text:span>
 7642(+6)<text:span text:style-name="T4">
<text:span text:style-name="T5">
 Artillery systems - </text:span>
<text:span text:style-name="T5">
 3766(+20)</text:span>
 </text:span>
 RSZV - <text:span text:style-name="T4">
 601(0)</text:span>
<text:span text:style-name="T5">
 air defense means - </text:span>
<text:span text:style-name="T5">
 363(+1)</text:span>
<text:span text:style-name="T4">
 aircraft - </text:span>
 314(0)<text:span text:style-name="T4">
<text:span text:style-name="T5">
 helicopters - </text:span>
* 300(+1)</text:span>
<text:span text:style-name="T5">
 UAV Operative Tactical Level-</text:span>
<text:span text:style-name="T5">
 3309(+2)</text:span>
<text:span text:style-name="T4">
 Winged missiles - </text:span>
 1183(0)<text:span text:style-name="T4">
<text:span text:style-name="T5">
 ships / boats - </text:span>
* 18(0)</text:span>
<text:span text:style-name="T5">
 Automobile equipment and tanks - </text:span>
<text:span text:style-name="T5">
 6473(+2)</text:span>
<text:span text:style-name="T4">
 SPECIAL TECHANGE - </text:span>
 511(+1)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3.06.23.</text:p>
      <text:p text:style-name="P4">
News Source: <text:a xlink:type="simple" xlink:href="https://armyinform.com.ua/2023/06/13/vtraty-voroga-za-dobu-likvidovano-majzhe-500-okupantiv-znyshheno-20-artsystem-i-6-bbm/" text:style-name="Internet_20_link" text:visited-style-name="Visited_20_Internet_20_Link">
https://armyinform.com.ua/2023/06/13/vtraty-voroga-za-dobu-likvidovano-majzhe-500-okupantiv-znyshheno-20-artsystem-i-6-bbm/</text:a>
</text:p>
      <!--NEWS-->
      <text:h text:style-name="P10" text:outline-level="1">
<text:span text:style-name="T4">
Moldova sent help to eliminate the consequences</text:span>
</text:h>
      <text:p text:style-name="P4">
Author: ['АРМІЯINFORM']</text:p>
      <text:p text:style-name="P4">
Time: 2023-06-13T6:00:00-04:00</text:p>
      <text:p text:style-name="P4">
Description: The detachment of the rebubliki martyr Nadu by the Humanitarian Duphoma of the DSNS Ukrainian for Lіkvidatsіy Naslidkiv ... War with Ukraine 2022, War with Ukraine Latest News today, News War with Ukraine 2022 Last for Ukraine and Russia and when,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mceu-88770298511686575907798.jpg" text:style-name="Internet_20_link" text:visited-style-name="Visited_20_Internet_20_Link">
mceu-88770298511686575907798.jpg</text:a>
']</text:p>
      <text:p text:style-name="P4">
Tags: ['ГУМДОПОМОГА', 'КАХОВСЬКА ГЕС', 'КАХОВСЬКА ГЕС/ШТАБ INFO', 'МОЛДОВА']</text:p>
      <text:p text:style-name="P4">
Category: News</text:p>
      <!--METADATA-->
      <text:p text:style-name="P4">
<draw:frame draw:style-name="fr1" draw:name="Image16" text:anchor-type="as-char" svg:width="6.9236in" svg:height="5.1927in" draw:z-index="0">
<draw:image xlink:href="../Images/AРМІЯINFORM/2023-06-13T6-00-00-04-00/mceu-88770298511686575907798.jpg" xlink:type="simple" xlink:show="embed" xlink:actuate="onLoad" draw:mime-type="image/jpeg"/>
</draw:frame>
The Government of the Republic of Moldova provided humanitarian aid of the SES of Ukraine to eliminate the procedures of man -made disaster, which arose as a result of damage to the Kakhovsk Hydroelectric power plant.</text:p>
      <text:p text:style-name="P4">
About it <text:a xlink:type="simple" xlink:href="https://www.kmu.gov.ua/news/uriad-moldovy-napravyv-humdopomohu-dlia-likvidatsii-naslidkiv-pidryvu-kakhovskoi-hes" text:style-name="Internet_20_link" text:visited-style-name="Visited_20_Internet_20_Link">
reports</text:a>
Government portal.</text:p>
      <text:p text:style-name="P4">
In particular, humanitarian aid includes:</text:p>
      <ul>
        <li>
2 pumping stations, * 7 plastic boats, * 5 inflatable boats, * 161 pair of rubber boots, * motor pump, * food and more.</li>
      </ul>
      <text:p text:style-name="P4">
"The SESS is sincerely owed to the government of the Republic of Moldova, the General Inspectorate of the Usails of the Ministry of Internal Affairs of the Republic of Moldova for their support," - the statement reads.</text:p>
      <text:p text:style-name="P4">
News Source: <text:a xlink:type="simple" xlink:href="https://armyinform.com.ua/2023/06/13/moldova-napravyla-dopomogu-dlya-likvidacziyi-naslidkiv-pidryvu-kahovskoyi-ges/" text:style-name="Internet_20_link" text:visited-style-name="Visited_20_Internet_20_Link">
https://armyinform.com.ua/2023/06/13/moldova-napravyla-dopomogu-dlya-likvidacziyi-naslidkiv-pidryvu-kahovskoyi-ges/</text:a>
</text:p>
      <!--NEWS-->
      <text:h text:style-name="P10" text:outline-level="1">
<text:span text:style-name="T4">
Where to seek psychological assistance to the victims of Kakhovskaya Hydroe Public Hydroment</text:span>
</text:h>
      <text:p text:style-name="P4">
Author: ['АРМІЯINFORM']</text:p>
      <text:p text:style-name="P4">
Time: 2023-06-13T8:00:00-04:00</text:p>
      <text:p text:style-name="P4">
Description: For people, they postponed stress, from Khersonziy, the regions of the pratsuyut ... War with Ukraine 2022, the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5203997347992946481_y.jpg" text:style-name="Internet_20_link" text:visited-style-name="Visited_20_Internet_20_Link">
photo_5203997347992946481_y.jpg</text:a>
']</text:p>
      <text:p text:style-name="P4">
Tags: ['КАХОВСЬКА ГЕС', 'ПСИХОЛОГІЧНА ДОПОМОГА']</text:p>
      <text:p text:style-name="P4">
Category: News</text:p>
      <!--METADATA-->
      <text:p text:style-name="P4">
<draw:frame draw:style-name="fr1" draw:name="Image17" text:anchor-type="as-char" svg:width="6.9236in" svg:height="4.615733in" draw:z-index="0">
<draw:image xlink:href="../Images/AРМІЯINFORM/2023-06-13T8-00-00-04-00/photo_5203997347992946481_y.jpg" xlink:type="simple" xlink:show="embed" xlink:actuate="onLoad" draw:mime-type="image/jpeg"/>
</draw:frame>
For people who have suffered stressful events, groups of first psychological care providers work in the Kherson and surrounding areas.</text:p>
      <text:p text:style-name="P4">
About it <text:a xlink:type="simple" xlink:href="https://minre.gov.ua/2023/06/12/kudy-zvertatysya-za-psyhologichnoyu-dopomogoyu-postrazhdalym-vid-pidryvu-kahovskoyi-ges/" text:style-name="Internet_20_link" text:visited-style-name="Visited_20_Internet_20_Link">
informs</text:a>
Ministry of Reintegration.</text:p>
      <text:p text:style-name="P4">
Teams of psychosocial support experts, mobile crews of psychologists Igumanitarian response are ready to provide the Kherson at any time with low-psychological services.</text:p>
      <text:p text:style-name="P4">
Detailed information about the first psychological assistance provider, as well as assistance, the region, the contact person can be obtained by using the table <text:a xlink:type="simple" xlink:href="https://l.facebook.com/l.php" text:style-name="Internet_20_link" text:visited-style-name="Visited_20_Internet_20_Link">
reference</text:a>
. Вся надана інформація актуалізована й оновлюється.</text:p>
      <text:p text:style-name="P4">
News Source: <text:a xlink:type="simple" xlink:href="https://armyinform.com.ua/2023/06/13/kudy-zvertatysya-za-psyhologichnoyu-dopomogoyu-postrazhdalym-vid-pidryvu-kahovskoyi-ges/" text:style-name="Internet_20_link" text:visited-style-name="Visited_20_Internet_20_Link">
https://armyinform.com.ua/2023/06/13/kudy-zvertatysya-za-psyhologichnoyu-dopomogoyu-postrazhdalym-vid-pidryvu-kahovskoyi-ges/</text:a>
</text:p>
      <!--NEWS-->
      <text:h text:style-name="P10" text:outline-level="1">
<text:span text:style-name="T4">
30 settlements in Kherson and 31 remain flooded in the Nikolaev area - Denis Shmigal</text:span>
</text:h>
      <text:p text:style-name="P4">
Author: ['АРМІЯINFORM']</text:p>
      <text:p text:style-name="P4">
Time: 2023-06-13T90:00:00-04:00</text:p>
      <text:p text:style-name="P4">
Description: Naslіdok of Rosіyskiye for the Kakhovsky Ges Pidtopolini gets flooded 30 popu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thumb_204644_820_360_0_0_auto.jpg" text:style-name="Internet_20_link" text:visited-style-name="Visited_20_Internet_20_Link">
thumb_204644_820_360_0_0_auto.jpg</text:a>
']</text:p>
      <text:p text:style-name="P4">
Tags: ['STOPRUSSIA']</text:p>
      <text:p text:style-name="P4">
Category: News</text:p>
      <!--METADATA-->
      <text:p text:style-name="P4">
<draw:frame draw:style-name="fr1" draw:name="Image18" text:anchor-type="as-char" svg:width="6.9236in" svg:height="4.610104in" draw:z-index="0">
<draw:image xlink:href="../Images/AРМІЯINFORM/2023-06-13T90-00-00-04-00/thumb_204644_820_360_0_0_auto.jpg" xlink:type="simple" xlink:show="embed" xlink:actuate="onLoad" draw:mime-type="image/jpeg"/>
</draw:frame>
As a result of the Russian terrorist attack on the Kakhovskaya hydroelectric power station, 30 painting points in the Kherson region and 31 settlements in Mykolaiv are flooded, and at the same time there is a decrease in water level in the Dnieper. This <text:a xlink:type="simple" xlink:href="https://www.kmu.gov.ua/news/pidtoplenymy-zalyshaiutsia-30-naselenykh-punktiv-na-khersonshchyni-ta-31-na-mykolaivshchyni-premier-ministr" text:style-name="Internet_20_link" text:visited-style-name="Visited_20_Internet_20_Link">
noted</text:a>
Prime Minister Denis Schmigal while the government has reached the government on June 13.</text:p>
      <text:p text:style-name="P4">
“More than 3,700 people have already evacuated. Deep thanks to rescuers, doctors, police and volunteers who are selflessly and often under Russian units-help people, ”the Prime Minister said.</text:p>
      <text:p text:style-name="P4">
Denis Shmigal also expressed gratitude to the international partners who have already aged to the disaster. Within the framework of the EU civil protection mechanism, 13 countries provide assistance. According to him, it is about tens and hundreds of boats, rafts, motor pumps, generators, containers, tanks and water filters, and also many other things. The head of government, in particular, thanked for the already assistance of the United States, the United Kingdom, Japan, Canada and more.</text:p>
      <text:p text:style-name="P4">
News Source: <text:a xlink:type="simple" xlink:href="https://armyinform.com.ua/2023/06/13/pidtoplenymy-zalyshayutsya-30-naselenyh-punktiv-na-hersonshhyni-ta-31-na-mykolayivshhyni-denys-shmygal/" text:style-name="Internet_20_link" text:visited-style-name="Visited_20_Internet_20_Link">
https://armyinform.com.ua/2023/06/13/pidtoplenymy-zalyshayutsya-30-naselenyh-punktiv-na-hersonshhyni-ta-31-na-mykolayivshhyni-denys-shmygal/</text:a>
</text:p>
      <!--NEWS-->
      <text:h text:style-name="P10" text:outline-level="1">
<text:span text:style-name="T4">
Detained FSB agent who spied on the centers of preparation of the Armed Forces for counter -offensive</text:span>
</text:h>
      <text:p text:style-name="P4">
Author: ['АРМІЯINFORM']</text:p>
      <text:p text:style-name="P4">
Time: 2023-06-13T92:00:00-04:00</text:p>
      <text:p text:style-name="P4">
Description: At the Dnipropetrovskiy, the result of the counter -persons of the Vyshrimano Shchertimano of one Rosiysky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55cb9703-a33c-4e8a-92a1-7a70531d3d48.jpg" text:style-name="Internet_20_link" text:visited-style-name="Visited_20_Internet_20_Link">
55cb9703-a33c-4e8a-92a1-7a70531d3d48.jpg</text:a>
']</text:p>
      <text:p text:style-name="P4">
Tags: ['АГРЕСІЯ РФ', 'ВТОРГНЕННЯ РФ', 'КОЛАБОРАНТ', 'СБУ']</text:p>
      <text:p text:style-name="P4">
Category: News</text:p>
      <!--METADATA-->
      <text:p text:style-name="P4">
<draw:frame draw:style-name="fr1" draw:name="Image19" text:anchor-type="as-char" svg:width="6.9236in" svg:height="4.615733in" draw:z-index="0">
<draw:image xlink:href="../Images/AРМІЯINFORM/2023-06-13T92-00-00-04-00/55cb9703-a33c-4e8a-92a1-7a70531d3d48.jpg" xlink:type="simple" xlink:show="embed" xlink:actuate="onLoad" draw:mime-type="image/jpeg"/>
</draw:frame>
In Dnipropetrovsk, a single Russian agent was detained as a result of countertoing measures. He turned out to be a 42-year-old resident who was recruited by the Russian special service. The attacker is threatened with lifelong involvement.</text:p>
      <text:p text:style-name="P4">
About it <text:a xlink:type="simple" xlink:href="https://t.me/SBUkr/8641" text:style-name="Internet_20_link" text:visited-style-name="Visited_20_Internet_20_Link">
informs</text:a>
Security Service of Ukraine.</text:p>
      <text:p text:style-name="P4">
At the instruction of the FSB, he collected intelligence on the places of deployment of defense forces of the Dnieper, Kamiansky and Novomoskovsk. His main task was to find information about military landfills and training centers, where the preparation of the Armed Forces is being prepared.</text:p>
      <text:p text:style-name="P4">
The attacker tried to establish an indicative number of personnel of the Tavian technique of Ukrainian troops, which were preparing for the possible transfer of the front.</text:p>
      <text:p text:style-name="P4">
In order to fulfill the tasks of the FSB, the traitor independently went to the terrain and hidden observance at the places of defense forces.</text:p>
      <text:p text:style-name="P4">
For each task, the enemy associate received from his "curator" ZFSB a monetary "reward", which came to the bank card of the person involved.</text:p>
      <text:p text:style-name="P4">
Investigators of security services informed him of the suspicion of treason, committed by the conditions of martial law. He is now in custody.</text:p>
      <text:p text:style-name="P4">
News Source: <text:a xlink:type="simple" xlink:href="https://armyinform.com.ua/2023/06/13/zatrymano-agenta-fsb-yakyj-shpyguvav-za-czentramy-pidgotovky-zsu-do-kontrnastupu/" text:style-name="Internet_20_link" text:visited-style-name="Visited_20_Internet_20_Link">
https://armyinform.com.ua/2023/06/13/zatrymano-agenta-fsb-yakyj-shpyguvav-za-czentramy-pidgotovky-zsu-do-kontrnastupu/</text:a>
</text:p>
      <!--NEWS-->
      <text:h text:style-name="P10" text:outline-level="1">
<text:span text:style-name="T4">
Latvia has allocated 430 thousand euros to eliminate the effects of Kakhovskaya hydroelectric power station</text:span>
</text:h>
      <text:p text:style-name="P4">
Author: ['АРМІЯINFORM']</text:p>
      <text:p text:style-name="P4">
Time: 2023-06-13T93:00:00-04:00</text:p>
      <text:p text:style-name="P4">
Description: “Latvia to the Dodatkova Humanitarian I Duphoral in the Rosiri 430,000 єvro Ukrainian fo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30_360_1686128384-437.jpg" text:style-name="Internet_20_link" text:visited-style-name="Visited_20_Internet_20_Link">
630_360_1686128384-437.jpg</text:a>
']</text:p>
      <text:p text:style-name="P4">
Tags: ['STOPRUSSIA', 'КАХОВСЬКА ГЕС/ШТАБ INFO', 'ЛАТВІЯ']</text:p>
      <text:p text:style-name="P4">
Category: News</text:p>
      <!--METADATA-->
      <text:p text:style-name="P4">
<draw:frame draw:style-name="fr1" draw:name="Image20" text:anchor-type="as-char" svg:width="6.9236in" svg:height="3.956343in" draw:z-index="0">
<draw:image xlink:href="../Images/AРМІЯINFORM/2023-06-13T93-00-00-04-00/630_360_1686128384-437.jpg" xlink:type="simple" xlink:show="embed" xlink:actuate="onLoad" draw:mime-type="image/jpeg"/>
</draw:frame>
Illustrative photo</text:p>
      <text:p text:style-name="P4">
“Latvia will provide additional humanitarian aid in the amount of 430,000 euros to Ukrainian assistance to people affected by the Kakhovsk hydroelectric power station destroyed by Russia. Our support of Ukraine is steady, victory is the only road to peace, ”Latvia Presremier Krishianis Krinis in [Twitter] wrote.(https://twitter.com/krisjaniskarins).</text:p>
      <text:p text:style-name="P4">
News Source: <text:a xlink:type="simple" xlink:href="https://armyinform.com.ua/2023/06/13/latviya-vydilyla-na-likvidacziyu-naslidkiv-rujnuvannya-kahovskoyi-ges-430-tysyach-yevro/" text:style-name="Internet_20_link" text:visited-style-name="Visited_20_Internet_20_Link">
https://armyinform.com.ua/2023/06/13/latviya-vydilyla-na-likvidacziyu-naslidkiv-rujnuvannya-kahovskoyi-ges-430-tysyach-yevro/</text:a>
</text:p>
      <!--NEWS-->
      <text:h text:style-name="P10" text:outline-level="1">
<text:span text:style-name="T4">
NATO Allies Support for Ukraine changes the situation on the battlefield - Jens Stoltenberg</text:span>
</text:h>
      <text:p text:style-name="P4">
Author: ['Єгор Брайлян']</text:p>
      <text:p text:style-name="P4">
Time: 2023-06-13T94:00:00-04:00</text:p>
      <text:p text:style-name="P4">
Description: Having declared the secretary general of NATO єns Stoltenberg pіd, an hour voted in spials at once ... The war with Ukraine 2022, the war with Ukraine is th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30613-sg-biden_rdax_775x440p.jpg" text:style-name="Internet_20_link" text:visited-style-name="Visited_20_Internet_20_Link">
230613-sg-biden_rdax_775x440p.jpg</text:a>
']</text:p>
      <text:p text:style-name="P4">
Tags: ['ЄНС СТОЛТЕНБЕРГ', 'НАТО', 'УКРАЇНА – НАТО']</text:p>
      <text:p text:style-name="P4">
Category: News</text:p>
      <!--METADATA-->
      <text:p text:style-name="P4">
<draw:frame draw:style-name="fr1" draw:name="Image21" text:anchor-type="as-char" svg:width="6.9236in" svg:height="3.935897in" draw:z-index="0">
<draw:image xlink:href="../Images/AРМІЯINFORM/2023-06-13T94-00-00-04-00/230613-sg-biden_rdax_775x440p.jpg" xlink:type="simple" xlink:show="embed" xlink:actuate="onLoad" draw:mime-type="image/jpeg"/>
</draw:frame>
This was stated by NATO Secretary General Stoltenberg during the announcement of joint statements with US Secretary of State Anthony Blinken at the US State Department.</text:p>
      <text:p text:style-name="P4">
On June 12-13, a visit to Jes Stoltenberg to the United States was made, in which the leader of the novice Atlantic Alliance discussed in Washington the issue of the future summit in Vilnius.</text:p>
      <text:p text:style-name="P4">
NATO Secretary General has praised the support of allies on the Alliance to strengthen Ukraine's compliance in counteracting Russian aggression.</text:p>
      <text:p text:style-name="P4">
“I want to thank the United States and President Biden for everything you do to strengthen the transatlantic ties. And, of course, the support you perch Ukraine. European allies also contribute to Ukraine, tens of billions of economic and military support.</text:p>
      <text:p text:style-name="P4">
The support of NATO allies and partners is changing the situation on the battlefield as Ukrainian Ukrainians have launched an offensive. They move and conquer positions. We know that the more Ukrainians are ready to release the land, the stronger they will be during the negotiations. And it is more likely that President Putin will realize that he will never win the invading war on the battlefield, ”Yinstoltenberg stressed.</text:p>
      <text:p text:style-name="P4">
On February 24, 2022, the large -scale invasion of Russia into Ukraine replaced NATO on February 24, 2022. Alliance countries have begun to spend more on defense, strengthening security in the Euro -Atlantic region.</text:p>
      <text:p text:style-name="P4">
Even the share of 2% of GDP for defense, which was announced at the NATO summit in Walesiu in 2014 is not enough to effectively counteract modern threats, says Jens Stoltenberg. It was planned that by 2024 the countries would not spend a minimum of 2% on defense costs.</text:p>
      <text:p text:style-name="P4">
“We are preparing for the next NATO summit in Vilnius. There we will agree to increase and strengthen support for Ukraine, then strengthen our nuclear restraint and defense, which includes clearer obligations to increase defense costs.</text:p>
      <text:p text:style-name="P4">
I expect that the Alliance members agree that 2% of GDP should be a minimum and that the Mipovin is all investing in our defense and collective security, ”Yinstoltenberg summarized.</text:p>
      <text:p text:style-name="P4">
News Source: <text:a xlink:type="simple" xlink:href="https://armyinform.com.ua/2023/06/13/pidtrymka-soyuznykiv-po-nato-dlya-ukrayiny-zminyuye-sytuacziyu-na-poli-boyu-yens-stoltenberg/" text:style-name="Internet_20_link" text:visited-style-name="Visited_20_Internet_20_Link">
https://armyinform.com.ua/2023/06/13/pidtrymka-soyuznykiv-po-nato-dlya-ukrayiny-zminyuye-sytuacziyu-na-poli-boyu-yens-stoltenberg/</text:a>
</text:p>
      <!--NEWS-->
      <text:h text:style-name="P10" text:outline-level="1">
<text:span text:style-name="T4">
The Government has decided to overcome the consequences</text:span>
</text:h>
      <text:p text:style-name="P4">
Author: ['АРМІЯINFORM']</text:p>
      <text:p text:style-name="P4">
Time: 2023-06-13T98:00:00-04:00</text:p>
      <text:p text:style-name="P4">
Description: Syogodnі Kabmin praised the Rosarzhennya Schodo Podolannya Namylidkiv Situations, ... War with Ukraine 2022, War with Ukraine Latest News today, News War with Ukraine 2022 Last for Ukraine and Russia and when,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looding_in_kherson_after_the_destruction_of_the_kakhovka_dam_2023.jpg" text:style-name="Internet_20_link" text:visited-style-name="Visited_20_Internet_20_Link">
flooding_in_kherson_after_the_destruction_of_the_kakhovka_dam_2023.jpg</text:a>
']</text:p>
      <text:p text:style-name="P4">
Tags: ['STOPRUSSIA', 'ВТОРГНЕННЯ РФ']</text:p>
      <text:p text:style-name="P4">
Category: News</text:p>
      <!--METADATA-->
      <text:p text:style-name="P4">
<draw:frame draw:style-name="fr1" draw:name="Image22" text:anchor-type="as-char" svg:width="6.9236in" svg:height="3.894525in" draw:z-index="0">
<draw:image xlink:href="../Images/AРМІЯINFORM/2023-06-13T98-00-00-04-00/flooding_in_kherson_after_the_destruction_of_the_kakhovka_dam_2023.jpg" xlink:type="simple" xlink:show="embed" xlink:actuate="onLoad" draw:mime-type="image/jpeg"/>
</draw:frame>
Today, the Cabinet has approved an order to overcome the consequences of extraordinary confidence caused by the undermining of the Dams of the Kakhovka hydroelectric power station as a result of the armed aggression of the Russian Federation.</text:p>
      <text:p text:style-name="P4">
About it <text:a xlink:type="simple" xlink:href="https://t.me/minre_ua" text:style-name="Internet_20_link" text:visited-style-name="Visited_20_Internet_20_Link">
reports</text:a>
Ministry of Reintegration.</text:p>
      <text:p text:style-name="P4">
The document is recommended by Kherson OVA and other local authorities to organize work on the restoration of damaged buildings and to calculate the corresponding amounts of compensation. <text:span text:style-name="T4">
Namely:</text:span>
</text:p>
      <ul>
        <li>
carry out inspection of the territory, a complex of emergency rescue measures and demining; * organize the work of commissions for inspection of damaged buildings and structures in all communities of Kherson region with the involvement of a sufficient number of specialists; * The results of the inspection and calculation of the amount of compensation to the state register of property damaged and destroyed as a result of hostilities.</li>
      </ul>
      <text:p text:style-name="P4">
News Source: <text:a xlink:type="simple" xlink:href="https://armyinform.com.ua/2023/06/13/uryad-uhvalyv-rishennya-shhodo-podolannya-naslidkiv-pidryvu-kahovskoyi-ges/" text:style-name="Internet_20_link" text:visited-style-name="Visited_20_Internet_20_Link">
https://armyinform.com.ua/2023/06/13/uryad-uhvalyv-rishennya-shhodo-podolannya-naslidkiv-pidryvu-kahovskoyi-ges/</text:a>
</text:p>
      <!--NEWS-->
      <text:h text:style-name="P10" text:outline-level="1">
<text:span text:style-name="T4">
We have a very rigid duel: the Ministry of Defense told about nine days of the Armed Forces of the Armed Forces</text:span>
</text:h>
      <text:p text:style-name="P4">
Authors: Ukrinform (Person)</text:p>
      <text:p text:style-name="P4">
Publisher: Укринформ (Organization)</text:p>
      <text:p text:style-name="P4">
Published Time: 2023-06-14T-10:57:00+03:00</text:p>
      <text:p text:style-name="P4">
Modified Time: 2023-06-14T19:57:00+03:00</text:p>
      <text:p text:style-name="P4">
Description: Russian troops have tightly replaced the territories and increase the number of shelling at the front, trying to stop the Ukrainian offensive, but the Armed Forces are confidently moving. - Ukrinform.</text:p>
      <text:p text:style-name="P4">
Images: ['<text:a xlink:type="simple" xlink:href="https://static.ukrinform.com/photos/2023_06/thumb_files/630_360_1686291713-528.jpg" text:style-name="Internet_20_link" text:visited-style-name="Visited_20_Internet_20_Link">
630_360_16862...</text:a>
']</text:p>
      <text:p text:style-name="P4">
Tags: ['ЗСУ', 'Війна з Росією', 'Ганна Маляр']</text:p>
      <text:p text:style-name="P4">
Type: Article</text:p>
      <!--METADATA-->
      <text:p text:style-name="P4">
<draw:frame draw:style-name="fr1" draw:name="Image23" text:anchor-type="as-char" svg:width="6.9236in" svg:height="3.956343in" draw:z-index="0">
<draw:image xlink:href="../Images/yкринформ/2023-06-14T-10-57-00-03-00/630_360_1686291713-528.jpg" xlink:type="simple" xlink:show="embed" xlink:actuate="onLoad" draw:mime-type="image/jpeg"/>
</draw:frame>
Ruskivska tightly replaced the territories and increases the number of shelling of Nafroroti, trying to stop the Ukrainian offensive, but the Armed Forces are confident.</text:p>
      <text:p text:style-name="P4">
The Deputy Minister of Defense of Ukraine Anna Malyar said this on the air of the only news.</text:p>
      <text:p text:style-name="P4">
“For example, in the south, our troops are now faced with a continuous mining, so it is very difficult to move. This may be slow if I have cars, but it is confident. We are also faced with the fact that the enemy is actively examining the actors and drones of Kamikadze, trying to stop our offensive to disappear various damage, ”she said.</text:p>
      <text:p text:style-name="P4">
<text:span text:style-name="T4">
 Read also: </text:span>
 <text:a xlink:type="simple" xlink:href="https://www.ukrinform.ua/rubric-ato/3722963-malar-rozpovila-pro-komunikaciu-iz-zaluznim-ta-insimi-komandirami.html" text:style-name="Internet_20_link" text:visited-style-name="Visited_20_Internet_20_Link">
<text:span text:style-name="T4">
 Painter </text:span>
 Talked about communication with Zaluzhny and Other Commanders</text:a>
The painter said that on the front, as of now, Ukrainian troops are both in accordance with different directions.</text:p>
      <text:p text:style-name="P4">
“In fact, we have a very rigid duel when we also use our efforts as possible and the enemy concentrates as much effort as possible to stop this(Ukrainian - ed.)offensive. There is a very serious confrontation. The worm increases the number of shelling now -it causes more artillery, mortar, air strikes and thus tries to stop our offensive, ”the Deputy Minister said.</text:p>
      <text:p text:style-name="P4">
She informed that there were no advancedrf advanced in the past week and for two days this week.</text:p>
      <text:p text:style-name="P4">
<text:span text:style-name="T4">
 Read also: </text:span>
 <text:a xlink:type="simple" xlink:href="https://www.ukrinform.ua/rubric-ato/3722956-malar-poasnila-comu-ne-nazivautsa-tocni-cifri-vtrat-sil-oboroni.html" text:style-name="Internet_20_link" text:visited-style-name="Visited_20_Internet_20_Link">
<text:span text:style-name="T4">
 painter </text:span>
 explained why the exact figures are not called defense loss</text:a>
“That is, where the enemy tries to step down - say, the Bakhmut direction - and we try to advance. We are moving, they are not, because our troops are not given such an opportunity, ”the painter said.</text:p>
      <text:p text:style-name="P4">
According to the General Staff of the Armed Forces, Russian invaders concentrated basic efforts on Lyman, Bakhmut, Avdiivsky and Mariinsky Napryamki, and 39 combat clashes took place during the day, and fighting continued.</text:p>
      <text:p text:style-name="P4">
Photo: WM Blood</text:p>
      <text:p text:style-name="P4">
News Source: <text:a xlink:type="simple" xlink:href="https://www.ukrinform.ua/rubric-ato/3722967-maemo-duze-zorstkij-dvobij-u-minoboroni-rozpovili-pro-devat-dniv-nastupu-zsu.html" text:style-name="Internet_20_link" text:visited-style-name="Visited_20_Internet_20_Link">
https://www.ukrinform.ua/rubric-ato/3722967-maemo-duze-zorstkij-dvobij-u-minoboroni-rozpovili-pro-devat-dniv-nastupu-zsu.html</text:a>
</text:p>
      <!--NEWS-->
      <text:h text:style-name="P10" text:outline-level="1">
<text:span text:style-name="T4">
In the south, infectious hubs have been launched - they will also do quick cholera tests</text:span>
</text:h>
      <text:p text:style-name="P4">
Authors: Ukrinform (Person)</text:p>
      <text:p text:style-name="P4">
Publisher: Укринформ (Organization)</text:p>
      <text:p text:style-name="P4">
Published Time: 2023-06-14T-12:53:14+03:00</text:p>
      <text:p text:style-name="P4">
Modified Time: 2023-06-14T18:53:14+03:00</text:p>
      <text:p text:style-name="P4">
Description: In infectious hubs, patients with acute intestinal and other infectious diseases will be launched in the Nikolaev area, Kherson and Dnipropetrovsk. In these hospitals, additional infectious beds have already been deployed. - Ukrinform.</text:p>
      <text:p text:style-name="P4">
Images: ['<text:a xlink:type="simple" xlink:href="https://static.ukrinform.com/photos/2021_11/thumb_files/630_360_1636646602-117.jpg" text:style-name="Internet_20_link" text:visited-style-name="Visited_20_Internet_20_Link">
630_360_16366...</text:a>
']</text:p>
      <text:p text:style-name="P4">
Tags: ['Холера', 'МОЗ', 'Каховська ГЕС', 'Інфекційні хвороби']</text:p>
      <text:p text:style-name="P4">
Type: Article</text:p>
      <!--METADATA-->
      <text:p text:style-name="P4">
<draw:frame draw:style-name="fr1" draw:name="Image24" text:anchor-type="as-char" svg:width="6.9236in" svg:height="3.956343in" draw:z-index="0">
<draw:image xlink:href="../Images/yкринформ/2023-06-14T-12-53-14-03-00/630_360_1636646602-117.jpg" xlink:type="simple" xlink:show="embed" xlink:actuate="onLoad" draw:mime-type="image/jpeg"/>
</draw:frame>
Infectious hubs, patients with acute intestinal and other infectious diseases, have worked in Kherson, Kherson and Dnipropetrovsk. Additional infectious beds have already been deployed by the hospitals.</text:p>
      <text:p text:style-name="P4">
About it reports <text:a xlink:type="simple" xlink:href="https://moz.gov.ua/article/news/na-postrazhdalih-teritorijah-vidkrito-infekcijni-habi-jaki-zabezpecheni-shvidkimi-testami-dlja-diagnostiki-holeri-" text:style-name="Internet_20_link" text:visited-style-name="Visited_20_Internet_20_Link">
Ministry of Health</text:a>
, reports Ukrinform.</text:p>
      <text:p text:style-name="P4">
“Every patient with a severe course of acute <text:a xlink:type="simple" xlink:href="https://www.ukrinform.ua/tag-infekcijni-hvorobi" text:style-name="Internet_20_link" text:visited-style-name="Visited_20_Internet_20_Link">
intestinal infection</text:a>
Or disorder of the gastrointestinal tract is additionally examined for the detection of cholera pathogen. Currently, the massacre in Kherson, Mykolaiv region and Dnipropetrovsk are ready to accepts users with infectious diseases. They will function as infectious agents and are provided with the necessary drugs and agents for the rapid diagnosis of infectious diseases. There are currently no cases of cholera in Ukraine, ”said Deputy Minister, Chief State Sanitary Doctor Igor Kuzin.</text:p>
      <text:p text:style-name="P4">
In particular, the hospitals of Kherson and Mykolaiv region have already been provided with new drugs, including sets for diagnosis and treatment. These are fast tests for primary diagnostics and special storage and medical devices for treatment.</text:p>
      <text:p text:style-name="P4">
<text:span text:style-name="T4">
 Read also: </text:span>
 <text:a xlink:type="simple" xlink:href="https://www.ukrinform.ua/rubric-society/3722833-moz-perevirit-robotu-medlaboratorij-na-pivdni-sob-zapobigti-posirennu-infekcijnih-hvorob.html" text:style-name="Internet_20_link" text:visited-style-name="Visited_20_Internet_20_Link">
the Ministry of Health will check the work of the medium laboratory in the south to resist the spread of infectious diseases</text:a>
In addition, the government approved <text:a xlink:type="simple" xlink:href="https://www.kmu.gov.ua/npas/pro-vnesennia-zminy-do-poriadku-realizatsii-prohramy-derzhavnykh-harantii-medychnoho-obsluhovuvannia-naselennia-u-2023-rotsi-i130623-594" text:style-name="Internet_20_link" text:visited-style-name="Visited_20_Internet_20_Link">
the decree</text:a>
, which twice the cost of the package "The readiness of the healthcare facility for providing meredic care in emergency situations" for part of the medical facilities of the scenttoria of Kherson, Mykolaiv and Dnipropetrovsk regions. CAPITATION will allow hospitals to form a greater supply of "medical basket" needed to respond to potential outbreaks of infectious diseases of drinking areas.The Ministry of Health reminded that the monitoring of the circulation of the cholera pathogen in the environment and the acute intestinal infections begins every year from June 1, they stay to September. Currently, as a result of the destruction of the Kakhovka hydroelectric power station, monitoring control is additionally strengthened.</text:p>
      <text:p text:style-name="P4">
<text:span text:style-name="T4">
 Read also: </text:span>
 <text:a xlink:type="simple" xlink:href="https://www.ukrinform.ua/rubric-regions/3722378-holeri-u-pivdennih-regionah-ne-viavili-na-odesini-zafiksuvali-rotavirus-moz.html" text:style-name="Internet_20_link" text:visited-style-name="Visited_20_Internet_20_Link">
<text:span text:style-name="T4">
 cholel </text:span>
 And in the southern regions did not find, rotavirus - MOH was fixed on the Odessa region</text:a>
Given the wide flooding zone and inconsistency with the standards of surface water with microbiological indicators, it is critically important not to use the individual wells in the territories released from the flood. The use of water from such sources is possible only after checking by experts who after monitoring water and soil will disinfect the wells in the areas that have undergone flooding.</text:p>
      <text:p text:style-name="P4">
As it was reported, in the territory of the areas that have undergone flooding, enhanced -epidemiological supervision. In Odessa, Mykolaiv and Kherson regions, 38 points of monitoring of water of surface reservoirs were formed(river and marine)along the river and the sea coast. According to the results of the studies, water, which is centrally supplied or is brought to the population, as well asbutted water complies with state sanitary rules and norms and is eager for consumption.</text:p>
      <text:p text:style-name="P4">
Photo illustrative</text:p>
      <text:p text:style-name="P4">
News Source: <text:a xlink:type="simple" xlink:href="https://www.ukrinform.ua/rubric-regions/3722935-na-pivdni-rozgornuli-infekcijni-habi-robitimut-j-svidki-testi-na-holeru.html" text:style-name="Internet_20_link" text:visited-style-name="Visited_20_Internet_20_Link">
https://www.ukrinform.ua/rubric-regions/3722935-na-pivdni-rozgornuli-infekcijni-habi-robitimut-j-svidki-testi-na-holeru.html</text:a>
</text:p>
      <!--NEWS-->
      <text:h text:style-name="P10" text:outline-level="1">
<text:span text:style-name="T4">
Expert: Deposit on the Implementation of the Law on Education</text:span>
</text:h>
      <text:p text:style-name="P4">
Authors: Ukrinform (Person)</text:p>
      <text:p text:style-name="P4">
Publisher: Укринформ (Organization)</text:p>
      <text:p text:style-name="P4">
Published Time: 2023-06-14T-13:52:59+03:00</text:p>
      <text:p text:style-name="P4">
Modified Time: 2023-06-14T18:52:59+03:00</text:p>
      <text:p text:style-name="P4">
Description: The postponement of the implementation of the Law on Education is the preparation of the Ukrainian negotiation position for the Vilnius Summit. - Ukrinform.</text:p>
      <text:p text:style-name="P4">
Images: ['<text:a xlink:type="simple" xlink:href="https://static.ukrinform.com/photos/2017_04/thumb_files/630_360_1491814440-9668.jpg" text:style-name="Internet_20_link" text:visited-style-name="Visited_20_Internet_20_Link">
630_360_14918...</text:a>
']</text:p>
      <text:p text:style-name="P4">
Tags: ['Освіта', 'Угорщина', 'Закон']</text:p>
      <text:p text:style-name="P4">
Type: Article</text:p>
      <!--METADATA-->
      <text:p text:style-name="P4">
<draw:frame draw:style-name="fr1" draw:name="Image25" text:anchor-type="as-char" svg:width="6.9236in" svg:height="3.956343in" draw:z-index="0">
<draw:image xlink:href="../Images/yкринформ/2023-06-14T-13-52-59-03-00/630_360_1491814440-9668.jpg" xlink:type="simple" xlink:show="embed" xlink:actuate="onLoad" draw:mime-type="image/jpeg"/>
</draw:frame>
The postponement of the implementation of the Law on Education is the preparation of the Ukrainian interpretation for the Vilnius Summit.</text:p>
      <text:p text:style-name="P4">
About it in <text:a xlink:type="simple" xlink:href="https://www.ukrinform.ua/rubric-world/3722804-dmitro-tuzanskij-analitik-direktor-institutu-centralnoevropejskoi-strategii.html" text:style-name="Internet_20_link" text:visited-style-name="Visited_20_Internet_20_Link">
interview Ukrinform</text:a>
Dmitry Tuzhansky, Director of the Institute Central European Strategy, Analyst, Analyst, Expert on Hungarian Question.</text:p>
      <text:p text:style-name="P4">
"The bill was registered at the end of May and it is very important to see who did: Arshamia and Kornienko among the authors, that is, this law is a clear political step, agreed at the highest level. It was ashamed, it was also done in Hungary as well, "Tuzhansky said.</text:p>
      <text:p text:style-name="P4">
*!(https://www.ukrinform.ua/rubric-polytics/3686435-ugorsina-planue-i-dali-blokuvati-ruh-ukraini-do-es-cerez-zakon-pro-osvitu.html)According to the analyst, this is needed, in particular, in order to remove for Hungary the reason to block our important initiatives.</text:p>
      <text:p text:style-name="P4">
"This is a smart, right step in this situation. It usually does not solve problems, it is simply a postponement. I do not see any reaction of officials in Hungary to this law," he said.</text:p>
      <text:p text:style-name="P4">
"Another thing is that the blocking of Hungary in the EU and NATO is not only the issue of the Hungarian national minority in Transcarpathia. Ukrainian -Hungarian relations are catastrophic already. And this is just an excuse for Hungary to block, play, do well to the Russians - let The opinion of Hungary on Sweden is also thought, because Sweden has no Hungarian minority, " - emphasizes Tuzhansky.</text:p>
      <text:p text:style-name="P4">
<text:span text:style-name="T4">
 Read also: </text:span>
 <text:a xlink:type="simple" xlink:href="https://www.ukrinform.ua/rubric-world/3722804-dmitro-tuzanskij-analitik-direktor-institutu-centralnoevropejskoi-strategii.html" text:style-name="Internet_20_link" text:visited-style-name="Visited_20_Internet_20_Link">
Dmitry Tuzhansky, analyst, director of the Institute Central European Strategy</text:a>
Therefore, he believes that this decision of the Ukrainian side on the law on education will not strongly affect Budapest's policy.Earlier it was reported that Hungary has blocked Ukraine's allocation of the seventh tranche of 500 million euros from the European Peace Fund, which is directed by the Naugian assistance.</text:p>
      <text:p text:style-name="P4">
NATO Vilnius Summit is 2023-the future NATO summit, which is to take place on 11-12 2023 in Vilnius, the capital of Lithuania.</text:p>
      <text:p text:style-name="P4">
News Source: <text:a xlink:type="simple" xlink:href="https://www.ukrinform.ua/rubric-society/3722934-ekspert-vidkladenna-implementacii-zakonu-pro-osvitu-ce-pidgotovka-do-vilnuskogo-samitu.html" text:style-name="Internet_20_link" text:visited-style-name="Visited_20_Internet_20_Link">
https://www.ukrinform.ua/rubric-society/3722934-ekspert-vidkladenna-implementacii-zakonu-pro-osvitu-ce-pidgotovka-do-vilnuskogo-samitu.html</text:a>
</text:p>
      <!--NEWS-->
      <text:h text:style-name="P10" text:outline-level="1">
<text:span text:style-name="T4">
Blinken on Sunday plans to visit China</text:span>
</text:h>
      <text:p text:style-name="P4">
Authors: Ukrinform (Person)</text:p>
      <text:p text:style-name="P4">
Publisher: Укринформ (Organization)</text:p>
      <text:p text:style-name="P4">
Published Time: 2023-06-14T-16:41:00+03:00</text:p>
      <text:p text:style-name="P4">
Modified Time: 2023-06-14T16:41:00+03:00</text:p>
      <text:p text:style-name="P4">
Description: State Secretary of the United States Anthony Blinken, according to the agreements between Beijing and Washington, will visit China on June 18-19. - Ukrinform.</text:p>
      <text:p text:style-name="P4">
Images: ['<text:a xlink:type="simple" xlink:href="https://static.ukrinform.com/photos/2022_10/thumb_files/630_360_1666808912-523.jpg" text:style-name="Internet_20_link" text:visited-style-name="Visited_20_Internet_20_Link">
630_360_16668...</text:a>
']</text:p>
      <text:p text:style-name="P4">
Tags: ['Китай', 'США', 'Візит', 'Блінкен']</text:p>
      <text:p text:style-name="P4">
Type: Article</text:p>
      <!--METADATA-->
      <text:p text:style-name="P4">
<draw:frame draw:style-name="fr1" draw:name="Image26" text:anchor-type="as-char" svg:width="6.9236in" svg:height="3.956343in" draw:z-index="0">
<draw:image xlink:href="../Images/yкринформ/2023-06-14T-16-41-00-03-00/630_360_1666808912-523.jpg" xlink:type="simple" xlink:show="embed" xlink:actuate="onLoad" draw:mime-type="image/jpeg"/>
</draw:frame>
The Secretary of the United States, Anthony Blinken, according to the agreements of the interior and Washington, will visit China on June 18-19.</text:p>
      <text:p text:style-name="P4">
According to Ukrinform, with reference to the spokesman of the Ministry of Foreign Affairs of the China Vanbin reports <text:a xlink:type="simple" xlink:href="https://english.news.cn/20230614/277c7b532bec4393b82057bd2492026e/c.html" text:style-name="Internet_20_link" text:visited-style-name="Visited_20_Internet_20_Link">
Xinhua</text:a>
.</text:p>
      <text:p text:style-name="P4">
The Chinese side does not inform any details of the visit of the American Wadiplode, in particular, about the planned negotiations with Chinese heads.</text:p>
      <text:p text:style-name="P4">
At the same time, in the message of the State Department Prescretic <text:a xlink:type="simple" xlink:href="https://www.ukrinform.ua/tag-ssa" text:style-name="Internet_20_link" text:visited-style-name="Visited_20_Internet_20_Link">
USA</text:a>
Matthew Miller says that Linkenken on June 16-21 will travel to Beijing and London.</text:p>
      <text:p text:style-name="P4">
"Being in Beijing, the Secretary of State Blinken will meet with high -ranking officials and discuss the importance of maintaining open communication lines for responsible management of US and PRC relations," the statement said.</text:p>
      <text:p text:style-name="P4">
<text:span text:style-name="T4">
 Read also: </text:span>
 [<text:span text:style-name="T4">
 Blinken </text:span>
 announced a powerful package(https://www.ukrinform.ua/rubric-polytics/3722011-blinken-anonsuvav-potuznij-paket-politicnoi-i-prakticnoi-pidtrimki-ukraini-na-samiti-nato.html)Blinken will also raise bilateral issues that are concerned, global and regional agenda, as well as discussing the potential cooperation on common transnational problems.</text:p>
      <text:p text:style-name="P4">
The trip of the US Secretary of State to China was planned even in February, but the postsement of a Chinese balloon-spy over the United States has canceled it.</text:p>
      <text:p text:style-name="P4">
As reported by Ukrinform, the Minister of Foreign Affairs of the PRC Price Gan <text:a xlink:type="simple" xlink:href="https://www.ukrinform.ua/rubric-world/3722776-pekin-zasterigae-vasington-vid-vtrucanna-u-spravi-kitau.html" text:style-name="Internet_20_link" text:visited-style-name="Visited_20_Internet_20_Link">
today during a telephone conversation</text:a>
With US Secretary of State Blinken, the United States said that the United States should respect China's position on the place and stop interfering with the internal affairs of the PRC.</text:p>
      <text:p text:style-name="P4">
News Source: <text:a xlink:type="simple" xlink:href="https://www.ukrinform.ua/rubric-world/3722865-blinken-u-nedilu-planue-vidvidati-kitaj.html" text:style-name="Internet_20_link" text:visited-style-name="Visited_20_Internet_20_Link">
https://www.ukrinform.ua/rubric-world/3722865-blinken-u-nedilu-planue-vidvidati-kitaj.html</text:a>
</text:p>
      <!--NEWS-->
      <text:h text:style-name="P10" text:outline-level="1">
<text:span text:style-name="T4">
More than a million inhabitants of Dnipropetrovsk can be left without water</text:span>
</text:h>
      <text:p text:style-name="P4">
Authors: Ukrinform (Person)</text:p>
      <text:p text:style-name="P4">
Publisher: Укринформ (Organization)</text:p>
      <text:p text:style-name="P4">
Published Time: 2023-06-14T-17:29:00+03:00</text:p>
      <text:p text:style-name="P4">
Modified Time: 2023-06-14T16:29:00+03:00</text:p>
      <text:p text:style-name="P4">
Description: In the Nikopol and Kryvyi Rih districts, which have been nourished mostly from the Kakhovka reservoir, more than one million people can remain without water - both local residents and forced displaced persons. - Ukrinform.</text:p>
      <text:p text:style-name="P4">
Images: ['<text:a xlink:type="simple" xlink:href="https://static.ukrinform.com/photos/2023_06/thumb_files/630_360_1686382724-910.jpg" text:style-name="Internet_20_link" text:visited-style-name="Visited_20_Internet_20_Link">
630_360_16863...</text:a>
', '<text:a xlink:type="simple" xlink:href="https://static.ukrinform.com/photos/2023_06/1686748939-197.jpg" text:style-name="Internet_20_link" text:visited-style-name="Visited_20_Internet_20_Link">
1686748939-19...</text:a>
']</text:p>
      <text:p text:style-name="P4">
Tags: ['Дніпропетровщина', 'Вода', 'Каховське водосховище']</text:p>
      <text:p text:style-name="P4">
Type: Article</text:p>
      <!--METADATA-->
      <text:p text:style-name="P4">
<draw:frame draw:style-name="fr1" draw:name="Image27" text:anchor-type="as-char" svg:width="6.9236in" svg:height="3.956343in" draw:z-index="0">
<draw:image xlink:href="../Images/yкринформ/2023-06-14T-17-29-00-03-00/630_360_1686382724-910.jpg" xlink:type="simple" xlink:show="embed" xlink:actuate="onLoad" draw:mime-type="image/jpeg"/>
</draw:frame>
For the most part, the Unikopol and Kryvyi Rih districts, which have been powered by the Kakhovsky Drug, can be left without water - both local and forced displaced persons.</text:p>
      <text:p text:style-name="P4">
Mykola Lukashuk said this at a briefing at the Media Center Ukraine - Ukrinform.</text:p>
      <text:p text:style-name="P4">
"Nikopol district is 280 thousand people, plus 40 thousand internally moved. After a terrorist act with a crash ... So it was thousands of 850-900 people we counted as of today(in the Kryvyi Rih district - ed.). Тобто більше мільйона людей внаслідокцього терористичного акту можуть залишитися без води", - сказав Лукашук.</text:p>
      <text:p text:style-name="P4">
<draw:frame draw:style-name="fr1" draw:name="Image28" text:anchor-type="as-char" svg:width="6.9236in" svg:height="4.570858in" draw:z-index="0">
<draw:image xlink:href="../Images/yкринформ/2023-06-14T-17-29-00-03-00/1686748939-197.jpg" xlink:type="simple" xlink:show="embed" xlink:actuate="onLoad" draw:mime-type="image/jpeg"/>
</draw:frame>
As of today, he stressed, in Dnipropetrovsk without central water supply has already remained 300 thousand people. For the provision of the region, the government allocated UAH 159.7 million.</text:p>
      <text:p text:style-name="P4">
According to the head of the regional council, in the Nikopol district, where water supply was almost due to the Kakhovka reservoir, the situation is more difficult. It is more difficult in its largest cities - Nikopol, manganese and cover - organized 20-30 points of extraction of drinking water, in addition. water](https://www.ukrinform.ua/tag-voda)different types of transport, including rail.</text:p>
      <text:p text:style-name="P4">
<text:span text:style-name="T4">
 Read also: </text:span>
 <text:a xlink:type="simple" xlink:href="https://www.ukrinform.ua/rubric-polytics/3722786-dopomogu-ukraini-pisla-pidrivu-kahovskoi-ges-zaproponuvali-16-krain-evrosouzu.html" text:style-name="Internet_20_link" text:visited-style-name="Visited_20_Internet_20_Link">
Assistance to Ukraine after the Kakhovskaya Hesear was reported by 16 EU countries</text:a>
In the Kryvyi Rih district, the situation is more stable. The city is 30% provided by a more reservoir, karachun, and water for economical use can be enough for one and a half months.The Ministry of Community Development, Territories and Infrastructure will allocate UAH 1.5 milliors from the Fund for Elimination of Armed Aggression for Construction of Amagistral Water Water pipelines in the south of Ukraine.</text:p>
      <text:p text:style-name="P4">
News Source: <text:a xlink:type="simple" xlink:href="https://www.ukrinform.ua/rubric-regions/3722855-ponad-miljon-ziteliv-dnipropetrovsini-mozut-zalisitisa-bez-vodi.html" text:style-name="Internet_20_link" text:visited-style-name="Visited_20_Internet_20_Link">
https://www.ukrinform.ua/rubric-regions/3722855-ponad-miljon-ziteliv-dnipropetrovsini-mozut-zalisitisa-bez-vodi.html</text:a>
</text:p>
      <!--NEWS-->
      <text:h text:style-name="P10" text:outline-level="1">
<text:span text:style-name="T4">
Ukraine's male national team won Belgium in Golden Euroliz from Volleyball</text:span>
</text:h>
      <text:p text:style-name="P4">
Authors: Ukrinform (Person)</text:p>
      <text:p text:style-name="P4">
Publisher: Укринформ (Organization)</text:p>
      <text:p text:style-name="P4">
Published Time: 2023-06-14T-1:46:11+03:00</text:p>
      <text:p text:style-name="P4">
Modified Time: 2023-06-14T21:46:11+03:00</text:p>
      <text:p text:style-name="P4">
Description: Ukrainians head the group. - Ukrinform.</text:p>
      <text:p text:style-name="P4">
Images: ['<text:a xlink:type="simple" xlink:href="https://static.ukrinform.com/photos/2023_06/thumb_files/630_360_1686768305-275.jpeg" text:style-name="Internet_20_link" text:visited-style-name="Visited_20_Internet_20_Link">
630_360_16867...</text:a>
']</text:p>
      <text:p text:style-name="P4">
Tags: ['Євроліга', 'Волейбол']</text:p>
      <text:p text:style-name="P4">
Type: Article</text:p>
      <!--METADATA-->
      <text:p text:style-name="P4">
<draw:frame draw:style-name="fr1" draw:name="Image29" text:anchor-type="as-char" svg:width="6.9236in" svg:height="3.956343in" draw:z-index="0">
<draw:image xlink:href="../Images/yкринформ/2023-06-14T-1-46-11-03-00/630_360_1686768305-275.jpeg" xlink:type="simple" xlink:show="embed" xlink:actuate="onLoad" draw:mime-type="image/jpeg"/>
</draw:frame>
The Ukrainian is a group.</text:p>
      <text:p text:style-name="P4">
Ukraine's men's volleyball team beat Belgium in the fifth round of the Golden European Group-Tape 20123, Ukrinform reports.</text:p>
      <text:p text:style-name="P4">
Blue and yellow was confidently won in three sets-25:21, 25:14 and 25:13.</text:p>
      <text:p text:style-name="P4">
The Ukrainian team won the fifth victory in a row in the group stage of the tournament.</text:p>
      <text:p text:style-name="P4">
We will remind, the men's national team of Ukraine reached the finals of the four -gold European afternoon after the victory over Croatia in the last round.</text:p>
      <text:p text:style-name="P4">
Also in the previous matches of the Golden Eurolege-2023, Ugis Krastinshashazla Victory over Northern Macedonia, Croatia and Belgium.</text:p>
      <text:p text:style-name="P4">
<text:span text:style-name="T4">
 Read also: </text:span>
 <text:a xlink:type="simple" xlink:href="https://www.ukrinform.ua/rubric-sports/3722973-zinoca-zbirna-ukraini-peremogla-franciu-v-zolotij-evrolizi-z-volejbolu.html" text:style-name="Internet_20_link" text:visited-style-name="Visited_20_Internet_20_Link">
Ukraine women's national team won France in goldenurosis with <text:span text:style-name="T4">
 volleyball </text:span>
 U</text:a>
In the next match, the Ukrainian national team will play with Northern Macedonia on June 18.</text:p>
      <text:p text:style-name="P4">
Photo: cev.eu</text:p>
      <text:p text:style-name="P4">
News Source: <text:a xlink:type="simple" xlink:href="https://www.ukrinform.ua/rubric-sports/3723000-colovica-zbirna-ukraini-peremogla-belgiu-v-zolotij-evrolizi-z-volejbolu.html" text:style-name="Internet_20_link" text:visited-style-name="Visited_20_Internet_20_Link">
https://www.ukrinform.ua/rubric-sports/3723000-colovica-zbirna-ukraini-peremogla-belgiu-v-zolotij-evrolizi-z-volejbolu.html</text:a>
</text:p>
      <!--NEWS-->
      <text:h text:style-name="P10" text:outline-level="1">
<text:span text:style-name="T4">
In Israel presented the first of a hypersonic interception system</text:span>
</text:h>
      <text:p text:style-name="P4">
Authors: Ukrinform (Person)</text:p>
      <text:p text:style-name="P4">
Publisher: Укринформ (Organization)</text:p>
      <text:p text:style-name="P4">
Published Time: 2023-06-14T-2:40:00+03:00</text:p>
      <text:p text:style-name="P4">
Modified Time: 2023-06-14T21:40:00+03:00</text:p>
      <text:p text:style-name="P4">
Description: The Israeli defense contractor Rafael announced the development of the first hypersonic interception system. - Ukrinform.</text:p>
      <text:p text:style-name="P4">
Images: ['<text:a xlink:type="simple" xlink:href="https://static.ukrinform.com/photos/2023_06/thumb_files/630_360_1686768006-140.jpg" text:style-name="Internet_20_link" text:visited-style-name="Visited_20_Internet_20_Link">
630_360_16867...</text:a>
']</text:p>
      <text:p text:style-name="P4">
Tags: ['Ізраїль', 'Перехоплення', 'Ракета', 'ППО']</text:p>
      <text:p text:style-name="P4">
Type: Article</text:p>
      <!--METADATA-->
      <text:p text:style-name="P4">
<draw:frame draw:style-name="fr1" draw:name="Image30" text:anchor-type="as-char" svg:width="6.9236in" svg:height="3.956343in" draw:z-index="0">
<draw:image xlink:href="../Images/yкринформ/2023-06-14T-2-40-00-03-00/630_360_1686768006-140.jpg" xlink:type="simple" xlink:show="embed" xlink:actuate="onLoad" draw:mime-type="image/jpeg"/>
</draw:frame>
The Israeli defense contractor Rafael announced the development of the first hypersonic interception system in its own way.</text:p>
      <text:p text:style-name="P4">
According to Ukrinform, it reports <text:a xlink:type="simple" xlink:href="https://www.timesofisrael.com/defense-tech-firm-rafael-creates-first-ever-hypersonic-interceptor/" text:style-name="Internet_20_link" text:visited-style-name="Visited_20_Internet_20_Link">
The Times of Israel</text:a>
.</text:p>
      <text:p text:style-name="P4">
According to the company, the Sky Sonic interceptor, which has been being developed for three years, will be shown at the Paris Air Force next week.</text:p>
      <text:p text:style-name="P4">
RAFAEL representatives said the company only recently received the defense ministry to demonstrate this system.</text:p>
      <text:p text:style-name="P4">
<text:span text:style-name="T4">
 Read also: </text:span>
 <text:a xlink:type="simple" xlink:href="https://www.ukrinform.ua/rubric-ato/3722155-ukraina-posilue-virobnictvo-udarnih-bezpilotnikiv-ignat.html" text:style-name="Internet_20_link" text:visited-style-name="Visited_20_Internet_20_Link">
Ukraine enhances the production of percussion drones - <text:span text:style-name="T4">
 Ignati </text:span>
</text:a>
Sky Sonic "is a big technological jump in hypersonic prototype defense," the company said.</text:p>
      <text:p text:style-name="P4">
The company could not name the deadlines when the rocket would be ready for use, but reported that the first test flights would take place in the near future.</text:p>
      <text:p text:style-name="P4">
Rafael is considered one of the main military contractors <text:a xlink:type="simple" xlink:href="https://www.ukrinform.ua/tag-izrail" text:style-name="Internet_20_link" text:visited-style-name="Visited_20_Internet_20_Link">
Israel</text:a>
, which helps to develop some of the country's weapons, including the Air Defense System of the Iron Dome and the SPIKE accurate rocket.</text:p>
      <text:p text:style-name="P4">
<text:span text:style-name="T4">
 Read also: </text:span>
 <text:a xlink:type="simple" xlink:href="https://www.ukrinform.ua/rubric-technology/3718946-iran-predstaviv-svou-persu-giperzvukovu-balisticnu-raketu.html" text:style-name="Internet_20_link" text:visited-style-name="Visited_20_Internet_20_Link">
Iran presented its first <text:span text:style-name="T4">
 hypersonic </text:span>
 ballistic pump</text:a>
Currently, the company is also developing a powerful laser Iron Non(Iron Beam), called the potential "change in the rules of the game" in the fighting rocket attacks.</text:p>
      <text:p text:style-name="P4">
According to Ukrinform, in Iran, the Official Ceremony presented the latest-in-law missile "Horremshshr-4" or "Heibar".</text:p>
      <text:p text:style-name="P4">
<text:span text:style-name="T5">
Foto: rafael</text:span>
</text:p>
      <text:p text:style-name="P4">
News Source: <text:a xlink:type="simple" xlink:href="https://www.ukrinform.ua/rubric-technology/3722998-v-izraili-predstavili-persu-u-svoemu-rodi-sistemu-giperzvukovogo-perehoplenna.html" text:style-name="Internet_20_link" text:visited-style-name="Visited_20_Internet_20_Link">
https://www.ukrinform.ua/rubric-technology/3722998-v-izraili-predstavili-persu-u-svoemu-rodi-sistemu-giperzvukovogo-perehoplenna.html</text:a>
</text:p>
      <!--NEWS-->
      <text:h text:style-name="P10" text:outline-level="1">
<text:span text:style-name="T4">
Russian hackers attacked public sites</text:span>
</text:h>
      <text:p text:style-name="P4">
Authors: Ukrinform (Person)</text:p>
      <text:p text:style-name="P4">
Publisher: Укринформ (Organization)</text:p>
      <text:p text:style-name="P4">
Published Time: 2023-06-14T-3:32:00+03:00</text:p>
      <text:p text:style-name="P4">
Modified Time: 2023-06-14T21:32:00+03:00</text:p>
      <text:p text:style-name="P4">
Description: Public sites have suffered a hacker attack, and hackers from the Russian group "Sunphen" took responsibility for this. - Ukrinform.</text:p>
      <text:p text:style-name="P4">
Images: ['<text:a xlink:type="simple" xlink:href="https://static.ukrinform.com/photos/2019_12/thumb_files/630_360_1575637264-429.jpg" text:style-name="Internet_20_link" text:visited-style-name="Visited_20_Internet_20_Link">
630_360_15756...</text:a>
']</text:p>
      <text:p text:style-name="P4">
Tags: ['Кібератака', 'Суспільне мовлення', 'Хакери']</text:p>
      <text:p text:style-name="P4">
Type: Article</text:p>
      <!--METADATA-->
      <text:p text:style-name="P4">
<draw:frame draw:style-name="fr1" draw:name="Image31" text:anchor-type="as-char" svg:width="6.9236in" svg:height="3.956343in" draw:z-index="0">
<draw:image xlink:href="../Images/yкринформ/2023-06-14T-3-32-00-03-00/630_360_1575637264-429.jpg" xlink:type="simple" xlink:show="embed" xlink:actuate="onLoad" draw:mime-type="image/jpeg"/>
</draw:frame>
The sites of the social attack were attracted, responsibility for this was taken by the Russian group "Sunphen".</text:p>
      <text:p text:style-name="P4">
According to Ukrinform, this has reported <text:a xlink:type="simple" xlink:href="https://suspilne.media/amp/507837-hakeri-atakuvali-sajti-suspilnogo/" text:style-name="Internet_20_link" text:visited-style-name="Visited_20_Internet_20_Link">
public</text:a>
.</text:p>
      <text:p text:style-name="P4">
"Частина наших сайтів тимчасово не працює. Ми вирішуємо проблему. Водночас усіплатформи Суспільне Новини, зокрема сайт suspilne.media, працюютьбезперебійно", — ідеться у повідомленні.</text:p>
      <text:p text:style-name="P4">
<text:span text:style-name="T4">
Читайте також:</text:span>
 <text:a xlink:type="simple" xlink:href="https://www.ukrinform.ua/rubric-technology/3722731-prorosijski-hakeri-atakuvali-sajt-najbilsogo-v-evropi-portu-rotterdama.html" text:style-name="Internet_20_link" text:visited-style-name="Visited_20_Internet_20_Link">
 Проросійські <text:span text:style-name="T4">
хакер</text:span>
 и атакували сайт найбільшого вЄвропі порту Роттердама </text:a>
According to Ukrinform, in the State Secretariat, it was noted that in the cyberspace there is the same tactic as in the conventional battlefield - trying to attach civilian infrastructure.</text:p>
      <text:p text:style-name="P4">
News Source: <text:a xlink:type="simple" xlink:href="https://www.ukrinform.ua/rubric-society/3722997-rosijski-hakeri-atakuvali-sajti-suspilnogo.html" text:style-name="Internet_20_link" text:visited-style-name="Visited_20_Internet_20_Link">
https://www.ukrinform.ua/rubric-society/3722997-rosijski-hakeri-atakuvali-sajti-suspilnogo.html</text:a>
</text:p>
      <!--NEWS-->
      <text:h text:style-name="P10" text:outline-level="1">
<text:span text:style-name="T4">
In Latvia, the memory of the victims of the Soviet deportation of 1941 was honored</text:span>
</text:h>
      <text:p text:style-name="P4">
Authors: Ukrinform (Person)</text:p>
      <text:p text:style-name="P4">
Publisher: Укринформ (Organization)</text:p>
      <text:p text:style-name="P4">
Published Time: 2023-06-14T-4:25:00+03:00</text:p>
      <text:p text:style-name="P4">
Modified Time: 2023-06-14T21:25:00+03:00</text:p>
      <text:p text:style-name="P4">
Description: On Wednesday, June 14, on the Day of Remembrance of Victims of Communist Terror, there are events in Latvia, which will commemorate the victims of deportations of 1941. Among others, representatives of the Ukrainian diaspora take part in them. - Ukrinform.</text:p>
      <text:p text:style-name="P4">
Images: ['<text:a xlink:type="simple" xlink:href="https://static.ukrinform.com/photos/2023_06/thumb_files/630_360_1686767046-220.png" text:style-name="Internet_20_link" text:visited-style-name="Visited_20_Internet_20_Link">
630_360_16867...</text:a>
', '<text:a xlink:type="simple" xlink:href="https://static.ukrinform.com/photos/2023_06/1686767063-948.png" text:style-name="Internet_20_link" text:visited-style-name="Visited_20_Internet_20_Link">
1686767063-94...</text:a>
', '<text:a xlink:type="simple" xlink:href="https://static.ukrinform.com/photos/2023_06/1686767081-921.png" text:style-name="Internet_20_link" text:visited-style-name="Visited_20_Internet_20_Link">
1686767081-92...</text:a>
', '<text:a xlink:type="simple" xlink:href="https://static.ukrinform.com/photos/2023_06/1686767101-145.png" text:style-name="Internet_20_link" text:visited-style-name="Visited_20_Internet_20_Link">
1686767101-14...</text:a>
']</text:p>
      <text:p text:style-name="P4">
Tags: ['Депортація', 'Діаспора', 'Латвія', 'Комуністична партія']</text:p>
      <text:p text:style-name="P4">
Type: Article</text:p>
      <!--METADATA-->
      <text:p text:style-name="P4">
<draw:frame draw:style-name="fr1" draw:name="Image32" text:anchor-type="as-char" svg:width="6.9236in" svg:height="3.956343in" draw:z-index="0">
<draw:image xlink:href="../Images/yкринформ/2023-06-14T-4-25-00-03-00/630_360_1686767046-220.png" xlink:type="simple" xlink:show="embed" xlink:actuate="onLoad" draw:mime-type="image/png"/>
</draw:frame>
On Wednesday, June 14, on the Day of Remembrance of Victims of Communist Terror, in Latvia there are sizes that commemorate the victims of deportations of 1941. Among others, representatives of the Ukrainian diaspora take some of them.</text:p>
      <text:p text:style-name="P4">
This was reported by Ukrinform correspondent.</text:p>
      <text:p text:style-name="P4">
<draw:frame draw:style-name="fr1" draw:name="Image33" text:anchor-type="as-char" svg:width="6.9236in" svg:height="4.615733in" draw:z-index="0">
<draw:image xlink:href="../Images/yкринформ/2023-06-14T-4-25-00-03-00/1686767063-948.png" xlink:type="simple" xlink:show="embed" xlink:actuate="onLoad" draw:mime-type="image/png"/>
</draw:frame>
At noon, a memorial event took place at the Memorial at the Memorial. The first persons of the state, including the President of Egils Levis, the association of politically repressed Latvia, and all those who were among whom were representatives of the Ukrainian community, participated.</text:p>
      <text:p text:style-name="P4">
After speaking to honor the memory of the victims of communist terror, flowers laid. After that, the traditional annual course from the Latvia Museum to the Square of Liberty took place. This time, the course was accompanied by Vilki. The flowers were also laid on the Liberty Monument.</text:p>
      <text:p text:style-name="P4">
<draw:frame draw:style-name="fr1" draw:name="Image34" text:anchor-type="as-char" svg:width="6.9236in" svg:height="4.660609in" draw:z-index="0">
<draw:image xlink:href="../Images/yкринформ/2023-06-14T-4-25-00-03-00/1686767081-921.png" xlink:type="simple" xlink:show="embed" xlink:actuate="onLoad" draw:mime-type="image/png"/>
</draw:frame>
Various memorable measures to commemorate the victims of the communist regimen will be underway throughout the day in Riga, as well as other cities and settlements.</text:p>
      <text:p text:style-name="P4">
On the night of June 14, 1941, a mass deportation of Latvia residents of the Usibirsk, Far Eastern and Northern regions of the USSR took place. According to the Latvia State Archives, as a result of deportation, which lasted until June 21, Latvia lost more than 15,425 inhabitants, including Latvians, Jews, Russians, Poles, including 3751 children under 16 years of age.</text:p>
      <text:p text:style-name="P4">
<draw:frame draw:style-name="fr1" draw:name="Image35" text:anchor-type="as-char" svg:width="6.9236in" svg:height="3.89773in" draw:z-index="0">
<draw:image xlink:href="../Images/yкринформ/2023-06-14T-4-25-00-03-00/1686767101-145.png" xlink:type="simple" xlink:show="embed" xlink:actuate="onLoad" draw:mime-type="image/png"/>
</draw:frame>
About the same terms, deportation from other countries and the region was captured by the Soviet Union - from Lithuania, Estonia, Moldova, Western Ukraine and Western Belarus.</text:p>
      <text:p text:style-name="P4">
We will remind, in the Latvian capital on June 13 <text:a xlink:type="simple" xlink:href="https://www.ukrinform.ua/rubric-diaspora/3722890-z-rigi-vidpravili-konvoj-gumanitarnoi-i-vijskovoi-dopomogi-v-ukrainu.html" text:style-name="Internet_20_link" text:visited-style-name="Visited_20_Internet_20_Link">
took place</text:a>
The ceremony of departure in Ukraine of another convoy of assistance with humanitarian and military goods prepared by the Confederation of Ukrainians Latvia "Viche".</text:p>
      <text:p text:style-name="P4">
<text:span text:style-name="T5">
Foto: Presidential Latvia President, Tatiana Lazda</text:span>
 Facebook</text:p>
      <text:p text:style-name="P4">
News Source: <text:a xlink:type="simple" xlink:href="https://www.ukrinform.ua/rubric-diaspora/3722993-u-latvii-vsanuvali-pamat-zertv-radanskoi-deportacii-1941-roku.html" text:style-name="Internet_20_link" text:visited-style-name="Visited_20_Internet_20_Link">
https://www.ukrinform.ua/rubric-diaspora/3722993-u-latvii-vsanuvali-pamat-zertv-radanskoi-deportacii-1941-roku.html</text:a>
</text:p>
      <!--NEWS-->
      <text:h text:style-name="P10" text:outline-level="1">
<text:span text:style-name="T4">
Russians fired Kherson, wounded two volunteers</text:span>
</text:h>
      <text:p text:style-name="P4">
Authors: Ukrinform (Person)</text:p>
      <text:p text:style-name="P4">
Publisher: Укринформ (Organization)</text:p>
      <text:p text:style-name="P4">
Published Time: 2023-06-14T-5:14:54+03:00</text:p>
      <text:p text:style-name="P4">
Modified Time: 2023-06-14T21:14:54+03:00</text:p>
      <text:p text:style-name="P4">
Description: On the evening of June 14, Russian troops fired at Kherson again, injuring two volunteers who assisted with the evacuation of civilian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36" text:anchor-type="as-char" svg:width="6.9236in" svg:height="3.956343in" draw:z-index="0">
<draw:image xlink:href="../Images/yкринформ/2023-06-14T-5-14-54-03-00/630_360_1538997483-946.jpg" xlink:type="simple" xlink:show="embed" xlink:actuate="onLoad" draw:mime-type="image/jpeg"/>
</draw:frame>
On the evening of June 14, the Ruskivska fired at Kherson on June 14, injuring two volunteers who assisted with the evacuation of the civilian population.</text:p>
      <text:p text:style-name="P4">
According to Ukrinform, the prosecutor General's office reported in <text:a xlink:type="simple" xlink:href="https://t.me/pgo_gov_ua/13361" text:style-name="Internet_20_link" text:visited-style-name="Visited_20_Internet_20_Link">
telegram</text:a>
.</text:p>
      <text:p text:style-name="P4">
After violation of the laws and customs of war(Part 1 of Art. 438 of the Criminal Code of Ukraine)Criminal proceedings, pre -trial investigation.</text:p>
      <text:p text:style-name="P4">
<text:span text:style-name="T4">
 Read also: </text:span>
 <text:a xlink:type="simple" xlink:href="https://www.ukrinform.ua/rubric-vidbudova/3722946-polsa-dopomoze-vidbuduvati-pidtoplene-selo-ingulec-na-hersonsini.html" text:style-name="Internet_20_link" text:visited-style-name="Visited_20_Internet_20_Link">
Poland will help to rebuild the flooded village Ingulets on <text:span text:style-name="T4">
 Kherson </text:span>
 Zhni</text:a>
It is established that hostile shelling took place around 18:50 PM Wednesday, June 14. Testament data, invaders used mortars.</text:p>
      <text:p text:style-name="P4">
Two volunteers, including a foreigner, have been injured by hostile fire, damaged infrastructure.</text:p>
      <text:p text:style-name="P4">
Priority measures are being taken to record the Russian crime.</text:p>
      <text:p text:style-name="P4">
*!(https://www.ukrinform.ua/rubric-regions/3722929-na-hersonsinu-vidpravili-gumanitarnu-dopomogu-z-sesti-oblastej-ta-kievaa.html)As reported by Ukrinform, in the last day Russian invaders 57 times were fired by the Kherson region, killing a civilian. In particular, Khersonuvoroh released 17 shells.</text:p>
      <text:p text:style-name="P4">
News Source: <text:a xlink:type="simple" xlink:href="https://www.ukrinform.ua/rubric-ato/3722991-rosiani-obstrilali-herson-poraneni-dvoe-volonteriv.html" text:style-name="Internet_20_link" text:visited-style-name="Visited_20_Internet_20_Link">
https://www.ukrinform.ua/rubric-ato/3722991-rosiani-obstrilali-herson-poraneni-dvoe-volonteriv.html</text:a>
</text:p>
      <!--NEWS-->
      <text:h text:style-name="P10" text:outline-level="1">
<text:span text:style-name="T4">
Kubrakov discusses with the Polish business in Warsaw the issue of reconstruction of Ukraine</text:span>
</text:h>
      <text:p text:style-name="P4">
Authors: Ukrinform (Person)</text:p>
      <text:p text:style-name="P4">
Publisher: Укринформ (Organization)</text:p>
      <text:p text:style-name="P4">
Published Time: 2023-06-14T-6:08:56+03:00</text:p>
      <text:p text:style-name="P4">
Modified Time: 2023-06-14T21:08:56+03:00</text:p>
      <text:p text:style-name="P4">
Description: Viceremier-Minister for Recovery-Minister of Community, Territories and Infrastructure Development Alexander Kubrakov discusses the participation of Polish companies in Warsaw in Warsaw in the reconstruction of Ukraine. - Ukrinform.</text:p>
      <text:p text:style-name="P4">
Images: ['<text:a xlink:type="simple" xlink:href="https://static.ukrinform.com/photos/2023_03/thumb_files/630_360_1677948452-275.jpg" text:style-name="Internet_20_link" text:visited-style-name="Visited_20_Internet_20_Link">
630_360_16779...</text:a>
']</text:p>
      <text:p text:style-name="P4">
Tags: ['Польща', 'Кубраков', 'Відбудова']</text:p>
      <text:p text:style-name="P4">
Type: Article</text:p>
      <!--METADATA-->
      <text:p text:style-name="P4">
<draw:frame draw:style-name="fr1" draw:name="Image37" text:anchor-type="as-char" svg:width="6.9236in" svg:height="3.956343in" draw:z-index="0">
<draw:image xlink:href="../Images/yкринформ/2023-06-14T-6-08-56-03-00/630_360_1677948452-275.jpg" xlink:type="simple" xlink:show="embed" xlink:actuate="onLoad" draw:mime-type="image/jpeg"/>
</draw:frame>
Viceremier-Minister of Recovery-Minister of Community Development, Territories of Tainfrastructure Alexander Kubrakov discusses the participation of the participation of Polish companies in Warsaw in the reconstruction of Ukraine.</text:p>
      <text:p text:style-name="P4">
This was stated on Wednesday in a comment by PAP Authorized by the Polish Government for Polish-Ukrainian Cooperation in the field of Yadvig Emilevich's development, Ukrinform reports with reference to <text:a xlink:type="simple" xlink:href="https://www.pb.pl/emilewicz-dzis-spotkanie-m-in-pfr-kuke-zpp-z-ukrainskim-wicepremierem-kubrakowem-1187988" text:style-name="Internet_20_link" text:visited-style-name="Visited_20_Internet_20_Link">
Puls Biznesu</text:a>
.</text:p>
      <text:p text:style-name="P4">
“Today we have a meeting in the office of the Prime Minister with Viceremer-Minister of Ukraine Alexander Kubrakov. It is important in terms of reconstruction of Ukraine, ”Emilevich said.</text:p>
      <text:p text:style-name="P4">
*!(https://www.ukrinform.ua/rubric-regions/3722719-kubrakov-zaklikae-gromadi-fiksuvati-zbitki-vid-pidrivu-kahovskoi-ges-dla-otrimanna-reparacij.html)According to her, it is an opportunity for Polish entrepreneurs at a high level to declare a willingness to reconstruct Ukraine, but also to convey the D -Ukrainian side of business expectation.</text:p>
      <text:p text:style-name="P4">
According to Emilevich, the political part of the meeting will first take place, the Ukrainian delegation will communicate with representatives of Polish institutions and business environment, in particular export-credit insurance corporation, the Bank of the National Economy, the Polish Development Fund, the Polish Agency for Investments and Trade, and the Union Entrepreneurs in Ukraine and the Polish-Ukrainian Commercial Chamber.</text:p>
      <text:p text:style-name="P4">
<text:span text:style-name="T4">
 Read also: </text:span>
 <text:a xlink:type="simple" xlink:href="https://www.ukrinform.ua/rubric-vidbudova/3722946-polsa-dopomoze-vidbuduvati-pidtoplene-selo-ingulec-na-hersonsini.html" text:style-name="Internet_20_link" text:visited-style-name="Visited_20_Internet_20_Link">
<text:span text:style-name="T4">
 Poland </text:span>
 And will help to rebuild the flooded village of Inguletsna Kherson region</text:a>
It is known that about 1.7 thousand Polish companies of a variety of profile desire to participate in the post -war reconstruction of Ukraine.</text:p>
      <text:p text:style-name="P4">
News Source: <text:a xlink:type="simple" xlink:href="https://www.ukrinform.ua/rubric-vidbudova/3722989-kubrakov-obgovorue-z-polskim-biznesom-u-varsavi-pitanna-vidbudovi-ukraini.html" text:style-name="Internet_20_link" text:visited-style-name="Visited_20_Internet_20_Link">
https://www.ukrinform.ua/rubric-vidbudova/3722989-kubrakov-obgovorue-z-polskim-biznesom-u-varsavi-pitanna-vidbudovi-ukraini.html</text:a>
</text:p>
      <!--NEWS-->
      <text:h text:style-name="P10" text:outline-level="1">
<text:span text:style-name="T4">
In Chernivtsi, surgeons made a jaw patient from his own rib</text:span>
</text:h>
      <text:p text:style-name="P4">
Authors: Ukrinform (Person)</text:p>
      <text:p text:style-name="P4">
Publisher: Укринформ (Organization)</text:p>
      <text:p text:style-name="P4">
Published Time: 2023-06-14T-7:04:14+03:00</text:p>
      <text:p text:style-name="P4">
Modified Time: 2023-06-14T21:04:14+03:00</text:p>
      <text:p text:style-name="P4">
Description: In Chernivtsi, surgeons of the regional hospital performed a unique plastic surgery. Doctors made the patient the front of the lower jaw from his own rib - Ukrinform.</text:p>
      <text:p text:style-name="P4">
Images: ['<text:a xlink:type="simple" xlink:href="https://static.ukrinform.com/photos/2023_06/thumb_files/630_360_1686765622-559.jpg" text:style-name="Internet_20_link" text:visited-style-name="Visited_20_Internet_20_Link">
630_360_16867...</text:a>
']</text:p>
      <text:p text:style-name="P4">
Tags: ['Операція', 'Лікарня', 'Чернівці', 'Пластична хірургія', 'Стоматологія']</text:p>
      <text:p text:style-name="P4">
Type: Article</text:p>
      <!--METADATA-->
      <text:p text:style-name="P4">
<draw:frame draw:style-name="fr1" draw:name="Image38" text:anchor-type="as-char" svg:width="6.9236in" svg:height="3.956343in" draw:z-index="0">
<draw:image xlink:href="../Images/yкринформ/2023-06-14T-7-04-14-03-00/630_360_1686765622-559.jpg" xlink:type="simple" xlink:show="embed" xlink:actuate="onLoad" draw:mime-type="image/jpeg"/>
</draw:frame>
Surgeons of the regional hospital performed a unique plastic surgery. Medicals made the patient the front of the lower jaw from his own rib</text:p>
      <text:p text:style-name="P4">
About it in <text:a xlink:type="simple" xlink:href="https://www.facebook.com/oklchernivtsi/posts/pfbid0sHdBMBTVGV3TqkivxKSzsb8Jou4RzUtEwd28DVDUBuF23q7VJaJxDhKWtnQMLpeSl" text:style-name="Internet_20_link" text:visited-style-name="Visited_20_Internet_20_Link">
Facebook</text:a>
The Chernivtsi Regional Clinical Hospital reports, Ukrinform reports.</text:p>
      <text:p text:style-name="P4">
"Surgeons of the Chernivtsi Regional Hospital made the patient a new jaw from his own rib. Unique reconstructive-restored plastic surgery was conducted in OKNP" Chernivtsi Regional Clinical Hospital "<text:a xlink:type="simple" xlink:href="https://www.ukrinform.ua/tag-likari" text:style-name="Internet_20_link" text:visited-style-name="Visited_20_Internet_20_Link">
surgeons</text:a>
-tomatologists and thoracic surgeons ", -goes in the message.</text:p>
      <text:p text:style-name="P4">
There noted that the patient(as a result of injury)There was no front jaw. The operation took place in two stages. At first the doctors removed the patient's edge. Then the dentist modeled the implant size and shape from him and installed it on the site of the missing mental jaw mental jaw, fixing with a special plate and screws.</text:p>
      <text:p text:style-name="P4">
<text:span text:style-name="T4">
 Read also: </text:span>
 <text:a xlink:type="simple" xlink:href="https://www.ukrinform.ua/rubric-society/3721928-persij-v-ukraini-pacient-iz-vzivlenimi-u-kistki-protezami-pocav-hoditi.html" text:style-name="Internet_20_link" text:visited-style-name="Visited_20_Internet_20_Link">
the first patient in Ukraine with prostheses used to walk</text:a>
"In the course of preparation for surgery, dentists said that to close the defect of the mandible, a fragment of a bone is not less than 7 cm. The most optimal for implantation was determined by the edge, since it was most suitable in shape and structure. for the patient's body, " - said Vasyl Yatskiv Hospital.</text:p>
      <text:p text:style-name="P4">
According to the dentist, Mykola Tokar, after receiving the rib, the medical implant from him was made of the desired shape and closed the defect of the front of the upper jaw. Soon the patient was already on his feet.<text:span text:style-name="T4">
 Read also: </text:span>
 <text:a xlink:type="simple" xlink:href="https://www.ukrinform.ua/rubric-regions/3719525-u-lvivskomu-ohmatditi-zapocatkuvali-programu-zi-vstanovlenna-sluhovih-implantiv-ditam.html" text:style-name="Internet_20_link" text:visited-style-name="Visited_20_Internet_20_Link">
in Lviv Okhmatdita launched a program for auditory implants for children</text:a>
The Chernivtsi Regional Hospital reported that the operation of such a high level was performed for the first time.</text:p>
      <text:p text:style-name="P4">
<text:span text:style-name="T5">
Foto: OKNP "Chernivtsi Regional Clinical Hospital", Facebook</text:span>
</text:p>
      <text:p text:style-name="P4">
News Source: <text:a xlink:type="simple" xlink:href="https://www.ukrinform.ua/rubric-regions/3722988-u-cernivcah-hirurgi-zrobili-pacientu-selepu-z-jogo-vlasnogo-rebra.html" text:style-name="Internet_20_link" text:visited-style-name="Visited_20_Internet_20_Link">
https://www.ukrinform.ua/rubric-regions/3722988-u-cernivcah-hirurgi-zrobili-pacientu-selepu-z-jogo-vlasnogo-rebra.html</text:a>
</text:p>
      <!--NEWS-->
      <text:h text:style-name="P10" text:outline-level="1">
<text:span text:style-name="T4">
Khmelnitsky "Podillya" will restore its participation in the First League of Ukraine</text:span>
</text:h>
      <text:p text:style-name="P4">
Authors: Ukrinform (Person)</text:p>
      <text:p text:style-name="P4">
Publisher: Укринформ (Organization)</text:p>
      <text:p text:style-name="P4">
Published Time: 2023-06-14T0:55:09+03:00</text:p>
      <text:p text:style-name="P4">
Modified Time: 2023-06-14T21:55:09+03:00</text:p>
      <text:p text:style-name="P4">
Description: A new physical training coach will join the team. - Ukrinform.</text:p>
      <text:p text:style-name="P4">
Images: ['<text:a xlink:type="simple" xlink:href="https://static.ukrinform.com/photos/2023_06/thumb_files/630_360_1686768736-382.jpg" text:style-name="Internet_20_link" text:visited-style-name="Visited_20_Internet_20_Link">
630_360_16867...</text:a>
']</text:p>
      <text:p text:style-name="P4">
Tags: ['Футбол', 'перша ліга']</text:p>
      <text:p text:style-name="P4">
Type: Article</text:p>
      <!--METADATA-->
      <text:p text:style-name="P4">
<draw:frame draw:style-name="fr1" draw:name="Image39" text:anchor-type="as-char" svg:width="6.9236in" svg:height="3.956343in" draw:z-index="0">
<draw:image xlink:href="../Images/yкринформ/2023-06-14T0-55-09-03-00/630_360_1686768736-382.jpg" xlink:type="simple" xlink:show="embed" xlink:actuate="onLoad" draw:mime-type="image/jpeg"/>
</draw:frame>
A new physical training coach is joined to the command.</text:p>
      <text:p text:style-name="P4">
After a long break caused by full -scale Russian aggression, Khmelnytsky Podillya decided to restore its participation in the First League of Ukraine, <text:a xlink:type="simple" xlink:href="https://sport.ua/uk/news/630229-u-trenerskomu-shtabi-podillya-bude-popovnennya" text:style-name="Internet_20_link" text:visited-style-name="Visited_20_Internet_20_Link">
reports</text:a>
Sport UA, Ukrinform reports.</text:p>
      <text:p text:style-name="P4">
Podolyans will begin preparation for new trials on June 19 in Khmelnitsky. The next meeting will also be held at home.</text:p>
      <text:p text:style-name="P4">
There is a replenishment at the coaching staff. Vitaliy Kostyshyn's mentor will still be assisted(Polonna).</text:p>
      <text:p text:style-name="P4">
З першими літніми новачками контракти буде підписано наступного тижня.</text:p>
      <text:p text:style-name="P4">
<text:span text:style-name="T4">
Читайте також:</text:span>
 <text:a xlink:type="simple" xlink:href="https://www.ukrinform.ua/rubric-sports/3677382-hmelnicke-podilla-vlitku-povernetsa-do-persoi-ligi.html" text:style-name="Internet_20_link" text:visited-style-name="Visited_20_Internet_20_Link">
 Хмельницьке « <text:span text:style-name="T4">
Поділля</text:span>
 » влітку повернеться до Першоїліги </text:a>
As for the first sparring, it is scheduled for June 27 with one of the teams of the strife.</text:p>
      <text:p text:style-name="P4">
Photo: fcpodillya.com.ua</text:p>
      <text:p text:style-name="P4">
News Source: <text:a xlink:type="simple" xlink:href="https://www.ukrinform.ua/rubric-sports/3723002-hmelnicke-podilla-vidnovit-svou-ucast-u-persij-lizi-ukraini.html" text:style-name="Internet_20_link" text:visited-style-name="Visited_20_Internet_20_Link">
https://www.ukrinform.ua/rubric-sports/3723002-hmelnicke-podilla-vidnovit-svou-ucast-u-persij-lizi-ukraini.html</text:a>
</text:p>
      <!--NEWS-->
      <text:h text:style-name="P10" text:outline-level="1">
<text:span text:style-name="T4">
Ministry of Veterans presented to German partners the projects of cooperation in the field of housing of war veterans and members of families of fallen defenders and defenders</text:span>
</text:h>
      <text:p text:style-name="P4">
Author: ['АРМІЯINFORM']</text:p>
      <text:p text:style-name="P4">
Time: 2023-06-14T10:00:00-04:00</text:p>
      <text:p text:style-name="P4">
Description: PID Hour Robochi online Zustychi Fakhivtsiv Minіvsky at the right of veteran reservoir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ekrana-2023-06-12-115711.jpg" text:style-name="Internet_20_link" text:visited-style-name="Visited_20_Internet_20_Link">
ekrana-2023-06-12-115711.jpg</text:a>
']</text:p>
      <text:p text:style-name="P4">
Tags: ['ЗАБЕЗПЕЧЕННЯ ЖИТЛОМ', 'ЗАХИСНИК', 'МІНВЕТЕРАНІВ', 'НІМЕЧЧИНА', 'ПРОЄКТ']</text:p>
      <text:p text:style-name="P4">
Category: News</text:p>
      <!--METADATA-->
      <text:p text:style-name="P4">
<draw:frame draw:style-name="fr1" draw:name="Image40" text:anchor-type="as-char" svg:width="6.9236in" svg:height="3.848368in" draw:z-index="0">
<draw:image xlink:href="../Images/AРМІЯINFORM/2023-06-14T10-00-00-04-00/ekrana-2023-06-12-115711.jpg" xlink:type="simple" xlink:show="embed" xlink:actuate="onLoad" draw:mime-type="image/jpeg"/>
</draw:frame>
During the working online meeting of specialists of the Ministry of Veterans of Ukraine with representatives of the Ministry of Economic Cooperation and Development Nimechy, the Federal Ministry of Foreign Affairs of Germany, the Embassy of the Embassy in Ukraine discussed the areas of cooperation on providing war veterans and their families. About it <text:a xlink:type="simple" xlink:href="https://mva.gov.ua/ua/news/minveteraniv-prezentuvalo-nimeckim-partneram-proyekti-spivpraci-u-sferi-zabezpechennya-zhitlom-veteraniv-vijni-i-chleniv-rodin-zagiblih-zahisnikiv-ta-zahisnic" text:style-name="Internet_20_link" text:visited-style-name="Visited_20_Internet_20_Link">
reports</text:a>
Ministry of Affairs of Ukraine.</text:p>
      <text:p text:style-name="P4">
The first project is a grant program for providing housing for war veterans, especially persons with disabilities of group I-II, who have been in defense of an independent country since 2014. As of 01.01.2023, there are over 26,000 war veterans in the queue, including 1652-persons with disabilities I-I-Igroup as a result of war, which need special assistance. The need for financing is UAH 3.5 billion(87.5 million euros).</text:p>
      <text:p text:style-name="P4">
Другий проєкт — грант для забезпечення житлом учасників бойових дій, якізахищають незалежність, суверенітет та територіальну цілісність України, наумовах пільгової іпотеки під 3% річних.</text:p>
      <text:p text:style-name="P4">
У відкритих реєстрах Держмолодьжитла, що розміщуються на сайтах регіональнихуправлінь, зареєстровано 8550 заяв від кандидатів — учасників АТО/ООС(Defenders and defenders)For participation in various housing programs, of which it is possible to have a privileged mortgage at 3% from 2019 to 01.01.2023 submitted applications –4987.</text:p>
      <text:p text:style-name="P4">
This online meeting was the beginning of the joint steps of Ministry of Veterans and German partners in cooperation and exchange of experience in the field of social protection of veterans.</text:p>
      <text:p text:style-name="P4">
Representatives of the German side emphasized the continuation of comprehensive support of Ukraine, expressed interest in developing further cooperation.</text:p>
      <text:p text:style-name="P4">
The event took place with the assistance and participation of representatives of the Embassy of Ukraine in Vnimechyna.</text:p>
      <text:p text:style-name="P4">
News Source: <text:a xlink:type="simple" xlink:href="https://armyinform.com.ua/2023/06/14/minveteraniv-prezentuvalo-nimeczkym-partneram-proyekty-spivpraczi-u-sferi-zabezpechennya-zhytlom-veteraniv-vijny-i-chleniv-rodyn-zagyblyh-zahysnykiv-ta-zahysnycz/" text:style-name="Internet_20_link" text:visited-style-name="Visited_20_Internet_20_Link">
https://armyinform.com.ua/2023/06/14/minveteraniv-prezentuvalo-nimeczkym-partneram-proyekty-spivpraczi-u-sferi-zabezpechennya-zhytlom-veteraniv-vijny-i-chleniv-rodyn-zagyblyh-zahysnykiv-ta-zahysnycz/</text:a>
</text:p>
      <!--NEWS-->
      <text:h text:style-name="P10" text:outline-level="1">
<text:span text:style-name="T4">
Russians fired at seven communities of Sumy region for a day, there is a wounded</text:span>
</text:h>
      <text:p text:style-name="P4">
Authors: Ukrinform (Person)</text:p>
      <text:p text:style-name="P4">
Publisher: Укринформ (Organization)</text:p>
      <text:p text:style-name="P4">
Published Time: 2023-06-14T10:08:00+03:00</text:p>
      <text:p text:style-name="P4">
Modified Time: 2023-06-14T23:08:00+03:00</text:p>
      <text:p text:style-name="P4">
Description: During the day, the Russian army fired at the border communities of Sumy region 19 times, causing a number of damage and injuring a civilian. - Ukrinform.</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Кордон', 'Міномет', 'Війна з Росією']</text:p>
      <text:p text:style-name="P4">
Type: Article</text:p>
      <!--METADATA-->
      <text:p text:style-name="P4">
<draw:frame draw:style-name="fr1" draw:name="Image41" text:anchor-type="as-char" svg:width="6.9236in" svg:height="3.956343in" draw:z-index="0">
<draw:image xlink:href="../Images/yкринформ/2023-06-14T10-08-00-03-00/630_360_1487747482-1856.jpg" xlink:type="simple" xlink:show="embed" xlink:actuate="onLoad" draw:mime-type="image/jpeg"/>
</draw:frame>
During the day, the Russian army fired at the border communities of Sumy region during the day, causing a number of damage and injuring a civilian.</text:p>
      <text:p text:style-name="P4">
According to Ukrinform, the Sumy Regional Military Administration reported in <text:a xlink:type="simple" xlink:href="http://Як передає Укрінформ, про це Сумська обласнавійськова адміністрація повідомила в Телеграмі.  За даними ОВА, усього за деньв області пролунали 122 вибухи, під ворожим вогнем перебували сім громад.Зокрема, Середино-Будську росіяни атакували з мінометів і гранатометів(CSOs )causing eight and 23 explosions respectively. As a result of enemy hits, the community has damaged apartment and private dwellings. In its territory, the invaders subsequently for the second time, which resulted in eight more explosions. Two multi -storey buildings, seven private homes, non -residential access, shop, four cars and scooter were damaged. As a result of the hostile, he was injured in the middle-and-Budsk community and one person was traveled and was taken away. The Bilopol community Russian troops attacked changes;(17 explosions;), artillery and grenade launchers;(Ten blades;). Унаслідок одного з мінометних обстрілів пошкоджень зазнала лініяелектропередач.  По Новослобідській громаді загарбники випустили з гелікоптераракети – пролунали три вибухи. Її ж територію ворог обстріляв із мінометів,спричинивши ще сім вибухів.  Мінометного удару зазнала також Есманськагромада. Там зафіксовані 26 вибухів. Ворожим обстрілом пошкоджені складськеприміщення, лінія електропередач та водонапірна вежа, розташована на територіїагропідприємства.  По Великописарівській і Шалигинській громадах росіяни билиз артилерії – відбулися чотири і п'ять вибухів.  Путивльську громаду російськівійська обстріляли з міномета – пролунав один вибух.  Як повідомляв Укрінформ,13 червня російських обстрілів зазнали вісім прикордонних громад Сумськоїобласті. Унаслідок одного з ворожих ударів загинули працівники державногопідприємства лісового господарства." text:style-name="Internet_20_link" text:visited-style-name="Visited_20_Internet_20_Link">
telegram</text:a>
.</text:p>
      <text:p text:style-name="P4">
According to Ova, 122 explosions were heard a day in the region, and seven communities were hostile.</text:p>
      <text:p text:style-name="P4">
In particular, the middle-buds were attacked with mortars and grenade launchers(Ths)causing eight and 23 explosions respectively. As a result of hostile trains, multi -apartment and private dwellings and economic removal are being damaged.In its territory, the invaders subsequently caused a mortar strike, resulting in eight more explosions. Two -storey buildings, seven private homes, non -residential premises, a shop, four cars and a scooter have been damaged this time.</text:p>
      <text:p text:style-name="P4">
As a result of hostile shelling, one person was injured in the middle-and-Budsk community.</text:p>
      <text:p text:style-name="P4">
The Bilopol community Russian troops attacked mortars(17 explosions), artillery and grenade launchers(Ten explosions). Унаслідок одного змінометних <text:a xlink:type="simple" xlink:href="https://www.ukrinform.ua/tag-obstril" text:style-name="Internet_20_link" text:visited-style-name="Visited_20_Internet_20_Link">
 обстрілів </text:a>
Damage to the transmission line.</text:p>
      <text:p text:style-name="P4">
In the Novoslobid community, the invaders released rockets from the helicopter - three explosions. The enemy fired her territory from mortars, causing seven explosions.</text:p>
      <text:p text:style-name="P4">
The Esman community also suffered a mortar blow. There are 26 explosions. The storage room is damaged by a warehouse, a line of power transmission of the Tavedonapir Tower, located on the territory of the agricultural enterprise.</text:p>
      <text:p text:style-name="P4">
*!(https://www.ukrinform.ua/rubric-regions/3722909-rosiani-dva-tizni-pricilno-obstriluut-amiakoprovid-na-harkivsini.html)In the Velikopysariv and Schaligin communities, the Russians were beaten from artillery - there were four and five explosions.</text:p>
      <text:p text:style-name="P4">
Putivl community Russian troops fired at a mortar - a single sample.</text:p>
      <text:p text:style-name="P4">
As reported by Ukrinform, on June 13 <text:a xlink:type="simple" xlink:href="https://www.ukrinform.ua/rubric-ato/3722527-zagarbniki-za-den-21-raz-obstrilali-prikordonna-sumsini-e-zagibli.html" text:style-name="Internet_20_link" text:visited-style-name="Visited_20_Internet_20_Link">
Russian shelling</text:a>
Eight border communities of Sumy region. As a result of one of the hostile blows, employees of the state forestry enterprise were killed.</text:p>
      <text:p text:style-name="P4">
News Source: <text:a xlink:type="simple" xlink:href="https://www.ukrinform.ua/rubric-ato/3723013-rosiani-za-den-obstrilali-sim-gromad-sumsini-e-poranenij.html" text:style-name="Internet_20_link" text:visited-style-name="Visited_20_Internet_20_Link">
https://www.ukrinform.ua/rubric-ato/3723013-rosiani-za-den-obstrilali-sim-gromad-sumsini-e-poranenij.html</text:a>
</text:p>
      <!--NEWS-->
      <text:h text:style-name="P10" text:outline-level="1">
<text:span text:style-name="T4">
27 settlements remain flooded on the Kherson Right Bank of Kherson region</text:span>
</text:h>
      <text:p text:style-name="P4">
Authors: Ukrinform (Person)</text:p>
      <text:p text:style-name="P4">
Publisher: Укринформ (Organization)</text:p>
      <text:p text:style-name="P4">
Published Time: 2023-06-14T11:12:38+03:00</text:p>
      <text:p text:style-name="P4">
Modified Time: 2023-06-14T23:12:38+03:00</text:p>
      <text:p text:style-name="P4">
Description: As a result of the exploration of the Dams of the Kakhovka Hydroelectric Power Station on the Right Bank of Kherson region, 27 settlements remain flooded. - Ukrinform.</text:p>
      <text:p text:style-name="P4">
Images: ['<text:a xlink:type="simple" xlink:href="https://static.ukrinform.com/photos/2023_06/thumb_files/630_360_1686060672-222.jpg" text:style-name="Internet_20_link" text:visited-style-name="Visited_20_Internet_20_Link">
630_360_16860...</text:a>
']</text:p>
      <text:p text:style-name="P4">
Tags: ['Херсонщина', 'Уряд', 'Каховська ГЕС', 'Підтоплення']</text:p>
      <text:p text:style-name="P4">
Type: Article</text:p>
      <!--METADATA-->
      <text:p text:style-name="P4">
<draw:frame draw:style-name="fr1" draw:name="Image42" text:anchor-type="as-char" svg:width="6.9236in" svg:height="3.956343in" draw:z-index="0">
<draw:image xlink:href="../Images/yкринформ/2023-06-14T11-12-38-03-00/630_360_1686060672-222.jpg" xlink:type="simple" xlink:show="embed" xlink:actuate="onLoad" draw:mime-type="image/jpeg"/>
</draw:frame>
As a result of the rosins of the Dams of the Kakhovska hydroelectric power station on the Right Bank of Kherson region, 27 settlements remain subjected to the Kherson region.</text:p>
      <text:p text:style-name="P4">
About it reports in <text:a xlink:type="simple" xlink:href="https://t.me/shtab_kakhovska_hes/764" text:style-name="Internet_20_link" text:visited-style-name="Visited_20_Internet_20_Link">
telegram</text:a>
Kakhovskaya hydroelectric power station | Info headquarters, Ukrinform reports.</text:p>
      <text:p text:style-name="P4">
"27 settlements remain flooded on the Right Bank(2 079 buildings)", - the message says.</text:p>
      <text:p text:style-name="P4">
Water has departed from Poniatovka <text:a xlink:type="simple" xlink:href="https://www.ukrinform.ua/tag-hersonsina" text:style-name="Internet_20_link" text:visited-style-name="Visited_20_Internet_20_Link">
Kherson</text:a>
district.</text:p>
      <text:p text:style-name="P4">
The sappers surveyed more than 8 hectares of territories, 1.4 km of roads, the building of the object of critical infrastructure.</text:p>
      <text:p text:style-name="P4">
<text:span text:style-name="T4">
 Read also: </text:span>
 <text:a xlink:type="simple" xlink:href="https://www.ukrinform.ua/rubric-regions/3723003-na-hersonsini-cerez-pidriv-kahovskoi-ges-z-kurganiv-vimivautsa-istoricni-artefakti.html" text:style-name="Internet_20_link" text:visited-style-name="Visited_20_Internet_20_Link">
in Kherson region because of Kakhovskaya hydroelectric power station with mounds, historical artifacts</text:a>
Energy resumed energy in the villages of Ingulets and Zarichne. There are more than 800 subscribers.</text:p>
      <text:p text:style-name="P4">
In the Chernobayev community, water from the houses was pumped out, now there is pumping from yards and public places.</text:p>
      <text:p text:style-name="P4">
In the Beloozersk community, water was pumped out of 31 homes and removed 59 cubic meters. They opened the fare between Belozerka and Kherson.</text:p>
      <text:p text:style-name="P4">
In Darayevka, 68 homes were surveyed, they made acts of 20 damaged by households.</text:p>
      <text:p text:style-name="P4">
Beryslav district. 44 homes were examined, water was pumped from 14 homes.</text:p>
      <text:p text:style-name="P4">
A register of affected communities has been drawn up, each of them formed relevant Commissions.</text:p>
      <text:p text:style-name="P4">
The work is ongoing.</text:p>
      <text:p text:style-name="P4">
<text:span text:style-name="T4">
 Read also: </text:span>
 <text:a xlink:type="simple" xlink:href="https://www.ukrinform.ua/rubric-regions/3722935-na-pivdni-rozgornuli-infekcijni-habi-robitimut-j-svidki-testi-na-holeru.html" text:style-name="Internet_20_link" text:visited-style-name="Visited_20_Internet_20_Link">
In the south, infectious hubs have been launched - they will do as fast cholera tests</text:a>
As it was reported, on the night of June 6 <text:a xlink:type="simple" xlink:href="https://www.ukrinform.ua/rubric-ato/3718751-rosijski-zagarbniki-pidirvali-kahovsku-ges-ok-pivden.html" text:style-name="Internet_20_link" text:visited-style-name="Visited_20_Internet_20_Link">
Russian army undermined</text:a>
Kakhovskaya hydroelectric dam. In the Kherson region, the population of the population from dangerous places for which there is a risk of flooding as a result of the heating of the Kakhovka hydroelectric power station. In fact, the occupants of the Kakhovka Hescorecarians began investigations under the article "Ecocid".</text:p>
      <text:p text:style-name="P4">
Ukrhydroenergo stated that the Kakhovka hydroelectric power station is completely destroyed and recoverable.</text:p>
      <text:p text:style-name="P4">
News Source: <text:a xlink:type="simple" xlink:href="https://www.ukrinform.ua/rubric-regions/3723016-na-pravoberezzi-hersonsini-zalisautsa-pidtoplenimi-27-naselenih-punktiv.html" text:style-name="Internet_20_link" text:visited-style-name="Visited_20_Internet_20_Link">
https://www.ukrinform.ua/rubric-regions/3723016-na-pravoberezzi-hersonsini-zalisautsa-pidtoplenimi-27-naselenih-punktiv.html</text:a>
</text:p>
      <!--NEWS-->
      <text:h text:style-name="P10" text:outline-level="1">
<text:span text:style-name="T4">
Aviation of Defense Forces per day struck 13 strokes on the focus of enemy personnel</text:span>
</text:h>
      <text:p text:style-name="P4">
Author: ['АРМІЯINFORM']</text:p>
      <text:p text:style-name="P4">
Time: 2023-06-14T12:00:00-04:00</text:p>
      <text:p text:style-name="P4">
Description: About the General Headquarters of the ZSU in the Operational INformation. “Avіaatsia force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ГШ ЗСУ', 'ХРОНІКА ОБОРОНИ']</text:p>
      <text:p text:style-name="P4">
Category: News</text:p>
      <!--METADATA-->
      <text:p text:style-name="P4">
<draw:frame draw:style-name="fr1" draw:name="Image43" text:anchor-type="as-char" svg:width="6.9236in" svg:height="4.615733in" draw:z-index="0">
<draw:image xlink:href="../Images/AРМІЯINFORM/2023-06-14T12-00-00-04-00/ukrayinska-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ALdc4XbaB7qyqsdnawdnEqz52UedLM1vVafepLHPoE3fYP9RpXfF4yTeGxcSLxNJl" text:style-name="Internet_20_link" text:visited-style-name="Visited_20_Internet_20_Link">
reports</text:a>
The General Staff of the Armed Forces in operational information.</text:p>
      <text:p text:style-name="P4">
"Aviation of defense forces per day made 13 beats in the areas of concentration of the personal composition of the enemy and 4-on the anti-aircraft missile complexes of the enemy.</text:p>
      <text:p text:style-name="P4">
In addition, missile troops and artillery units were struck by the punctuation, 8 districts of hostile personnel, weapons of Taviv equipment, 3 ammunition depots, anti-aircraft missile complex, 7 artillery units at fire positions, 2 a means of anti-electro-electric facilities.</text:p>
      <text:p text:style-name="P4">
News Source: <text:a xlink:type="simple" xlink:href="https://armyinform.com.ua/2023/06/14/aviacziya-syl-oborony-za-dobu-zavdala-13-udariv-po-rajonah-zoseredzhennya-osobovogo-skladu-protyvnyka/" text:style-name="Internet_20_link" text:visited-style-name="Visited_20_Internet_20_Link">
https://armyinform.com.ua/2023/06/14/aviacziya-syl-oborony-za-dobu-zavdala-13-udariv-po-rajonah-zoseredzhennya-osobovogo-skladu-protyvnyka/</text:a>
</text:p>
      <!--NEWS-->
      <text:h text:style-name="P10" text:outline-level="1">
<text:span text:style-name="T4">
Zelensky had a conversation with Duda - they spoke about the situation on the front and the needs of Ukrainian soldiers</text:span>
</text:h>
      <text:p text:style-name="P4">
Authors: Ukrinform (Person)</text:p>
      <text:p text:style-name="P4">
Publisher: Укринформ (Organization)</text:p>
      <text:p text:style-name="P4">
Published Time: 2023-06-14T12:25:00+03:00</text:p>
      <text:p text:style-name="P4">
Modified Time: 2023-06-14T23:25:00+03:00</text:p>
      <text:p text:style-name="P4">
Description: President of Ukraine Volodymyr Zelensky had a conversation with Polish colleague Andrzej Duda.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Дуда', 'Польща', 'Зеленський']</text:p>
      <text:p text:style-name="P4">
Type: Article</text:p>
      <!--METADATA-->
      <text:p text:style-name="P4">
<draw:frame draw:style-name="fr1" draw:name="Image44" text:anchor-type="as-char" svg:width="6.9236in" svg:height="3.956343in" draw:z-index="0">
<draw:image xlink:href="../Images/yкринформ/2023-06-14T12-25-00-03-00/630_360_1655321433-213.jpeg" xlink:type="simple" xlink:show="embed" xlink:actuate="onLoad" draw:mime-type="image/jpeg"/>
</draw:frame>
President of Ukraine Volodymyr Zelensky had a conversation with Polish colleague Andrzej Duda.</text:p>
      <text:p text:style-name="P4">
According to Ukrinform, the head of state wrote about it in his <text:a xlink:type="simple" xlink:href="https://twitter.com/ZelenskyyUa/status/1669071930215784450" text:style-name="Internet_20_link" text:visited-style-name="Visited_20_Internet_20_Link">
Twitter</text:a>
.</text:p>
      <text:p text:style-name="P4">
"He had a subject conversation with the President of Poland. The situation on the polyb and the needs of Ukrainian defenders was discussed. He thanked Poland for the execution of the appropriations in the field of defense assistance. They agreed on further steps of preparation for the NATO summit," Zelensky wrote.</text:p>
      <text:p text:style-name="P4">
<text:span text:style-name="T4">
 Read also: </text:span>
 <text:a xlink:type="simple" xlink:href="https://www.ukrinform.ua/rubric-ato/3722983-prezident-vidznaciv-derznagorodami-320-vijskovih-128-z-nih-posmertno.html" text:style-name="Internet_20_link" text:visited-style-name="Visited_20_Internet_20_Link">
President noted state 320 soldiers, 128 - posthumously</text:a>
According to him, Ukraine and Poland continue to work together on the Alliance of Ukraine in the Alliance.</text:p>
      <text:p text:style-name="P4">
“This is exactly the moment when Russian assumptions must be completely broken, and someone in NATO is still afraid of Russia. Such assumptions feed on Russian aggressive ambitions. We have and can neutralize them. We thank Poland for the support of Ukraine and the real strengthening of NATO, ”the President of Ukraine later said in <text:a xlink:type="simple" xlink:href="https://t.me/V_Zelenskiy_official/6575" text:style-name="Internet_20_link" text:visited-style-name="Visited_20_Internet_20_Link">
evening appeal</text:a>
.</text:p>
      <text:p text:style-name="P4">
As reported by Ukrinform, today the NATO Secretary General Jens Stoltenberghizhayai was that <text:a xlink:type="simple" xlink:href="https://www.ukrinform.ua/rubric-polytics/3722975-stoltenberg-pro-clenstvo-ukraini-v-nato-souzniki-uhvalili-principovi-risenna-ale-diskusii-trivaut.html" text:style-name="Internet_20_link" text:visited-style-name="Visited_20_Internet_20_Link">
NATO allies have already made fundamental decisions concerning Ukraine's member of Ukraine</text:a>
In the Alliance, but continues consultations on ways to implement them.</text:p>
      <text:p text:style-name="P4">
Photo: op</text:p>
      <text:p text:style-name="P4">
News Source: <text:a xlink:type="simple" xlink:href="https://www.ukrinform.ua/rubric-polytics/3723019-zelenskij-proviv-rozmovu-z-dudou-govorili-pro-situaciu-na-fronti-ta-potrebi-ukrainskih-voiniv.html" text:style-name="Internet_20_link" text:visited-style-name="Visited_20_Internet_20_Link">
https://www.ukrinform.ua/rubric-polytics/3723019-zelenskij-proviv-rozmovu-z-dudou-govorili-pro-situaciu-na-fronti-ta-potrebi-ukrainskih-voiniv.html</text:a>
</text:p>
      <!--NEWS-->
      <text:h text:style-name="P10" text:outline-level="1">
<text:span text:style-name="T4">
Morris Stein is a new head coach of Ajax</text:span>
</text:h>
      <text:p text:style-name="P4">
Authors: Ukrinform (Person)</text:p>
      <text:p text:style-name="P4">
Publisher: Укринформ (Organization)</text:p>
      <text:p text:style-name="P4">
Published Time: 2023-06-14T13:26:20+03:00</text:p>
      <text:p text:style-name="P4">
Modified Time: 2023-06-14T23:26:20+03:00</text:p>
      <text:p text:style-name="P4">
Description: The contract is calculated by the summer of 2026. - Ukrinform.</text:p>
      <text:p text:style-name="P4">
Images: ['<text:a xlink:type="simple" xlink:href="https://static.ukrinform.com/photos/2023_06/thumb_files/630_360_1686774168-475.jpg" text:style-name="Internet_20_link" text:visited-style-name="Visited_20_Internet_20_Link">
630_360_16867...</text:a>
']</text:p>
      <text:p text:style-name="P4">
Tags: ['Футбол', 'Аякс']</text:p>
      <text:p text:style-name="P4">
Type: Article</text:p>
      <!--METADATA-->
      <text:p text:style-name="P4">
<draw:frame draw:style-name="fr1" draw:name="Image45" text:anchor-type="as-char" svg:width="6.9236in" svg:height="3.956343in" draw:z-index="0">
<draw:image xlink:href="../Images/yкринформ/2023-06-14T13-26-20-03-00/630_360_1686774168-475.jpg" xlink:type="simple" xlink:show="embed" xlink:actuate="onLoad" draw:mime-type="image/jpeg"/>
</draw:frame>
Contract until the summer of 2026.</text:p>
      <text:p text:style-name="P4">
Morris Stein was appointed by the new Ajax head coach, the contract was designed by the screenwriter before the summer of 2026, <text:a xlink:type="simple" xlink:href="https://www.ajax.nl/artikelen/maurice-steijn-nieuwe-hoofdtrainer-ajax/" text:style-name="Internet_20_link" text:visited-style-name="Visited_20_Internet_20_Link">
reported</text:a>
The club's official website, Ukrinform reports.</text:p>
      <text:p text:style-name="P4">
In his trainer's career, Stein was headed by Dan Haag, Venlo, Al-Vakhda, Plubped and Rotterdam Sparta.</text:p>
      <text:p text:style-name="P4">
Last season, Sparta, under the leadership of Morris, took 6th place in the Netherlands, giving way to Twente in the playoff final for the right in the League of Conferences.</text:p>
      <text:p text:style-name="P4">
<text:span text:style-name="T4">
 Read also: </text:span>
 <text:a xlink:type="simple" xlink:href="https://www.ukrinform.ua/rubric-sports/3718281-znamenitij-futbolist-ibragimovic-ogolosiv-pro-zaversenna-kareri.html" text:style-name="Internet_20_link" text:visited-style-name="Visited_20_Internet_20_Link">
Famous football player Ibrahimovich announced the completion of the career</text:a>
Ajax took 3rd place in the 2022/23 season and did not get to the Champions League.</text:p>
      <text:p text:style-name="P4">
Photo: ajax.nl</text:p>
      <text:p text:style-name="P4">
News Source: <text:a xlink:type="simple" xlink:href="https://www.ukrinform.ua/rubric-sports/3723018-moris-stejn-novij-golovnij-trener-aaksa.html" text:style-name="Internet_20_link" text:visited-style-name="Visited_20_Internet_20_Link">
https://www.ukrinform.ua/rubric-sports/3723018-moris-stejn-novij-golovnij-trener-aaksa.html</text:a>
</text:p>
      <!--NEWS-->
      <text:h text:style-name="P10" text:outline-level="1">
<text:span text:style-name="T4">
The United Kingdom announced a military assistance package to strengthen Ukraine's air defense</text:span>
</text:h>
      <text:p text:style-name="P4">
Author: ['АРМІЯINFORM']</text:p>
      <text:p text:style-name="P4">
Time: 2023-06-14T14:00:00-04:00</text:p>
      <text:p text:style-name="P4">
Description: Great British announced the package of VIISKOVO for Ukrainian for 92 million pound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6/vb2.jpeg" text:style-name="Internet_20_link" text:visited-style-name="Visited_20_Internet_20_Link">
vb2.jpeg</text:a>
']</text:p>
      <text:p text:style-name="P4">
Tags: ['ВЕЛИКА БРИТАНІЯ', 'ВІЙСЬКОВА ДОПОМОГА', 'ППО']</text:p>
      <text:p text:style-name="P4">
Category: News</text:p>
      <!--METADATA-->
      <text:p text:style-name="P4">
<draw:frame draw:style-name="fr1" draw:name="Image47" text:anchor-type="as-char" svg:width="6.9236in" svg:height="3.63489in" draw:z-index="0">
<draw:image xlink:href="../Images/AРМІЯINFORM/2023-06-14T14-00-00-04-00/vb2.jpeg" xlink:type="simple" xlink:show="embed" xlink:actuate="onLoad" draw:mime-type="image/jpeg"/>
</draw:frame>
The United Kingdom announced a 92mfunds military assistance package for Ukraine(about $ 116 million). Він буде містити озброєння для підвищенняефективності української ППО.</text:p>
      <text:p text:style-name="P4">
Як йдеться в <text:a xlink:type="simple" xlink:href="https://www.gov.uk/government/news/major-air-defence-package-for-ukraine-announced-at-meeting-of-joint-expeditionary-force-ministers" text:style-name="Internet_20_link" text:visited-style-name="Visited_20_Internet_20_Link">
повідомленні</text:a>
British Government, the appropriate equipment is planned to be purchased through the International Fund for Ukraine(Cloud)In the coming months, to enhance Ukraine to defend its critical infrastructure, civilization and staff at the front.</text:p>
      <text:p text:style-name="P4">
"The United Kingdom has brought another £ 250 million to the International Fund for Ukraine, and together with allies and partners through the Foundation, we provide a packet of air defense to help Ukraine protect our critical national infrastructure and protect against non -refuge .</text:p>
      <text:p text:style-name="P4">
News Source: <text:a xlink:type="simple" xlink:href="https://armyinform.com.ua/2023/06/14/velyka-brytaniya-anonsuvala-paket-vijskovoyi-dopomogy-dlya-posylennya-ppo-ukrayiny/" text:style-name="Internet_20_link" text:visited-style-name="Visited_20_Internet_20_Link">
https://armyinform.com.ua/2023/06/14/velyka-brytaniya-anonsuvala-paket-vijskovoyi-dopomogy-dlya-posylennya-ppo-ukrayiny/</text:a>
</text:p>
      <!--NEWS-->
      <text:h text:style-name="P10" text:outline-level="1">
<text:span text:style-name="T4">
In Mariupol, the guerrillas stipped postcards calling for Russian soldiers to give up</text:span>
</text:h>
      <text:p text:style-name="P4">
Authors: Ukrinform (Person)</text:p>
      <text:p text:style-name="P4">
Publisher: Укринформ (Organization)</text:p>
      <text:p text:style-name="P4">
Published Time: 2023-06-14T14:31:00+03:00</text:p>
      <text:p text:style-name="P4">
Modified Time: 2023-06-14T23:31:00+03:00</text:p>
      <text:p text:style-name="P4">
Description: In the temporarily captured Russian military Mariupol, the guerrillas gave leaflets calling for Russian soldiers to give up.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Окупація', 'Війна з Росією']</text:p>
      <text:p text:style-name="P4">
Type: Article</text:p>
      <!--METADATA-->
      <text:p text:style-name="P4">
<draw:frame draw:style-name="fr1" draw:name="Image48" text:anchor-type="as-char" svg:width="6.9236in" svg:height="3.956343in" draw:z-index="0">
<draw:image xlink:href="../Images/yкринформ/2023-06-14T14-31-00-03-00/630_360_1680546247-363.jpg" xlink:type="simple" xlink:show="embed" xlink:actuate="onLoad" draw:mime-type="image/jpeg"/>
</draw:frame>
Timely captured by Russian military Mariupol guerrillas with calls for Russian soldiers to give up.</text:p>
      <text:p text:style-name="P4">
This was reported in <text:a xlink:type="simple" xlink:href="https://t.me/andriyshTime/10757" text:style-name="Internet_20_link" text:visited-style-name="Visited_20_Internet_20_Link">
telegram</text:a>
Advisor of Mariupol Petro Andryushchenko, Ukrinform reports.</text:p>
      <text:p text:style-name="P4">
“In Mariupol, the guerrillas urged Russian soldiers not to turn a tax, but to give up. But they spread the statement - an appeal to the Ukrainians in the occupation: Mariupolka, Berdyanka, residents of childbirth, Tokmak, Melitopol, Azovsky Ivsikh other cities, towns and towns. It is enough to be afraid. Print and hang it all. The more Russians make weapons, the more cartridges will remain the other, ”Andryushchenko wrote.</text:p>
      <text:p text:style-name="P4">
<text:span text:style-name="T4">
 Read also: </text:span>
 <text:a xlink:type="simple" xlink:href="https://www.ukrinform.ua/rubric-culture/3722556-film-20-dniv-u-mariupoli-vzav-nagorodi-na-docudays-ua.html" text:style-name="Internet_20_link" text:visited-style-name="Visited_20_Internet_20_Link">
Movie "20 days in <text:span text:style-name="T4">
 Mariupol </text:span>
 and" took awards on docudays ua</text:a>
The authors of the leaflets were asked to support and extend the call to our Ukrainian people in the occupation to join the resistance.</text:p>
      <text:p text:style-name="P4">
«Russian. Do not return the mode. For Putin, all the mousser. Your, Russian, in the first. Do you want to live? Slash and transitions to the side of good. The foam is uninfected. The foam is a little life. Guaranteed, ”the printed postcards read. You don't want to die? Will you want to turn home? Do you want to drive Semu? Write down the contacts that hang out!”.</text:p>
      <text:p text:style-name="P4">
As it was reported, Russian invaders turn Mariupol and the surroundings into their military-logistics hub.</text:p>
      <text:p text:style-name="P4">
News Source: <text:a xlink:type="simple" xlink:href="https://www.ukrinform.ua/rubric-regions/3722901-u-mariupoli-partizani-rozkleili-listivki-iz-zaklikami-do-rosijskih-soldativ-zdavatisa.html" text:style-name="Internet_20_link" text:visited-style-name="Visited_20_Internet_20_Link">
https://www.ukrinform.ua/rubric-regions/3722901-u-mariupoli-partizani-rozkleili-listivki-iz-zaklikami-do-rosijskih-soldativ-zdavatisa.html</text:a>
</text:p>
      <!--NEWS-->
      <text:h text:style-name="P10" text:outline-level="1">
<text:span text:style-name="T4">
Zelensky: When the ruins disappear, it loses not just the aggressor, but the very idea of aggression</text:span>
</text:h>
      <text:p text:style-name="P4">
Authors: Ukrinform (Person)</text:p>
      <text:p text:style-name="P4">
Publisher: Укринформ (Organization)</text:p>
      <text:p text:style-name="P4">
Published Time: 2023-06-14T15:36:39+03:00</text:p>
      <text:p text:style-name="P4">
Modified Time: 2023-06-14T23:36:39+03:00</text:p>
      <text:p text:style-name="P4">
Description: We will rebuild everything, we will restore everything, and we already know exactly what steps in what timing and what strength to do to defeat Russian aggression and our reconstruction. When the ruins disappear, it will lose not just the aggressor, but the very idea of aggression.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СУ', 'Зеленський', 'Війна з Росією', '#stoprussia', 'ППО', 'Відбудова']</text:p>
      <text:p text:style-name="P4">
Type: Article</text:p>
      <!--METADATA-->
      <text:p text:style-name="P4">
<draw:frame draw:style-name="fr1" draw:name="Image49" text:anchor-type="as-char" svg:width="6.9236in" svg:height="3.956343in" draw:z-index="0">
<draw:image xlink:href="../Images/yкринформ/2023-06-14T15-36-39-03-00/630_360_1679682020-565.jpeg" xlink:type="simple" xlink:show="embed" xlink:actuate="onLoad" draw:mime-type="image/jpeg"/>
</draw:frame>
We will all restore, we will restore everything, and we already know exactly what steps in which timing to be done to defeat Russian aggression and our buildings. When the ruins disappear, it loses not just the aggressor, but the idea of aggression.</text:p>
      <text:p text:style-name="P4">
On this he emphasized in the evening <text:a xlink:type="simple" xlink:href="https://www.youtube.com/watch" text:style-name="Internet_20_link" text:visited-style-name="Visited_20_Internet_20_Link">
video.</text:a>
President Volodymyr Zelenskyy, reports Ukrinform.</text:p>
      <text:p text:style-name="P4">
<text:span text:style-name="T5">
Vido: <text:a xlink:type="simple" xlink:href="https://t.me/OP_UA/9725" text:style-name="Internet_20_link" text:visited-style-name="Visited_20_Internet_20_Link">
Presidential Office, Telegrams</text:a>
</text:span>
</text:p>
      <text:p text:style-name="P4">
_ <text:span text:style-name="T4">
 I wish health, dear Ukrainians!</text:span>
 _</text:p>
      <text:p text:style-name="P4">
He just spoke with President of Poland Andrzej Duda - an hour conversation, first and foremost. The situation on the battlefield now, weapons for our soldiers, shells. Thanked for the implementation of previous defense arrangements.</text:p>
      <text:p text:style-name="P4">
Of course, in each conversation we pay considerable attention to long -term safety of peace tharants, and not just for us. And always effective.</text:p>
      <text:p text:style-name="P4">
Poland quite realistically perceives the need for Ukraine's membership in NATO. And this objective need. Together, we develop a specific content for the Vilnius Alliance summit. This is exactly the moment when the Russian assumptions should be completely broken that someone in NATO is still afraid of Russia. Such assumptions feed Russian aggressive ambitions. We have and can neutralize them. Thank you for the support of Ukraine and the real strengthening of NATO.</text:p>
      <text:p text:style-name="P4">
Not only today, but also throughout the week, we are preparing for the restoration of Ukraine, which will take place next week. It will be a significant event, a very representative, which will unite the hypolitical, and business efforts to restore our country and the normal life of our people. The key Ukrainian principle is simple and fair, asam: no ruins in Ukraine will remain. We will rebuild everything, we will restore everything, and we know exactly what steps in what timing and what strength should be done to defeat Russian aggression and our reconstruction. When the ruins disappear, not just the aggressor, but the very idea of aggression. And it will be.</text:p>
      <text:p text:style-name="P4">
Every day, when preparing for this London Conference, we hold long and deep preparatory meetings - all the necessary state institutions are involved, different levels. And we do everything to our vision, the Ukrainian vision - as always, meaningful - the corresponding level of international arrangements has been prepared.Today he has signed new decrees on the celebration of our warriors by state -owned Air Force, our air defense, those heroes who save our people every day. Our intelligence officers and servicemen of the Armed Forces - a combat brigade of units were also awards. A total of 331 warriors. 331 Heroic life.</text:p>
      <text:p text:style-name="P4">
Please, always remember that we are all obliged in Ukraine to protect our people's lives and independence. Respect for our military, respect for our relatives of our soldiers, respect for the wives and men of all those who stood up for the state is certainly. Thanks to these people is a good thing. Ukraine is grateful, and it is worth showing daily.</text:p>
      <text:p text:style-name="P4">
Thank you all who are fighting and working for our victory!I especially thank everyone who is now in the battles in the east and south of our country opens the Ukrainian Strategic Space, the Space of Movement to Victory. I thank everyone who is now both in the footpath and in defense, who storms the positions of the invaders and who reflects their tours - thank you all, warriors, for bravery, for durability and for each meter!</text:p>
      <text:p text:style-name="P4">
_ <text:span text:style-name="T4">
 Glory to our heroes!</text:span>
 _</text:p>
      <text:p text:style-name="P4">
_<text:span text:style-name="T4">
 Glory to Ukraine!</text:span>
 _</text:p>
      <text:p text:style-name="P4">
News Source: <text:a xlink:type="simple" xlink:href="https://www.ukrinform.ua/rubric-vidbudova/3723020-zelenskij-koli-ruini-znikaut-to-prograe-ne-prosto-agresor-a-sama-idea-agresii.html" text:style-name="Internet_20_link" text:visited-style-name="Visited_20_Internet_20_Link">
https://www.ukrinform.ua/rubric-vidbudova/3723020-zelenskij-koli-ruini-znikaut-to-prograe-ne-prosto-agresor-a-sama-idea-agresii.html</text:a>
</text:p>
      <!--NEWS-->
      <text:h text:style-name="P10" text:outline-level="1">
<text:span text:style-name="T4">
The founding of the Nato -Ukraine Committee will bring political cooperation to a new level - Stoltenberg</text:span>
</text:h>
      <text:p text:style-name="P4">
Authors: Ukrinform (Person)</text:p>
      <text:p text:style-name="P4">
Publisher: Укринформ (Organization)</text:p>
      <text:p text:style-name="P4">
Published Time: 2023-06-14T15:53:00+03:00</text:p>
      <text:p text:style-name="P4">
Modified Time: 2023-06-14T15:53:00+03:00</text:p>
      <text:p text:style-name="P4">
Description: The development of cooperation between NATO and Ukraine, in particular, the transformation of the NATO-Ukraine commission into NATO-Ukraine Council, if allies agree, will bring the partnership between the parties to a new level. - Ukrinform.</text:p>
      <text:p text:style-name="P4">
Images: ['<text:a xlink:type="simple" xlink:href="https://static.ukrinform.com/photos/2023_02/thumb_files/630_360_1676717919-985.jpg" text:style-name="Internet_20_link" text:visited-style-name="Visited_20_Internet_20_Link">
630_360_16767...</text:a>
']</text:p>
      <text:p text:style-name="P4">
Tags: ['НАТО', 'Столтенберг']</text:p>
      <text:p text:style-name="P4">
Type: Article</text:p>
      <!--METADATA-->
      <text:p text:style-name="P4">
<draw:frame draw:style-name="fr1" draw:name="Image50" text:anchor-type="as-char" svg:width="6.9236in" svg:height="3.956343in" draw:z-index="0">
<draw:image xlink:href="../Images/yкринформ/2023-06-14T15-53-00-03-00/630_360_1676717919-985.jpg" xlink:type="simple" xlink:show="embed" xlink:actuate="onLoad" draw:mime-type="image/jpeg"/>
</draw:frame>
The development of the instruments of co-operation between NATO and Ukraine, in particular, the transformation of Nato-Ukraine to Nato-Ukraine Council, if allies agree, will bring the partnership between the parties to a new level.</text:p>
      <text:p text:style-name="P4">
This was announced today in Brussels during a press conference before the Alliance Ministers Defense meeting, NATO Secretary General Jens Stoltenberg, Ukrinform correspondent reports.</text:p>
      <text:p text:style-name="P4">
“There is a big difference between the commission and the council, when it comes to NATO structure. Therefore, the commission is the format of a meeting of allies with a partner country. During the commission, 31 units will meet Ukraine. We are unacceptable, we do not create structures - this is a platform for consultation with a corner. If the Allies agree to create a Nato -Ukraine Council, it will actually determine that 32 levels - 31 ally and Ukraine are encountered at one table and on the same conditions, ”said the Secretary General <text:a xlink:type="simple" xlink:href="https://www.ukrinform.ua/tag-nato" text:style-name="Internet_20_link" text:visited-style-name="Visited_20_Internet_20_Link">
NATO. </text:a>
<text:span text:style-name="T4">
 Read also: </text:span>
 <text:a xlink:type="simple" xlink:href="https://www.ukrinform.ua/rubric-ato/3722840-garantii-bezpeki-vid-nato-maut-zahistiti-ukrainu-vid-novoi-vijni-stoltenberg.html" text:style-name="Internet_20_link" text:visited-style-name="Visited_20_Internet_20_Link">
NATO security guarantees should protect Ukraine of the Record War - <text:span text:style-name="T4">
 TV </text:span>
 Enberg</text:a>
"It(Na-Ukraine Council-Ed.)There will be a body that can make decisions and vinmatate in -depth structures - such as subcommittees and the like. Therefore, the cestructure for a much deeper cooperation, which will allow together to make decisions together, if all parties of the Council agree. This will reflect the vast and noise of political partnership in relations between Ukraine and the allies of Ponato, ”Stoltenberg added.</text:p>
      <text:p text:style-name="P4">
It was reported that on July 11-12 in Vilnius there will be another NATO summit, during which Ukraine expects to receive a clear signpost for the promotion of NATO support membership, as well as security guarantees for a period that is a budget for alliance.</text:p>
      <text:p text:style-name="P4">
News Source: <text:a xlink:type="simple" xlink:href="https://www.ukrinform.ua/rubric-polytics/3722837-zasnuvanna-komitetu-natoukraina-vivede-politicne-spivrobitnictvo-na-novij-riven-stoltenberg.html" text:style-name="Internet_20_link" text:visited-style-name="Visited_20_Internet_20_Link">
https://www.ukrinform.ua/rubric-polytics/3722837-zasnuvanna-komitetu-natoukraina-vivede-politicne-spivrobitnictvo-na-novij-riven-stoltenberg.html</text:a>
</text:p>
      <!--NEWS-->
      <text:h text:style-name="P10" text:outline-level="1">
<text:span text:style-name="T4">
Nigeria sank the boat - over one hundred dead</text:span>
</text:h>
      <text:p text:style-name="P4">
Authors: Ukrinform (Person)</text:p>
      <text:p text:style-name="P4">
Publisher: Укринформ (Organization)</text:p>
      <text:p text:style-name="P4">
Published Time: 2023-06-14T15:55:00+03:00</text:p>
      <text:p text:style-name="P4">
Modified Time: 2023-06-14T15:55:00+03:00</text:p>
      <text:p text:style-name="P4">
Description: In the southwest of Nigeria, at least one hundred people were killed and even more missing after the boat overturned on the Niger River. - Ukrinform.</text:p>
      <text:p text:style-name="P4">
Images: ['<text:a xlink:type="simple" xlink:href="https://static.ukrinform.com/photos/2023_06/thumb_files/630_360_1686747985-579.png" text:style-name="Internet_20_link" text:visited-style-name="Visited_20_Internet_20_Link">
630_360_16867...</text:a>
']</text:p>
      <text:p text:style-name="P4">
Tags: ['Нігерія', 'Човен']</text:p>
      <text:p text:style-name="P4">
Type: Article</text:p>
      <!--METADATA-->
      <text:p text:style-name="P4">
<draw:frame draw:style-name="fr1" draw:name="Image51" text:anchor-type="as-char" svg:width="6.9236in" svg:height="3.956343in" draw:z-index="0">
<draw:image xlink:href="../Images/yкринформ/2023-06-14T15-55-00-03-00/630_360_1686747985-579.png" xlink:type="simple" xlink:show="embed" xlink:actuate="onLoad" draw:mime-type="image/png"/>
</draw:frame>
At least one hundred people were killed in a half -day west and even more consider to be in the way after Niger overturned and drown the boat on the river.</text:p>
      <text:p text:style-name="P4">
About it reports <text:a xlink:type="simple" xlink:href="https://www.bbc.com/news/world-africa-65901425" text:style-name="Internet_20_link" text:visited-style-name="Visited_20_Internet_20_Link">
BBC</text:a>
, reports Ukrinform.</text:p>
      <text:p text:style-name="P4">
As it is noted, the boat, who more than 300 people returned from the state of Qua to the staffer after the wedding ceremony, crashed into a tree floating in the water and interrupted.</text:p>
      <text:p text:style-name="P4">
The Qua police spokesman stated that search and rescue work is ongoing, and the dead of the dead would probably increase.</text:p>
      <text:p text:style-name="P4">
Water accidents in this part of Nigeria are widespread because people often use a water route to get to the rest of the country faster.</text:p>
      <text:p text:style-name="P4">
<text:span text:style-name="T4">
 Read also: </text:span>
 <text:a xlink:type="simple" xlink:href="https://www.ukrinform.ua/rubric-world/3721190-u-nigerii-zatrimali-kolisnogo-golovu-nacbanku.html" text:style-name="Internet_20_link" text:visited-style-name="Visited_20_Internet_20_Link">
in <text:span text:style-name="T4">
 Niger </text:span>
 it detained the former National Bank's head</text:a>
However, the owners of boats often overload shaky vessels, trying to make more money.</text:p>
      <text:p text:style-name="P4">
According to Ukrinform, according to Coast Guard, at least 32 migrants were mounted in the morning on Wednesday, when their boat <text:a xlink:type="simple" xlink:href="https://www.ukrinform.ua/rubric-world/3722799-u-grecii-kilkist-zertv-unaslidok-perekidanna-covna-z-migrantami-zrosla-do-32.html" text:style-name="Internet_20_link" text:visited-style-name="Visited_20_Internet_20_Link">
overturned and sank. </text:a>
<text:span text:style-name="T5">
Foto: getty</text:span>
</text:p>
      <text:p text:style-name="P4">
News Source: <text:a xlink:type="simple" xlink:href="https://www.ukrinform.ua/rubric-world/3722841-u-nigerii-zatonuv-coven-ponad-sto-ludej-zaginuli.html" text:style-name="Internet_20_link" text:visited-style-name="Visited_20_Internet_20_Link">
https://www.ukrinform.ua/rubric-world/3722841-u-nigerii-zatonuv-coven-ponad-sto-ludej-zaginuli.html</text:a>
</text:p>
      <!--NEWS-->
      <text:h text:style-name="P10" text:outline-level="1">
<text:span text:style-name="T4">
45 settlements remain flooded in Kherson region</text:span>
</text:h>
      <text:p text:style-name="P4">
Authors: Ukrinform (Person)</text:p>
      <text:p text:style-name="P4">
Publisher: Укринформ (Organization)</text:p>
      <text:p text:style-name="P4">
Published Time: 2023-06-14T15:56:00+03:00</text:p>
      <text:p text:style-name="P4">
Modified Time: 2023-06-14T15:56:00+03:00</text:p>
      <text:p text:style-name="P4">
Description: In Kherson, 45 settlements remain flooded as a result of the Kakhovskaya hydroelectric power station, of which 28 on the right bank of the Dnieper and 17 on the left. - Ukrinform.</text:p>
      <text:p text:style-name="P4">
Images: ['<text:a xlink:type="simple" xlink:href="https://static.ukrinform.com/photos/2023_06/thumb_files/630_360_1686291445-587.jpg" text:style-name="Internet_20_link" text:visited-style-name="Visited_20_Internet_20_Link">
630_360_16862...</text:a>
']</text:p>
      <text:p text:style-name="P4">
Tags: ['Херсонщина', 'Каховська ГЕС', 'Підтоплення']</text:p>
      <text:p text:style-name="P4">
Type: Article</text:p>
      <!--METADATA-->
      <text:p text:style-name="P4">
<draw:frame draw:style-name="fr1" draw:name="Image52" text:anchor-type="as-char" svg:width="6.9236in" svg:height="3.956343in" draw:z-index="0">
<draw:image xlink:href="../Images/yкринформ/2023-06-14T15-56-00-03-00/630_360_1686291445-587.jpg" xlink:type="simple" xlink:show="embed" xlink:actuate="onLoad" draw:mime-type="image/jpeg"/>
</draw:frame>
Nakherson region is flooded as a result of the blasting of the Kakhovka hydroelectric power station, 45 painted points remain, 28 of them on the right bank of the Dnieper and 17 on the left.</text:p>
      <text:p text:style-name="P4">
Such data are published on <text:a xlink:type="simple" xlink:href="https://t.me/khersonskaODA/6897" text:style-name="Internet_20_link" text:visited-style-name="Visited_20_Internet_20_Link">
telegram channel</text:a>
Kherson Ova, reports Ukrinform.</text:p>
      <text:p text:style-name="P4">
According to infographics, 3103 houses were flooded on the Right Bank.</text:p>
      <text:p text:style-name="P4">
According to 14.30, the average flooding level is 2 meters.</text:p>
      <text:p text:style-name="P4">
As reported by Ukrinform, on the night against June 6 <text:a xlink:type="simple" xlink:href="https://www.ukrinform.ua/rubric-other_news/3720776-pidriv-rosianami-kahovskoi-ges-usi-novini.html" text:style-name="Internet_20_link" text:visited-style-name="Visited_20_Internet_20_Link">
Russian army underblowing Kakhovka hydroelectric power station</text:a>
.</text:p>
      <text:p text:style-name="P4">
According to OVA, on June 14, as of the morning, the average level of flood was 2.13 meters. It is 32 centimeters less than the day before.</text:p>
      <text:p text:style-name="P4">
<text:span text:style-name="T4">
 Read also: </text:span>
 <text:a xlink:type="simple" xlink:href="https://www.ukrinform.ua/rubric-regions/3722794-rosiani-pisla-pidrivu-kahovskoi-ges-posilili-tisk-na-ziteliv-hersonsini-malar.html" text:style-name="Internet_20_link" text:visited-style-name="Visited_20_Internet_20_Link">
Russians, after undermining the Kakhovka hydroelectric power station, increased the pressure of the Kherson region - painter</text:a>
The Armed Forces liberated the right -bank part of the Kherson region, in particular the city <text:a xlink:type="simple" xlink:href="https://www.ukrinform.ua/tag-herson" text:style-name="Internet_20_link" text:visited-style-name="Visited_20_Internet_20_Link">
Kherson</text:a>
. The part of the region, located on the left of the Dnieper, is temporarily captured by Russian troops.</text:p>
      <text:p text:style-name="P4">
News Source: <text:a xlink:type="simple" xlink:href="https://www.ukrinform.ua/rubric-regions/3722849-na-hersonsini-zatoplenimi-lisautsa-45-naselenih-punktiv.html" text:style-name="Internet_20_link" text:visited-style-name="Visited_20_Internet_20_Link">
https://www.ukrinform.ua/rubric-regions/3722849-na-hersonsini-zatoplenimi-lisautsa-45-naselenih-punktiv.html</text:a>
</text:p>
      <!--NEWS-->
      <text:h text:style-name="P10" text:outline-level="1">
<text:span text:style-name="T4">
NATO security guarantees should protect Ukraine from a new war - Stoltenberg</text:span>
</text:h>
      <text:p text:style-name="P4">
Authors: Ukrinform (Person)</text:p>
      <text:p text:style-name="P4">
Publisher: Укринформ (Organization)</text:p>
      <text:p text:style-name="P4">
Published Time: 2023-06-14T15:57:00+03:00</text:p>
      <text:p text:style-name="P4">
Modified Time: 2023-06-14T15:57:00+03:00</text:p>
      <text:p text:style-name="P4">
Description: Security guarantees that NATO and individual Union countries can provide Ukraine after the war has been able to strengthen the Armed Forces and protect Ukraine from repetition of history and a new attack of Russia in the future. - Ukrinform.</text:p>
      <text:p text:style-name="P4">
Images: ['<text:a xlink:type="simple" xlink:href="https://static.ukrinform.com/photos/2021_12/thumb_files/630_360_1639653695-696.jpg" text:style-name="Internet_20_link" text:visited-style-name="Visited_20_Internet_20_Link">
630_360_16396...</text:a>
']</text:p>
      <text:p text:style-name="P4">
Tags: ['НАТО', 'Столтенберг', 'Війна з Росією', 'Гарантії безпеки']</text:p>
      <text:p text:style-name="P4">
Type: Article</text:p>
      <!--METADATA-->
      <text:p text:style-name="P4">
<draw:frame draw:style-name="fr1" draw:name="Image54" text:anchor-type="as-char" svg:width="6.9236in" svg:height="3.956343in" draw:z-index="0">
<draw:image xlink:href="../Images/yкринформ/2023-06-14T15-57-00-03-00/630_360_1639653695-696.jpg" xlink:type="simple" xlink:show="embed" xlink:actuate="onLoad" draw:mime-type="image/jpeg"/>
</draw:frame>
Guarantees of security, which NATO and individual adolescents can give Ukraine after the war of the war, should strengthen the capacity of the Armed Forces and protect Ukraine with the responsibility of Russia's history and a new attack of Russia in the future.</text:p>
      <text:p text:style-name="P4">
This was stated in Brussels during a press conference before the meeting of defense ministers, NATO Secretary General Jens Stoltenberg, responding to the calling of Ukrinform correspondent.</text:p>
      <text:p text:style-name="P4">
“In addition to immediate needs, we will discuss the long -term challenges that are pre -Ukraine and the decisions we can make within NATO. I have already mentioned the general program that the Allies agreed to start for Ukraine to help it move to NATO ... There are some member states that are discussing two-sided measures with Ukraine for the same purpose. Different forms of safety and safety frames should be ensured that Ukraine can receive for a long time to receive the system and the systems needed for its self -defense, ”Stoltenberg said.</text:p>
      <text:p text:style-name="P4">
<text:span text:style-name="T4">
 Read also: </text:span>
 <text:a xlink:type="simple" xlink:href="https://www.ukrinform.ua/rubric-ato/3722838-reznikov-obgovorit-iz-souznikami-po-nato-bagatoricnij-paket-dopomogi-stoltenberg.html" text:style-name="Internet_20_link" text:visited-style-name="Visited_20_Internet_20_Link">
Reznikov will discuss with NATO allies many years of help - <text:span text:style-name="T4">
 Stoltenberg </text:span>
</text:a>
He stressed that all these efforts have one clear goal. After the war, it is important to prevent the situation that Russia will be able to regroup its forces and re -dig into Ukraine. To this end, allies on the Alliance will work with Ukraine in order to move it from the equipment and doctrines of the post -Soviet era to modern standards and doctrines of NATO, which will allow it to achieve full -competence with the forces of the Alliance. Ukraine has already gone considerable to achieve this goal, as evidenced by the high level of its work with the Alliance.</text:p>
      <text:p text:style-name="P4">
At the same time, as the Secretary General [NATO] emphasized(https://www.ukrinform.ua/tag-nato), the main attention during the meeting of the commission-Ukraine will be paid to the immediate needs of Ukraine on the battlefield, to support it during the offensive and the liberation of its own territory from Russian ash.<text:span text:style-name="T4">
 Read also: </text:span>
 <text:a xlink:type="simple" xlink:href="https://www.ukrinform.ua/rubric-polytics/3722837-zasnuvanna-komitetu-natoukraina-vivede-politicne-spivrobitnictvo-na-novij-riven-stoltenberg.html" text:style-name="Internet_20_link" text:visited-style-name="Visited_20_Internet_20_Link">
Establishment of Nato -Ukraine Committee will bring political inconsistency to a new level - <text:span text:style-name="T4">
 Stoltenberg </text:span>
</text:a>
The NATO Secretary General reminded that he had just returned from Washington, where the UNSC from the United States to further support Ukraine.</text:p>
      <text:p text:style-name="P4">
It was reported that on July 11-12 in Vilnius there will be another NATO summit, during which Ukraine expects to obtain a clear signpost for the promotion of NATO support and security guarantees for the period required for the Alliance.</text:p>
      <text:p text:style-name="P4">
<text:span text:style-name="T5">
Foto: op</text:span>
</text:p>
      <text:p text:style-name="P4">
News Source: <text:a xlink:type="simple" xlink:href="https://www.ukrinform.ua/rubric-ato/3722840-garantii-bezpeki-vid-nato-maut-zahistiti-ukrainu-vid-novoi-vijni-stoltenberg.html" text:style-name="Internet_20_link" text:visited-style-name="Visited_20_Internet_20_Link">
https://www.ukrinform.ua/rubric-ato/3722840-garantii-bezpeki-vid-nato-maut-zahistiti-ukrainu-vid-novoi-vijni-stoltenberg.html</text:a>
</text:p>
      <!--NEWS-->
      <text:h text:style-name="P10" text:outline-level="1">
<text:span text:style-name="T4">
The enemy made 39 aircraft blows and made 62 shelling from the RSLS on the positions of our troops and settlements</text:span>
</text:h>
      <text:p text:style-name="P4">
Author: ['АРМІЯINFORM']</text:p>
      <text:p text:style-name="P4">
Time: 2023-06-14T16:00:00-04:00</text:p>
      <text:p text:style-name="P4">
Description: About the General Headquarters of the ZSU in the Operational INformation. “Sogodni Vnochi ... The war with Ukraine 2022, the war with Ukraine is the latest news today, the news of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5/630_360_1650977494-848.jpg" text:style-name="Internet_20_link" text:visited-style-name="Visited_20_Internet_20_Link">
630_360_1650977494-848.jpg</text:a>
']</text:p>
      <text:p text:style-name="P4">
Tags: ['STOPRUSSIA', 'АГРЕСІЯ РФ', 'ГШ ЗСУ']</text:p>
      <text:p text:style-name="P4">
Category: News</text:p>
      <!--METADATA-->
      <text:p text:style-name="P4">
<draw:frame draw:style-name="fr1" draw:name="Image55" text:anchor-type="as-char" svg:width="6.9236in" svg:height="3.956343in" draw:z-index="0">
<draw:image xlink:href="../Images/AРМІЯINFORM/2023-06-14T16-00-00-04-00/630_360_1650977494-848.jpg" xlink:type="simple" xlink:show="embed" xlink:actuate="onLoad" draw:mime-type="image/jpeg"/>
</draw:frame>
Illustrative Photo <text:span text:style-name="T4">
 🔥Set on Russian invasion </text:span>
</text:p>
      <text:p text:style-name="P4">
About it <text:a xlink:type="simple" xlink:href="https://www.facebook.com/GeneralStaff.ua/posts/pfbid0ALdc4XbaB7qyqsdnawdnEqz52UedLM1vVafepLHPoE3fYP9RpXfF4yTeGxcSLxNJl" text:style-name="Internet_20_link" text:visited-style-name="Visited_20_Internet_20_Link">
reports</text:a>
The General Staff of the Armed Forces in operational information.</text:p>
      <text:p text:style-name="P4">
“Tonight, Russian invaders attacked the territory of Ukraine with winged and Iranian shock UAVs like ShahED. Information on the consequence of this attack is currently clarified, ”the message reads.</text:p>
      <text:p text:style-name="P4">
In addition, the enemy caused 39 aviation strikes and carried out 62 shelling of the reactive volley fire systems at the positions of our troops and inhabited points.</text:p>
      <text:p text:style-name="P4">
News Source: <text:a xlink:type="simple" xlink:href="https://armyinform.com.ua/2023/06/14/vorog-zavdav-39-aviaczijnyh-udariv-ta-zdijsnyv-62-obstrily-z-rszv-po-pozycziyah-nashyh-vijsk-ta-naselenyh-punktah/" text:style-name="Internet_20_link" text:visited-style-name="Visited_20_Internet_20_Link">
https://armyinform.com.ua/2023/06/14/vorog-zavdav-39-aviaczijnyh-udariv-ta-zdijsnyv-62-obstrily-z-rszv-po-pozycziyah-nashyh-vijsk-ta-naselenyh-punktah/</text:a>
</text:p>
      <!--NEWS-->
      <text:h text:style-name="P10" text:outline-level="1">
<text:span text:style-name="T4">
Kingspan Group sells in Ukraine an investment prosect for more than $ 280 million - Shmigal</text:span>
</text:h>
      <text:p text:style-name="P4">
Authors: Ukrinform (Person)</text:p>
      <text:p text:style-name="P4">
Publisher: Укринформ (Organization)</text:p>
      <text:p text:style-name="P4">
Published Time: 2023-06-14T16:10:00+03:00</text:p>
      <text:p text:style-name="P4">
Modified Time: 2023-06-14T16:10:00+03:00</text:p>
      <text:p text:style-name="P4">
Description: The Irish company Kingspan Group sells a large investment project in Ukraine more than $ 280 million. - Ukrinform.</text:p>
      <text:p text:style-name="P4">
Images: ['<text:a xlink:type="simple" xlink:href="https://static.ukrinform.com/photos/2023_06/thumb_files/630_360_1686748622-353.jpeg" text:style-name="Internet_20_link" text:visited-style-name="Visited_20_Internet_20_Link">
630_360_16867...</text:a>
']</text:p>
      <text:p text:style-name="P4">
Tags: ['Інвестиції', 'Ірландія', 'Шмигаль']</text:p>
      <text:p text:style-name="P4">
Type: Article</text:p>
      <!--METADATA-->
      <text:p text:style-name="P4">
<draw:frame draw:style-name="fr1" draw:name="Image56" text:anchor-type="as-char" svg:width="6.9236in" svg:height="3.956343in" draw:z-index="0">
<draw:image xlink:href="../Images/yкринформ/2023-06-14T16-10-00-03-00/630_360_1686748622-353.jpeg" xlink:type="simple" xlink:show="embed" xlink:actuate="onLoad" draw:mime-type="image/jpeg"/>
</draw:frame>
The Irish company Kingspan Group sells a large investment in Ukraine more than $ 280 million.</text:p>
      <text:p text:style-name="P4">
This was reported in <text:a xlink:type="simple" xlink:href="https://t.me/Denys_Smyhal/5376" text:style-name="Internet_20_link" text:visited-style-name="Visited_20_Internet_20_Link">
telegram</text:a>
Prime Minister Denis Shmigal, Ukrinform reports.</text:p>
      <text:p text:style-name="P4">
"The Irish company Kingspan Group sells a large investment project in Ukraine with a volume of more than $ 280 million. Discussed with the management(https://www.ukrinform.ua/tag-investicii)Projects with significant investments, "- said the head of the government.</text:p>
      <text:p text:style-name="P4">
According to him, the government office of Ukraineinvest helps with the project.</text:p>
      <text:p text:style-name="P4">
The Prime Minister stressed that an important element of the project is the creation of more than 700 jobs. Ukraine, for its part, will facilitate the creation of infrastructure of the production enterprise.</text:p>
      <text:p text:style-name="P4">
Kingspan is one of the largest investors who came to Ukraine during a full -scale invasion of Russia. The company is the world leader in the scope of high -tech energy efficient construction materials. Ukraine will need them to rebuild destroyed housing, industrialized and other infrastructure.</text:p>
      <text:p text:style-name="P4">
*!(https://www.ukrinform.ua/rubric-vidbudova/3722407-urad-spramuvav-agentstvu-vidnovlenna-majze-18-milardiv-na-novu-programu-z-vidbudovi.html)It will also increase the standards of production processes in Ukraine to the level of world practices.</text:p>
      <text:p text:style-name="P4">
News Source: <text:a xlink:type="simple" xlink:href="https://www.ukrinform.ua/rubric-economy/3722846-kingspan-group-realizue-v-ukraini-investproekt-na-ponad-280-miljoniv-smigal.html" text:style-name="Internet_20_link" text:visited-style-name="Visited_20_Internet_20_Link">
https://www.ukrinform.ua/rubric-economy/3722846-kingspan-group-realizue-v-ukraini-investproekt-na-ponad-280-miljoniv-smigal.html</text:a>
</text:p>
      <!--NEWS-->
      <text:h text:style-name="P10" text:outline-level="1">
<text:span text:style-name="T4">
Luxembourg, Luxembourg's premiere opened a week of European films in Turkey</text:span>
</text:h>
      <text:p text:style-name="P4">
Authors: Ukrinform (Person)</text:p>
      <text:p text:style-name="P4">
Publisher: Укринформ (Organization)</text:p>
      <text:p text:style-name="P4">
Published Time: 2023-06-14T16:15:00+03:00</text:p>
      <text:p text:style-name="P4">
Modified Time: 2023-06-14T16:15:00+03:00</text:p>
      <text:p text:style-name="P4">
Description: The premiere of the Ukrainian film "Luxembourg, Luxembourg" was held in Ankara at the opening of "The Week of European Movies in Your City", organized by the European Union (EU) representation in Turkey. - Ukrinform.</text:p>
      <text:p text:style-name="P4">
Images: ['<text:a xlink:type="simple" xlink:href="https://static.ukrinform.com/photos/2023_06/thumb_files/630_360_1686751907-801.jpg" text:style-name="Internet_20_link" text:visited-style-name="Visited_20_Internet_20_Link">
630_360_16867...</text:a>
']</text:p>
      <text:p text:style-name="P4">
Tags: ['Люксембург', 'Туреччина', 'фільм']</text:p>
      <text:p text:style-name="P4">
Type: Article</text:p>
      <!--METADATA-->
      <text:p text:style-name="P4">
<draw:frame draw:style-name="fr1" draw:name="Image59" text:anchor-type="as-char" svg:width="6.9236in" svg:height="3.956343in" draw:z-index="0">
<draw:image xlink:href="../Images/yкринформ/2023-06-14T16-15-00-03-00/630_360_1686751907-801.jpg" xlink:type="simple" xlink:show="embed" xlink:actuate="onLoad" draw:mime-type="image/jpeg"/>
</draw:frame>
The premiere film "Luxembourg, Luxembourg" took place in Ankar at the opening of "Week of European Movies in Your City", organized(EU)In Turkey.</text:p>
      <text:p text:style-name="P4">
This was reported by Ukrinform correspondent.</text:p>
      <text:p text:style-name="P4">
“Such measures contribute to mutual cultural exchange, strengthen culturals, help people understand each other better. They also contribute to the subsistence of stereotypes. And today for the first show my Greek colleague is elected Ukrainian <text:a xlink:type="simple" xlink:href="https://www.ukrinform.ua/tag-film" text:style-name="Internet_20_link" text:visited-style-name="Visited_20_Internet_20_Link">
movie</text:a>
, making it a blurry point of view. And it's nice. But at the same time, I would like to mark the spirit of Ukraine, the efforts you make to protect your homeland. And we wish Ukraine success on this path, ”said Nicolaus Mer -Warrrriv at the opening of the EU Menoda Head of EU.</text:p>
      <text:p text:style-name="P4">
The Ambassador of Greece Christodulos Lazaris emphasized that the film was selected for the opening of an artistic and artistic point of view - the film "Luxembourg, Luxembourg" liked the most.</text:p>
      <text:p text:style-name="P4">
The Ambassador of Ukraine to Turkey Vasyl Bodnar stressed that the show of the Ukrainian pharynx is a manifestation of solidarity with Ukraine.</text:p>
      <text:p text:style-name="P4">
“We feel your support for both collective and personal. We will give you an endless one for that, ”Bodnar said.</text:p>
      <text:p text:style-name="P4">
The Ukrainian diplomat spoke about the help provided by the Greek Ambassador to orphans who were evacuated to Ankara from Odessa.</text:p>
      <text:p text:style-name="P4">
By sharing the impressions after the film shows, the audience in Ankara noted humor, the depth of the plot, a skillful combination of tragedy and comism, the ability to create a quality product with a limited budget.</text:p>
      <text:p text:style-name="P4">
*!(https://www.ukrinform.ua/rubric-culture/3713584-luksemburg-luksemburg-zibrav-ponad-32-miljoni-v-ukrainskomu-prokati.html)As it was reported, the movie "Luxembourg, Luxembourg" tells the story of twin-twins who learn that their long-disappeared father became ill with Ulyuxembourg, after which they go on a journey to see him for the last time. -The ward "Mound and Agregat" -to take Ramil and Amil Nasirov.</text:p>
      <text:p text:style-name="P4">
News Source: <text:a xlink:type="simple" xlink:href="https://www.ukrinform.ua/rubric-culture/3722889-premerou-luksemburg-luksemburg-vidkrili-tizden-evropejskih-filmiv-u-tureccini.html" text:style-name="Internet_20_link" text:visited-style-name="Visited_20_Internet_20_Link">
https://www.ukrinform.ua/rubric-culture/3722889-premerou-luksemburg-luksemburg-vidkrili-tizden-evropejskih-filmiv-u-tureccini.html</text:a>
</text:p>
      <!--NEWS-->
      <text:h text:style-name="P10" text:outline-level="1">
<text:span text:style-name="T4">
Case "Ukraine v.</text:span>
</text:h>
      <text:p text:style-name="P4">
Authors: Ukrinform (Person)</text:p>
      <text:p text:style-name="P4">
Publisher: Укринформ (Organization)</text:p>
      <text:p text:style-name="P4">
Published Time: 2023-06-14T16:17:00+03:00</text:p>
      <text:p text:style-name="P4">
Modified Time: 2023-06-14T16:17:00+03:00</text:p>
      <text:p text:style-name="P4">
Description: In the UN International Court of Justice today, the fourth day of public hearings in Ukraine against Russia on the violation of two conventions - on the fight against terrorism financing and the elimination of all forms of racial discrimination. - Ukrinform.</text:p>
      <text:p text:style-name="P4">
Images: ['<text:a xlink:type="simple" xlink:href="https://static.ukrinform.com/photos/2023_06/thumb_files/630_360_1686213585-713.jpg" text:style-name="Internet_20_link" text:visited-style-name="Visited_20_Internet_20_Link">
630_360_16862...</text:a>
']</text:p>
      <text:p text:style-name="P4">
Tags: ['Тероризм', 'Міжнародний суд ООН', 'Війна з Росією']</text:p>
      <text:p text:style-name="P4">
Type: Article</text:p>
      <!--METADATA-->
      <text:p text:style-name="P4">
<draw:frame draw:style-name="fr1" draw:name="Image62" text:anchor-type="as-char" svg:width="6.9236in" svg:height="3.956343in" draw:z-index="0">
<draw:image xlink:href="../Images/yкринформ/2023-06-14T16-17-00-03-00/630_360_1686213585-713.jpg" xlink:type="simple" xlink:show="embed" xlink:actuate="onLoad" draw:mime-type="image/jpeg"/>
</draw:frame>
The UN International Court of Public Hearings in the UN Court of Public Hearings in the Case of Ukraine on the violation of the two conventions - on the struggle of terrorism and the elimination of all forms of racial discrimination.</text:p>
      <text:p text:style-name="P4">
According to the Ukrinform correspondent, Russia will have a word on June 14.</text:p>
      <text:p text:style-name="P4">
The hearing is devoted to the consideration of the case.</text:p>
      <text:p text:style-name="P4">
Their broadcast passes <text:a xlink:type="simple" xlink:href="https://media.un.org/en/asset/k11/k11gg2hfws" text:style-name="Internet_20_link" text:visited-style-name="Visited_20_Internet_20_Link">
live</text:a>
In two official court languages -English and French.</text:p>
      <text:p text:style-name="P4">
As reported by Ukrinform, <text:a xlink:type="simple" xlink:href="https://www.ukrinform.ua/tag-miznarodnij-sud-oon" text:style-name="Internet_20_link" text:visited-style-name="Visited_20_Internet_20_Link">
UN International Court of Justice</text:a>
In June, he conducts public hearing in the case of Russia's consignment in combating the financing of terrorism and prozaboron of all forms of racial discrimination.</text:p>
      <text:p text:style-name="P4">
<text:span text:style-name="T4">
 Read also: </text:span>
 <text:a xlink:type="simple" xlink:href="https://www.ukrinform.ua/rubric-polytics/3721996-ukraina-u-miznarodnomu-sudi-oon-e-vsi-fakti-abi-pritagnuti-rosiu-do-vidpovidalnosti.html" text:style-name="Internet_20_link" text:visited-style-name="Visited_20_Internet_20_Link">
Ukraine in the UN International Court of Justice: There are all the facts to abandon Russia accountable</text:a>
There will be two rounds of speeches of the parties: on June 6 and 12, the word had the legal commission of Ukraine, on June 8 and 14, this opportunity was given to Russia.</text:p>
      <text:p text:style-name="P4">
On November 8, 2019, the United Nations International Court of Justice recognized its jurisdiction in the case of Russia's deployment of two conventions.</text:p>
      <text:p text:style-name="P4">
On January 16, 2017, Ukraine filed a lawsuit against the International Court of Justice against Russia's violation of the Convention on the Prohibition of Financing Terrorism and the Convention of Racial Discrimination.</text:p>
      <text:p text:style-name="P4">
News Source: <text:a xlink:type="simple" xlink:href="https://www.ukrinform.ua/rubric-polytics/3722866-sprava-ukraina-proti-rosii-u-miznarodnomu-sudi-oon-cetvertij-den-publicnih-sluhan.html" text:style-name="Internet_20_link" text:visited-style-name="Visited_20_Internet_20_Link">
https://www.ukrinform.ua/rubric-polytics/3722866-sprava-ukraina-proti-rosii-u-miznarodnomu-sudi-oon-cetvertij-den-publicnih-sluhan.html</text:a>
</text:p>
      <!--NEWS-->
      <text:h text:style-name="P10" text:outline-level="1">
<text:span text:style-name="T4">
Kherson museums identified three more paintings stolen by Russians</text:span>
</text:h>
      <text:p text:style-name="P4">
Authors: Ukrinform (Person)</text:p>
      <text:p text:style-name="P4">
Publisher: Укринформ (Organization)</text:p>
      <text:p text:style-name="P4">
Published Time: 2023-06-14T16:17:06+03:00</text:p>
      <text:p text:style-name="P4">
Modified Time: 2023-06-14T16:17:06+03:00</text:p>
      <text:p text:style-name="P4">
Description: The Kherson museums identified three more paintings that were stolen by Russian invaders and taken out into the temporarily occupied Crimea. - Ukrinform.</text:p>
      <text:p text:style-name="P4">
Images: ['<text:a xlink:type="simple" xlink:href="https://static.ukrinform.com/photos/2023_06/thumb_files/630_360_1686747696-165.jpg" text:style-name="Internet_20_link" text:visited-style-name="Visited_20_Internet_20_Link">
630_360_16867...</text:a>
']</text:p>
      <text:p text:style-name="P4">
Tags: ['Херсонщина', 'Культура', 'Музей', 'Картина']</text:p>
      <text:p text:style-name="P4">
Type: Article</text:p>
      <!--METADATA-->
      <text:p text:style-name="P4">
<draw:frame draw:style-name="fr1" draw:name="Image63" text:anchor-type="as-char" svg:width="6.9236in" svg:height="3.956343in" draw:z-index="0">
<draw:image xlink:href="../Images/yкринформ/2023-06-14T16-17-06-03-00/630_360_1686747696-165.jpg" xlink:type="simple" xlink:show="embed" xlink:actuate="onLoad" draw:mime-type="image/jpeg"/>
</draw:frame>
The Kherson Museums identified three more paintings that were stolen by Russian and exported to the temporarily occupied Crimea.</text:p>
      <text:p text:style-name="P4">
According to Ukrinform, it reports <text:a xlink:type="simple" xlink:href="https://www.facebook.com/art.museum.ks/posts/pfbid0BqTHPecQEPSdGFrv6Z7vgifZgbPkpjWAhpSVd8C6v86qDovY9TEtUt5yD2xnuyn9l" text:style-name="Internet_20_link" text:visited-style-name="Visited_20_Internet_20_Link">
Kherson Art Museum</text:a>
.</text:p>
      <text:p text:style-name="P4">
«Ідентифікація вкрадених творів мистецтва триває», - йдеться у повідомленні.</text:p>
      <text:p text:style-name="P4">
Для ідентифікації музейники скористалися світлиною із <text:a xlink:type="simple" xlink:href="https://www.ukrinform.ua/tag-simferopol" text:style-name="Internet_20_link" text:visited-style-name="Visited_20_Internet_20_Link">
 Сімферополя</text:a>
, on which a list of stolen works has been included. As it is noted, it was made on April 1, 2023 when signing a called "Treaty" on the storage of stolen works in the Central Museumaurida.</text:p>
      <text:p text:style-name="P4">
The list calculated a few more works, which are now one hundred percent illegal in the occupied Crimea. In particular, it is Ivan Hopkala Park, 1959.</text:p>
      <text:p text:style-name="P4">
Ivanagocala's picture "Park"</text:p>
      <text:p text:style-name="P4">
It is also the work of Mikhail Chepik, “Paris. Madeleine Boulevard ”, 1967. As it is concerned, the Ukrainian painter was known as a master of themed paintings of Ipeaza. The stolen work belongs to the famous Chepik series with types of France, which the artist created after his foreign creative business trips.</text:p>
      <text:p text:style-name="P4">
The painting of Mikhailchepik «Paris. Madeleine Boulevard ”<text:span text:style-name="T4">
 Read also: </text:span>
 <text:a xlink:type="simple" xlink:href="https://www.ukrinform.ua/rubric-culture/3690596-rosijskij-zagarbnik-sam-zadokumentuvav-kradizku-kartin-iz-hersonskogo-muzeu.html" text:style-name="Internet_20_link" text:visited-style-name="Visited_20_Internet_20_Link">
Russian invaders of Samzadokumented the theft of paintings from the Kherson Museum</text:a>
Another work is Yuri Balikov "Boats", 1979. According to the museum, the Ukrainian artist worked mainly in the field of easel painting, he is known as a master of genre painting, landscape painter, portraitist. Among the stolen is the artist's graphic work.</text:p>
      <text:p text:style-name="P4">
Yuriyabalikov's picture "Boats"</text:p>
      <text:p text:style-name="P4">
As <text:a xlink:type="simple" xlink:href="https://www.ukrinform.ua/rubric-regions/3719970-ukradeni-skarbi-hersonskih-muzeiv.html" text:style-name="Internet_20_link" text:visited-style-name="Visited_20_Internet_20_Link">
reported</text:a>
Ukrinform, Kherson Museums - Oleksiy Shovkunenko's Workerson Art Museum, began to identify the works of art that "floated" in Crimea. Currently, it can be argued that, under the guise of the so -called "evacuation", the invaders have removed more than 11 thousand arts of art from the museum.</text:p>
      <text:p text:style-name="P4">
<text:span text:style-name="T5">
Foto: Kherson Art Museum</text:span>
</text:p>
      <text:p text:style-name="P4">
News Source: <text:a xlink:type="simple" xlink:href="https://www.ukrinform.ua/rubric-culture/3722845-hersonski-muzejniki-identifikuvali-se-tri-kartini-vkradeni-rosianami.html" text:style-name="Internet_20_link" text:visited-style-name="Visited_20_Internet_20_Link">
https://www.ukrinform.ua/rubric-culture/3722845-hersonski-muzejniki-identifikuvali-se-tri-kartini-vkradeni-rosianami.html</text:a>
</text:p>
      <!--NEWS-->
      <text:h text:style-name="P10" text:outline-level="1">
<text:span text:style-name="T4">
In the Armed Forces urged to understand the delay in information about events at the front</text:span>
</text:h>
      <text:p text:style-name="P4">
Authors: Ukrinform (Person)</text:p>
      <text:p text:style-name="P4">
Publisher: Укринформ (Organization)</text:p>
      <text:p text:style-name="P4">
Published Time: 2023-06-14T16:25:07+03:00</text:p>
      <text:p text:style-name="P4">
Modified Time: 2023-06-14T16:25:07+03:00</text:p>
      <text:p text:style-name="P4">
Description: The defense forces urge Ukrainians to understand some information about events at the front, as the pause enables the Ukrainian military to study and take into account the enemy's reaction. - Ukrinform.</text:p>
      <text:p text:style-name="P4">
Images: ['<text:a xlink:type="simple" xlink:href="https://static.ukrinform.com/photos/2023_06/thumb_files/630_360_1686368008-969.jpg" text:style-name="Internet_20_link" text:visited-style-name="Visited_20_Internet_20_Link">
630_360_16863...</text:a>
']</text:p>
      <text:p text:style-name="P4">
Tags: ['ЗСУ', 'Війна з Росією', 'Контрнаступ']</text:p>
      <text:p text:style-name="P4">
Type: Article</text:p>
      <!--METADATA-->
      <text:p text:style-name="P4">
<draw:frame draw:style-name="fr1" draw:name="Image67" text:anchor-type="as-char" svg:width="6.9236in" svg:height="3.956343in" draw:z-index="0">
<draw:image xlink:href="../Images/yкринформ/2023-06-14T16-25-07-03-00/630_360_1686368008-969.jpg" xlink:type="simple" xlink:show="embed" xlink:actuate="onLoad" draw:mime-type="image/jpeg"/>
</draw:frame>
In Silhoboron, Ukrainians are understanding about the delay in some information about events on the front, since the pause enables the Ukrainian -naval to study and take into account the enemy's reaction.</text:p>
      <text:p text:style-name="P4">
According to Ukrinform, about it on <text:a xlink:type="simple" xlink:href="https://www.facebook.com/watch/" text:style-name="Internet_20_link" text:visited-style-name="Visited_20_Internet_20_Link">
Facebook</text:a>
The spokesman of the United Tavriysky's defense forces Valery Shershn said.</text:p>
      <text:p text:style-name="P4">
“We pay attention to the relevance of some information from a military operational-tactical point of view, since the pause makes it(https://www.ukrinform.ua/tag-fejk), manipulations and operate with this taking into account our interests. By holding certain news, we do not lose in the information field, it must be clearly understood that the amount of brightness of Russian military warriors does not mean that they prevail, ” - emphasized.</text:p>
      <text:p text:style-name="P4">
Sless informed that last day in the Tavriya direction of the Defense force, 1477 fire tasks were fulfilled.</text:p>
      <text:p text:style-name="P4">
<text:span text:style-name="T4">
 Read also: </text:span>
 <text:a xlink:type="simple" xlink:href="https://www.ukrinform.ua/rubric-regions/3722602-armia-rf-za-minulu-dobu-122-razi-obstrilala-zaporizku-oblast.html" text:style-name="Internet_20_link" text:visited-style-name="Visited_20_Internet_20_Link">
Army of the Russian Federation a day 122 times fired at the Zaporozhye region</text:a>
In particular, according to the spokesman, they continue to resist the assault on the Russian -occupied troops in the Avdeevsky direction. Instead, Berdyansk will be active in active defense, trying to crush the offensive actions of the Ukrainian group troops here. “The defenders of the Tavriysk direction confidently hold the defense and continue to destroy the enemy. In general, over the past, the opponent attacked our positions 20 times. In total, 559 ties were recorded during the day, ”the spokesman said.</text:p>
      <text:p text:style-name="P4">
Also, according to him, the Russian invaders continue the assault on Marinka capture and create the conditions for Avdiivka. Shershin informed that the forces of defense had repelled all hostile attacks in Marinka.</text:p>
      <text:p text:style-name="P4">
At the same time, the enemy performed Artobrats of Krasnogorivka, Georgiivka, Marinka, Maximilyanivka, Viceda and Novomikhailivka of Donetsk region.</text:p>
      <text:p text:style-name="P4">
<text:span text:style-name="T4">
 Read also: </text:span>
 <text:a xlink:type="simple" xlink:href="https://www.ukrinform.ua/rubric-ato/3722769-sili-oboroni-prodovzuut-nastup-na-bahmutskomu-ta-zaporizkomu-napramkah-malar.html" text:style-name="Internet_20_link" text:visited-style-name="Visited_20_Internet_20_Link">
Defense forces continue offensive in the Bakhmut Tazaposhi directions - painter</text:a>
</text:p>
      <text:p text:style-name="P4">
As reported by Ukrinform, in the Tavriysk direction, Russian troops were lost and wounded by nearly four company, <text:a xlink:type="simple" xlink:href="https://www.ukrinform.ua/rubric-ato/3722761-na-tavrijskomu-napramku-za-dobu-sili-oboroni-znisili-56-odinic-vorozoi-tehniki.html" text:style-name="Internet_20_link" text:visited-style-name="Visited_20_Internet_20_Link">
56 single -military equipment was destroyed. </text:a>
</text:p>
      <text:p text:style-name="P4">
News Source: <text:a xlink:type="simple" xlink:href="https://www.ukrinform.ua/rubric-ato/3722851-u-zsu-zaklikaut-iz-rozuminnam-stavitisa-do-zatrimki-informacii-pro-podii-na-fronti.html" text:style-name="Internet_20_link" text:visited-style-name="Visited_20_Internet_20_Link">
https://www.ukrinform.ua/rubric-ato/3722851-u-zsu-zaklikaut-iz-rozuminnam-stavitisa-do-zatrimki-informacii-pro-podii-na-fronti.html</text:a>
</text:p>
      <!--NEWS-->
      <text:h text:style-name="P10" text:outline-level="1">
<text:span text:style-name="T4">
Ukrainian farmers have attracted almost ₴ 37 billion loans since the beginning of the year</text:span>
</text:h>
      <text:p text:style-name="P4">
Authors: Ukrinform (Person)</text:p>
      <text:p text:style-name="P4">
Publisher: Укринформ (Organization)</text:p>
      <text:p text:style-name="P4">
Published Time: 2023-06-14T16:27:00+03:00</text:p>
      <text:p text:style-name="P4">
Modified Time: 2023-06-14T16:27:00+03:00</text:p>
      <text:p text:style-name="P4">
Description: Since the beginning of 2023, Ukrainian agro -enterprises have raised almost UAH 37 billion of bank loans as of June 14. - Ukrinform.</text:p>
      <text:p text:style-name="P4">
Images: ['<text:a xlink:type="simple" xlink:href="https://static.ukrinform.com/photos/2021_04/thumb_files/630_360_1618300798-391.jpg" text:style-name="Internet_20_link" text:visited-style-name="Visited_20_Internet_20_Link">
630_360_16183...</text:a>
']</text:p>
      <text:p text:style-name="P4">
Tags: ['Банк', 'Аграрії', 'Доступні кредити']</text:p>
      <text:p text:style-name="P4">
Type: Article</text:p>
      <!--METADATA-->
      <text:p text:style-name="P4">
<draw:frame draw:style-name="fr1" draw:name="Image68" text:anchor-type="as-char" svg:width="6.9236in" svg:height="3.956343in" draw:z-index="0">
<draw:image xlink:href="../Images/yкринформ/2023-06-14T16-27-00-03-00/630_360_1618300798-391.jpg" xlink:type="simple" xlink:show="embed" xlink:actuate="onLoad" draw:mime-type="image/jpeg"/>
</draw:frame>
Since the beginning of 2023, Ukrainian agricultural enterprises, as of June 14, attracted almost 37 million hryvnias of bank loans.</text:p>
      <text:p text:style-name="P4">
According to Ukrinform, it is reported <text:a xlink:type="simple" xlink:href="https://minagro.gov.ua/news/za-cej-rik-agropidpriyemstva-zaluchili-majzhe-37-milyardiv-griven-bankivskih-kreditiv" text:style-name="Internet_20_link" text:visited-style-name="Visited_20_Internet_20_Link">
press service of the Ministry of Agrarian Policy and Food of Ukraine. </text:a>
"Since the beginning of the year, 7.3 thousand Ukrainian agro -enterprises received almost 37 million hryvnias of bank <text:a xlink:type="simple" xlink:href="https://www.ukrinform.ua/tag-kredit" text:style-name="Internet_20_link" text:visited-style-name="Visited_20_Internet_20_Link">
loans</text:a>
on the development of farms. Of these, 5-7-9%have received UAH 21.8 billion under the state program "Available to credit 5-7-9%" of farms, "the message is in the message.</text:p>
      <text:p text:style-name="P4">
It is noted that the highest amount of loans under different programs received agrarians: Kyiv region - UAH 7.5 billion, Vinnytsia region - UAH 3.9 billion of Dnipropetrovsk region - UAH 3 billion. Agrarians of Kirovohrad region were used for UAH 2.8 billion and Odessa for UAH 2.5 billion.</text:p>
      <text:p text:style-name="P4">
*!(https://www.ukrinform.ua/rubric-economy/3722305-ukrainski-agrarii-cogoric-planuut-investuvati-u-novu-tehniku-majze-na-dovoennomu-rivni.html)As of June 14, 5,8 thousand agro-enterprises received UAH 21.8 billion under the state program "Available loans" 5-7-9 ". Under this program, the most credited agricultural farmers of the Kirovograd region were held: 838 farm stored UAH 2.49 billion. For 745 farms of Vinnytsia region, UAH 2.3 billion has already been allocated. In the Odessa region, UAH 2.1 billion received UAH 565. The Nakhiv region has UAH 2.1 billion received 467 farms.</text:p>
      <text:p text:style-name="P4">
As reported by Ukrinform, in March 2023 the government continued the program "Available loans of 5-7-9%" to support agricultural producers and successfully carry out a sowing campaign during martial law. For agrarian, the possibility of obtaining preferential loans under 0% per annum from the government at 80%. Thus, to obtain such financing, the pledge will be only 20% of the loan amount, the other 80% are provided by the state guarantee.</text:p>
      <text:p text:style-name="P4">
<text:span text:style-name="T5">
Foto: Shutterstock</text:span>
</text:p>
      <text:p text:style-name="P4">
News Source: <text:a xlink:type="simple" xlink:href="https://www.ukrinform.ua/rubric-economy/3722825-ukrainski-agrarii-z-pocatku-roku-zalucili-majze-37-milardiv-kreditiv.html" text:style-name="Internet_20_link" text:visited-style-name="Visited_20_Internet_20_Link">
https://www.ukrinform.ua/rubric-economy/3722825-ukrainski-agrarii-z-pocatku-roku-zalucili-majze-37-milardiv-kreditiv.html</text:a>
</text:p>
      <!--NEWS-->
      <text:h text:style-name="P10" text:outline-level="1">
<text:span text:style-name="T4">
Klitschko presented the creative scholarships of the mayor to talented children</text:span>
</text:h>
      <text:p text:style-name="P4">
Authors: Ukrinform (Person)</text:p>
      <text:p text:style-name="P4">
Publisher: Укринформ (Organization)</text:p>
      <text:p text:style-name="P4">
Published Time: 2023-06-14T16:29:00+03:00</text:p>
      <text:p text:style-name="P4">
Modified Time: 2023-06-14T16:29:00+03:00</text:p>
      <text:p text:style-name="P4">
Description: Kyiv Mayor Vitaliy Klitschko presented creative scholarships of the Kyiv Mayor to talented children - students of art education institutions of the capital. - Ukrinform.</text:p>
      <text:p text:style-name="P4">
Images: ['<text:a xlink:type="simple" xlink:href="https://static.ukrinform.com/photos/2023_06/thumb_files/630_360_1686747060-2310.jpeg" text:style-name="Internet_20_link" text:visited-style-name="Visited_20_Internet_20_Link">
630_360_16867...</text:a>
']</text:p>
      <text:p text:style-name="P4">
Tags: ['Діти', 'КМДА', 'Стипендія', 'Віталій Кличко', 'Київ']</text:p>
      <text:p text:style-name="P4">
Type: Article</text:p>
      <!--METADATA-->
      <text:p text:style-name="P4">
<draw:frame draw:style-name="fr1" draw:name="Image70" text:anchor-type="as-char" svg:width="6.9236in" svg:height="3.956343in" draw:z-index="0">
<draw:image xlink:href="../Images/yкринформ/2023-06-14T16-29-00-03-00/630_360_1686747060-2310.jpeg" xlink:type="simple" xlink:show="embed" xlink:actuate="onLoad" draw:mime-type="image/jpeg"/>
</draw:frame>
Vitaliy Klitschko Merryki presented creative scholarships of the Kyiv mayor to children - students of art education institutions of the capital.</text:p>
      <text:p text:style-name="P4">
According to Ukrinform, it reports <text:a xlink:type="simple" xlink:href="https://kyivcity.gov.ua/news/vitaliy_klichko_vruchiv_talanovitim_dityam__laureatam_mizhnarodnikh_ta_vseukranskikh_konkursiv_tvorchi_stipendi_kivskogo_miskogo_golovi_foto/" text:style-name="Internet_20_link" text:visited-style-name="Visited_20_Internet_20_Link">
Kyiv City State Administration</text:a>
.</text:p>
      <text:p text:style-name="P4">
Іменну творчу стипендію лауреатам міжнародних та всеукраїнських конкурсівстолична влада започаткувала в 1997 році. Вперше стипендії вручили 1 червня –у Міжнародний день захисту дітей, і це стало традицією.</text:p>
      <text:p text:style-name="P4">
“Але цьогоріч саме у День захисту дітей сталася трагедія. Під час обстрілуросійськими варварами біля укриття в Деснянському районі столиці загинулилюди. В тому числі одна дитина. Тому наша з вами зустріч тоді не відбулася, іми зустрічаємось сьогодні”, - зазначив Кличко.</text:p>
      <text:p text:style-name="P4">
<text:span text:style-name="T4">
Читайте також:</text:span>
 <text:a xlink:type="simple" xlink:href="https://www.ukrinform.ua/rubric-society/3717254-u-kanadi-zapocatkuvali-osvitnu-stipendiu-dla-ukrainciv.html" text:style-name="Internet_20_link" text:visited-style-name="Visited_20_Internet_20_Link">
 У <text:span text:style-name="T4">
Канаді</text:span>
 <text:span text:style-name="T4">
започаткували</text:span>
 <text:span text:style-name="T4">
освітню</text:span>
 <text:span text:style-name="T4">
стипендію</text:span>
<text:span text:style-name="T4">
для</text:span>
 <text:span text:style-name="T4">
українців</text:span>
 </text:a>
He informed that in 1997, 45 scholarships were installed in the capital at 300 UAH. Gradually their number and size increased. For almost 10 years, 75 kids are receiving scholarships of 1000 UAH.</text:p>
      <text:p text:style-name="P4">
"This year, 119 candidates from 43 artistic educational institutions of the city were presented for scholarships," added <text:a xlink:type="simple" xlink:href="https://www.ukrinform.ua/tag-vitalij-klicko" text:style-name="Internet_20_link" text:visited-style-name="Visited_20_Internet_20_Link">
Klitschko</text:a>
 .</text:p>
      <text:p text:style-name="P4">
</text:p>
      <text:p text:style-name="P4">
As the mayor of Kyiv said, “Selection of scholarship candidates is a difficult thing. After all, despite the war and difficult circumstances, the young people of Kiev - choreographers, vocalists, instruments, artists, were able to introduce Ukraine dignity at numerous all -Ukrainian and international competitions. In particular in Poland, Spain, Montenegro, Georgia, Austria and other countries. ”</text:p>
      <text:p text:style-name="P4">
As reported by Ukrinform, in June the Ministry of Education and Science [identified 14 winners of the XXIII International Competition in Ukrainian. Peter Yatsik]](https://www.ukrinform.ua/rubric-society/3718602-v-ukraini-obrali-peremozciv-konkursu-acika-akim-priznacili-stipendii-prezidenta.html), which is appointed scholarships of the President of Ukraine.</text:p>
      <text:p text:style-name="P4">
News Source: <text:a xlink:type="simple" xlink:href="https://www.ukrinform.ua/rubric-kyiv/3722839-klicko-vruciv-talanovitim-ditam-tvorci-stipendii-miskogo-golovi.html" text:style-name="Internet_20_link" text:visited-style-name="Visited_20_Internet_20_Link">
https://www.ukrinform.ua/rubric-kyiv/3722839-klicko-vruciv-talanovitim-ditam-tvorci-stipendii-miskogo-golovi.html</text:a>
</text:p>
      <!--NEWS-->
      <text:h text:style-name="P10" text:outline-level="1">
<text:span text:style-name="T4">
The number of victims of religious cult in Kenya exceeded 300 people</text:span>
</text:h>
      <text:p text:style-name="P4">
Authors: Ukrinform (Person)</text:p>
      <text:p text:style-name="P4">
Publisher: Укринформ (Organization)</text:p>
      <text:p text:style-name="P4">
Published Time: 2023-06-14T16:30:28+03:00</text:p>
      <text:p text:style-name="P4">
Modified Time: 2023-06-14T16:30:28+03:00</text:p>
      <text:p text:style-name="P4">
Description: The number of victims of the Kenyan cult of famine exceeded 300 people after the authorities exhumed new found bodies in the Shakachal forest. - Ukrinform.</text:p>
      <text:p text:style-name="P4">
Images: ['<text:a xlink:type="simple" xlink:href="https://static.ukrinform.com/photos/2023_04/thumb_files/630_360_1682404748-923.jpg" text:style-name="Internet_20_link" text:visited-style-name="Visited_20_Internet_20_Link">
630_360_16824...</text:a>
']</text:p>
      <text:p text:style-name="P4">
Tags: ['Голод', 'Кенія', 'Релігія']</text:p>
      <text:p text:style-name="P4">
Type: Article</text:p>
      <!--METADATA-->
      <text:p text:style-name="P4">
<draw:frame draw:style-name="fr1" draw:name="Image72" text:anchor-type="as-char" svg:width="6.9236in" svg:height="3.956343in" draw:z-index="0">
<draw:image xlink:href="../Images/yкринформ/2023-06-14T16-30-28-03-00/630_360_1682404748-923.jpg" xlink:type="simple" xlink:show="embed" xlink:actuate="onLoad" draw:mime-type="image/jpeg"/>
</draw:frame>
The number of sacrifices of the Kenyan cult of famine exceeded 300 people after the authorities exhilarated new found bodies in the Shakahola forest.</text:p>
      <text:p text:style-name="P4">
According to Ukrinform, it reports <text:a xlink:type="simple" xlink:href="https://www.reuters.com/world/africa/death-toll-kenyan-doomsday-cult-crosses-300-2023-06-13/" text:style-name="Internet_20_link" text:visited-style-name="Visited_20_Internet_20_Link">
Reuters.</text:a>
After exhumation, 19 more bodies in the Shakachal forest, the victims of the cult who died by the hungry <text:a xlink:type="simple" xlink:href="https://www.ukrinform.ua/tag-smert" text:style-name="Internet_20_link" text:visited-style-name="Visited_20_Internet_20_Link">
death</text:a>
, 303 people are officially respected.</text:p>
      <text:p text:style-name="P4">
According to the authorities, the dead were members of the International Church of the Good News, headed by Mackenzi Paul, who is accused of ordering his entertainment to be hungry for himself and his children so that they could get nanabes before the end of the world.</text:p>
      <text:p text:style-name="P4">
Last week, investigators expanded their searches to cover more Uregion and try to find more victims.</text:p>
      <text:p text:style-name="P4">
<text:span text:style-name="T4">
 Read also: </text:span>
 [in <text:span text:style-name="T4">
 Kenya </text:span>
 renewed the search(https://www.ukrinform.ua/rubric-world/3706841-u-kenii-ponovili-posuk-zertv-sektantskogo-kultu-aki-pomerli-vid-golodu.html)"More than 600 people are still considered missing," said Roda Onyancha, a regional official.</text:p>
      <text:p text:style-name="P4">
Mackenzie's cult leader surrendered to police in April. Last month, he was charged with bail.</text:p>
      <text:p text:style-name="P4">
As reported by Ukrinform, in the Kenyan Forest Shakachal <text:a xlink:type="simple" xlink:href="https://www.ukrinform.ua/rubric-world/3708926-kilkist-zertv-religijnogo-kultu-v-kenii-zrosla-do-201.html" text:style-name="Internet_20_link" text:visited-style-name="Visited_20_Internet_20_Link">
found another 22 bodies of sacrifice</text:a>
The culture of the end of the world, the total number of victims reached 201 people.</text:p>
      <text:p text:style-name="P4">
News Source: <text:a xlink:type="simple" xlink:href="https://www.ukrinform.ua/rubric-world/3722856-kilkist-zertv-religijnogo-kultu-v-kenii-perevisila-300-osib.html" text:style-name="Internet_20_link" text:visited-style-name="Visited_20_Internet_20_Link">
https://www.ukrinform.ua/rubric-world/3722856-kilkist-zertv-religijnogo-kultu-v-kenii-perevisila-300-osib.html</text:a>
</text:p>
      <!--NEWS-->
      <text:h text:style-name="P10" text:outline-level="1">
<text:span text:style-name="T4">
Yuri Virt officially left "Heather"</text:span>
</text:h>
      <text:p text:style-name="P4">
Authors: Ukrinform (Person)</text:p>
      <text:p text:style-name="P4">
Publisher: Укринформ (Organization)</text:p>
      <text:p text:style-name="P4">
Published Time: 2023-06-14T16:33:55+03:00</text:p>
      <text:p text:style-name="P4">
Modified Time: 2023-06-14T16:33:55+03:00</text:p>
      <text:p text:style-name="P4">
Description: Rivne coach Yuri Veres left the club. - Ukrinform.</text:p>
      <text:p text:style-name="P4">
Images: ['<text:a xlink:type="simple" xlink:href="https://static.ukrinform.com/photos/2023_06/thumb_files/630_360_1686749547-255.jpg" text:style-name="Internet_20_link" text:visited-style-name="Visited_20_Internet_20_Link">
630_360_16867...</text:a>
']</text:p>
      <text:p text:style-name="P4">
Tags: ['Футбол', 'Верес']</text:p>
      <text:p text:style-name="P4">
Type: Article</text:p>
      <!--METADATA-->
      <text:p text:style-name="P4">
<draw:frame draw:style-name="fr1" draw:name="Image73" text:anchor-type="as-char" svg:width="6.9236in" svg:height="3.956343in" draw:z-index="0">
<draw:image xlink:href="../Images/yкринформ/2023-06-14T16-33-55-03-00/630_360_1686749547-255.jpg" xlink:type="simple" xlink:show="embed" xlink:actuate="onLoad" draw:mime-type="image/jpeg"/>
</draw:frame>
The coach of Yuri Veres left the club.</text:p>
      <text:p text:style-name="P4">
This was reported <text:a xlink:type="simple" xlink:href="https://nkveres.com/ofitsiyno-yuriy-virt-zalishae-veres" text:style-name="Internet_20_link" text:visited-style-name="Visited_20_Internet_20_Link">
press service</text:a>
Heather, Ukrinform reports.</text:p>
      <text:p text:style-name="P4">
“We sincerely thank the mentor during the years of joint victories and we wish the successful success. Thank you, coach. For victories, achievements, work, sincerity, this path traveled together, ”the Heather's message reads.</text:p>
      <text:p text:style-name="P4">
The 49 -year -old Ukrainian trained the Rivne Club for exactly 4 years - from June 14, 2019. It was his second event in the team, earlier he worked in Veres in 2016-2017.</text:p>
      <text:p text:style-name="P4">
Under the guidance of Verta Veres spent 111 matches: 54 wins, 21 draws and 36 times with a total score of 168: 122.</text:p>
      <text:p text:style-name="P4">
As it was reported, he was headed by Verz Veres in the 2020/2021 season for the first time in his history won the First League of Ukraine.</text:p>
      <text:p text:style-name="P4">
*!(https://www.ukrinform.ua/rubric-sports/3722806-futbolisti-veresa-zalisatsa-u-premerlizi.html)In the last matches, under his leadership, Veres kept a registration in the UPL after the post -style matches with Zaporizhzhya Metallurg - 0: 1, 6: 1.</text:p>
      <text:p text:style-name="P4">
Photo: nkvers.com</text:p>
      <text:p text:style-name="P4">
News Source: <text:a xlink:type="simple" xlink:href="https://www.ukrinform.ua/rubric-sports/3722859-urij-virt-oficijno-zalisiv-veres.html" text:style-name="Internet_20_link" text:visited-style-name="Visited_20_Internet_20_Link">
https://www.ukrinform.ua/rubric-sports/3722859-urij-virt-oficijno-zalisiv-veres.html</text:a>
</text:p>
      <!--NEWS-->
      <text:h text:style-name="P10" text:outline-level="1">
<text:span text:style-name="T4">
Belling's Englishman became a new Real Madrid football player</text:span>
</text:h>
      <text:p text:style-name="P4">
Authors: Ukrinform (Person)</text:p>
      <text:p text:style-name="P4">
Publisher: Укринформ (Organization)</text:p>
      <text:p text:style-name="P4">
Published Time: 2023-06-14T16:40:24+03:00</text:p>
      <text:p text:style-name="P4">
Modified Time: 2023-06-14T16:40:24+03:00</text:p>
      <text:p text:style-name="P4">
Description: Real has officially announced the transfer of the former midfielder of Dortmund Borussia, Juda Bellingem. - Ukrinform.</text:p>
      <text:p text:style-name="P4">
Images: ['<text:a xlink:type="simple" xlink:href="https://static.ukrinform.com/photos/2023_06/thumb_files/630_360_1686749942-341.jpg" text:style-name="Internet_20_link" text:visited-style-name="Visited_20_Internet_20_Link">
630_360_16867...</text:a>
']</text:p>
      <text:p text:style-name="P4">
Tags: ['Футбол', 'Реал Мадрид']</text:p>
      <text:p text:style-name="P4">
Type: Article</text:p>
      <!--METADATA-->
      <text:p text:style-name="P4">
<draw:frame draw:style-name="fr1" draw:name="Image74" text:anchor-type="as-char" svg:width="6.9236in" svg:height="3.956343in" draw:z-index="0">
<draw:image xlink:href="../Images/yкринформ/2023-06-14T16-40-24-03-00/630_360_1686749942-341.jpg" xlink:type="simple" xlink:show="embed" xlink:actuate="onLoad" draw:mime-type="image/jpeg"/>
</draw:frame>
Real has officially announced the transfer of the former midfielder of Dortmund Borussia, Juda Bellingem.</text:p>
      <text:p text:style-name="P4">
This was reported <text:a xlink:type="simple" xlink:href="https://twitter.com/realmadrid/status/1668921943053983748" text:style-name="Internet_20_link" text:visited-style-name="Visited_20_Internet_20_Link">
press service</text:a>
"creamy" caliper, reports Ukrinform.</text:p>
      <text:p text:style-name="P4">
A 19-year-old Englishman signed a contract with the Madrid club by 2029.</text:p>
      <text:p text:style-name="P4">
The player's presentation and press conference will take place tomorrow, June 15.</text:p>
      <text:p text:style-name="P4">
<text:span text:style-name="T4">
 Read also: </text:span>
 <text:a xlink:type="simple" xlink:href="https://www.ukrinform.ua/rubric-sports/3717931-azar-naprikinci-sezonu-zalisit-real.html" text:style-name="Internet_20_link" text:visited-style-name="Visited_20_Internet_20_Link">
Azar at the end of the season will leave "Real"</text:a>
Earlier, Borussia Dortmund announced that she agreed with the "Real Madrid" for 103 million euros + bonuses.</text:p>
      <text:p text:style-name="P4">
Photo: Getty Images</text:p>
      <text:p text:style-name="P4">
News Source: <text:a xlink:type="simple" xlink:href="https://www.ukrinform.ua/rubric-sports/3722860-angliec-bellingem-stav-novim-futbolistom-reala.html" text:style-name="Internet_20_link" text:visited-style-name="Visited_20_Internet_20_Link">
https://www.ukrinform.ua/rubric-sports/3722860-angliec-bellingem-stav-novim-futbolistom-reala.html</text:a>
</text:p>
      <!--NEWS-->
      <text:h text:style-name="P10" text:outline-level="1">
<text:span text:style-name="T4">
The Russians try to exchange their civilians who were captured by the Lubinets</text:span>
</text:h>
      <text:p text:style-name="P4">
Authors: Ukrinform (Person)</text:p>
      <text:p text:style-name="P4">
Publisher: Укринформ (Organization)</text:p>
      <text:p text:style-name="P4">
Published Time: 2023-06-14T16:41:00+03:00</text:p>
      <text:p text:style-name="P4">
Modified Time: 2023-06-14T23:41:00+03:00</text:p>
      <text:p text:style-name="P4">
Description: The Russian Federation manipulates and tries to change their civilians who are captured by their own military personnel. - Ukrinform.</text:p>
      <text:p text:style-name="P4">
Images: ['<text:a xlink:type="simple" xlink:href="https://static.ukrinform.com/photos/2023_06/thumb_files/630_360_1686754926-539.jpg" text:style-name="Internet_20_link" text:visited-style-name="Visited_20_Internet_20_Link">
630_360_16867...</text:a>
']</text:p>
      <text:p text:style-name="P4">
Tags: ['Списки полонених', 'Полонені', 'Дмитро Лубінець']</text:p>
      <text:p text:style-name="P4">
Type: Article</text:p>
      <!--METADATA-->
      <text:p text:style-name="P4">
<draw:frame draw:style-name="fr1" draw:name="Image75" text:anchor-type="as-char" svg:width="6.9236in" svg:height="3.956343in" draw:z-index="0">
<draw:image xlink:href="../Images/yкринформ/2023-06-14T16-41-00-03-00/630_360_1686754926-539.jpg" xlink:type="simple" xlink:show="embed" xlink:actuate="onLoad" draw:mime-type="image/jpeg"/>
</draw:frame>
In every way, Russian federation manipulates and tries to replace the enthusiasm for their own military personnel.</text:p>
      <text:p text:style-name="P4">
According to Ukrinform, Dmitrytrolubinets reports about it in [Facebook].(https://www.facebook.com/dmytro.lubinets/posts/pfbid0xbpFd7KV8TLzJ55iHJ8FEswbtqjLdTmp8BADk1TstBGKr4a3QWwrYbcrKigTxtYnl).</text:p>
      <text:p text:style-name="P4">
"Цивільні громадяни – це заручники. РФ повинна повернути їх без жодних умов, ане залучати в процес обміну військовополоненими!Наразі у Реєстрі зниклихбезвісти за особливих обставин з 24 лютого 2022 року – понад 25 тисячукраїнців. Серед них – 20 тисяч цивільних. Росіяни всіма способами маніпулюютьі намагаються поміняти захоплених ними цивільних на власнихвійськовослужбовців", - зазначив Лубінець.</text:p>
      <text:p text:style-name="P4">
<text:span text:style-name="T4">
Читайте також:</text:span>
 <text:a xlink:type="simple" xlink:href="https://www.ukrinform.ua/rubric-society/3721599-rosiani-na-zahoplenih-teritoriah-militarizuut-ditej-lubinec.html" text:style-name="Internet_20_link" text:visited-style-name="Visited_20_Internet_20_Link">
 Росіяни на захоплених територіях мілітаризують дітей -<text:span text:style-name="T4">
Лубінец</text:span>
 ь </text:a>
He stressed that the Russian side has no legal grounds for detention of civilians. "Civilians, civilians, should not be united at all, and if this happens, they must be released immediately!" - emphasized.</text:p>
      <text:p text:style-name="P4">
However, according to him, in Russia for everything, criminal motives. The Russian Federation is delayed citizens, because, first, it uses terror in relation to civilians, as a tool of influence on the position of Ukraine in the context of achieving military-political goals. The Russians understand that every civilian is released - a guide to how the Russian Federation has violated international rules. Secondly, it is a way of sowing among Ukrainians and igniting the rage of state bodies and power in general.</text:p>
      <text:p text:style-name="P4">
"In this context, a terrorist country uses a number of manipulative judgments. Unfortunately, most of them really affect Ukrainians. Among such assertions-" Ukraine refused to return their people "," Ukrainians are not going to return to their homeland "," Civil hostages are criminals "and criminals." Others, ”Lubinets said.</text:p>
      <text:p text:style-name="P4">
<text:span text:style-name="T4">
 Read also: </text:span>
 <text:a xlink:type="simple" xlink:href="https://www.ukrinform.ua/rubric-crimea/3722344-krimskogo-tatarina-ibraimova-rosiani-pozbavili-likiv-pered-etapuvannam-lubinec.html" text:style-name="Internet_20_link" text:visited-style-name="Visited_20_Internet_20_Link">
Crimean Tartar Ibraimov Russians deprived the drugs before the stage - <text:span text:style-name="T4">
 Lubinets </text:span>
 b</text:a>
He emphasized that all this was propaganda narratives of the Russian Federation.However, according to him, this attempts do not stop there - work continues, Protena can always be talked about. Ukraine is trying to at least a way to verify and return home to Ukrainian citizens.</text:p>
      <text:p text:style-name="P4">
"I see every comment and a call for the return of civilians. We are also constantly meeting the family whose relatives are in captivity. And on all sites we talk about civilian hostages, we demand that the world reaches the national fact that the fact is rigidly, to exclude pressure to exclude the Russian Federation from organizations, to exclude Russian Where this terrorist country has its voice, "Lubinets summed up.</text:p>
      <text:p text:style-name="P4">
As reported by Ukrinform, on June 14, the Coordination Headquarters on the treatment of prisoners of war discussed the issue of returning civilians from Russia.</text:p>
      <text:p text:style-name="P4">
Photo: Dmitry Lubinets, Facebook</text:p>
      <text:p text:style-name="P4">
News Source: <text:a xlink:type="simple" xlink:href="https://www.ukrinform.ua/rubric-ato/3722910-rosiani-namagautsa-obminati-zahoplenih-nimi-civilnih-na-vijskovosluzbovciv-lubinec.html" text:style-name="Internet_20_link" text:visited-style-name="Visited_20_Internet_20_Link">
https://www.ukrinform.ua/rubric-ato/3722910-rosiani-namagautsa-obminati-zahoplenih-nimi-civilnih-na-vijskovosluzbovciv-lubinec.html</text:a>
</text:p>
      <!--NEWS-->
      <text:h text:style-name="P10" text:outline-level="1">
<text:span text:style-name="T4">
Vereshchuk urged the embassies to prevent the stay of their citizens in the occupied Russian territories</text:span>
</text:h>
      <text:p text:style-name="P4">
Authors: Ukrinform (Person)</text:p>
      <text:p text:style-name="P4">
Publisher: Укринформ (Organization)</text:p>
      <text:p text:style-name="P4">
Published Time: 2023-06-14T16:41:16+03:00</text:p>
      <text:p text:style-name="P4">
Modified Time: 2023-06-14T16:41:16+03:00</text:p>
      <text:p text:style-name="P4">
Description: Irina Vereshchuk called on the embassies of foreign countries to take measures to exclude the illegal stay of their citizens in the temporarily occupied territories of Ukraine. - Ukrinform.</text:p>
      <text:p text:style-name="P4">
Images: ['<text:a xlink:type="simple" xlink:href="https://static.ukrinform.com/photos/2023_05/thumb_files/630_360_1685552273-524.jpg" text:style-name="Internet_20_link" text:visited-style-name="Visited_20_Internet_20_Link">
630_360_16855...</text:a>
']</text:p>
      <text:p text:style-name="P4">
Tags: ['Крим', 'Верещук', 'Мінреінтеграції']</text:p>
      <text:p text:style-name="P4">
Type: Article</text:p>
      <!--METADATA-->
      <text:p text:style-name="P4">
<draw:frame draw:style-name="fr1" draw:name="Image76" text:anchor-type="as-char" svg:width="6.9236in" svg:height="3.956343in" draw:z-index="0">
<draw:image xlink:href="../Images/yкринформ/2023-06-14T16-41-16-03-00/630_360_1685552273-524.jpg" xlink:type="simple" xlink:show="embed" xlink:actuate="onLoad" draw:mime-type="image/jpeg"/>
</draw:frame>
Irivoreshchuk called on the embassies of foreign countries to take measures to exclude their citizens in the temporarily occupied territories of Ukraine.</text:p>
      <text:p text:style-name="P4">
Viceremier-Minister-Minister of Reintegration of the Temporary-Healthy Territories reported this in <text:a xlink:type="simple" xlink:href="https://t.me/vereshchuk_iryna/1938" text:style-name="Internet_20_link" text:visited-style-name="Visited_20_Internet_20_Link">
telegram</text:a>
, reports Ukrinform.</text:p>
      <text:p text:style-name="P4">
"In connection with the tense situation on the collision line, I turn to the embassy foreign countries accredited in Kiev. I ask additional measures to exclude the illegal stay of your citizens on the temporarily occupied territories of Ukraine. There can be no way about the trip to the Crimea.</text:p>
      <text:p text:style-name="P4">
She explained that occupiers can use citizens of foreign states as a "live shield or sacred casualties."</text:p>
      <text:p text:style-name="P4">
<text:span text:style-name="T4">
 Read also: </text:span>
 <text:a xlink:type="simple" xlink:href="https://www.ukrinform.ua/rubric-society/3721823-urad-opracovue-mozlivist-viplati-dopomogi-meskancam-pidtoplenih-teritorij-veresuk.html" text:style-name="Internet_20_link" text:visited-style-name="Visited_20_Internet_20_Link">
The government is working on the possibility of paying the assistance of residents of underworks - <text:span text:style-name="T4">
 Vereshchuk </text:span>
</text:a>
According to her, the Embassy can turn to the MZSABRIRINTEGRATION.</text:p>
      <text:p text:style-name="P4">
As reported by Ukrinform, it became known earlier that <text:a xlink:type="simple" xlink:href="https://www.ukrinform.ua/rubric-crimea/3722625-u-zelenskogo-kazut-so-robota-krimskogo-titanu-porusena-do-kriticnogo-rivna.html" text:style-name="Internet_20_link" text:visited-style-name="Visited_20_Internet_20_Link">
the work of "Crimean Titan" was violated to a critical level</text:a>
 .</text:p>
      <text:p text:style-name="P4">
News Source: <text:a xlink:type="simple" xlink:href="https://www.ukrinform.ua/rubric-society/3722861-veresuk-zaklikala-posolstva-ne-dopustiti-perebuvanna-svoih-gromadan-na-okupovanih-rf-teritoriah.html" text:style-name="Internet_20_link" text:visited-style-name="Visited_20_Internet_20_Link">
https://www.ukrinform.ua/rubric-society/3722861-veresuk-zaklikala-posolstva-ne-dopustiti-perebuvanna-svoih-gromadan-na-okupovanih-rf-teritoriah.html</text:a>
</text:p>
      <!--NEWS-->
      <text:h text:style-name="P10" text:outline-level="1">
<text:span text:style-name="T4">
The Netherlands will begin training Ukrainian pilots on F -16 in the coming months - Ministry of Defense</text:span>
</text:h>
      <text:p text:style-name="P4">
Authors: Ukrinform (Person)</text:p>
      <text:p text:style-name="P4">
Publisher: Укринформ (Organization)</text:p>
      <text:p text:style-name="P4">
Published Time: 2023-06-14T16:44:00+03:00</text:p>
      <text:p text:style-name="P4">
Modified Time: 2023-06-14T16:44:00+03:00</text:p>
      <text:p text:style-name="P4">
Description: The Netherlands will begin training Ukrainian pilots on F-16 fighters in the coming months and work with partners to create a training center. - Ukrinform.</text:p>
      <text:p text:style-name="P4">
Images: ['<text:a xlink:type="simple" xlink:href="https://static.ukrinform.com/photos/2023_06/thumb_files/630_360_1686750467-952.jpg" text:style-name="Internet_20_link" text:visited-style-name="Visited_20_Internet_20_Link">
630_360_16867...</text:a>
']</text:p>
      <text:p text:style-name="P4">
Tags: ['Нідерланди', 'Україна', 'Військові навчання', 'Винищувач', 'F-16']</text:p>
      <text:p text:style-name="P4">
Type: Article</text:p>
      <!--METADATA-->
      <text:p text:style-name="P4">
<draw:frame draw:style-name="fr1" draw:name="Image77" text:anchor-type="as-char" svg:width="6.9236in" svg:height="3.956343in" draw:z-index="0">
<draw:image xlink:href="../Images/yкринформ/2023-06-14T16-44-00-03-00/630_360_1686750467-952.jpg" xlink:type="simple" xlink:show="embed" xlink:actuate="onLoad" draw:mime-type="image/jpeg"/>
</draw:frame>
The Netherlands will study the training of Ukrainian pilots on F-16 fighter jets and work with partners to create a training center.</text:p>
      <text:p text:style-name="P4">
About reported in <text:a xlink:type="simple" xlink:href="https://twitter.com/DefensieMin/status/1668957571648978944" text:style-name="Internet_20_link" text:visited-style-name="Visited_20_Internet_20_Link">
Twitter</text:a>
The Minister of Defense of the Netherlands Kaisa Ollogren, Ukrinform reports.</text:p>
      <text:p text:style-name="P4">
“I informed the House of Representatives about the new support of Ukraine. We will myself study at the F-16 in the coming months and work with partners of the F-16 Supervision Center. We will also continue to strengthen the air defense of Ukraine, ”Ollogren wrote.</text:p>
      <text:p text:style-name="P4">
The website of the Ministry of Defense of the Netherlands states that the preparation of Ukrainian pilots on the F-16 will begin in the coming months.</text:p>
      <text:p text:style-name="P4">
<text:span text:style-name="T4">
 Read also: </text:span>
 [Ukraine has submitted a state of 41 <text:span text:style-name="T4">
 fighter </text:span>
 A F -18, which is stored in Australia - ambassador(https://www.ukrinform.ua/rubric-ato/3722302-ukraina-podala-zapit-pro-stan-41-vinisuvaca-f18-akij-zberigaetsa-v-avstralii-posol.html)“The Netherlands and several European countries are working to develop Ukrainian pilots training at the F-16 as soon as possible. At the same time, a educational center is created in one of the countries of Eastern Europe. The Netherlands will also have their contribution to strengthening <text:a xlink:type="simple" xlink:href="https://www.ukrinform.ua/tag-ppo" text:style-name="Internet_20_link" text:visited-style-name="Visited_20_Internet_20_Link">
air defense</text:a>
Ukraine ”, - the Defense Ministry said.</text:p>
      <text:p text:style-name="P4">
As reported by Ukrinform, Denmark and the Netherlands in cooperation with the United States for several times will begin <text:a xlink:type="simple" xlink:href="https://www.ukrinform.ua/rubric-ato/3721953-navcanna-ukrainskih-pilotiv-na-f16-moze-rozpocatisa-vlitku-minoboroni-niderlandiv.html" text:style-name="Internet_20_link" text:visited-style-name="Visited_20_Internet_20_Link">
Develop a training base</text:a>
for complex preparation of Ukrainian pilots on F-16 and other fourth generation aircraft.</text:p>
      <text:p text:style-name="P4">
<text:span text:style-name="T5">
Foto: defensie.nl</text:span>
</text:p>
      <text:p text:style-name="P4">
News Source: <text:a xlink:type="simple" xlink:href="https://www.ukrinform.ua/rubric-ato/3722870-niderlandi-rozpocnut-navcanna-ukrainskih-pilotiv-na-f16-najblizcimi-misacami-minoboroni.html" text:style-name="Internet_20_link" text:visited-style-name="Visited_20_Internet_20_Link">
https://www.ukrinform.ua/rubric-ato/3722870-niderlandi-rozpocnut-navcanna-ukrainskih-pilotiv-na-f16-najblizcimi-misacami-minoboroni.html</text:a>
</text:p>
      <!--NEWS-->
      <text:h text:style-name="P10" text:outline-level="1">
<text:span text:style-name="T4">
Fish and swim in the sea near Odessa during the year is dangerous - expert</text:span>
</text:h>
      <text:p text:style-name="P4">
Authors: Ukrinform (Person)</text:p>
      <text:p text:style-name="P4">
Publisher: Укринформ (Organization)</text:p>
      <text:p text:style-name="P4">
Published Time: 2023-06-14T16:46:14+03:00</text:p>
      <text:p text:style-name="P4">
Modified Time: 2023-06-14T16:46:14+03:00</text:p>
      <text:p text:style-name="P4">
Description: Swimming in the Gulf and eating marine foods that are caught in the Black Sea after the blasting of the Kakhovka hydroelectric power station will be dangerous for at least a year. - Ukrinform.</text:p>
      <text:p text:style-name="P4">
Images: ['<text:a xlink:type="simple" xlink:href="https://static.ukrinform.com/photos/2023_06/thumb_files/630_360_1686745386-648.jpg" text:style-name="Internet_20_link" text:visited-style-name="Visited_20_Internet_20_Link">
630_360_16867...</text:a>
']</text:p>
      <text:p text:style-name="P4">
Tags: ['Одещина', 'Каховська ГЕС']</text:p>
      <text:p text:style-name="P4">
Type: Article</text:p>
      <!--METADATA-->
      <text:p text:style-name="P4">
<draw:frame draw:style-name="fr1" draw:name="Image78" text:anchor-type="as-char" svg:width="6.9236in" svg:height="3.956343in" draw:z-index="0">
<draw:image xlink:href="../Images/yкринформ/2023-06-14T16-46-14-03-00/630_360_1686745386-648.jpg" xlink:type="simple" xlink:show="embed" xlink:actuate="onLoad" draw:mime-type="image/jpeg"/>
</draw:frame>
Swimming the Gulf and eating seaside that are caught in the marine after the Kakhovka hydroelectric power station will be dangerous.</text:p>
      <text:p text:style-name="P4">
Director of the Ukrainian National Sea Ecology Viktor Komorin told this during a briefing at Media Center Odesa, Ukrinform reports</text:p>
      <text:p text:style-name="P4">
"At least a year we are cut off from the resort season, that is, swimming in the sea tasks near Odessa is strongly not recommended," Komorin said.</text:p>
      <text:p text:style-name="P4">
<text:span text:style-name="T4">
 Read also: </text:span>
 <text:a xlink:type="simple" xlink:href="https://www.ukrinform.ua/rubric-regions/3722821-pridonni-organizmi-u-cornomu-mori-zaznaut-velikih-vtrat-ekspert.html" text:style-name="Internet_20_link" text:visited-style-name="Visited_20_Internet_20_Link">
bottom organisms in the Black Sea suffer great losses - expert</text:a>
The expert explained that heavy toxic substances that have fallen into the Black Sea with the pointed Dnieper waters accumulate throughout the ecosystem chain, from small organisms to fish.</text:p>
      <text:p text:style-name="P4">
"Fish, which is contaminated with water, accumulates a large amount of toxins. If such a fish can be eaten, it can be poisoning of toxic substances," - said the director of the Ukrainian National Center for Sea Ecology.</text:p>
      <text:p text:style-name="P4">
According to Komorin, some toxins in the water may decompose for 30 years and when they get into the marine environment, they will accumulate gorganisms and at the bottom of the sea.</text:p>
      <text:p text:style-name="P4">
<text:span text:style-name="T4">
 Read also: </text:span>
 <text:a xlink:type="simple" xlink:href="https://www.ukrinform.ua/rubric-regions/3722721-pidriv-kahovskoi-ges-ginut-litopisni-lisi-ta-sotni-tisac-ridkisnih-osobin.html" text:style-name="Internet_20_link" text:visited-style-name="Visited_20_Internet_20_Link">
Kakhovskaya hydroelectric power station: chronicle forests and hundreds of rare <text:span text:style-name="T4">
 animals are killed </text:span>
</text:a>
“Toxic substances settle on the seabed. A month or two, the situation will fall, but in the fall we will see that through storms, these particles will rise. This is the so -called secondary pollution, ”the expert added.</text:p>
      <text:p text:style-name="P4">
As it was reported, <text:a xlink:type="simple" xlink:href="https://www.ukrinform.ua/rubric-other_news/3720776-pidriv-rosianami-kahovskoi-ges-usi-novini.html" text:style-name="Internet_20_link" text:visited-style-name="Visited_20_Internet_20_Link">
on the night against June 6, the Russian military blew up the Greblyukhov hydroelectric power station</text:a>
. Rescue work and evacuation measures from flooding places are ongoing in the Kherson region. The contaminated waters reached the Black Sea the next day after the explosion.</text:p>
      <text:p text:style-name="P4">
In piles of debris and garbage, which is demolished from the Kakhovka reservoir and now harvested to the coast, in particular Odessa, there can be dangerous items. It is possible to pick up garbage only after checking explosives. Salmonella and intestinal infection were also detected in the Aquatorium Sea in the Odessa district.</text:p>
      <text:p text:style-name="P4">
Photo: Public Odesa</text:p>
      <text:p text:style-name="P4">
News Source: <text:a xlink:type="simple" xlink:href="https://www.ukrinform.ua/rubric-regions/3722867-ribaliti-ta-kupatisa-u-mori-poblizu-odesi-protagom-roku-e-nebezpecnim-ekspert.html" text:style-name="Internet_20_link" text:visited-style-name="Visited_20_Internet_20_Link">
https://www.ukrinform.ua/rubric-regions/3722867-ribaliti-ta-kupatisa-u-mori-poblizu-odesi-protagom-roku-e-nebezpecnim-ekspert.html</text:a>
</text:p>
      <!--NEWS-->
      <text:h text:style-name="P10" text:outline-level="1">
<text:span text:style-name="T4">
In Odessa, the Russian rocket damaged the Temple of the Moscow Patriarchate</text:span>
</text:h>
      <text:p text:style-name="P4">
Authors: Ukrinform (Person)</text:p>
      <text:p text:style-name="P4">
Publisher: Укринформ (Organization)</text:p>
      <text:p text:style-name="P4">
Published Time: 2023-06-14T16:49:19+03:00</text:p>
      <text:p text:style-name="P4">
Modified Time: 2023-06-14T16:49:19+03:00</text:p>
      <text:p text:style-name="P4">
Description: In Odessa, as a result of a night rocket attack, the temple of St. Equally Apostolic Prince Vladimir was destroyed. The religious structure of the UOC -MP was located on the territory of the National University "Odesa Polytechnic". - Ukrinform.</text:p>
      <text:p text:style-name="P4">
Images: ['<text:a xlink:type="simple" xlink:href="https://static.ukrinform.com/photos/2023_06/thumb_files/630_360_1686749681-7409.jpeg" text:style-name="Internet_20_link" text:visited-style-name="Visited_20_Internet_20_Link">
630_360_16867...</text:a>
']</text:p>
      <text:p text:style-name="P4">
Tags: ['Церква', 'Одеса', 'Війна з Росією', 'Ракетний удар']</text:p>
      <text:p text:style-name="P4">
Type: Article</text:p>
      <!--METADATA-->
      <text:p text:style-name="P4">
<draw:frame draw:style-name="fr1" draw:name="Image79" text:anchor-type="as-char" svg:width="6.9236in" svg:height="3.956343in" draw:z-index="0">
<draw:image xlink:href="../Images/yкринформ/2023-06-14T16-49-19-03-00/630_360_1686749681-7409.jpeg" xlink:type="simple" xlink:show="embed" xlink:actuate="onLoad" draw:mime-type="image/jpeg"/>
</draw:frame>
In Odessa, a night rocket attack was destroyed by the temple of Holy Apostle Prince Vladimir. The religious structure of the UOC -MP was located in the Odesa Polytechnic National University.</text:p>
      <text:p text:style-name="P4">
This was reported by Ukrinform correspondent.</text:p>
      <text:p text:style-name="P4">
Windows and doors are knocked out in the temple. Currently, public utilities and church officials are picking glass and garbage.</text:p>
      <text:p text:style-name="P4">
The explosive wave also knocked out windows in the building of the Odessa Polytechnic University.</text:p>
      <text:p text:style-name="P4">
It should be noted that the temple of St. Equal Apostle Prince Vladimir was built on the territory of the university 10 years ago. June 12, 2013 <text:a xlink:type="simple" xlink:href="http://m.prichernomorie.com.ua/odessa/news/Poupa/2013-06-12/152025.php" text:style-name="Internet_20_link" text:visited-style-name="Visited_20_Internet_20_Link">
consecrated</text:a>
Metropolitan Odessa and Izmail Agafangel.</text:p>
      <text:p text:style-name="P4">
</text:p>
      <text:p text:style-name="P4">
<text:a xlink:type="simple" xlink:href="https://static.ukrinform.com/photos/2023_06/1686749680-5105.jpeg" text:style-name="Internet_20_link" text:visited-style-name="Visited_20_Internet_20_Link">
 </text:a>
 <text:a xlink:type="simple" xlink:href="https://static.ukrinform.com/photos/2023_06/1686749680-1808.jpeg" text:style-name="Internet_20_link" text:visited-style-name="Visited_20_Internet_20_Link">
</text:a>
 <text:a xlink:type="simple" xlink:href="https://static.ukrinform.com/photos/2023_06/1686749680-1259.jpeg" text:style-name="Internet_20_link" text:visited-style-name="Visited_20_Internet_20_Link">
</text:a>
 <text:a xlink:type="simple" xlink:href="https://static.ukrinform.com/photos/2023_06/1686749680-9757.jpeg" text:style-name="Internet_20_link" text:visited-style-name="Visited_20_Internet_20_Link">
</text:a>
 <text:a xlink:type="simple" xlink:href="https://static.ukrinform.com/photos/2023_06/1686749680-5071.jpeg" text:style-name="Internet_20_link" text:visited-style-name="Visited_20_Internet_20_Link">
</text:a>
 <text:a xlink:type="simple" xlink:href="https://static.ukrinform.com/photos/2023_06/1686749680-1030.jpeg" text:style-name="Internet_20_link" text:visited-style-name="Visited_20_Internet_20_Link">
</text:a>
 <text:a xlink:type="simple" xlink:href="https://static.ukrinform.com/photos/2023_06/1686749681-7409.jpeg" text:style-name="Internet_20_link" text:visited-style-name="Visited_20_Internet_20_Link">
<draw:frame draw:style-name="fr1" draw:name="Image87" text:anchor-type="as-char" svg:width="6.9236in" svg:height="3.956343in" draw:z-index="0">
<draw:image xlink:href="../Images/yкринформ/2023-06-14T16-49-19-03-00/630_360_1686749681-7409.jpeg" xlink:type="simple" xlink:show="embed" xlink:actuate="onLoad" draw:mime-type="image/jpeg"/>
</draw:frame>
</text:a>
 <text:a xlink:type="simple" xlink:href="https://static.ukrinform.com/photos/2023_06/1686749681-8003.jpeg" text:style-name="Internet_20_link" text:visited-style-name="Visited_20_Internet_20_Link">
</text:a>
 <text:a xlink:type="simple" xlink:href="https://static.ukrinform.com/photos/2023_06/1686749681-6696.jpeg" text:style-name="Internet_20_link" text:visited-style-name="Visited_20_Internet_20_Link">
</text:a>
 <text:a xlink:type="simple" xlink:href="https://static.ukrinform.com/photos/2023_06/1686749681-1827.jpeg" text:style-name="Internet_20_link" text:visited-style-name="Visited_20_Internet_20_Link">
</text:a>
</text:p>
      <text:p text:style-name="P4">
As it was reported, on the night of June 14, the Russian occupation army directed the caliber -caliber in the civil infrastructure of Odessa. <text:a xlink:type="simple" xlink:href="https://www.ukrinform.ua/rubric-regions/3722608-v-odesi-zaversili-posukovoratuvalnu-operaciu-pisla-raketnogo-udaru.html" text:style-name="Internet_20_link" text:visited-style-name="Visited_20_Internet_20_Link">
Damaged</text:a>
Business center, educational institution, residential complex, food establishments. <text:a xlink:type="simple" xlink:href="https://www.ukrinform.ua/rubric-regions/3722608-v-odesi-zaversili-posukovoratuvalnu-operaciu-pisla-raketnogo-udaru.html" text:style-name="Internet_20_link" text:visited-style-name="Visited_20_Internet_20_Link">
Three people gave up, 13 were injured. </text:a>
</text:p>
      <text:p text:style-name="P4">
News Source: <text:a xlink:type="simple" xlink:href="https://www.ukrinform.ua/rubric-regions/3722869-v-odesi-rosijska-raketa-poskodila-hram-moskovskogo-patriarhatu.html" text:style-name="Internet_20_link" text:visited-style-name="Visited_20_Internet_20_Link">
https://www.ukrinform.ua/rubric-regions/3722869-v-odesi-rosijska-raketa-poskodila-hram-moskovskogo-patriarhatu.html</text:a>
</text:p>
      <!--NEWS-->
      <text:h text:style-name="P10" text:outline-level="1">
<text:span text:style-name="T4">
In the Carpathian region, another 20 tons of humanitarian aid were collected in Kherson region</text:span>
</text:h>
      <text:p text:style-name="P4">
Authors: Ukrinform (Person)</text:p>
      <text:p text:style-name="P4">
Publisher: Укринформ (Organization)</text:p>
      <text:p text:style-name="P4">
Published Time: 2023-06-14T16:51:00+03:00</text:p>
      <text:p text:style-name="P4">
Modified Time: 2023-06-14T16:51:00+03:00</text:p>
      <text:p text:style-name="P4">
Description: In the Carpathian region, another 20 tons of humanitarian aid were collected for the victims of the Kakhovska Hydroe Dams of Kakhovka Hydroelectric Persons. - Ukrinform.</text:p>
      <text:p text:style-name="P4">
Images: ['<text:a xlink:type="simple" xlink:href="https://static.ukrinform.com/photos/2023_06/thumb_files/630_360_1686748584-4113.jpeg" text:style-name="Internet_20_link" text:visited-style-name="Visited_20_Internet_20_Link">
630_360_16867...</text:a>
']</text:p>
      <text:p text:style-name="P4">
Tags: ['Гуманітарна допомога', 'Херсонщина', 'Прикарпаття', 'Каховська ГЕС']</text:p>
      <text:p text:style-name="P4">
Type: Article</text:p>
      <!--METADATA-->
      <text:p text:style-name="P4">
<draw:frame draw:style-name="fr1" draw:name="Image91" text:anchor-type="as-char" svg:width="6.9236in" svg:height="3.956343in" draw:z-index="0">
<draw:image xlink:href="../Images/yкринформ/2023-06-14T16-51-00-03-00/630_360_1686748584-4113.jpeg" xlink:type="simple" xlink:show="embed" xlink:actuate="onLoad" draw:mime-type="image/jpeg"/>
</draw:frame>
For the victims of the Kakhovka Hydroelectric Dam, residents of the residents of the Kakhovka hydroelectric power station collected another 20 tons of humanitarian aid.</text:p>
      <text:p text:style-name="P4">
About it in <text:a xlink:type="simple" xlink:href="https://www.facebook.com/SvitlIana.Onyshchuk/posts/pfbid0WbWnGq31aTCNiu33rvqEYjxK8HGmWcn481irLWqAWR2UHk82ZVxpuSx8RtAMrxkyl" text:style-name="Internet_20_link" text:visited-style-name="Visited_20_Internet_20_Link">
Facebook</text:a>
The head of the Ivano-Frankivsk Ova Svetlana Onishchuk reported, Ukrinform reports.</text:p>
      <text:p text:style-name="P4">
“This time, the victims of the Kakhovskaya Hydroelectric Dams gathered 17 tonne water, food, hygiene products, animal feed, inflatable boat, clothing, rubber boots and other necessary things. In total - 20 tons of cargo, ”Onishchuk said.</text:p>
      <text:p text:style-name="P4">
<text:span text:style-name="T4">
 Read also: </text:span>
 [Vinnytsia region sent more than 40 tons of humanitarian assistance to the Kherson.(https://www.ukrinform.ua/rubric-regions/3722355-vinniccina-vidpravila-hersoncam-ponad-40-tonn-gumanitarnoi-dopomogi.html)According to her, the necessary things helped to collect local entrepreneurs from Poland. Collection of assistance is ongoing. Among the needs is drinking water, storage, water pumping pumps and filters for cleaning it.</text:p>
      <text:p text:style-name="P4">
“Now <text:a xlink:type="simple" xlink:href="https://www.ukrinform.ua/tag-hersonsina" text:style-name="Internet_20_link" text:visited-style-name="Visited_20_Internet_20_Link">
Kherson region</text:a>
He also asks for finance support. Therefore, we are considering the issues of subvention - from the regional budget and budgets of local communities, ”Onishchuk added.</text:p>
      <text:p text:style-name="P4">
</text:p>
      <text:p text:style-name="P4">
She assured that in the Ivano-Frankivsk region they are ready to accept people of coincided territories. There are more than a thousand vacancies and proper living conditions.</text:p>
      <text:p text:style-name="P4">
As it was reported, more than 30 tons of humanitarian aid were sent to Kherson region from Ivano-Frankivsk.</text:p>
      <text:p text:style-name="P4">
Russian troops on June 6 <text:a xlink:type="simple" xlink:href="https://www.ukrinform.ua/rubric-other_news/3720776-pidriv-rosianami-kahovskoi-ges-usi-novini.html" text:style-name="Internet_20_link" text:visited-style-name="Visited_20_Internet_20_Link">
carried out Kakhovskaya hydroelectric power station</text:a>
. The evacuation of the population from potential flooding rates began. On the fact of the exploration of the Kakhovskaya hydroelectric power station, law enforcement agencies were investigating the article "Ecocid".</text:p>
      <text:p text:style-name="P4">
News Source: <text:a xlink:type="simple" xlink:href="https://www.ukrinform.ua/rubric-regions/3722854-na-prikarpatti-zibrali-se-20-tonn-gumanitarnoi-dopomogi-postrazdalim-na-hersonsini.html" text:style-name="Internet_20_link" text:visited-style-name="Visited_20_Internet_20_Link">
https://www.ukrinform.ua/rubric-regions/3722854-na-prikarpatti-zibrali-se-20-tonn-gumanitarnoi-dopomogi-postrazdalim-na-hersonsini.html</text:a>
</text:p>
      <!--NEWS-->
      <text:h text:style-name="P10" text:outline-level="1">
<text:span text:style-name="T4">
SESC together with UNICEF launched an information campaign for the safety of children</text:span>
</text:h>
      <text:p text:style-name="P4">
Authors: Ukrinform (Person)</text:p>
      <text:p text:style-name="P4">
Publisher: Укринформ (Organization)</text:p>
      <text:p text:style-name="P4">
Published Time: 2023-06-14T16:53:39+03:00</text:p>
      <text:p text:style-name="P4">
Modified Time: 2023-06-14T16:53:39+03:00</text:p>
      <text:p text:style-name="P4">
Description: The SES and UNICEF on the eve of the summer holidays launched an information campaign "together to security. Summer adventures without harm. " - Ukrinform.</text:p>
      <text:p text:style-name="P4">
Images: ['<text:a xlink:type="simple" xlink:href="https://static.ukrinform.com/photos/2023_06/thumb_files/630_360_1686750674-6587.jpeg" text:style-name="Internet_20_link" text:visited-style-name="Visited_20_Internet_20_Link">
630_360_16867...</text:a>
', '<text:a xlink:type="simple" xlink:href="https://static.ukrinform.com/photos/2023_06/thumb_files/630_360_1686750671-5120.jpeg" text:style-name="Internet_20_link" text:visited-style-name="Visited_20_Internet_20_Link">
630_360_16867...</text:a>
']</text:p>
      <text:p text:style-name="P4">
Tags: ['Діти', 'ДСНС', 'ЮНІСЕФ']</text:p>
      <text:p text:style-name="P4">
Type: Article</text:p>
      <!--METADATA-->
      <text:p text:style-name="P4">
<draw:frame draw:style-name="fr1" draw:name="Image93" text:anchor-type="as-char" svg:width="6.9236in" svg:height="3.956343in" draw:z-index="0">
<draw:image xlink:href="../Images/yкринформ/2023-06-14T16-53-39-03-00/630_360_1686750674-6587.jpeg" xlink:type="simple" xlink:show="embed" xlink:actuate="onLoad" draw:mime-type="image/jpeg"/>
</draw:frame>
The SES of Tayunisef on the eve of the summer holidays launched an information campaign "Jointly Op there. Summer adventures without harm. "</text:p>
      <text:p text:style-name="P4">
This was reported by Ukrinform correspondent.</text:p>
      <text:p text:style-name="P4">
"The main goal of the campaign is to preserve the lives of our citizens, our children. This year, 23 children have already died because they used places(to buy)Not equipped for visiting, dived in inappropriate places. We emphasize that it is possible to come only to reservoirs, determined by local self -government, where there are posts and rescuers who will come to the help, ” - said Alexander Chekrigin, Director of the Department of Prevention of the Department of Prevention of Ordinary Situation of the SES.</text:p>
      <text:p text:style-name="P4">
<text:span text:style-name="T4">
 Read also: </text:span>
 <text:a xlink:type="simple" xlink:href="https://www.ukrinform.ua/rubric-diaspora/3722705-dla-povernenna-bizenciv-slid-zberegti-ihnu-ukrainsku-identicnist-prezident-sku.html" text:style-name="Internet_20_link" text:visited-style-name="Visited_20_Internet_20_Link">
to return refugees should be preserved their Ukrainian identity - UWC President</text:a>
He noted that nowadays the usual risks in the reservoirs were added to mine danger. At first glance, the reservoirs may be explosively.</text:p>
      <text:p text:style-name="P4">
<draw:frame draw:style-name="fr1" draw:name="Image94" text:anchor-type="as-char" svg:width="6.9236in" svg:height="3.956343in" draw:z-index="0">
<draw:image xlink:href="../Images/yкринформ/2023-06-14T16-53-39-03-00/630_360_1686750671-5120.jpeg" xlink:type="simple" xlink:show="embed" xlink:actuate="onLoad" draw:mime-type="image/jpeg"/>
</draw:frame>
</text:p>
      <text:p text:style-name="P4">
Rescuers and pyrotechnics of the SES demonstrated how to deminister the means, on the example of the Pochepin River in the Makariv district of the Kiev region. With the help of surface and underwater drones, they surveyed part of the river Tadistist three 100mm projectiles and hand grenades.</text:p>
      <text:p text:style-name="P4">
“Children should be able to play anytime and anywhere, feel safe, as their parents do not have to worry where their children play. Unfortunately, today the situation in Ukraine is not so ... We will continue to cooperate with the SESU by the SESU until this wonderful place becomes a paradise, ” - emphasized the old coordinator of the humanitarian program UNICEF Ukraine Mustafa Ben Messaud.</text:p>
      <text:p text:style-name="P4">
<text:span text:style-name="T4">
 Read also: </text:span>
 <text:a xlink:type="simple" xlink:href="https://www.ukrinform.ua/rubric-society/3722715-ratuvalniki-peredali-vinagorodu-za-premiu-saharova-dla-united24.html" text:style-name="Internet_20_link" text:visited-style-name="Visited_20_Internet_20_Link">
Rescuers transferred a reward for Sakharov Prize forunited24</text:a>
Another direction of the campaign is the protection of the ecosystem. Employees of the SESU called to refrain from burning dry grass and forest strips. According to these reserves, about seven thousand have occurred since the beginning of the year.</text:p>
      <text:p text:style-name="P4">
Rescuers recalled safety rules. In particular, it is not possible to approach pre -saving objects, touch suspicious objects, in case of detection of such a slide by number 101. To avoid fire, it is not necessary to ignite the riches, as well as to burn dry leaves and grass. You can only bathe the reservoirs that are prepared for this purpose, where the rescue post is equipped.</text:p>
      <text:p text:style-name="P4">
It was reported that in 2022 there were 80 654 fires that caused the death of 1639 people, including 36 children. 723 people were killed in water bodies.</text:p>
      <text:p text:style-name="P4">
News Source: <text:a xlink:type="simple" xlink:href="https://www.ukrinform.ua/rubric-society/3722872-dsns-spilno-z-unisef-zapustili-informkampaniu-zadla-bezpeki-ditej.html" text:style-name="Internet_20_link" text:visited-style-name="Visited_20_Internet_20_Link">
https://www.ukrinform.ua/rubric-society/3722872-dsns-spilno-z-unisef-zapustili-informkampaniu-zadla-bezpeki-ditej.html</text:a>
</text:p>
      <!--NEWS-->
      <text:h text:style-name="P10" text:outline-level="1">
<text:span text:style-name="T4">
From the beginning of the invasion of the Russian Federation in Constanta, more than 12 million tons of Ukrainian grain have been shipped</text:span>
</text:h>
      <text:p text:style-name="P4">
Authors: Ukrinform (Person)</text:p>
      <text:p text:style-name="P4">
Publisher: Укринформ (Organization)</text:p>
      <text:p text:style-name="P4">
Published Time: 2023-06-14T16:58:00+03:00</text:p>
      <text:p text:style-name="P4">
Modified Time: 2023-06-14T16:58:00+03:00</text:p>
      <text:p text:style-name="P4">
Description: More than 12 million tonnes of grain from Ukraine have been shipped through the Romanian port of Constanta from the beginning of a full -scale Russian invasion, of which 3.33 million tonnes - Ukrinform in the first quarter of 2023.</text:p>
      <text:p text:style-name="P4">
Images: ['<text:a xlink:type="simple" xlink:href="https://static.ukrinform.com/photos/2023_02/thumb_files/630_360_1676909362-870.jpg" text:style-name="Internet_20_link" text:visited-style-name="Visited_20_Internet_20_Link">
630_360_16769...</text:a>
']</text:p>
      <text:p text:style-name="P4">
Tags: ['Порт', 'Румунія', 'Зерно']</text:p>
      <text:p text:style-name="P4">
Type: Article</text:p>
      <!--METADATA-->
      <text:p text:style-name="P4">
<draw:frame draw:style-name="fr1" draw:name="Image95" text:anchor-type="as-char" svg:width="6.9236in" svg:height="3.956343in" draw:z-index="0">
<draw:image xlink:href="../Images/yкринформ/2023-06-14T16-58-00-03-00/630_360_1676909362-870.jpg" xlink:type="simple" xlink:show="embed" xlink:actuate="onLoad" draw:mime-type="image/jpeg"/>
</draw:frame>
From the Rumun Port of Constantz from the beginning of a full -scale Russian invasion, more than 12 million tonnes of grain from Ukraine have been distracted, of which in the first quarter of 2023 - 3.33 million tons.</text:p>
      <text:p text:style-name="P4">
About it reports <text:a xlink:type="simple" xlink:href="https://ports.ua/port-konstancza-vidvantazhiv-ponad-12-mln-tonn-ukra%D1%97nskogo-zerna-pislya-pochatku-vijni/" text:style-name="Internet_20_link" text:visited-style-name="Visited_20_Internet_20_Link">
edition "Ports of Ukraine"</text:a>
With reference to the data of the administration of the port of Constanta, reports Ukrinform.</text:p>
      <text:p text:style-name="P4">
"The largest Romanian seaport of Constanta, after the start of a full -scale Russian invasion of Ukraine, shipped more than 12 million tons of Ukrainian -aged, including 8.6 million tons in 2022, 3.33 million tons - in the first quarter of 2023," the statement said.</text:p>
      <text:p text:style-name="P4">
<text:span text:style-name="T4">
 Read also: </text:span>
 <text:a xlink:type="simple" xlink:href="https://www.ukrinform.ua/rubric-economy/3722346-so-nas-ne-vbe-te-zrobit-silnisimi-uroki-zernovoi-krizi-dla-ukraini-i-es.html" text:style-name="Internet_20_link" text:visited-style-name="Visited_20_Internet_20_Link">
that will not kill us, will make it stronger: lessons <text:span text:style-name="T4">
 grains </text:span>
 of the crisis for Ukraine and the EU</text:a>
In total, 24.01 million tonnes of cereals were processed in Constantine in 2022, 6.6 million tonnes in the first round of 2023. Thus, 36% of all export grain traffic of the port, and in the first quartin year, Ukrainian grain was exported by 50% last year.</text:p>
      <text:p text:style-name="P4">
It is emphasized that most Ukrainian grain to Constanta is equipped with Barjami through Ukrainian ports on the Danube, and cargoes also receive a tavto transport by rail.</text:p>
      <text:p text:style-name="P4">
However, it is likely that the new marketing season exports Ukrainian grain across Constantza will be pressure due to the expected high yield of grain Urumunia this year. According to Agritel consulting company, Romanian farmers can increase wheat harvesting to 10.35 million tonnes this year, restoring after last year's drought.</text:p>
      <text:p text:style-name="P4">
*!(https://www.ukrinform.ua/rubric-economy/3722233-eksport-zernovim-koridorom-za-tizden-zris-na-65-ukab.html)In addition to the cereals, the port reloaded Ukrainian iron ore raw materials, container. The processing of Ukrainian cargo flow helped the port of Constantz in 2022 Rotida to record record turnover, increasing the figure compared to 2021 by 12% - up to 75.5 million tons.</text:p>
      <text:p text:style-name="P4">
As it was reported in the current marketing year(From July 1, 2022 to 12 June 2023)Ukraine exported 46.748 million tonnes of grain and legs.</text:p>
      <text:p text:style-name="P4">
Photo: Ministry of Infrastructure</text:p>
      <text:p text:style-name="P4">
News Source: <text:a xlink:type="simple" xlink:href="https://www.ukrinform.ua/rubric-economy/3722876-vid-pocatku-povnomasstabnogo-vtorgnenna-u-konstanci-vidvantazili-ponad-12-miljoniv-tonn-ukrainskogo-zerna.html" text:style-name="Internet_20_link" text:visited-style-name="Visited_20_Internet_20_Link">
https://www.ukrinform.ua/rubric-economy/3722876-vid-pocatku-povnomasstabnogo-vtorgnenna-u-konstanci-vidvantazili-ponad-12-miljoniv-tonn-ukrainskogo-zerna.html</text:a>
</text:p>
      <!--NEWS-->
      <text:h text:style-name="P10" text:outline-level="1">
<text:span text:style-name="T4">
Bulgaria Foreign Ministry criticized Russia's ambassador for spreading misinformation</text:span>
</text:h>
      <text:p text:style-name="P4">
Authors: Ukrinform (Person)</text:p>
      <text:p text:style-name="P4">
Publisher: Укринформ (Organization)</text:p>
      <text:p text:style-name="P4">
Published Time: 2023-06-14T17:01:24+03:00</text:p>
      <text:p text:style-name="P4">
Modified Time: 2023-06-14T17:01:24+03:00</text:p>
      <text:p text:style-name="P4">
Description: The Bulgarian Ministry of Foreign Affairs criticized the Russian ambassador Eleonor Mitropanov for the spread of misinformation. - Ukrinform.</text:p>
      <text:p text:style-name="P4">
Images: ['<text:a xlink:type="simple" xlink:href="https://static.ukrinform.com/photos/2019_07/thumb_files/630_360_1563289017-483.jpg" text:style-name="Internet_20_link" text:visited-style-name="Visited_20_Internet_20_Link">
630_360_15632...</text:a>
']</text:p>
      <text:p text:style-name="P4">
Tags: ['Болгарія', 'Агресія РФ', 'Війна з Росією']</text:p>
      <text:p text:style-name="P4">
Type: Article</text:p>
      <!--METADATA-->
      <text:p text:style-name="P4">
<draw:frame draw:style-name="fr1" draw:name="Image96" text:anchor-type="as-char" svg:width="6.9236in" svg:height="3.956343in" draw:z-index="0">
<draw:image xlink:href="../Images/yкринформ/2023-06-14T17-01-24-03-00/630_360_1563289017-483.jpg" xlink:type="simple" xlink:show="embed" xlink:actuate="onLoad" draw:mime-type="image/jpeg"/>
</draw:frame>
The Bulgarian Ministry of Foreign Affairs has criticized the Russian Polyeleonor Mitrofanov for the spread of misinformation.</text:p>
      <text:p text:style-name="P4">
According to Ukrinform, it reports <text:a xlink:type="simple" xlink:href="https://sofiaglobe.com/2023/06/14/bulgarias-foreign-ministry-slams-russian-ambassador-over-disinformation/" text:style-name="Internet_20_link" text:visited-style-name="Visited_20_Internet_20_Link">
The Sofia Globe.</text:a>
Mitrofanova stated on social networks that Bulgaria would send military in Ukraine.</text:p>
      <text:p text:style-name="P4">
In the government of the country, this was called misinformation.</text:p>
      <text:p text:style-name="P4">
In the Ministry of Foreign Affairs <text:a xlink:type="simple" xlink:href="https://www.ukrinform.ua/tag-bolgaria" text:style-name="Internet_20_link" text:visited-style-name="Visited_20_Internet_20_Link">
Bulgaria</text:a>
, which is dated on June 33, it is noted that the country strongly condemns the unprecedented tape -provoked armed aggression of Russia against Ukraine, as well as facilitates international realities to support Ukraine.</text:p>
      <text:p text:style-name="P4">
<text:span text:style-name="T4">
 Read also: </text:span>
 <text:a xlink:type="simple" xlink:href="https://www.ukrinform.ua/rubric-polytics/3719488-smigal-rozrahovue-na-podalse-zmicnenna-vidnosin-ukraini-i-bolgarii.html" text:style-name="Internet_20_link" text:visited-style-name="Visited_20_Internet_20_Link">
Shmigal counts on further strengthening of Ukraine's relations <text:span text:style-name="T4">
 Bulgarian </text:span>
 II</text:a>
"We are consistent in the standpoint of solidarity with the people of Ukraine, as well as the land support for the independence, sovereignty and territorial conscience of the country within the framework of internationally recognized borders, including territorial waters," the Bulgarian Ministry noted.</text:p>
      <text:p text:style-name="P4">
As reported by Ukrinform, 16 EU countries have joined Ukraine for providing extraordinary assistance to Ukraine for the consequences(https://www.ukrinform.ua/rubric-polytics/3722786-dopomogu-ukraini-pisla-pidrivu-kahovskoi-ges-zaproponuvali-16-krain-evrosouzu.html), among them Ibolgaria.</text:p>
      <text:p text:style-name="P4">
News Source: <text:a xlink:type="simple" xlink:href="https://www.ukrinform.ua/rubric-world/3722880-mzs-bolgarii-rozkritikuvalo-posla-rosii-za-posirenna-dezinformacii.html" text:style-name="Internet_20_link" text:visited-style-name="Visited_20_Internet_20_Link">
https://www.ukrinform.ua/rubric-world/3722880-mzs-bolgarii-rozkritikuvalo-posla-rosii-za-posirenna-dezinformacii.html</text:a>
</text:p>
      <!--NEWS-->
      <text:h text:style-name="P10" text:outline-level="1">
<text:span text:style-name="T4">
The ESRODS program will work for flooded regions - Vereshchuk</text:span>
</text:h>
      <text:p text:style-name="P4">
Authors: Ukrinform (Person)</text:p>
      <text:p text:style-name="P4">
Publisher: Укринформ (Organization)</text:p>
      <text:p text:style-name="P4">
Published Time: 2023-06-14T17:03:38+03:00</text:p>
      <text:p text:style-name="P4">
Modified Time: 2023-06-14T17:03:38+03:00</text:p>
      <text:p text:style-name="P4">
Description: The Equinal Program will be fully concerned as a result of the blasting of the Kakhovka hydroelectric power station. - Ukrinform.</text:p>
      <text:p text:style-name="P4">
Images: ['<text:a xlink:type="simple" xlink:href="https://static.ukrinform.com/photos/2023_05/thumb_files/630_360_1683807598-471.jpg" text:style-name="Internet_20_link" text:visited-style-name="Visited_20_Internet_20_Link">
630_360_16838...</text:a>
']</text:p>
      <text:p text:style-name="P4">
Tags: ['Херсонщина', 'Верещук', 'єВідновлення']</text:p>
      <text:p text:style-name="P4">
Type: Article</text:p>
      <!--METADATA-->
      <text:p text:style-name="P4">
<draw:frame draw:style-name="fr1" draw:name="Image97" text:anchor-type="as-char" svg:width="6.9236in" svg:height="3.956343in" draw:z-index="0">
<draw:image xlink:href="../Images/yкринформ/2023-06-14T17-03-38-03-00/630_360_1683807598-471.jpg" xlink:type="simple" xlink:show="embed" xlink:actuate="onLoad" draw:mime-type="image/jpeg"/>
</draw:frame>
The Equation Program will be fully concerned with the regions submerged as a result of the Podrivakhovsky Hydroelectric Power Plant.</text:p>
      <text:p text:style-name="P4">
This was stated by Viceremier -Minister - Minister of Reintegration of Temporary -Coiled Territories Irina Vereshchuk on the broadcast of the Tele scale "One News", Ukrinform correspondent reports.</text:p>
      <text:p text:style-name="P4">
The Equation Program will be one hundred percent to work for flooded regions. Ova is currently identifying the flood zone. For example, 35 such settlements have been identified in Kherson region, ”the official said.</text:p>
      <text:p text:style-name="P4">
<text:span text:style-name="T4">
 Read also: </text:span>
 [facts of damaged property will be recorded(https://www.ukrinform.ua/rubric-regions/3722803-fakti-poskodzenogo-majna-fiksuvatimut-stvoreni-u-tergromadah-hersonsini-komisii-veresuk.html)️I noted that within the framework of this program, residents of the victims of inhabited donations can count on compensation for destroyed housing.</text:p>
      <text:p text:style-name="P4">
Vereshchuk added that the government has made the appropriate decision on this program.</text:p>
      <text:p text:style-name="P4">
As reported by Ukrinform, on May 10, the project "Education" started. Every citizen whose home was damaged as a result of armed aggression of Russian federation may apply for state aid for repair.</text:p>
      <text:p text:style-name="P4">
<text:span text:style-name="T4">
 Read also: </text:span>
 <text:a xlink:type="simple" xlink:href="https://www.ukrinform.ua/rubric-society/3722490-z-pravoberezza-hersonsini-evakuuvali-ponad-3-000-osib-veresuk.html" text:style-name="Internet_20_link" text:visited-style-name="Visited_20_Internet_20_Link">
from the Right Bank of Kherson region more than 3,000 people evacuated -<text:span text:style-name="T4">
 Vereshchuk </text:span>
</text:a>
On the night against <text:a xlink:type="simple" xlink:href="https://www.ukrinform.ua/rubric-other_news/3720776-pidriv-rosianami-kahovskoi-ges-usi-novini.html" text:style-name="Internet_20_link" text:visited-style-name="Visited_20_Internet_20_Link">
June 6, the Russian army blown up the dam of Kakhovka hydroelectric power station</text:a>
. In Kherson region, rescue work is continued to overcome the consequences of this crime.</text:p>
      <text:p text:style-name="P4">
Prime Minister Denis Shmigal has instructed the profile agencies to work as soon as possible the issue of providing financial assistance to the residents of the occupied by the Russians of the Dams of the Kakhovsk Hydroelectric Power Plant.</text:p>
      <text:p text:style-name="P4">
News Source: <text:a xlink:type="simple" xlink:href="https://www.ukrinform.ua/rubric-vidbudova/3722881-programa-evidnovlenna-pracuvatime-dla-pidtoplenih-regioniv-veresuk.html" text:style-name="Internet_20_link" text:visited-style-name="Visited_20_Internet_20_Link">
https://www.ukrinform.ua/rubric-vidbudova/3722881-programa-evidnovlenna-pracuvatime-dla-pidtoplenih-regioniv-veresuk.html</text:a>
</text:p>
      <!--NEWS-->
      <text:h text:style-name="P10" text:outline-level="1">
<text:span text:style-name="T4">
The Government proposes the Council to approve the Telemedicine Act</text:span>
</text:h>
      <text:p text:style-name="P4">
Authors: Ukrinform (Person)</text:p>
      <text:p text:style-name="P4">
Publisher: Укринформ (Organization)</text:p>
      <text:p text:style-name="P4">
Published Time: 2023-06-14T17:08:31+03:00</text:p>
      <text:p text:style-name="P4">
Modified Time: 2023-06-14T17:08:31+03:00</text:p>
      <text:p text:style-name="P4">
Description: The Cabinet of Ministers registered in the Verkhovna Rada a bill on the functioning of telemedicine in Ukraine. - Ukrinform.</text:p>
      <text:p text:style-name="P4">
Images: ['<text:a xlink:type="simple" xlink:href="https://static.ukrinform.com/photos/2023_03/thumb_files/630_360_1680013213-921.jpg" text:style-name="Internet_20_link" text:visited-style-name="Visited_20_Internet_20_Link">
630_360_16800...</text:a>
']</text:p>
      <text:p text:style-name="P4">
Tags: ['Кабмін', 'Медицина', 'Закон', 'Верховна Рада']</text:p>
      <text:p text:style-name="P4">
Type: Article</text:p>
      <!--METADATA-->
      <text:p text:style-name="P4">
<draw:frame draw:style-name="fr1" draw:name="Image98" text:anchor-type="as-char" svg:width="6.9236in" svg:height="3.956343in" draw:z-index="0">
<draw:image xlink:href="../Images/yкринформ/2023-06-14T17-08-31-03-00/630_360_1680013213-921.jpg" xlink:type="simple" xlink:show="embed" xlink:actuate="onLoad" draw:mime-type="image/jpeg"/>
</draw:frame>
The Cabinet of Ministers registered in the Verkhovna Rada a bill on the functioning of Telemedicine in Ukraine.</text:p>
      <text:p text:style-name="P4">
This was reported in <text:a xlink:type="simple" xlink:href="https://t.me/tmelnychuk/2475" text:style-name="Internet_20_link" text:visited-style-name="Visited_20_Internet_20_Link">
telegram</text:a>
The Cabinet representative in the Verkhovna Rada Taras Melnychuk, Ukrinform reports.</text:p>
      <text:p text:style-name="P4">
"The Cabinet of Ministers of Ukraine, as a subject of legislative initiative, was registered in the Verkhovna Rada of Ukraine: Project of the Law" On Amendments(register. No. 9384)", - the message says.</text:p>
      <text:p text:style-name="P4">
The bill provides for amendments to the basics of the legislation of Ukraine of the health of health, the Law "On Rehabilitation in the Field of Health" and the Law "On Emergency Medical Assistance" in order to introduce a comprehensive trial approach to the formation and implementation Promotion of the health of the nation by improving the quality and availability of medical services, expanding opportunities for patients, improving the efficiency of management and use of resources of protection.</text:p>
      <text:p text:style-name="P4">
As it was reported, the government on the eve, June 13, <text:a xlink:type="simple" xlink:href="https://www.kmu.gov.ua/news/initsiiovano-novyi-etap-rozvytku-telemedytsyny-v-ukraini-rishennia-uriadu" text:style-name="Internet_20_link" text:visited-style-name="Visited_20_Internet_20_Link">
approved</text:a>
Project of the law on the functioning of telemedicine.</text:p>
      <text:p text:style-name="P4">
<text:span text:style-name="T4">
 Read also: </text:span>
 <text:a xlink:type="simple" xlink:href="https://www.ukrinform.ua/rubric-regions/3722539-do-postrazdalih-cerez-pidriv-kahovskoi-ges-regioniv-priidut-mediki-z-insih-oblastej.html" text:style-name="Internet_20_link" text:visited-style-name="Visited_20_Internet_20_Link">
to the victims of the Kakhovsky Hydroelectric Power Region, doctors from other areas will be brought</text:a>
The Ministry of Health expects that the implementation of a strategic approach to the development of telemedicine in Ukraine, expanding and updating the terminological vocabulary will improve access of domestic services and medical data, increase the level of exercise of the rights of patients.</text:p>
      <text:p text:style-name="P4">
As explained in the ministry, the approach to telemedicine forced to review the pandemiccovid-19 and a particularly full-scale invasion of Russia, when many citizens are forced to be limited in the possibilities of receiving medical services, including patients, which are in difficult conditions and are not able to consult a <text:a xlink:type="simple" xlink:href="https://www.ukrinform.ua/tag-likari" text:style-name="Internet_20_link" text:visited-style-name="Visited_20_Internet_20_Link">
doctor</text:a>
. Therefore, changes in the direction of thetelular make it possible to strengthen the state's ability to provide people with people and to provide them with qualified assistance, they assure the Ministry of Health.</text:p>
      <text:p text:style-name="P4">
News Source: <text:a xlink:type="simple" xlink:href="https://www.ukrinform.ua/rubric-society/3722883-urad-proponue-radi-uhvaliti-zakon-pro-telemedicinu.html" text:style-name="Internet_20_link" text:visited-style-name="Visited_20_Internet_20_Link">
https://www.ukrinform.ua/rubric-society/3722883-urad-proponue-radi-uhvaliti-zakon-pro-telemedicinu.html</text:a>
</text:p>
      <!--NEWS-->
      <text:h text:style-name="P10" text:outline-level="1">
<text:span text:style-name="T4">
The movie "The Dear Childhood" was released on the deportation of Russian children by Russia</text:span>
</text:h>
      <text:p text:style-name="P4">
Authors: Ukrinform (Person)</text:p>
      <text:p text:style-name="P4">
Publisher: Укринформ (Organization)</text:p>
      <text:p text:style-name="P4">
Published Time: 2023-06-14T17:10:25+03:00</text:p>
      <text:p text:style-name="P4">
Modified Time: 2023-06-14T17:10:25+03:00</text:p>
      <text:p text:style-name="P4">
Description: Ukraine has published a documentary "The Magnified Childhood", which documented the testimony of children about Russia's war crimes, including deportation and Russification. - Ukrinform.</text:p>
      <text:p text:style-name="P4">
Images: ['<text:a xlink:type="simple" xlink:href="https://static.ukrinform.com/photos/2023_06/thumb_files/630_360_1686751680-816.jpg" text:style-name="Internet_20_link" text:visited-style-name="Visited_20_Internet_20_Link">
630_360_16867...</text:a>
']</text:p>
      <text:p text:style-name="P4">
Tags: ['Діти', 'Викрадення людей', 'МКІП ']</text:p>
      <text:p text:style-name="P4">
Type: Article</text:p>
      <!--METADATA-->
      <text:p text:style-name="P4">
<draw:frame draw:style-name="fr1" draw:name="Image99" text:anchor-type="as-char" svg:width="6.9236in" svg:height="3.956343in" draw:z-index="0">
<draw:image xlink:href="../Images/yкринформ/2023-06-14T17-10-25-03-00/630_360_1686751680-816.jpg" xlink:type="simple" xlink:show="embed" xlink:actuate="onLoad" draw:mime-type="image/jpeg"/>
</draw:frame>
The documentary "The Retailed Childhood" was in Ukraine, in which the refusal to study children about the military crimes of Russia, in particular about deportation of tarusification.</text:p>
      <text:p text:style-name="P4">
This was reported by the press service of the Ministry of Culture and Information Policy in <text:a xlink:type="simple" xlink:href="https://t.me/mkipu/6466" text:style-name="Internet_20_link" text:visited-style-name="Visited_20_Internet_20_Link">
telegram</text:a>
, reports Ukrinform.</text:p>
      <text:p text:style-name="P4">
"The" mutilated childhood "document the testimony of children about the war crime against the Ukrainian people. This is a study of the current situation and evidence on the forced deportation and theft of Ukrainian children from the temporary -book territories of Ukraine, ”the message reads.</text:p>
      <text:p text:style-name="P4">
<text:span text:style-name="T4">
 Read also: </text:span>
 <text:a xlink:type="simple" xlink:href="https://www.ukrinform.ua/rubric-society/3721907-ofisi-ombudsmaniv-ukraini-ta-rf-spriali-povernennu-dodomu-blizko-40-ukrainskih-ditej.html" text:style-name="Internet_20_link" text:visited-style-name="Visited_20_Internet_20_Link">
Ombudsman's offices of Ukraine and the Russian Federation contributed to the return of home with 40 Ukrainian children</text:a>
It is noted that in the film created by the team "Online.ua", children and their duty told their own stories: one of them was captured, someone was forced into a "health" camp, someone was separated with their parents during so -called filtration activities.</text:p>
      <text:p text:style-name="P4">
As reported by Ukrinform, as of June 1, at least 20 thousand children deported by the Russian Federation from Ukraine were identified. More than 4,5 thousand of them are orphaned or deprived of parental care.</text:p>
      <text:p text:style-name="P4">
News Source: <text:a xlink:type="simple" xlink:href="https://www.ukrinform.ua/rubric-culture/3722887-vijsov-film-ponivecene-ditinstvo-pro-deportaciu-rosieu-ukrainskih-ditej.html" text:style-name="Internet_20_link" text:visited-style-name="Visited_20_Internet_20_Link">
https://www.ukrinform.ua/rubric-culture/3722887-vijsov-film-ponivecene-ditinstvo-pro-deportaciu-rosieu-ukrainskih-ditej.html</text:a>
</text:p>
      <!--NEWS-->
      <text:h text:style-name="P10" text:outline-level="1">
<text:span text:style-name="T4">
The Ministry of Foreign Affairs contributed to the correction of 20 cases of incorrect image of Ukraine's borders</text:span>
</text:h>
      <text:p text:style-name="P4">
Authors: Ukrinform (Person)</text:p>
      <text:p text:style-name="P4">
Publisher: Укринформ (Organization)</text:p>
      <text:p text:style-name="P4">
Published Time: 2023-06-14T17:15:16+03:00</text:p>
      <text:p text:style-name="P4">
Modified Time: 2023-06-14T17:15:16+03:00</text:p>
      <text:p text:style-name="P4">
Description: Since the beginning of 2023, the Ministry of Foreign Affairs contributed to the correction of 20 cases of incorrect depiction of the borders of Ukraine abroad, last year there were about 25. - Ukrinform.</text:p>
      <text:p text:style-name="P4">
Images: ['<text:a xlink:type="simple" xlink:href="https://static.ukrinform.com/photos/2023_06/thumb_files/630_360_1686752033-760.jpg" text:style-name="Internet_20_link" text:visited-style-name="Visited_20_Internet_20_Link">
630_360_16867...</text:a>
']</text:p>
      <text:p text:style-name="P4">
Tags: ['МЗС', 'Україна', 'Карта']</text:p>
      <text:p text:style-name="P4">
Type: Article</text:p>
      <!--METADATA-->
      <text:p text:style-name="P4">
<draw:frame draw:style-name="fr1" draw:name="Image100" text:anchor-type="as-char" svg:width="6.9236in" svg:height="3.956343in" draw:z-index="0">
<draw:image xlink:href="../Images/yкринформ/2023-06-14T17-15-16-03-00/630_360_1686752033-760.jpg" xlink:type="simple" xlink:show="embed" xlink:actuate="onLoad" draw:mime-type="image/jpeg"/>
</draw:frame>
In 2023, the Ministry of Foreign Affairs contributed to the correction of the 2023s of the incorrect image of the borders of Ukraine abroad, and last year there were about 25.</text:p>
      <text:p text:style-name="P4">
The director of the Department of Public Diplomacy and Communication of the Foreign Ministry Irinaborovets reported this at a press conference in Ukrinform.</text:p>
      <text:p text:style-name="P4">
She emphasized that in less than half a year the structure contributed to the correction of 20 cases of incorrect image of the territory of Ukraine abroad, and last year about 25 cases were corrected.</text:p>
      <text:p text:style-name="P4">
<text:span text:style-name="T4">
 Read also: </text:span>
 [in <text:span text:style-name="T4">
 Foreign Ministry </text:span>
 denied the presence of problems with the production(https://www.ukrinform.ua/rubric-society/3722737-u-mzs-sprostuvali-naavnist-problem-iz-vigotovlennam-zakordonnih-pasportiv.html)“It is easiest to correct the maps in online publications, this is not a problem at all, because they are always going to meet. A little more difficult with printed editions, but we have such cases where printed products were removed after the reaction of the embassy, ”Borovets said.</text:p>
      <text:p text:style-name="P4">
She informed that the Embassy of Ukraine in the United States would now talk with National Geographic, Amazon, Google Maps to correct mulrels in the relevant field and prevent them in the future.</text:p>
      <text:p text:style-name="P4">
At the same time, the Director of the Department of Public Diplomacy and Communication of the Mz reported that the Foreign Ministry also works with the promotion of public opinion abroad that Crimea is part of Ukraine.</text:p>
      <text:p text:style-name="P4">
<text:span text:style-name="T4">
 Read also: </text:span>
 <text:a xlink:type="simple" xlink:href="https://www.ukrinform.ua/rubric-polytics/3722503-tango-na-kistkah-u-mzs-prokomentuvali-zakliki-siarto-i-putina-pripiniti-vijskovu-dopomogu-ukraini.html" text:style-name="Internet_20_link" text:visited-style-name="Visited_20_Internet_20_Link">
"Tango on the bones": in <text:span text:style-name="T4">
 the Foreign Ministry </text:span>
 commented the calling of military assistance to Ukraine</text:a>
It has been reported that a certain number of world companies under the influence of Russian propaganda are not printed in Ukraine. In particular, in some picture images that spread abroad, Crimea is indicated by the Russian territory.</text:p>
      <text:p text:style-name="P4">
News Source: <text:a xlink:type="simple" xlink:href="https://www.ukrinform.ua/rubric-polytics/3722888-mzs-posprialo-vipravlennu-20-vipadkiv-nekorektnogo-zobrazenna-kordoniv-ukraini.html" text:style-name="Internet_20_link" text:visited-style-name="Visited_20_Internet_20_Link">
https://www.ukrinform.ua/rubric-polytics/3722888-mzs-posprialo-vipravlennu-20-vipadkiv-nekorektnogo-zobrazenna-kordoniv-ukraini.html</text:a>
</text:p>
      <!--NEWS-->
      <text:h text:style-name="P10" text:outline-level="1">
<text:span text:style-name="T4">
In the liberated graceful enemy destroyed 80% of houses - Kirilenko</text:span>
</text:h>
      <text:p text:style-name="P4">
Authors: Ukrinform (Person)</text:p>
      <text:p text:style-name="P4">
Publisher: Укринформ (Organization)</text:p>
      <text:p text:style-name="P4">
Published Time: 2023-06-14T17:17:00+03:00</text:p>
      <text:p text:style-name="P4">
Modified Time: 2023-06-14T17:17:00+03:00</text:p>
      <text:p text:style-name="P4">
Description: In the liberated village of Blessed Donetsk region, 80% of homes were destroyed by Russian invaders, others were damaged. - Ukrinform.</text:p>
      <text:p text:style-name="P4">
Images: ['<text:a xlink:type="simple" xlink:href="https://static.ukrinform.com/photos/2023_06/thumb_files/630_360_1686741035-961.jpg" text:style-name="Internet_20_link" text:visited-style-name="Visited_20_Internet_20_Link">
630_360_16867...</text:a>
']</text:p>
      <text:p text:style-name="P4">
Tags: ['Деокупація', 'Донеччина', 'Кириленко']</text:p>
      <text:p text:style-name="P4">
Type: Article</text:p>
      <!--METADATA-->
      <text:p text:style-name="P4">
<draw:frame draw:style-name="fr1" draw:name="Image101" text:anchor-type="as-char" svg:width="6.9236in" svg:height="3.956343in" draw:z-index="0">
<draw:image xlink:href="../Images/yкринформ/2023-06-14T17-17-00-03-00/630_360_1686741035-961.jpg" xlink:type="simple" xlink:show="embed" xlink:actuate="onLoad" draw:mime-type="image/jpeg"/>
</draw:frame>
The vicious village of Blessed Donetsk region, with Russian invaders, 80% of homes were extinguished and others were damaged.</text:p>
      <text:p text:style-name="P4">
This was reported by the head of the Donetsk Regional Military Administration Pavlokirilenko at a briefing in <text:a xlink:type="simple" xlink:href="https://www.youtube.com/watch" text:style-name="Internet_20_link" text:visited-style-name="Visited_20_Internet_20_Link">
Media Center Ukraine - Ukrinform</text:a>
.</text:p>
      <text:p text:style-name="P4">
“In the village of Blessed, of 370 houses that were in the specified settlement, the private housing sector, surviving no more than 20%. But these 20% are partially damaged, and 70% - in fact, enemy artillery is destroyed completely, ” - said the Oblast <text:a xlink:type="simple" xlink:href="https://www.ukrinform.ua/tag-doneccina" text:style-name="Internet_20_link" text:visited-style-name="Visited_20_Internet_20_Link">
region</text:a>
.</text:p>
      <text:p text:style-name="P4">
<text:span text:style-name="T4">
 Read also: </text:span>
 <text:a xlink:type="simple" xlink:href="https://www.ukrinform.ua/rubric-ato/3722480-sili-oboroni-ukraini-pisli-u-nastup-ta-pocali-povertati-svoi-teritorii-stoltenberg.html" text:style-name="Internet_20_link" text:visited-style-name="Visited_20_Internet_20_Link">
Defense forces of Ukraine went on the offensive and started returning the territory - Stoltenberg</text:a>
As reported by Ukrinform, the Ukrainian army in Donetsk region at the beginning of June 2023 <text:a xlink:type="simple" xlink:href="https://www.ukrinform.ua/rubric-ato/3721286-zsu-zvilnili-blagodatne.html" text:style-name="Internet_20_link" text:visited-style-name="Visited_20_Internet_20_Link">
released from the Russian invaders of the village of Blagodatna</text:a>
, Storozhev, Neschaty and Makarivka.</text:p>
      <text:p text:style-name="P4">
News Source: <text:a xlink:type="simple" xlink:href="https://www.ukrinform.ua/rubric-ato/3722895-u-zvilnenomu-blagodatnomu-vorog-zrujnuvav-80-budinkiv-kirilenko.html" text:style-name="Internet_20_link" text:visited-style-name="Visited_20_Internet_20_Link">
https://www.ukrinform.ua/rubric-ato/3722895-u-zvilnenomu-blagodatnomu-vorog-zrujnuvav-80-budinkiv-kirilenko.html</text:a>
</text:p>
      <!--NEWS-->
      <text:h text:style-name="P10" text:outline-level="1">
<text:span text:style-name="T4">
Kakhovskaya hydroelectric power station: Fish industry losses are estimated at more than ₴ 11 billion</text:span>
</text:h>
      <text:p text:style-name="P4">
Authors: Ukrinform (Person)</text:p>
      <text:p text:style-name="P4">
Publisher: Укринформ (Organization)</text:p>
      <text:p text:style-name="P4">
Published Time: 2023-06-14T17:18:00+03:00</text:p>
      <text:p text:style-name="P4">
Modified Time: 2023-06-14T17:18:00+03:00</text:p>
      <text:p text:style-name="P4">
Description: According to secondary estimates, the losses of the fish industry of Ukraine as a result of the destruction of the Kakhovka reservoir after the blasting of the dam of the hydroelectric power plant by the Russians can amount to more than UAH 11 billion. - Ukrinform.</text:p>
      <text:p text:style-name="P4">
Images: ['<text:a xlink:type="simple" xlink:href="https://static.ukrinform.com/photos/2021_08/thumb_files/630_360_1629512058-968.jpg" text:style-name="Internet_20_link" text:visited-style-name="Visited_20_Internet_20_Link">
630_360_16295...</text:a>
']</text:p>
      <text:p text:style-name="P4">
Tags: ['Екологія', 'Херсонщина', 'Риба', 'Держрибагентство', 'Каховська ГЕС', 'Збитки']</text:p>
      <text:p text:style-name="P4">
Type: Article</text:p>
      <!--METADATA-->
      <text:p text:style-name="P4">
<draw:frame draw:style-name="fr1" draw:name="Image102" text:anchor-type="as-char" svg:width="6.9236in" svg:height="3.956343in" draw:z-index="0">
<draw:image xlink:href="../Images/yкринформ/2023-06-14T17-18-00-03-00/630_360_1629512058-968.jpg" xlink:type="simple" xlink:show="embed" xlink:actuate="onLoad" draw:mime-type="image/jpeg"/>
</draw:frame>
Careful estimates, losses of the fishery industry of Ukraine as a result of the destruction of the Kakhovka reservoir after the blast of the dam of the hydroelectric power plant, the Russians can amount to more than UAH 11 billion.</text:p>
      <text:p text:style-name="P4">
According to Ukrinform, the press service of the State Agency and Fisheries of Ukraine in [Facebook] reports it(https://www.facebook.com/dargua/posts/pfbid0WPwMhM2uAqe8aY2bjWR7GcXbjJjeq72FJN5YkYtEmJyBi63CnAgzioPj7w83t7bVl).</text:p>
      <text:p text:style-name="P4">
Зазначається, що через затоплення двох державних рибовідтворювальних заводівДержрибагентства українські водойми щорічно недоотримають зариблення укількості 16 млн екз. цінних видів водних біоресурсів.</text:p>
      <text:p text:style-name="P4">
Зокрема, Херсонський виробничо-експериментальний завод по розведенню молодічастикових <text:a xlink:type="simple" xlink:href="https://www.ukrinform.ua/tag-riba" text:style-name="Internet_20_link" text:visited-style-name="Visited_20_Internet_20_Link">
 риб </text:a>
Provided annually 13.4 million IVF. valuable species of fish(6.2 million copies. Aboriginal and 7.2 million. herbivores).</text:p>
      <text:p text:style-name="P4">
Ще 2,6 млн екз. мальків цінних видів риб, у тому числі 1,6 млн екз. осетровихвидів, мав щорічно вселяти у вітчизняні водойми Виробничо-експериментальнийДніпровський осетровий рибовідтворювальний завод ім. академіка С.Т. Артющика.</text:p>
      <text:p text:style-name="P4">
<text:span text:style-name="T4">
Читайте також:</text:span>
 <text:a xlink:type="simple" xlink:href="https://www.ukrinform.ua/rubric-economy/3722400-zberezenna-rib-zatoplenogo-dniprovskogo-osetrovogo-zavodu-e-malojmovirnim-derzribagentstvo.html" text:style-name="Internet_20_link" text:visited-style-name="Visited_20_Internet_20_Link">
 Збереження риб затопленого Дніпровського осетровогозаводу є малоймовірним – Держрибагентство </text:a>
According to preliminary estimates, financial losses to the state alone from the loss of renovation and sturgeon of sturgeon species of fish, which is almost 19 thousand copies of St., sturgeon and Sevryuga, will amount to more than 900 million UAH.</text:p>
      <text:p text:style-name="P4">
At the same time, the dynamics of the level regime of the Kakhovka reservoir indicates a long perspective of the complete drainage of the bed of the reservoir, that is, in fact, only the old channel of the Dnieper River can remain. As a result, this can lead to mass death of aquatic bioresources.</text:p>
      <text:p text:style-name="P4">
As it was reported, Russian occupation troops on the night(https://www.ukrinform.ua/rubric-other_news/3720776-pidriv-rosianami-kahovskoi-ges-usi-novini.html). The consequences of flooding of settlements and critical infrastructure sites are currently underway.</text:p>
      <text:p text:style-name="P4">
News Source: <text:a xlink:type="simple" xlink:href="https://www.ukrinform.ua/rubric-economy/3722886-pidriv-kahovskoi-ges-zbitki-ribnoi-galuzi-ocinuut-u-ponad-11-milardiv.html" text:style-name="Internet_20_link" text:visited-style-name="Visited_20_Internet_20_Link">
https://www.ukrinform.ua/rubric-economy/3722886-pidriv-kahovskoi-ges-zbitki-ribnoi-galuzi-ocinuut-u-ponad-11-milardiv.html</text:a>
</text:p>
      <!--NEWS-->
      <text:h text:style-name="P10" text:outline-level="1">
<text:span text:style-name="T4">
In the event of a nuclear explosion on the NPP, the consequences will be more frightening than Hiroshima and Nagasaki - an external</text:span>
</text:h>
      <text:p text:style-name="P4">
Authors: Ukrinform (Person)</text:p>
      <text:p text:style-name="P4">
Publisher: Укринформ (Organization)</text:p>
      <text:p text:style-name="P4">
Published Time: 2023-06-14T17:24:54+03:00</text:p>
      <text:p text:style-name="P4">
Modified Time: 2023-06-14T17:24:54+03:00</text:p>
      <text:p text:style-name="P4">
Description: In the case of the Russians, the explosion at the Zaporozhye NPPs will be more frightening than the nuclear bombing of Japanese cities of Hiroshima and Nagasaki during the Second World War. - Ukrinform.</text:p>
      <text:p text:style-name="P4">
Images: ['<text:a xlink:type="simple" xlink:href="https://static.ukrinform.com/photos/2022_08/thumb_files/630_360_1659707865-297.jpg" text:style-name="Internet_20_link" text:visited-style-name="Visited_20_Internet_20_Link">
630_360_16597...</text:a>
']</text:p>
      <text:p text:style-name="P4">
Tags: ['Каховська ГЕС', 'Запорізька АЕС']</text:p>
      <text:p text:style-name="P4">
Type: Article</text:p>
      <!--METADATA-->
      <text:p text:style-name="P4">
<draw:frame draw:style-name="fr1" draw:name="Image103" text:anchor-type="as-char" svg:width="6.9236in" svg:height="3.956343in" draw:z-index="0">
<draw:image xlink:href="../Images/yкринформ/2023-06-14T17-24-54-03-00/630_360_1659707865-297.jpg" xlink:type="simple" xlink:show="embed" xlink:actuate="onLoad" draw:mime-type="image/jpeg"/>
</draw:frame>
In times of the Russians, the explosion at the Zaporozhye NPPs will be more terrible than the nuclear bombing of Japanese cities of Hiroshima and Nagasaki during the Second World War.</text:p>
      <text:p text:style-name="P4">
This opinion was expressed by the former Minister of Environmental and Nuclear Security Yuriy Kostenko on the air <text:a xlink:type="simple" xlink:href="https://ukr.radio/news.html" text:style-name="Internet_20_link" text:visited-style-name="Visited_20_Internet_20_Link">
Ukrainian radio</text:a>
, reports Ukrinform.</text:p>
      <text:p text:style-name="P4">
"Russia has not yet moved nuclear warheads, because the United States fully track of nuclear warrior storage facilities from Russian storage.(https://www.ukrinform.ua/tag-zaporizka-aes)- It's not even Hiroshima Ynagasaki. It is a much more frightening and large -scale nuclear accident that can lead to the conditions of such a war to unpredictable consequences, "Kostenko said.</text:p>
      <text:p text:style-name="P4">
According to him, none of the analysts will be taken to evaluate what and how to do when active fighting is underway in the territory of the Zaporozhye region and a sudden reactor or a storage facility of the waste nuclear fuel.</text:p>
      <text:p text:style-name="P4">
The external, is convinced that the catastrophe on the Kakhovsky hydroelectric power station is the forerunner, which can take place at a much larger and more terrible scale.</text:p>
      <text:p text:style-name="P4">
"I would recommend to the highest Ukrainian leadership to sit down and negotiate with the event to prevent the most terrifying scenario for the ZPP. Adzheal of tactical nuclear weapons into Belarus - these are quite theoretical threats for NATO safety and the beginning of nuclear war. that now Ukrainian troops continue the offensive for the purpose of liberation of both Zaporizhzhya region and Energodar - becomes the nuclear danger of numbers not only for Ukraine, but for the whole world, "the expireowner said.</text:p>
      <text:p text:style-name="P4">
According to the former head of Mindovquil, against the background of the total failure of such a special military operation, the political and military leadership of the Russia has no idea how to proceed. According to Kostenko, there are events at the Zaporizhzhya NPP, where the invaders begin to prepare a heavy accident, which is one of the elements of the nuclear war.</text:p>
      <text:p text:style-name="P4">
<text:span text:style-name="T4">
 Read also: </text:span>
 <text:a xlink:type="simple" xlink:href="https://www.ukrinform.ua/rubric-economy/3721701-ekspertam-magate-potriben-dostup-do-okupovanoi-zaporizkoi-teploelektrostancii-grossi.html" text:style-name="Internet_20_link" text:visited-style-name="Visited_20_Internet_20_Link">
IAEA experts need access to the occupied Zaporozhye thermal power plant - Grossi</text:a>
</text:p>
      <text:p text:style-name="P4">
As reported by Ukrinform, Russian <text:a xlink:type="simple" xlink:href="https://www.ukrinform.ua/rubric-economy/3722660-zagarbniki-ne-dozvolaut-perevesti-patij-energoblok-zaes-u-stan-holodnij-zupin.html" text:style-name="Internet_20_link" text:visited-style-name="Visited_20_Internet_20_Link">
invaders</text:a>
<text:a xlink:type="simple" xlink:href="https://www.ukrinform.ua/rubric-economy/3722660-zagarbniki-ne-dozvolaut-perevesti-patij-energoblok-zaes-u-stan-holodnij-zupin.html" text:style-name="Internet_20_link" text:visited-style-name="Visited_20_Internet_20_Link">
 not allowed</text:a>
The Ukrainian Personal of Zaporizhzhya NPP translate the unit # 5 into the state "Cold Stock", as provided by the order of the SNRCU of June 8, 2023.</text:p>
      <text:p text:style-name="P4">
Also Russians <text:a xlink:type="simple" xlink:href="https://www.ukrinform.ua/rubric-economy/3722824-ukraina-perestala-otrimuvati-napramu-informaciu-pro-radiacijnij-stan-na-zaes.html" text:style-name="Internet_20_link" text:visited-style-name="Visited_20_Internet_20_Link">
stopped automatic data transmission</text:a>
From the Danchiv Radiation Monitoring at the Zaporizhzhya NPP. This information is transmitted by representatives of the International Nuclear Energy Agency in manual regime.</text:p>
      <text:p text:style-name="P4">
Meanwhile, self -proclaimed President of Belarus Alexander <text:a xlink:type="simple" xlink:href="https://www.ukrinform.ua/rubric-world/3722813-lukasenko-zaaviv-pro-pocatok-nadhodzenna-rosijskoi-adernoi-zbroi-do-bilorusi.html" text:style-name="Internet_20_link" text:visited-style-name="Visited_20_Internet_20_Link">
Lukashenko</text:a>
<text:a xlink:type="simple" xlink:href="https://www.ukrinform.ua/rubric-world/3722813-lukasenko-zaaviv-pro-pocatok-nadhodzenna-rosijskoi-adernoi-zbroi-do-bilorusi.html" text:style-name="Internet_20_link" text:visited-style-name="Visited_20_Internet_20_Link">
stated</text:a>
that Russian tactical nuclear weapons begin to the country.</text:p>
      <text:p text:style-name="P4">
News Source: <text:a xlink:type="simple" xlink:href="https://www.ukrinform.ua/rubric-economy/3722892-u-razi-adernogo-vibuhu-na-zaes-naslidki-budut-strasnisimi-za-hirosimu-i-nagasaki-eksministr.html" text:style-name="Internet_20_link" text:visited-style-name="Visited_20_Internet_20_Link">
https://www.ukrinform.ua/rubric-economy/3722892-u-razi-adernogo-vibuhu-na-zaes-naslidki-budut-strasnisimi-za-hirosimu-i-nagasaki-eksministr.html</text:a>
</text:p>
      <!--NEWS-->
      <text:h text:style-name="P10" text:outline-level="1">
<text:span text:style-name="T4">
From Riga sent a convoy humanitarian and military assistance to Ukraine</text:span>
</text:h>
      <text:p text:style-name="P4">
Authors: Ukrinform (Person)</text:p>
      <text:p text:style-name="P4">
Publisher: Укринформ (Organization)</text:p>
      <text:p text:style-name="P4">
Published Time: 2023-06-14T17:27:00+03:00</text:p>
      <text:p text:style-name="P4">
Modified Time: 2023-06-14T17:27:00+03:00</text:p>
      <text:p text:style-name="P4">
Description: On June 13, the Latvian capital took place on June 13, the departure of regular assistance with humanitarian and military cargoes prepared by the Confederation of Ukrainians Latvia "Viche". - Ukrinform.</text:p>
      <text:p text:style-name="P4">
Images: ['<text:a xlink:type="simple" xlink:href="https://static.ukrinform.com/photos/2023_06/thumb_files/630_360_1686752501-758.jpg" text:style-name="Internet_20_link" text:visited-style-name="Visited_20_Internet_20_Link">
630_360_16867...</text:a>
']</text:p>
      <text:p text:style-name="P4">
Tags: ['Діаспора', 'Гуманітарна допомога', 'Латвія', 'Посольство', 'Війна з Росією']</text:p>
      <text:p text:style-name="P4">
Type: Article</text:p>
      <!--METADATA-->
      <text:p text:style-name="P4">
<draw:frame draw:style-name="fr1" draw:name="Image104" text:anchor-type="as-char" svg:width="6.9236in" svg:height="3.956343in" draw:z-index="0">
<draw:image xlink:href="../Images/yкринформ/2023-06-14T17-27-00-03-00/630_360_1686752501-758.jpg" xlink:type="simple" xlink:show="embed" xlink:actuate="onLoad" draw:mime-type="image/jpeg"/>
</draw:frame>
On June 13, the Ulatvian capital of June 13 took place in the Ukrainian -Driving Convoy Assistance with Humanitarian and Military Cargoes prepared by the Confederation of Ukrainians Latvia "Viche".</text:p>
      <text:p text:style-name="P4">
About it reports Ukrinform with reference to the Facebook page <text:a xlink:type="simple" xlink:href="https://www.facebook.com/vichelv/posts/211575018505335" text:style-name="Internet_20_link" text:visited-style-name="Visited_20_Internet_20_Link">
"Viche"</text:a>
and <text:a xlink:type="simple" xlink:href="https://www.facebook.com/UKRinLatvia/posts/653842756775781" text:style-name="Internet_20_link" text:visited-style-name="Visited_20_Internet_20_Link">
embassies in Latvia</text:a>
.</text:p>
      <text:p text:style-name="P4">
The chairman of the Board of the Confederation of Ukrainian Societies Oksana Sichko noted that usually the collection of cargo takes several weeks. And the cargo of this convoy was erected when the news of a terrible terrorist attack came - undermining the aggressor of the Greblykakhov HPP. Therefore, it was decided to urgently collect assistance for the residents of Kherson region.</text:p>
      <text:p text:style-name="P4">
“What happened to the Kakhovsky hydroelectric power station is a terrorist attack and ecocide. Such terrible crimes committed by the Russian aggressor in Ukraine once again prove that Russia is a absolute evil. I am sincerely grateful to the friendly Latvian people, Latvian entrepreneurs, volunteers, organizations for your help, for being with this evil, tirelessly standing with us, ”Ambassador of Ukraine to Latvia Anatoly Kutsevol said on his departure.</text:p>
      <text:p text:style-name="P4">
Indeed, a large number of Latvian activists' organizations took part in the assembly.</text:p>
      <text:p text:style-name="P4">
In particular, Laivu Depo provided a boat for evacuation of the local population for the victims of the Russian terract hydroelectun. Another boat was donated by Kalkai stores.</text:p>
      <text:p text:style-name="P4">
Ziedot.lv Charitable Foundation opened a donation to help Ukrainians affected by catastrophic flooding. 90 thousand euros were rapidly assembled. Part of this amount was used for the purchase of linas for pumping water, generators, tents, spruce, flashlights, respirators, protective gloves, rubber boots, chainsaws and other tools, gas portable tiles, shovels and axes, animal.</text:p>
      <text:p text:style-name="P4">
Some assistance, which is part of the humanitarian part of the cargo, is also built for the Ukrainian military in the area of fighting.</text:p>
      <text:p text:style-name="P4">
This escort will also be assisted for three demining groups that make the way for the counter -offensive of the Armed Forces of Ukraine. Thanks to the initiative, they will receive two powerful and reliable Volkswagenamarok SUVs filled with various equipment, including metal detectors. Also, thanks to this charity platform, Ukrainian defenders will receive eightyrons, tablets, thermal imagers, rangefinders, binoculars, charging stations and boat motor.</text:p>
      <text:p text:style-name="P4">
Initially, this convoy was prepared for the 47th Brigade of the Armed Forces, the State Service of Kusway Situations of Ukraine, the Engineering-Sacre Battalion of the Armed Forces, the 36-Brigade of the Marines, the 21st Brigade, the units of the National Police "Lyuta", 110 and 10 brigade, the intelligence of the Ministry of Ministry. Defense and others.</text:p>
      <text:p text:style-name="P4">
Recall that in the Latvian capital <text:a xlink:type="simple" xlink:href="https://www.ukrinform.ua/rubric-diaspora/3721798-na-osokinskomu-festivali-svobodi-u-rizi-dla-ukraini-zibrali-10-tis-evro-dopomogi.html" text:style-name="Internet_20_link" text:visited-style-name="Visited_20_Internet_20_Link">
ended</text:a>
IV Osokinsky Freedom Festival, which has collected approximately 10,000 euros for Ukraine.</text:p>
      <text:p text:style-name="P4">
<text:span text:style-name="T5">
Foto: Embassy of Ukraine in Latvia, Latvijā dzepoJoJojo ukraiņu biedrrightFederācija "viche" / Facebook</text:span>
</text:p>
      <text:p text:style-name="P4">
News Source: <text:a xlink:type="simple" xlink:href="https://www.ukrinform.ua/rubric-diaspora/3722890-z-rigi-vidpravili-konvoj-gumanitarnoi-i-vijskovoi-dopomogi-v-ukrainu.html" text:style-name="Internet_20_link" text:visited-style-name="Visited_20_Internet_20_Link">
https://www.ukrinform.ua/rubric-diaspora/3722890-z-rigi-vidpravili-konvoj-gumanitarnoi-i-vijskovoi-dopomogi-v-ukrainu.html</text:a>
</text:p>
      <!--NEWS-->
      <text:h text:style-name="P10" text:outline-level="1">
<text:span text:style-name="T4">
The Carpathian community has developed hiking for tourists to ancient temples</text:span>
</text:h>
      <text:p text:style-name="P4">
Authors: Ukrinform (Person)</text:p>
      <text:p text:style-name="P4">
Publisher: Укринформ (Organization)</text:p>
      <text:p text:style-name="P4">
Published Time: 2023-06-14T17:31:14+03:00</text:p>
      <text:p text:style-name="P4">
Modified Time: 2023-06-14T17:31:14+03:00</text:p>
      <text:p text:style-name="P4">
Description: In the Carpathian region, the Solotvinsk community has developed hiking for tourists to ancient temples, one of which still stores the Gospel in 1600. - Ukrinform.</text:p>
      <text:p text:style-name="P4">
Images: ['<text:a xlink:type="simple" xlink:href="https://static.ukrinform.com/photos/2023_06/thumb_files/630_360_1686753019-146.jpg" text:style-name="Internet_20_link" text:visited-style-name="Visited_20_Internet_20_Link">
630_360_16867...</text:a>
']</text:p>
      <text:p text:style-name="P4">
Tags: ['Івано-Франківщина', 'Прикарпаття', 'Екскурсія']</text:p>
      <text:p text:style-name="P4">
Type: Article</text:p>
      <!--METADATA-->
      <text:p text:style-name="P4">
<draw:frame draw:style-name="fr1" draw:name="Image111" text:anchor-type="as-char" svg:width="6.9236in" svg:height="3.956343in" draw:z-index="0">
<draw:image xlink:href="../Images/yкринформ/2023-06-14T17-31-14-03-00/630_360_1686753019-146.jpg" xlink:type="simple" xlink:show="embed" xlink:actuate="onLoad" draw:mime-type="image/jpeg"/>
</draw:frame>
In the Carpathian region, the Solotvinsk community has developed on tourists on foot excursions of addition temples, one of which still stores the Gospel in 1600.</text:p>
      <text:p text:style-name="P4">
The head of the Department of Culture, Tourism, Nationalities and Religions of the Solotvin Territorial Community Irrasulik reported this correspondent of Ukrinform.</text:p>
      <text:p text:style-name="P4">
“Entertainment is not on time today. During the war, we took a course for spiritual development and open air. In addition to the Maniavsky monastery, we can see the Svyat-Serafimiv Monastery in the village of Kryvets, there is an ancient church of the 16th century the glorious Krychka. We also invite tourists to visit the Church of St. Archbishop Michael in the village of Babche, where the Gospel is still in 1600, ”Suslik said.</text:p>
      <text:p text:style-name="P4">
<text:span text:style-name="T4">
 Read also: </text:span>
 <text:a xlink:type="simple" xlink:href="https://www.ukrinform.ua/rubric-regions/3721645-gromadi-rivnensini-i-prikarpatta-rozvivaut-spivpracu-u-sferah-ozdorovlenna-ditej-ta-obminu-dosvidom.html" text:style-name="Internet_20_link" text:visited-style-name="Visited_20_Internet_20_Link">
communities of Rivne region and Carpathian region develop cooperation with children's health and exchange of experience</text:a>
According to her, now in the community for tourists prepare a guide to the "spiritual junctions of the Solotvin community". Guests are also offered by mountains excursions in the tent and kitchen on fire.</text:p>
      <text:p text:style-name="P4">
Among the popular tourist routes in the community are the Maniavsky Dosad and the National Nature Park "Sinora".</text:p>
      <text:p text:style-name="P4">
Maniavsky Skit is an ascetic male monastery of the Eastern rite, the prominent interior of spirituality, culture and art of Ukraine.</text:p>
      <text:p text:style-name="P4">
Photo: Solotvinsk settlement council</text:p>
      <text:p text:style-name="P4">
News Source: <text:a xlink:type="simple" xlink:href="https://www.ukrinform.ua/rubric-regions/3722894-prikarpatska-gromada-rozrobila-dla-turistiv-pisi-ekskursii-do-davnih-hramiv.html" text:style-name="Internet_20_link" text:visited-style-name="Visited_20_Internet_20_Link">
https://www.ukrinform.ua/rubric-regions/3722894-prikarpatska-gromada-rozrobila-dla-turistiv-pisi-ekskursii-do-davnih-hramiv.html</text:a>
</text:p>
      <!--NEWS-->
      <text:h text:style-name="P10" text:outline-level="1">
<text:span text:style-name="T4">
Ingulets gave way to LNZ "Cherkasy" and flew from UPL</text:span>
</text:h>
      <text:p text:style-name="P4">
Authors: Ukrinform (Person)</text:p>
      <text:p text:style-name="P4">
Publisher: Укринформ (Organization)</text:p>
      <text:p text:style-name="P4">
Published Time: 2023-06-14T17:33:53+03:00</text:p>
      <text:p text:style-name="P4">
Modified Time: 2023-06-14T17:33:53+03:00</text:p>
      <text:p text:style-name="P4">
Description: Ingulets flew to the first league, giving way to Cherkasy. - Ukrinform.</text:p>
      <text:p text:style-name="P4">
Images: ['<text:a xlink:type="simple" xlink:href="https://static.ukrinform.com/photos/2023_06/thumb_files/630_360_1686753186-130.jpeg" text:style-name="Internet_20_link" text:visited-style-name="Visited_20_Internet_20_Link">
630_360_16867...</text:a>
']</text:p>
      <text:p text:style-name="P4">
Tags: ['Футбол', 'Інгулець']</text:p>
      <text:p text:style-name="P4">
Type: Article</text:p>
      <!--METADATA-->
      <text:p text:style-name="P4">
<draw:frame draw:style-name="fr1" draw:name="Image112" text:anchor-type="as-char" svg:width="6.9236in" svg:height="3.956343in" draw:z-index="0">
<draw:image xlink:href="../Images/yкринформ/2023-06-14T17-33-53-03-00/630_360_1686753186-130.jpeg" xlink:type="simple" xlink:show="embed" xlink:actuate="onLoad" draw:mime-type="image/jpeg"/>
</draw:frame>
Ingulets flew to the first league, giving way to Cherkasy.</text:p>
      <text:p text:style-name="P4">
LNZ "Cherkasy" won "Ingulets" 2: 1(3: 2 following the results of two matches)And the Ukrainian Premier League came out, Ukrinform reports.</text:p>
      <text:p text:style-name="P4">
Savin scored in Cherkasy, scored in his own gate. "Ingulets" answered the only goal Sitala.</text:p>
      <text:p text:style-name="P4">
As it was reported, in the parallel match "Veres" guaranteed a place in the UPLus an appointment season, having overcome "Metallurg"(6:1).</text:p>
      <text:p text:style-name="P4">
<text:span text:style-name="T4">
Читайте також:</text:span>
 <text:a xlink:type="simple" xlink:href="https://www.ukrinform.ua/rubric-sports/3722806-futbolisti-veresa-zalisatsa-u-premerlizi.html" text:style-name="Internet_20_link" text:visited-style-name="Visited_20_Internet_20_Link">
 Футболісти « <text:span text:style-name="T4">
Верес</text:span>
 а» залишаться у Прем'єр-лізі</text:a>
As reported by Ukrinform, according to the results of the 2022/2023 season, "Ingulets", "Lviv" and "Metalist" were the first liga.</text:p>
      <text:p text:style-name="P4">
Photo: FC Ingulets</text:p>
      <text:p text:style-name="P4">
News Source: <text:a xlink:type="simple" xlink:href="https://www.ukrinform.ua/rubric-sports/3722896-ingulec-postupivsa-lnz-cerkasam-i-viletiv-z-upl.html" text:style-name="Internet_20_link" text:visited-style-name="Visited_20_Internet_20_Link">
https://www.ukrinform.ua/rubric-sports/3722896-ingulec-postupivsa-lnz-cerkasam-i-viletiv-z-upl.html</text:a>
</text:p>
      <!--NEWS-->
      <text:h text:style-name="P10" text:outline-level="1">
<text:span text:style-name="T4">
On the coast of Odessa found many dead animals from the Red Book</text:span>
</text:h>
      <text:p text:style-name="P4">
Authors: Ukrinform (Person)</text:p>
      <text:p text:style-name="P4">
Publisher: Укринформ (Organization)</text:p>
      <text:p text:style-name="P4">
Published Time: 2023-06-14T17:36:00+03:00</text:p>
      <text:p text:style-name="P4">
Modified Time: 2023-06-14T17:36:00+03:00</text:p>
      <text:p text:style-name="P4">
Description: On the coast of the National Nature Park, the Tuzli estuaries of the Sea brought a lot of newts. Most animals are dead. - Ukrinform.</text:p>
      <text:p text:style-name="P4">
Images: ['<text:a xlink:type="simple" xlink:href="https://static.ukrinform.com/photos/2023_06/thumb_files/630_360_1686754184-558.jpg" text:style-name="Internet_20_link" text:visited-style-name="Visited_20_Internet_20_Link">
630_360_16867...</text:a>
']</text:p>
      <text:p text:style-name="P4">
Tags: ['Одещина', 'Тварини', ' Чорне море']</text:p>
      <text:p text:style-name="P4">
Type: Article</text:p>
      <!--METADATA-->
      <text:p text:style-name="P4">
<draw:frame draw:style-name="fr1" draw:name="Image113" text:anchor-type="as-char" svg:width="6.9236in" svg:height="3.956343in" draw:z-index="0">
<draw:image xlink:href="../Images/yкринформ/2023-06-14T17-36-00-03-00/630_360_1686754184-558.jpg" xlink:type="simple" xlink:show="embed" xlink:actuate="onLoad" draw:mime-type="image/jpeg"/>
</draw:frame>
The Nation -Nature Park of the Tuzlsky estuaries of the Sea of Tuzlnya has brought out considerablely. Most animals are dead.</text:p>
      <text:p text:style-name="P4">
About it in <text:a xlink:type="simple" xlink:href="https://www.facebook.com/rusevivan/posts/2269845466534866" text:style-name="Internet_20_link" text:visited-style-name="Visited_20_Internet_20_Link">
Facebook</text:a>
Dr. Ivan Rusev reported, Ukrinform reports.</text:p>
      <text:p text:style-name="P4">
“Our employees Natali Brusentsova and Elena Staroverov were recorded yesterday the first living and dead animals that were sailed from the Dnieper. These are the three tonnes of the stretch book(The species will still be specified). В нашому Національному природному парку"Тузлівські лимани" вони не мешкають», - написав Русев.</text:p>
      <text:p text:style-name="P4">
</text:p>
      <text:p text:style-name="P4">
<text:span text:style-name="T4">
 Read also: </text:span>
 <text:a xlink:type="simple" xlink:href="https://www.ukrinform.ua/rubric-regions/3722867-ribaliti-ta-kupatisa-u-mori-poblizu-odesi-protagom-roku-e-nebezpecnim-ekspert.html" text:style-name="Internet_20_link" text:visited-style-name="Visited_20_Internet_20_Link">
fishing and swimming in the sea near Odessa during the year by the Extreme - Expert</text:a>
The scientist noted that most of the animals found are dead. In addition to the three -tons of the National Park, they also found frogs of different species.</text:p>
      <text:p text:style-name="P4">
“Those new tonnes or frogs that were still alive were immediately foods for martin birds, cormortins, herons, ground mammals. The number of ejected on the coast within our park can be counted by tens of thousands, ” - reported.</text:p>
      <text:p text:style-name="P4">
It has been reported that marine organisms that live at the bottom of the Black Sea may <text:a xlink:type="simple" xlink:href="https://www.ukrinform.ua/rubric-regions/3722821-pridonni-organizmi-u-cornomu-mori-zaznaut-velikih-vtrat-ekspert.html" text:style-name="Internet_20_link" text:visited-style-name="Visited_20_Internet_20_Link">
disappear</text:a>
In certain sections, the heater because of the pollution of the sea after blasting the Russian invaders of the Kakakhovsky hydroelectric power station.</text:p>
      <text:p text:style-name="P4">
_Foto: National Park "Tuzlsky estuaries" _</text:p>
      <text:p text:style-name="P4">
News Source: <text:a xlink:type="simple" xlink:href="https://www.ukrinform.ua/rubric-regions/3722905-na-uzberezzi-odesini-znajsli-bagato-mertvih-tvarin-z-cervonoi-knigi.html" text:style-name="Internet_20_link" text:visited-style-name="Visited_20_Internet_20_Link">
https://www.ukrinform.ua/rubric-regions/3722905-na-uzberezzi-odesini-znajsli-bagato-mertvih-tvarin-z-cervonoi-knigi.html</text:a>
</text:p>
      <!--NEWS-->
      <text:h text:style-name="P10" text:outline-level="1">
<text:span text:style-name="T4">
Ukrainian entrepreneurs can get grants up to $ 150 thousand under the USAID Program - Ministry of Economy</text:span>
</text:h>
      <text:p text:style-name="P4">
Authors: Ukrinform (Person)</text:p>
      <text:p text:style-name="P4">
Publisher: Укринформ (Organization)</text:p>
      <text:p text:style-name="P4">
Published Time: 2023-06-14T17:38:41+03:00</text:p>
      <text:p text:style-name="P4">
Modified Time: 2023-06-14T17:38:41+03:00</text:p>
      <text:p text:style-name="P4">
Description: Under the USAID Competitive Economy of Ukraine, small and medium -sized entrepreneurs can receive financial support up to $ 150,000 for development, increasing the competitiveness of their products and services. - Ukrinform.</text:p>
      <text:p text:style-name="P4">
Images: ['<text:a xlink:type="simple" xlink:href="https://static.ukrinform.com/photos/2021_03/thumb_files/630_360_1615897721-478.jpg" text:style-name="Internet_20_link" text:visited-style-name="Visited_20_Internet_20_Link">
630_360_16158...</text:a>
']</text:p>
      <text:p text:style-name="P4">
Tags: ['Бізнес', 'Мінекономіки', 'USAID']</text:p>
      <text:p text:style-name="P4">
Type: Article</text:p>
      <!--METADATA-->
      <text:p text:style-name="P4">
<draw:frame draw:style-name="fr1" draw:name="Image119" text:anchor-type="as-char" svg:width="6.9236in" svg:height="3.956343in" draw:z-index="0">
<draw:image xlink:href="../Images/yкринформ/2023-06-14T17-38-41-03-00/630_360_1615897721-478.jpg" xlink:type="simple" xlink:show="embed" xlink:actuate="onLoad" draw:mime-type="image/jpeg"/>
</draw:frame>
The USAID Competitive Economy of Ukraine and Secondary Entrepreneurs can get financial support up to $ 150,000 for development, and increase the competitiveness of its products and services.</text:p>
      <text:p text:style-name="P4">
According to Ukrinform, it reports <text:a xlink:type="simple" xlink:href="https://www.me.gov.ua/News/Detail" text:style-name="Internet_20_link" text:visited-style-name="Visited_20_Internet_20_Link">
the press service of the Ministry of Economy.</text:a>
"Ukrainian small and medium -sized businesses can use not only a government -granting program of the EBOOT, but also the program of the partner of the Ministry of Economy of USAID" Competitive Economy of Ukraine "and get financial support to $ 150 thousand for development, increase the competitiveness of their products in domestic and foreign markets. Establishing grants under four programs, "the message reads.</text:p>
      <text:p text:style-name="P4">
It is noted that the program “Continuity and Recovery <text:a xlink:type="simple" xlink:href="https://www.ukrinform.ua/tag-biznes" text:style-name="Internet_20_link" text:visited-style-name="Visited_20_Internet_20_Link">
Business</text:a>
” - aimed at maintaining the displacement and recovery of business, including the movement of business in war, expansion to foreign markets, as well as supporting the level of existing business can or their improvement.</text:p>
      <text:p text:style-name="P4">
Activities can be focused on the following needs: development of production, sales, product adaptation or launching a new product, certification, digital trading opportunities, improvement of business processes and models, building organizational potential.</text:p>
      <text:p text:style-name="P4">
Grants can get businesses that work in sectors: information technologies and engineering, production(Electronic equipment, furniture, clothing, cosmetic and other products for healthy life, food, etc.), services(Automation, design, business optimization, consulting, education, communications, etc.), creative industries(Movies, audiovisual materials, fashion and production of craft products).Гранти можуть отримати ФОП, приватні підприємства, ТОВ, АТ, щомають штат до 250 працівників та річний оборот до 50 млн євро. Сума гранту –від 600 тис грн до 1,2 млн грн. Заявки приймаються до 24 липня 2023 року.</text:p>
      <text:p text:style-name="P4">
Grants to support export alliances - will be provided for the implementation of export alliance formation and activities - enterprises associations for joint promotion of their products in export markets, which include less than 5 enterprises. Applications will be accepted from registered with Ukrainian -owned organizations(alliances, associations, unions, associations, etc.), which represent businesses and private entrepreneurs of a particular industry(sector)Economics. The export alliance may be FOPs, private enterprises with up to 250 employees and annual turnover of up to 50 mlneurov. The grant amount is from $ 35,000 to $ 150,000. Applications are accepted by September 302023.</text:p>
      <text:p text:style-name="P4">
<text:span text:style-name="T4">
 Read also: </text:span>
 [<text:span text:style-name="T4">
 USAID </text:span>
 and partners have launched assistance to the victims of the Kakhovskaya Hydroelectric Power(https://www.ukrinform.ua/rubric-regions/3719670-usaid-i-partneri-rozgornuli-dopomogu-postrazdalim-vid-pidrivu-kahovskoi-ges.html)Grants to support Ukrainian business in international trade - grant will help restore and develop export sales of enterprises, help them attract investments, expand access to pre -foreign markets, and open new business. Priority clums for grant support are information technologies, engineering, production, as well as creative industries and services. Grant sum is $ 35,000 to $ 90000. Applications are accepted by September 15, 2023.</text:p>
      <text:p text:style-name="P4">
As reported by Ukrinform, the United States Agency for International Development(USAID)will provide UAH 22.5 million to the victims of the Kakhovsky Hydrogenation.</text:p>
      <text:p text:style-name="P4">
News Source: <text:a xlink:type="simple" xlink:href="https://www.ukrinform.ua/rubric-economy/3722897-ukrainski-pidpriemci-mozut-otrimati-granti-do-150-tisac-za-programou-usaid-minekonomiki.html" text:style-name="Internet_20_link" text:visited-style-name="Visited_20_Internet_20_Link">
https://www.ukrinform.ua/rubric-economy/3722897-ukrainski-pidpriemci-mozut-otrimati-granti-do-150-tisac-za-programou-usaid-minekonomiki.html</text:a>
</text:p>
      <!--NEWS-->
      <text:h text:style-name="P10" text:outline-level="1">
<text:span text:style-name="T4">
UNESCO will host the World Forum for Assisting Ukraine Cultural Heritage</text:span>
</text:h>
      <text:p text:style-name="P4">
Authors: Ukrinform (Person)</text:p>
      <text:p text:style-name="P4">
Publisher: Укринформ (Organization)</text:p>
      <text:p text:style-name="P4">
Published Time: 2023-06-14T17:39:13+03:00</text:p>
      <text:p text:style-name="P4">
Modified Time: 2023-06-14T17:39:13+03:00</text:p>
      <text:p text:style-name="P4">
Description: UNESCO will join the Organization of the World Forum for Assistance to the Ukrainian Cultural Heritage, and will join the reconstruction of the Ivankiv Museum of History. - Ukrinform.</text:p>
      <text:p text:style-name="P4">
Images: ['<text:a xlink:type="simple" xlink:href="https://static.ukrinform.com/photos/2017_12/thumb_files/630_360_1514623842-8873.jpg" text:style-name="Internet_20_link" text:visited-style-name="Visited_20_Internet_20_Link">
630_360_15146...</text:a>
']</text:p>
      <text:p text:style-name="P4">
Tags: ['Ткаченко', 'ЮНЕСКО', 'МКІП ']</text:p>
      <text:p text:style-name="P4">
Type: Article</text:p>
      <!--METADATA-->
      <text:p text:style-name="P4">
<draw:frame draw:style-name="fr1" draw:name="Image120" text:anchor-type="as-char" svg:width="6.9236in" svg:height="3.956343in" draw:z-index="0">
<draw:image xlink:href="../Images/yкринформ/2023-06-14T17-39-13-03-00/630_360_1514623842-8873.jpg" xlink:type="simple" xlink:show="embed" xlink:actuate="onLoad" draw:mime-type="image/jpeg"/>
</draw:frame>
The UNESCOCE TO ARIAVATION OF THE WORLD FORUM on the assistance of the Ukrainian cultural heritage, as well as joins the reconstruction of the Ivankiv Historical and Local History Museum.</text:p>
      <text:p text:style-name="P4">
The Minister of Culture and Information Policy Oleksandrkachenko in [telegram] informed about the results of the meeting with the Deputy CEO(https://t.me/otkachenkokyiv/3759), reports Ukrinform.</text:p>
      <text:p text:style-name="P4">
"They discussed the UNESCO World Forum for the Assistance of Ukraine. This Forum is extremely important for us to have the preservation of Ukraine's cultural heritage to a new level," - wrote.</text:p>
      <text:p text:style-name="P4">
<text:span text:style-name="T5">
Foto: Oleksandr Tkachenko, telegram</text:span>
</text:p>
      <text:p text:style-name="P4">
According to Tkachenko, the parties have identified further steps in the direction of reconstruction of the Ivankiv Historical and Local History Museum - "one of the specific and urgent projections that we can restore with the help of UNESCO."</text:p>
      <text:p text:style-name="P4">
<text:span text:style-name="T4">
 Read also: </text:span>
 <text:a xlink:type="simple" xlink:href="https://www.ukrinform.ua/rubric-culture/3721370-unesko-profinansue-restavraciu-cerkvi-vsih-svatih-aku-zbuduvav-mazepa.html" text:style-name="Internet_20_link" text:visited-style-name="Visited_20_Internet_20_Link">
<text:span text:style-name="T4">
 UNESCO </text:span>
 funds the restoration of the church of all the saints built by Mazepa</text:a>
The Minister also recalled that Ukraine has submitted three nominative files of the pre-representative list of intangible cultural heritage of mankind: "Ukrainian Pysanka: Tradition and Art", "Practice on the Protection of the Kobzar-Lijing Tradition" and "Embroidery Technology" White on White " The consideration is expected in 2024 and 2025.</text:p>
      <text:p text:style-name="P4">
The MCIP head expressed gratitude to UNESCO for the support of Ukraine in difficult times. He squeaks that despite the difficulties caused by the war, Ukraine continues to deepen relations with UNESCO and does everything possible to be widely represented in the governing bodies of conventions and lists of UNESCO inheritance.</text:p>
      <text:p text:style-name="P4">
"In the individuals of the organization, we really always feel true friends who hear us and are ready to support both urgent and strategic need," the minister said.</text:p>
      <text:p text:style-name="P4">
<text:span text:style-name="T4">
 Read also: </text:span>
 <text:a xlink:type="simple" xlink:href="https://www.ukrinform.ua/rubric-world/3721296-stati-planuut-povernutisa-do-unesko-zmi.html" text:style-name="Internet_20_link" text:visited-style-name="Visited_20_Internet_20_Link">
States plan to return to <text:span text:style-name="T4">
 UNESCO </text:span>
 - media</text:a>
As reported by Ukrinform, at the initiative of the MKIP and with the support of UNESCO, the Church of the Kiev-Pechersk Lavra will be restored with the UNESCO.</text:p>
      <text:p text:style-name="P4">
News Source: <text:a xlink:type="simple" xlink:href="https://www.ukrinform.ua/rubric-culture/3722898-pid-egidou-unesko-vidbudetsa-vsesvitnij-forum-sodo-dopomogi-kulturnij-spadsini-ukraini.html" text:style-name="Internet_20_link" text:visited-style-name="Visited_20_Internet_20_Link">
https://www.ukrinform.ua/rubric-culture/3722898-pid-egidou-unesko-vidbudetsa-vsesvitnij-forum-sodo-dopomogi-kulturnij-spadsini-ukraini.html</text:a>
</text:p>
      <!--NEWS-->
      <text:h text:style-name="P10" text:outline-level="1">
<text:span text:style-name="T4">
Mass poisoning in Lviv: Doctors confirmed salmonellosis</text:span>
</text:h>
      <text:p text:style-name="P4">
Authors: Ukrinform (Person)</text:p>
      <text:p text:style-name="P4">
Publisher: Укринформ (Organization)</text:p>
      <text:p text:style-name="P4">
Published Time: 2023-06-14T17:44:10+03:00</text:p>
      <text:p text:style-name="P4">
Modified Time: 2023-06-14T17:44:10+03:00</text:p>
      <text:p text:style-name="P4">
Description: There are 23 patients in the Lviv Regional Infectious Hospital as a result of food poisoning in various foods. In both cases, bacteriologists have found salmonella. - Ukrinform.</text:p>
      <text:p text:style-name="P4">
Images: ['<text:a xlink:type="simple" xlink:href="https://static.ukrinform.com/photos/2021_03/thumb_files/630_360_1615385026-257.jpg" text:style-name="Internet_20_link" text:visited-style-name="Visited_20_Internet_20_Link">
630_360_16153...</text:a>
']</text:p>
      <text:p text:style-name="P4">
Tags: ['Львів', 'Отруєння', 'Лікарі', 'Сальмонельоз']</text:p>
      <text:p text:style-name="P4">
Type: Article</text:p>
      <!--METADATA-->
      <text:p text:style-name="P4">
<draw:frame draw:style-name="fr1" draw:name="Image122" text:anchor-type="as-char" svg:width="6.9236in" svg:height="3.956343in" draw:z-index="0">
<draw:image xlink:href="../Images/yкринформ/2023-06-14T17-44-10-03-00/630_360_1615385026-257.jpg" xlink:type="simple" xlink:show="embed" xlink:actuate="onLoad" draw:mime-type="image/jpeg"/>
</draw:frame>
The Ulvee Regional Infectious Hospital is 23 patients due to storage poisoning in various nutrition. In both cases, bacteriologists found salmonella.</text:p>
      <text:p text:style-name="P4">
The director of the Kalvee Regional Center for Control and Prevention of Diseases of the Ministry of Health of Ukraine Timko-Ivanchenko informed about it in comment in the comment correspondent of Ukrinform.</text:p>
      <text:p text:style-name="P4">
“Indeed, in an infectious hospital now 23 patients with acute poisoning in public institutions <text:a xlink:type="simple" xlink:href="https://www.ukrinform.ua/tag-lviv" text:style-name="Internet_20_link" text:visited-style-name="Visited_20_Internet_20_Link">
Lviv</text:a>
. These are two different outbreaks. In the first case, there are seven people, of which are hospitalized during Saturday-Sunday, and has not increased since then. In three patients, bacteriologists confirmed Salmonella. 16 people were hospitalized, two children were hospitalized. There was only a single product confirmed by salmonella, ”Timko -Ivanchenko said.</text:p>
      <text:p text:style-name="P4">
<text:span text:style-name="T4">
 Read also: </text:span>
 <text:a xlink:type="simple" xlink:href="https://www.ukrinform.ua/rubric-society/3722600-v-ukraini-ne-zafiksovani-vipadki-holeri-moz.html" text:style-name="Internet_20_link" text:visited-style-name="Visited_20_Internet_20_Link">
Cholera - MOH cases are not recorded in Ukraine</text:a>
As reported by Ukrinform, <text:a xlink:type="simple" xlink:href="https://www.ukrinform.ua/rubric-regions/3722285-u-lvovi-zafiksuvali-dva-spalahi-masovih-otruen.html" text:style-name="Internet_20_link" text:visited-style-name="Visited_20_Internet_20_Link">
in Lviv recorded two cases of mass poisoning</text:a>
. On June 12, the police received a report, however, that one of the hospitals of Lviv with a preliminary diagnosis of "acute intestinal infection" was delivered five Lviv residents - four adults and one child. The day of the day received another message from doctors about hospitalization by the diagnosis "Bacterial Intestinal Infection" of six residents of the city - five -housed and one child. According to these facts, investigators opened criminal proceedings under Part 1 of Article 325(Violation of sanitary rules and regulations for the prevention of infectious disease and mass poisoning).</text:p>
      <text:p text:style-name="P4">
News Source: <text:a xlink:type="simple" xlink:href="https://www.ukrinform.ua/rubric-regions/3722900-masovi-otruenna-u-lvovi-likari-pidtverdili-salmoneloz.html" text:style-name="Internet_20_link" text:visited-style-name="Visited_20_Internet_20_Link">
https://www.ukrinform.ua/rubric-regions/3722900-masovi-otruenna-u-lvovi-likari-pidtverdili-salmoneloz.html</text:a>
</text:p>
      <!--NEWS-->
      <text:h text:style-name="P10" text:outline-level="1">
<text:span text:style-name="T4">
All over Ukraine is air alarm</text:span>
</text:h>
      <text:p text:style-name="P4">
Authors: Ukrinform (Person)</text:p>
      <text:p text:style-name="P4">
Publisher: Укринформ (Organization)</text:p>
      <text:p text:style-name="P4">
Published Time: 2023-06-14T17:47:00+03:00</text:p>
      <text:p text:style-name="P4">
Modified Time: 2023-06-14T23:47:00+03:00</text:p>
      <text:p text:style-name="P4">
Description: Large -scale air alarm has been announced throughout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123" text:anchor-type="as-char" svg:width="6.9236in" svg:height="3.956343in" draw:z-index="0">
<draw:image xlink:href="../Images/yкринформ/2023-06-14T17-47-00-03-00/630_360_1645871571-868.jpg" xlink:type="simple" xlink:show="embed" xlink:actuate="onLoad" draw:mime-type="image/jpeg"/>
</draw:frame>
Large -scale air alarm has been announced throughout Ukraine.</text:p>
      <text:p text:style-name="P4">
This is evidenced by <text:a xlink:type="simple" xlink:href="https://map.ukrainealarm.com/" text:style-name="Internet_20_link" text:visited-style-name="Visited_20_Internet_20_Link">
map</text:a>
Air anxiety, Ukrinform reports.</text:p>
      <text:p text:style-name="P4">
Currently <text:a xlink:type="simple" xlink:href="https://www.ukrinform.ua/tag-povitrana-trivoga" text:style-name="Internet_20_link" text:visited-style-name="Visited_20_Internet_20_Link">
air alarm</text:a>
declared in all areas.</text:p>
      <text:p text:style-name="P4">
<text:span text:style-name="T4">
 Read also: </text:span>
 <text:a xlink:type="simple" xlink:href="https://www.ukrinform.ua/rubric-ato/3723004-u-pentagoni-nazvali-prioriteti-ramstajnu-posilenna-ppo-ta-insih-mozlivostej-ukraini.html" text:style-name="Internet_20_link" text:visited-style-name="Visited_20_Internet_20_Link">
in the Pentagon named the priorities of Ramstin - strengthening <text:span text:style-name="T4">
 air defense </text:span>
 and other opportunities of Ukraine</text:a>
As reported by Ukrinform, earlier the Air Force spokesman Yuri Ignatzawatuized that <text:a xlink:type="simple" xlink:href="https://www.ukrinform.ua/rubric-ato/3721339-rosiani-hocut-abi-mi-vitratili-na-sahedi-zenitni-raketi-ignat.html" text:style-name="Internet_20_link" text:visited-style-name="Visited_20_Internet_20_Link">
Russian invaders were launching</text:a>
Drone-Kamikadze at night to exhaust Ukrainian air defense and adjust the rocket attack.</text:p>
      <text:p text:style-name="P4">
News Source: <text:a xlink:type="simple" xlink:href="https://www.ukrinform.ua/rubric-ato/3723021-po-vsij-ukraini-povitrana-trivoga.html" text:style-name="Internet_20_link" text:visited-style-name="Visited_20_Internet_20_Link">
https://www.ukrinform.ua/rubric-ato/3723021-po-vsij-ukraini-povitrana-trivoga.html</text:a>
</text:p>
      <!--NEWS-->
      <text:h text:style-name="P10" text:outline-level="1">
<text:span text:style-name="T4">
The legendary Marvel Comic book illustrator John Romita died</text:span>
</text:h>
      <text:p text:style-name="P4">
Authors: Ukrinform (Person)</text:p>
      <text:p text:style-name="P4">
Publisher: Укринформ (Organization)</text:p>
      <text:p text:style-name="P4">
Published Time: 2023-06-14T17:50:00+03:00</text:p>
      <text:p text:style-name="P4">
Modified Time: 2023-06-14T17:50:00+03:00</text:p>
      <text:p text:style-name="P4">
Description: John Romita Senior, an influential Marvel comic book artist, who illustrated Spider-Man, Mary Jane Watson, Wolverine, Luke Cage and Kingen, died at the age of 93. - Ukrinform.</text:p>
      <text:p text:style-name="P4">
Images: ['<text:a xlink:type="simple" xlink:href="https://static.ukrinform.com/photos/2023_06/thumb_files/630_360_1686754174-320.png" text:style-name="Internet_20_link" text:visited-style-name="Visited_20_Internet_20_Link">
630_360_16867...</text:a>
']</text:p>
      <text:p text:style-name="P4">
Tags: ['Комікс Marvel', 'США', 'Художник']</text:p>
      <text:p text:style-name="P4">
Type: Article</text:p>
      <!--METADATA-->
      <text:p text:style-name="P4">
<draw:frame draw:style-name="fr1" draw:name="Image125" text:anchor-type="as-char" svg:width="6.9236in" svg:height="3.956343in" draw:z-index="0">
<draw:image xlink:href="../Images/yкринформ/2023-06-14T17-50-00-03-00/630_360_1686754174-320.png" xlink:type="simple" xlink:show="embed" xlink:actuate="onLoad" draw:mime-type="image/png"/>
</draw:frame>
Johnromita Senior, an influential Marvel comic book artist, who illustrated Spider-Man, Mary Jane Watson, Wolverine, Luke Cage and Kingen, died at the age of 93 years.</text:p>
      <text:p text:style-name="P4">
According to Ukrinform, it reports <text:a xlink:type="simple" xlink:href="https://www.nytimes.com/2023/06/14/arts/john-romita-sr-dead.html" text:style-name="Internet_20_link" text:visited-style-name="Visited_20_Internet_20_Link">
The New York Times.</text:a>
His son, John Romita younger, reported the death of the illustrator. He said his father died in a dream on Monday.</text:p>
      <text:p text:style-name="P4">
“Millions have learned <text:a xlink:type="simple" xlink:href="https://www.ukrinform.ua/tag-komiks-marvel" text:style-name="Internet_20_link" text:visited-style-name="Visited_20_Internet_20_Link">
marvel</text:a>
Thanks to his art, and millions have learned Peter Parker(Spider-Man-Ed.)Thanks to the unmistakable bold drawing, which Romita brought to his pages. We have lost one of our legends, and we are mourning the loss of the creative giant, ”Marvel said in a statement.</text:p>
      <text:p text:style-name="P4">
John Romita was born on January 24, 1930 in Brooklyn and was a senior of five children in the family.</text:p>
      <text:p text:style-name="P4">
He began his career as a commercial artist Romita in 1947. Meeting with a former -moutian who worked on Stan Lee, the editor -in -chief of Marvel Comics - led him to the first success. The artist began to secretly draw the comics of the oilseed, who later blocked them in ink and gave them for his own work.</text:p>
      <text:p text:style-name="P4">
The direct cooperation of Romite with Lee began in the 1950s. The artist's career development began in 1966 during his work on the comic book "Amazing Spider-Man", which as a result became one of his most famous works.</text:p>
      <text:p text:style-name="P4">
Romita retired in 1996, but continued to work on certain projections for Marvel and DC.</text:p>
      <text:p text:style-name="P4">
_ Photo getty images_</text:p>
      <text:p text:style-name="P4">
News Source: <text:a xlink:type="simple" xlink:href="https://www.ukrinform.ua/rubric-culture/3722903-pomer-legendarnij-ilustrator-komiksiv-marvel-dzon-romita.html" text:style-name="Internet_20_link" text:visited-style-name="Visited_20_Internet_20_Link">
https://www.ukrinform.ua/rubric-culture/3722903-pomer-legendarnij-ilustrator-komiksiv-marvel-dzon-romita.html</text:a>
</text:p>
      <!--NEWS-->
      <text:h text:style-name="P10" text:outline-level="1">
<text:span text:style-name="T4">
In Odessa, announced on June 15 by a day of mourning</text:span>
</text:h>
      <text:p text:style-name="P4">
Authors: Ukrinform (Person)</text:p>
      <text:p text:style-name="P4">
Publisher: Укринформ (Organization)</text:p>
      <text:p text:style-name="P4">
Published Time: 2023-06-14T17:52:08+03:00</text:p>
      <text:p text:style-name="P4">
Modified Time: 2023-06-14T17:52:08+03:00</text:p>
      <text:p text:style-name="P4">
Description: In Odessa in connection with the night rocket attack that caused the victims among the population, they declared a day of mourning on June 15. - Ukrinform.</text:p>
      <text:p text:style-name="P4">
Images: ['<text:a xlink:type="simple" xlink:href="https://static.ukrinform.com/photos/2023_06/thumb_files/630_360_1686723005-546.jpg" text:style-name="Internet_20_link" text:visited-style-name="Visited_20_Internet_20_Link">
630_360_16867...</text:a>
']</text:p>
      <text:p text:style-name="P4">
Tags: ['Одеса', 'Жалоба', 'Війна з Росією', 'Ракетний удар']</text:p>
      <text:p text:style-name="P4">
Type: Article</text:p>
      <!--METADATA-->
      <text:p text:style-name="P4">
<draw:frame draw:style-name="fr1" draw:name="Image126" text:anchor-type="as-char" svg:width="6.9236in" svg:height="3.956343in" draw:z-index="0">
<draw:image xlink:href="../Images/yкринформ/2023-06-14T17-52-08-03-00/630_360_1686723005-546.jpg" xlink:type="simple" xlink:show="embed" xlink:actuate="onLoad" draw:mime-type="image/jpeg"/>
</draw:frame>
In Odessa, a bark with a night rocket attack that caused the victims among the population was announced on June 15 by a day of mourning.</text:p>
      <text:p text:style-name="P4">
The corresponding order was signed by the mayor Gennady Trukhanov, reports Ukrinform with reference to <text:a xlink:type="simple" xlink:href="https://omr.gov.ua/ua/news/233207/" text:style-name="Internet_20_link" text:visited-style-name="Visited_20_Internet_20_Link">
press service of the City Council</text:a>
.</text:p>
      <text:p text:style-name="P4">
“In order to commemorate the memory of the victims in the conditions of a full -scale military aggression of the Russian Federation against Ukraine, in connection with tragedy, it was on the night of June 13 to 14, 2023 as a result of a hostile attack on the cityodes the day of mourning city <text:a xlink:type="simple" xlink:href="https://www.ukrinform.ua/tag-odesa" text:style-name="Internet_20_link" text:visited-style-name="Visited_20_Internet_20_Link">
Odessa</text:a>
”, - it reads.</text:p>
      <text:p text:style-name="P4">
On this day, the State Flag of Ukraine and Slappore of Odessa with mourning ribbons will be allowed to let on the buildings of executive bodies, communal enterprises, institutions, organizations of the Odessa City Council.</text:p>
      <text:p text:style-name="P4">
<text:span text:style-name="T4">
 Read also: </text:span>
 <text:a xlink:type="simple" xlink:href="https://www.ukrinform.ua/rubric-regions/3722779-pisla-raketnogo-udaru-u-likarnah-odesi-perebuvaut-sist-postrazdalih.html" text:style-name="Internet_20_link" text:visited-style-name="Visited_20_Internet_20_Link">
after the missile stroke in Odessa hospitals are six victims</text:a>
Enterprises, institutions, organizations of the city, regardless of the form of self -standing, are recommended to limit the use of music and entertainment.</text:p>
      <text:p text:style-name="P4">
It was reported that on the night of June 14, the Russian occupation army <text:a xlink:type="simple" xlink:href="https://www.ukrinform.ua/rubric-ato/3722576-raketnij-udar-po-odesi-troe-zagiblih-pid-zavalami-se-mozut-buti-ludi.html" text:style-name="Internet_20_link" text:visited-style-name="Visited_20_Internet_20_Link">
directed four "calibers"</text:a>
on the civil infrastructure of Odessa. The business center, educational institution, residential complex, food and stores were damaged. 3 people were killed, 13 were injured.</text:p>
      <text:p text:style-name="P4">
News Source: <text:a xlink:type="simple" xlink:href="https://www.ukrinform.ua/rubric-regions/3722904-v-odesi-ogolosili-15-cervna-dnem-zalobi.html" text:style-name="Internet_20_link" text:visited-style-name="Visited_20_Internet_20_Link">
https://www.ukrinform.ua/rubric-regions/3722904-v-odesi-ogolosili-15-cervna-dnem-zalobi.html</text:a>
</text:p>
      <!--NEWS-->
      <text:h text:style-name="P10" text:outline-level="1">
<text:span text:style-name="T4">
Klitschko supported the petition demanding that the street be renamed in honor of Omelchenko</text:span>
</text:h>
      <text:p text:style-name="P4">
Authors: Ukrinform (Person)</text:p>
      <text:p text:style-name="P4">
Publisher: Укринформ (Organization)</text:p>
      <text:p text:style-name="P4">
Published Time: 2023-06-14T17:56:05+03:00</text:p>
      <text:p text:style-name="P4">
Modified Time: 2023-06-14T17:56:05+03:00</text:p>
      <text:p text:style-name="P4">
Description: Kyiv Mayor Vitaliy Klitschko supported the petition demanding that Pavel Skoropadsky Street be renamed in honor of the former mayor of the capital Alexander Omelchenko. - Ukrinform.</text:p>
      <text:p text:style-name="P4">
Images: ['<text:a xlink:type="simple" xlink:href="https://static.ukrinform.com/photos/2022_12/thumb_files/630_360_1669908514-938.jpg" text:style-name="Internet_20_link" text:visited-style-name="Visited_20_Internet_20_Link">
630_360_16699...</text:a>
']</text:p>
      <text:p text:style-name="P4">
Tags: ['Віталій Кличко', 'Київ', 'Омельченко']</text:p>
      <text:p text:style-name="P4">
Type: Article</text:p>
      <!--METADATA-->
      <text:p text:style-name="P4">
<draw:frame draw:style-name="fr1" draw:name="Image127" text:anchor-type="as-char" svg:width="6.9236in" svg:height="3.956343in" draw:z-index="0">
<draw:image xlink:href="../Images/yкринформ/2023-06-14T17-56-05-03-00/630_360_1669908514-938.jpg" xlink:type="simple" xlink:show="embed" xlink:actuate="onLoad" draw:mime-type="image/jpeg"/>
</draw:frame>
The mayor Klitschko supported the petition demanding that Pavl Skoropadsky street renaming in honor of the former mayor of the capital Alexander.</text:p>
      <text:p text:style-name="P4">
He reported this in <text:a xlink:type="simple" xlink:href="https://t.me/vitaliy_klitschko/2103" text:style-name="Internet_20_link" text:visited-style-name="Visited_20_Internet_20_Link">
telegram</text:a>
, reports Ukrinform.</text:p>
      <text:p text:style-name="P4">
"Today he signed, that is, he supported the petition demanding that Pavel Skoropadsky Street prevented in honor of the former mayor Alexander Omelchenko," he said.</text:p>
      <text:p text:style-name="P4">
<text:span text:style-name="T4">
 Read also: </text:span>
 <text:a xlink:type="simple" xlink:href="https://www.ukrinform.ua/rubric-kyiv/3713727-pocesni-kiani-porad-z-patonom-dzamalou-i-dzonsonom-ne-mae-buti-brezneva.html" text:style-name="Internet_20_link" text:visited-style-name="Visited_20_Internet_20_Link">
Honorary Kievans: Along with Paton, Jamala and Johnson there is no Brezhnev</text:a>
Klitschko added that the renaming of any other street in honor of Alexander will be rented to the vote in Kyiv digital, as one of the Kyiv City Council commissions.</text:p>
      <text:p text:style-name="P4">
As it was reported, earlier the commission of the Kyiv City Council supporting Hetman Pavel Skoropadsky Street in Kiev in honor of the mayor Alexander Omelchenko. In a vote in Kyivvitrifrovo, most of the locals opposed it.</text:p>
      <text:p text:style-name="P4">
Photo: Kiev Security Forum</text:p>
      <text:p text:style-name="P4">
News Source: <text:a xlink:type="simple" xlink:href="https://www.ukrinform.ua/rubric-kyiv/3722906-klicko-pidtrimav-peticiu-z-vimogou-ne-dopustiti-perejmenuvanna-vulici-na-cest-omelcenka.html" text:style-name="Internet_20_link" text:visited-style-name="Visited_20_Internet_20_Link">
https://www.ukrinform.ua/rubric-kyiv/3722906-klicko-pidtrimav-peticiu-z-vimogou-ne-dopustiti-perejmenuvanna-vulici-na-cest-omelcenka.html</text:a>
</text:p>
      <!--NEWS-->
      <text:h text:style-name="P10" text:outline-level="1">
<text:span text:style-name="T4">
The Russians for two weeks are fired at the ammonia pipeline in Kharkiv region</text:span>
</text:h>
      <text:p text:style-name="P4">
Authors: Ukrinform (Person)</text:p>
      <text:p text:style-name="P4">
Publisher: Укринформ (Organization)</text:p>
      <text:p text:style-name="P4">
Published Time: 2023-06-14T18:00:00+03:00</text:p>
      <text:p text:style-name="P4">
Modified Time: 2023-06-14T18:00:00+03:00</text:p>
      <text:p text:style-name="P4">
Description: Over the last two weeks, the Russians have been firing an ammonia pipeline in Kupyansk district in Kharkiv region. - Ukrinform.</text:p>
      <text:p text:style-name="P4">
Images: ['<text:a xlink:type="simple" xlink:href="https://static.ukrinform.com/photos/2023_06/thumb_files/630_360_1686754715-528.png" text:style-name="Internet_20_link" text:visited-style-name="Visited_20_Internet_20_Link">
630_360_16867...</text:a>
']</text:p>
      <text:p text:style-name="P4">
Tags: ['Обстріл', 'Харківщина', 'Аміак', 'Війна з Росією']</text:p>
      <text:p text:style-name="P4">
Type: Article</text:p>
      <!--METADATA-->
      <text:p text:style-name="P4">
<draw:frame draw:style-name="fr1" draw:name="Image128" text:anchor-type="as-char" svg:width="6.9236in" svg:height="3.956343in" draw:z-index="0">
<draw:image xlink:href="../Images/yкринформ/2023-06-14T18-00-00-03-00/630_360_1686754715-528.png" xlink:type="simple" xlink:show="embed" xlink:actuate="onLoad" draw:mime-type="image/png"/>
</draw:frame>
For two weeks, the Russians are aimed at firing an ammonia pipeline in Kupyansky district in Kharkiv region.</text:p>
      <text:p text:style-name="P4">
Oleg Synigubov, the head of the Kharkiv Regional Military Administration, reported this on the air of the national newsphone "Unified News", reported by Ukrinform.</text:p>
      <text:p text:style-name="P4">
"<text:a xlink:type="simple" xlink:href="https://www.ukrinform.ua/tag-obstril" text:style-name="Internet_20_link" text:visited-style-name="Visited_20_Internet_20_Link">
Fired</text:a>
Mainary -amiacope. This has been happening over the last two weeks, there is a fire. At present, our experts do not record the leakage of technical ammonia remaining in the pipes. However, there is a danger, "Sinegubov said.</text:p>
      <text:p text:style-name="P4">
In Kupyansk, the fighting is ongoing, the front line has not changed, said Ova chief.</text:p>
      <text:p text:style-name="P4">
"There, the enemy chose such a position that he demonstrates offensive actions, receives a decent answer, bears a decent answer, bears losses and recedes. Thus, they make somewhere to feel a weak place or peculiarities of defense," Synagubov said.</text:p>
      <text:p text:style-name="P4">
He noted that the enemy also constantly puts on sabotage and intelligence groups-not only in Kupyansk region, but throughout the border line. The border still undergoes enemy shelling daily.</text:p>
      <text:p text:style-name="P4">
<text:span text:style-name="T4">
 Read also: </text:span>
 <text:a xlink:type="simple" xlink:href="https://www.ukrinform.ua/rubric-regions/3719278-rosiani-znovu-obstrilali-amiakoprovid-na-harkivsini-ova.html" text:style-name="Internet_20_link" text:visited-style-name="Visited_20_Internet_20_Link">
Russians again fired <text:span text:style-name="T4">
 ammonia pipeline </text:span>
 in Kharkiv region -ova</text:a>
"Over the past day, about 20 of our settlements have been fired by appetitols, artillery, tanks, mortars. Unfortunately, they are, but they are concerned with the attention blows <text:a xlink:type="simple" xlink:href="https://www.ukrinform.ua/rubric-regions/3721900-dla-udaru-po-selisu-pid-harkovom-rosiani-vikoristali-dva-kalibri.html" text:style-name="Internet_20_link" text:visited-style-name="Visited_20_Internet_20_Link">
two "calibers"</text:a>
: one - in the field, the other is just in the private sector. Objectives are unclear what. Neither military nor even industrial sites. Is it already simple to terror the population not C-300(Kharkiv region often undergoes shelling of them in the Belgorod region, ed.), and "calibers"? " - said the chief administration.<text:span text:style-name="T5">
Foto: Ministry of Internal Affairs</text:span>
</text:p>
      <text:p text:style-name="P4">
News Source: <text:a xlink:type="simple" xlink:href="https://www.ukrinform.ua/rubric-regions/3722909-rosiani-dva-tizni-pricilno-obstriluut-amiakoprovid-na-harkivsini.html" text:style-name="Internet_20_link" text:visited-style-name="Visited_20_Internet_20_Link">
https://www.ukrinform.ua/rubric-regions/3722909-rosiani-dva-tizni-pricilno-obstriluut-amiakoprovid-na-harkivsini.html</text:a>
</text:p>
      <!--NEWS-->
      <text:h text:style-name="P10" text:outline-level="1">
<text:span text:style-name="T4">
Defense forces per day eliminated nearly 700 invaders, destroyed 8 tanks and 17 artsystems</text:span>
</text:h>
      <text:p text:style-name="P4">
Author: ['АРМІЯINFORM']</text:p>
      <text:p text:style-name="P4">
Time: 2023-06-14T18:00:00-04:00</text:p>
      <text:p text:style-name="P4">
Description: Zagalni Boyov, Find the enemy on 02/24/22 to 06/1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14-2023-scaled.jpg" text:style-name="Internet_20_link" text:visited-style-name="Visited_20_Internet_20_Link">
vtraty_06-14-2023-scaled.jpg</text:a>
']</text:p>
      <text:p text:style-name="P4">
Tags: ['АГРЕСІЯ РФ', 'ВТОРГНЕННЯ РФ', 'ВТРАТИ ВОРОГА', 'ГШ ЗСУ']</text:p>
      <text:p text:style-name="P4">
Category: News</text:p>
      <!--METADATA-->
      <text:p text:style-name="P4">
<draw:frame draw:style-name="fr1" draw:name="Image129" text:anchor-type="as-char" svg:width="6.9236in" svg:height="6.975527in" draw:z-index="0">
<draw:image xlink:href="../Images/AРМІЯINFORM/2023-06-14T18-00-00-04-00/vtraty_06-14-2023-scaled.jpg" xlink:type="simple" xlink:show="embed" xlink:actuate="onLoad" draw:mime-type="image/jpeg"/>
</draw:frame>
The total combat loss of the enemy from 24.02.22 to 14.06.23 will be orientated:</text:p>
      <text:p text:style-name="P4">
<text:span text:style-name="T4">
<text:span text:style-name="T5">
 Personnel - </text:span>
* 217330(+680)persons eliminated</text:span>
<text:span text:style-name="T5">
 tanks - </text:span>
<text:span text:style-name="T5">
 3943(+8)</text:span>
<text:span text:style-name="T4">
 combat armored vehicles - </text:span>
 7653(+11)<text:span text:style-name="T4">
<text:span text:style-name="T5">
 Artillery systems - </text:span>
<text:span text:style-name="T5">
 3783(+17)</text:span>
 </text:span>
 RSZV - <text:span text:style-name="T4">
 603(+2)</text:span>
<text:span text:style-name="T5">
 air defense - </text:span>
<text:span text:style-name="T5">
 364(+1)</text:span>
<text:span text:style-name="T4">
 aircraft - </text:span>
 314(0)<text:span text:style-name="T4">
<text:span text:style-name="T5">
 helicopters - </text:span>
* 300(0)</text:span>
<text:span text:style-name="T5">
 UAV Operative Tactical Level-</text:span>
<text:span text:style-name="T5">
 3324(+15)</text:span>
<text:span text:style-name="T4">
 Winged missiles - </text:span>
 1196(+13)<text:span text:style-name="T4">
<text:span text:style-name="T5">
 ships / boats - </text:span>
* 18(0)</text:span>
<text:span text:style-name="T5">
 Automobile equipment and tanks - </text:span>
<text:span text:style-name="T5">
 6482(+9)</text:span>
<text:span text:style-name="T4">
 Special Technique - </text:span>
 516(+5)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4.06.23.</text:p>
      <text:p text:style-name="P4">
News Source: <text:a xlink:type="simple" xlink:href="https://armyinform.com.ua/2023/06/14/syly-oborony-za-dobu-likviduvaly-majzhe-700-okupantiv-znyshhyly-8-tankiv-i-17-artsystem/" text:style-name="Internet_20_link" text:visited-style-name="Visited_20_Internet_20_Link">
https://armyinform.com.ua/2023/06/14/syly-oborony-za-dobu-likviduvaly-majzhe-700-okupantiv-znyshhyly-8-tankiv-i-17-artsystem/</text:a>
</text:p>
      <!--NEWS-->
      <text:h text:style-name="P10" text:outline-level="1">
<text:span text:style-name="T4">
Experts called steps to counteract "cartographic propaganda"</text:span>
</text:h>
      <text:p text:style-name="P4">
Authors: Ukrinform (Person)</text:p>
      <text:p text:style-name="P4">
Publisher: Укринформ (Organization)</text:p>
      <text:p text:style-name="P4">
Published Time: 2023-06-14T18:00:31+03:00</text:p>
      <text:p text:style-name="P4">
Modified Time: 2023-06-14T18:00:31+03:00</text:p>
      <text:p text:style-name="P4">
Description: The emergence of a large number of "interpretations" of Ukraine by Russia and a number of well -known world brands causes a split in the public perception of Europeans of Ukraine, and this must be combated at the state level. - Ukrinform.</text:p>
      <text:p text:style-name="P4">
Images: ['<text:a xlink:type="simple" xlink:href="https://static.ukrinform.com/photos/2023_06/thumb_files/630_360_1686754380-955.jpg" text:style-name="Internet_20_link" text:visited-style-name="Visited_20_Internet_20_Link">
630_360_16867...</text:a>
']</text:p>
      <text:p text:style-name="P4">
Tags: ['Пропаганда', 'Кордон', 'Карта', 'Війна з Росією']</text:p>
      <text:p text:style-name="P4">
Type: Article</text:p>
      <!--METADATA-->
      <text:p text:style-name="P4">
<draw:frame draw:style-name="fr1" draw:name="Image130" text:anchor-type="as-char" svg:width="6.9236in" svg:height="3.956343in" draw:z-index="0">
<draw:image xlink:href="../Images/yкринформ/2023-06-14T18-00-31-03-00/630_360_1686754380-955.jpg" xlink:type="simple" xlink:show="embed" xlink:actuate="onLoad" draw:mime-type="image/jpeg"/>
</draw:frame>
The appearance of the "interpretations" of the map of Ukraine by Russia and a number of well -known -headed brands causes a split in the public perception of Europeans, and it must be combated at the state level.</text:p>
      <text:p text:style-name="P4">
This was discussed at <text:a xlink:type="simple" xlink:href="https://www.youtube.com/watch" text:style-name="Internet_20_link" text:visited-style-name="Visited_20_Internet_20_Link">
meeting</text:a>
round table in Ukrinform on "Territorial integrity VS Cartographic propaganda".</text:p>
      <text:p text:style-name="P4">
A representative of the Center for Strategic Communications and Information Security Maximayorov noted that after occupation by Russia, part of the territory of Ukraine appeared cards, on which they were not marked as Ukrainian territories. Moreover, they will be supplied by large international publications and companies whose governments support Ukraine's territorial integrity.</text:p>
      <text:p text:style-name="P4">
“Initially, these were outlines, that is, contours, maps of Ukraine on the Internet, VmassMedia, in electronic publications, on television. Subsequently, in the West, these territories were not denoted in the West in accordance with the position of the territorial integrity of Ukraine, but as the territorial integrity of Ukraine, but as the territorial integrity of Ukraine, or controversial or uncertain, ”he said.</text:p>
      <text:p text:style-name="P4">
The founder of the public initiative "STOP MAPAGANDA!Information de -occupation of Ukraine ”Mykola Golubey noted that not only Russia is engaged in Mapoganda, but among large Western brands are those that print and spread it.</text:p>
      <text:p text:style-name="P4">
“For example, National Geographic allegedly only depicts geographical controversy, but ... in the flagship atlas of National Geographic, there is an order that Crimea is part. At the end of the atlas there is also additional material about it, ”Golubey said.</text:p>
      <text:p text:style-name="P4">
He explained that so soft <text:a xlink:type="simple" xlink:href="https://www.ukrinform.ua/tag-propaganda" text:style-name="Internet_20_link" text:visited-style-name="Visited_20_Internet_20_Link">
propaganda</text:a>
, placed in printed products of well -known brands, is perceived as a fact.</text:p>
      <text:p text:style-name="P4">
"The result of" Mapogangs "is that due to the large number of interpretations of Ukraine, there is a split in the public perception of Europeans," the founder of the public initiative.</text:p>
      <text:p text:style-name="P4">
According to him, the consequences of such influence include counteraction to decision -making governments on the supply of weapons for Ukraine, promotion of the idea of "cutting" of Ukraine, as well as motivation of citizens to violate the border crossing.</text:p>
      <text:p text:style-name="P4">
“The seizure of the territory, or occupation, or annexation is not a reason to change the state border. Therefore, in such cases, we cannot transfer the state border. The state border ... must be shown(So)as it is recorded in accordance with the international treaty, but it should be made that it is a temporarily occupied territory and, of course, about the ownership of DUNMENT, ”Sossa stressed.</text:p>
      <text:p text:style-name="P4">
He also noted that there is a concept of border delimitation, the border line of the map, and demarcation, that is, taking this line to the terrain. According to its words, in Ukraine with Russia the land plot of the border is only delimited. “Cybots were completed in 2003. In 2006, even the Decree of the President of Ukraine was established a demarcation commission. But the Russian side was ignored, did not create any commissions, and the demarcation of the border landowner was not carried out. The same story with delimitation in the aquatoria and the Black Seas, ”the scientist added.</text:p>
      <text:p text:style-name="P4">
<text:span text:style-name="T4">
 Read also: </text:span>
 <text:a xlink:type="simple" xlink:href="https://www.ukrinform.ua/rubric-polytics/3722888-mzs-posprialo-vipravlennu-20-vipadkiv-nekorektnogo-zobrazenna-kordoniv-ukraini.html" text:style-name="Internet_20_link" text:visited-style-name="Visited_20_Internet_20_Link">
Foreign Ministry contributed to the correction of 20 cases of incorrect imposition of borders of Ukraine</text:a>
According to the founder of the public initiative "STOP MAPAGANDA!Information Production of Ukraine ”, the task of the state should be to consolidate in the minds of the Ukrainian ideas that the only borders of Ukraine are determined as of 1991, and the only image of the map of Ukraine is the official image of the UN. He also called the stages of this work.</text:p>
      <text:p text:style-name="P4">
“It is first and foremost to stop the sale of fake products, to conduct investigations within companies or to change the policy of companies. Official letters from companies with recognition of fake products, as well as compulsory funding by companies by violators of measures of Ukraine, depending on the information damage they caused, ”said Golubey.</text:p>
      <text:p text:style-name="P4">
News Source: <text:a xlink:type="simple" xlink:href="https://www.ukrinform.ua/rubric-society/3722908-eksperti-nazvali-kroki-dla-protidii-kartograficnij-propagandi.html" text:style-name="Internet_20_link" text:visited-style-name="Visited_20_Internet_20_Link">
https://www.ukrinform.ua/rubric-society/3722908-eksperti-nazvali-kroki-dla-protidii-kartograficnij-propagandi.html</text:a>
</text:p>
      <!--NEWS-->
      <text:h text:style-name="P10" text:outline-level="1">
<text:span text:style-name="T4">
Lush in London received Central Banking Awards</text:span>
</text:h>
      <text:p text:style-name="P4">
Authors: Ukrinform (Person)</text:p>
      <text:p text:style-name="P4">
Publisher: Укринформ (Organization)</text:p>
      <text:p text:style-name="P4">
Published Time: 2023-06-14T18:06:52+03:00</text:p>
      <text:p text:style-name="P4">
Modified Time: 2023-06-14T18:06:52+03:00</text:p>
      <text:p text:style-name="P4">
Description: National Bank Chairman Andriy Pyshny received the Central Banking Awards for the work of the National Bank of Ukraine. - Ukrinform.</text:p>
      <text:p text:style-name="P4">
Images: ['<text:a xlink:type="simple" xlink:href="https://static.ukrinform.com/photos/2023_06/thumb_files/630_360_1686755109-635.jpg" text:style-name="Internet_20_link" text:visited-style-name="Visited_20_Internet_20_Link">
630_360_16867...</text:a>
']</text:p>
      <text:p text:style-name="P4">
Tags: ['Лондон', 'Нацбанк', 'Нагорода', 'Андрій Пишний']</text:p>
      <text:p text:style-name="P4">
Type: Article</text:p>
      <!--METADATA-->
      <text:p text:style-name="P4">
<draw:frame draw:style-name="fr1" draw:name="Image134" text:anchor-type="as-char" svg:width="6.9236in" svg:height="3.956343in" draw:z-index="0">
<draw:image xlink:href="../Images/yкринформ/2023-06-14T18-06-52-03-00/630_360_1686755109-635.jpg" xlink:type="simple" xlink:show="embed" xlink:actuate="onLoad" draw:mime-type="image/jpeg"/>
</draw:frame>
The main bank Andriy Pyshny received the Central Banking Awards award to earn the National Bank of Ukraine.</text:p>
      <text:p text:style-name="P4">
According to Ukrinform, he reported it on his Facebook page](https://www.facebook.com/pyshnyy/posts/pfbid026WAqFhwbVexSkHmvRrKQBxSXQgM6dQifzyxcg5KwwSjNSehbcJvMAkncGL83BDK4l).</text:p>
      <text:p text:style-name="P4">
"На церемонії вручення нагород Central Banking Awards у Лондоні перемогуНаціонального банку України вітали стоячи. Оплесками. Тому що Національнийбанк України, наша банківська система зробили фактично неможливе – вистояли уштормі повномасштабної війни", - написав Пишний.</text:p>
      <text:p text:style-name="P4">
<text:span text:style-name="T4">
Читайте також:</text:span>
 <text:a xlink:type="simple" xlink:href="https://www.ukrinform.ua/rubric-economy/3709638-ricnij-zvit-nbu-popri-vijnu-vdalosa-zberegti-makrofinansovu-stabilnist-ta-doviru-gromadan.html" text:style-name="Internet_20_link" text:visited-style-name="Visited_20_Internet_20_Link">
 Річний звіт НБУ: попри війну вдалося зберегтимакрофінансову стабільність та довіру громадян</text:a>
The head of the National Bank thanked the employees of the regulator, Ukrainian banks and their teams for cohesive actions, for awareness of their responsibility.</text:p>
      <text:p text:style-name="P4">
Central Banking Awards - Annual award of Central Banking Profile Magazine. It consists of 26 nominations, 13 of which celebrate successful pelvic cases of central <text:a xlink:type="simple" xlink:href="https://www.ukrinform.ua/tag-bank" text:style-name="Internet_20_link" text:visited-style-name="Visited_20_Internet_20_Link">
banks</text:a>
The world, Ainshi 13 - participants of the financial market.</text:p>
      <text:p text:style-name="P4">
News Source: <text:a xlink:type="simple" xlink:href="https://www.ukrinform.ua/rubric-economy/3722912-pisnij-u-londoni-otrimav-nagorodu-central-banking-awards.html" text:style-name="Internet_20_link" text:visited-style-name="Visited_20_Internet_20_Link">
https://www.ukrinform.ua/rubric-economy/3722912-pisnij-u-londoni-otrimav-nagorodu-central-banking-awards.html</text:a>
</text:p>
      <!--NEWS-->
      <text:h text:style-name="P10" text:outline-level="1">
<text:span text:style-name="T4">
The SBU detained one of the leaders created by the Russians of the Kupyansk Railway</text:span>
</text:h>
      <text:p text:style-name="P4">
Authors: Ukrinform (Person)</text:p>
      <text:p text:style-name="P4">
Publisher: Укринформ (Organization)</text:p>
      <text:p text:style-name="P4">
Published Time: 2023-06-14T18:11:21+03:00</text:p>
      <text:p text:style-name="P4">
Modified Time: 2023-06-14T18:11:21+03:00</text:p>
      <text:p text:style-name="P4">
Description: In the Kharkiv region, the Security Service of Ukraine detained one of the pseudo -officials created by Russian invaders of the Kupyansk Railway. - Ukrinform.</text:p>
      <text:p text:style-name="P4">
Images: ['<text:a xlink:type="simple" xlink:href="https://static.ukrinform.com/photos/2020_05/thumb_files/630_360_1590678028-352.jpg" text:style-name="Internet_20_link" text:visited-style-name="Visited_20_Internet_20_Link">
630_360_15906...</text:a>
']</text:p>
      <text:p text:style-name="P4">
Tags: ['Страсбург', 'Харківщина', 'Колаборант']</text:p>
      <text:p text:style-name="P4">
Type: Article</text:p>
      <!--METADATA-->
      <text:p text:style-name="P4">
<draw:frame draw:style-name="fr1" draw:name="Image135" text:anchor-type="as-char" svg:width="6.9236in" svg:height="3.956343in" draw:z-index="0">
<draw:image xlink:href="../Images/yкринформ/2023-06-14T18-11-21-03-00/630_360_1590678028-352.jpg" xlink:type="simple" xlink:show="embed" xlink:actuate="onLoad" draw:mime-type="image/jpeg"/>
</draw:frame>
In the Kharkiv region, the Security Service of Ukraine detained one of the Russian invaders of the Kupyansk Railway created by Russian invaders.</text:p>
      <text:p text:style-name="P4">
As Ukrinform reports, this has reported <text:a xlink:type="simple" xlink:href="https://ssu.gov.ua/novyny/sbu-zatrymala-odnoho-z-kerivnykiv-okupatsiinoi-zaliznytsi-rf-u-kupiansku" text:style-name="Internet_20_link" text:visited-style-name="Visited_20_Internet_20_Link">
SBU</text:a>
.</text:p>
      <text:p text:style-name="P4">
The attacker was a 46-year-old Kupyansk resident. Prior to the full -scale coordination of Russia in Ukraine, a man worked as the head of the cargo department of the Uregional Branch of Ukrzaliznytsia.</text:p>
      <text:p text:style-name="P4">
<text:span text:style-name="T4">
 Read also: </text:span>
 <text:a xlink:type="simple" xlink:href="https://www.ukrinform.ua/rubric-society/3722730-sbu-povidomila-pro-pidozru-ideologu-ruskogo-miru-duginu.html" text:style-name="Internet_20_link" text:visited-style-name="Visited_20_Internet_20_Link">
<text:span text:style-name="T4">
 SBU </text:span>
 reported suspicion of the ideologist of "Russian peace" Dugin</text:a>
It was established that during the temporary capture of the city, the person involved in the Belvorog and voluntarily agreed to enter into the Cup -created "Kupyansk Railway of the Russian Federation", where he headed the so -called service of commercial work of imarketing.</text:p>
      <text:p text:style-name="P4">
At his pseudo -office, the detainee contributed to the establishment with Russia of the railway combination for the unimpeded transfer of its troops to the Eastern Front. For this, he organized the "reformatting" of Ukrainian departmental documentation benefits with the requirements of Russian legislation.</text:p>
      <text:p text:style-name="P4">
After the liberation of the Kupyansk, the attacker left the city, trying to avoid the right. In the future, he was exposed and detained by SBU staff.</text:p>
      <text:p text:style-name="P4">
<text:span text:style-name="T4">
 Read also: </text:span>
 [<text:span text:style-name="T4">
 SBU </text:span>
 I detained in the estuary head "Donbassgazadnr", which heated the barracks of the Russians]](https://www.ukrinform.ua/rubric-regions/3722166-sbu-zatrimala-v-limani-ocilnika-filii-donbasgaza-dnr-akij-obigrivav-kazarmi-rosian.html)The hostile associate was declared suspicion under Part 4 of Art. 111-1(Collaboration)Criminal Code of Ukraine. The court chose him a pre -trial detention measure.</text:p>
      <text:p text:style-name="P4">
As reported by Ukrinform, in the Liman of the Donetsk region, the SBU detained a collaborator who heated their barracks during the capture by Russian invaders of the city.</text:p>
      <text:p text:style-name="P4">
Photo: SBU</text:p>
      <text:p text:style-name="P4">
News Source: <text:a xlink:type="simple" xlink:href="https://www.ukrinform.ua/rubric-regions/3722914-sbu-zatrimala-odnogo-z-kerivnikiv-stvorenoi-rosianami-kupanskoi-zaliznici.html" text:style-name="Internet_20_link" text:visited-style-name="Visited_20_Internet_20_Link">
https://www.ukrinform.ua/rubric-regions/3722914-sbu-zatrimala-odnogo-z-kerivnikiv-stvorenoi-rosianami-kupanskoi-zaliznici.html</text:a>
</text:p>
      <!--NEWS-->
      <text:h text:style-name="P10" text:outline-level="1">
<text:span text:style-name="T4">
Missile blow to Odessa: Four workers of a destroyed enterprise - in critical condition</text:span>
</text:h>
      <text:p text:style-name="P4">
Authors: Ukrinform (Person)</text:p>
      <text:p text:style-name="P4">
Publisher: Укринформ (Organization)</text:p>
      <text:p text:style-name="P4">
Published Time: 2023-06-14T18:13:30+03:00</text:p>
      <text:p text:style-name="P4">
Modified Time: 2023-06-14T18:13:30+03:00</text:p>
      <text:p text:style-name="P4">
Description: As a result of the rocket strike on Odessa, which the army of the Russian Federation struck on the night of June 14, the warehouse of Tavriya B was destroyed. Three employees of the enterprise were killed, four are in a critical condition. - Ukrinform.</text:p>
      <text:p text:style-name="P4">
Images: ['<text:a xlink:type="simple" xlink:href="https://static.ukrinform.com/photos/2023_06/thumb_files/630_360_1686723005-546.jpg" text:style-name="Internet_20_link" text:visited-style-name="Visited_20_Internet_20_Link">
630_360_16867...</text:a>
']</text:p>
      <text:p text:style-name="P4">
Tags: ['Обстріл', 'Одеса', 'Ракета', 'Війна з Росією']</text:p>
      <text:p text:style-name="P4">
Type: Article</text:p>
      <!--METADATA-->
      <text:p text:style-name="P4">
<draw:frame draw:style-name="fr1" draw:name="Image137" text:anchor-type="as-char" svg:width="6.9236in" svg:height="3.956343in" draw:z-index="0">
<draw:image xlink:href="../Images/yкринформ/2023-06-14T18-13-30-03-00/630_360_1686723005-546.jpg" xlink:type="simple" xlink:show="embed" xlink:actuate="onLoad" draw:mime-type="image/jpeg"/>
</draw:frame>
In addition, the army of the Russian Federation struck on the night of June 14, the destroyed composition of Tavriya B. Three employees of the enterprise were killed, four are critical.</text:p>
      <text:p text:style-name="P4">
About it in <text:a xlink:type="simple" xlink:href="https://www.facebook.com/tavriav/posts/pfbid0vF5rMNPeowwXUVHNHGNic2722NyqcQC3rByiLX8EdGSxzWGHoees4Xkw9Wrw5BBNl" text:style-name="Internet_20_link" text:visited-style-name="Visited_20_Internet_20_Link">
Facebook</text:a>
Tavriya B reported, Ukrinform reports.</text:p>
      <text:p text:style-name="P4">
“Today, June 14, at the third night, the enemy rocket kissed our Tavriya B food. The blow was instant and <text:a xlink:type="simple" xlink:href="https://www.ukrinform.ua/tag-vibuh" text:style-name="Internet_20_link" text:visited-style-name="Visited_20_Internet_20_Link">
explosion</text:a>
terrible power. Three of our employees were killed, four in a critical hospital. They are given all the necessary help, ”the testimony reads.</text:p>
      <text:p text:style-name="P4">
The company noted that the main blow came to the childhood goods department, the diapers, baby food, female hygiene were dissected.</text:p>
      <text:p text:style-name="P4">
"After the explosion, the fire, which our employees, mostly women, despite their injuries and injury, began to extinguish themselves, helped each other, sought the missing ones," the company added.</text:p>
      <text:p text:style-name="P4">
Tavriya B also reported that it is planned to continue training for employees on emergency behavior.</text:p>
      <text:p text:style-name="P4">
<text:span text:style-name="T4">
 Read also: </text:span>
 [in ** Odess(https://www.ukrinform.ua/rubric-regions/3722904-v-odesi-ogolosili-15-cervna-dnem-zalobi.html)As it was reported, on the night of June 14, the Russian occupation army directed the caliber -caliber in the civil infrastructure of Odessa. <text:a xlink:type="simple" xlink:href="https://www.ukrinform.ua/rubric-regions/3722608-v-odesi-zaversili-posukovoratuvalnu-operaciu-pisla-raketnogo-udaru.html" text:style-name="Internet_20_link" text:visited-style-name="Visited_20_Internet_20_Link">
</text:a>
<text:a xlink:type="simple" xlink:href="https://www.ukrinform.ua/rubric-regions/3722608-v-odesi-zaversili-posukovoratuvalnu-operaciu-pisla-raketnogo-udaru.html" text:style-name="Internet_20_link" text:visited-style-name="Visited_20_Internet_20_Link">
Damaged</text:a>
<text:a xlink:type="simple" xlink:href="https://www.ukrinform.ua/rubric-regions/3722608-v-odesi-zaversili-posukovoratuvalnu-operaciu-pisla-raketnogo-udaru.html" text:style-name="Internet_20_link" text:visited-style-name="Visited_20_Internet_20_Link">
 business center</text:a>
, educational institution, residential complex, food establishments. Three people were killed, 13 received.</text:p>
      <text:p text:style-name="P4">
News Source: <text:a xlink:type="simple" xlink:href="https://www.ukrinform.ua/rubric-regions/3722915-raketnij-udar-po-odesi-cetvero-pracivnikiv-zrujnovanogo-pidpriemstva-u-kriticnomu-stani.html" text:style-name="Internet_20_link" text:visited-style-name="Visited_20_Internet_20_Link">
https://www.ukrinform.ua/rubric-regions/3722915-raketnij-udar-po-odesi-cetvero-pracivnikiv-zrujnovanogo-pidpriemstva-u-kriticnomu-stani.html</text:a>
</text:p>
      <!--NEWS-->
      <text:h text:style-name="P10" text:outline-level="1">
<text:span text:style-name="T4">
Ukrainian film is presented at the Carlovar International Film Festival</text:span>
</text:h>
      <text:p text:style-name="P4">
Authors: Ukrinform (Person)</text:p>
      <text:p text:style-name="P4">
Publisher: Укринформ (Organization)</text:p>
      <text:p text:style-name="P4">
Published Time: 2023-06-14T18:15:00+03:00</text:p>
      <text:p text:style-name="P4">
Modified Time: 2023-06-14T18:15:00+03:00</text:p>
      <text:p text:style-name="P4">
Description: The EASTERN PROMISS POMATURE 57th Karlovar International Film Festival has announced 27 selected movie projections, which will be presented at the presentations of Works in Progress, Works in Development-Feature Launch and First Cut+ Works in Progress. - Ukrinform.</text:p>
      <text:p text:style-name="P4">
Images: ['<text:a xlink:type="simple" xlink:href="https://static.ukrinform.com/photos/2023_06/thumb_files/630_360_1686757760-746.jpg" text:style-name="Internet_20_link" text:visited-style-name="Visited_20_Internet_20_Link">
630_360_16867...</text:a>
', '<text:a xlink:type="simple" xlink:href="https://static.ukrinform.com/photos/2023_06/1686757760-970.jpg" text:style-name="Internet_20_link" text:visited-style-name="Visited_20_Internet_20_Link">
1686757760-97...</text:a>
', '<text:a xlink:type="simple" xlink:href="https://static.ukrinform.com/photos/2023_06/1686771858-252.jpeg" text:style-name="Internet_20_link" text:visited-style-name="Visited_20_Internet_20_Link">
1686771858-25...</text:a>
', '<text:a xlink:type="simple" xlink:href="https://static.ukrinform.com/photos/2023_06/1686771858-866.jpeg" text:style-name="Internet_20_link" text:visited-style-name="Visited_20_Internet_20_Link">
1686771858-86...</text:a>
', '<text:a xlink:type="simple" xlink:href="https://static.ukrinform.com/photos/2019_03/1551452204-642.jpg" text:style-name="Internet_20_link" text:visited-style-name="Visited_20_Internet_20_Link">
1551452204-64...</text:a>
']</text:p>
      <text:p text:style-name="P4">
Tags: ['Чехія', 'Кіно', 'Культура', 'Кінофестиваль', 'фільм']</text:p>
      <text:p text:style-name="P4">
Type: Article</text:p>
      <!--METADATA-->
      <text:p text:style-name="P4">
<draw:frame draw:style-name="fr1" draw:name="Image138" text:anchor-type="as-char" svg:width="6.9236in" svg:height="3.956343in" draw:z-index="0">
<draw:image xlink:href="../Images/yкринформ/2023-06-14T18-15-00-03-00/630_360_1686757760-746.jpg" xlink:type="simple" xlink:show="embed" xlink:actuate="onLoad" draw:mime-type="image/jpeg"/>
</draw:frame>
The platformable Promises of the 57th Carlovar International Film Festival has announced 27-elected film projections, which will be presented at the presentations of Works Inprogress, Works in Development-Feature Launch and First Cut+ Works Inprogress.</text:p>
      <text:p text:style-name="P4">
Among the 11 games and documentary films in the late stage of production is the Ukrainian tape, Ukrinform reports with reference to the organizers.</text:p>
      <text:p text:style-name="P4">
Eleven films in the production process or post -predict from the countries of Central and Eastern Europe, the Balkans, the former Soviet Union, the Middle East of Tained Tained Africa will compete for awards with a total cost of 100 thousand euros.</text:p>
      <text:p text:style-name="P4">
<draw:frame draw:style-name="fr1" draw:name="Image139" text:anchor-type="as-char" svg:width="6.9236in" svg:height="5.1927in" draw:z-index="0">
<draw:image xlink:href="../Images/yкринформ/2023-06-14T18-15-00-03-00/1686757760-970.jpg" xlink:type="simple" xlink:show="embed" xlink:actuate="onLoad" draw:mime-type="image/jpeg"/>
</draw:frame>
The film in Ukrainian under the working name "Editorial" of the joint production of Ukraine, Germany, Czech Republic and Slovakia directed by Roman Bondarchkaza is planted for release 01.02.2024. The authors, as noted in the press release, are currently lacking in a distributor, a trading agent, festival history.</text:p>
      <text:p text:style-name="P4">
<draw:frame draw:style-name="fr1" draw:name="Image140" text:anchor-type="as-char" svg:width="6.9236in" svg:height="5.1927in" draw:z-index="0">
<draw:image xlink:href="../Images/yкринформ/2023-06-14T18-15-00-03-00/1686771858-252.jpeg" xlink:type="simple" xlink:show="embed" xlink:actuate="onLoad" draw:mime-type="image/jpeg"/>
</draw:frame>
Editorial is an adventure film that resists evil in the course of investigations, pursuits, shooting and finding the truth. The shooting lasted since July 2021 in Kherson and the region.</text:p>
      <text:p text:style-name="P4">
<draw:frame draw:style-name="fr1" draw:name="Image141" text:anchor-type="as-char" svg:width="6.9236in" svg:height="5.1927in" draw:z-index="0">
<draw:image xlink:href="../Images/yкринформ/2023-06-14T18-15-00-03-00/1686771858-866.jpeg" xlink:type="simple" xlink:show="embed" xlink:actuate="onLoad" draw:mime-type="image/jpeg"/>
</draw:frame>
According to the plot, the young scientist Yura accidentally witness the arson of the forest. He will make photos of the firewalks to the editorial board of the local newspaper so that it is a journalist to be able to expose criminals, but in circumstances. The new work delayed it to the bizarre world of posture, where facts are of no meaning, and the reality around almost never coincides with the fact that it is written about it in the newspaper. At the same time, the new profession helps Yuri find a real friendship and love.</text:p>
      <text:p text:style-name="P4">
<text:span text:style-name="T4">
 Read also: </text:span>
 <text:a xlink:type="simple" xlink:href="https://www.ukrinform.ua/rubric-culture/3722887-vijsov-film-ponivecene-ditinstvo-pro-deportaciu-rosieu-ukrainskih-ditej.html" text:style-name="Internet_20_link" text:visited-style-name="Visited_20_Internet_20_Link">
the <text:span text:style-name="T4">
 movie </text:span>
 "The" mutilated childhood "on the deportation of Ukrainian children</text:a>
Cast: Rimma Zyubina, Andriy Kirilchuk, Vasyl Kukharsky, Oleksandrgannochenko, journalist Dmitry Bagnenko, directed by Zhanna Ozirna, dramaturgmaxim Kurochkin and blogger Sergey Ivanov.</text:p>
      <text:p text:style-name="P4">
The script co -authors are Alla Tyutyunnik and Darya Averchenko.</text:p>
      <text:p text:style-name="P4">
<draw:frame draw:style-name="fr1" draw:name="Image142" text:anchor-type="as-char" svg:width="6.9236in" svg:height="3.846444in" draw:z-index="0">
<draw:image xlink:href="../Images/yкринформ/2023-06-14T18-15-00-03-00/1551452204-642.jpg" xlink:type="simple" xlink:show="embed" xlink:actuate="onLoad" draw:mime-type="image/jpeg"/>
</draw:frame>
Roman Bondarchuk<text:span text:style-name="T4">
 Read also: </text:span>
 <text:a xlink:type="simple" xlink:href="https://www.ukrinform.ua/rubric-culture/3720286-stricka-pamfir-potrapila-do-spisku-najkrasih-filmiv-2023-roku.html" text:style-name="Internet_20_link" text:visited-style-name="Visited_20_Internet_20_Link">
<text:span text:style-name="T4">
 tape </text:span>
 And "Pumfir" is on the list of best pictures of 2023</text:a>
"Editorial" is that it is most concerned about me now. It is about expensive mights and places in the south of Ukraine, where I was born. The provincial newspapers are named after I worked when I was very young. About the bizarre, fictional reality they invented to attract readers. As they bribe local shadow businessmen who have burned and cut down forests. The last summer before a full -scale war - someone was preparing, and most of us just lived us every day, without noticing Russian tanks 70 kilometers from the city. Now part of this land by the Pomensian terrorists who have undermined the Kakhovsk dam. Those whose homes were whole, during artillery shelling <text:a xlink:type="simple" xlink:href="https://www.ukrinform.ua/tag-evakuacia" text:style-name="Internet_20_link" text:visited-style-name="Visited_20_Internet_20_Link">
evacuated</text:a>
people and animals. I want to give vocal people to preserve the warmth of this land, ”Bondarchuk said.</text:p>
      <text:p text:style-name="P4">
The demonstration of projects for industry professionals will take place in Karlovy Varakh during this year's Industry Days Kvifff.</text:p>
      <text:p text:style-name="P4">
In total, the most promising projects, selected by the international jury in 3 categories, will receive awards with a total cost of 115 thousand euros.</text:p>
      <text:p text:style-name="P4">
The 57th International Film Festival will last from June 30 to July 8, 2023.</text:p>
      <text:p text:style-name="P4">
News Source: <text:a xlink:type="simple" xlink:href="https://www.ukrinform.ua/rubric-culture/3722916-ukrainskij-film-prezentuut-na-karlovarskomu-miznarodnomu-kinofestivali.html" text:style-name="Internet_20_link" text:visited-style-name="Visited_20_Internet_20_Link">
https://www.ukrinform.ua/rubric-culture/3722916-ukrainskij-film-prezentuut-na-karlovarskomu-miznarodnomu-kinofestivali.html</text:a>
</text:p>
      <!--NEWS-->
      <text:h text:style-name="P10" text:outline-level="1">
<text:span text:style-name="T4">
Nikolaevshchyna: 2400 hectares of forest are flooded, most at Kinburn Spit</text:span>
</text:h>
      <text:p text:style-name="P4">
Authors: Ukrinform (Person)</text:p>
      <text:p text:style-name="P4">
Publisher: Укринформ (Organization)</text:p>
      <text:p text:style-name="P4">
Published Time: 2023-06-14T18:16:45+03:00</text:p>
      <text:p text:style-name="P4">
Modified Time: 2023-06-14T18:16:45+03:00</text:p>
      <text:p text:style-name="P4">
Description: In Mykolaiv region, 2400 hectares of forest plantations remain flooded, most of all - on a temporarily captured Kinburn Spit. - Ukrinform.</text:p>
      <text:p text:style-name="P4">
Images: ['<text:a xlink:type="simple" xlink:href="https://static.ukrinform.com/photos/2023_06/thumb_files/630_360_1686755565-457.jpg" text:style-name="Internet_20_link" text:visited-style-name="Visited_20_Internet_20_Link">
630_360_16867...</text:a>
']</text:p>
      <text:p text:style-name="P4">
Tags: ['Ліс', 'Миколаївщина', 'Підтоплення']</text:p>
      <text:p text:style-name="P4">
Type: Article</text:p>
      <!--METADATA-->
      <text:p text:style-name="P4">
<draw:frame draw:style-name="fr1" draw:name="Image143" text:anchor-type="as-char" svg:width="6.9236in" svg:height="3.956343in" draw:z-index="0">
<draw:image xlink:href="../Images/yкринформ/2023-06-14T18-16-45-03-00/630_360_1686755565-457.jpg" xlink:type="simple" xlink:show="embed" xlink:actuate="onLoad" draw:mime-type="image/jpeg"/>
</draw:frame>
2400 hectares of forest plantations remain flooded by the Vyankolaev region, most of all - on a temporarily captured Kinburn Spit.</text:p>
      <text:p text:style-name="P4">
The Southern Forest Office reported this on <text:a xlink:type="simple" xlink:href="https://www.facebook.com/permalink.php" text:style-name="Internet_20_link" text:visited-style-name="Visited_20_Internet_20_Link">
Facebook</text:a>
, reports Ukrinform.</text:p>
      <text:p text:style-name="P4">
“As of the morning of June 14, on the eighth day after the blasting of Kakhovskaya Hins, 2400 hectares of forest plantations remain in captivity of large <text:a xlink:type="simple" xlink:href="https://www.ukrinform.ua/tag-voda" text:style-name="Internet_20_link" text:visited-style-name="Visited_20_Internet_20_Link">
water</text:a>
. The largest flooding area of the Tamburne and Vasyliv forestry of the occupied peninsula is 2200 grievts, ”the message reads.</text:p>
      <text:p text:style-name="P4">
It is noted that in the Snigurov forest there is a significant decrease in the floods - in the day the water has left another 300 hectares, and 100 hectares of forest plantations remain flooded. Minor residues of floods are observed by the scenttoria of the Nikolaev, Andreevsky and Ochakiv forestry.</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Kakhovsky ecocide will cost Ukraine an additional dozen billions of hryvnias</text:a>
As reported by Ukrinform, on the night against June 6 <text:a xlink:type="simple" xlink:href="https://www.ukrinform.ua/rubric-other_news/3720776-pidriv-rosianami-kahovskoi-ges-usi-novini.html" text:style-name="Internet_20_link" text:visited-style-name="Visited_20_Internet_20_Link">
Russian army underblowing Kakhovka hydroelectric power station</text:a>
. Almost 3,000 hectares of the forest fund were flooded in the peak of the water level after blasting the station in Mykolaiv region.</text:p>
      <text:p text:style-name="P4">
News Source: <text:a xlink:type="simple" xlink:href="https://www.ukrinform.ua/rubric-regions/3722917-mikolaivsina-pidtopleni-2400-gektariv-lisu-najbilse-na-kinburnskij-kosi.html" text:style-name="Internet_20_link" text:visited-style-name="Visited_20_Internet_20_Link">
https://www.ukrinform.ua/rubric-regions/3722917-mikolaivsina-pidtopleni-2400-gektariv-lisu-najbilse-na-kinburnskij-kosi.html</text:a>
</text:p>
      <!--NEWS-->
      <text:h text:style-name="P10" text:outline-level="1">
<text:span text:style-name="T4">
In Odessa, the Russian rocket damaged the museum of interesting science</text:span>
</text:h>
      <text:p text:style-name="P4">
Authors: Ukrinform (Person)</text:p>
      <text:p text:style-name="P4">
Publisher: Укринформ (Organization)</text:p>
      <text:p text:style-name="P4">
Published Time: 2023-06-14T18:20:35+03:00</text:p>
      <text:p text:style-name="P4">
Modified Time: 2023-06-14T18:20:35+03:00</text:p>
      <text:p text:style-name="P4">
Description: In Odessa, a museum of interesting science and two higher education institutions were damaged as a result of a night rocket attack. - Ukrinform.</text:p>
      <text:p text:style-name="P4">
Images: ['<text:a xlink:type="simple" xlink:href="https://static.ukrinform.com/photos/2023_06/thumb_files/630_360_1686756006-552.jpg" text:style-name="Internet_20_link" text:visited-style-name="Visited_20_Internet_20_Link">
630_360_16867...</text:a>
']</text:p>
      <text:p text:style-name="P4">
Tags: ['Міносвіти', 'Музей', 'Одеса']</text:p>
      <text:p text:style-name="P4">
Type: Article</text:p>
      <!--METADATA-->
      <text:p text:style-name="P4">
<draw:frame draw:style-name="fr1" draw:name="Image145" text:anchor-type="as-char" svg:width="6.9236in" svg:height="3.956343in" draw:z-index="0">
<draw:image xlink:href="../Images/yкринформ/2023-06-14T18-20-35-03-00/630_360_1686756006-552.jpg" xlink:type="simple" xlink:show="embed" xlink:actuate="onLoad" draw:mime-type="image/jpeg"/>
</draw:frame>
Odessa has damaged the museum of interesting science and two institutions of education in Odessa.</text:p>
      <text:p text:style-name="P4">
According to Ukrinform, the Ministry of Education and Science reports in <text:a xlink:type="simple" xlink:href="https://t.me/UAmonogram/7916" text:style-name="Internet_20_link" text:visited-style-name="Visited_20_Internet_20_Link">
telegram</text:a>
..</text:p>
      <text:p text:style-name="P4">
“Two of the five existing museums of interesting science in Ukraine have been damaged by the enemy. Part of the exhibits from the Odessa Museum survived - they were previously evacuated by the MAN. But there are also those that could not be removed without damage: "Mirror maze", "Big Tesla", "Central Care", their own planetarium and two laboratories - they were injured. Most of the exhibit Museum was created by Odessa inventors. The results of the tireless work of people and the place of inspiration and development of children have been destroyed, ”the message reads.</text:p>
      <text:p text:style-name="P4">
<text:span text:style-name="T4">
 Read also: </text:span>
 <text:a xlink:type="simple" xlink:href="https://www.ukrinform.ua/rubric-regions/3722915-raketnij-udar-po-odesi-cetvero-pracivnikiv-zrujnovanogo-pidpriemstva-u-kriticnomu-stani.html" text:style-name="Internet_20_link" text:visited-style-name="Visited_20_Internet_20_Link">
missile blow to Odessa: four workers of the destroyed enterprise - in critical condition</text:a>
According to the Ministry of Education, “we will definitely restore everything. Plans to build a network of museums in Ukraine. Now the first steps have already been taken, and we will have a museum of science that "travels" the country. For this purpose, June 11 and UNICEF signed a memorandum of cooperation. For more information, we tell your partners later. ”</text:p>
      <text:p text:style-name="P4">
As reported by Ukrinform, <text:a xlink:type="simple" xlink:href="https://www.ukrinform.ua/rubric-regions/3722608-v-odesi-zaversili-posukovoratuvalnu-operaciu-pisla-raketnogo-udaru.html" text:style-name="Internet_20_link" text:visited-style-name="Visited_20_Internet_20_Link">
on the night of June 14, the Russian occupying army heard four "calibers"</text:a>
on the civil infrastructure of Odessa. The business center, educational institution, residential complex, food establishments were damaged. Three people were killed, 13 were injured.</text:p>
      <text:p text:style-name="P4">
Photo: SES</text:p>
      <text:p text:style-name="P4">
News Source: <text:a xlink:type="simple" xlink:href="https://www.ukrinform.ua/rubric-regions/3722919-v-odesi-rosijska-raketa-poskodila-muzej-cikavoi-nauki.html" text:style-name="Internet_20_link" text:visited-style-name="Visited_20_Internet_20_Link">
https://www.ukrinform.ua/rubric-regions/3722919-v-odesi-rosijska-raketa-poskodila-muzej-cikavoi-nauki.html</text:a>
</text:p>
      <!--NEWS-->
      <text:h text:style-name="P10" text:outline-level="1">
<text:span text:style-name="T4">
The European Parliament has approved an artificial intelligence regulation plan</text:span>
</text:h>
      <text:p text:style-name="P4">
Authors: Ukrinform (Person)</text:p>
      <text:p text:style-name="P4">
Publisher: Укринформ (Organization)</text:p>
      <text:p text:style-name="P4">
Published Time: 2023-06-14T18:23:08+03:00</text:p>
      <text:p text:style-name="P4">
Modified Time: 2023-06-14T18:23:08+03:00</text:p>
      <text:p text:style-name="P4">
Description: The European Parliament has approved a project that will underlie the future law on the rules of regulation of artificial intelligence. - Ukrinform.</text:p>
      <text:p text:style-name="P4">
Images: ['<text:a xlink:type="simple" xlink:href="https://static.ukrinform.com/photos/2019_07/thumb_files/630_360_1563450157-113.jpg" text:style-name="Internet_20_link" text:visited-style-name="Visited_20_Internet_20_Link">
630_360_15634...</text:a>
']</text:p>
      <text:p text:style-name="P4">
Tags: ['Європарламент', 'Технології', 'Закон', 'Штучний інтелект']</text:p>
      <text:p text:style-name="P4">
Type: Article</text:p>
      <!--METADATA-->
      <text:p text:style-name="P4">
<draw:frame draw:style-name="fr1" draw:name="Image146" text:anchor-type="as-char" svg:width="6.9236in" svg:height="3.956343in" draw:z-index="0">
<draw:image xlink:href="../Images/yкринформ/2023-06-14T18-23-08-03-00/630_360_1563450157-113.jpg" xlink:type="simple" xlink:show="embed" xlink:actuate="onLoad" draw:mime-type="image/jpeg"/>
</draw:frame>
The European Parliament has approved a project that will underlie the future law of regulation of artificial intelligence.</text:p>
      <text:p text:style-name="P4">
About it reports <text:a xlink:type="simple" xlink:href="https://www.dw.com/uk/evroparlament-shvaliv-plan-reguluvanna-stucnogo-intelektu/a-65912171" text:style-name="Internet_20_link" text:visited-style-name="Visited_20_Internet_20_Link">
DW</text:a>
, reports Ukrinform.</text:p>
      <text:p text:style-name="P4">
After approval of the plan, the legislators will begin negotiations with 27 EU Member States on the final version of the law. If Brussels reaches its meter by the end of the year, it will be the first law in the world to regulate the AI.</text:p>
      <text:p text:style-name="P4">
However, it may come into force no earlier than 2026, so the European Union of time will be forced to insist on the conclusion of voluntary temporary agreements with technological companies in order to reach regulation earlier.</text:p>
      <text:p text:style-name="P4">
<text:span text:style-name="T4">
 Read also: </text:span>
 [Britain will hold the first safety summit ** artificial(https://www.ukrinform.ua/rubric-technology/3720273-britania-provede-persij-samit-z-bezpecnosti-stucnogo-intelektu.html)The initiative to regulate artificial intelligence arose in the European Union in 2021, but became more important after the issue of the Botgpt bot, which renovated new achievements and possible risks in the field last year.</text:p>
      <text:p text:style-name="P4">
The law will regulate the AI depending on the level of risk: the higher it is for the rights of the podor people, the greater the requirements will be. The list of high risk of artificial intelligence in the field of education, critical infrastructure, public order and migration management.</text:p>
      <text:p text:style-name="P4">
Special requirements will concern generative systems such as <text:a xlink:type="simple" xlink:href="https://www.ukrinform.ua/tag-chatgpt" text:style-name="Internet_20_link" text:visited-style-name="Visited_20_Internet_20_Link">
Chatgpt</text:a>
and Dall-E, which are capable of creating text, images, audio and media. They will be obliged to inform the users that the content was created by machines, not by people.</text:p>
      <text:p text:style-name="P4">
<text:span text:style-name="T4">
 Read also: </text:span>
 <text:a xlink:type="simple" xlink:href="https://www.ukrinform.ua/rubric-technology/3718744-kitaj-reguluvatime-vikoristanna-stucnogo-intelektu-mask.html" text:style-name="Internet_20_link" text:visited-style-name="Visited_20_Internet_20_Link">
China will adjust the use of <text:span text:style-name="T4">
 artificials </text:span>
 oh intelligence - Mask</text:a>
The MEPs consider their bill to be "historical" and reject criticism that he can harm, not contribute to innovation.</text:p>
      <text:p text:style-name="P4">
As reported by Ukrinform, American senators presented <text:a xlink:type="simple" xlink:href="https://www.ukrinform.ua/rubric-technology/3720447-kongres-ssa-rozglane-dva-novih-zakonoproekti-pro-stucnij-intelekt.html" text:style-name="Internet_20_link" text:visited-style-name="Visited_20_Internet_20_Link">
two lawspape artificial intelligence</text:a>
Against the backdrop of increasing interest in solving issues related to this technology.</text:p>
      <text:p text:style-name="P4">
News Source: <text:a xlink:type="simple" xlink:href="https://www.ukrinform.ua/rubric-technology/3722920-evroparlament-shvaliv-plan-reguluvanna-stucnogo-intelektu.html" text:style-name="Internet_20_link" text:visited-style-name="Visited_20_Internet_20_Link">
https://www.ukrinform.ua/rubric-technology/3722920-evroparlament-shvaliv-plan-reguluvanna-stucnogo-intelektu.html</text:a>
</text:p>
      <!--NEWS-->
      <text:h text:style-name="P10" text:outline-level="1">
<text:span text:style-name="T4">
The Ministry of Foreign Affairs was discussed with Czech parliamentarians holding the second summit of the Crimean Platform in Prague</text:span>
</text:h>
      <text:p text:style-name="P4">
Authors: Ukrinform (Person)</text:p>
      <text:p text:style-name="P4">
Publisher: Укринформ (Organization)</text:p>
      <text:p text:style-name="P4">
Published Time: 2023-06-14T18:23:13+03:00</text:p>
      <text:p text:style-name="P4">
Modified Time: 2023-06-14T18:23:13+03:00</text:p>
      <text:p text:style-name="P4">
Description: The Deputy Foreign Minister of Ukraine Yevgeny Perebinis discussed preparations with the Czech parliamentarians for holding in Prague the Second Parliamentary Summit of the International Crimean Platform in October. - Ukrinform.</text:p>
      <text:p text:style-name="P4">
Images: ['<text:a xlink:type="simple" xlink:href="https://static.ukrinform.com/photos/2023_06/thumb_files/630_360_1686755850-897.png" text:style-name="Internet_20_link" text:visited-style-name="Visited_20_Internet_20_Link">
630_360_16867...</text:a>
']</text:p>
      <text:p text:style-name="P4">
Tags: ['Чехія', 'Прага', 'Кримська платформа']</text:p>
      <text:p text:style-name="P4">
Type: Article</text:p>
      <!--METADATA-->
      <text:p text:style-name="P4">
<draw:frame draw:style-name="fr1" draw:name="Image147" text:anchor-type="as-char" svg:width="6.9236in" svg:height="3.946093in" draw:z-index="0">
<draw:image xlink:href="../Images/yкринформ/2023-06-14T18-23-13-03-00/630_360_1686755850-897.png" xlink:type="simple" xlink:show="embed" xlink:actuate="onLoad" draw:mime-type="image/png"/>
</draw:frame>
The Deputy Minister of Foreign Affairs of Ukraine Yevgeny Perebinis discussed preparations with the Czech parliamentaries for holding in Prague the Second Parliamentary Summit of the International Crimean Platform in October.</text:p>
      <text:p text:style-name="P4">
As Ukrinform reports with reference to <text:a xlink:type="simple" xlink:href="https://mfa.gov.ua/news/yevgen-perebijnis-zustrivsya-z-delegaciyeyu-senatu-parlamentu-cheskoyi-respubliki" text:style-name="Internet_20_link" text:visited-style-name="Visited_20_Internet_20_Link">
the Ministry of Education of the Ministry of Foreign Affairs</text:a>
This was discussed during a meeting of Pereviosia by dealing with the Senate of the Czech Republic, headed by the deputy chairman Tomasz Chernin and the Chairman of the Committee on Foreign Affairs, on Security and Defense Pavel Fisher.</text:p>
      <text:p text:style-name="P4">
"There has been a subject exchange of views on a number of topical issues of bilateral work, the prospects of interaction of two parties in the post -war reconstruction of our country's tape, as well as measures of the International Crimean Platform, in particular, on preparation for holding in <text:a xlink:type="simple" xlink:href="https://www.ukrinform.ua/tag-praga" text:style-name="Internet_20_link" text:visited-style-name="Visited_20_Internet_20_Link">
Prague</text:a>
The Second Parliamentary Summit is more likely, " - informed in the foreign policy department.</text:p>
      <text:p text:style-name="P4">
The Deputy Minister thanked the Czech senators for the recently accepted Upper Parliament of the Czech Parliament, in which they called on the Alliance to give Ukraine membership of NATO.</text:p>
      <text:p text:style-name="P4">
<text:span text:style-name="T4">
 Read also: </text:span>
 [Parliamentary Summit <text:span text:style-name="T4">
 Crimean </text:span>
 <text:span text:style-name="T4">
 Platform </text:span>
 And will pass Prague on October 24(https://www.ukrinform.ua/rubric-crimea/3700058-parlamentskij-samit-krimskoi-platformi-projde-u-prazi-24-zovtna.html)During the meeting, the parties also touched on the issue of integration into the EU. In particular, Perebinis informed the interlocutors about the state of implementation of Ukraine's seven recommendations of the European Commission, and also noted the support of the Czech Republic of precedence with the EU in this year.</text:p>
      <text:p text:style-name="P4">
It is known that the first parliamentary summit of the International Crimean Platform gave up on October 25, 2022 in the capital of Croatia Zagrebi.</text:p>
      <text:p text:style-name="P4">
News Source: <text:a xlink:type="simple" xlink:href="https://www.ukrinform.ua/rubric-crimea/3722921-u-mzs-obgovorili-z-ceskimi-parlamentariami-provedenna-u-prazi-drugogo-samitu-krimskoi-platformi.html" text:style-name="Internet_20_link" text:visited-style-name="Visited_20_Internet_20_Link">
https://www.ukrinform.ua/rubric-crimea/3722921-u-mzs-obgovorili-z-ceskimi-parlamentariami-provedenna-u-prazi-drugogo-samitu-krimskoi-platformi.html</text:a>
</text:p>
      <!--NEWS-->
      <text:h text:style-name="P10" text:outline-level="1">
<text:span text:style-name="T4">
The Times Square in New York showed a video about prosthetic Ukrainian defenders</text:span>
</text:h>
      <text:p text:style-name="P4">
Authors: Ukrinform (Person)</text:p>
      <text:p text:style-name="P4">
Publisher: Укринформ (Organization)</text:p>
      <text:p text:style-name="P4">
Published Time: 2023-06-14T18:30:24+03:00</text:p>
      <text:p text:style-name="P4">
Modified Time: 2023-06-14T18:30:24+03:00</text:p>
      <text:p text:style-name="P4">
Description: On the world's most famous street screen in New York showed a video about Ukrainian soldiers who received prostheses in the Superhumans Center in Lviv. - Ukrinform.</text:p>
      <text:p text:style-name="P4">
Images: ['<text:a xlink:type="simple" xlink:href="https://static.ukrinform.com/photos/2018_08/thumb_files/630_360_1535187043-6752.jpeg" text:style-name="Internet_20_link" text:visited-style-name="Visited_20_Internet_20_Link">
630_360_15351...</text:a>
']</text:p>
      <text:p text:style-name="P4">
Tags: ['Львівщина', 'Нью-Йорк', 'Протезування']</text:p>
      <text:p text:style-name="P4">
Type: Article</text:p>
      <!--METADATA-->
      <text:p text:style-name="P4">
<draw:frame draw:style-name="fr1" draw:name="Image148" text:anchor-type="as-char" svg:width="6.9236in" svg:height="3.956343in" draw:z-index="0">
<draw:image xlink:href="../Images/yкринформ/2023-06-14T18-30-24-03-00/630_360_1535187043-6752.jpeg" xlink:type="simple" xlink:show="embed" xlink:actuate="onLoad" draw:mime-type="image/jpeg"/>
</draw:frame>
The world's outdoor screen in New York showed a video of pro-Ukrainian soldiers who received dentures in the Superhumans Center center, Lviv region.</text:p>
      <text:p text:style-name="P4">
About it in <text:a xlink:type="simple" xlink:href="https://t.me/kozytskyy_maksym_official/8741" text:style-name="Internet_20_link" text:visited-style-name="Visited_20_Internet_20_Link">
telegram</text:a>
The reporter of Lviv Ova Maxim Kozytsky, reports Ukrinform.</text:p>
      <text:p text:style-name="P4">
“On the eve of the evening, the most famous street screen in the world, on the Times Square of the Uni York, showed our defenders and defenders who underwent prosthetics Usuperhumans Center-the first all-Ukrainian center Works in <text:a xlink:type="simple" xlink:href="https://www.ukrinform.ua/tag-lvivsina" text:style-name="Internet_20_link" text:visited-style-name="Visited_20_Internet_20_Link">
Lviv region</text:a>
», - Kozitsky wrote.</text:p>
      <text:p text:style-name="P4">
He noted that this was made possible by Help Ukraine Center USA, based on the beginning of a full -scale war.</text:p>
      <text:p text:style-name="P4">
<text:span text:style-name="T4">
 Read also: </text:span>
 <text:a xlink:type="simple" xlink:href="https://www.ukrinform.ua/rubric-society/3721928-persij-v-ukraini-pacient-iz-vzivlenimi-u-kistki-protezami-pocav-hoditi.html" text:style-name="Internet_20_link" text:visited-style-name="Visited_20_Internet_20_Link">
the first patient in Ukraine with bone used <text:span text:style-name="T4">
 prosthesis </text:span>
 Am started walking</text:a>
As reported by Ukrinform, Superhumans Center is a denture center of tarerabilitation, which is formed in the Lviv region by modernizing and re -equipment of the state hospital. The initiative of creating Superhumans is supported by Lady Olena Zelenskaya.</text:p>
      <text:p text:style-name="P4">
_ Photo illustrative_</text:p>
      <text:p text:style-name="P4">
News Source: <text:a xlink:type="simple" xlink:href="https://www.ukrinform.ua/rubric-society/3722923-na-tajmsskver-u-nujorku-pokazali-rolik-pro-protezovanih-ukrainskih-zahisnikiv.html" text:style-name="Internet_20_link" text:visited-style-name="Visited_20_Internet_20_Link">
https://www.ukrinform.ua/rubric-society/3722923-na-tajmsskver-u-nujorku-pokazali-rolik-pro-protezovanih-ukrainskih-zahisnikiv.html</text:a>
</text:p>
      <!--NEWS-->
      <text:h text:style-name="P10" text:outline-level="1">
<text:span text:style-name="T4">
Two Estonian logists were detained in the Russian Federation for border violation: Vilnius commented on the incident</text:span>
</text:h>
      <text:p text:style-name="P4">
Authors: Ukrinform (Person)</text:p>
      <text:p text:style-name="P4">
Publisher: Укринформ (Organization)</text:p>
      <text:p text:style-name="P4">
Published Time: 2023-06-14T18:40:00+03:00</text:p>
      <text:p text:style-name="P4">
Modified Time: 2023-06-14T18:40:00+03:00</text:p>
      <text:p text:style-name="P4">
Description: Estonian Foreign Minister Margus Tsakhkna hopes that two logists of the Estonian Police and Border Guard Department, who were mistakenly entered the territory of Russia and were detained during the preparation of border maintenance work and were released in the near future. - Ukrinform.</text:p>
      <text:p text:style-name="P4">
Images: ['<text:a xlink:type="simple" xlink:href="https://static.ukrinform.com/photos/2022_09/thumb_files/630_360_1662635250-745.png" text:style-name="Internet_20_link" text:visited-style-name="Visited_20_Internet_20_Link">
630_360_16626...</text:a>
']</text:p>
      <text:p text:style-name="P4">
Tags: ['Естонія', 'Росія', 'Кордон', 'Затримання']</text:p>
      <text:p text:style-name="P4">
Type: Article</text:p>
      <!--METADATA-->
      <text:p text:style-name="P4">
<draw:frame draw:style-name="fr1" draw:name="Image149" text:anchor-type="as-char" svg:width="6.9236in" svg:height="3.956343in" draw:z-index="0">
<draw:image xlink:href="../Images/yкринформ/2023-06-14T18-40-00-03-00/630_360_1662635250-745.png" xlink:type="simple" xlink:show="embed" xlink:actuate="onLoad" draw:mime-type="image/png"/>
</draw:frame>
Estonia Minister of Law, Margus Tsakhkna hopes that two logistics of the police and border guards, which were mistakenly entered into the territory of Russia during the preparation of the border service work, will be released in the near future.</text:p>
      <text:p text:style-name="P4">
According to Ukrinform, the national [ERR broadcaster] reports it(https://rus.err.ee/1609007135/cahkna-o-zaderzhanii-logistov-posolstvo-jer-v-moskve-pristalno-sledit-za-situaciej).</text:p>
      <text:p text:style-name="P4">
"The Police and Border Guard Department is dealing with this situation. It is usually a couple of days, and as a foreign minister, I do not see the causes for any other action except communication that continues, which is very important. Our consul(<text:a xlink:type="simple" xlink:href="https://www.ukrinform.ua/tag-estonia" text:style-name="Internet_20_link" text:visited-style-name="Visited_20_Internet_20_Link">
Estonia</text:a>
Vaskov, - ed.)It was not in place, it will take time too. It all depends on the detaches of the Russian side, ”Tsakhkna said.</text:p>
      <text:p text:style-name="P4">
According to him, in the first necessary Estonian consul will go to the locier. "At the moment ... communication between different sides continues. The consideration goes quietly. Russia has the right for a while to investigate the border in investigation, before our consul will go to the detainees if necessary ... But we really hope that the situation will at least be resolved, and we will return our people home. After all, everything, which fell on the border, was a human mistake, ”the minister explained.</text:p>
      <text:p text:style-name="P4">
<text:span text:style-name="T4">
 Read also: </text:span>
 <text:a xlink:type="simple" xlink:href="https://www.ukrinform.ua/rubric-ato/3716017-u-finlandii-pokazali-testovu-versiu-parkanu-na-kordoni-z-rosieu.html" text:style-name="Internet_20_link" text:visited-style-name="Visited_20_Internet_20_Link">
in Finland showed a test version of the fence on the border of growth</text:a>
On Wednesday, the prefect of the Luunas prefecture of Estonia, Vallo Koppel, said that the trainee, on June 15, a meeting of representatives of border service and Russia, which would be discussed what to do with detained logists.</text:p>
      <text:p text:style-name="P4">
According to the official statement of the Police and Border Guard Department, the logistics on Tuesday were near Saatse's borderline, where they got acquainted with the border area where care work was planned. Two of the three logistics, men of 57 and 61 years, near the border point were false on the quad bikes in Russia. Russian border guards are about 3:00 pm near the borderline. At the same time, they were corrected meters from the border with Russia.The fact is that to move near the border point, the logists were wrong instead of an asphalt road located on the side of Estonia, a dear patrol, which is on the side of Russia.</text:p>
      <text:p text:style-name="P4">
When detaining the police and border guards, the resistance was done, Russian border guards did not use force on them.</text:p>
      <text:p text:style-name="P4">
The Russian side has not officially commented on the incident.</text:p>
      <text:p text:style-name="P4">
As reported the day before, the Estonian Department of Police and Border Guard on the Safety Police Offer(Capo)canceled a permanent residence in the country of pro -Russian activist Zoe Palyar.</text:p>
      <text:p text:style-name="P4">
News Source: <text:a xlink:type="simple" xlink:href="https://www.ukrinform.ua/rubric-world/3722928-u-rf-zatrimali-dvoh-estonskih-logistiv-za-porusenna-kordonu-vilnus-prokomentuvav-incident.html" text:style-name="Internet_20_link" text:visited-style-name="Visited_20_Internet_20_Link">
https://www.ukrinform.ua/rubric-world/3722928-u-rf-zatrimali-dvoh-estonskih-logistiv-za-porusenna-kordonu-vilnus-prokomentuvav-incident.html</text:a>
</text:p>
      <!--NEWS-->
      <text:h text:style-name="P10" text:outline-level="1">
<text:span text:style-name="T4">
Voting for the Russian: The Ministry of Economy has removed the director of the state enterprise for standardization</text:span>
</text:h>
      <text:p text:style-name="P4">
Authors: Ukrinform (Person)</text:p>
      <text:p text:style-name="P4">
Publisher: Укринформ (Organization)</text:p>
      <text:p text:style-name="P4">
Published Time: 2023-06-14T18:41:19+03:00</text:p>
      <text:p text:style-name="P4">
Modified Time: 2023-06-14T18:41:19+03:00</text:p>
      <text:p text:style-name="P4">
Description: The Ministry of Economy has removed from the fulfillment of the duties of the director of the National Body of Standardization of the State Enterprise "UkrNDNC" Oleg Znogny at the time of the official inspection - Ukrinform.</text:p>
      <text:p text:style-name="P4">
Images: ['<text:a xlink:type="simple" xlink:href="https://static.ukrinform.com/photos/2016_05/thumb_files/630_360_1464351946-4827.jpg" text:style-name="Internet_20_link" text:visited-style-name="Visited_20_Internet_20_Link">
630_360_14643...</text:a>
']</text:p>
      <text:p text:style-name="P4">
Tags: ['Мінекономіки', 'СБУ']</text:p>
      <text:p text:style-name="P4">
Type: Article</text:p>
      <!--METADATA-->
      <text:p text:style-name="P4">
<draw:frame draw:style-name="fr1" draw:name="Image150" text:anchor-type="as-char" svg:width="6.9236in" svg:height="3.956343in" draw:z-index="0">
<draw:image xlink:href="../Images/yкринформ/2023-06-14T18-41-19-03-00/630_360_1464351946-4827.jpg" xlink:type="simple" xlink:show="embed" xlink:actuate="onLoad" draw:mime-type="image/jpeg"/>
</draw:frame>
The Ministry of Economy has removed from the duties of the director of the National Educational Organization</text:p>
      <text:p text:style-name="P4">
According to Ukrinform, the corresponding order was issued by the Ministry of Economy on June 14, 2023, reports <text:a xlink:type="simple" xlink:href="https://www.me.gov.ua/News/Detail" text:style-name="Internet_20_link" text:visited-style-name="Visited_20_Internet_20_Link">
ministry press service</text:a>
.</text:p>
      <text:p text:style-name="P4">
"According to the management of the State Enterprise“ UkrNDNC ”, the voting of the representative of Ukraine by the election of the chairman of the ISO subcommittee from the Arctic Operations of the candidate from Russia -employee of Gazprom Oil Sergey Baranov - was a technical helper,” the message reads.</text:p>
      <text:p text:style-name="P4">
<text:span text:style-name="T4">
 Read also: </text:span>
 [the death of cadets in Kharkiv: the head of the department was handed out for house(https://www.ukrinform.ua/rubric-regions/3721884-zagibel-kursantiv-u-harkovi-nacalnika-kafedri-vidpravili-pid-domasnij-arest.html)It is noted that in order to resolve the issue of SE “UkrNDNC” sent to the Central Secretariat of ISO and ISO/TC 67 the letter on the cancellation of voting, which is in charge of ISO. The voice of the representative of Ukraine will be recalled.</text:p>
      <text:p text:style-name="P4">
In addition, the Ministry of Economy turned to the SBU to carry out the inspection of the State Enterprise “UkrNDNC” regarding the possible facts of excess of state -owned officials, as well as the possible performance of the Winteresses of Russian representatives.</text:p>
      <text:p text:style-name="P4">
At the time of removal of the rapid fulfillment of the duties of the director of the State Enterprise “UkrNDNC” is entrusted to Oleksandr Kiryanov, Deputy CEO of this enterprise.</text:p>
      <text:p text:style-name="P4">
<text:span text:style-name="T4">
 Read also: </text:span>
 <text:a xlink:type="simple" xlink:href="https://www.ukrinform.ua/rubric-polytics/3678281-ukraina-rozroblae-nacionalnij-kompensacijnij-mehanizm-stefancuk.html" text:style-name="Internet_20_link" text:visited-style-name="Visited_20_Internet_20_Link">
Ukraine develops a national compensatory mechanism - Stefanchuk</text:a>
In ISO Ukraine is represented by the national body of standardization of SE “UkrNDNC”, which depends on the sphere of management of the Ministry of Economy.</text:p>
      <text:p text:style-name="P4">
As reported, UkrNDNC is a leading organization in Ukraine in the standardization, which is recognized at national, international and European levels.</text:p>
      <text:p text:style-name="P4">
News Source: <text:a xlink:type="simple" xlink:href="https://www.ukrinform.ua/rubric-economy/3722927-golosuvav-za-rosianina-minekonomiki-vidstoronilo-direktora-derzpidpriemstva-zi-standartizacii.html" text:style-name="Internet_20_link" text:visited-style-name="Visited_20_Internet_20_Link">
https://www.ukrinform.ua/rubric-economy/3722927-golosuvav-za-rosianina-minekonomiki-vidstoronilo-direktora-derzpidpriemstva-zi-standartizacii.html</text:a>
</text:p>
      <!--NEWS-->
      <text:h text:style-name="P10" text:outline-level="1">
<text:span text:style-name="T4">
Humanitarian aid from six regions and Kieva was sent to Kherson region</text:span>
</text:h>
      <text:p text:style-name="P4">
Authors: Ukrinform (Person)</text:p>
      <text:p text:style-name="P4">
Publisher: Укринформ (Organization)</text:p>
      <text:p text:style-name="P4">
Published Time: 2023-06-14T18:43:06+03:00</text:p>
      <text:p text:style-name="P4">
Modified Time: 2023-06-14T18:43:06+03:00</text:p>
      <text:p text:style-name="P4">
Description: The Kherson region, which suffers from the consequences of the exploration of the Russians of the Kakhovka hydroelectric power station, continues to receive humanitarian aid from different areas. - Ukrinform.</text:p>
      <text:p text:style-name="P4">
Images: ['<text:a xlink:type="simple" xlink:href="https://static.ukrinform.com/photos/2023_06/thumb_files/630_360_1686757360-791.jpeg" text:style-name="Internet_20_link" text:visited-style-name="Visited_20_Internet_20_Link">
630_360_16867...</text:a>
']</text:p>
      <text:p text:style-name="P4">
Tags: ['Гуманітарна допомога', 'Херсонщина', 'Каховська ГЕС']</text:p>
      <text:p text:style-name="P4">
Type: Article</text:p>
      <!--METADATA-->
      <text:p text:style-name="P4">
<draw:frame draw:style-name="fr1" draw:name="Image151" text:anchor-type="as-char" svg:width="6.9236in" svg:height="3.956343in" draw:z-index="0">
<draw:image xlink:href="../Images/yкринформ/2023-06-14T18-43-06-03-00/630_360_1686757360-791.jpeg" xlink:type="simple" xlink:show="embed" xlink:actuate="onLoad" draw:mime-type="image/jpeg"/>
</draw:frame>
Nakherson region, which suffers from the consequences of the exploration of the Russians of the Kakhovka hydroelectric power station, continues to receive humanitarian aid from different areas.</text:p>
      <text:p text:style-name="P4">
This was reported in the telegram channels of the relevant regional administrations, reports Ukrinform.</text:p>
      <text:p text:style-name="P4">
In particular, the head of Ivano-Frankivsk Ova Svetlana Onishchuk <text:a xlink:type="simple" xlink:href="https://www.facebook.com/SvitlIana.Onyshchuk/posts/pfbid0WbWnGq31aTCNiu33rvqEYjxK8HGmWcn481irLWqAWR2UHk82ZVxpuSx8RtAMrxkyl" text:style-name="Internet_20_link" text:visited-style-name="Visited_20_Internet_20_Link">
reported</text:a>
, in the Carpathian region for residents <text:a xlink:type="simple" xlink:href="https://www.ukrinform.ua/tag-hersonsina" text:style-name="Internet_20_link" text:visited-style-name="Visited_20_Internet_20_Link">
Kherson region</text:a>
20 tons of humanitarian aid were collected. "This time, 17 tons of drinking water, food, hygiene products, animal feed, inflatable boat, clothing, rubber boots and other necessary things," she said.</text:p>
      <text:p text:style-name="P4">
According to her, the issue of subventions - from the regional budget and budgets of local communities - is also considered.</text:p>
      <text:p text:style-name="P4">
Press service <text:a xlink:type="simple" xlink:href="https://t.me/khersonskaODA/6887" text:style-name="Internet_20_link" text:visited-style-name="Visited_20_Internet_20_Link">
Kherson Ova</text:a>
Informed about receiving humanitarian aid from three areas. In particular, the third party of assistance came from Poltava region. These are 14 trucks with 300 tons of drinking water, 8 gasoline and motor pumps, special clothing for rescue operations, buckets and bags.</text:p>
      <text:p text:style-name="P4">
In addition, Volyn sent 50 tons of humanitarian aid, including 20 thousand liters of drinking water, 50 gasoline motor pumps, 7 generators, charging power, foodstuffs, hygiene products, medicines, heat and household appliances. Also received 200 kg of animal feed</text:p>
      <text:p text:style-name="P4">
Vinnytsia region formed a 40-ton cargo of the most necessary things and appliances. In particular, the second mobile installation for water purification was received -first works in the Kalinov community of Kherson region.</text:p>
      <text:p text:style-name="P4">
Police Chernihiv region too <text:a xlink:type="simple" xlink:href="https://t.me/policechernihiv/2876" text:style-name="Internet_20_link" text:visited-style-name="Visited_20_Internet_20_Link">
joined</text:a>
to gathering assistance to the victims. Within a few days, they brought the Juvenile Prevention of Regional Police of Needs, Medgiene, Medicines, Clothes and Shoes, and Products.</text:p>
      <text:p text:style-name="P4">
"Yesterday 20 tons of food and clothing received unbreakable Kherson from our colleagues, the Kyiv City Council," - <text:a xlink:type="simple" xlink:href="https://www.facebook.com/permalink.php" text:style-name="Internet_20_link" text:visited-style-name="Visited_20_Internet_20_Link">
reported</text:a>
Secretary of Kherson City Council Galina Lugova."Truck with food, animal food and other things that were affected by Kherson, which were affected by Kakhovskaya hydroelectric power station, on the road," said <text:a xlink:type="simple" xlink:href="https://t.me/vitalykoval8/11848" text:style-name="Internet_20_link" text:visited-style-name="Visited_20_Internet_20_Link">
chief</text:a>
Rivne Ova Vitaliy Koval.</text:p>
      <text:p text:style-name="P4">
The Poltava region considers the possibility of providing special municipal technicians with staff to eliminate the consequences of an emergency in the Kherson region.</text:p>
      <text:p text:style-name="P4">
*!(https://www.ukrinform.ua/rubric-regions/3722854-na-prikarpatti-zibrali-se-20-tonn-gumanitarnoi-dopomogi-postrazdalim-na-hersonsini.html)"Vodokanals of Poltava and Kremenchuk have already agreed to send their technician with personnel to Kherson, the socially responsible business also provided two -haired business for drinking water," - said the Deputy Chief <text:a xlink:type="simple" xlink:href="https://poda.gov.ua/news/150452" text:style-name="Internet_20_link" text:visited-style-name="Visited_20_Internet_20_Link">
Poltava Ova</text:a>
Alexei Bruslik.</text:p>
      <text:p text:style-name="P4">
As it was reported, Russian troops carried out on June 6, the Kakhovskaya hydroelectric power station. As a result of the blasting of the machine hall, the station was completely destroyed.</text:p>
      <text:p text:style-name="P4">
<text:span text:style-name="T5">
Foto: Rivne Ova</text:span>
</text:p>
      <text:p text:style-name="P4">
News Source: <text:a xlink:type="simple" xlink:href="https://www.ukrinform.ua/rubric-regions/3722929-na-hersonsinu-vidpravili-gumanitarnu-dopomogu-z-sesti-oblastej-ta-kievaa.html" text:style-name="Internet_20_link" text:visited-style-name="Visited_20_Internet_20_Link">
https://www.ukrinform.ua/rubric-regions/3722929-na-hersonsinu-vidpravili-gumanitarnu-dopomogu-z-sesti-oblastej-ta-kievaa.html</text:a>
</text:p>
      <!--NEWS-->
      <text:h text:style-name="P10" text:outline-level="1">
<text:span text:style-name="T4">
The Russians fired at eight settlements of Sumy region and Chernihiv region, there is a dead</text:span>
</text:h>
      <text:p text:style-name="P4">
Authors: Ukrinform (Person)</text:p>
      <text:p text:style-name="P4">
Publisher: Укринформ (Organization)</text:p>
      <text:p text:style-name="P4">
Published Time: 2023-06-14T18:46:00+03:00</text:p>
      <text:p text:style-name="P4">
Modified Time: 2023-06-14T18:46:00+03:00</text:p>
      <text:p text:style-name="P4">
Description: During the day, Russian troops fired at mortars and artillery three border villages of Chernihiv region, killing one person and damaging private homes.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Чернігівщина', 'Війна з Росією']</text:p>
      <text:p text:style-name="P4">
Type: Article</text:p>
      <!--METADATA-->
      <text:p text:style-name="P4">
<draw:frame draw:style-name="fr1" draw:name="Image152" text:anchor-type="as-char" svg:width="6.9236in" svg:height="3.956343in" draw:z-index="0">
<draw:image xlink:href="../Images/yкринформ/2023-06-14T18-46-00-03-00/630_360_1686425057-568.jpg" xlink:type="simple" xlink:show="embed" xlink:actuate="onLoad" draw:mime-type="image/jpeg"/>
</draw:frame>
Ruskivska fired at mortars and artillery during the day three border guards of the Slachernihiv region, killing one person and damaging private homes.</text:p>
      <text:p text:style-name="P4">
According to Ukrinform, the operational command "North" reported in <text:a xlink:type="simple" xlink:href="https://t.me/ok_pivnich1/3222" text:style-name="Internet_20_link" text:visited-style-name="Visited_20_Internet_20_Link">
telegram</text:a>
.</text:p>
      <text:p text:style-name="P4">
In particular, from 10:50 to 11:03 in the area of Krasnoya farm, five hits were recorded, probably from a mortar of 120 mm caliber. From 1:30 pm to 13:50 there were a hunting, probably from the barrel artillery in the Karpovich area.</text:p>
      <text:p text:style-name="P4">
In both cases, information about losses among the local population or damage to civil infrastructure.</text:p>
      <text:p text:style-name="P4">
*!(https://www.ukrinform.ua/rubric-regions/3722909-rosiani-dva-tizni-pricilno-obstriluut-amiakoprovid-na-harkivsini.html)From 13:40 to 14:35 in the Yanzhulivka area, the invaders made 13 hits, probably from a mortar of 82 mm caliber. As a result of the hostile, a local resident was damaged, and two private homes were damaged.</text:p>
      <text:p text:style-name="P4">
<text:span text:style-name="T5">
Foto: police of Chernihiv region</text:span>
</text:p>
      <text:p text:style-name="P4">
The command also reported a series of hostile blows in the border territories of Sumy region.</text:p>
      <text:p text:style-name="P4">
Thus, from 10:45 to 10:49, the Russians released rocket from the helicopters in the area of Selagirka, resulting in five hits. From 11:40 to 11.49 in the area of this settlement there were four more hit mortars of 120 mm.</text:p>
      <text:p text:style-name="P4">
From 10:47 to 10:49, the invaders made two hitting, previously, from a mortar82 mm caliber near the village of Kruzhko.</text:p>
      <text:p text:style-name="P4">
With the use of mortars of 120 mm caliber, the enemy attacked Sopich(From 12: 00 to 12:46 26 hits took place)And walking(From 13:38 to 13:55 fixed five hits).</text:p>
      <text:p text:style-name="P4">
<text:span text:style-name="T4">
Читайте також:</text:span>
 <text:a xlink:type="simple" xlink:href="https://www.ukrinform.ua/rubric-regions/3722780-u-kostantinivci-zrosla-kilkist-poranenih-unaslidok-rankovogo-obstrilu.html" text:style-name="Internet_20_link" text:visited-style-name="Visited_20_Internet_20_Link">
 У Костянтинівці зросла кількість поранених унаслідокранкового <text:span text:style-name="T4">
обстріл</text:span>
 у </text:a>
The middle-building Russian troops fired from different types of weapons: from 13:10 to 13: 25 there were eight hungs, probably from mortars of 120 mm calibruce 23 explosions as a result of a blow from easel grenade launchers(Ths). Із 14:00 до14:15 по місту відбулися ще вісім мінометних влучань (Also 120mm).</text:p>
      <text:p text:style-name="P4">
Clarification of information about losses among the local population or damage to civilian infrastructure in the border of the Sumy region is ongoing.</text:p>
      <text:p text:style-name="P4">
As reported by Ukrinform, on the night of June 14 Russian invaders twice fired at mortars village of Galaganivka of Chernihiv region.</text:p>
      <text:p text:style-name="P4">
News Source: <text:a xlink:type="simple" xlink:href="https://www.ukrinform.ua/rubric-ato/3722933-rosiani-obstrilali-visim-naselenih-punktiv-sumsini-ta-cernigivsini-e-zagibla.html" text:style-name="Internet_20_link" text:visited-style-name="Visited_20_Internet_20_Link">
https://www.ukrinform.ua/rubric-ato/3722933-rosiani-obstrilali-visim-naselenih-punktiv-sumsini-ta-cernigivsini-e-zagibla.html</text:a>
</text:p>
      <!--NEWS-->
      <text:h text:style-name="P10" text:outline-level="1">
<text:span text:style-name="T4">
In the Donor Support Fund of Ukraine already $ 920 million - the World Bank</text:span>
</text:h>
      <text:p text:style-name="P4">
Authors: Ukrinform (Person)</text:p>
      <text:p text:style-name="P4">
Publisher: Укринформ (Organization)</text:p>
      <text:p text:style-name="P4">
Published Time: 2023-06-14T18:48:17+03:00</text:p>
      <text:p text:style-name="P4">
Modified Time: 2023-06-14T18:48:17+03:00</text:p>
      <text:p text:style-name="P4">
Description: The governments of Iceland, Latvia and the Netherlands have made new grant contributions to the Targeted Support, Recovery, Reconstruction and Reform of Ukraine (URTF) of the World Bank; URTF financing has currently exceeded US $ 920 million. - Ukrinform.</text:p>
      <text:p text:style-name="P4">
Images: ['<text:a xlink:type="simple" xlink:href="https://static.ukrinform.com/photos/2021_03/thumb_files/630_360_1615897721-478.jpg" text:style-name="Internet_20_link" text:visited-style-name="Visited_20_Internet_20_Link">
630_360_16158...</text:a>
']</text:p>
      <text:p text:style-name="P4">
Tags: ['Україна', 'Гроші', 'Світовий банк', 'фінансування']</text:p>
      <text:p text:style-name="P4">
Type: Article</text:p>
      <!--METADATA-->
      <text:p text:style-name="P4">
<draw:frame draw:style-name="fr1" draw:name="Image155" text:anchor-type="as-char" svg:width="6.9236in" svg:height="3.956343in" draw:z-index="0">
<draw:image xlink:href="../Images/yкринформ/2023-06-14T18-48-17-03-00/630_360_1615897721-478.jpg" xlink:type="simple" xlink:show="embed" xlink:actuate="onLoad" draw:mime-type="image/jpeg"/>
</draw:frame>
Government, Latvia and the Netherlands made new grant contributions to the targeted fund support, restoration, reform and reform of Ukraine(URTF)World Bank; URTF financing has currently exceeded US $ 920 million.</text:p>
      <text:p text:style-name="P4">
According to Ukrinform, this is stated in the Prescribes of the World Bank, which is in charge of the agency.</text:p>
      <text:p text:style-name="P4">
"On June 13, 2023 - the governments of Iceland, the Latvian Republic and the Netherlands have made new grant contributions to the targeted fund support, restoration, reform and reform of Ukraine(URTF)The World Bank, which supports the country in reconstruction. Latvia is a new donor who joined URTF, Andenerland and Iceland have made their contributions earlier, which emphasizes the growth of partners to the restoration of Ukraine, "the message reads.</text:p>
      <text:p text:style-name="P4">
It is noted that thanks to Iceland's contribution to 500 million Icelandic crowns($ 3.6 million), Latvia - 2 million euros, the Netherlands - 60 million euros, URTF funding has now reached over $ 920 million.</text:p>
      <text:p text:style-name="P4">
“We are grateful to Iceland and the Netherlands for their constant support and congratulate the joining of the URTF. The current needs of Ukraine and its needs for recovery are great. These generous contributions will allow the Government of Ukraine to repair vital <text:a xlink:type="simple" xlink:href="https://www.ukrinform.ua/tag-energetika" text:style-name="Internet_20_link" text:visited-style-name="Visited_20_Internet_20_Link">
energy</text:a>
Infrastructure, roads, bridges, housing, schools, as well as help Ukrainians to build their lives, ”said ARUP Bannerji Regional Director of the World Bank of Eastern Europe.</text:p>
      <text:p text:style-name="P4">
<text:span text:style-name="T4">
 Read also: </text:span>
 [<text:span text:style-name="T4">
 World </text:span>
 <text:span text:style-name="T4">
 </text:span>
 Bank ** will rapidly evaluate the losses caused by the blast of Kakhovskaya hydroelectric power station -(https://www.ukrinform.ua/rubric-economy/3719741-svitovij-bank-provede-svidku-ocinku-zbitkiv-spricinenih-pidrivom-kahovskoi-ges-smigal.html)The bank reminded that several projects in Ukraine have already used URTF funds, in particular "Project for the restoration of energy resources and preparation for winter", the project "Restoration of the main logistics infrastructure and accession(Railway)and Project “Promotion of Health and Life System”(HEAL)URTF has been reported to be a multilateral donor fund that supports the EXCRUE EXPERT OPERATIONS OF THE WORLD BANK IN UKRAINE in key industries, such as traffic, health and energy. The projects were designed in such a way that they could be adapted to the ground events, while providing fast influenza and rapid allocation of funds.</text:p>
      <text:p text:style-name="P4">
<text:span text:style-name="T5">
Foto: NBU</text:span>
</text:p>
      <text:p text:style-name="P4">
News Source: <text:a xlink:type="simple" xlink:href="https://www.ukrinform.ua/rubric-economy/3722932-u-donorskomu-fondi-pidtrimki-ukraini-vze-920-miljoniv-svitovij-bank.html" text:style-name="Internet_20_link" text:visited-style-name="Visited_20_Internet_20_Link">
https://www.ukrinform.ua/rubric-economy/3722932-u-donorskomu-fondi-pidtrimki-ukraini-vze-920-miljoniv-svitovij-bank.html</text:a>
</text:p>
      <!--NEWS-->
      <text:h text:style-name="P10" text:outline-level="1">
<text:span text:style-name="T4">
The President noted state 331 military</text:span>
</text:h>
      <text:p text:style-name="P4">
Authors: Ukrinform (Person)</text:p>
      <text:p text:style-name="P4">
Publisher: Укринформ (Organization)</text:p>
      <text:p text:style-name="P4">
Published Time: 2023-06-14T18:49:42+03:00</text:p>
      <text:p text:style-name="P4">
Modified Time: 2023-06-14T23:49:42+03:00</text:p>
      <text:p text:style-name="P4">
Description: On Wednesday, President of Ukraine Volodymyr Zelensky celebrated 331 servicemen, including warriors of the Armed Forces and Scouts, state awards. - Ukrinform.</text:p>
      <text:p text:style-name="P4">
Images: ['<text:a xlink:type="simple" xlink:href="https://static.ukrinform.com/photos/2022_12/thumb_files/630_360_1670861641-875.jpeg" text:style-name="Internet_20_link" text:visited-style-name="Visited_20_Internet_20_Link">
630_360_16708...</text:a>
']</text:p>
      <text:p text:style-name="P4">
Tags: ['Нагорода', 'Повітряні сили ЗСУ', 'Зеленський']</text:p>
      <text:p text:style-name="P4">
Type: Article</text:p>
      <!--METADATA-->
      <text:p text:style-name="P4">
<draw:frame draw:style-name="fr1" draw:name="Image156" text:anchor-type="as-char" svg:width="6.9236in" svg:height="3.956343in" draw:z-index="0">
<draw:image xlink:href="../Images/yкринформ/2023-06-14T18-49-42-03-00/630_360_1670861641-875.jpeg" xlink:type="simple" xlink:show="embed" xlink:actuate="onLoad" draw:mime-type="image/jpeg"/>
</draw:frame>
On Wednesday, President of Ukraine celebrated a 331 -military serviceman on Wednesday, including warriors of the Armed Forces of the Armed Forces and Scouts.</text:p>
      <text:p text:style-name="P4">
He informed about it in his <text:a xlink:type="simple" xlink:href="https://t.me/V_Zelenskiy_official/6575" text:style-name="Internet_20_link" text:visited-style-name="Visited_20_Internet_20_Link">
appeal</text:a>
, reports Ukrinform.</text:p>
      <text:p text:style-name="P4">
“He has signed new decrees today on the celebration of our warriors by state -owned Nongorod, including the soldiers of the Air Force, our air defense, just those heroes who save our people every day. Our intelligence officers and military personnel of the Armed Forces - combat brigade of units are also awards. A total of 331 warriors. 331 Heroic life, ”he said.</text:p>
      <text:p text:style-name="P4">
<text:span text:style-name="T4">
 Read also: </text:span>
 <text:a xlink:type="simple" xlink:href="https://www.ukrinform.ua/rubric-vidbudova/3723020-zelenskij-koli-ruini-znikaut-to-prograe-ne-prosto-agresor-a-sama-idea-agresii.html" text:style-name="Internet_20_link" text:visited-style-name="Visited_20_Internet_20_Link">
<text:span text:style-name="T4">
 Zelensky </text:span>
: When the ruins disappear, it is not easy to lose the aggressor, but the very idea of aggression</text:a>
Zelensky urged Ukrainians to always remember that we are all in Ukrainian life in Ukraine who stood up for the life of the Ukrainian people of insemination.</text:p>
      <text:p text:style-name="P4">
“Respect for our soldiers, respect for our native warriors, respect for the wives of the wheelbaries of all those who stood in defense of the state is unconditionally. Grand of tubs is certainly. Ukraine is grateful to be grateful, and it should be shown daily. I am more thanking everyone who is fighting and working for our victory, ”the President said.</text:p>
      <text:p text:style-name="P4">
The head of the Ukrainian state expressed gratitude to everyone and everyone who is now in the east and south of our country opens a strategic space, a "space for victory," to Ukraine.</text:p>
      <text:p text:style-name="P4">
<text:span text:style-name="T4">
 Read also: </text:span>
 <text:a xlink:type="simple" xlink:href="https://www.ukrinform.ua/rubric-polytics/3723019-zelenskij-proviv-rozmovu-z-dudou-govorili-pro-situaciu-na-fronti-ta-potrebi-ukrainskih-voiniv.html" text:style-name="Internet_20_link" text:visited-style-name="Visited_20_Internet_20_Link">
<text:span text:style-name="T4">
 Zelensky </text:span>
 Duda conversation - spoke to the front at the front and the needs of Ukrainian soldiers</text:a>
“I thank everyone who is now both in the offensive and in defense, who storms the positions of the invaders who reflect their assaults - thank you all, warriors, for bravery, stagnation and for every meter of results!Glory to our heroes!Glory to Ukraine, ”he said.</text:p>
      <text:p text:style-name="P4">
As it was reported, President Volodymyr Zelenskyy on Wednesday <text:a xlink:type="simple" xlink:href="https://www.ukrinform.ua/rubric-ato/3722983-prezident-vidznaciv-derznagorodami-320-vijskovih-128-z-nih-posmertno.html" text:style-name="Internet_20_link" text:visited-style-name="Visited_20_Internet_20_Link">
marking the state awards of 320 defenders of Ukraine, 128 of them - posthumously</text:a>
 .</text:p>
      <text:p text:style-name="P4">
News Source: <text:a xlink:type="simple" xlink:href="https://www.ukrinform.ua/rubric-ato/3723022-prezident-vidznaciv-derznagorodami-331-vijskovogo.html" text:style-name="Internet_20_link" text:visited-style-name="Visited_20_Internet_20_Link">
https://www.ukrinform.ua/rubric-ato/3723022-prezident-vidznaciv-derznagorodami-331-vijskovogo.html</text:a>
</text:p>
      <!--NEWS-->
      <text:h text:style-name="P10" text:outline-level="1">
<text:span text:style-name="T4">
Expert: Deposit on the Implementation of the Law on Education</text:span>
</text:h>
      <text:p text:style-name="P4">
Authors: Ukrinform (Person)</text:p>
      <text:p text:style-name="P4">
Publisher: Укринформ (Organization)</text:p>
      <text:p text:style-name="P4">
Published Time: 2023-06-14T18:52:59+03:00</text:p>
      <text:p text:style-name="P4">
Modified Time: 2023-06-14T18:52:59+03:00</text:p>
      <text:p text:style-name="P4">
Description: The postponement of the implementation of the Law on Education is the preparation of the Ukrainian negotiation position for the Vilnius Summit. - Ukrinform.</text:p>
      <text:p text:style-name="P4">
Images: ['<text:a xlink:type="simple" xlink:href="https://static.ukrinform.com/photos/2017_04/thumb_files/630_360_1491814440-9668.jpg" text:style-name="Internet_20_link" text:visited-style-name="Visited_20_Internet_20_Link">
630_360_14918...</text:a>
']</text:p>
      <text:p text:style-name="P4">
Tags: ['Освіта', 'Угорщина', 'Закон']</text:p>
      <text:p text:style-name="P4">
Type: Article</text:p>
      <!--METADATA-->
      <text:p text:style-name="P4">
<draw:frame draw:style-name="fr1" draw:name="Image157" text:anchor-type="as-char" svg:width="6.9236in" svg:height="3.956343in" draw:z-index="0">
<draw:image xlink:href="../Images/yкринформ/2023-06-14T18-52-59-03-00/630_360_1491814440-9668.jpg" xlink:type="simple" xlink:show="embed" xlink:actuate="onLoad" draw:mime-type="image/jpeg"/>
</draw:frame>
The postponement of the implementation of the Law on Education is the preparation of the Ukrainian interpretation for the Vilnius Summit.</text:p>
      <text:p text:style-name="P4">
About it in <text:a xlink:type="simple" xlink:href="https://www.ukrinform.ua/rubric-world/3722804-dmitro-tuzanskij-analitik-direktor-institutu-centralnoevropejskoi-strategii.html" text:style-name="Internet_20_link" text:visited-style-name="Visited_20_Internet_20_Link">
interview Ukrinform</text:a>
Dmitry Tuzhansky, Director of the Institute Central European Strategy, Analyst, Analyst, Expert on Hungarian Question.</text:p>
      <text:p text:style-name="P4">
"The bill was registered at the end of May and it is very important to see who did: Arshamia and Kornienko among the authors, that is, this law is a clear political step, agreed at the highest level. It was ashamed, it was also done in Hungary as well, "Tuzhansky said.</text:p>
      <text:p text:style-name="P4">
*!(https://www.ukrinform.ua/rubric-polytics/3686435-ugorsina-planue-i-dali-blokuvati-ruh-ukraini-do-es-cerez-zakon-pro-osvitu.html)According to the analyst, this is needed, in particular, in order to remove for Hungary the reason to block our important initiatives.</text:p>
      <text:p text:style-name="P4">
"This is a smart, right step in this situation. It usually does not solve problems, it is simply a postponement. I do not see any reaction of officials in Hungary to this law," he said.</text:p>
      <text:p text:style-name="P4">
"Another thing is that the blocking of Hungary in the EU and NATO is not only the issue of the Hungarian national minority in Transcarpathia. Ukrainian -Hungarian relations are catastrophic already. And this is just an excuse for Hungary to block, play, do well to the Russians - let The opinion of Hungary on Sweden is also thought, because Sweden has no Hungarian minority, " - emphasizes Tuzhansky.</text:p>
      <text:p text:style-name="P4">
<text:span text:style-name="T4">
 Read also: </text:span>
 <text:a xlink:type="simple" xlink:href="https://www.ukrinform.ua/rubric-world/3722804-dmitro-tuzanskij-analitik-direktor-institutu-centralnoevropejskoi-strategii.html" text:style-name="Internet_20_link" text:visited-style-name="Visited_20_Internet_20_Link">
Dmitry Tuzhansky, analyst, director of the Institute Central European Strategy</text:a>
Therefore, he believes that this decision of the Ukrainian side on the law on education will not strongly affect Budapest's policy.Earlier it was reported that Hungary has blocked Ukraine's allocation of the seventh tranche of 500 million euros from the European Peace Fund, which is directed by the Naugian assistance.</text:p>
      <text:p text:style-name="P4">
NATO Vilnius Summit is 2023-the future NATO summit, which is to take place on 11-12 2023 in Vilnius, the capital of Lithuania.</text:p>
      <text:p text:style-name="P4">
News Source: <text:a xlink:type="simple" xlink:href="https://www.ukrinform.ua/rubric-society/3722934-ekspert-vidkladenna-implementacii-zakonu-pro-osvitu-ce-pidgotovka-do-vilnuskogo-samitu.html" text:style-name="Internet_20_link" text:visited-style-name="Visited_20_Internet_20_Link">
https://www.ukrinform.ua/rubric-society/3722934-ekspert-vidkladenna-implementacii-zakonu-pro-osvitu-ce-pidgotovka-do-vilnuskogo-samitu.html</text:a>
</text:p>
      <!--NEWS-->
      <text:h text:style-name="P10" text:outline-level="1">
<text:span text:style-name="T4">
In the south, infectious hubs have been launched - they will also do quick cholera tests</text:span>
</text:h>
      <text:p text:style-name="P4">
Authors: Ukrinform (Person)</text:p>
      <text:p text:style-name="P4">
Publisher: Укринформ (Organization)</text:p>
      <text:p text:style-name="P4">
Published Time: 2023-06-14T18:53:14+03:00</text:p>
      <text:p text:style-name="P4">
Modified Time: 2023-06-14T18:53:14+03:00</text:p>
      <text:p text:style-name="P4">
Description: In infectious hubs, patients with acute intestinal and other infectious diseases will be launched in the Nikolaev area, Kherson and Dnipropetrovsk. In these hospitals, additional infectious beds have already been deployed. - Ukrinform.</text:p>
      <text:p text:style-name="P4">
Images: ['<text:a xlink:type="simple" xlink:href="https://static.ukrinform.com/photos/2021_11/thumb_files/630_360_1636646602-117.jpg" text:style-name="Internet_20_link" text:visited-style-name="Visited_20_Internet_20_Link">
630_360_16366...</text:a>
']</text:p>
      <text:p text:style-name="P4">
Tags: ['Холера', 'МОЗ', 'Каховська ГЕС', 'Інфекційні хвороби']</text:p>
      <text:p text:style-name="P4">
Type: Article</text:p>
      <!--METADATA-->
      <text:p text:style-name="P4">
<draw:frame draw:style-name="fr1" draw:name="Image158" text:anchor-type="as-char" svg:width="6.9236in" svg:height="3.956343in" draw:z-index="0">
<draw:image xlink:href="../Images/yкринформ/2023-06-14T18-53-14-03-00/630_360_1636646602-117.jpg" xlink:type="simple" xlink:show="embed" xlink:actuate="onLoad" draw:mime-type="image/jpeg"/>
</draw:frame>
Infectious hubs, patients with acute intestinal and other infectious diseases, have worked in Kherson, Kherson and Dnipropetrovsk. Additional infectious beds have already been deployed by the hospitals.</text:p>
      <text:p text:style-name="P4">
About it reports <text:a xlink:type="simple" xlink:href="https://moz.gov.ua/article/news/na-postrazhdalih-teritorijah-vidkrito-infekcijni-habi-jaki-zabezpecheni-shvidkimi-testami-dlja-diagnostiki-holeri-" text:style-name="Internet_20_link" text:visited-style-name="Visited_20_Internet_20_Link">
Ministry of Health</text:a>
, reports Ukrinform.</text:p>
      <text:p text:style-name="P4">
“Every patient with a severe course of acute <text:a xlink:type="simple" xlink:href="https://www.ukrinform.ua/tag-infekcijni-hvorobi" text:style-name="Internet_20_link" text:visited-style-name="Visited_20_Internet_20_Link">
intestinal infection</text:a>
Or disorder of the gastrointestinal tract is additionally examined for the detection of cholera pathogen. Currently, the massacre in Kherson, Mykolaiv region and Dnipropetrovsk are ready to accepts users with infectious diseases. They will function as infectious agents and are provided with the necessary drugs and agents for the rapid diagnosis of infectious diseases. There are currently no cases of cholera in Ukraine, ”said Deputy Minister, Chief State Sanitary Doctor Igor Kuzin.</text:p>
      <text:p text:style-name="P4">
In particular, the hospitals of Kherson and Mykolaiv region have already been provided with new drugs, including sets for diagnosis and treatment. These are fast tests for primary diagnostics and special storage and medical devices for treatment.</text:p>
      <text:p text:style-name="P4">
<text:span text:style-name="T4">
 Read also: </text:span>
 <text:a xlink:type="simple" xlink:href="https://www.ukrinform.ua/rubric-society/3722833-moz-perevirit-robotu-medlaboratorij-na-pivdni-sob-zapobigti-posirennu-infekcijnih-hvorob.html" text:style-name="Internet_20_link" text:visited-style-name="Visited_20_Internet_20_Link">
the Ministry of Health will check the work of the medium laboratory in the south to resist the spread of infectious diseases</text:a>
In addition, the government approved <text:a xlink:type="simple" xlink:href="https://www.kmu.gov.ua/npas/pro-vnesennia-zminy-do-poriadku-realizatsii-prohramy-derzhavnykh-harantii-medychnoho-obsluhovuvannia-naselennia-u-2023-rotsi-i130623-594" text:style-name="Internet_20_link" text:visited-style-name="Visited_20_Internet_20_Link">
the decree</text:a>
, which twice the cost of the package "The readiness of the healthcare facility for providing meredic care in emergency situations" for part of the medical facilities of the scenttoria of Kherson, Mykolaiv and Dnipropetrovsk regions. CAPITATION will allow hospitals to form a greater supply of "medical basket" needed to respond to potential outbreaks of infectious diseases of drinking areas.The Ministry of Health reminded that the monitoring of the circulation of the cholera pathogen in the environment and the acute intestinal infections begins every year from June 1, they stay to September. Currently, as a result of the destruction of the Kakhovka hydroelectric power station, monitoring control is additionally strengthened.</text:p>
      <text:p text:style-name="P4">
<text:span text:style-name="T4">
 Read also: </text:span>
 <text:a xlink:type="simple" xlink:href="https://www.ukrinform.ua/rubric-regions/3722378-holeri-u-pivdennih-regionah-ne-viavili-na-odesini-zafiksuvali-rotavirus-moz.html" text:style-name="Internet_20_link" text:visited-style-name="Visited_20_Internet_20_Link">
<text:span text:style-name="T4">
 cholel </text:span>
 And in the southern regions did not find, rotavirus - MOH was fixed on the Odessa region</text:a>
Given the wide flooding zone and inconsistency with the standards of surface water with microbiological indicators, it is critically important not to use the individual wells in the territories released from the flood. The use of water from such sources is possible only after checking by experts who after monitoring water and soil will disinfect the wells in the areas that have undergone flooding.</text:p>
      <text:p text:style-name="P4">
As it was reported, in the territory of the areas that have undergone flooding, enhanced -epidemiological supervision. In Odessa, Mykolaiv and Kherson regions, 38 points of monitoring of water of surface reservoirs were formed(river and marine)along the river and the sea coast. According to the results of the studies, water, which is centrally supplied or is brought to the population, as well asbutted water complies with state sanitary rules and norms and is eager for consumption.</text:p>
      <text:p text:style-name="P4">
Photo illustrative</text:p>
      <text:p text:style-name="P4">
News Source: <text:a xlink:type="simple" xlink:href="https://www.ukrinform.ua/rubric-regions/3722935-na-pivdni-rozgornuli-infekcijni-habi-robitimut-j-svidki-testi-na-holeru.html" text:style-name="Internet_20_link" text:visited-style-name="Visited_20_Internet_20_Link">
https://www.ukrinform.ua/rubric-regions/3722935-na-pivdni-rozgornuli-infekcijni-habi-robitimut-j-svidki-testi-na-holeru.html</text:a>
</text:p>
      <!--NEWS-->
      <text:h text:style-name="P10" text:outline-level="1">
<text:span text:style-name="T4">
Englishman Milner will become Brighton's player</text:span>
</text:h>
      <text:p text:style-name="P4">
Authors: Ukrinform (Person)</text:p>
      <text:p text:style-name="P4">
Publisher: Укринформ (Organization)</text:p>
      <text:p text:style-name="P4">
Published Time: 2023-06-14T18:57:16+03:00</text:p>
      <text:p text:style-name="P4">
Modified Time: 2023-06-14T18:57:16+03:00</text:p>
      <text:p text:style-name="P4">
Description: Liverpool on the official site reported that the player of the team James Milner after a floating on June 30, a contract with the club will become a football player Brighton. - Ukrinform.</text:p>
      <text:p text:style-name="P4">
Images: ['<text:a xlink:type="simple" xlink:href="https://static.ukrinform.com/photos/2023_06/thumb_files/630_360_1686758165-404.jpeg" text:style-name="Internet_20_link" text:visited-style-name="Visited_20_Internet_20_Link">
630_360_16867...</text:a>
']</text:p>
      <text:p text:style-name="P4">
Tags: ['Футбол', 'Ліверпуль']</text:p>
      <text:p text:style-name="P4">
Type: Article</text:p>
      <!--METADATA-->
      <text:p text:style-name="P4">
<draw:frame draw:style-name="fr1" draw:name="Image159" text:anchor-type="as-char" svg:width="6.9236in" svg:height="3.956343in" draw:z-index="0">
<draw:image xlink:href="../Images/yкринформ/2023-06-14T18-57-16-03-00/630_360_1686758165-404.jpeg" xlink:type="simple" xlink:show="embed" xlink:actuate="onLoad" draw:mime-type="image/jpeg"/>
</draw:frame>
Liverpool on the official site reported that the player of the team James Milner after a floating on June 30, a contract with the club will become a football player Brighton.</text:p>
      <text:p text:style-name="P4">
This was reported <text:a xlink:type="simple" xlink:href="https://www.liverpoolfc.com/news/james-milner-join-brighton" text:style-name="Internet_20_link" text:visited-style-name="Visited_20_Internet_20_Link">
press service</text:a>
Merseyside, Ukrinform reports.</text:p>
      <text:p text:style-name="P4">
The contract will be designed for 1 year, with the possibility of extension for the season.</text:p>
      <text:p text:style-name="P4">
The 37-year-old Englishman spent 8 seasons at the Merseyside Club, in 2015 he was signed on the rights of a free agent with Manchester City.</text:p>
      <text:p text:style-name="P4">
<text:span text:style-name="T4">
 Read also: </text:span>
 <text:a xlink:type="simple" xlink:href="https://www.ukrinform.ua/rubric-sports/3722860-angliec-bellingem-stav-novim-futbolistom-reala.html" text:style-name="Internet_20_link" text:visited-style-name="Visited_20_Internet_20_Link">
Englishman <text:span text:style-name="T4">
 Bellin </text:span>
 Gam became a new football player "Real"</text:a>
The football player has 26 goals and 45 assistants in 332 matches for Liverpool. The Liverpool Club Milner became the Champion of England, won the Liguchompions, UEFA Super Cup, World Cup, Cup and Supercoangullia, as well as the English Cup.</text:p>
      <text:p text:style-name="P4">
Photo: Planet Football</text:p>
      <text:p text:style-name="P4">
News Source: <text:a xlink:type="simple" xlink:href="https://www.ukrinform.ua/rubric-sports/3722936-angliec-milner-stane-gravcem-brajtona.html" text:style-name="Internet_20_link" text:visited-style-name="Visited_20_Internet_20_Link">
https://www.ukrinform.ua/rubric-sports/3722936-angliec-milner-stane-gravcem-brajtona.html</text:a>
</text:p>
      <!--NEWS-->
      <text:h text:style-name="P10" text:outline-level="1">
<text:span text:style-name="T4">
Police guards from the "black archaeologists" of the place of shamby of the Kakhovka reservoir</text:span>
</text:h>
      <text:p text:style-name="P4">
Authors: Ukrinform (Person)</text:p>
      <text:p text:style-name="P4">
Publisher: Укринформ (Organization)</text:p>
      <text:p text:style-name="P4">
Published Time: 2023-06-14T18:57:26+03:00</text:p>
      <text:p text:style-name="P4">
Modified Time: 2023-06-14T18:57:26+03:00</text:p>
      <text:p text:style-name="P4">
Description: In Kherson region, police patrols the places of shaking of the Kakhovka reservoir to prevent theft of historical objects by "black archaeologists". - Ukrinform.</text:p>
      <text:p text:style-name="P4">
Images: ['<text:a xlink:type="simple" xlink:href="https://static.ukrinform.com/photos/2023_06/thumb_files/630_360_1686758103-395.jpg" text:style-name="Internet_20_link" text:visited-style-name="Visited_20_Internet_20_Link">
630_360_16867...</text:a>
']</text:p>
      <text:p text:style-name="P4">
Tags: ['Культурна спадщина', 'Поліція', 'охорона', 'Каховське водосховище']</text:p>
      <text:p text:style-name="P4">
Type: Article</text:p>
      <!--METADATA-->
      <text:p text:style-name="P4">
<draw:frame draw:style-name="fr1" draw:name="Image160" text:anchor-type="as-char" svg:width="6.9236in" svg:height="3.956343in" draw:z-index="0">
<draw:image xlink:href="../Images/yкринформ/2023-06-14T18-57-26-03-00/630_360_1686758103-395.jpg" xlink:type="simple" xlink:show="embed" xlink:actuate="onLoad" draw:mime-type="image/jpeg"/>
</draw:frame>
Nakherson region patrols the places of frozen of the Kakhovka reservoir to prevent theft of historical objects by "black archaeologists".</text:p>
      <text:p text:style-name="P4">
According to Ukrinform, it reports <text:a xlink:type="simple" xlink:href="https://www.facebook.com/khersonpolice.official/posts/pfbid025p6BmKxJnLnoBe8QhkKaxZwMSt47ST6KryKY9w3QBdRFEA97GpRkJRfE2qXJBXk8l" text:style-name="Internet_20_link" text:visited-style-name="Visited_20_Internet_20_Link">
police of Kherson region</text:a>
.</text:p>
      <text:p text:style-name="P4">
«Дії поліції спрямовані на те, щоб не допустити на вивільненій від водитериторії та у прибережних зонах роботи «чорних археологів», запобігтимародерству, копачам-грабіжникам, які знищують, руйнують та пошкоджуютьоб’єкти <text:a xlink:type="simple" xlink:href="https://www.ukrinform.ua/tag-kultura" text:style-name="Internet_20_link" text:visited-style-name="Visited_20_Internet_20_Link">
 культурної </text:a>
inheritance, historical and archeological artifacts from ancient and Cossack times to the Second World War, ”the message reads.</text:p>
      <text:p text:style-name="P4">
As it is noted, in addition to responsibility for the theft of cultural sites, police warn citizens of the danger of staying in such territories, where a large number of exquisite objects remained after the ascension of the water.</text:p>
      <text:p text:style-name="P4">
<text:span text:style-name="T4">
 Read also: </text:span>
 <text:a xlink:type="simple" xlink:href="https://www.ukrinform.ua/rubric-regions/3722247-plosa-kahovskogo-vodoshovisa-zmensilas-na-50-ukrgidroenergo.html" text:style-name="Internet_20_link" text:visited-style-name="Visited_20_Internet_20_Link">
Kakhovsky Square <text:span text:style-name="T4">
 reservoir </text:span>
 decreased by 50% -Krhydroenergo</text:a>
The police say that after the Russian army of the Kakhovka hydroelectric power station, the Kakhovka reservoir is closed and dangerous visits. They are now being strengthened and patrolled by police jointly with the SES's elaborators in cooperation with local authorities. Special observation posts have been exhibited on the ground of the molding.</text:p>
      <text:p text:style-name="P4">
As reported by Ukrinform, on the night against June 6 <text:a xlink:type="simple" xlink:href="https://www.ukrinform.ua/rubric-other_news/3720776-pidriv-rosianami-kahovskoi-ges-usi-novini.html" text:style-name="Internet_20_link" text:visited-style-name="Visited_20_Internet_20_Link">
Russian army underblowing Kakhovka hydroelectric power station</text:a>
.</text:p>
      <text:p text:style-name="P4">
<text:span text:style-name="T5">
Foto: police of Kherson region</text:span>
</text:p>
      <text:p text:style-name="P4">
News Source: <text:a xlink:type="simple" xlink:href="https://www.ukrinform.ua/rubric-regions/3722937-policia-ohoronae-vid-cornih-arheologiv-misca-obmilinna-kahovskogo-vodoshovisa.html" text:style-name="Internet_20_link" text:visited-style-name="Visited_20_Internet_20_Link">
https://www.ukrinform.ua/rubric-regions/3722937-policia-ohoronae-vid-cornih-arheologiv-misca-obmilinna-kahovskogo-vodoshovisa.html</text:a>
</text:p>
      <!--NEWS-->
      <text:h text:style-name="P10" text:outline-level="1">
<text:span text:style-name="T4">
In the village in Kharkiv region, a man exploded on a "petal"</text:span>
</text:h>
      <text:p text:style-name="P4">
Authors: Ukrinform (Person)</text:p>
      <text:p text:style-name="P4">
Publisher: Укринформ (Organization)</text:p>
      <text:p text:style-name="P4">
Published Time: 2023-06-14T18:57:38+03:00</text:p>
      <text:p text:style-name="P4">
Modified Time: 2023-06-14T18:57:38+03:00</text:p>
      <text:p text:style-name="P4">
Description: In the village of Kamianka, Izumi district in Kharkiv region, a man exploded on a "petal", the victim was hospitalized. - Ukrinform.</text:p>
      <text:p text:style-name="P4">
Images: ['<text:a xlink:type="simple" xlink:href="https://static.ukrinform.com/photos/2023_03/thumb_files/630_360_1679835922-775.jpg" text:style-name="Internet_20_link" text:visited-style-name="Visited_20_Internet_20_Link">
630_360_16798...</text:a>
']</text:p>
      <text:p text:style-name="P4">
Tags: ['Міна', 'Поранені', 'Вибух', 'Харківщина']</text:p>
      <text:p text:style-name="P4">
Type: Article</text:p>
      <!--METADATA-->
      <text:p text:style-name="P4">
<draw:frame draw:style-name="fr1" draw:name="Image161" text:anchor-type="as-char" svg:width="6.9236in" svg:height="3.956343in" draw:z-index="0">
<draw:image xlink:href="../Images/yкринформ/2023-06-14T18-57-38-03-00/630_360_1679835922-775.jpg" xlink:type="simple" xlink:show="embed" xlink:actuate="onLoad" draw:mime-type="image/jpeg"/>
</draw:frame>
In the village of Izium district in Kharkiv region a man exploded on a "petal", the victim was hospitalized.</text:p>
      <text:p text:style-name="P4">
This was reported in <text:a xlink:type="simple" xlink:href="https://t.me/police_kh_region/18300" text:style-name="Internet_20_link" text:visited-style-name="Visited_20_Internet_20_Link">
telegram</text:a>
Department of Communications of the National Police in Kharkiv Oblast, Ukrinform reports.</text:p>
      <text:p text:style-name="P4">
“The report of the event came to the Izium RUP on June 14 at about 13:00. It was determined that a 57-year-old resident of Kamianka village was cleaned for a courtyard and touched a object similar to a mines of" petal ". The victim was taken to the local medical institution, ”the post reads.</text:p>
      <text:p text:style-name="P4">
According to ](https://t.me/DSNS_Kharkiv/3793)Regional Directorate of the SES, the man suffered a mine-breeding injury, suffered burns and injury to the eye.</text:p>
      <text:p text:style-name="P4">
<text:span text:style-name="T4">
 Read also: </text:span>
 [in Kherson region Civilian ** Exagents(https://www.ukrinform.ua/rubric-regions/3722688-na-hersonsini-civilnij-pidirvav-na-protipihotnij-mini.html)According to Ukrinform, in Kamianka since the time of de-occupation has already occurred more than 10 blades of civilian population on mines. The density of replacement in selide is high. The settlement through which the route goes to Slavyansk in <text:a xlink:type="simple" xlink:href="https://www.ukrinform.ua/tag-doneccina" text:style-name="Internet_20_link" text:visited-style-name="Visited_20_Internet_20_Link">
Donetsk</text:a>
, in the spring of 2022 the front of the front. The village was released last September.</text:p>
      <text:p text:style-name="P4">
Last week, four people were injured in the Kharkiv region in the Kharkiv region.</text:p>
      <text:p text:style-name="P4">
News Source: <text:a xlink:type="simple" xlink:href="https://www.ukrinform.ua/rubric-regions/3722938-u-seli-na-harkivsini-colovik-pidirvavsa-na-pelustci.html" text:style-name="Internet_20_link" text:visited-style-name="Visited_20_Internet_20_Link">
https://www.ukrinform.ua/rubric-regions/3722938-u-seli-na-harkivsini-colovik-pidirvavsa-na-pelustci.html</text:a>
</text:p>
      <!--NEWS-->
      <text:h text:style-name="P10" text:outline-level="1">
<text:span text:style-name="T4">
Ukraine should invent a new approach to cooperation with Hungary - an expert</text:span>
</text:h>
      <text:p text:style-name="P4">
Authors: Ukrinform (Person)</text:p>
      <text:p text:style-name="P4">
Publisher: Укринформ (Organization)</text:p>
      <text:p text:style-name="P4">
Published Time: 2023-06-14T19:04:58+03:00</text:p>
      <text:p text:style-name="P4">
Modified Time: 2023-06-14T19:04:58+03:00</text:p>
      <text:p text:style-name="P4">
Description: Ukraine should come up with a new approach to cooperation with Hungary-the EU Member Country and NATO, which is part of the Western Allies of Ukraine, but in fact it is not always available. - Ukrinform.</text:p>
      <text:p text:style-name="P4">
Images: ['<text:a xlink:type="simple" xlink:href="https://static.ukrinform.com/photos/2020_10/thumb_files/630_360_1602153614-679.jpg" text:style-name="Internet_20_link" text:visited-style-name="Visited_20_Internet_20_Link">
630_360_16021...</text:a>
']</text:p>
      <text:p text:style-name="P4">
Tags: ['НАТО', 'Угорщина', 'Полонені']</text:p>
      <text:p text:style-name="P4">
Type: Article</text:p>
      <!--METADATA-->
      <text:p text:style-name="P4">
<draw:frame draw:style-name="fr1" draw:name="Image162" text:anchor-type="as-char" svg:width="6.9236in" svg:height="3.956343in" draw:z-index="0">
<draw:image xlink:href="../Images/yкринформ/2023-06-14T19-04-58-03-00/630_360_1602153614-679.jpg" xlink:type="simple" xlink:show="embed" xlink:actuate="onLoad" draw:mime-type="image/jpeg"/>
</draw:frame>
Ukrainians invent a new approach to cooperation with Hungary-the EU Member Country Tanato, which is part of the Western Allies of Ukraine, but in fact it does not always have it.</text:p>
      <text:p text:style-name="P4">
Such an opinion in <text:a xlink:type="simple" xlink:href="https://www.ukrinform.ua/rubric-world/3722804-dmitro-tuzanskij-analitik-direktor-institutu-centralnoevropejskoi-strategii.html" text:style-name="Internet_20_link" text:visited-style-name="Visited_20_Internet_20_Link">
</text:a>
<text:a xlink:type="simple" xlink:href="https://www.ukrinform.ua/rubric-world/3722804-dmitro-tuzanskij-analitik-direktor-institutu-centralnoevropejskoi-strategii.html" text:style-name="Internet_20_link" text:visited-style-name="Visited_20_Internet_20_Link">
interview Ukrinform</text:a>
Dmitry Tuzhansky, director of the Institute of Central European Strategy, Analyst, Expert on the Hungarian Question.</text:p>
      <text:p text:style-name="P4">
"What is the tragedy - we will need to negotiate with the Hungarians in one way or another, and we will not be able to ignore them. Because <text:a xlink:type="simple" xlink:href="https://www.ukrinform.ua/tag-ugorsina" text:style-name="Internet_20_link" text:visited-style-name="Visited_20_Internet_20_Link">
Hungary</text:a>
It should vote for all the important decisions on Ukraine in the context of the EU and NATO. That is, we need to negotiate from Ukraine, which in parallel is in secret negotiations with Russia at the highest level, "he said.</text:p>
      <text:p text:style-name="P4">
According to Tuzhansky, Ukraine we need to get rid of all the illusions about Hungary. , - he notes.</text:p>
      <text:p text:style-name="P4">
Tuzhansky explained that "we have a country, a member of the EU and NATO, which at the same time the Edroug of Russia, and possibly more."</text:p>
      <text:p text:style-name="P4">
"It's not even a friendly question, it's some strategic partnership. Here is risky!(https://www.ukrinform.ua/rubric-polytics/3720617-mzs-vimagae-v-ugorsini-detalnu-informaciu-pro-zvilnenih-polonenih-i-dostupu-do-nih-konsula.html)<text:a xlink:type="simple" xlink:href="https://www.ukrinform.ua/rubric-polytics/3720617-mzs-vimagae-v-ugorsini-detalnu-informaciu-pro-zvilnenih-polonenih-i-dostupu-do-nih-konsula.html" text:style-name="Internet_20_link" text:visited-style-name="Visited_20_Internet_20_Link">
the transfer of prisoners</text:a>
Over telling anyone, it scares it - at such a simple human level, and at the same time forces the rethinking of political, intellectual actions of the percentages by Ukrainian diplomacy, "he emphasizes.</text:p>
      <text:p text:style-name="P4">
<text:span text:style-name="T4">
 Read also: </text:span>
 <text:a xlink:type="simple" xlink:href="https://www.ukrinform.ua/rubric-ato/3721171-gur-pro-peredacu-polonenih-ugorsini-nemae-informacii-so-voni-dijsno-na-svobodi.html" text:style-name="Internet_20_link" text:visited-style-name="Visited_20_Internet_20_Link">
GUR about the transfer of prisoners <text:span text:style-name="T4">
 Hungarian </text:span>
 in: no information that they are really on freedom</text:a>
</text:p>
      <text:p text:style-name="P4">
News Source: <text:a xlink:type="simple" xlink:href="https://www.ukrinform.ua/rubric-polytics/3722940-ukraini-varto-vigadati-novij-pidhid-sodo-spivpraci-z-ugorsinou-ekspert.html" text:style-name="Internet_20_link" text:visited-style-name="Visited_20_Internet_20_Link">
https://www.ukrinform.ua/rubric-polytics/3722940-ukraini-varto-vigadati-novij-pidhid-sodo-spivpraci-z-ugorsinou-ekspert.html</text:a>
</text:p>
      <!--NEWS-->
      <text:h text:style-name="P10" text:outline-level="1">
<text:span text:style-name="T4">
Kuleba discussed the importance of a decisive step towards Ukraine's membership in NATO</text:span>
</text:h>
      <text:p text:style-name="P4">
Authors: Ukrinform (Person)</text:p>
      <text:p text:style-name="P4">
Publisher: Укринформ (Organization)</text:p>
      <text:p text:style-name="P4">
Published Time: 2023-06-14T19:05:32+03:00</text:p>
      <text:p text:style-name="P4">
Modified Time: 2023-06-14T19:05:32+03:00</text:p>
      <text:p text:style-name="P4">
Description: Foreign Minister of Ukraine Dmytro Kuleba emphasized the importance of taking a decisive step towards Ukraine's membership in NATO during a conversation with German Foreign Minister Annatna Berb. - Ukrinform.</text:p>
      <text:p text:style-name="P4">
Images: ['<text:a xlink:type="simple" xlink:href="https://static.ukrinform.com/photos/2022_05/thumb_files/630_360_1652196778-410.jpg" text:style-name="Internet_20_link" text:visited-style-name="Visited_20_Internet_20_Link">
630_360_16521...</text:a>
']</text:p>
      <text:p text:style-name="P4">
Tags: ['Дмитро Кулеба', 'НАТО', 'Німеччина', 'Україна', 'Бербок']</text:p>
      <text:p text:style-name="P4">
Type: Article</text:p>
      <!--METADATA-->
      <text:p text:style-name="P4">
<draw:frame draw:style-name="fr1" draw:name="Image163" text:anchor-type="as-char" svg:width="6.9236in" svg:height="3.956343in" draw:z-index="0">
<draw:image xlink:href="../Images/yкринформ/2023-06-14T19-05-32-03-00/630_360_1652196778-410.jpg" xlink:type="simple" xlink:show="embed" xlink:actuate="onLoad" draw:mime-type="image/jpeg"/>
</draw:frame>
The Minister of Law of Ukraine Dmytro Kuleba emphasized the importance of taking a continuous step towards Ukraine's membership in NATO during a conversation with the Foreign Minister of Germany.</text:p>
      <text:p text:style-name="P4">
The head of Ukrainian diplomacy reported this in <text:a xlink:type="simple" xlink:href="https://twitter.com/DmytroKuleba/status/1668999587955081217" text:style-name="Internet_20_link" text:visited-style-name="Visited_20_Internet_20_Link">
Twitter</text:a>
, reports Ukrinform.</text:p>
      <text:p text:style-name="P4">
“During our conversation, I thanked Annatene Berb for support. We spoke about Vilnius. The position of Ukraine is clear: to create a Ukraine-Ukraine Council without a decisive one to membership is like giving a tank without a gun. Ukraine is needed <text:a xlink:type="simple" xlink:href="https://www.ukrinform.ua/tag-nato" text:style-name="Internet_20_link" text:visited-style-name="Visited_20_Internet_20_Link">
NATO</text:a>
As an ally, not a simple privileged partner, ”the minister said.</text:p>
      <text:p text:style-name="P4">
<text:span text:style-name="T4">
 Read also: </text:span>
 [real way to membership in <text:span text:style-name="T4">
 NATO </text:span>
: Three factors of this(https://www.ukrinform.ua/rubric-society/3722882-realnij-slah-do-clenstva-v-nato-tri-faktori-zaporuki-cogo.html)As reported by Ukrinform, [11-12 July in Vilnius will take place another self(https://www.ukrinform.ua/rubric-polytics/3719764-nato-mae-nadati-ukraini-garantii-bezpeki-sob-istoria-z-vijnou-ne-povtorilasa-stoltenberg.html).</text:p>
      <text:p text:style-name="P4">
Україна ставить перед союзниками по НАТО питання надання гарантій безпеки тачіткої перспективи руху до повноправного членства в Альянсі.</text:p>
      <text:p text:style-name="P4">
News Source: <text:a xlink:type="simple" xlink:href="https://www.ukrinform.ua/rubric-polytics/3722941-kuleba-obgovoriv-iz-berbok-vazlivist-risucogo-kroku-do-clenstva-ukraini-v-nato.html" text:style-name="Internet_20_link" text:visited-style-name="Visited_20_Internet_20_Link">
https://www.ukrinform.ua/rubric-polytics/3722941-kuleba-obgovoriv-iz-berbok-vazlivist-risucogo-kroku-do-clenstva-ukraini-v-nato.html</text:a>
</text:p>
      <!--NEWS-->
      <text:h text:style-name="P10" text:outline-level="1">
<text:span text:style-name="T4">
An exhibition-auction of painted military artifacts was opened in Lviv</text:span>
</text:h>
      <text:p text:style-name="P4">
Authors: Ukrinform (Person)</text:p>
      <text:p text:style-name="P4">
Publisher: Укринформ (Organization)</text:p>
      <text:p text:style-name="P4">
Published Time: 2023-06-14T19:13:18+03:00</text:p>
      <text:p text:style-name="P4">
Modified Time: 2023-06-14T19:13:18+03:00</text:p>
      <text:p text:style-name="P4">
Description: In Lviv in the center of Dovzhenko opened an exhibition-auction of painted military artifacts "Our House-Ukraine". It presents sleeves, tubes and shells, decorated with drawings of Irina July. - Ukrinform.</text:p>
      <text:p text:style-name="P4">
Images: ['<text:a xlink:type="simple" xlink:href="https://static.ukrinform.com/photos/2023_06/thumb_files/630_360_1686758715-2393.jpeg" text:style-name="Internet_20_link" text:visited-style-name="Visited_20_Internet_20_Link">
630_360_16867...</text:a>
']</text:p>
      <text:p text:style-name="P4">
Tags: ['Аукціон', 'Львів', 'Виставка']</text:p>
      <text:p text:style-name="P4">
Type: Article</text:p>
      <!--METADATA-->
      <text:p text:style-name="P4">
<draw:frame draw:style-name="fr1" draw:name="Image164" text:anchor-type="as-char" svg:width="6.9236in" svg:height="3.956343in" draw:z-index="0">
<draw:image xlink:href="../Images/yкринформ/2023-06-14T19-13-18-03-00/630_360_1686758715-2393.jpeg" xlink:type="simple" xlink:show="embed" xlink:actuate="onLoad" draw:mime-type="image/jpeg"/>
</draw:frame>
Lviv Center of Dovzhenko opened an exhibition-auction of painted military artifacts "Our House-Ukraine". It presents sleeves, tubes and shells, decorated with drawings of Irina July.</text:p>
      <text:p text:style-name="P4">
About it reports <text:a xlink:type="simple" xlink:href="https://city-adm.lviv.ua/news/society/public-sector/297029-u-tsentri-dovzhenka-vidkrylas-vystavka-rozmalovanykh-viiskovykh-artefaktiv-unikalni-tvory-mozhna-prydbaty-na-auktsioni-video" text:style-name="Internet_20_link" text:visited-style-name="Visited_20_Internet_20_Link">
press service of Lviv City Council</text:a>
, reports Ukrinform.</text:p>
      <text:p text:style-name="P4">
It is noted that the exhibition "Our House - Ukraine" is an initiative of volunteers from the mysterious horn. Used military artifacts have received a new peaceful life thanks. Most of the works of the exhibition are the authorship of the artist Irina July, however, the works of other artists and children are presented.</text:p>
      <text:p text:style-name="P4">
“My husband is engaged in <text:a xlink:type="simple" xlink:href="https://www.ukrinform.ua/tag-volonteri" text:style-name="Internet_20_link" text:visited-style-name="Visited_20_Internet_20_Link">
volunteering</text:a>
And it helps the 17th separate tank Kryvyi Rih Brigade. When he made the first tube, he was all in soot. At first we cleaned it and then came up with the idea to paint it. Subsequently, I began to paint the more gil, tubes, shells. It captured me. There were already 44 works, so they were moving to make an exhibition for people so that they see that what we carry the grief of death can be turned into art, ”Irina July said.</text:p>
      <text:p text:style-name="P4">
*!(https://www.ukrinform.ua/rubric-culture/3505933-na-rivnensini-mistkina-stvorue-ikoni-na-asikah-zpid-boepripasiv.html)</text:p>
      <text:p text:style-name="P4">
</text:p>
      <text:p text:style-name="P4">
The exhibition will continue until June 26, everyone can come, see, read the articles of creating each artwork and buy the thing that is most liked. Also, the auction of military artifacts will be conducted online by Dovzhenko Center on Facebook.</text:p>
      <text:p text:style-name="P4">
As reported by Ukrinform, <text:a xlink:type="simple" xlink:href="https://www.ukrinform.ua/rubric-culture/3710011-lvivskij-oboronnij-klaster-zaminit-vidpracovani-bronezileti-na-akih-stvorat-kartini.html" text:style-name="Internet_20_link" text:visited-style-name="Visited_20_Internet_20_Link">
Lviv defense cluster replaces the exhausting bunnels on which the artists will create paintings</text:a>
. The recent president Volodymyr Zelenskyy presented the Pope with a Roman icon, created by the swollen. This armored bullet saved the life of the military and the superlice of the artarmore artist on it was written by the picture that was paid to the Pope. Its creator is Yuri Vakulenko.</text:p>
      <text:p text:style-name="P4">
News Source: <text:a xlink:type="simple" xlink:href="https://www.ukrinform.ua/rubric-culture/3722945-u-lvovi-vidkrili-vistavkuaukcion-rozmalovanih-vijskovih-artefaktiv.html" text:style-name="Internet_20_link" text:visited-style-name="Visited_20_Internet_20_Link">
https://www.ukrinform.ua/rubric-culture/3722945-u-lvovi-vidkrili-vistavkuaukcion-rozmalovanih-vijskovih-artefaktiv.html</text:a>
</text:p>
      <!--NEWS-->
      <text:h text:style-name="P10" text:outline-level="1">
<text:span text:style-name="T4">
Poland will help rebuild the flooded village Ingulets in Kherson region</text:span>
</text:h>
      <text:p text:style-name="P4">
Authors: Ukrinform (Person)</text:p>
      <text:p text:style-name="P4">
Publisher: Укринформ (Organization)</text:p>
      <text:p text:style-name="P4">
Published Time: 2023-06-14T19:14:01+03:00</text:p>
      <text:p text:style-name="P4">
Modified Time: 2023-06-14T19:14:01+03:00</text:p>
      <text:p text:style-name="P4">
Description: The Polish government is ready to help rebuild the victim from the flooding of the village of Ingulets in Kherson region. - Ukrinform.</text:p>
      <text:p text:style-name="P4">
Images: ['<text:a xlink:type="simple" xlink:href="https://static.ukrinform.com/photos/2023_03/thumb_files/630_360_1677777427-956.jpg" text:style-name="Internet_20_link" text:visited-style-name="Visited_20_Internet_20_Link">
630_360_16777...</text:a>
']</text:p>
      <text:p text:style-name="P4">
Tags: ['Херсонщина', 'Польща', 'Відбудова']</text:p>
      <text:p text:style-name="P4">
Type: Article</text:p>
      <!--METADATA-->
      <text:p text:style-name="P4">
<draw:frame draw:style-name="fr1" draw:name="Image166" text:anchor-type="as-char" svg:width="6.9236in" svg:height="3.956343in" draw:z-index="0">
<draw:image xlink:href="../Images/yкринформ/2023-06-14T19-14-01-03-00/630_360_1677777427-956.jpg" xlink:type="simple" xlink:show="embed" xlink:actuate="onLoad" draw:mime-type="image/jpeg"/>
</draw:frame>
Governmentpols are ready to help rebuild the victim from the flooding of the village of Inguletsna Kherson region.</text:p>
      <text:p text:style-name="P4">
About it in <text:a xlink:type="simple" xlink:href="https://t.me/olexandrprokudin/662" text:style-name="Internet_20_link" text:visited-style-name="Visited_20_Internet_20_Link">
telegram</text:a>
Alexander Proudin reported to the heads of the Church of the Regional Military Administration, reports.</text:p>
      <text:p text:style-name="P4">
"Ingulets of the Darian community ... I have a wonderful news!In the reconstruction of the inhabited public, our reliable friends - Poles - About this with Bartoshemtsikhotski, the ambassador of the Republic of Poland in Ukraine.</text:p>
      <text:p text:style-name="P4">
*!(https://www.ukrinform.ua/rubric-vidbudova/3722829-moneyveo-gotova-pracuvati-na-vidbudovu-ukraini.html)The official published a video from a flooded village, he spoke to the contents to find out about their primary needs from the first.</text:p>
      <text:p text:style-name="P4">
Proudin also reported that renewable works were already underway in this village. From the night, Ingulets with gas supply, and today, energy energy has been reinforced by the village to the power supply.</text:p>
      <text:p text:style-name="P4">
As reported by Ukrinform, on the night of June 6, the Russian army undermined the Greblyukakhov Hydroelectric Power Plant.</text:p>
      <text:p text:style-name="P4">
According to OVA, on June 14, as of the morning, the average flood will be 2.13 meters. It's 32 centimeters less than last night. The dynamic water decline is stored.</text:p>
      <text:p text:style-name="P4">
Photo: nurphoto</text:p>
      <text:p text:style-name="P4">
News Source: <text:a xlink:type="simple" xlink:href="https://www.ukrinform.ua/rubric-vidbudova/3722946-polsa-dopomoze-vidbuduvati-pidtoplene-selo-ingulec-na-hersonsini.html" text:style-name="Internet_20_link" text:visited-style-name="Visited_20_Internet_20_Link">
https://www.ukrinform.ua/rubric-vidbudova/3722946-polsa-dopomoze-vidbuduvati-pidtoplene-selo-ingulec-na-hersonsini.html</text:a>
</text:p>
      <!--NEWS-->
      <text:h text:style-name="P10" text:outline-level="1">
<text:span text:style-name="T4">
In Dnipropetrovsk, the memory of the dead in 2014 was honored by paratroopers</text:span>
</text:h>
      <text:p text:style-name="P4">
Authors: Ukrinform (Person)</text:p>
      <text:p text:style-name="P4">
Publisher: Укринформ (Organization)</text:p>
      <text:p text:style-name="P4">
Published Time: 2023-06-14T19:14:14+03:00</text:p>
      <text:p text:style-name="P4">
Modified Time: 2023-06-14T19:14:14+03:00</text:p>
      <text:p text:style-name="P4">
Description: In the Dnipropetrovsk region, the Destanti warriors honored the memory of brothers who died 9 years ago, when Russian-terrorist troops knocked down Il-76 over Lugansk Airport. - Ukrinform.</text:p>
      <text:p text:style-name="P4">
Images: ['<text:a xlink:type="simple" xlink:href="https://static.ukrinform.com/photos/2023_06/thumb_files/630_360_1686758507-1007.jpeg" text:style-name="Internet_20_link" text:visited-style-name="Visited_20_Internet_20_Link">
630_360_16867...</text:a>
']</text:p>
      <text:p text:style-name="P4">
Tags: ['Дніпропетровщина', "Пам'ять", 'Десантники']</text:p>
      <text:p text:style-name="P4">
Type: Article</text:p>
      <!--METADATA-->
      <text:p text:style-name="P4">
<draw:frame draw:style-name="fr1" draw:name="Image167" text:anchor-type="as-char" svg:width="6.9236in" svg:height="3.956343in" draw:z-index="0">
<draw:image xlink:href="../Images/yкринформ/2023-06-14T19-14-14-03-00/630_360_1686758507-1007.jpeg" xlink:type="simple" xlink:show="embed" xlink:actuate="onLoad" draw:mime-type="image/jpeg"/>
</draw:frame>
The Nadnepropetrovsk region honored the memory of the brothers who died 9 years because the Russian-terrorist troops knocked down Il-76 over the airport.</text:p>
      <text:p text:style-name="P4">
This was reported by [press service(https://dshv.mil.gov.ua/na-dnipropetrovshhyni-voyiny-desantnyky-vshanuvaly-zagyblyh-pobratymiv-u-zbytomu-litaku-il-76-%ef%bf%bc/), reports Ukrinform.</text:p>
      <text:p text:style-name="P4">
"In <text:a xlink:type="simple" xlink:href="https://www.ukrinform.ua/tag-dnipropetrovsina" text:style-name="Internet_20_link" text:visited-style-name="Visited_20_Internet_20_Link">
Dnipropetrovsk region</text:a>
The Destanda warriors honored the killed in the Il-76 brothers' aircraft ... Last years from the terrible tragedy, but the pain has not subsided. We will be sure to get about every Ukrainian warrior, "the message reads.</text:p>
      <text:p text:style-name="P4">
The fallen heroes were honored with a moment of silence and laying the flowers of dommorials with carved names.</text:p>
      <text:p text:style-name="P4">
</text:p>
      <text:p text:style-name="P4">
<text:a xlink:type="simple" xlink:href="https://static.ukrinform.com/photos/2023_06/1686758507-7275.jpeg" text:style-name="Internet_20_link" text:visited-style-name="Visited_20_Internet_20_Link">
 </text:a>
 <text:a xlink:type="simple" xlink:href="https://static.ukrinform.com/photos/2023_06/1686758507-1245.jpeg" text:style-name="Internet_20_link" text:visited-style-name="Visited_20_Internet_20_Link">
</text:a>
 <text:a xlink:type="simple" xlink:href="https://static.ukrinform.com/photos/2023_06/1686758507-1007.jpeg" text:style-name="Internet_20_link" text:visited-style-name="Visited_20_Internet_20_Link">
<draw:frame draw:style-name="fr1" draw:name="Image171" text:anchor-type="as-char" svg:width="6.9236in" svg:height="3.956343in" draw:z-index="0">
<draw:image xlink:href="../Images/yкринформ/2023-06-14T19-14-14-03-00/630_360_1686758507-1007.jpeg" xlink:type="simple" xlink:show="embed" xlink:actuate="onLoad" draw:mime-type="image/jpeg"/>
</draw:frame>
</text:a>
 <text:a xlink:type="simple" xlink:href="https://static.ukrinform.com/photos/2023_06/1686758507-7263.jpeg" text:style-name="Internet_20_link" text:visited-style-name="Visited_20_Internet_20_Link">
</text:a>
 <text:a xlink:type="simple" xlink:href="https://static.ukrinform.com/photos/2023_06/1686758507-2559.jpeg" text:style-name="Internet_20_link" text:visited-style-name="Visited_20_Internet_20_Link">
</text:a>
 <text:a xlink:type="simple" xlink:href="https://static.ukrinform.com/photos/2023_06/1686758507-3248.jpeg" text:style-name="Internet_20_link" text:visited-style-name="Visited_20_Internet_20_Link">
</text:a>
It is noted that the event took place with the participation of the commander of the Airborne-assault Vivivsk of the Armed Forces of Ukraine Major General Maxim Mirgorod.</text:p>
      <text:p text:style-name="P4">
*!(https://www.ukrinform.ua/rubric-kyiv/3721805-u-kievi-projsla-ceremonia-vsanuvanna-pamati-zagiblogo-vijskovogo-volodimira-mukana.html)On June 14, 2014, a military transport aircraft of Ukraine IL-76 was shot down at the Lugansk Airport at Lugansk Airport. On board the aircraft, except for 9 crew members, were 40 servicemen. They all died.</text:p>
      <text:p text:style-name="P4">
News Source: <text:a xlink:type="simple" xlink:href="https://www.ukrinform.ua/rubric-regions/3722947-na-dnipropetrovsini-vsanuvali-pamat-zagiblih-u-2014-roci-desantnikiv.html" text:style-name="Internet_20_link" text:visited-style-name="Visited_20_Internet_20_Link">
https://www.ukrinform.ua/rubric-regions/3722947-na-dnipropetrovsini-vsanuvali-pamat-zagiblih-u-2014-roci-desantnikiv.html</text:a>
</text:p>
      <!--NEWS-->
      <text:h text:style-name="P10" text:outline-level="1">
<text:span text:style-name="T4">
The European Parliament has condemned the Russian crime on the Kakhovsky hydroelectric power station</text:span>
</text:h>
      <text:p text:style-name="P4">
Authors: Ukrinform (Person)</text:p>
      <text:p text:style-name="P4">
Publisher: Укринформ (Organization)</text:p>
      <text:p text:style-name="P4">
Published Time: 2023-06-14T19:16:00+03:00</text:p>
      <text:p text:style-name="P4">
Modified Time: 2023-06-14T19:16:00+03:00</text:p>
      <text:p text:style-name="P4">
Description: Deputies of the European Parliament strongly condemned the dam of Kakhovskaya hydroelectric power plants and called these actions a military crime of Russia, which will have consequences. - Ukrinform.</text:p>
      <text:p text:style-name="P4">
Images: ['<text:a xlink:type="simple" xlink:href="https://static.ukrinform.com/photos/2023_06/thumb_files/630_360_1686128385-501.jpg" text:style-name="Internet_20_link" text:visited-style-name="Visited_20_Internet_20_Link">
630_360_16861...</text:a>
']</text:p>
      <text:p text:style-name="P4">
Tags: ['Європарламент', 'Каховська ГЕС', 'Війна з Росією']</text:p>
      <text:p text:style-name="P4">
Type: Article</text:p>
      <!--METADATA-->
      <text:p text:style-name="P4">
<draw:frame draw:style-name="fr1" draw:name="Image175" text:anchor-type="as-char" svg:width="6.9236in" svg:height="3.956343in" draw:z-index="0">
<draw:image xlink:href="../Images/yкринформ/2023-06-14T19-16-00-03-00/630_360_1686128385-501.jpg" xlink:type="simple" xlink:show="embed" xlink:actuate="onLoad" draw:mime-type="image/jpeg"/>
</draw:frame>
The deputy of the European Parliament was strongly condemned by the dam of the Kakhovskaya hydroelectric power station inasted these actions by the military crime of Russia, which would have consequences.</text:p>
      <text:p text:style-name="P4">
According to Ukrinform, this is stated in the message of the European Parliament with the suside of plenary session in Strasbourg, during which European politicians considered the process of preparation for the next meeting of the European Council, which should take place in late June in Brussels.</text:p>
      <text:p text:style-name="P4">
“The deputies condemned the destruction of the dam in the Ukrainian new Kakhovka, the latter -owned by Russia <text:a xlink:type="simple" xlink:href="https://www.ukrinform.ua/tag-vijskovi-zlocini" text:style-name="Internet_20_link" text:visited-style-name="Visited_20_Internet_20_Link">
Military Crime</text:a>
that has to get the consequences. They called on the EU to continue the strong support of Ukraine, impose new sanctions against Russia and direct the billion -propelled financial assets of Russian oligarchs for Ukraine's rebuilding, ”the message will be in the message.</text:p>
      <text:p text:style-name="P4">
<text:span text:style-name="T4">
 Read also: </text:span>
 <text:a xlink:type="simple" xlink:href="https://www.ukrinform.ua/rubric-regions/3722721-pidriv-kahovskoi-ges-ginut-litopisni-lisi-ta-sotni-tisac-ridkisnih-osobin.html" text:style-name="Internet_20_link" text:visited-style-name="Visited_20_Internet_20_Link">
blast <text:span text:style-name="T4">
 Kakhovskaya </text:span>
 HPP: Chronicles and hundreds of rare individuals are killed</text:a>
As it is noted, another key expectation of members of the European Parliament of the EU -State and EU Government is the approval of the common position of the updated EU Migration Pact, which should facilitate the best management of the Zabuzhzh and strengthen the external borders of the European Union. Other topics that will be considered during the EU Summit are the Green and Digital Transformation of the European Economy, the adoption of corrections to the EU long -term budget, the reform of Europe's industrial potential reform.</text:p>
      <text:p text:style-name="P4">
<text:span text:style-name="T4">
 Read also: </text:span>
 <text:a xlink:type="simple" xlink:href="https://www.ukrinform.ua/rubric-economy/3722383-v-oon-poperedzaut-pro-zrostanna-cin-na-prodovolstvo-pisla-pidrivu-kahovskoi-ges.html" text:style-name="Internet_20_link" text:visited-style-name="Visited_20_Internet_20_Link">
in the UN warning about the growth of food prices after blasting Kakhovka hydroelectric power station</text:a>
As reported by Ukrinform, on the night against June 6 <text:a xlink:type="simple" xlink:href="https://www.ukrinform.ua/rubric-other_news/3720776-pidriv-rosianami-kahovskoi-ges-usi-novini.html" text:style-name="Internet_20_link" text:visited-style-name="Visited_20_Internet_20_Link">
Russian army underblowing Kakhovka hydroelectric power station</text:a>
.</text:p>
      <text:p text:style-name="P4">
On June 29-30, Brussels will meet the EU leaders who will discuss the most important issues of European foreign and domestic policy.</text:p>
      <text:p text:style-name="P4">
News Source: <text:a xlink:type="simple" xlink:href="https://www.ukrinform.ua/rubric-polytics/3722949-evroparlament-zasudiv-rosijskij-zlocin-na-kahovskij-ges.html" text:style-name="Internet_20_link" text:visited-style-name="Visited_20_Internet_20_Link">
https://www.ukrinform.ua/rubric-polytics/3722949-evroparlament-zasudiv-rosijskij-zlocin-na-kahovskij-ges.html</text:a>
</text:p>
      <!--NEWS-->
      <text:h text:style-name="P10" text:outline-level="1">
<text:span text:style-name="T4">
In Nikolaev the exhibition "Bereginya of the soul" was opened</text:span>
</text:h>
      <text:p text:style-name="P4">
Authors: Ukrinform (Person)</text:p>
      <text:p text:style-name="P4">
Publisher: Укринформ (Organization)</text:p>
      <text:p text:style-name="P4">
Published Time: 2023-06-14T19:18:08+03:00</text:p>
      <text:p text:style-name="P4">
Modified Time: 2023-06-14T19:18:08+03:00</text:p>
      <text:p text:style-name="P4">
Description: In Nikolaev, as part of the Project "Beregin of Ukraine", a personal exhibition of Honored Master of Folk Art of Ukraine Tatiana Ulyankina began work. - Ukrinform.</text:p>
      <text:p text:style-name="P4">
Images: ['<text:a xlink:type="simple" xlink:href="https://static.ukrinform.com/photos/2023_06/thumb_files/630_360_1686759163-5854.jpeg" text:style-name="Internet_20_link" text:visited-style-name="Visited_20_Internet_20_Link">
630_360_16867...</text:a>
', '<text:a xlink:type="simple" xlink:href="https://static.ukrinform.com/photos/2023_06/thumb_files/630_360_1686759163-3431.jpeg" text:style-name="Internet_20_link" text:visited-style-name="Visited_20_Internet_20_Link">
630_360_16867...</text:a>
']</text:p>
      <text:p text:style-name="P4">
Tags: ['Миколаїв', 'Виставка', 'Мистецтво']</text:p>
      <text:p text:style-name="P4">
Type: Article</text:p>
      <!--METADATA-->
      <text:p text:style-name="P4">
<draw:frame draw:style-name="fr1" draw:name="Image176" text:anchor-type="as-char" svg:width="6.9236in" svg:height="3.956343in" draw:z-index="0">
<draw:image xlink:href="../Images/yкринформ/2023-06-14T19-18-08-03-00/630_360_1686759163-5854.jpeg" xlink:type="simple" xlink:show="embed" xlink:actuate="onLoad" draw:mime-type="image/jpeg"/>
</draw:frame>
Mimikoyev, within the framework of the Project "Beregin of Ukraine", began the work of the personalist of the honored master of folk art of Ukraine Tatiana Ulyankina.</text:p>
      <text:p text:style-name="P4">
The head of the cultural and artistic association of "Art-Pecus", Honored Worker of Culture of Ukraine Valentinakrovtsov, informed the correspondent of Ukrinform.</text:p>
      <text:p text:style-name="P4">
“It is a ninth exhibition from our creative project“ Beregin of Ukraine ”, the purpose of which to know the audience with the work of women of the city-hero Nikolaev. After all, the main city of the woman -freegy during the war is the preservation and revival of the main values of Ukraine: families, traditions, culture, ”Krivtsova said.</text:p>
      <text:p text:style-name="P4">
According to her, for the solo exhibition the craftsman prepared an exposition, the milk included picturesque flower canvases, graphic drawings and Easter eggs, which are accompanied by author's poetry. It is this creative combination that brightens the soul not only of the artist itself, but also of each product. After all, her work with poetic lines, which tell that what is the soul of the author, added Kryvtsov.</text:p>
      <text:p text:style-name="P4">
<text:span text:style-name="T4">
 Read also: </text:span>
 <text:a xlink:type="simple" xlink:href="https://www.ukrinform.ua/rubric-culture/3722945-u-lvovi-vidkrili-vistavkuaukcion-rozmalovanih-vijskovih-artefaktiv.html" text:style-name="Internet_20_link" text:visited-style-name="Visited_20_Internet_20_Link">
in Lviv opened <text:span text:style-name="T4">
 exhibition </text:span>
 -auction of painted military artifacts</text:a>
Tatiana Ulyankin is originally from Nikolaev. Since 1993 - a member of the National Union Idosters of Folk Art of Ukraine.</text:p>
      <text:p text:style-name="P4">
For many years he has been conducting educational workshops for children, students of teachers. He presents his author's works at international and all -Ukrainian artistic actions and personal exhibitions.</text:p>
      <text:p text:style-name="P4">
<draw:frame draw:style-name="fr1" draw:name="Image177" text:anchor-type="as-char" svg:width="6.9236in" svg:height="3.956343in" draw:z-index="0">
<draw:image xlink:href="../Images/yкринформ/2023-06-14T19-18-08-03-00/630_360_1686759163-3431.jpeg" xlink:type="simple" xlink:show="embed" xlink:actuate="onLoad" draw:mime-type="image/jpeg"/>
</draw:frame>
</text:p>
      <text:p text:style-name="P4">
Ulyankin perfectly has all the types of traditional Easter egg techniques. It is one of the first craftsmen in Ukraine, which in 1992 began to produce volumetric panels with the use of applique from straw, batik, weaving, weaving.</text:p>
      <text:p text:style-name="P4">
The best works of the craftsman are stored in the funds <text:a xlink:type="simple" xlink:href="https://www.ukrinform.ua/tag-muzej" text:style-name="Internet_20_link" text:visited-style-name="Visited_20_Internet_20_Link">
museums</text:a>
Ukraine and abroad in private collections. The craftsman has a lot of distinction in recognition of her work in the native Ukrainian and regional levels.</text:p>
      <text:p text:style-name="P4">
The exhibition can be viewed at the Central City Library of Nazikropyvnytskyi until July 6.</text:p>
      <text:p text:style-name="P4">
News Source: <text:a xlink:type="simple" xlink:href="https://www.ukrinform.ua/rubric-culture/3722948-u-mikolaevi-vidkrilasa-vistavka-beregina-dusi.html" text:style-name="Internet_20_link" text:visited-style-name="Visited_20_Internet_20_Link">
https://www.ukrinform.ua/rubric-culture/3722948-u-mikolaevi-vidkrilasa-vistavka-beregina-dusi.html</text:a>
</text:p>
      <!--NEWS-->
      <text:h text:style-name="P10" text:outline-level="1">
<text:span text:style-name="T4">
In the Black Sea fix the reduced salinity level, by other indicators - water is normal</text:span>
</text:h>
      <text:p text:style-name="P4">
Authors: Ukrinform (Person)</text:p>
      <text:p text:style-name="P4">
Publisher: Укринформ (Organization)</text:p>
      <text:p text:style-name="P4">
Published Time: 2023-06-14T19:24:00+03:00</text:p>
      <text:p text:style-name="P4">
Modified Time: 2023-06-14T19:24:00+03:00</text:p>
      <text:p text:style-name="P4">
Description: The Ministry of Environmental Protection and Natural Resources fixes a decrease in water salinity in the Black Sea. - Ukrinform.</text:p>
      <text:p text:style-name="P4">
Images: ['<text:a xlink:type="simple" xlink:href="https://static.ukrinform.com/photos/2023_06/thumb_files/630_360_1686752276-271.jpeg" text:style-name="Internet_20_link" text:visited-style-name="Visited_20_Internet_20_Link">
630_360_16867...</text:a>
']</text:p>
      <text:p text:style-name="P4">
Tags: ['Екологія', 'Вода', ' Чорне море', 'Каховська ГЕС']</text:p>
      <text:p text:style-name="P4">
Type: Article</text:p>
      <!--METADATA-->
      <text:p text:style-name="P4">
<draw:frame draw:style-name="fr1" draw:name="Image178" text:anchor-type="as-char" svg:width="6.9236in" svg:height="3.956343in" draw:z-index="0">
<draw:image xlink:href="../Images/yкринформ/2023-06-14T19-24-00-03-00/630_360_1686752276-271.jpeg" xlink:type="simple" xlink:show="embed" xlink:actuate="onLoad" draw:mime-type="image/jpeg"/>
</draw:frame>
The Ministry of Environmental Protection and Natural Resources captures the reduction of saline in the Black Sea.</text:p>
      <text:p text:style-name="P4">
According to Ukrinform, the press service [Ministry of Protection of Judges and Natural Resources] reports it(https://mepr.gov.ua/u-chornomu-mori-zafiksovano-tymchasove-znyzhennya-solonosti-vody-a-richtsi-ingulets-ta-dnipro-buzkomu-lymani-kalamutnist/).</text:p>
      <text:p text:style-name="P4">
“In the Black Sea, a temporary decrease in water salinity was recorded, and the River Ingular and Dnipro-Buza estuary is turbid. According to other indicators, the limits of the norm, exceeding the maximum permissible concentrations of pollutants were not recorded, ”the message reads.</text:p>
      <text:p text:style-name="P4">
It is noted that in the Dnieper River there is a gradual increase in the concentration of dissolved oxygen. In particular, a few days ago they recorded its decrease, which could lead to the death of aquatic residents.</text:p>
      <text:p text:style-name="P4">
<text:span text:style-name="T4">
 Read also: </text:span>
 <text:a xlink:type="simple" xlink:href="https://www.ukrinform.ua/rubric-regions/3721658-v-odeskij-zatoci-mozut-zaginuti-vsi-amfibii-ta-velika-castina-prisnovodnoi-ribi-ekolog.html" text:style-name="Internet_20_link" text:visited-style-name="Visited_20_Internet_20_Link">
in the Gulf of Odessa can die all amphibians and large -wandering fish - ecologist</text:a>
Water research on June 12-13 was conducted by specialists of the State Environmental Inspectorate of Ukraine, the State Agency of Water Resources of Ukraine and mobile laboratories, which are constantly monitoring the quality(https://www.ukrinform.ua/tag-hersonsina)and Mykolaiv region.</text:p>
      <text:p text:style-name="P4">
"In the near future, an eco -aged 24/7 will publish the results of monitoring of air, water and soils that will be constantly updated," the ministry added.</text:p>
      <text:p text:style-name="P4">
<text:span text:style-name="T4">
 Read also: </text:span>
 <text:a xlink:type="simple" xlink:href="https://www.ukrinform.ua/rubric-regions/3722821-pridonni-organizmi-u-cornomu-mori-zaznaut-velikih-vtrat-ekspert.html" text:style-name="Internet_20_link" text:visited-style-name="Visited_20_Internet_20_Link">
bottom organisms in the Black Sea suffer great losses - expert</text:a>
As it was reported, the amount of losses caused by the Russian Federation, atmospheric air, water and land resources of Ukraine already reaches 8 trillion hryvnias.</text:p>
      <text:p text:style-name="P4">
News Source: <text:a xlink:type="simple" xlink:href="https://www.ukrinform.ua/rubric-regions/3722965-u-cornomu-mori-fiksuut-znizenij-riven-solonosti-za-insimi-pokaznikami-voda-u-normi.html" text:style-name="Internet_20_link" text:visited-style-name="Visited_20_Internet_20_Link">
https://www.ukrinform.ua/rubric-regions/3722965-u-cornomu-mori-fiksuut-znizenij-riven-solonosti-za-insimi-pokaznikami-voda-u-normi.html</text:a>
</text:p>
      <!--NEWS-->
      <text:h text:style-name="P10" text:outline-level="1">
<text:span text:style-name="T4">
In Kharkiv, part of the most destroyed house in Northern Saltivka is dismantled</text:span>
</text:h>
      <text:p text:style-name="P4">
Authors: Ukrinform (Person)</text:p>
      <text:p text:style-name="P4">
Publisher: Укринформ (Organization)</text:p>
      <text:p text:style-name="P4">
Published Time: 2023-06-14T19:25:19+03:00</text:p>
      <text:p text:style-name="P4">
Modified Time: 2023-06-14T19:25:19+03:00</text:p>
      <text:p text:style-name="P4">
Description: In Kharkiv, part of the most destroyed house in the Northern Saltivka is dismantled - 16 -storey buildings on the street. Natalia Uzhviy. - Ukrinform.</text:p>
      <text:p text:style-name="P4">
Images: ['<text:a xlink:type="simple" xlink:href="https://static.ukrinform.com/photos/2023_06/thumb_files/630_360_1686759659-698.jpg" text:style-name="Internet_20_link" text:visited-style-name="Visited_20_Internet_20_Link">
630_360_16867...</text:a>
']</text:p>
      <text:p text:style-name="P4">
Tags: ['Будинок', 'Харків', 'Демонтаж']</text:p>
      <text:p text:style-name="P4">
Type: Article</text:p>
      <!--METADATA-->
      <text:p text:style-name="P4">
<draw:frame draw:style-name="fr1" draw:name="Image179" text:anchor-type="as-char" svg:width="6.9236in" svg:height="3.956343in" draw:z-index="0">
<draw:image xlink:href="../Images/yкринформ/2023-06-14T19-25-19-03-00/630_360_1686759659-698.jpg" xlink:type="simple" xlink:show="embed" xlink:actuate="onLoad" draw:mime-type="image/jpeg"/>
</draw:frame>
In Kharkoco repair part of the most destroyed house in the northern Saltivka -16 -storey buildings on the street. Natalia Uzhviy.</text:p>
      <text:p text:style-name="P4">
Relevant <text:a xlink:type="simple" xlink:href="https://kharkivoda.gov.ua/content/documents/1214/121355/Attaches/protokol_4_vid_02_chervnya_2023.pdf" text:style-name="Internet_20_link" text:visited-style-name="Visited_20_Internet_20_Link">
decision</text:a>
The Regional Commission on Technogenic and Ecological Safety of Tangades of Occasional Situations of Kharkiv Oblast approved, Ukrinform reports.</text:p>
      <text:p text:style-name="P4">
“According to the results of the discussion, on the basis of consideration and processing of provided documents(letters <text:a xlink:type="simple" xlink:href="https://www.ukrinform.ua/tag-harkiv" text:style-name="Internet_20_link" text:visited-style-name="Visited_20_Internet_20_Link">
Kharkiv</text:a>
City Council, Investigative Department of the National Police in Kharkiv Oblast, Investigation Department of the SBU Department in Kharkiv Oblast)The Regional Commission has approved a list of potentially accidentally hazardous objects that will interfere with urgent work on partial dismantling of parts or its separate structures, ”the minutes of the commission meeting reads.</text:p>
      <text:p text:style-name="P4">
In the annex to the decision, only one address - the house on the street. Natalia Uzhva, 82.</text:p>
      <text:p text:style-name="P4">
This 16 -storey is one of the most destroyed houses in the North Saltivka. Her photos flew the world, it is filmed by Ukrainian and foreign photographers. Half of this house is actually none, in some places it will be squeezed through, and the apartments were burned.</text:p>
      <text:p text:style-name="P4">
<text:span text:style-name="T4">
 Read also: </text:span>
 <text:a xlink:type="simple" xlink:href="https://www.ukrinform.ua/rubric-regions/3722289-u-harkovi-perejmenuvali-centralnij-park-im-gorkogo-ta-kilka-vulic.html" text:style-name="Internet_20_link" text:visited-style-name="Visited_20_Internet_20_Link">
in <text:span text:style-name="T4">
 Kharkov </text:span>
 and renamed Gorky Central Park and several streets</text:a>
According to the commission decision, one entrance must be demolished. What to do with the larger will be resolved later - in accordance with the findings of the experts of the Ifinna's estimates for recovery, if possible.</text:p>
      <text:p text:style-name="P4">
As it was reported, earlier <text:a xlink:type="simple" xlink:href="https://www.ukrinform.ua/rubric-regions/3691944-u-centri-harkova-demontuut-tri-budinki-zrujnovani-raketnimi-udarami-rf.html" text:style-name="Internet_20_link" text:visited-style-name="Visited_20_Internet_20_Link">
has been approved</text:a>
The decision to dismantle the three houses in the center, which were reworked with rocket strokes of the Russian Federation. The commission recognized them with emergency dads that are not recoverable. However, the owners of the apartments were opposing, believing that the buildings can be restored, and the decision to demolish the deposit in order to liberate land in the heart of the city. Detailed examinations were promised to carry out in the city councils.</text:p>
      <text:p text:style-name="P4">
In total, according to the City Hall, 49 homes are not restored in Kharkiv.</text:p>
      <text:p text:style-name="P4">
News Source: <text:a xlink:type="simple" xlink:href="https://www.ukrinform.ua/rubric-regions/3722951-u-harkovi-demontuut-castinu-najbils-zrujnovanogo-budinku-na-pivnicnij-saltivci.html" text:style-name="Internet_20_link" text:visited-style-name="Visited_20_Internet_20_Link">
https://www.ukrinform.ua/rubric-regions/3722951-u-harkovi-demontuut-castinu-najbils-zrujnovanogo-budinku-na-pivnicnij-saltivci.html</text:a>
</text:p>
      <!--NEWS-->
      <text:h text:style-name="P10" text:outline-level="1">
<text:span text:style-name="T4">
Wimbledon has announced a record prize prize stock of tournament</text:span>
</text:h>
      <text:p text:style-name="P4">
Authors: Ukrinform (Person)</text:p>
      <text:p text:style-name="P4">
Publisher: Укринформ (Organization)</text:p>
      <text:p text:style-name="P4">
Published Time: 2023-06-14T19:37:00+03:00</text:p>
      <text:p text:style-name="P4">
Modified Time: 2023-06-14T19:37:00+03:00</text:p>
      <text:p text:style-name="P4">
Description: The winners of the tournament will receive 2 million 350 thousand pounds. - Ukrinform.</text:p>
      <text:p text:style-name="P4">
Images: ['<text:a xlink:type="simple" xlink:href="https://static.ukrinform.com/photos/2023_06/thumb_files/630_360_1686760535-691.jpg" text:style-name="Internet_20_link" text:visited-style-name="Visited_20_Internet_20_Link">
630_360_16867...</text:a>
']</text:p>
      <text:p text:style-name="P4">
Tags: ['Теніс', 'Вімблдон']</text:p>
      <text:p text:style-name="P4">
Type: Article</text:p>
      <!--METADATA-->
      <text:p text:style-name="P4">
<draw:frame draw:style-name="fr1" draw:name="Image181" text:anchor-type="as-char" svg:width="6.9236in" svg:height="3.956343in" draw:z-index="0">
<draw:image xlink:href="../Images/yкринформ/2023-06-14T19-37-00-03-00/630_360_1686760535-691.jpg" xlink:type="simple" xlink:show="embed" xlink:actuate="onLoad" draw:mime-type="image/jpeg"/>
</draw:frame>
The winner will receive 2 million 350 thousand pounds.</text:p>
      <text:p text:style-name="P4">
All -Glian Tennis Club <text:a xlink:type="simple" xlink:href="https://www.wimbledon.com/en_GB/news/articles/2023-06-14/wimbledon_offers_record_prize_money_for_championships_2023.html" text:style-name="Internet_20_link" text:visited-style-name="Visited_20_Internet_20_Link">
announced</text:a>
that the total prize fund of Wimbledon in 2023 will be a record 44.7 million pounds of sterling, Ukrinform reports.</text:p>
      <text:p text:style-name="P4">
The winners of the tournament will receive 2 million 350 thousand pounds, the finalists of a single routine will earn 1 million 175 thousand pounds.</text:p>
      <text:p text:style-name="P4">
Mixed category winners will receive 600 thousand pounds per team. Leading champions - £ 128,000.</text:p>
      <text:p text:style-name="P4">
In general, the prize fund of the tournament will be 11.2% more than last year.</text:p>
      <text:p text:style-name="P4">
The current Wimbledon champions in a single category are Novak Dzhokovich(Serbia)and Elena Rybakina(Kazakhstan).</text:p>
      <text:p text:style-name="P4">
<text:span text:style-name="T4">
Читайте також:</text:span>
 <text:a xlink:type="simple" xlink:href="https://www.ukrinform.ua/rubric-sports/3713626-nadal-ne-zigrae-na-vimbldoni2023.html" text:style-name="Internet_20_link" text:visited-style-name="Visited_20_Internet_20_Link">
 Надаль не зіграє на « <text:span text:style-name="T4">
Вімблдон</text:span>
 і-2023»</text:a>
According to Ukrinform, the Wimbledon tournament will start on July 3 and last until the 16th.</text:p>
      <text:p text:style-name="P4">
Photo: Getty Images</text:p>
      <text:p text:style-name="P4">
News Source: <text:a xlink:type="simple" xlink:href="https://www.ukrinform.ua/rubric-sports/3722955-vimbldon-ogolosiv-pro-rekordnij-prizovij-fond-turniru.html" text:style-name="Internet_20_link" text:visited-style-name="Visited_20_Internet_20_Link">
https://www.ukrinform.ua/rubric-sports/3722955-vimbldon-ogolosiv-pro-rekordnij-prizovij-fond-turniru.html</text:a>
</text:p>
      <!--NEWS-->
      <text:h text:style-name="P10" text:outline-level="1">
<text:span text:style-name="T4">
Painter explained why the exact figures of loss of defense forces are not called</text:span>
</text:h>
      <text:p text:style-name="P4">
Authors: Ukrinform (Person)</text:p>
      <text:p text:style-name="P4">
Publisher: Укринформ (Organization)</text:p>
      <text:p text:style-name="P4">
Published Time: 2023-06-14T19:37:45+03:00</text:p>
      <text:p text:style-name="P4">
Modified Time: 2023-06-14T19:37:45+03:00</text:p>
      <text:p text:style-name="P4">
Description: Deputy Minister of Defense Anna Malyar explained why the military leadership does not name the exact figures of losses among the Ukrainian military.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ЗСУ', 'Війна з Росією', 'Ганна Маляр']</text:p>
      <text:p text:style-name="P4">
Type: Article</text:p>
      <!--METADATA-->
      <text:p text:style-name="P4">
<draw:frame draw:style-name="fr1" draw:name="Image182" text:anchor-type="as-char" svg:width="6.9236in" svg:height="3.956343in" draw:z-index="0">
<draw:image xlink:href="../Images/yкринформ/2023-06-14T19-37-45-03-00/630_360_1677152977-764.jpg" xlink:type="simple" xlink:show="embed" xlink:actuate="onLoad" draw:mime-type="image/jpeg"/>
</draw:frame>
Deputy Defense Minister Anna Malyar explained why the military leadership did not call the digits of losses among the Ukrainian military.</text:p>
      <text:p text:style-name="P4">
She told about it on the broadcast of the only news, Ukrinform reports.</text:p>
      <text:p text:style-name="P4">
“If we talk throughout the war, including a full -scale invasion, we have at times less losses. Of course, people die during the time, and all sides have losses. But our expenses are disorderly smaller than that of the enemy, ”the painter said.</text:p>
      <text:p text:style-name="P4">
<text:span text:style-name="T4">
 Read also: </text:span>
 <text:a xlink:type="simple" xlink:href="https://www.ukrinform.ua/rubric-ato/3722851-u-zsu-zaklikaut-iz-rozuminnam-stavitisa-do-zatrimki-informacii-pro-podii-na-fronti.html" text:style-name="Internet_20_link" text:visited-style-name="Visited_20_Internet_20_Link">
in the Armed Forces urge to understand the delayed information about events at the front</text:a>
According to her, it is important for the Russians to pump this situation in order to demoralize Ukrainian society, the Ukrainian army and to raise the spirit and the mood of their military.</text:p>
      <text:p text:style-name="P4">
She brought the numbers of losses over the last week on 2 operational-strategic groups of troops, where the offensive was carried out-Khortytsia and Tavriya.</text:p>
      <text:p text:style-name="P4">
"If the" Khortytsia "talk about the ratio, then the enemy of the dead at 8.73, that is, almost 9 times. If we talk about Tavriya, there are 5.3 more than ours, ”the painter said.</text:p>
      <text:p text:style-name="P4">
<text:span text:style-name="T4">
 Read also: </text:span>
 <text:a xlink:type="simple" xlink:href="https://www.ukrinform.ua/rubric-ato/3722769-sili-oboroni-prodovzuut-nastup-na-bahmutskomu-ta-zaporizkomu-napramkah-malar.html" text:style-name="Internet_20_link" text:visited-style-name="Visited_20_Internet_20_Link">
Defense forces continue offensive on Bakhmut Tazaposhzhia directions - <text:span text:style-name="T4">
 painter </text:span>
</text:a>
She noted that the Defense Ministry wants to convey to the Ukrainians the fact that for the sake of helping and victory it is possible to wait for information.</text:p>
      <text:p text:style-name="P4">
“If our military is releasing a certain settlement, then they need time to fix themselves there. If we inform about the dismissal of a settlement directly at the moment when they released it, then we simply take away the possibility of fixing there. The enemy, using open sources, makes very fast decisions, responds, returns there, ”the painter said.</text:p>
      <text:p text:style-name="P4">
She added that if Ukraine clearly called the figures of personal loss, peat would also record it, have a certain accounting and made some information.</text:p>
      <text:p text:style-name="P4">
<text:span text:style-name="T4">
 Read also: </text:span>
 <text:a xlink:type="simple" xlink:href="https://www.ukrinform.ua/rubric-ato/3722496-minoboroni-zakupovue-droni-vidpovidno-do-potrebi-aku-formuut-zsu-malar.html" text:style-name="Internet_20_link" text:visited-style-name="Visited_20_Internet_20_Link">
the Defense Ministry purchases drones according to the need to form the Armed Forces - <text:span text:style-name="T4">
 painter </text:span>
</text:a>
</text:p>
      <text:p text:style-name="P4">
The painter reported that the Russians really produce new visual arms, but their propaganda is aimed at exaggeration of success, to abandon defense forces.</text:p>
      <text:p text:style-name="P4">
Photo: RFE</text:p>
      <text:p text:style-name="P4">
News Source: <text:a xlink:type="simple" xlink:href="https://www.ukrinform.ua/rubric-ato/3722956-malar-poasnila-comu-ne-nazivautsa-tocni-cifri-vtrat-sil-oboroni.html" text:style-name="Internet_20_link" text:visited-style-name="Visited_20_Internet_20_Link">
https://www.ukrinform.ua/rubric-ato/3722956-malar-poasnila-comu-ne-nazivautsa-tocni-cifri-vtrat-sil-oboroni.html</text:a>
</text:p>
      <!--NEWS-->
      <text:h text:style-name="P10" text:outline-level="1">
<text:span text:style-name="T4">
Almost 40 clashes took place in the east of Ukraine per day - where the fights continue</text:span>
</text:h>
      <text:p text:style-name="P4">
Authors: Ukrinform (Person)</text:p>
      <text:p text:style-name="P4">
Publisher: Укринформ (Organization)</text:p>
      <text:p text:style-name="P4">
Published Time: 2023-06-14T19:38:00+03:00</text:p>
      <text:p text:style-name="P4">
Modified Time: 2023-06-14T19:38:00+03:00</text:p>
      <text:p text:style-name="P4">
Description: Russian invaders focus the main efforts on the Liman, Bakhmut, Avdiiv and Mariinsky directions, and 39 combat clashes took place during the day, and battles continue. - Ukrinform.</text:p>
      <text:p text:style-name="P4">
Images: ['<text:a xlink:type="simple" xlink:href="https://static.ukrinform.com/photos/2023_06/thumb_files/630_360_1686488514-765.jpg" text:style-name="Internet_20_link" text:visited-style-name="Visited_20_Internet_20_Link">
630_360_16864...</text:a>
']</text:p>
      <text:p text:style-name="P4">
Tags: ['Генштаб', 'ЗСУ', 'Війна з Росією']</text:p>
      <text:p text:style-name="P4">
Type: Article</text:p>
      <!--METADATA-->
      <text:p text:style-name="P4">
<draw:frame draw:style-name="fr1" draw:name="Image183" text:anchor-type="as-char" svg:width="6.9236in" svg:height="3.956343in" draw:z-index="0">
<draw:image xlink:href="../Images/yкринформ/2023-06-14T19-38-00-03-00/630_360_1686488514-765.jpg" xlink:type="simple" xlink:show="embed" xlink:actuate="onLoad" draw:mime-type="image/jpeg"/>
</draw:frame>
The Russian -enchantments concentrate the main efforts on the Liman, Bakhmut, Avdiiv and Mariinsky directions, and 39 combat jams took place during the day, and battles continue.</text:p>
      <text:p text:style-name="P4">
According to Ukrinform, the General Staff of the Armed Forces of Ukraine reported on <text:a xlink:type="simple" xlink:href="https://www.facebook.com/GeneralStaff.ua/posts/pfbid02acZu9LP18HMs8s1GCm4q1EYijYSfvv7qNKL3L4MiDx2qg4AejH3nXVSJdsM2ZcxWl" text:style-name="Internet_20_link" text:visited-style-name="Visited_20_Internet_20_Link">
Facebook</text:a>
Having published operational information as of 18:00 Wednesday, June 14.</text:p>
      <text:p text:style-name="P4">
It is noted that Ukrainian aviation per day made 12 beats in the areas of depreciation of the personnel of the Russian army. The units of rocket troops of the Armed Forces of the Armed Forces, for their part, struck 11 areas of concentration of the enemy's live power, one anti-aircraft missile complex and three stations of electronic warfare.</text:p>
      <text:p text:style-name="P4">
The Russians in total during the day made 37 aircraft blows and 32 shelling of the reactive volley fire systems on the positions of defense forces and settlements.</text:p>
      <text:p text:style-name="P4">
In particular, at night the Russian army attacked Ukraine with six winged rocket launchers X-22, four rockets of maritime base "Caliber" with the Iranian shock drones of Iranian production ShahED-131/136.</text:p>
      <text:p text:style-name="P4">
The General Staff emphasizes that the likelihood of carrying out the enemy of missile and aviation strikes throughout Ukraine remains high.</text:p>
      <text:p text:style-name="P4">
<text:span text:style-name="T4">
 Read also: </text:span>
 [in Tavriya <text:span text:style-name="T4">
 Direction </text:span>
 per day of defense forces destroy(https://www.ukrinform.ua/rubric-ato/3722761-na-tavrijskomu-napramku-za-dobu-sili-oboroni-znisili-56-odinic-vorozoi-tehniki.html)On <text:span text:style-name="T4">
 Volynskyi </text:span>
 and <text:span text:style-name="T4">
 Polissya directions </text:span>
 The operational situation did not have significantly changed. The signs of formation of offensive groups have not been identified. Belarus continues to maintain Russia's armed aggression against Ukraine, the preparation of individual units of the enemy at the Belarusian landfills is ongoing.</text:p>
      <text:p text:style-name="P4">
On <text:span text:style-name="T4">
 Siverskyi </text:span>
 and <text:span text:style-name="T4">
 Slobozhansky directions </text:span>
 During the day, Russian aviation beat the slides of the Chernihiv region, the Budarki and a merry Kharkiv region.</text:p>
      <text:p text:style-name="P4">
Mortar and artillery shelling from the Russians were exposed to Novovasilovka, Starguta, Nova Guta, Mid-Buda, Tovstodubovo, Bachivsk, Popivka, Atine, Bilopillya, Spire, Pavlovka, Katerynivka, Rims , Goptivka, high tier, small aisles, old man, Krasne, Hatyshche, Vovchansk, alder and dugouts of Kharkiv region.In the <text:span text:style-name="T4">
 Liman direction </text:span>
 During the day, the invaders were unsuccessful in order in the Vesely area, hit the aviation near Ivanivka Donetsk region.</text:p>
      <text:p text:style-name="P4">
Kyslivka, Nevskoye and Bigorivka region, Yampolivka, Torke, Verkhnamyanskoye, controversial and serebryncadonne region were suffering from the blows of enemy artillery.</text:p>
      <text:p text:style-name="P4">
<text:span text:style-name="T4">
 Read also: </text:span>
 <text:a xlink:type="simple" xlink:href="https://www.ukrinform.ua/rubric-ato/3722769-sili-oboroni-prodovzuut-nastup-na-bahmutskomu-ta-zaporizkomu-napramkah-malar.html" text:style-name="Internet_20_link" text:visited-style-name="Visited_20_Internet_20_Link">
Defense forces continue offensive on Bakhmut Tazaposhi <text:span text:style-name="T4">
 Direction </text:span>
 x - painter</text:a>
In the <text:span text:style-name="T4">
 Bakhmut direction </text:span>
 During the day, the Russian army conducted unsuccessful successive actions in the areas of berry and Berkhivka, aviation strikes struck Bishopny, Rozdolivka, Levadny, Kramatorsk, Konstantinovka and Belaya Goridonetsk region.</text:p>
      <text:p text:style-name="P4">
The districts of Vasyukivka, Orikhovo-Vasylivka, Grigorivka, Bogdanivka, Ivanivsky, Friendship, Toretsk, Alexandropol, dry beam, New York, Trinity and Southern Donetsk region were injured from enemy artillery shelling.</text:p>
      <text:p text:style-name="P4">
In the <text:span text:style-name="T4">
 Avdeevsky direction </text:span>
 the Russians carried out offensive actions in the direction of Avdiivka, but did not have success. Aviation blows were caused by the enemy in the districts <text:a xlink:type="simple" xlink:href="https://www.ukrinform.ua/tag-avdiivka" text:style-name="Internet_20_link" text:visited-style-name="Visited_20_Internet_20_Link">
Avdiivka</text:a>
And Novobakhmutivka, artillery - in the area of Vesely, Berdychiv, Avdiivka, Umansky, Semenivka, Vodyany, Severenov, Pervomaisky, Karlovka, Novokalin and Nevelsky Donetsk region.</text:p>
      <text:p text:style-name="P4">
In the <text:span text:style-name="T4">
 Marinsky direction </text:span>
 Defense forces reflected all hostile attacks in the area. At the same time, the invaders fired from the artillery districts of Krasnogorivka, rich, sharp, St. George, Netaylovo, Marinka, Victory and Novomykhailivkidonetsk region.</text:p>
      <text:p text:style-name="P4">
In the <text:span text:style-name="T4">
 Shakhtar direction </text:span>
 Russian troops hit the aviation in the area of the zone of the field, fired Vodyane, Kurakhovo, Maksimivka, Elizabeth, coal, precursor, Vramivka, Greater Novosilka, Free Field and Golden Niva of Donetsk Region.</text:p>
      <text:p text:style-name="P4">
On <text:span text:style-name="T4">
 Zaporizhzhya </text:span>
 and <text:span text:style-name="T4">
 Kherson directions </text:span>
 Russians continue to be conducted. Applying artillery, the enemy attacked the green field, Novopil, Neskutny, New Komar and Makarivka of Donetsk region.</text:p>
      <text:p text:style-name="P4">
Under the blows of Russian artillery were also Novodarivka, Levadne, Red, Gulyaipole, Olgiv, Malynivka, Railway, Yegorivka, Gulyaypilskoye, Little Tokmachka, Magic, Bilogir, Omelnyk, Steppe, Ohihiv, Novodanylivka, Novovodka, Novoivka , Pyatykhatki Im Kamyanskoye of Zaporizhzhya region and Ochakov of the Nikolaev area.Kherson, Osokorivka, Mikhailivka, Gavrilovka, Republican, Berislav, Vesele, Olgivka, Kozatsk, Mykolaivka, Novosilka, Tyaghinka, Ivanivka, Novotivka, Khivnyk, youth, engineering, engineering, engineering, Khivnivka, Khivnivka, Khivnivka, Khivnivka, were also artillery from the invaders. region .</text:p>
      <text:p text:style-name="P4">
As reported by Ukrinform, on the night of June 14, the forces of Ukraine's defense were destroyed <text:a xlink:type="simple" xlink:href="https://www.ukrinform.ua/rubric-ato/3722586-sili-oboroni-vnoci-znisili-tri-kalibri-ta-devat-sahediv.html" text:style-name="Internet_20_link" text:visited-style-name="Visited_20_Internet_20_Link">
alarm "calibra" and nine shock drones Shahd-136/131</text:a>
.</text:p>
      <text:p text:style-name="P4">
<text:span text:style-name="T5">
Foto: LIBKOS</text:span>
</text:p>
      <text:p text:style-name="P4">
News Source: <text:a xlink:type="simple" xlink:href="https://www.ukrinform.ua/rubric-ato/3722957-na-shodi-ukraini-za-dobu-vidbulisa-majze-40-zitknen-de-trivaut-boi.html" text:style-name="Internet_20_link" text:visited-style-name="Visited_20_Internet_20_Link">
https://www.ukrinform.ua/rubric-ato/3722957-na-shodi-ukraini-za-dobu-vidbulisa-majze-40-zitknen-de-trivaut-boi.html</text:a>
</text:p>
      <!--NEWS-->
      <text:h text:style-name="P10" text:outline-level="1">
<text:span text:style-name="T4">
In Ukraine tomorrow in some places rains and thunderstorms, in the afternoon to +27 °</text:span>
</text:h>
      <text:p text:style-name="P4">
Authors: Ukrinform (Person)</text:p>
      <text:p text:style-name="P4">
Publisher: Укринформ (Organization)</text:p>
      <text:p text:style-name="P4">
Published Time: 2023-06-14T19:46:00+03:00</text:p>
      <text:p text:style-name="P4">
Modified Time: 2023-06-14T19:46:00+03:00</text:p>
      <text:p text:style-name="P4">
Description: In the western regions of Ukraine on Thursday, June 15, it will be cloudy with clearings, at night small, in the afternoon moderate rains, sometimes thunderstorms; The temperature at night is 8-13 °, in the afternoon 19-24 °. - Ukrinform.</text:p>
      <text:p text:style-name="P4">
Images: ['<text:a xlink:type="simple" xlink:href="https://static.ukrinform.com/photos/2019_05/thumb_files/630_360_1558511876-237.jpg" text:style-name="Internet_20_link" text:visited-style-name="Visited_20_Internet_20_Link">
630_360_15585...</text:a>
']</text:p>
      <text:p text:style-name="P4">
Tags: ['Дощ', 'Погода', 'Прогноз']</text:p>
      <text:p text:style-name="P4">
Type: Article</text:p>
      <!--METADATA-->
      <text:p text:style-name="P4">
<draw:frame draw:style-name="fr1" draw:name="Image184" text:anchor-type="as-char" svg:width="6.9236in" svg:height="3.956343in" draw:z-index="0">
<draw:image xlink:href="../Images/yкринформ/2023-06-14T19-46-00-03-00/630_360_1558511876-237.jpg" xlink:type="simple" xlink:show="embed" xlink:actuate="onLoad" draw:mime-type="image/jpeg"/>
</draw:frame>
In the western holes of Ukraine on Thursday, June 15, it will be cloudy with clearings, at night, in the afternoon, moderate rains, sometimes thunderstorms; The temperature at night is 8-13 °, in the afternoon19-24 °.</text:p>
      <text:p text:style-name="P4">
As reported by Ukrinform at the Ukrainian Hydrometeorological Center, in the rest of the territory of Ukraine is changing cloudiness tomorrow, in places a light short-term rain, thunderstorms; temperature at night 12-17 °, in the afternoon 22-27 °. The wind is northeast(in western holes-southeastern), 5-10 m/s.</text:p>
      <text:p text:style-name="P4">
In the capital region on Thursday, it is a variable cloudiness, at night without precipitation, a small short -lived in the daytime <text:a xlink:type="simple" xlink:href="https://www.ukrinform.ua/tag-dos" text:style-name="Internet_20_link" text:visited-style-name="Visited_20_Internet_20_Link">
rain</text:a>
,thunderstorm. Northeast wind, 5-10 m/s. Temperature in Kiev at night about 15 °, in the afternoon 23-25 °; In the area at night 12-17 °, in the afternoon 22-27 °.</text:p>
      <text:p text:style-name="P4">
According to the forecasters, on June 16-17 in the western part-cloudy with clearings, rains, thunderstorms, places significant rains; In the rest of the territory - changing cloudiness, beads, only in the daytime in the southeast of the country in places of short -term rain, thunderstorm. East wind, northeast, 3-8 m/s. The temperature is 13-18 ° at night; in the afternoon 23-28 °, in the western regions in places 18-23 °.</text:p>
      <text:p text:style-name="P4">
In Kiev and in the region on June 16-17, changing cloudiness, without precipitation. Nail, 3-8 m/s. Temperature in Kiev at night 16-18 °, in the afternoon 26-28 °; On the area 13-18 °, in the afternoon 23-28 °.</text:p>
      <text:p text:style-name="P4">
<text:span text:style-name="T4">
 Read also: </text:span>
 <text:a xlink:type="simple" xlink:href="https://www.ukrinform.ua/rubric-world/3720124-v-ispanii-zafiksuvali-najspekotnisu-vesnu-za-vsu-istoriu.html" text:style-name="Internet_20_link" text:visited-style-name="Visited_20_Internet_20_Link">
in Spain recorded the hottest spring in history</text:a>
On June 18-19, forecasters are forecast in the western regions; Temperators will be 10-15 °, in the afternoon 16-21 °. In the Southern, Zhytomyr, Vinnytsia, June 19 in Kyiv, Cherkasy, Kirovohrad regions - good rain, thunderstorms, in the rest of the territory without precipitation; The temperature at night 13-19 °, in the afternoon 23-29 °.</text:p>
      <text:p text:style-name="P4">
In the capital region on June 18, without precipitation, on June 19, there is a slight time, a thunderstorm. Temperature in Kiev at night 16-18 °, in the afternoon 26-28 °; Pass at night 13-18 °, in the afternoon 23-28 °.</text:p>
      <text:p text:style-name="P4">
News Source: <text:a xlink:type="simple" xlink:href="https://www.ukrinform.ua/rubric-regions/3722884-v-ukraini-zavtra-podekudi-dosi-ta-grozi-vden-do-27.html" text:style-name="Internet_20_link" text:visited-style-name="Visited_20_Internet_20_Link">
https://www.ukrinform.ua/rubric-regions/3722884-v-ukraini-zavtra-podekudi-dosi-ta-grozi-vden-do-27.html</text:a>
</text:p>
      <!--NEWS-->
      <text:h text:style-name="P10" text:outline-level="1">
<text:span text:style-name="T4">
Philanthropists have signed a contract for supplying equipment for National Guard training</text:span>
</text:h>
      <text:p text:style-name="P4">
Authors: Ukrinform (Person)</text:p>
      <text:p text:style-name="P4">
Publisher: Укринформ (Organization)</text:p>
      <text:p text:style-name="P4">
Published Time: 2023-06-14T19:48:04+03:00</text:p>
      <text:p text:style-name="P4">
Modified Time: 2023-06-14T19:48:04+03:00</text:p>
      <text:p text:style-name="P4">
Description: In Kiev, Help Heroes of Ukraine (USA) has signed a contract for the supply of equipment and modern systems for training of the National Guard of Ukraine with several manufacturers and companies. - Ukrinform.</text:p>
      <text:p text:style-name="P4">
Images: ['<text:a xlink:type="simple" xlink:href="https://static.ukrinform.com/photos/2023_03/thumb_files/630_360_1679668628-594.jpeg" text:style-name="Internet_20_link" text:visited-style-name="Visited_20_Internet_20_Link">
630_360_16796...</text:a>
', '<text:a xlink:type="simple" xlink:href="https://static.ukrinform.com/photos/2023_06/1686760963-755.jpg" text:style-name="Internet_20_link" text:visited-style-name="Visited_20_Internet_20_Link">
1686760963-75...</text:a>
']</text:p>
      <text:p text:style-name="P4">
Tags: ['Нацгвардія', 'Благодійність', 'обладнання', 'Тренування']</text:p>
      <text:p text:style-name="P4">
Type: Article</text:p>
      <!--METADATA-->
      <text:p text:style-name="P4">
<draw:frame draw:style-name="fr1" draw:name="Image185" text:anchor-type="as-char" svg:width="6.9236in" svg:height="3.956343in" draw:z-index="0">
<draw:image xlink:href="../Images/yкринформ/2023-06-14T19-48-04-03-00/630_360_1679668628-594.jpeg" xlink:type="simple" xlink:show="embed" xlink:actuate="onLoad" draw:mime-type="image/jpeg"/>
</draw:frame>
In Kyiv -Basic Organization "Help Heroes of Ukraine"(USA)She signed a contract of supply of equipment and modern systems for training of assault units of Ukraine with several manufacturers and companies.</text:p>
      <text:p text:style-name="P4">
The contract was signed during a press conference in Ukrinform.</text:p>
      <text:p text:style-name="P4">
<draw:frame draw:style-name="fr1" draw:name="Image186" text:anchor-type="as-char" svg:width="6.9236in" svg:height="4.615733in" draw:z-index="0">
<draw:image xlink:href="../Images/yкринформ/2023-06-14T19-48-04-03-00/1686760963-755.jpg" xlink:type="simple" xlink:show="embed" xlink:actuate="onLoad" draw:mime-type="image/jpeg"/>
</draw:frame>
“Today we are launching a program of providing advanced units of Guard, <text:a xlink:type="simple" xlink:href="https://www.ukrinform.ua/tag-zsu" text:style-name="Internet_20_link" text:visited-style-name="Visited_20_Internet_20_Link">
Armed Forces</text:a>
Systems of imitation of a mint of training of servicemen in conditions close to real combat. There is about strikers - these are kits This program, Andriy Garbuzyuk.</text:p>
      <text:p text:style-name="P4">
Andriy Garbuzyuk</text:p>
      <text:p text:style-name="P4">
According to him, with the help of this equipment, the fighters have an opportunity to undergo a new level of group training, coordination of whole units, develop certain skills that, in the assault and direct, increase the combat capability of units and save the lives of the Ukrainian.</text:p>
      <text:p text:style-name="P4">
This equipment is intended for training centers and landfills.</text:p>
      <text:p text:style-name="P4">
<text:span text:style-name="T4">
 Read also: </text:span>
 <text:a xlink:type="simple" xlink:href="https://www.ukrinform.ua/rubric-society/3717409-klimenko-nazvav-serednij-vik-dobrovolciv-gvardii-nastupu.html" text:style-name="Internet_20_link" text:visited-style-name="Visited_20_Internet_20_Link">
Klimenko named the average age of volunteers of "Guards nozzle"</text:a>
“The first stage of the program is to secure(These equipment - ed.)two military parts of the NSU of Western Territorial Administration. In the future, they will be supplemented not only by the landfills of the National Guard, but also by the Armed Forces, ”Garbuzyuk added.</text:p>
      <text:p text:style-name="P4">
According to him, the first equipment, according to the signed contract, start 2 weeks from the date of launch of this program. "I cannot cut off about the number of equipment," said the representative of the offensive fund. "</text:p>
      <text:p text:style-name="P4">
Vitaliy Boyko</text:p>
      <text:p text:style-name="P4">
The National Guard fighter Vitaliy Boyko noted that NATO has long been using systems of imitation of battle on landfills, which significantly reduces the loss of personal composition, we have very few such systems.</text:p>
      <text:p text:style-name="P4">
Gary Swedberg</text:p>
      <text:p text:style-name="P4">
Romanzabolotovsky <text:span text:style-name="T4">
 Read also: </text:span>
 <text:a xlink:type="simple" xlink:href="https://www.ukrinform.ua/rubric-ato/3721953-navcanna-ukrainskih-pilotiv-na-f16-moze-rozpocatisa-vlitku-minoboroni-niderlandiv.html" text:style-name="Internet_20_link" text:visited-style-name="Visited_20_Internet_20_Link">
Learning Ukrainian pilots on F -16 can cause the Ministry of Defense of the Netherlands in the summer</text:a>
Among the suppliers of this equipment, which have already been attended by this program-a training laser for the simulation of combat action, the provider of Strikeshop training equipment and the manufacturer of Pyrosoft.</text:p>
      <text:p text:style-name="P4">
At the press conference also showed a variety of electronic equipment and samples of equipment from the companies-signature companies. The equipment manufacturers have clear how it works.</text:p>
      <text:p text:style-name="P4">
As it was reported, on May 5, Energoatom handed over 8 cars to the National Guard and the Armed Forces.</text:p>
      <text:p text:style-name="P4">
News Source: <text:a xlink:type="simple" xlink:href="https://www.ukrinform.ua/rubric-society/3722959-blagodijniki-pidpisali-kontrakt-pro-postacanna-obladnanna-dla-trenuvanna-nacgvardijciv.html" text:style-name="Internet_20_link" text:visited-style-name="Visited_20_Internet_20_Link">
https://www.ukrinform.ua/rubric-society/3722959-blagodijniki-pidpisali-kontrakt-pro-postacanna-obladnanna-dla-trenuvanna-nacgvardijciv.html</text:a>
</text:p>
      <!--NEWS-->
      <text:h text:style-name="P10" text:outline-level="1">
<text:span text:style-name="T4">
Berlin Prosecutor's Office started investigating the Rammstein soloist - DW</text:span>
</text:h>
      <text:p text:style-name="P4">
Authors: Ukrinform (Person)</text:p>
      <text:p text:style-name="P4">
Publisher: Укринформ (Organization)</text:p>
      <text:p text:style-name="P4">
Published Time: 2023-06-14T19:51:05+03:00</text:p>
      <text:p text:style-name="P4">
Modified Time: 2023-06-14T19:51:05+03:00</text:p>
      <text:p text:style-name="P4">
Description: The Berlin Prosecutor's Office initiated a criminal case against Rammstein's soloist Tilly Lindemann on suspicion of rape. - Ukrinform.</text:p>
      <text:p text:style-name="P4">
Images: ['<text:a xlink:type="simple" xlink:href="https://static.ukrinform.com/photos/2023_06/thumb_files/630_360_1686761035-699.jpg" text:style-name="Internet_20_link" text:visited-style-name="Visited_20_Internet_20_Link">
630_360_16867...</text:a>
']</text:p>
      <text:p text:style-name="P4">
Tags: ['Німеччина', 'Прокуратура', 'Сексуальні домагання', 'Згвалтування', 'Rammstein']</text:p>
      <text:p text:style-name="P4">
Type: Article</text:p>
      <!--METADATA-->
      <text:p text:style-name="P4">
<draw:frame draw:style-name="fr1" draw:name="Image191" text:anchor-type="as-char" svg:width="6.9236in" svg:height="3.956343in" draw:z-index="0">
<draw:image xlink:href="../Images/yкринформ/2023-06-14T19-51-05-03-00/630_360_1686761035-699.jpg" xlink:type="simple" xlink:show="embed" xlink:actuate="onLoad" draw:mime-type="image/jpeg"/>
</draw:frame>
The Berlin prosecutor's office initiated a criminal case against the soloist of the band Rammsteintillya Lindemann on suspicion of rape.</text:p>
      <text:p text:style-name="P4">
As Ukrinform reports, it reports <text:a xlink:type="simple" xlink:href="https://www.dw.com/en/rammsteins-till-lindemann-investigation-launched-reports/a-65913991" text:style-name="Internet_20_link" text:visited-style-name="Visited_20_Internet_20_Link">
DW</text:a>
.</text:p>
      <text:p text:style-name="P4">
It is noted that the Tagesspiegel Berlin newspaper for the first time reported on Wednesday, however, that the prosecutor's office of the German capital was investigating Rammstein Frontmenagurt. According to the newspaper, the announcement of justice, Felor Badenberg, members of the Legal Committee of the Berlin Charter Committee, according to the door.</text:p>
      <text:p text:style-name="P4">
Lindemann is accused of Article 177 of the Criminal Code of Germany, which is subject to <text:a xlink:type="simple" xlink:href="https://www.ukrinform.ua/tag-seksualni-domaganna" text:style-name="Internet_20_link" text:visited-style-name="Visited_20_Internet_20_Link">
sexual harassment</text:a>
and rape.</text:p>
      <text:p text:style-name="P4">
Another Berlin newspaper, B.Z., reports that the investigation is based on two reports on various probable crimes. One of them came to the Berlin Police, the other - directly to the prosecutor's office.</text:p>
      <text:p text:style-name="P4">
<text:span text:style-name="T4">
 Read also: </text:span>
 <text:a xlink:type="simple" xlink:href="https://www.ukrinform.ua/rubric-culture/3714987-u-ssa-sud-vidhiliv-pozov-zirok-filmu-romeo-i-dzuletta-1968-roku-proti-paramount.html" text:style-name="Internet_20_link" text:visited-style-name="Visited_20_Internet_20_Link">
in the US court rejected the claim <text:span text:style-name="T4">
 stars </text:span>
 <text:span text:style-name="T4">
 </text:span>
 <text:span text:style-name="T4">
 "</text:span>
" Romeo ** and Juliet "1968 against Paramount</text:a>
In turn, Lindemann strongly rejects the accusations against his address. Its advocates have announced that in response to all the accusations of sexual violence, put forward by lawsuit against the Vocalist Rammstein.</text:p>
      <text:p text:style-name="P4">
<text:span text:style-name="T5">
Foto: PUCTURE ALLIANCE/DPA</text:span>
</text:p>
      <text:p text:style-name="P4">
News Source: <text:a xlink:type="simple" xlink:href="https://www.ukrinform.ua/rubric-culture/3722961-prokuratura-berlina-pocala-rozsliduvanna-proti-solista-rammstein-dw.html" text:style-name="Internet_20_link" text:visited-style-name="Visited_20_Internet_20_Link">
https://www.ukrinform.ua/rubric-culture/3722961-prokuratura-berlina-pocala-rozsliduvanna-proti-solista-rammstein-dw.html</text:a>
</text:p>
      <!--NEWS-->
      <text:h text:style-name="P10" text:outline-level="1">
<text:span text:style-name="T4">
The court appointed 13 years by lattice Russian agent who collected data on defense forces</text:span>
</text:h>
      <text:p text:style-name="P4">
Authors: Ukrinform (Person)</text:p>
      <text:p text:style-name="P4">
Publisher: Укринформ (Organization)</text:p>
      <text:p text:style-name="P4">
Published Time: 2023-06-14T19:52:00+03:00</text:p>
      <text:p text:style-name="P4">
Modified Time: 2023-06-14T19:52:00+03:00</text:p>
      <text:p text:style-name="P4">
Description: The court, according to the Security Service of Ukraine, imposed a sentence of 13 years of imprisonment of a collaborator from Donetsk region, which under the guise of a displaced person was hiding in the west of the country. - Ukrinform.</text:p>
      <text:p text:style-name="P4">
Images: ['<text:a xlink:type="simple" xlink:href="https://static.ukrinform.com/photos/2015_12/thumb_files/630_360_1450541754-2561-tyurma-foto-ukr-advokatorgua.jpg" text:style-name="Internet_20_link" text:visited-style-name="Visited_20_Internet_20_Link">
630_360_14505...</text:a>
']</text:p>
      <text:p text:style-name="P4">
Tags: ['Суд', "В'язниця", 'Вирок', 'агентура рф']</text:p>
      <text:p text:style-name="P4">
Type: Article</text:p>
      <!--METADATA-->
      <text:p text:style-name="P4">
<draw:frame draw:style-name="fr1" draw:name="Image192" text:anchor-type="as-char" svg:width="6.9236in" svg:height="3.956343in" draw:z-index="0">
<draw:image xlink:href="../Images/yкринформ/2023-06-14T19-52-00-03-00/630_360_1450541754-2561-tyurma-foto-ukr-advokatorgua.jpg" xlink:type="simple" xlink:show="embed" xlink:actuate="onLoad" draw:mime-type="image/jpeg"/>
</draw:frame>
The court on the materials of the Security Service of Ukraine appointed a punishment in the form of 13 years of imprisonment of a collaborator from Donetsk region, which under the guise of a displaced person was hiding in the west of the country.</text:p>
      <text:p text:style-name="P4">
As Ukrinform reports, this has reported <text:a xlink:type="simple" xlink:href="http://ssu.gov.ua/novyny/zavdiaky-sbu-13-rokiv-za-gratamy-provede-kolaborant-z-donechchyny-yakyi-pid-vyhliadom-pereselentsia-khovavsia-na-zakhodi-ukrainy" text:style-name="Internet_20_link" text:visited-style-name="Visited_20_Internet_20_Link">
SBU</text:a>
.</text:p>
      <text:p text:style-name="P4">
It was found that at the beginning of a full -scale war, the convicted person transferred to the Russian location of the Defense Forces of Ukraine in the estuary. The "DNR" terrorist organization, which was on a temporarily seized part of Donetsk region, was "connected". They used Russian social networks and messengers for communication.</text:p>
      <text:p text:style-name="P4">
After the release from the invaders of the territories in the Lyman direction, the hostile agent decided to escape to the Lviv region, where he tried to hide the city inhabitants.</text:p>
      <text:p text:style-name="P4">
<text:span text:style-name="T5">
!</text:span>
General Staff <text:span text:style-name="T4">
 </text:span>
 Data <text:span text:style-name="T4">
 </text:span>
 About <text:span text:style-name="T4">
** Armed Forces </text:span>
](https://www.ukrinform.ua/rubric-society/3705121-zitelci-doneccini-dali-12-rokiv-vaznici-peredavala-u-rosijskij-genstab-dani-pro-zsu.html)In the course of the investigation it was revealed that the person planned planned to restore his contacts with Russian invaders, in particular for the transfer of the enemy of intelligence, collected in the west of the country.</text:p>
      <text:p text:style-name="P4">
<text:a xlink:type="simple" xlink:href="https://www.ukrinform.ua/tag-sbu" text:style-name="Internet_20_link" text:visited-style-name="Visited_20_Internet_20_Link">
SBU</text:a>
She detained the collaborator at the end of 20122.</text:p>
      <text:p text:style-name="P4">
As specified in the <text:a xlink:type="simple" xlink:href="https://www.gp.gov.ua/ua/posts/zdavav-vorogu-poziciyi-zsu-u-prifrontovomu-limani-do-13-rokiv-za-gratami-zasudzeno-zitelya-doneckoyi-oblasti" text:style-name="Internet_20_link" text:visited-style-name="Visited_20_Internet_20_Link">
office of the Prosecutor General</text:a>
, the convicted person collected data on the places of dislocation, movement and masking of units of the Armed Forces of Ukraine in the frontline estuary of Donetsk region.</text:p>
      <text:p text:style-name="P4">
In text messages, the enemy informant noted the addresses of the Ukrainian troops in the city.</text:p>
      <text:p text:style-name="P4">
<text:span text:style-name="T4">
 Read also: </text:span>
 <text:a xlink:type="simple" xlink:href="https://www.ukrinform.ua/rubric-regions/3706236-na-doneccini-zatrimali-dvoh-informatorok-aki-zlivali-rosianam-lokacii-zsu.html" text:style-name="Internet_20_link" text:visited-style-name="Visited_20_Internet_20_Link">
in Donetsk region detained two information that "drained" the Russians of the Armed Forces Location</text:a>
</text:p>
      <text:p text:style-name="P4">
Prior to the entry into force of the sentence, the collaborator will be in custody.</text:p>
      <text:p text:style-name="P4">
As reported by Ukrinform, up to 15 years in prison <text:a xlink:type="simple" xlink:href="https://www.ukrinform.ua/rubric-society/3705195-zdavav-rosianam-pozicii-ppo-odesitu-dali-15-rokiv-vaznici.html" text:style-name="Internet_20_link" text:visited-style-name="Visited_20_Internet_20_Link">
condemned</text:a>
A resident of Odessa, who gave the Russians the dislocation of Ukraine's air defense systems.</text:p>
      <text:p text:style-name="P4">
News Source: <text:a xlink:type="simple" xlink:href="https://www.ukrinform.ua/rubric-society/3722972-sud-priznaciv-13-rokiv-za-gratami-rosijskomu-agentu-akij-zbirav-dani-pro-sili-oboroni.html" text:style-name="Internet_20_link" text:visited-style-name="Visited_20_Internet_20_Link">
https://www.ukrinform.ua/rubric-society/3722972-sud-priznaciv-13-rokiv-za-gratami-rosijskomu-agentu-akij-zbirav-dani-pro-sili-oboroni.html</text:a>
</text:p>
      <!--NEWS-->
      <text:h text:style-name="P10" text:outline-level="1">
<text:span text:style-name="T4">
Painter told about communication with Zaluzhny and other commanders</text:span>
</text:h>
      <text:p text:style-name="P4">
Authors: Ukrinform (Person)</text:p>
      <text:p text:style-name="P4">
Publisher: Укринформ (Organization)</text:p>
      <text:p text:style-name="P4">
Published Time: 2023-06-14T19:54:50+03:00</text:p>
      <text:p text:style-name="P4">
Modified Time: 2023-06-14T19:54:50+03:00</text:p>
      <text:p text:style-name="P4">
Description: Deputy Minister of Defense Anna Malyar informed how communication with the Commander -in -Chief of the Armed Forces Valery Zaluzhny and other commanders. - Ukrinform.</text:p>
      <text:p text:style-name="P4">
Images: ['<text:a xlink:type="simple" xlink:href="https://static.ukrinform.com/photos/2022_08/thumb_files/630_360_1660222320-238.jpg" text:style-name="Internet_20_link" text:visited-style-name="Visited_20_Internet_20_Link">
630_360_16602...</text:a>
']</text:p>
      <text:p text:style-name="P4">
Tags: ['Валерій Залужний', 'Ганна Маляр', 'Єдині новини']</text:p>
      <text:p text:style-name="P4">
Type: Article</text:p>
      <!--METADATA-->
      <text:p text:style-name="P4">
<draw:frame draw:style-name="fr1" draw:name="Image194" text:anchor-type="as-char" svg:width="6.9236in" svg:height="3.956343in" draw:z-index="0">
<draw:image xlink:href="../Images/yкринформ/2023-06-14T19-54-50-03-00/630_360_1660222320-238.jpg" xlink:type="simple" xlink:show="embed" xlink:actuate="onLoad" draw:mime-type="image/jpeg"/>
</draw:frame>
Deputy Defense Minister Anna Malyar informed how the communication of the Armed Forces of the Armed Forces Valery Zaluzhny and other commanders.</text:p>
      <text:p text:style-name="P4">
The Deputy Minister of Defense Anna Malyar said this on the broadcast of the only news, Ukrinform correspondent reports.</text:p>
      <text:p text:style-name="P4">
“We have a key customer of hostilities information, they determine what they need. That is,(General Zaluzhny - ed.) не просто залучений(To this information component - ed.)- Valeriy Fedorovich says, the third, I speak how we can do it. And we already agree, ”the minister said.</text:p>
      <text:p text:style-name="P4">
<text:span text:style-name="T4">
 Read also: </text:span>
 <text:a xlink:type="simple" xlink:href="https://www.ukrinform.ua/rubric-ato/3722956-malar-poasnila-comu-ne-nazivautsa-tocni-cifri-vtrat-sil-oboroni.html" text:style-name="Internet_20_link" text:visited-style-name="Visited_20_Internet_20_Link">
<text:span text:style-name="T4">
 painter </text:span>
 explained why the exact figures are not called defense loss</text:a>
According to her, the key task of their information policy is to help and support the Armed Forces.</text:p>
      <text:p text:style-name="P4">
“That is, the information campaign during the offensive is part of the general military plan, it performs a certain task. And first of all, I consult with the statements, in particular, with Valery Fedorovich. Together we decide what is inaded, ”the painter added.</text:p>
      <text:p text:style-name="P4">
She noted that working with the Department of Strategic Communications of the Armed Forces. “We also have media units of the Ministry of Defense, we are all the team, we do it with one team. Every day we have meetings with operative-strategic groups. We are constantly holding our hand on the pulse and, if something is trapped, we are reacting information, ”the Deputy Minister said.</text:p>
      <text:p text:style-name="P4">
<text:span text:style-name="T4">
 Read also: </text:span>
 <text:a xlink:type="simple" xlink:href="https://www.ukrinform.ua/rubric-regions/3722794-rosiani-pisla-pidrivu-kahovskoi-ges-posilili-tisk-na-ziteliv-hersonsini-malar.html" text:style-name="Internet_20_link" text:visited-style-name="Visited_20_Internet_20_Link">
Russians, after blasting the Kakhovskaya hydroelectric power station, increased the pressure of the Kherson region - <text:span text:style-name="T4">
 painter </text:span>
</text:a>
Answering the questions that capture the information custom in MOU, in addition to the losses among Ukrainian servicemen, painted that all the attention of the Russians was drawn to Western equipment and weapons last week.</text:p>
      <text:p text:style-name="P4">
“It is actually their key information goal, because it is unprofitable for them to give us weapons. Therefore, they discredit us as a weapon recipient and weapons, Western equipment as a tool of war. Certainly, during the war, both velors lose their equipment, there is no such military equipment that can not be possible. But at the same time, we have much lower, ”she assured.</text:p>
      <text:p text:style-name="P4">
News Source: <text:a xlink:type="simple" xlink:href="https://www.ukrinform.ua/rubric-ato/3722963-malar-rozpovila-pro-komunikaciu-iz-zaluznim-ta-insimi-komandirami.html" text:style-name="Internet_20_link" text:visited-style-name="Visited_20_Internet_20_Link">
https://www.ukrinform.ua/rubric-ato/3722963-malar-rozpovila-pro-komunikaciu-iz-zaluznim-ta-insimi-komandirami.html</text:a>
</text:p>
      <!--NEWS-->
      <text:h text:style-name="P10" text:outline-level="1">
<text:span text:style-name="T4">
Poland has purchased for its own army Minnie Baobab-K bar</text:span>
</text:h>
      <text:p text:style-name="P4">
Authors: Ukrinform (Person)</text:p>
      <text:p text:style-name="P4">
Publisher: Укринформ (Organization)</text:p>
      <text:p text:style-name="P4">
Published Time: 2023-06-14T19:57:00+03:00</text:p>
      <text:p text:style-name="P4">
Modified Time: 2023-06-14T23:57:00+03:00</text:p>
      <text:p text:style-name="P4">
Description: Poland's Ministry of Defense purchased 24 Baobab-K barriers of Polish production for its own army. - Ukrinform.</text:p>
      <text:p text:style-name="P4">
Images: ['<text:a xlink:type="simple" xlink:href="https://static.ukrinform.com/photos/2023_06/thumb_files/630_360_1686761069-710.jpg" text:style-name="Internet_20_link" text:visited-style-name="Visited_20_Internet_20_Link">
630_360_16867...</text:a>
']</text:p>
      <text:p text:style-name="P4">
Tags: ['Польща', 'Зброя', 'Маріуш Блащак']</text:p>
      <text:p text:style-name="P4">
Type: Article</text:p>
      <!--METADATA-->
      <text:p text:style-name="P4">
<draw:frame draw:style-name="fr1" draw:name="Image195" text:anchor-type="as-char" svg:width="6.9236in" svg:height="3.956343in" draw:z-index="0">
<draw:image xlink:href="../Images/yкринформ/2023-06-14T19-57-00-03-00/630_360_1686761069-710.jpg" xlink:type="simple" xlink:show="embed" xlink:actuate="onLoad" draw:mime-type="image/jpeg"/>
</draw:frame>
The Ministry of Defense has purchased 24 wheel mining barriers of Polish production for the needs of its own army.</text:p>
      <text:p text:style-name="P4">
The relevant agreement was signed on Wednesday at the Polish defense enterprise Hutastalowa Wola in the city of Stelev Viceremier, Minister of National Defense Mariusz Blaschak, Ukrinform reports, citing the Poland Government.</text:p>
      <text:p text:style-name="P4">
“The Baobab-K wheel is a modern weapon that is a very important margulum in our aggressor restraint policy. The first 24 sets of machinery will be adopted by the Polish army within a shorter time than it is provided by a contract, ”said Blaschak during his signing.</text:p>
      <text:p text:style-name="P4">
<text:span text:style-name="T4">
 Read also: </text:span>
 <text:a xlink:type="simple" xlink:href="https://www.ukrinform.ua/rubric-world/3721797-armia-moldovi-provede-treti-za-ostanni-misaci-navcanna-rezervistiv.html" text:style-name="Internet_20_link" text:visited-style-name="Visited_20_Internet_20_Link">
Moldova Army will hold the third in the last months of training</text:a>
The agreement was signed between the State Army Agency and the Polish Arms Group and Huta Stalowa Wola. Its cost is 510 million zlotys(Approximately $ 120 million.). Вона передбачає закупівлю для потребпольської армії 24 колісних мінних загороджувачів разом з логістичним танавчальним пакетами, а також мінних касет та протитанкових мін. Поставка цьогоозброєння для польської армії планується в 2026-2028 роках.</text:p>
      <text:p text:style-name="P4">
Як відомо, Baobab-K є новою розробкою польського ОПК. цей мінний загороджувачмає шість пускових модулів на 20 стволів. Відтак, одна машина може вмістити до600 мін різних типів. Для встановлення мінного поля довжиною близько 2 км ташириною 30-90 метрів, Baobab-K потребує до 22 хвилин. Швидкість рухуавтомобіля при постановці мін складає від 5 км/год до 25 км/год. Системауправління Baobab-K допускає варіант встановлення мін в автоматичному режимі.Машина обладнана бортовим комп’ютером, терміналом візуалізації з цифровоюкартою та системою GPS-навігації.</text:p>
      <text:p text:style-name="P4">
<text:span text:style-name="T4">
Читайте також:</text:span>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text:span text:style-name="T4">
збро</text:span>
 ю -Лукашенко </text:a>
Фото: Ministry of National Defense</text:p>
      <text:p text:style-name="P4">
News Source: <text:a xlink:type="simple" xlink:href="https://www.ukrinform.ua/rubric-world/3722958-polsa-zakupila-dla-vlasnoi-armii-minni-zagorodzuvaci-baobabk.html" text:style-name="Internet_20_link" text:visited-style-name="Visited_20_Internet_20_Link">
https://www.ukrinform.ua/rubric-world/3722958-polsa-zakupila-dla-vlasnoi-armii-minni-zagorodzuvaci-baobabk.html</text:a>
</text:p>
      <!--NEWS-->
      <text:h text:style-name="P10" text:outline-level="1">
<text:span text:style-name="T4">
In the Kherson region, through the undermining of the Kakhovskaya hydroelectric power station, historical artifacts are washed out of mounds</text:span>
</text:h>
      <text:p text:style-name="P4">
Authors: Ukrinform (Person)</text:p>
      <text:p text:style-name="P4">
Publisher: Укринформ (Organization)</text:p>
      <text:p text:style-name="P4">
Published Time: 2023-06-14T1:55:48+03:00</text:p>
      <text:p text:style-name="P4">
Modified Time: 2023-06-14T21:55:48+03:00</text:p>
      <text:p text:style-name="P4">
Description: In the Kherson region, through the blasting of the Russians of the Kakhovka hydroelectric power station, historical artifacts of unexplored mounds are washed out of the Earth. Residents are asked to transfer finds to the museum. - Ukrinform.</text:p>
      <text:p text:style-name="P4">
Images: ['<text:a xlink:type="simple" xlink:href="https://static.ukrinform.com/photos/2023_06/thumb_files/630_360_1686768931-186.jpg" text:style-name="Internet_20_link" text:visited-style-name="Visited_20_Internet_20_Link">
630_360_16867...</text:a>
']</text:p>
      <text:p text:style-name="P4">
Tags: ['Археологи', 'Херсонщина', 'Каховська ГЕС', 'Курган', 'Підтоплення']</text:p>
      <text:p text:style-name="P4">
Type: Article</text:p>
      <!--METADATA-->
      <text:p text:style-name="P4">
<draw:frame draw:style-name="fr1" draw:name="Image196" text:anchor-type="as-char" svg:width="6.9236in" svg:height="3.956343in" draw:z-index="0">
<draw:image xlink:href="../Images/yкринформ/2023-06-14T1-55-48-03-00/630_360_1686768931-186.jpg" xlink:type="simple" xlink:show="embed" xlink:actuate="onLoad" draw:mime-type="image/jpeg"/>
</draw:frame>
The Uherson region, due to the undermining of the Russians of the Kakhovka hydroelectric power station, washed out of land artifacts from unexplored mounds. Residents are asked to transfer to the museum.</text:p>
      <text:p text:style-name="P4">
About it in <text:a xlink:type="simple" xlink:href="https://t.me/khersonskaODA/6904" text:style-name="Internet_20_link" text:visited-style-name="Visited_20_Internet_20_Link">
telegram</text:a>
Kherson reported, Ukrinform reports.</text:p>
      <text:p text:style-name="P4">
"Historical artifacts that were in unexplored mounds <text:a xlink:type="simple" xlink:href="https://t.me/khersonskaODA/6904" text:style-name="Internet_20_link" text:visited-style-name="Visited_20_Internet_20_Link">
Kherson region</text:a>
, because of Kakhovskaya hydroelectric power station, the Russian military washed out of the ground and spreading a powerful current, " - said the presentation.</text:p>
      <text:p text:style-name="P4">
In the regional administration, residents who noticed such objects are addressed, immediately report to the finding of the Kherson Regional Museum of Local History.</text:p>
      <text:p text:style-name="P4">
Museum's contact number: 066 35 51 407.</text:p>
      <text:p text:style-name="P4">
<text:span text:style-name="T4">
 Read also: </text:span>
 <text:a xlink:type="simple" xlink:href="https://www.ukrinform.ua/rubric-regions/3722849-na-hersonsini-zatoplenimi-lisautsa-45-naselenih-punktiv.html" text:style-name="Internet_20_link" text:visited-style-name="Visited_20_Internet_20_Link">
in Kherson region, 45 settlements remain flooded</text:a>
As reported by Ukrinform, on the night of June 6 <text:a xlink:type="simple" xlink:href="https://www.ukrinform.ua/rubric-ato/3718751-rosijski-zagarbniki-pidirvali-kahovsku-ges-ok-pivden.html" text:style-name="Internet_20_link" text:visited-style-name="Visited_20_Internet_20_Link">
Russian army blown up</text:a>
Dam Kakhovskaya hydroelectric power station.</text:p>
      <text:p text:style-name="P4">
According to OVA, in the morning of June 14, the average flood level is 2.13 meters. It's 32 centimeters less than last night. The dynamics on the descendants are stored.</text:p>
      <text:p text:style-name="P4">
News Source: <text:a xlink:type="simple" xlink:href="https://www.ukrinform.ua/rubric-regions/3723003-na-hersonsini-cerez-pidriv-kahovskoi-ges-z-kurganiv-vimivautsa-istoricni-artefakti.html" text:style-name="Internet_20_link" text:visited-style-name="Visited_20_Internet_20_Link">
https://www.ukrinform.ua/rubric-regions/3723003-na-hersonsini-cerez-pidriv-kahovskoi-ges-z-kurganiv-vimivautsa-istoricni-artefakti.html</text:a>
</text:p>
      <!--NEWS-->
      <text:h text:style-name="P10" text:outline-level="1">
<text:span text:style-name="T4">
The results of purchases of the Armed Forces of the Armed Forces for the second half of the year were published in the ProZorro system on June 12-13</text:span>
</text:h>
      <text:p text:style-name="P4">
Author: ['АРМІЯINFORM']</text:p>
      <text:p text:style-name="P4">
Time: 2023-06-14T20:00:00-04:00</text:p>
      <text:p text:style-name="P4">
Description: Procedure Procurement Products of Kharchuvannya Zbroyni forces of Ukraine Vidbuva Vidkriti і 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02e284b9be58db3d46a9d31490538857a0693354-1.jpg" text:style-name="Internet_20_link" text:visited-style-name="Visited_20_Internet_20_Link">
02e284b9be58db3d46a9d31490538857a0693354-1.jpg</text:a>
']</text:p>
      <text:p text:style-name="P4">
Tags: ['PROZORRO', 'ДЕНИС ШАРАПОВ', 'МОУ', 'ХАРЧУВАННЯ ВІЙСЬКОВИХ']</text:p>
      <text:p text:style-name="P4">
Category: News</text:p>
      <!--METADATA-->
      <text:p text:style-name="P4">
<draw:frame draw:style-name="fr1" draw:name="Image197" text:anchor-type="as-char" svg:width="6.9236in" svg:height="4.376989in" draw:z-index="0">
<draw:image xlink:href="../Images/AРМІЯINFORM/2023-06-14T20-00-00-04-00/02e284b9be58db3d46a9d31490538857a0693354-1.jpg" xlink:type="simple" xlink:show="embed" xlink:actuate="onLoad" draw:mime-type="image/jpeg"/>
</draw:frame>
The procedure of procurement of food for the Armed Forces of Ukraine is open and compliance with all procedures. Anyone can track it on the website.</text:p>
      <text:p text:style-name="P4">
About it <text:a xlink:type="simple" xlink:href="https://www.mil.gov.ua/news/2023/06/13/rezultati-zakupivel-produktiv-harchuvannya-zsu-na-druge-pivrichchya-buli-oprilyudneni-v-sistemi-prozorro-12-13-chervnya/" text:style-name="Internet_20_link" text:visited-style-name="Visited_20_Internet_20_Link">
reports</text:a>
Ministry of Defence Ukraine.</text:p>
      <text:p text:style-name="P4">
At the same time, on June 12, several people spread unreliable and incorrect information on the purchase of food of the Ministry of Defense.</text:p>
      <text:p text:style-name="P4">
Therefore, as for "not publishing information on which, allegedly, the collegial body made a decision on Friday, June 9", then the collegial organ of the Ministry of Defense of Ukraine on Defense Procurement, and by the way, there is a representative of the Anti -Corruption Council at the Ministry of Defense Ministry , On June 9, he made only a decision to reject participants in some procedures, which MUS immediately published in the electronic system of ProZorro on June 9.</text:p>
      <text:p text:style-name="P4">
The decision to recognize the winners was transferred by the collegial body to June 12, after which IUU on the same day - June 12 - immediately published them by the ProZorro procurement system. It is about 8 procurement procedures. This information is open. In addition, on June 13, another 8 procedures were announced and winners.</text:p>
      <text:p text:style-name="P4">
In total, the Ministry of Defense has announced 22 procedures for the purchase of food for the Armed Forces. Currently, 16 of them have results and the winners have been announced. The winners have not yet been determined by 4 processes; Another 2 procedures were rejected by all times, and on June 13, these 2 procedures were repeated.</text:p>
      <text:p text:style-name="P4">
“Unfortunately, people who have distributed information that the publications of trading are not being delayed and not published. These "data" is not true. This is easily checked both in the ProZorro system, so it is idle at the expense of public control - a representative of the anti -correal counterparts is a part of the collegial body of the Ministry of Defense on Defense Procurement. Actually, information about this "fact" has already been deleted by authors from publications. What do we have in reality? Purchases are ongoing, everything happens to all procedures and without violation of no terms, which are defined by the Law on Public Procurement, - said Deputy Minister of Defense Denisssharapov.In addition, during the period of clarifications from the participants for each procedure, a secondary average of 40 appeals - that is, 22 procedures more than 850 appeals. The Ministry of Defense is obliged to publish appropriate explanations within one working day from the date of receipt of the receipt.</text:p>
      <text:p text:style-name="P4">
“Given that all this could have caused the disruption of the personal composition, the MOU took into account these risks and proposed the corresponding changes to the CMUN335 resolution. Important: These changes did not oblige the MOU to continue the current agreements of the year, but only gave the right to amend the time, sufficient for the procurement procedure. We cannot allow our military to eat. The reaction to such threats is obvious - it is impossible to make a lot of inspection on the nutrition of military unscrupulous participants. Currently, the post -publication of the results of bidding, that is, when we are sure that the auction has taken place, that there will be no disruption of food supplies to our defenders and rags, we have applied to leave these changes without consideration without consideration, ”Denis Sharapov added.</text:p>
      <text:p text:style-name="P4">
News Source: <text:a xlink:type="simple" xlink:href="https://armyinform.com.ua/2023/06/14/rezultaty-zakupivel-produktiv-harchuvannya-zsu-na-ii-pivrichchya-buly-oprylyudneni-v-systemi-prozorro-12-13-chervnya/" text:style-name="Internet_20_link" text:visited-style-name="Visited_20_Internet_20_Link">
https://armyinform.com.ua/2023/06/14/rezultaty-zakupivel-produktiv-harchuvannya-zsu-na-ii-pivrichchya-buly-oprylyudneni-v-systemi-prozorro-12-13-chervnya/</text:a>
</text:p>
      <!--NEWS-->
      <text:h text:style-name="P10" text:outline-level="1">
<text:span text:style-name="T4">
It is known where to watch the match of the national team of Ukraine against Northern Macedonia in the selection for Euro-2024</text:span>
</text:h>
      <text:p text:style-name="P4">
Authors: Ukrinform (Person)</text:p>
      <text:p text:style-name="P4">
Publisher: Укринформ (Organization)</text:p>
      <text:p text:style-name="P4">
Published Time: 2023-06-14T20:04:58+03:00</text:p>
      <text:p text:style-name="P4">
Modified Time: 2023-06-14T20:04:58+03:00</text:p>
      <text:p text:style-name="P4">
Description: The match will take place on June 16. - Ukrinform.</text:p>
      <text:p text:style-name="P4">
Images: ['<text:a xlink:type="simple" xlink:href="https://static.ukrinform.com/photos/2023_06/thumb_files/630_360_1686762073-473.jpg" text:style-name="Internet_20_link" text:visited-style-name="Visited_20_Internet_20_Link">
630_360_16867...</text:a>
']</text:p>
      <text:p text:style-name="P4">
Tags: ['Збірна України', 'Північна Македонія', 'Євро-2024']</text:p>
      <text:p text:style-name="P4">
Type: Article</text:p>
      <!--METADATA-->
      <text:p text:style-name="P4">
<draw:frame draw:style-name="fr1" draw:name="Image198" text:anchor-type="as-char" svg:width="6.9236in" svg:height="3.956343in" draw:z-index="0">
<draw:image xlink:href="../Images/yкринформ/2023-06-14T20-04-58-03-00/630_360_1686762073-473.jpg" xlink:type="simple" xlink:show="embed" xlink:actuate="onLoad" draw:mime-type="image/jpeg"/>
</draw:frame>
The match will be reached on June 16.</text:p>
      <text:p text:style-name="P4">
The qualifying match for the European Championships 2024 Northern Macedonia-Ukraine will say Megogo and Public, Ukrinform reports.</text:p>
      <text:p text:style-name="P4">
Megogo will broadcast a match on the Internet exclusively on the interactive channel "Megogo Football First" and in the Sport section. The matches will be available for "Maximum", "Sport" or "Optimal".</text:p>
      <text:p text:style-name="P4">
You can also view the airwaves on local TV channels of public broadcasting(For example, public Kiev, Public Dnipro, Public Ternopil, etc.)Upifro broadcast T2 and cable networks.</text:p>
      <text:p text:style-name="P4">
The match of the European Championships-2024 between Northern Macedonia and Ukraine will be released on June 16 at 21:45 Kyiv time. The meeting will take place at the Stoshi Stadium.</text:p>
      <text:p text:style-name="P4">
<text:span text:style-name="T4">
 Read also: </text:span>
 <text:a xlink:type="simple" xlink:href="https://www.ukrinform.ua/rubric-sports/3722620-futbolisti-zbirnoi-ukraini-proveli-vidnovluvalne-trenuvanna-u-bremeni.html" text:style-name="Internet_20_link" text:visited-style-name="Visited_20_Internet_20_Link">
Ukraine's players of Ukraine conducted renewable -strain in Bremen</text:a>
As reported by Ukrinform, Ukraine ranks fourth in group C of post-dishes from England in the starting game of selection to the CHE-2024. Northern Macedonia to the First Malt's first skills match(2:1).</text:p>
      <text:p text:style-name="P4">
Фото Павла Кубанова</text:p>
      <text:p text:style-name="P4">
News Source: <text:a xlink:type="simple" xlink:href="https://www.ukrinform.ua/rubric-sports/3722966-vidomo-de-divitis-matc-zbirnoi-ukraini-proti-pivnicnoi-makedonii-u-vidbori-na-evro2024.html" text:style-name="Internet_20_link" text:visited-style-name="Visited_20_Internet_20_Link">
https://www.ukrinform.ua/rubric-sports/3722966-vidomo-de-divitis-matc-zbirnoi-ukraini-proti-pivnicnoi-makedonii-u-vidbori-na-evro2024.html</text:a>
</text:p>
      <!--NEWS-->
      <text:h text:style-name="P10" text:outline-level="1">
<text:span text:style-name="T4">
In Kiev presented a course on providing psychological assistance to elderly during the war</text:span>
</text:h>
      <text:p text:style-name="P4">
Authors: Ukrinform (Person)</text:p>
      <text:p text:style-name="P4">
Publisher: Укринформ (Organization)</text:p>
      <text:p text:style-name="P4">
Published Time: 2023-06-14T20:11:13+03:00</text:p>
      <text:p text:style-name="P4">
Modified Time: 2023-06-14T20:11:13+03:00</text:p>
      <text:p text:style-name="P4">
Description: Israeli artist and writer Alexander Halytsky presented a unique course in providing emotional and psychological assistance to elderly during the war. - Ukrinform.</text:p>
      <text:p text:style-name="P4">
Images: ['<text:a xlink:type="simple" xlink:href="https://static.ukrinform.com/photos/2023_06/thumb_files/630_360_1686760204-750.jpg" text:style-name="Internet_20_link" text:visited-style-name="Visited_20_Internet_20_Link">
630_360_16867...</text:a>
']</text:p>
      <text:p text:style-name="P4">
Tags: ['Війна з Росією', 'Психологічна допомога']</text:p>
      <text:p text:style-name="P4">
Type: Article</text:p>
      <!--METADATA-->
      <text:p text:style-name="P4">
<draw:frame draw:style-name="fr1" draw:name="Image199" text:anchor-type="as-char" svg:width="6.9236in" svg:height="3.956343in" draw:z-index="0">
<draw:image xlink:href="../Images/yкринформ/2023-06-14T20-11-13-03-00/630_360_1686760204-750.jpg" xlink:type="simple" xlink:show="embed" xlink:actuate="onLoad" draw:mime-type="image/jpeg"/>
</draw:frame>
Israeli artist and writer Alexander Halytsky presented a unique course in providing emotional and psychological assistance to elderly during the war.</text:p>
      <text:p text:style-name="P4">
The presentation of the course was held at the Media Center Ukraine-Ukrinform.</text:p>
      <text:p text:style-name="P4">
"From the very beginning of the war, Israel helps Ukraine in various fields. And, in particular, in the field of psychological and physical rehabilitation. We even organized a such special conference in <text:a xlink:type="simple" xlink:href="https://www.ukrinform.ua/tag-lviv" text:style-name="Internet_20_link" text:visited-style-name="Visited_20_Internet_20_Link">
Lviv</text:a>
regarding rehabilitation issues. And today we continue to work in this way. Of course, different segments of the population suffer from this situation. Children, women, military, civilians, as well as the elderly. And today we are weaving how to help these people, and what can be done, " - said the Ambassador of Israel to Ukraine Michael Brodsky during the event.</text:p>
      <text:p text:style-name="P4">
The course is called "Elderly people: life and communication in stormy times. How to help a rich person to overcome stress and injury, while not getting crazy. " It aims to help the elderly overcome the stresses and injuries caused by war and improve the quality of life.</text:p>
      <text:p text:style-name="P4">
"Older people are different from us, so we need to be careful very carefully. I have learned a lot from my students, one of whom for 102 years," Halytsky said.</text:p>
      <text:p text:style-name="P4">
<text:span text:style-name="T4">
 Read also: </text:span>
 [how to get <text:span text:style-name="T4">
 Psychological </text:span>
 <text:span text:style-name="T4">
 assistance </text:span>
 victims(https://www.ukrinform.ua/rubric-society/3721626-ak-otrimati-psihologicnu-dopomogu-postrazdalim-vid-pidrivu-kahovskoi-ges-rozasnenna-minreintegracii.html)According to him, it is possible to help an elderly person with the help of six steps, such as: cope with the unresolved conflict of the past, reduce stress, restore a sense of dignity, justify your lives, prevent yourself, improve verbal communication.</text:p>
      <text:p text:style-name="P4">
"Our main task is to make the order in their souls. And we seek to motivate every soul of these people," Halytsky emphasized.</text:p>
      <text:p text:style-name="P4">
The course contains the answers to the following questions: Why is it so difficult to communicate with summer -mates? Why do all our efforts to establish relationships with a summer mother or summer end with quarrels and mutual tension? What are we doing wrong? Does this convoler have a solution?Alexander Halytsky is an artist and writer, founder of the Museum of Elderly Museum. The author of bestsellers "Mom, don't worry!How to learn to communicate with elderly parents and not get crazy? ” And "Thought!How to grow old and not get crazy? ”</text:p>
      <text:p text:style-name="P4">
News Source: <text:a xlink:type="simple" xlink:href="https://www.ukrinform.ua/rubric-society/3722970-u-kievi-prezentuvali-kurs-z-nadanna-psihologicnoi-dopomogi-litnim-ludam-pid-cas-vijni.html" text:style-name="Internet_20_link" text:visited-style-name="Visited_20_Internet_20_Link">
https://www.ukrinform.ua/rubric-society/3722970-u-kievi-prezentuvali-kurs-z-nadanna-psihologicnoi-dopomogi-litnim-ludam-pid-cas-vijni.html</text:a>
</text:p>
      <!--NEWS-->
      <text:h text:style-name="P10" text:outline-level="1">
<text:span text:style-name="T4">
Stoltenberg about Ukraine's membership in NATO: Allies have made fundamental decisions, but discussions are ongoing</text:span>
</text:h>
      <text:p text:style-name="P4">
Authors: Ukrinform (Person)</text:p>
      <text:p text:style-name="P4">
Publisher: Укринформ (Organization)</text:p>
      <text:p text:style-name="P4">
Published Time: 2023-06-14T20:12:00+03:00</text:p>
      <text:p text:style-name="P4">
Modified Time: 2023-06-14T20:12:00+03:00</text:p>
      <text:p text:style-name="P4">
Description: NATO Allies have already made fundamental decisions concerning the future membership of Ukraine in the Alliance, but continue consultations on ways to implement them. - Ukrinform.</text:p>
      <text:p text:style-name="P4">
Images: ['<text:a xlink:type="simple" xlink:href="https://static.ukrinform.com/photos/2023_04/thumb_files/630_360_1681978989-610.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202" text:anchor-type="as-char" svg:width="6.9236in" svg:height="3.956343in" draw:z-index="0">
<draw:image xlink:href="../Images/yкринформ/2023-06-14T20-12-00-03-00/630_360_1681978989-610.jpg" xlink:type="simple" xlink:show="embed" xlink:actuate="onLoad" draw:mime-type="image/jpeg"/>
</draw:frame>
NATO Allies have already made fundamental decisions concerning the future membership of Ukraine in the Alliance, but continue consultations on ways to realize them.</text:p>
      <text:p text:style-name="P4">
This was stated today in Brussels during a press conference by General Jens Stoltenberg, Ukrinform correspondent reports.</text:p>
      <text:p text:style-name="P4">
“Our consultations(On NATO membership in NATO - Ed.)Simple zaraz continue. I could only complicate these consultations if I tell the cut elements or predict conclusions in advance. But what I can say is that the allies have already agreed and approved when it comes to NATO's membership, ”the Alliance head said.</text:p>
      <text:p text:style-name="P4">
<text:span text:style-name="T4">
 Read also: </text:span>
 <text:a xlink:type="simple" xlink:href="https://www.ukrinform.ua/rubric-other_news/3722842-reznikov-obgovorit-iz-souznikami-po-nato-bagatoricnij-paket-dopomogi-stoltenberg.html" text:style-name="Internet_20_link" text:visited-style-name="Visited_20_Internet_20_Link">
Reznikov will discuss with NATO allies many years of help - <text:span text:style-name="T4">
 Stoltenberg </text:span>
</text:a>
He noted that the Allies agree with the Open Door Policy, and Tsebulo was demonstrated when in Madrid Finland and Sweden were invited to join the Alliance.</text:p>
      <text:p text:style-name="P4">
The second fundamental achievement-all the allies agree that Ukrainian-Pannah NATO member, which has been repeatedly emphasized at all NATO levels, Tacraine-Member, Stoltenberg emphasized.</text:p>
      <text:p text:style-name="P4">
The third point, which is important for all allies, is that the decision is the right time when Ukraine will be joined by NATO, Ukraine and the Member States will be made, and no one else, he said.</text:p>
      <text:p text:style-name="P4">
<text:span text:style-name="T4">
 Read also: </text:span>
 <text:a xlink:type="simple" xlink:href="https://www.ukrinform.ua/rubric-other_news/3722834-ukraina-rozpocala-masstabnij-nastup-i-zvilnae-svoi-teritorii-stoltenberg.html" text:style-name="Internet_20_link" text:visited-style-name="Visited_20_Internet_20_Link">
Ukraine has launched a large -scale offensive and frees its territories - <text:span text:style-name="T4">
 Stoltenberg </text:span>
</text:a>
“But the most important thing we agreed around is that the most urgent task is now to ensure the victory of Ukraine as a sovereign and independent state, which will retain itself as a democratic country in Europe. Without this, no discussions around membership cannot be at all, ”Stoltenberg stressed.</text:p>
      <text:p text:style-name="P4">
“So consultations are ongoing. I am sure we will find a good solution during the time. And the starting point is that the Allies agreed all above mentioned, ”the Secretary General of the Alliance added.</text:p>
      <text:p text:style-name="P4">
News Source: <text:a xlink:type="simple" xlink:href="https://www.ukrinform.ua/rubric-polytics/3722975-stoltenberg-pro-clenstvo-ukraini-v-nato-souzniki-uhvalili-principovi-risenna-ale-diskusii-trivaut.html" text:style-name="Internet_20_link" text:visited-style-name="Visited_20_Internet_20_Link">
https://www.ukrinform.ua/rubric-polytics/3722975-stoltenberg-pro-clenstvo-ukraini-v-nato-souzniki-uhvalili-principovi-risenna-ale-diskusii-trivaut.html</text:a>
</text:p>
      <!--NEWS-->
      <text:h text:style-name="P10" text:outline-level="1">
<text:span text:style-name="T4">
Ukraine's female national team won France in golden euilies in volleyball</text:span>
</text:h>
      <text:p text:style-name="P4">
Authors: Ukrinform (Person)</text:p>
      <text:p text:style-name="P4">
Publisher: Укринформ (Organization)</text:p>
      <text:p text:style-name="P4">
Published Time: 2023-06-14T20:15:24+03:00</text:p>
      <text:p text:style-name="P4">
Modified Time: 2023-06-14T20:15:24+03:00</text:p>
      <text:p text:style-name="P4">
Description: The Ukrainians went out to the final stage of the Golden European Liga ahead of schedule. - Ukrinform.</text:p>
      <text:p text:style-name="P4">
Images: ['<text:a xlink:type="simple" xlink:href="https://static.ukrinform.com/photos/2023_06/thumb_files/630_360_1686762834-270.jpg" text:style-name="Internet_20_link" text:visited-style-name="Visited_20_Internet_20_Link">
630_360_16867...</text:a>
']</text:p>
      <text:p text:style-name="P4">
Tags: ['Євроліга', 'Волейбол']</text:p>
      <text:p text:style-name="P4">
Type: Article</text:p>
      <!--METADATA-->
      <text:p text:style-name="P4">
<draw:frame draw:style-name="fr1" draw:name="Image203" text:anchor-type="as-char" svg:width="6.9236in" svg:height="3.956343in" draw:z-index="0">
<draw:image xlink:href="../Images/yкринформ/2023-06-14T20-15-24-03-00/630_360_1686762834-270.jpg" xlink:type="simple" xlink:show="embed" xlink:actuate="onLoad" draw:mime-type="image/jpeg"/>
</draw:frame>
The Ukrainiankius came to the final stage of the Golden Euroleiga.</text:p>
      <text:p text:style-name="P4">
The Volleyball Women's Team has held its third match of the group stage of the European European League, Ukrinform reports.</text:p>
      <text:p text:style-name="P4">
Ivan Petkov's wards started playing with the French national team in the first -sketch - 25:21. The second party of Ukrainian women held even more confident - 25:17. In the third part of the Ukrainka they gave way to 17:25, and in the fourth - they brought the game to victory –25: 11.</text:p>
      <text:p text:style-name="P4">
Thus, the national team of Ukraine fulfilled its main task - it guaranteed the first place in the group. According to the results of five rounds, the Ukrainian woman reached the finals of Zolotoyeurolaiga.</text:p>
      <text:p text:style-name="P4">
<text:span text:style-name="T4">
 Read also: </text:span>
 <text:a xlink:type="simple" xlink:href="https://www.ukrinform.ua/rubric-sports/3722782-vidomij-rozklad-matciv-volejbolnih-zbirnih-ukraini-u-vidbori-na-olimpiadu.html" text:style-name="Internet_20_link" text:visited-style-name="Visited_20_Internet_20_Link">
known matches schedule <text:span text:style-name="T4">
 volleyball </text:span>
 Ukrainian national teams in the selection for the Olympics</text:a>
The final match of the Ukrainian group will be held on June 18 in France.</text:p>
      <text:p text:style-name="P4">
Photo: cev.eu</text:p>
      <text:p text:style-name="P4">
News Source: <text:a xlink:type="simple" xlink:href="https://www.ukrinform.ua/rubric-sports/3722973-zinoca-zbirna-ukraini-peremogla-franciu-v-zolotij-evrolizi-z-volejbolu.html" text:style-name="Internet_20_link" text:visited-style-name="Visited_20_Internet_20_Link">
https://www.ukrinform.ua/rubric-sports/3722973-zinoca-zbirna-ukraini-peremogla-franciu-v-zolotij-evrolizi-z-volejbolu.html</text:a>
</text:p>
      <!--NEWS-->
      <text:h text:style-name="P10" text:outline-level="1">
<text:span text:style-name="T4">
Ukrainian GTS provides over 100 gas transportation routes to the EU</text:span>
</text:h>
      <text:p text:style-name="P4">
Authors: Ukrinform (Person)</text:p>
      <text:p text:style-name="P4">
Publisher: Укринформ (Organization)</text:p>
      <text:p text:style-name="P4">
Published Time: 2023-06-14T20:19:27+03:00</text:p>
      <text:p text:style-name="P4">
Modified Time: 2023-06-14T20:19:27+03:00</text:p>
      <text:p text:style-name="P4">
Description: In the new gas season, Ukraine offers more than 10 billion cubic meters of underground gas storage facilities (PGS) and a flexible gas transportation system, which provides more than 100 transportation routes between PSG and European borders. - Ukrinform.</text:p>
      <text:p text:style-name="P4">
Images: ['<text:a xlink:type="simple" xlink:href="https://static.ukrinform.com/photos/2023_06/thumb_files/630_360_1686763063-560.jpg" text:style-name="Internet_20_link" text:visited-style-name="Visited_20_Internet_20_Link">
630_360_16867...</text:a>
']</text:p>
      <text:p text:style-name="P4">
Tags: ['Євросоюз', 'Газ', 'ГТС України']</text:p>
      <text:p text:style-name="P4">
Type: Article</text:p>
      <!--METADATA-->
      <text:p text:style-name="P4">
<draw:frame draw:style-name="fr1" draw:name="Image204" text:anchor-type="as-char" svg:width="6.9236in" svg:height="3.956343in" draw:z-index="0">
<draw:image xlink:href="../Images/yкринформ/2023-06-14T20-19-27-03-00/630_360_1686763063-560.jpg" xlink:type="simple" xlink:show="embed" xlink:actuate="onLoad" draw:mime-type="image/jpeg"/>
</draw:frame>
In the new gas season, Ukraine offers more than 10 billion cubic meters of underground gas storage facilities(PSG)and a flexible gas transportation system that supplies more than 100 transportation routes between PGS and European border.</text:p>
      <text:p text:style-name="P4">
According to Ukrinform, the press service reports <text:a xlink:type="simple" xlink:href="https://tsoua.com/news/ukrayinska-gts-zabezpechuye-ponad-100-marshrutiv-transportuvannya-mizh-psg-ukrayiny-ta-yevropejskymy-kordonamy-dmytro-lyppa/" text:style-name="Internet_20_link" text:visited-style-name="Visited_20_Internet_20_Link">
LLC "GTSUkraine Operator"</text:a>
.</text:p>
      <text:p text:style-name="P4">
“We have analyzed various gas transportation routes between Ukrainian storage facilities and European borders. The reliability of each route is guaranteed by the large number of connections between the PG and the gas transportation system, as well as the presence of at least two pipelines with each adjacent GTS operator, ”the CEO Dmitry Lippa said.</text:p>
      <text:p text:style-name="P4">
He recalled that in 2022-2023 OGTSU worked hard on expanding the possibility of cross-border trade. This allowed to offer now 54 billions per day of guaranteed capacities at the entrance to <text:a xlink:type="simple" xlink:href="https://www.ukrinform.ua/tag-gts-ukraini" text:style-name="Internet_20_link" text:visited-style-name="Visited_20_Internet_20_Link">
Ukrainian GTS</text:a>
which can be used to gaspread in Ukrainian storage.</text:p>
      <text:p text:style-name="P4">
At the same time, the output that can be used for re -export is more than 200 million cubic meters.</text:p>
      <text:p text:style-name="P4">
“Ukrtransgaz has enough capacity to select large volumes of gas in the peak periods of the heating season. The capacity of interbounding points of connection is now being able to import millions of cubic meters in Ukraine a day, and Ukrtransgaz continues to keep customers the opportunity to keep its customs warehouse mode for 1,095 days without payment of taxes and customs payments, ” - added Ukrtransgaz.</text:p>
      <text:p text:style-name="P4">
<text:span text:style-name="T4">
 Read also: </text:span>
 <text:a xlink:type="simple" xlink:href="https://www.ukrinform.ua/rubric-economy/3706319-operator-gts-sukae-novih-mozlivostej-transportuvanna-gazu.html" text:style-name="Internet_20_link" text:visited-style-name="Visited_20_Internet_20_Link">
operator <text:span text:style-name="T4">
 GTS </text:span>
 looking for new transportation opportunities</text:a>
As it was reported, LLC "Operator of the GTS of Ukraine" is working on expanding the capacity of the gas transport infrastructure of Ukraine to attract European osers and development of renewable gases.</text:p>
      <text:p text:style-name="P4">
<text:span text:style-name="T5">
Foto: tsoua.com</text:span>
</text:p>
      <text:p text:style-name="P4">
News Source: <text:a xlink:type="simple" xlink:href="https://www.ukrinform.ua/rubric-economy/3722977-ukrainska-gts-zabezpecue-ponad-100-marsrutiv-transportuvanna-gazu-do-es.html" text:style-name="Internet_20_link" text:visited-style-name="Visited_20_Internet_20_Link">
https://www.ukrinform.ua/rubric-economy/3722977-ukrainska-gts-zabezpecue-ponad-100-marsrutiv-transportuvanna-gazu-do-es.html</text:a>
</text:p>
      <!--NEWS-->
      <text:h text:style-name="P10" text:outline-level="1">
<text:span text:style-name="T4">
The number of dead migrants as a result of boat switching near Greece has increased to 78 people</text:span>
</text:h>
      <text:p text:style-name="P4">
Authors: Ukrinform (Person)</text:p>
      <text:p text:style-name="P4">
Publisher: Укринформ (Organization)</text:p>
      <text:p text:style-name="P4">
Published Time: 2023-06-14T20:24:25+03:00</text:p>
      <text:p text:style-name="P4">
Modified Time: 2023-06-14T20:24:25+03:00</text:p>
      <text:p text:style-name="P4">
Description: The Greek coast guard reported on Wednesday that the death toll in the crash of a fishing vessel increased to 78. - Ukrinform.</text:p>
      <text:p text:style-name="P4">
Images: ['<text:a xlink:type="simple" xlink:href="https://static.ukrinform.com/photos/2023_06/thumb_files/630_360_1686763372-296.jpg" text:style-name="Internet_20_link" text:visited-style-name="Visited_20_Internet_20_Link">
630_360_16867...</text:a>
']</text:p>
      <text:p text:style-name="P4">
Tags: ['Греція', 'Мігранти', 'ООН']</text:p>
      <text:p text:style-name="P4">
Type: Article</text:p>
      <!--METADATA-->
      <text:p text:style-name="P4">
<draw:frame draw:style-name="fr1" draw:name="Image207" text:anchor-type="as-char" svg:width="6.9236in" svg:height="3.956343in" draw:z-index="0">
<draw:image xlink:href="../Images/yкринформ/2023-06-14T20-24-25-03-00/630_360_1686763372-296.jpg" xlink:type="simple" xlink:show="embed" xlink:actuate="onLoad" draw:mime-type="image/jpeg"/>
</draw:frame>
The coastal protection of Greece reported on Wednesday that the death toll as a result of the crash of the Rybal vessel increased to 78 people.</text:p>
      <text:p text:style-name="P4">
As Ukrinform reports, it reports <text:a xlink:type="simple" xlink:href="https://www.dw.com/en/greece-says-78-dead-in-migrant-boat-sinking/a-65910893" text:style-name="Internet_20_link" text:visited-style-name="Visited_20_Internet_20_Link">
DW</text:a>
.</text:p>
      <text:p text:style-name="P4">
A large-scale search and rescue operation began on Wednesday morning after night during a strong wind, 75 kilometers to the southwest of the Greek South Peloponnese, a fishing boat overturned. To the Tobruck to Italy, to the Bogtudsman, moving from the Libyan port to Italy.</text:p>
      <text:p text:style-name="P4">
<text:span text:style-name="T4">
 Read also: </text:span>
 [the number of migrants dead as a result of booming the boat(https://www.ukrinform.ua/rubric-world/3722868-kilkist-zagiblih-migrantiv-unaslidok-perekidanna-covna-poblizu-grecii-zrosla-do-59-osib.html)The local authorities initially reported 32 dead and then increased this figure 59. In the end, the number of victims as a result of the accident increased to 78.</text:p>
      <text:p text:style-name="P4">
Currently, 104 people have been rescued and delivered to the Greek mystakalamat. They received dry clothing and medical care at shelters created by the ambulance services and the UN Agency for Refugees. Four people were hospitalized with symptoms of hypothermia.</text:p>
      <text:p text:style-name="P4">
<text:span text:style-name="T4">
 Read also: </text:span>
 <text:a xlink:type="simple" xlink:href="https://www.ukrinform.ua/rubric-world/3722724-u-grecii-perekinulosa-sudno-z-migrantami-17-zagiblih.html" text:style-name="Internet_20_link" text:visited-style-name="Visited_20_Internet_20_Link">
in <text:span text:style-name="T4">
 Greek </text:span>
 it overturned a vessel with migrants, 17 Zagobs</text:a>
As reported by Ukrinform, a fishing vessel with migrants overtook off the southern coast of Greece.</text:p>
      <text:p text:style-name="P4">
Photo: argolikeseidhseis.gr</text:p>
      <text:p text:style-name="P4">
News Source: <text:a xlink:type="simple" xlink:href="https://www.ukrinform.ua/rubric-world/3722978-kilkist-zagiblih-migrantiv-unaslidok-perekidanna-covna-poblizu-grecii-zrosla-do-78-osib.html" text:style-name="Internet_20_link" text:visited-style-name="Visited_20_Internet_20_Link">
https://www.ukrinform.ua/rubric-world/3722978-kilkist-zagiblih-migrantiv-unaslidok-perekidanna-covna-poblizu-grecii-zrosla-do-78-osib.html</text:a>
</text:p>
      <!--NEWS-->
      <text:h text:style-name="P10" text:outline-level="1">
<text:span text:style-name="T4">
In Italy, said goodbye to Berlusconi's expremier</text:span>
</text:h>
      <text:p text:style-name="P4">
Authors: Ukrinform (Person)</text:p>
      <text:p text:style-name="P4">
Publisher: Укринформ (Organization)</text:p>
      <text:p text:style-name="P4">
Published Time: 2023-06-14T20:29:00+03:00</text:p>
      <text:p text:style-name="P4">
Modified Time: 2023-06-14T20:29:00+03:00</text:p>
      <text:p text:style-name="P4">
Description: The deceased former Prime Minister of Italy Silvio Berlusconi was honored with the National Mourning Day on Wednesday. His coffin was delivered to the Duomo Cathedral for the Milan Cathedral. - Ukrinform.</text:p>
      <text:p text:style-name="P4">
Images: ['<text:a xlink:type="simple" xlink:href="https://static.ukrinform.com/photos/2020_09/thumb_files/630_360_1599207127-310.jpg" text:style-name="Internet_20_link" text:visited-style-name="Visited_20_Internet_20_Link">
630_360_15992...</text:a>
']</text:p>
      <text:p text:style-name="P4">
Tags: ['Берлусконі', 'Італія', 'Прощання']</text:p>
      <text:p text:style-name="P4">
Type: Article</text:p>
      <!--METADATA-->
      <text:p text:style-name="P4">
<draw:frame draw:style-name="fr1" draw:name="Image208" text:anchor-type="as-char" svg:width="6.9236in" svg:height="3.956343in" draw:z-index="0">
<draw:image xlink:href="../Images/yкринформ/2023-06-14T20-29-00-03-00/630_360_1599207127-310.jpg" xlink:type="simple" xlink:show="embed" xlink:actuate="onLoad" draw:mime-type="image/jpeg"/>
</draw:frame>
Italy's late Western Prime Minister, Silvio Berlusconi, was honored with a national two mourning on Wednesday. His coffin was delivered to the Milan Cathedral of Duomo for a State Funeral.</text:p>
      <text:p text:style-name="P4">
As Ukrinform reports, it reports <text:a xlink:type="simple" xlink:href="https://www.dw.com/en/former-italian-pm-silvio-berlusconi-laid-to-rest-at-state-funeral/a-65910988" text:style-name="Internet_20_link" text:visited-style-name="Visited_20_Internet_20_Link">
DW</text:a>
.</text:p>
      <text:p text:style-name="P4">
The publication notes that in Italy, a national day of mourning was announced for the first time in Italy. The decision was made by the Government, which includes the members of the Embroid Party of the late Prime Minister "Forza Italia", and caused some competences in view of the scandalous political career of Berlusconi and his occupation.</text:p>
      <text:p text:style-name="P4">
Tens of thousands of people gathered near the Duomu Cathedral to say goodbye to Berluson during the transfer of his coffin from the catafer to the Cathedral.</text:p>
      <text:p text:style-name="P4">
<text:span text:style-name="T5">
 Photo: cnn</text:span>
</text:p>
      <text:p text:style-name="P4">
Archbishop Milan Mario Delpini in his farewell speech on Wednesday also remembered Berlusconi's complex heritage, saying that there are "those who applaud him, Andi, who hates him."</text:p>
      <text:p text:style-name="P4">
"But at this moment, farewell and prayer, what can we say about Sylvioberluson?</text:p>
      <text:p text:style-name="P4">
Berlusconi died on Monday at the age of 86. Milan is a city where he earned billions as a media magnate before he went into politics in 1994.</text:p>
      <text:p text:style-name="P4">
As reported by Ukrinform, <text:a xlink:type="simple" xlink:href="https://www.ukrinform.ua/rubric-world/3721678-pomer-berluskoni.html" text:style-name="Internet_20_link" text:visited-style-name="Visited_20_Internet_20_Link">
former Prime Minister of Italy Silvio Berlvio Berlusnipomer at the age of 86</text:a>
 .</text:p>
      <text:p text:style-name="P4">
News Source: <text:a xlink:type="simple" xlink:href="https://www.ukrinform.ua/rubric-world/3722980-v-italii-poprosalisa-z-ekspremerom-berluskoni.html" text:style-name="Internet_20_link" text:visited-style-name="Visited_20_Internet_20_Link">
https://www.ukrinform.ua/rubric-world/3722980-v-italii-poprosalisa-z-ekspremerom-berluskoni.html</text:a>
</text:p>
      <!--NEWS-->
      <text:h text:style-name="P10" text:outline-level="1">
<text:span text:style-name="T4">
Riga City Hall has allocated to Ukraine another € 300,000 humanitarian aid</text:span>
</text:h>
      <text:p text:style-name="P4">
Authors: Ukrinform (Person)</text:p>
      <text:p text:style-name="P4">
Publisher: Укринформ (Organization)</text:p>
      <text:p text:style-name="P4">
Published Time: 2023-06-14T20:48:51+03:00</text:p>
      <text:p text:style-name="P4">
Modified Time: 2023-06-14T20:48:51+03:00</text:p>
      <text:p text:style-name="P4">
Description: On June 14, the City Hall of Riga made a decision on the allocation of Ukraine, for Chernihiv and Kherson regions, financial assistance of 300 thousand euros. - Ukrinform.</text:p>
      <text:p text:style-name="P4">
Images: ['<text:a xlink:type="simple" xlink:href="https://static.ukrinform.com/photos/2023_06/thumb_files/630_360_1686764820-613.jpg" text:style-name="Internet_20_link" text:visited-style-name="Visited_20_Internet_20_Link">
630_360_16867...</text:a>
']</text:p>
      <text:p text:style-name="P4">
Tags: ['Гуманітарна допомога', 'Латвія', 'Квадрига']</text:p>
      <text:p text:style-name="P4">
Type: Article</text:p>
      <!--METADATA-->
      <text:p text:style-name="P4">
<draw:frame draw:style-name="fr1" draw:name="Image210" text:anchor-type="as-char" svg:width="6.9236in" svg:height="3.956343in" draw:z-index="0">
<draw:image xlink:href="../Images/yкринформ/2023-06-14T20-48-51-03-00/630_360_1686764820-613.jpg" xlink:type="simple" xlink:show="embed" xlink:actuate="onLoad" draw:mime-type="image/jpeg"/>
</draw:frame>
The City Hall on June 14, made a decision on the allocation of Ukraine, for the Chernihiv Tacherson regions, financial assistance of 300 thousand euros.</text:p>
      <text:p text:style-name="P4">
About it reports Ukrinform with reference to <text:a xlink:type="simple" xlink:href="https://www.facebook.com/UKRinLatvia/posts/654489756711081" text:style-name="Internet_20_link" text:visited-style-name="Visited_20_Internet_20_Link">
Facebook</text:a>
Embassies of Ukraine in Latvia.</text:p>
      <text:p text:style-name="P4">
It is noted that 200 thousand euros from this amount are planned to be directed to repair shelters and the construction of new bomb shelters in certain areas of Chernihiv region, as well as the purchase of school buses for local communities.</text:p>
      <text:p text:style-name="P4">
<text:span text:style-name="T4">
 Read also: </text:span>
 <text:a xlink:type="simple" xlink:href="https://www.ukrinform.ua/rubric-diaspora/3722890-z-rigi-vidpravili-konvoj-gumanitarnoi-i-vijskovoi-dopomogi-v-ukrainu.html" text:style-name="Internet_20_link" text:visited-style-name="Visited_20_Internet_20_Link">
from Riga sent a convoy <text:span text:style-name="T4">
 humanita </text:span>
 rhna and military assistance to Ukraine</text:a>
100 thousand euros will be handed over to the Latvian Tev Society for the purchase of liberty assistance for residents of the Kherson region of the victims of the Russian armed forces of the Kakhovska Hydroe Public Dam.</text:p>
      <text:p text:style-name="P4">
As it was reported the day before, the Latvian government has decided to grant the consequences of the destruction of the Kakhovka hydroelectric power station for the humanitarian aid of the Kakhovka Humanitarian Assistance of more than 453 thousand euros.</text:p>
      <text:p text:style-name="P4">
News Source: <text:a xlink:type="simple" xlink:href="https://www.ukrinform.ua/rubric-society/3722984-meria-rigi-vidilila-ukraini-se-300-tisac-gumanitarnoi-dopomogi.html" text:style-name="Internet_20_link" text:visited-style-name="Visited_20_Internet_20_Link">
https://www.ukrinform.ua/rubric-society/3722984-meria-rigi-vidilila-ukraini-se-300-tisac-gumanitarnoi-dopomogi.html</text:a>
</text:p>
      <!--NEWS-->
      <text:h text:style-name="P10" text:outline-level="1">
<text:span text:style-name="T4">
Zelensky: Every way of supplying components for "calibers" is the way of strengthening of terror of the Russian Federation</text:span>
</text:h>
      <text:p text:style-name="P4">
Authors: Ukrinform (Person)</text:p>
      <text:p text:style-name="P4">
Publisher: Укринформ (Organization)</text:p>
      <text:p text:style-name="P4">
Published Time: 2023-06-14T20:58:00+03:00</text:p>
      <text:p text:style-name="P4">
Modified Time: 2023-06-14T23:58:00+03:00</text:p>
      <text:p text:style-name="P4">
Description: From other countries, dozens of caliber components were supplied to Russia, which the Russians struck on Odessa on Wednesday, and each such path of supply is a way of strengthening Russian terror.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Антиросійські санкції', 'Зеленський', 'Війна з Росією', 'ППО', 'Ракетний удар']</text:p>
      <text:p text:style-name="P4">
Type: Article</text:p>
      <!--METADATA-->
      <text:p text:style-name="P4">
<draw:frame draw:style-name="fr1" draw:name="Image211" text:anchor-type="as-char" svg:width="6.9236in" svg:height="3.956343in" draw:z-index="0">
<draw:image xlink:href="../Images/yкринформ/2023-06-14T20-58-00-03-00/630_360_1682862659-378.jpeg" xlink:type="simple" xlink:show="embed" xlink:actuate="onLoad" draw:mime-type="image/jpeg"/>
</draw:frame>
From other countries, dozens of "caliber" components were supplied to Russia, which were Russia's rocket strokes across Odessa on Wednesday, and each such path of supply was Terzhal's strengthening of Russian terror.</text:p>
      <text:p text:style-name="P4">
President Volodymyr Zelenskyy informed about it in the evening <text:a xlink:type="simple" xlink:href="https://www.youtube.com/watch" text:style-name="Internet_20_link" text:visited-style-name="Visited_20_Internet_20_Link">
video message</text:a>
, reports Ukrinform.</text:p>
      <text:p text:style-name="P4">
<text:span text:style-name="T4">
 _ Video: _ </text:span>
 <text:a xlink:type="simple" xlink:href="https://t.me/OP_UA/9725" text:style-name="Internet_20_link" text:visited-style-name="Visited_20_Internet_20_Link">
<text:span text:style-name="T5">
opice president, telegram</text:span>
</text:a>
“We continue our communication with partners on Russian rocket production. Today, Russian inhumans have inflicted on another rocket launcher in the Odessa - from "calibers". Dozens of components of these "calibers" are placed in Russia. Obviously, every such path of supply is the way to strengthen the terror, ”Zelensky said.</text:p>
      <text:p text:style-name="P4">
<text:span text:style-name="T4">
 Read also: </text:span>
 <text:a xlink:type="simple" xlink:href="https://www.ukrinform.ua/rubric-ato/3722658-skilki-raket-kalibr-ta-h101-nini-klepae-oboronka-rf.html" text:style-name="Internet_20_link" text:visited-style-name="Visited_20_Internet_20_Link">
how many caliber missiles and X-101 are now riveting defense of the Russian Federation</text:a>
According to him, the world has tools to block all similar paths - a close country, from every company whose components are used by Russian missile manufacturers.</text:p>
      <text:p text:style-name="P4">
Separately, the President informed that not only on Wednesday, but throughout the week, Ukrainian authorities are preparing very well for the Ukrainian restoration conference, which will take place in London next week.</text:p>
      <text:p text:style-name="P4">
“It will be a significant event, a very representative, which will combine political, and business efforts to restore our country and the normal life of our people. The key Ukrainian principle is simple and fair, namely: no rovins in Ukraine will remain, ” - sai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ato/3722529-rf-prodovzue-otrimuvati-komponenti-dla-raket-navit-iz-krainpartneriv-ukraini-zelenskij.html" text:style-name="Internet_20_link" text:visited-style-name="Visited_20_Internet_20_Link">
RF continues to receive components for rockets even from Ukrainian partners of Ukraine - Zelensky</text:a>
The head of the Ukrainian state assured that "we will rebuild everything, we will restore everything."</text:p>
      <text:p text:style-name="P4">
“And we already know exactly what steps are in what timing and what strength to do to defeat Russian aggression and our reconstruction. When the ruin, it loses not just the aggressor, but the very idea of aggression. And it will be, ”Zelensky said.</text:p>
      <text:p text:style-name="P4">
The President noted that the Ukrainian authorities, when preparing for this London conference, holds long and deep preparatory meetings. According to him, all the necessary state institutions, different levels, are involved.<text:span text:style-name="T4">
 Read also: </text:span>
 [Zelensky thanked the united expedition forces(https://www.ukrinform.ua/rubric-polytics/3722520-zelenskij-podakuvav-obednanim-ekspedicijnim-silam-za-posilenna-ukrainskoi-ppo.html)As it was reported, on the night of June 14, the Russian occupation army directed the calibra on <text:a xlink:type="simple" xlink:href="https://www.ukrinform.ua/rubric-ato/3722550-vorog-atakuvav-odesu-kalibrami-usi-zbila-ppo.html" text:style-name="Internet_20_link" text:visited-style-name="Visited_20_Internet_20_Link">
civilian infrastructure of Odessa</text:a>
. The business center, educational institution, housing complex, food establishments were damaged. Three people were killed, 13 were injured.</text:p>
      <text:p text:style-name="P4">
News Source: <text:a xlink:type="simple" xlink:href="https://www.ukrinform.ua/rubric-ato/3723023-zelenskij-kozen-slah-postacanna-komponentiv-dla-kalibriv-slah-posilenna-teroru-rf.html" text:style-name="Internet_20_link" text:visited-style-name="Visited_20_Internet_20_Link">
https://www.ukrinform.ua/rubric-ato/3723023-zelenskij-kozen-slah-postacanna-komponentiv-dla-kalibriv-slah-posilenna-teroru-rf.html</text:a>
</text:p>
      <!--NEWS-->
      <text:h text:style-name="P10" text:outline-level="1">
<text:span text:style-name="T4">
In Chernivtsi, surgeons made a jaw patient from his own rib</text:span>
</text:h>
      <text:p text:style-name="P4">
Authors: Ukrinform (Person)</text:p>
      <text:p text:style-name="P4">
Publisher: Укринформ (Organization)</text:p>
      <text:p text:style-name="P4">
Published Time: 2023-06-14T21:04:14+03:00</text:p>
      <text:p text:style-name="P4">
Modified Time: 2023-06-14T21:04:14+03:00</text:p>
      <text:p text:style-name="P4">
Description: In Chernivtsi, surgeons of the regional hospital performed a unique plastic surgery. Doctors made the patient the front of the lower jaw from his own rib - Ukrinform.</text:p>
      <text:p text:style-name="P4">
Images: ['<text:a xlink:type="simple" xlink:href="https://static.ukrinform.com/photos/2023_06/thumb_files/630_360_1686765622-559.jpg" text:style-name="Internet_20_link" text:visited-style-name="Visited_20_Internet_20_Link">
630_360_16867...</text:a>
']</text:p>
      <text:p text:style-name="P4">
Tags: ['Операція', 'Лікарня', 'Чернівці', 'Пластична хірургія', 'Стоматологія']</text:p>
      <text:p text:style-name="P4">
Type: Article</text:p>
      <!--METADATA-->
      <text:p text:style-name="P4">
<draw:frame draw:style-name="fr1" draw:name="Image212" text:anchor-type="as-char" svg:width="6.9236in" svg:height="3.956343in" draw:z-index="0">
<draw:image xlink:href="../Images/yкринформ/2023-06-14T21-04-14-03-00/630_360_1686765622-559.jpg" xlink:type="simple" xlink:show="embed" xlink:actuate="onLoad" draw:mime-type="image/jpeg"/>
</draw:frame>
Surgeons of the regional hospital performed a unique plastic surgery. Medicals made the patient the front of the lower jaw from his own rib</text:p>
      <text:p text:style-name="P4">
About it in <text:a xlink:type="simple" xlink:href="https://www.facebook.com/oklchernivtsi/posts/pfbid0sHdBMBTVGV3TqkivxKSzsb8Jou4RzUtEwd28DVDUBuF23q7VJaJxDhKWtnQMLpeSl" text:style-name="Internet_20_link" text:visited-style-name="Visited_20_Internet_20_Link">
Facebook</text:a>
The Chernivtsi Regional Clinical Hospital reports, Ukrinform reports.</text:p>
      <text:p text:style-name="P4">
"Surgeons of the Chernivtsi Regional Hospital made the patient a new jaw from his own rib. Unique reconstructive-restored plastic surgery was conducted in OKNP" Chernivtsi Regional Clinical Hospital "<text:a xlink:type="simple" xlink:href="https://www.ukrinform.ua/tag-likari" text:style-name="Internet_20_link" text:visited-style-name="Visited_20_Internet_20_Link">
surgeons</text:a>
-tomatologists and thoracic surgeons ", -goes in the message.</text:p>
      <text:p text:style-name="P4">
There noted that the patient(as a result of injury)There was no front jaw. The operation took place in two stages. At first the doctors removed the patient's edge. Then the dentist modeled the implant size and shape from him and installed it on the site of the missing mental jaw mental jaw, fixing with a special plate and screws.</text:p>
      <text:p text:style-name="P4">
<text:span text:style-name="T4">
 Read also: </text:span>
 <text:a xlink:type="simple" xlink:href="https://www.ukrinform.ua/rubric-society/3721928-persij-v-ukraini-pacient-iz-vzivlenimi-u-kistki-protezami-pocav-hoditi.html" text:style-name="Internet_20_link" text:visited-style-name="Visited_20_Internet_20_Link">
the first patient in Ukraine with prostheses used to walk</text:a>
"In the course of preparation for surgery, dentists said that to close the defect of the mandible, a fragment of a bone is not less than 7 cm. The most optimal for implantation was determined by the edge, since it was most suitable in shape and structure. for the patient's body, " - said Vasyl Yatskiv Hospital.</text:p>
      <text:p text:style-name="P4">
According to the dentist, Mykola Tokar, after receiving the rib, the medical implant from him was made of the desired shape and closed the defect of the front of the upper jaw. Soon the patient was already on his feet.<text:span text:style-name="T4">
 Read also: </text:span>
 <text:a xlink:type="simple" xlink:href="https://www.ukrinform.ua/rubric-regions/3719525-u-lvivskomu-ohmatditi-zapocatkuvali-programu-zi-vstanovlenna-sluhovih-implantiv-ditam.html" text:style-name="Internet_20_link" text:visited-style-name="Visited_20_Internet_20_Link">
in Lviv Okhmatdita launched a program for auditory implants for children</text:a>
The Chernivtsi Regional Hospital reported that the operation of such a high level was performed for the first time.</text:p>
      <text:p text:style-name="P4">
<text:span text:style-name="T5">
Foto: OKNP "Chernivtsi Regional Clinical Hospital", Facebook</text:span>
</text:p>
      <text:p text:style-name="P4">
News Source: <text:a xlink:type="simple" xlink:href="https://www.ukrinform.ua/rubric-regions/3722988-u-cernivcah-hirurgi-zrobili-pacientu-selepu-z-jogo-vlasnogo-rebra.html" text:style-name="Internet_20_link" text:visited-style-name="Visited_20_Internet_20_Link">
https://www.ukrinform.ua/rubric-regions/3722988-u-cernivcah-hirurgi-zrobili-pacientu-selepu-z-jogo-vlasnogo-rebra.html</text:a>
</text:p>
      <!--NEWS-->
      <text:h text:style-name="P10" text:outline-level="1">
<text:span text:style-name="T4">
Kubrakov discusses with the Polish business in Warsaw the issue of reconstruction of Ukraine</text:span>
</text:h>
      <text:p text:style-name="P4">
Authors: Ukrinform (Person)</text:p>
      <text:p text:style-name="P4">
Publisher: Укринформ (Organization)</text:p>
      <text:p text:style-name="P4">
Published Time: 2023-06-14T21:08:56+03:00</text:p>
      <text:p text:style-name="P4">
Modified Time: 2023-06-14T21:08:56+03:00</text:p>
      <text:p text:style-name="P4">
Description: Viceremier-Minister for Recovery-Minister of Community, Territories and Infrastructure Development Alexander Kubrakov discusses the participation of Polish companies in Warsaw in Warsaw in the reconstruction of Ukraine. - Ukrinform.</text:p>
      <text:p text:style-name="P4">
Images: ['<text:a xlink:type="simple" xlink:href="https://static.ukrinform.com/photos/2023_03/thumb_files/630_360_1677948452-275.jpg" text:style-name="Internet_20_link" text:visited-style-name="Visited_20_Internet_20_Link">
630_360_16779...</text:a>
']</text:p>
      <text:p text:style-name="P4">
Tags: ['Польща', 'Кубраков', 'Відбудова']</text:p>
      <text:p text:style-name="P4">
Type: Article</text:p>
      <!--METADATA-->
      <text:p text:style-name="P4">
<draw:frame draw:style-name="fr1" draw:name="Image213" text:anchor-type="as-char" svg:width="6.9236in" svg:height="3.956343in" draw:z-index="0">
<draw:image xlink:href="../Images/yкринформ/2023-06-14T21-08-56-03-00/630_360_1677948452-275.jpg" xlink:type="simple" xlink:show="embed" xlink:actuate="onLoad" draw:mime-type="image/jpeg"/>
</draw:frame>
Viceremier-Minister of Recovery-Minister of Community Development, Territories of Tainfrastructure Alexander Kubrakov discusses the participation of the participation of Polish companies in Warsaw in the reconstruction of Ukraine.</text:p>
      <text:p text:style-name="P4">
This was stated on Wednesday in a comment by PAP Authorized by the Polish Government for Polish-Ukrainian Cooperation in the field of Yadvig Emilevich's development, Ukrinform reports with reference to <text:a xlink:type="simple" xlink:href="https://www.pb.pl/emilewicz-dzis-spotkanie-m-in-pfr-kuke-zpp-z-ukrainskim-wicepremierem-kubrakowem-1187988" text:style-name="Internet_20_link" text:visited-style-name="Visited_20_Internet_20_Link">
Puls Biznesu</text:a>
.</text:p>
      <text:p text:style-name="P4">
“Today we have a meeting in the office of the Prime Minister with Viceremer-Minister of Ukraine Alexander Kubrakov. It is important in terms of reconstruction of Ukraine, ”Emilevich said.</text:p>
      <text:p text:style-name="P4">
*!(https://www.ukrinform.ua/rubric-regions/3722719-kubrakov-zaklikae-gromadi-fiksuvati-zbitki-vid-pidrivu-kahovskoi-ges-dla-otrimanna-reparacij.html)According to her, it is an opportunity for Polish entrepreneurs at a high level to declare a willingness to reconstruct Ukraine, but also to convey the D -Ukrainian side of business expectation.</text:p>
      <text:p text:style-name="P4">
According to Emilevich, the political part of the meeting will first take place, the Ukrainian delegation will communicate with representatives of Polish institutions and business environment, in particular export-credit insurance corporation, the Bank of the National Economy, the Polish Development Fund, the Polish Agency for Investments and Trade, and the Union Entrepreneurs in Ukraine and the Polish-Ukrainian Commercial Chamber.</text:p>
      <text:p text:style-name="P4">
<text:span text:style-name="T4">
 Read also: </text:span>
 <text:a xlink:type="simple" xlink:href="https://www.ukrinform.ua/rubric-vidbudova/3722946-polsa-dopomoze-vidbuduvati-pidtoplene-selo-ingulec-na-hersonsini.html" text:style-name="Internet_20_link" text:visited-style-name="Visited_20_Internet_20_Link">
<text:span text:style-name="T4">
 Poland </text:span>
 And will help to rebuild the flooded village of Inguletsna Kherson region</text:a>
It is known that about 1.7 thousand Polish companies of a variety of profile desire to participate in the post -war reconstruction of Ukraine.</text:p>
      <text:p text:style-name="P4">
News Source: <text:a xlink:type="simple" xlink:href="https://www.ukrinform.ua/rubric-vidbudova/3722989-kubrakov-obgovorue-z-polskim-biznesom-u-varsavi-pitanna-vidbudovi-ukraini.html" text:style-name="Internet_20_link" text:visited-style-name="Visited_20_Internet_20_Link">
https://www.ukrinform.ua/rubric-vidbudova/3722989-kubrakov-obgovorue-z-polskim-biznesom-u-varsavi-pitanna-vidbudovi-ukraini.html</text:a>
</text:p>
      <!--NEWS-->
      <text:h text:style-name="P10" text:outline-level="1">
<text:span text:style-name="T4">
Russians fired Kherson, wounded two volunteers</text:span>
</text:h>
      <text:p text:style-name="P4">
Authors: Ukrinform (Person)</text:p>
      <text:p text:style-name="P4">
Publisher: Укринформ (Organization)</text:p>
      <text:p text:style-name="P4">
Published Time: 2023-06-14T21:14:54+03:00</text:p>
      <text:p text:style-name="P4">
Modified Time: 2023-06-14T21:14:54+03:00</text:p>
      <text:p text:style-name="P4">
Description: On the evening of June 14, Russian troops fired at Kherson again, injuring two volunteers who assisted with the evacuation of civilian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214" text:anchor-type="as-char" svg:width="6.9236in" svg:height="3.956343in" draw:z-index="0">
<draw:image xlink:href="../Images/yкринформ/2023-06-14T21-14-54-03-00/630_360_1538997483-946.jpg" xlink:type="simple" xlink:show="embed" xlink:actuate="onLoad" draw:mime-type="image/jpeg"/>
</draw:frame>
On the evening of June 14, the Ruskivska fired at Kherson on June 14, injuring two volunteers who assisted with the evacuation of the civilian population.</text:p>
      <text:p text:style-name="P4">
According to Ukrinform, the prosecutor General's office reported in <text:a xlink:type="simple" xlink:href="https://t.me/pgo_gov_ua/13361" text:style-name="Internet_20_link" text:visited-style-name="Visited_20_Internet_20_Link">
telegram</text:a>
.</text:p>
      <text:p text:style-name="P4">
After violation of the laws and customs of war(Part 1 of Art. 438 of the Criminal Code of Ukraine)Criminal proceedings, pre -trial investigation.</text:p>
      <text:p text:style-name="P4">
<text:span text:style-name="T4">
 Read also: </text:span>
 <text:a xlink:type="simple" xlink:href="https://www.ukrinform.ua/rubric-vidbudova/3722946-polsa-dopomoze-vidbuduvati-pidtoplene-selo-ingulec-na-hersonsini.html" text:style-name="Internet_20_link" text:visited-style-name="Visited_20_Internet_20_Link">
Poland will help to rebuild the flooded village Ingulets on <text:span text:style-name="T4">
 Kherson </text:span>
 Zhni</text:a>
It is established that hostile shelling took place around 18:50 PM Wednesday, June 14. Testament data, invaders used mortars.</text:p>
      <text:p text:style-name="P4">
Two volunteers, including a foreigner, have been injured by hostile fire, damaged infrastructure.</text:p>
      <text:p text:style-name="P4">
Priority measures are being taken to record the Russian crime.</text:p>
      <text:p text:style-name="P4">
*!(https://www.ukrinform.ua/rubric-regions/3722929-na-hersonsinu-vidpravili-gumanitarnu-dopomogu-z-sesti-oblastej-ta-kievaa.html)As reported by Ukrinform, in the last day Russian invaders 57 times were fired by the Kherson region, killing a civilian. In particular, Khersonuvoroh released 17 shells.</text:p>
      <text:p text:style-name="P4">
News Source: <text:a xlink:type="simple" xlink:href="https://www.ukrinform.ua/rubric-ato/3722991-rosiani-obstrilali-herson-poraneni-dvoe-volonteriv.html" text:style-name="Internet_20_link" text:visited-style-name="Visited_20_Internet_20_Link">
https://www.ukrinform.ua/rubric-ato/3722991-rosiani-obstrilali-herson-poraneni-dvoe-volonteriv.html</text:a>
</text:p>
      <!--NEWS-->
      <text:h text:style-name="P10" text:outline-level="1">
<text:span text:style-name="T4">
In Latvia, the memory of the victims of the Soviet deportation of 1941 was honored</text:span>
</text:h>
      <text:p text:style-name="P4">
Authors: Ukrinform (Person)</text:p>
      <text:p text:style-name="P4">
Publisher: Укринформ (Organization)</text:p>
      <text:p text:style-name="P4">
Published Time: 2023-06-14T21:25:00+03:00</text:p>
      <text:p text:style-name="P4">
Modified Time: 2023-06-14T21:25:00+03:00</text:p>
      <text:p text:style-name="P4">
Description: On Wednesday, June 14, on the Day of Remembrance of Victims of Communist Terror, there are events in Latvia, which will commemorate the victims of deportations of 1941. Among others, representatives of the Ukrainian diaspora take part in them. - Ukrinform.</text:p>
      <text:p text:style-name="P4">
Images: ['<text:a xlink:type="simple" xlink:href="https://static.ukrinform.com/photos/2023_06/thumb_files/630_360_1686767046-220.png" text:style-name="Internet_20_link" text:visited-style-name="Visited_20_Internet_20_Link">
630_360_16867...</text:a>
', '<text:a xlink:type="simple" xlink:href="https://static.ukrinform.com/photos/2023_06/1686767063-948.png" text:style-name="Internet_20_link" text:visited-style-name="Visited_20_Internet_20_Link">
1686767063-94...</text:a>
', '<text:a xlink:type="simple" xlink:href="https://static.ukrinform.com/photos/2023_06/1686767081-921.png" text:style-name="Internet_20_link" text:visited-style-name="Visited_20_Internet_20_Link">
1686767081-92...</text:a>
', '<text:a xlink:type="simple" xlink:href="https://static.ukrinform.com/photos/2023_06/1686767101-145.png" text:style-name="Internet_20_link" text:visited-style-name="Visited_20_Internet_20_Link">
1686767101-14...</text:a>
']</text:p>
      <text:p text:style-name="P4">
Tags: ['Депортація', 'Діаспора', 'Латвія', 'Комуністична партія']</text:p>
      <text:p text:style-name="P4">
Type: Article</text:p>
      <!--METADATA-->
      <text:p text:style-name="P4">
<draw:frame draw:style-name="fr1" draw:name="Image215" text:anchor-type="as-char" svg:width="6.9236in" svg:height="3.956343in" draw:z-index="0">
<draw:image xlink:href="../Images/yкринформ/2023-06-14T21-25-00-03-00/630_360_1686767046-220.png" xlink:type="simple" xlink:show="embed" xlink:actuate="onLoad" draw:mime-type="image/png"/>
</draw:frame>
On Wednesday, June 14, on the Day of Remembrance of Victims of Communist Terror, in Latvia there are sizes that commemorate the victims of deportations of 1941. Among others, representatives of the Ukrainian diaspora take some of them.</text:p>
      <text:p text:style-name="P4">
This was reported by Ukrinform correspondent.</text:p>
      <text:p text:style-name="P4">
<draw:frame draw:style-name="fr1" draw:name="Image216" text:anchor-type="as-char" svg:width="6.9236in" svg:height="4.615733in" draw:z-index="0">
<draw:image xlink:href="../Images/yкринформ/2023-06-14T21-25-00-03-00/1686767063-948.png" xlink:type="simple" xlink:show="embed" xlink:actuate="onLoad" draw:mime-type="image/png"/>
</draw:frame>
At noon, a memorial event took place at the Memorial at the Memorial. The first persons of the state, including the President of Egils Levis, the association of politically repressed Latvia, and all those who were among whom were representatives of the Ukrainian community, participated.</text:p>
      <text:p text:style-name="P4">
After speaking to honor the memory of the victims of communist terror, flowers laid. After that, the traditional annual course from the Latvia Museum to the Square of Liberty took place. This time, the course was accompanied by Vilki. The flowers were also laid on the Liberty Monument.</text:p>
      <text:p text:style-name="P4">
<draw:frame draw:style-name="fr1" draw:name="Image217" text:anchor-type="as-char" svg:width="6.9236in" svg:height="4.660609in" draw:z-index="0">
<draw:image xlink:href="../Images/yкринформ/2023-06-14T21-25-00-03-00/1686767081-921.png" xlink:type="simple" xlink:show="embed" xlink:actuate="onLoad" draw:mime-type="image/png"/>
</draw:frame>
Various memorable measures to commemorate the victims of the communist regimen will be underway throughout the day in Riga, as well as other cities and settlements.</text:p>
      <text:p text:style-name="P4">
On the night of June 14, 1941, a mass deportation of Latvia residents of the Usibirsk, Far Eastern and Northern regions of the USSR took place. According to the Latvia State Archives, as a result of deportation, which lasted until June 21, Latvia lost more than 15,425 inhabitants, including Latvians, Jews, Russians, Poles, including 3751 children under 16 years of age.</text:p>
      <text:p text:style-name="P4">
<draw:frame draw:style-name="fr1" draw:name="Image218" text:anchor-type="as-char" svg:width="6.9236in" svg:height="3.89773in" draw:z-index="0">
<draw:image xlink:href="../Images/yкринформ/2023-06-14T21-25-00-03-00/1686767101-145.png" xlink:type="simple" xlink:show="embed" xlink:actuate="onLoad" draw:mime-type="image/png"/>
</draw:frame>
About the same terms, deportation from other countries and the region was captured by the Soviet Union - from Lithuania, Estonia, Moldova, Western Ukraine and Western Belarus.</text:p>
      <text:p text:style-name="P4">
We will remind, in the Latvian capital on June 13 <text:a xlink:type="simple" xlink:href="https://www.ukrinform.ua/rubric-diaspora/3722890-z-rigi-vidpravili-konvoj-gumanitarnoi-i-vijskovoi-dopomogi-v-ukrainu.html" text:style-name="Internet_20_link" text:visited-style-name="Visited_20_Internet_20_Link">
took place</text:a>
The ceremony of departure in Ukraine of another convoy of assistance with humanitarian and military goods prepared by the Confederation of Ukrainians Latvia "Viche".</text:p>
      <text:p text:style-name="P4">
<text:span text:style-name="T5">
Foto: Presidential Latvia President, Tatiana Lazda</text:span>
 Facebook</text:p>
      <text:p text:style-name="P4">
News Source: <text:a xlink:type="simple" xlink:href="https://www.ukrinform.ua/rubric-diaspora/3722993-u-latvii-vsanuvali-pamat-zertv-radanskoi-deportacii-1941-roku.html" text:style-name="Internet_20_link" text:visited-style-name="Visited_20_Internet_20_Link">
https://www.ukrinform.ua/rubric-diaspora/3722993-u-latvii-vsanuvali-pamat-zertv-radanskoi-deportacii-1941-roku.html</text:a>
</text:p>
      <!--NEWS-->
      <text:h text:style-name="P10" text:outline-level="1">
<text:span text:style-name="T4">
Russian hackers attacked public sites</text:span>
</text:h>
      <text:p text:style-name="P4">
Authors: Ukrinform (Person)</text:p>
      <text:p text:style-name="P4">
Publisher: Укринформ (Organization)</text:p>
      <text:p text:style-name="P4">
Published Time: 2023-06-14T21:32:00+03:00</text:p>
      <text:p text:style-name="P4">
Modified Time: 2023-06-14T21:32:00+03:00</text:p>
      <text:p text:style-name="P4">
Description: Public sites have suffered a hacker attack, and hackers from the Russian group "Sunphen" took responsibility for this. - Ukrinform.</text:p>
      <text:p text:style-name="P4">
Images: ['<text:a xlink:type="simple" xlink:href="https://static.ukrinform.com/photos/2019_12/thumb_files/630_360_1575637264-429.jpg" text:style-name="Internet_20_link" text:visited-style-name="Visited_20_Internet_20_Link">
630_360_15756...</text:a>
']</text:p>
      <text:p text:style-name="P4">
Tags: ['Кібератака', 'Суспільне мовлення', 'Хакери']</text:p>
      <text:p text:style-name="P4">
Type: Article</text:p>
      <!--METADATA-->
      <text:p text:style-name="P4">
<draw:frame draw:style-name="fr1" draw:name="Image219" text:anchor-type="as-char" svg:width="6.9236in" svg:height="3.956343in" draw:z-index="0">
<draw:image xlink:href="../Images/yкринформ/2023-06-14T21-32-00-03-00/630_360_1575637264-429.jpg" xlink:type="simple" xlink:show="embed" xlink:actuate="onLoad" draw:mime-type="image/jpeg"/>
</draw:frame>
The sites of the social attack were attracted, responsibility for this was taken by the Russian group "Sunphen".</text:p>
      <text:p text:style-name="P4">
According to Ukrinform, this has reported <text:a xlink:type="simple" xlink:href="https://suspilne.media/amp/507837-hakeri-atakuvali-sajti-suspilnogo/" text:style-name="Internet_20_link" text:visited-style-name="Visited_20_Internet_20_Link">
public</text:a>
.</text:p>
      <text:p text:style-name="P4">
"Частина наших сайтів тимчасово не працює. Ми вирішуємо проблему. Водночас усіплатформи Суспільне Новини, зокрема сайт suspilne.media, працюютьбезперебійно", — ідеться у повідомленні.</text:p>
      <text:p text:style-name="P4">
<text:span text:style-name="T4">
Читайте також:</text:span>
 <text:a xlink:type="simple" xlink:href="https://www.ukrinform.ua/rubric-technology/3722731-prorosijski-hakeri-atakuvali-sajt-najbilsogo-v-evropi-portu-rotterdama.html" text:style-name="Internet_20_link" text:visited-style-name="Visited_20_Internet_20_Link">
 Проросійські <text:span text:style-name="T4">
хакер</text:span>
 и атакували сайт найбільшого вЄвропі порту Роттердама </text:a>
According to Ukrinform, in the State Secretariat, it was noted that in the cyberspace there is the same tactic as in the conventional battlefield - trying to attach civilian infrastructure.</text:p>
      <text:p text:style-name="P4">
News Source: <text:a xlink:type="simple" xlink:href="https://www.ukrinform.ua/rubric-society/3722997-rosijski-hakeri-atakuvali-sajti-suspilnogo.html" text:style-name="Internet_20_link" text:visited-style-name="Visited_20_Internet_20_Link">
https://www.ukrinform.ua/rubric-society/3722997-rosijski-hakeri-atakuvali-sajti-suspilnogo.html</text:a>
</text:p>
      <!--NEWS-->
      <text:h text:style-name="P10" text:outline-level="1">
<text:span text:style-name="T4">
In Israel presented the first of a hypersonic interception system</text:span>
</text:h>
      <text:p text:style-name="P4">
Authors: Ukrinform (Person)</text:p>
      <text:p text:style-name="P4">
Publisher: Укринформ (Organization)</text:p>
      <text:p text:style-name="P4">
Published Time: 2023-06-14T21:40:00+03:00</text:p>
      <text:p text:style-name="P4">
Modified Time: 2023-06-14T21:40:00+03:00</text:p>
      <text:p text:style-name="P4">
Description: The Israeli defense contractor Rafael announced the development of the first hypersonic interception system. - Ukrinform.</text:p>
      <text:p text:style-name="P4">
Images: ['<text:a xlink:type="simple" xlink:href="https://static.ukrinform.com/photos/2023_06/thumb_files/630_360_1686768006-140.jpg" text:style-name="Internet_20_link" text:visited-style-name="Visited_20_Internet_20_Link">
630_360_16867...</text:a>
']</text:p>
      <text:p text:style-name="P4">
Tags: ['Ізраїль', 'Перехоплення', 'Ракета', 'ППО']</text:p>
      <text:p text:style-name="P4">
Type: Article</text:p>
      <!--METADATA-->
      <text:p text:style-name="P4">
<draw:frame draw:style-name="fr1" draw:name="Image220" text:anchor-type="as-char" svg:width="6.9236in" svg:height="3.956343in" draw:z-index="0">
<draw:image xlink:href="../Images/yкринформ/2023-06-14T21-40-00-03-00/630_360_1686768006-140.jpg" xlink:type="simple" xlink:show="embed" xlink:actuate="onLoad" draw:mime-type="image/jpeg"/>
</draw:frame>
The Israeli defense contractor Rafael announced the development of the first hypersonic interception system in its own way.</text:p>
      <text:p text:style-name="P4">
According to Ukrinform, it reports <text:a xlink:type="simple" xlink:href="https://www.timesofisrael.com/defense-tech-firm-rafael-creates-first-ever-hypersonic-interceptor/" text:style-name="Internet_20_link" text:visited-style-name="Visited_20_Internet_20_Link">
The Times of Israel</text:a>
.</text:p>
      <text:p text:style-name="P4">
According to the company, the Sky Sonic interceptor, which has been being developed for three years, will be shown at the Paris Air Force next week.</text:p>
      <text:p text:style-name="P4">
RAFAEL representatives said the company only recently received the defense ministry to demonstrate this system.</text:p>
      <text:p text:style-name="P4">
<text:span text:style-name="T4">
 Read also: </text:span>
 <text:a xlink:type="simple" xlink:href="https://www.ukrinform.ua/rubric-ato/3722155-ukraina-posilue-virobnictvo-udarnih-bezpilotnikiv-ignat.html" text:style-name="Internet_20_link" text:visited-style-name="Visited_20_Internet_20_Link">
Ukraine enhances the production of percussion drones - <text:span text:style-name="T4">
 Ignati </text:span>
</text:a>
Sky Sonic "is a big technological jump in hypersonic prototype defense," the company said.</text:p>
      <text:p text:style-name="P4">
The company could not name the deadlines when the rocket would be ready for use, but reported that the first test flights would take place in the near future.</text:p>
      <text:p text:style-name="P4">
Rafael is considered one of the main military contractors <text:a xlink:type="simple" xlink:href="https://www.ukrinform.ua/tag-izrail" text:style-name="Internet_20_link" text:visited-style-name="Visited_20_Internet_20_Link">
Israel</text:a>
, which helps to develop some of the country's weapons, including the Air Defense System of the Iron Dome and the SPIKE accurate rocket.</text:p>
      <text:p text:style-name="P4">
<text:span text:style-name="T4">
 Read also: </text:span>
 <text:a xlink:type="simple" xlink:href="https://www.ukrinform.ua/rubric-technology/3718946-iran-predstaviv-svou-persu-giperzvukovu-balisticnu-raketu.html" text:style-name="Internet_20_link" text:visited-style-name="Visited_20_Internet_20_Link">
Iran presented its first <text:span text:style-name="T4">
 hypersonic </text:span>
 ballistic pump</text:a>
Currently, the company is also developing a powerful laser Iron Non(Iron Beam), called the potential "change in the rules of the game" in the fighting rocket attacks.</text:p>
      <text:p text:style-name="P4">
According to Ukrinform, in Iran, the Official Ceremony presented the latest-in-law missile "Horremshshr-4" or "Heibar".</text:p>
      <text:p text:style-name="P4">
<text:span text:style-name="T5">
Foto: rafael</text:span>
</text:p>
      <text:p text:style-name="P4">
News Source: <text:a xlink:type="simple" xlink:href="https://www.ukrinform.ua/rubric-technology/3722998-v-izraili-predstavili-persu-u-svoemu-rodi-sistemu-giperzvukovogo-perehoplenna.html" text:style-name="Internet_20_link" text:visited-style-name="Visited_20_Internet_20_Link">
https://www.ukrinform.ua/rubric-technology/3722998-v-izraili-predstavili-persu-u-svoemu-rodi-sistemu-giperzvukovogo-perehoplenna.html</text:a>
</text:p>
      <!--NEWS-->
      <text:h text:style-name="P10" text:outline-level="1">
<text:span text:style-name="T4">
Ukraine's male national team won Belgium in Golden Euroliz from Volleyball</text:span>
</text:h>
      <text:p text:style-name="P4">
Authors: Ukrinform (Person)</text:p>
      <text:p text:style-name="P4">
Publisher: Укринформ (Organization)</text:p>
      <text:p text:style-name="P4">
Published Time: 2023-06-14T21:46:11+03:00</text:p>
      <text:p text:style-name="P4">
Modified Time: 2023-06-14T21:46:11+03:00</text:p>
      <text:p text:style-name="P4">
Description: Ukrainians head the group. - Ukrinform.</text:p>
      <text:p text:style-name="P4">
Images: ['<text:a xlink:type="simple" xlink:href="https://static.ukrinform.com/photos/2023_06/thumb_files/630_360_1686768305-275.jpeg" text:style-name="Internet_20_link" text:visited-style-name="Visited_20_Internet_20_Link">
630_360_16867...</text:a>
']</text:p>
      <text:p text:style-name="P4">
Tags: ['Євроліга', 'Волейбол']</text:p>
      <text:p text:style-name="P4">
Type: Article</text:p>
      <!--METADATA-->
      <text:p text:style-name="P4">
<draw:frame draw:style-name="fr1" draw:name="Image221" text:anchor-type="as-char" svg:width="6.9236in" svg:height="3.956343in" draw:z-index="0">
<draw:image xlink:href="../Images/yкринформ/2023-06-14T21-46-11-03-00/630_360_1686768305-275.jpeg" xlink:type="simple" xlink:show="embed" xlink:actuate="onLoad" draw:mime-type="image/jpeg"/>
</draw:frame>
The Ukrainian is a group.</text:p>
      <text:p text:style-name="P4">
Ukraine's men's volleyball team beat Belgium in the fifth round of the Golden European Group-Tape 20123, Ukrinform reports.</text:p>
      <text:p text:style-name="P4">
Blue and yellow was confidently won in three sets-25:21, 25:14 and 25:13.</text:p>
      <text:p text:style-name="P4">
The Ukrainian team won the fifth victory in a row in the group stage of the tournament.</text:p>
      <text:p text:style-name="P4">
We will remind, the men's national team of Ukraine reached the finals of the four -gold European afternoon after the victory over Croatia in the last round.</text:p>
      <text:p text:style-name="P4">
Also in the previous matches of the Golden Eurolege-2023, Ugis Krastinshashazla Victory over Northern Macedonia, Croatia and Belgium.</text:p>
      <text:p text:style-name="P4">
<text:span text:style-name="T4">
 Read also: </text:span>
 <text:a xlink:type="simple" xlink:href="https://www.ukrinform.ua/rubric-sports/3722973-zinoca-zbirna-ukraini-peremogla-franciu-v-zolotij-evrolizi-z-volejbolu.html" text:style-name="Internet_20_link" text:visited-style-name="Visited_20_Internet_20_Link">
Ukraine women's national team won France in goldenurosis with <text:span text:style-name="T4">
 volleyball </text:span>
 U</text:a>
In the next match, the Ukrainian national team will play with Northern Macedonia on June 18.</text:p>
      <text:p text:style-name="P4">
Photo: cev.eu</text:p>
      <text:p text:style-name="P4">
News Source: <text:a xlink:type="simple" xlink:href="https://www.ukrinform.ua/rubric-sports/3723000-colovica-zbirna-ukraini-peremogla-belgiu-v-zolotij-evrolizi-z-volejbolu.html" text:style-name="Internet_20_link" text:visited-style-name="Visited_20_Internet_20_Link">
https://www.ukrinform.ua/rubric-sports/3723000-colovica-zbirna-ukraini-peremogla-belgiu-v-zolotij-evrolizi-z-volejbolu.html</text:a>
</text:p>
      <!--NEWS-->
      <text:h text:style-name="P10" text:outline-level="1">
<text:span text:style-name="T4">
Khmelnitsky "Podillya" will restore its participation in the First League of Ukraine</text:span>
</text:h>
      <text:p text:style-name="P4">
Authors: Ukrinform (Person)</text:p>
      <text:p text:style-name="P4">
Publisher: Укринформ (Organization)</text:p>
      <text:p text:style-name="P4">
Published Time: 2023-06-14T21:55:09+03:00</text:p>
      <text:p text:style-name="P4">
Modified Time: 2023-06-14T21:55:09+03:00</text:p>
      <text:p text:style-name="P4">
Description: A new physical training coach will join the team. - Ukrinform.</text:p>
      <text:p text:style-name="P4">
Images: ['<text:a xlink:type="simple" xlink:href="https://static.ukrinform.com/photos/2023_06/thumb_files/630_360_1686768736-382.jpg" text:style-name="Internet_20_link" text:visited-style-name="Visited_20_Internet_20_Link">
630_360_16867...</text:a>
']</text:p>
      <text:p text:style-name="P4">
Tags: ['Футбол', 'перша ліга']</text:p>
      <text:p text:style-name="P4">
Type: Article</text:p>
      <!--METADATA-->
      <text:p text:style-name="P4">
<draw:frame draw:style-name="fr1" draw:name="Image222" text:anchor-type="as-char" svg:width="6.9236in" svg:height="3.956343in" draw:z-index="0">
<draw:image xlink:href="../Images/yкринформ/2023-06-14T21-55-09-03-00/630_360_1686768736-382.jpg" xlink:type="simple" xlink:show="embed" xlink:actuate="onLoad" draw:mime-type="image/jpeg"/>
</draw:frame>
A new physical training coach is joined to the command.</text:p>
      <text:p text:style-name="P4">
After a long break caused by full -scale Russian aggression, Khmelnytsky Podillya decided to restore its participation in the First League of Ukraine, <text:a xlink:type="simple" xlink:href="https://sport.ua/uk/news/630229-u-trenerskomu-shtabi-podillya-bude-popovnennya" text:style-name="Internet_20_link" text:visited-style-name="Visited_20_Internet_20_Link">
reports</text:a>
Sport UA, Ukrinform reports.</text:p>
      <text:p text:style-name="P4">
Podolyans will begin preparation for new trials on June 19 in Khmelnitsky. The next meeting will also be held at home.</text:p>
      <text:p text:style-name="P4">
There is a replenishment at the coaching staff. Vitaliy Kostyshyn's mentor will still be assisted(Polonna).</text:p>
      <text:p text:style-name="P4">
З першими літніми новачками контракти буде підписано наступного тижня.</text:p>
      <text:p text:style-name="P4">
<text:span text:style-name="T4">
Читайте також:</text:span>
 <text:a xlink:type="simple" xlink:href="https://www.ukrinform.ua/rubric-sports/3677382-hmelnicke-podilla-vlitku-povernetsa-do-persoi-ligi.html" text:style-name="Internet_20_link" text:visited-style-name="Visited_20_Internet_20_Link">
 Хмельницьке « <text:span text:style-name="T4">
Поділля</text:span>
 » влітку повернеться до Першоїліги </text:a>
As for the first sparring, it is scheduled for June 27 with one of the teams of the strife.</text:p>
      <text:p text:style-name="P4">
Photo: fcpodillya.com.ua</text:p>
      <text:p text:style-name="P4">
News Source: <text:a xlink:type="simple" xlink:href="https://www.ukrinform.ua/rubric-sports/3723002-hmelnicke-podilla-vidnovit-svou-ucast-u-persij-lizi-ukraini.html" text:style-name="Internet_20_link" text:visited-style-name="Visited_20_Internet_20_Link">
https://www.ukrinform.ua/rubric-sports/3723002-hmelnicke-podilla-vidnovit-svou-ucast-u-persij-lizi-ukraini.html</text:a>
</text:p>
      <!--NEWS-->
      <text:h text:style-name="P10" text:outline-level="1">
<text:span text:style-name="T4">
In the Kherson region, through the undermining of the Kakhovskaya hydroelectric power station, historical artifacts are washed out of mounds</text:span>
</text:h>
      <text:p text:style-name="P4">
Authors: Ukrinform (Person)</text:p>
      <text:p text:style-name="P4">
Publisher: Укринформ (Organization)</text:p>
      <text:p text:style-name="P4">
Published Time: 2023-06-14T21:55:48+03:00</text:p>
      <text:p text:style-name="P4">
Modified Time: 2023-06-14T21:55:48+03:00</text:p>
      <text:p text:style-name="P4">
Description: In the Kherson region, through the blasting of the Russians of the Kakhovka hydroelectric power station, historical artifacts of unexplored mounds are washed out of the Earth. Residents are asked to transfer finds to the museum. - Ukrinform.</text:p>
      <text:p text:style-name="P4">
Images: ['<text:a xlink:type="simple" xlink:href="https://static.ukrinform.com/photos/2023_06/thumb_files/630_360_1686768931-186.jpg" text:style-name="Internet_20_link" text:visited-style-name="Visited_20_Internet_20_Link">
630_360_16867...</text:a>
']</text:p>
      <text:p text:style-name="P4">
Tags: ['Археологи', 'Херсонщина', 'Каховська ГЕС', 'Курган', 'Підтоплення']</text:p>
      <text:p text:style-name="P4">
Type: Article</text:p>
      <!--METADATA-->
      <text:p text:style-name="P4">
<draw:frame draw:style-name="fr1" draw:name="Image223" text:anchor-type="as-char" svg:width="6.9236in" svg:height="3.956343in" draw:z-index="0">
<draw:image xlink:href="../Images/yкринформ/2023-06-14T21-55-48-03-00/630_360_1686768931-186.jpg" xlink:type="simple" xlink:show="embed" xlink:actuate="onLoad" draw:mime-type="image/jpeg"/>
</draw:frame>
The Uherson region, due to the undermining of the Russians of the Kakhovka hydroelectric power station, washed out of land artifacts from unexplored mounds. Residents are asked to transfer to the museum.</text:p>
      <text:p text:style-name="P4">
About it in <text:a xlink:type="simple" xlink:href="https://t.me/khersonskaODA/6904" text:style-name="Internet_20_link" text:visited-style-name="Visited_20_Internet_20_Link">
telegram</text:a>
Kherson reported, Ukrinform reports.</text:p>
      <text:p text:style-name="P4">
"Historical artifacts that were in unexplored mounds <text:a xlink:type="simple" xlink:href="https://t.me/khersonskaODA/6904" text:style-name="Internet_20_link" text:visited-style-name="Visited_20_Internet_20_Link">
Kherson region</text:a>
, because of Kakhovskaya hydroelectric power station, the Russian military washed out of the ground and spreading a powerful current, " - said the presentation.</text:p>
      <text:p text:style-name="P4">
In the regional administration, residents who noticed such objects are addressed, immediately report to the finding of the Kherson Regional Museum of Local History.</text:p>
      <text:p text:style-name="P4">
Museum's contact number: 066 35 51 407.</text:p>
      <text:p text:style-name="P4">
<text:span text:style-name="T4">
 Read also: </text:span>
 <text:a xlink:type="simple" xlink:href="https://www.ukrinform.ua/rubric-regions/3722849-na-hersonsini-zatoplenimi-lisautsa-45-naselenih-punktiv.html" text:style-name="Internet_20_link" text:visited-style-name="Visited_20_Internet_20_Link">
in Kherson region, 45 settlements remain flooded</text:a>
As reported by Ukrinform, on the night of June 6 <text:a xlink:type="simple" xlink:href="https://www.ukrinform.ua/rubric-ato/3718751-rosijski-zagarbniki-pidirvali-kahovsku-ges-ok-pivden.html" text:style-name="Internet_20_link" text:visited-style-name="Visited_20_Internet_20_Link">
Russian army blown up</text:a>
Dam Kakhovskaya hydroelectric power station.</text:p>
      <text:p text:style-name="P4">
According to OVA, in the morning of June 14, the average flood level is 2.13 meters. It's 32 centimeters less than last night. The dynamics on the descendants are stored.</text:p>
      <text:p text:style-name="P4">
News Source: <text:a xlink:type="simple" xlink:href="https://www.ukrinform.ua/rubric-regions/3723003-na-hersonsini-cerez-pidriv-kahovskoi-ges-z-kurganiv-vimivautsa-istoricni-artefakti.html" text:style-name="Internet_20_link" text:visited-style-name="Visited_20_Internet_20_Link">
https://www.ukrinform.ua/rubric-regions/3723003-na-hersonsini-cerez-pidriv-kahovskoi-ges-z-kurganiv-vimivautsa-istoricni-artefakti.html</text:a>
</text:p>
      <!--NEWS-->
      <text:h text:style-name="P10" text:outline-level="1">
<text:span text:style-name="T4">
12 goals were shot down at night: 3 caliber missiles and 9 Shahd-136/131</text:span>
</text:h>
      <text:p text:style-name="P4">
Author: ['АРМІЯINFORM']</text:p>
      <text:p text:style-name="P4">
Time: 2023-06-14T22:00:00-04:00</text:p>
      <text:p text:style-name="P4">
Description: At the NICH at 14 worm, Rosiyskі Porto took a missile strike on VIISKOVIKH TA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text:p>
      <text:p text:style-name="P4">
Category: News</text:p>
      <!--METADATA-->
      <text:p text:style-name="P4">
<draw:frame draw:style-name="fr1" draw:name="Image224" text:anchor-type="as-char" svg:width="6.9236in" svg:height="3.899934in" draw:z-index="0">
<draw:image xlink:href="../Images/AРМІЯINFORM/2023-06-14T22-00-00-04-00/ppo.jpg" xlink:type="simple" xlink:show="embed" xlink:actuate="onLoad" draw:mime-type="image/jpeg"/>
</draw:frame>
On the night of June 14, Russian invaders struck a rocket strike on military and tinfrastructure sites of Ukraine with winged air and maritime rockets, as well as shock drones-Kamikadze.</text:p>
      <text:p text:style-name="P4">
About it <text:a xlink:type="simple" xlink:href="https://t.me/kpszsu/2562" text:style-name="Internet_20_link" text:visited-style-name="Visited_20_Internet_20_Link">
reports</text:a>
Armed Forces Command.</text:p>
      <text:p text:style-name="P4">
From the Black Sea, the enemy struck four winged caliber missiles in the direction of Odesa region. Three rockets managed to knock down, one - hit the compartment object.</text:p>
      <text:p text:style-name="P4">
From the east coast of the Sea of Azov, the Rushists attacked 10 Iranian strike drones Shahd-136/131 in the southeastern direction, 9 of which were killed.</text:p>
      <text:p text:style-name="P4">
From the Rostov region, the occupiers struck six winged rocket launchers of the X-22 out of four distant bombers of TU-22m3. Urny in Donetsk region. The consequences are specified.</text:p>
      <text:p text:style-name="P4">
In general, the forces and means of the aerial forces, in interaction with the air defense components of Ukraine, during this night attack, 12 air purposes were destroyed: three-blooded Caliber missiles and nine Iranian shock drones Shahd-136/131.</text:p>
      <text:p text:style-name="P4">
News Source: <text:a xlink:type="simple" xlink:href="https://armyinform.com.ua/2023/06/14/sylamy-ppo-vnochi-zbyto-12-czilej-3-rakety-kalibr-i-9-shahed-136-131/" text:style-name="Internet_20_link" text:visited-style-name="Visited_20_Internet_20_Link">
https://armyinform.com.ua/2023/06/14/sylamy-ppo-vnochi-zbyto-12-czilej-3-rakety-kalibr-i-9-shahed-136-131/</text:a>
</text:p>
      <!--NEWS-->
      <text:h text:style-name="P10" text:outline-level="1">
<text:span text:style-name="T4">
Schmigal told Vicecanzler Germany about ecocide committed by Russia</text:span>
</text:h>
      <text:p text:style-name="P4">
Authors: Ukrinform (Person)</text:p>
      <text:p text:style-name="P4">
Publisher: Укринформ (Organization)</text:p>
      <text:p text:style-name="P4">
Published Time: 2023-06-14T22:01:00+03:00</text:p>
      <text:p text:style-name="P4">
Modified Time: 2023-06-14T22:01:00+03:00</text:p>
      <text:p text:style-name="P4">
Description: Prime Minister Denis Schmigal told Vicecanzler Germany, Minister of Economy and Climate Protection Robert Gabec on undermining the Russians of the Kakhovka hydroelectric power station. - Ukrinform.</text:p>
      <text:p text:style-name="P4">
Images: ['<text:a xlink:type="simple" xlink:href="https://static.ukrinform.com/photos/2023_06/thumb_files/630_360_1686481734-425.jpg" text:style-name="Internet_20_link" text:visited-style-name="Visited_20_Internet_20_Link">
630_360_16864...</text:a>
']</text:p>
      <text:p text:style-name="P4">
Tags: ['Німеччина', 'Теракт', 'Російські військові', 'Каховська ГЕС', 'Шмигаль']</text:p>
      <text:p text:style-name="P4">
Type: Article</text:p>
      <!--METADATA-->
      <text:p text:style-name="P4">
<draw:frame draw:style-name="fr1" draw:name="Image225" text:anchor-type="as-char" svg:width="6.9236in" svg:height="3.956343in" draw:z-index="0">
<draw:image xlink:href="../Images/yкринформ/2023-06-14T22-01-00-03-00/630_360_1686481734-425.jpg" xlink:type="simple" xlink:show="embed" xlink:actuate="onLoad" draw:mime-type="image/jpeg"/>
</draw:frame>
Prime Minister Denis Schmigal told Vicecanzler Germany, a climate of Robert Gabec, Minister of Economics of Kakhovka Hydroelectric Power Plant.</text:p>
      <text:p text:style-name="P4">
The head of the government reported this in his <text:a xlink:type="simple" xlink:href="https://t.me/Denys_Smyhal/5380" text:style-name="Internet_20_link" text:visited-style-name="Visited_20_Internet_20_Link">
telegram</text:a>
 <text:a xlink:type="simple" xlink:href="https://t.me/Denys_Smyhal/5380" text:style-name="Internet_20_link" text:visited-style-name="Visited_20_Internet_20_Link">
 , </text:a>
transmits Ukrinform.</text:p>
      <text:p text:style-name="P4">
“He spoke about the situation in the south of Ukraine because of the ecocide that Russia has done, undermining the Kakhovsk hydroelectric power station. We managed to evacuate more than 3 700 people from the flood zone.</text:p>
      <text:p text:style-name="P4">
I thank Germany for the immediate support provided within the EU civilian protection mechanism, ”the premiere report reads.</text:p>
      <text:p text:style-name="P4">
The parties also discussed the needs of Ukraine in service. <text:a xlink:type="simple" xlink:href="https://www.ukrinform.ua/tag-smigal" text:style-name="Internet_20_link" text:visited-style-name="Visited_20_Internet_20_Link">
Shmigal</text:a>
He expressed his gratitude to Germany.</text:p>
      <text:p text:style-name="P4">
<text:span text:style-name="T4">
 Read also: </text:span>
 <text:a xlink:type="simple" xlink:href="https://www.ukrinform.ua/rubric-polytics/3722786-dopomogu-ukraini-pisla-pidrivu-kahovskoi-ges-zaproponuvali-16-krain-evrosouzu.html" text:style-name="Internet_20_link" text:visited-style-name="Visited_20_Internet_20_Link">
Assistance to Ukraine after the Kakhovskaya Hesear was reported by 16 EU countries</text:a>
As it is noted, a separate topic of the conversation was the strengthening of sanctions and limitation on the correspondence of the nuclear industry of Russia.</text:p>
      <text:p text:style-name="P4">
"Urgent measures are also needed to stop Russian rocket terror. All information and suggestions to partners have been transmitted," the post reads.</text:p>
      <text:p text:style-name="P4">
Officials also touched on preparations for the Recovery Conference in London.</text:p>
      <text:p text:style-name="P4">
“One of the priorities is a quick recovery. It is necessary to help people affected by Russian aggression as soon as possible. We are counting on help in this direction, ”the Prime Minister said.</text:p>
      <text:p text:style-name="P4">
<text:span text:style-name="T4">
 Read also: </text:span>
 <text:a xlink:type="simple" xlink:href="https://www.ukrinform.ua/rubric-polytics/3722388-elcenko-oon-ce-burokraticna-struktura-insoi-reakcii-na-pidriv-kahovskoi-ges-a-ne-ocikuvav.html" text:style-name="Internet_20_link" text:visited-style-name="Visited_20_Internet_20_Link">
Yelchenko: UN is a bureaucratic structure, another reaction is undermining Kakhovka hydroelectric power station I did not expect</text:a>
As it was reported, on the night of June 6 <text:a xlink:type="simple" xlink:href="https://www.ukrinform.ua/rubric-ato/3718751-rosijski-zagarbniki-pidirvali-kahovsku-ges-ok-pivden.html" text:style-name="Internet_20_link" text:visited-style-name="Visited_20_Internet_20_Link">
Russian army undermined</text:a>
Kakhovskaya hydroelectric dam. In the Kherson region, the population of the population from dangerous places for which there is a risk of flooding as a result of the heating of the Kakhovka hydroelectric power station. In fact, the occupants of the Kakhovka Hescorecarians began investigations under the article "Ecocid".</text:p>
      <text:p text:style-name="P4">
Ukrhydroenergo stated that the Kakhovka hydroelectric power station is completely destroyed and recoverable.</text:p>
      <text:p text:style-name="P4">
<text:span text:style-name="T5">
Foto: United24Media</text:span>
</text:p>
      <text:p text:style-name="P4">
News Source: <text:a xlink:type="simple" xlink:href="https://www.ukrinform.ua/rubric-polytics/3723006-smigal-rozpoviv-vicekancleru-nimeccini-pro-pidriv-kahovskoi-ges.html" text:style-name="Internet_20_link" text:visited-style-name="Visited_20_Internet_20_Link">
https://www.ukrinform.ua/rubric-polytics/3723006-smigal-rozpoviv-vicekancleru-nimeccini-pro-pidriv-kahovskoi-ges.html</text:a>
</text:p>
      <!--NEWS-->
      <text:h text:style-name="P10" text:outline-level="1">
<text:span text:style-name="T4">
The Pentagon named Ramstin's priorities - strengthening of air defense and other opportunities of Ukraine</text:span>
</text:h>
      <text:p text:style-name="P4">
Authors: Ukrinform (Person)</text:p>
      <text:p text:style-name="P4">
Publisher: Укринформ (Organization)</text:p>
      <text:p text:style-name="P4">
Published Time: 2023-06-14T22:08:00+03:00</text:p>
      <text:p text:style-name="P4">
Modified Time: 2023-06-14T22:08:00+03:00</text:p>
      <text:p text:style-name="P4">
Description: The main topics of the meeting of the Contact Group on Defense of Ukraine, scheduled for Thursday, will be the strengthening of air defense and other opportunities of the Armed Forces both in the short term and in the future.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Зустріч Рамштайн']</text:p>
      <text:p text:style-name="P4">
Type: Article</text:p>
      <!--METADATA-->
      <text:p text:style-name="P4">
<draw:frame draw:style-name="fr1" draw:name="Image226" text:anchor-type="as-char" svg:width="6.9236in" svg:height="3.956343in" draw:z-index="0">
<draw:image xlink:href="../Images/yкринформ/2023-06-14T22-08-00-03-00/630_360_1588051291-728.jpg" xlink:type="simple" xlink:show="embed" xlink:actuate="onLoad" draw:mime-type="image/jpeg"/>
</draw:frame>
The main parts of the meeting of the Contact Group on Defense of Ukraine, the planned head of Ukraine, will be the strengthening of air defense and other opportunities of the Armed Forces both in the short -term perpetrator and in the future.</text:p>
      <text:p text:style-name="P4">
This is stated in the official message of the Pentagon as a result of the U.S. Razmore and Ukraine's Ramstein's meeting, reports Ukrinform.</text:p>
      <text:p text:style-name="P4">
The discussion will be focused on “Ukraine's aging defense is other priority opportunities in the near future, as well as the adherence to exercises and support to strengthen Ukraine's misery in long -term perpetrators”.</text:p>
      <text:p text:style-name="P4">
<text:span text:style-name="T4">
 Read also: </text:span>
 <text:a xlink:type="simple" xlink:href="https://www.ukrinform.ua/rubric-world/3722537-glava-pentagonu-virusiv-na-ramstajn-do-nimeccini.html" text:style-name="Internet_20_link" text:visited-style-name="Visited_20_Internet_20_Link">
Pentagon head went to "<text:span text:style-name="T4">
 Ramstein </text:span>
" to Germany</text:a>
In addition, it is reported that the head of the Pentagon provided Ukrainian collesions on assistance to Ukraine by the United States. Oleksiresnikov, for his part, introduced Lloyd Austin to the dynamics on the front line of the in Ukraine.</text:p>
      <text:p text:style-name="P4">
According to Ukrinform, on Tuesday the United States declared the allocation of an appendical package of military support of Ukraine, which provides immediate assets of air defense, missiles for HIMARS, shells, armored vehicles and other weapons.</text:p>
      <text:p text:style-name="P4">
News Source: <text:a xlink:type="simple" xlink:href="https://www.ukrinform.ua/rubric-ato/3723004-u-pentagoni-nazvali-prioriteti-ramstajnu-posilenna-ppo-ta-insih-mozlivostej-ukraini.html" text:style-name="Internet_20_link" text:visited-style-name="Visited_20_Internet_20_Link">
https://www.ukrinform.ua/rubric-ato/3723004-u-pentagoni-nazvali-prioriteti-ramstajnu-posilenna-ppo-ta-insih-mozlivostej-ukraini.html</text:a>
</text:p>
      <!--NEWS-->
      <text:h text:style-name="P10" text:outline-level="1">
<text:span text:style-name="T4">
Kiev has received a distinction at the Digital Enterprise Show forum</text:span>
</text:h>
      <text:p text:style-name="P4">
Authors: Ukrinform (Person)</text:p>
      <text:p text:style-name="P4">
Publisher: Укринформ (Organization)</text:p>
      <text:p text:style-name="P4">
Published Time: 2023-06-14T22:09:01+03:00</text:p>
      <text:p text:style-name="P4">
Modified Time: 2023-06-14T22:09:01+03:00</text:p>
      <text:p text:style-name="P4">
Description: Kyiv received City Partner-2023 at the Digital Enterprise Show forum, which is one of the leading digital transformation. - Ukrinform.</text:p>
      <text:p text:style-name="P4">
Images: ['<text:a xlink:type="simple" xlink:href="https://static.ukrinform.com/photos/2023_06/thumb_files/630_360_1686769710-594.jpg" text:style-name="Internet_20_link" text:visited-style-name="Visited_20_Internet_20_Link">
630_360_16867...</text:a>
']</text:p>
      <text:p text:style-name="P4">
Tags: ['Нагорода', 'Київ', 'Київ Цифровий']</text:p>
      <text:p text:style-name="P4">
Type: Article</text:p>
      <!--METADATA-->
      <text:p text:style-name="P4">
<draw:frame draw:style-name="fr1" draw:name="Image227" text:anchor-type="as-char" svg:width="6.9236in" svg:height="3.956343in" draw:z-index="0">
<draw:image xlink:href="../Images/yкринформ/2023-06-14T22-09-01-03-00/630_360_1686769710-594.jpg" xlink:type="simple" xlink:show="embed" xlink:actuate="onLoad" draw:mime-type="image/jpeg"/>
</draw:frame>
Kyiv has received City Partner-2023 award at the Digital Enterprise Show forum, which is one of the leading digital transformation.</text:p>
      <text:p text:style-name="P4">
According to Ukrinform, the head of the digital transformation of Kyiv, the deputy chairman of the Kyiv City State Administration Petro Olenich reported in <text:a xlink:type="simple" xlink:href="https://www.facebook.com/olenychpetro/posts/pfbid087yw7nX4ZB8NRBJ7AmkMfuVXrwhwmLZBvpGFPYpnpPdHsDmAZx4nbtcoScmodaPcl" text:style-name="Internet_20_link" text:visited-style-name="Visited_20_Internet_20_Link">
Facebook</text:a>
.</text:p>
      <text:p text:style-name="P4">
"Це не просто відзнака. Це результат роботи команди Київ Цифровий", — зазначиввін.</text:p>
      <text:p text:style-name="P4">
<text:span text:style-name="T4">
Читайте також:</text:span>
 <text:a xlink:type="simple" xlink:href="https://www.ukrinform.ua/rubric-kyiv/3717837-u-kiiv-cifrovij-nadijsla-vze-ponad-tisaca-skarg-na-ukritta.html" text:style-name="Internet_20_link" text:visited-style-name="Visited_20_Internet_20_Link">
 У « <text:span text:style-name="T4">
Київ</text:span>
 <text:span text:style-name="T4">
Цифровий</text:span>
 » надійшла вже понад тисячаскарг на укриття </text:a>
Olenich thanked the international partners for trust and recognition.</text:p>
      <text:p text:style-name="P4">
The Digital Enterprise Show forum was reported to be one of the most important events in the world of technology. IT-industry professionals from more than 50 countries take part in the event.</text:p>
      <text:p text:style-name="P4">
This year, more than 400 digital transformation companies represent their developments at the forum.</text:p>
      <text:p text:style-name="P4">
News Source: <text:a xlink:type="simple" xlink:href="https://www.ukrinform.ua/rubric-kyiv/3723007-kiiv-zdobuv-vidznaku-na-forumi-digital-enterprise-show.html" text:style-name="Internet_20_link" text:visited-style-name="Visited_20_Internet_20_Link">
https://www.ukrinform.ua/rubric-kyiv/3723007-kiiv-zdobuv-vidznaku-na-forumi-digital-enterprise-show.html</text:a>
</text:p>
      <!--NEWS-->
      <text:h text:style-name="P10" text:outline-level="1">
<text:span text:style-name="T4">
Russia in the Hague urged the UN International Court of Ukraine to reject the requirements of Ukraine</text:span>
</text:h>
      <text:p text:style-name="P4">
Authors: Ukrinform (Person)</text:p>
      <text:p text:style-name="P4">
Publisher: Укринформ (Organization)</text:p>
      <text:p text:style-name="P4">
Published Time: 2023-06-14T22:24:00+03:00</text:p>
      <text:p text:style-name="P4">
Modified Time: 2023-06-14T22:24:00+03:00</text:p>
      <text:p text:style-name="P4">
Description: The Russian side called on the UN International Court of Ukraine to reject Ukraine's requirements in the case of Russia's violation of two conventions - on the fight against terrorism financing and the ban on all forms of racial discrimination. - Ukrinform.</text:p>
      <text:p text:style-name="P4">
Images: ['<text:a xlink:type="simple" xlink:href="https://static.ukrinform.com/photos/2019_11/thumb_files/630_360_1573224391-3376.jpeg" text:style-name="Internet_20_link" text:visited-style-name="Visited_20_Internet_20_Link">
630_360_15732...</text:a>
', '<text:a xlink:type="simple" xlink:href="https://static.ukrinform.com/photos/2023_06/1686771606-549.jpg" text:style-name="Internet_20_link" text:visited-style-name="Visited_20_Internet_20_Link">
1686771606-54...</text:a>
', '<text:a xlink:type="simple" xlink:href="https://static.ukrinform.com/photos/2023_06/1686771605-688.jpg" text:style-name="Internet_20_link" text:visited-style-name="Visited_20_Internet_20_Link">
1686771605-68...</text:a>
']</text:p>
      <text:p text:style-name="P4">
Tags: ['Гаага', 'Міжнародний суд ООН', 'Росія']</text:p>
      <text:p text:style-name="P4">
Type: Article</text:p>
      <!--METADATA-->
      <text:p text:style-name="P4">
<draw:frame draw:style-name="fr1" draw:name="Image228" text:anchor-type="as-char" svg:width="6.9236in" svg:height="3.956343in" draw:z-index="0">
<draw:image xlink:href="../Images/yкринформ/2023-06-14T22-24-00-03-00/630_360_1573224391-3376.jpeg" xlink:type="simple" xlink:show="embed" xlink:actuate="onLoad" draw:mime-type="image/jpeg"/>
</draw:frame>
The Russian side called on the UN International Court of Ukraine to reject Ukraine's requirements for Russian violations of two conventions - to combat terrorism and to ban all forms of racial discrimination.</text:p>
      <text:p text:style-name="P4">
It is reported by Ukrinform correspondent in the Hague.</text:p>
      <text:p text:style-name="P4">
"The Russian Federation asks the Court to reject all the requirements of Ukraine on the International Convention for the Financing of Terrorism and the International Convention on the Liquidation of Forms of Racial Discrimination," Alexander Shulgin said in his speech by Russian Ambassador of Russia.</text:p>
      <text:p text:style-name="P4">
<draw:frame draw:style-name="fr1" draw:name="Image229" text:anchor-type="as-char" svg:width="6.9236in" svg:height="4.615733in" draw:z-index="0">
<draw:image xlink:href="../Images/yкринформ/2023-06-14T22-24-00-03-00/1686771606-549.jpg" xlink:type="simple" xlink:show="embed" xlink:actuate="onLoad" draw:mime-type="image/jpeg"/>
</draw:frame>
<text:span text:style-name="T4">
 Read also: </text:span>
 [Case of Ukraine v.(https://www.ukrinform.ua/rubric-polytics/3722866-sprava-ukraina-proti-rosii-u-miznarodnomu-sudi-oon-cetvertij-den-publicnih-sluhan.html)He also said that Ukraine's appeal to court was an attempt to justify against Donbass. According to him, Ukraine has initiated the case to take attention from its support to Nazism. "Ukraine has come to this court with dirty and blocked hands," Shulgin says.</text:p>
      <text:p text:style-name="P4">
The Russian side also denied that the so -called "DNR" and "LNR" are terrorist organizations funded by Russia.</text:p>
      <text:p text:style-name="P4">
<draw:frame draw:style-name="fr1" draw:name="Image230" text:anchor-type="as-char" svg:width="6.9236in" svg:height="4.615733in" draw:z-index="0">
<draw:image xlink:href="../Images/yкринформ/2023-06-14T22-24-00-03-00/1686771605-688.jpg" xlink:type="simple" xlink:show="embed" xlink:actuate="onLoad" draw:mime-type="image/jpeg"/>
</draw:frame>
Today, the UN International Court of Justice was the fourth, last day of public listening in Ukraine against Russia to violate Russia's two conventions -on the fight against terrorism financing and the elimination of all forms of discrimination.</text:p>
      <text:p text:style-name="P4">
<text:span text:style-name="T4">
 Read also: </text:span>
 <text:a xlink:type="simple" xlink:href="https://www.ukrinform.ua/rubric-polytics/3722018-ukraina-ocikue-so-risenna-miznarodnogo-sudu-oon-viavit-porusenna-rf-dvoh-konvencij-korinevic.html" text:style-name="Internet_20_link" text:visited-style-name="Visited_20_Internet_20_Link">
Ukraine expects the decision of the International Court of Justice of the UN will reveal the Russian Deviation of Two Conventions</text:a>
The hearing was devoted to the consideration of the case.</text:p>
      <text:p text:style-name="P4">
After hearing all parties, the court is deleted to make a decision.</text:p>
      <text:p text:style-name="P4">
As reported by Ukrinform, in June, the UN International Court of Justice conducted publicity in the case of Russia's violation of conventions on combating terrorism and prohibiting all forms of racial discrimination.</text:p>
      <text:p text:style-name="P4">
<text:span text:style-name="T4">
 Read also: </text:span>
 <text:a xlink:type="simple" xlink:href="https://www.ukrinform.ua/rubric-polytics/3722013-zolotarova-u-miznarodnomu-sudi-oon-pravda-na-nasij-storoni.html" text:style-name="Internet_20_link" text:visited-style-name="Visited_20_Internet_20_Link">
Zolotaryova in the UN International Court of Justice: Truth in Our Salna</text:a>
There were two rounds of speeches of the parties: June 6 and 12 is the legal team of Ukraine, June 8 and 14 - Russia.On January 16, 2017, Ukraine filed a lawsuit against the International Court of Justice against Russia's violation of the Convention on the Prohibition of Financing Terrorism and the Convention of Racial Discrimination.</text:p>
      <text:p text:style-name="P4">
<text:span text:style-name="T4">
 Read also: </text:span>
 <text:a xlink:type="simple" xlink:href="https://www.ukrinform.ua/rubric-crimea/3721983-ukraina-u-miznarodnomu-sudi-oon-rosia-zaprovadila-rezim-rasovoi-diskriminacii-v-krimu.html" text:style-name="Internet_20_link" text:visited-style-name="Visited_20_Internet_20_Link">
Ukraine in the UN International Court of Justice: Russia has introduced the Crimean discrimination regime</text:a>
The accusations put forward by Russia include: providing weapons and other assistance from the non -assistance; the crashing of the Malaysian Airlines by ReismH-17; shelling of residential areas of Mariupol and Kramatorsk; destruction of a busy passenger bus near Volnovakha; explosion during peacekeepers in Kharkiv; discrimination against Ukrainian and Crimean Tatar communities; prohibition of the activities of the Majlis of the Crimean Tatar people; waves of disappearance, murder, unauthorized searches, detentions; Restrictions on teaching Ukrainian Ican Tatar languages.</text:p>
      <text:p text:style-name="P4">
Photo: I. Drabok</text:p>
      <text:p text:style-name="P4">
News Source: <text:a xlink:type="simple" xlink:href="https://www.ukrinform.ua/rubric-polytics/3723008-rosia-u-gaazi-zaklikala-miznarodnij-sud-oon-vidhiliti-vimogi-ukraini.html" text:style-name="Internet_20_link" text:visited-style-name="Visited_20_Internet_20_Link">
https://www.ukrinform.ua/rubric-polytics/3723008-rosia-u-gaazi-zaklikala-miznarodnij-sud-oon-vidhiliti-vimogi-ukraini.html</text:a>
</text:p>
      <!--NEWS-->
      <text:h text:style-name="P10" text:outline-level="1">
<text:span text:style-name="T4">
Deputies of the Bundestag condemned Kakhovskaya hydroelectric power plants</text:span>
</text:h>
      <text:p text:style-name="P4">
Authors: Ukrinform (Person)</text:p>
      <text:p text:style-name="P4">
Publisher: Укринформ (Organization)</text:p>
      <text:p text:style-name="P4">
Published Time: 2023-06-14T22:38:00+03:00</text:p>
      <text:p text:style-name="P4">
Modified Time: 2023-06-14T22:38:00+03:00</text:p>
      <text:p text:style-name="P4">
Description: Deputies of the German Parliament condemned the blasting of the Kakhovska hydroelectric power station, for which the vast majority of members of the Bundestag put on Russia and demands the punishment of responsible. - Ukrinform.</text:p>
      <text:p text:style-name="P4">
Images: ['<text:a xlink:type="simple" xlink:href="https://static.ukrinform.com/photos/2023_06/thumb_files/630_360_1686771404-634.jpg" text:style-name="Internet_20_link" text:visited-style-name="Visited_20_Internet_20_Link">
630_360_16867...</text:a>
']</text:p>
      <text:p text:style-name="P4">
Tags: ['Бундестаг', 'Німеччина', 'Путін', 'Теракт', 'Російські військові', 'Каховська ГЕС']</text:p>
      <text:p text:style-name="P4">
Type: Article</text:p>
      <!--METADATA-->
      <text:p text:style-name="P4">
<draw:frame draw:style-name="fr1" draw:name="Image231" text:anchor-type="as-char" svg:width="6.9236in" svg:height="3.956343in" draw:z-index="0">
<draw:image xlink:href="../Images/yкринформ/2023-06-14T22-38-00-03-00/630_360_1686771404-634.jpg" xlink:type="simple" xlink:show="embed" xlink:actuate="onLoad" draw:mime-type="image/jpeg"/>
</draw:frame>
The parliamentary parliament was sentenced to blast the dams of the Kakhovskaya hydroelectric power station, the fault for which the fair majority of the Bundestag members put on Russia and demands the punishment of responsible ones.</text:p>
      <text:p text:style-name="P4">
The situation was discussed on Wednesday, Ukrinform correspondent reports.</text:p>
      <text:p text:style-name="P4">
The deputy from the Union of the Union of 90- "Green" Robin Vagain called the conscious blasting of the dam "the most terrible man-made disaster, which has been in recent decades." Tens of thousands of people were in the area of disaster, and from left to the shore the invaders also hindered evacuation. Water supply has been affected for 700,000 Ukrainians, the World Health Organization prevents cholera burning, and the crop reduction will be felt in many corners of the world. "Intention of nature is nothing more than an ecocid," the politician emphasized.</text:p>
      <text:p text:style-name="P4">
He also spoke for emergency emergency assistance to Ukraine and assistance to the reconstruction, as well as support on the EU's journey to Ukraine. In addition, the perpetrators of this crime should be held accountable, and Ukraine should hold even more weapons to win the war and release their territories.</text:p>
      <text:p text:style-name="P4">
His one -party officer Jurgen Trittin called the blasting of the dams another crime, Inagada was that it was Russia's first attack on a hydraulic company. "We have to put the end of the statement of avoiding responsibility," he urged. What happened, the expected deficit of grain, should be a signal for all those who say, "This is a non -war."</text:p>
      <text:p text:style-name="P4">
"We condemn this way of warfare. It is clear to us that Ukraine's support in this new dimension is more urgent than ever. We continue to help Ukraine, including weapons, ”said Niels Schmid, a representative of the ruling social -democratic party. He advocated the recognition of an ecocid during the war criminal offense in international criminal law, there is no need to be persecuted as a military crime. Schmidta also emphasized the need to pay more attention to the safety of such sensitive objects as nuclear power plants.</text:p>
      <text:p text:style-name="P4">
<text:span text:style-name="T4">
 Read also: </text:span>
 <text:a xlink:type="simple" xlink:href="https://www.ukrinform.ua/rubric-polytics/3723006-smigal-rozpoviv-vicekancleru-nimeccini-pro-pidriv-kahovskoi-ges.html" text:style-name="Internet_20_link" text:visited-style-name="Visited_20_Internet_20_Link">
<text:span text:style-name="T4">
 Shmigal </text:span>
 told Vicecanzler of Germany about the Podryvkakhov Hydroelectric Power Plant</text:a>
</text:p>
      <text:p text:style-name="P4">
The representative of the Agnes Strak-Zimmermannaskaya Frace of the Free Democratic Party was a tragedy of water use as weapons. “It shows what cruelty Putin is leading this war. He should be responsible for this in the Hague, ”she said, and Putin said that Putin with her imperial ambitions and the desire to make Ukraine to close her way to the West," will not be able to prevent this even with the help of 80 billion liters of water. "</text:p>
      <text:p text:style-name="P4">
*!(https://www.ukrinform.ua/rubric-economy/3722886-pidriv-kahovskoi-ges-zbitki-ribnoi-galuzi-ocinuut-u-ponad-11-milardiv.html)Representatives of the Opposition Conservative Bloc of the CDU/CSS also spoke projected to continue and strengthen Ukraine's support, in particular, weapons. Yes, Johann David Vadeful called the destruction of the dam "crime against humanity", as a crime against plants and animals. "To ensure that such catastrophes are unique, the German government must support Ukraine so quickly and so vigorously that it can win this war," Vadeful said. His one -party officer Knutabrags noted that the fact that Russia is successful in showing its weakness. “Russia acts as a terrorist country. It is a war crime, it is terror, ”he said.</text:p>
      <text:p text:style-name="P4">
Left and right “alternative for <text:a xlink:type="simple" xlink:href="https://www.ukrinform.ua/tag-nimeccina" text:style-name="Internet_20_link" text:visited-style-name="Visited_20_Internet_20_Link">
Germany</text:a>
"On the one hand, they expressed their condolences to the victims, but they were also insisting on the cessation of supply of weapons to Ukraine, which, they say, did not contribute to the war, but only leads to escalation. The left demand the ceasefire of the negotiations, although they speak of "a crime that is not justified", the lawyers "do not know" who is guilty of blasting the dams.</text:p>
      <text:p text:style-name="P4">
We will remind, the dam on the Dnieper in the south of Ukraine <text:a xlink:type="simple" xlink:href="https://www.ukrinform.ua/rubric-ato/3718751-rosijski-zagarbniki-pidirvali-kahovsku-ges-ok-pivden.html" text:style-name="Internet_20_link" text:visited-style-name="Visited_20_Internet_20_Link">
was destroyed by Russian ones</text:a>
June 6.</text:p>
      <text:p text:style-name="P4">
News Source: <text:a xlink:type="simple" xlink:href="https://www.ukrinform.ua/rubric-polytics/3723010-deputati-bundestagu-zasudili-pidriv-kahovskoi-ges.html" text:style-name="Internet_20_link" text:visited-style-name="Visited_20_Internet_20_Link">
https://www.ukrinform.ua/rubric-polytics/3723010-deputati-bundestagu-zasudili-pidriv-kahovskoi-ges.html</text:a>
</text:p>
      <!--NEWS-->
      <text:h text:style-name="P10" text:outline-level="1">
<text:span text:style-name="T4">
Blinken will speak in China about the Russian Federation in Ukraine - State Department</text:span>
</text:h>
      <text:p text:style-name="P4">
Authors: Ukrinform (Person)</text:p>
      <text:p text:style-name="P4">
Publisher: Укринформ (Organization)</text:p>
      <text:p text:style-name="P4">
Published Time: 2023-06-14T22:47:00+03:00</text:p>
      <text:p text:style-name="P4">
Modified Time: 2023-06-14T22:47:00+03:00</text:p>
      <text:p text:style-name="P4">
Description: US Secretary of State Anthony Blinken will discuss issues related to the aggressive war of the Russian Federation against Ukraine during a visit to China, including the so -called "peaceful proposals" of Beijing, as well as preventing military support for Russian forces. - Ukrinform.</text:p>
      <text:p text:style-name="P4">
Images: ['<text:a xlink:type="simple" xlink:href="https://static.ukrinform.com/photos/2019_05/thumb_files/630_360_1556690028-879.jpg" text:style-name="Internet_20_link" text:visited-style-name="Visited_20_Internet_20_Link">
630_360_15566...</text:a>
']</text:p>
      <text:p text:style-name="P4">
Tags: ['Китай', 'Держдеп', 'Блінкен', 'Війна з Росією']</text:p>
      <text:p text:style-name="P4">
Type: Article</text:p>
      <!--METADATA-->
      <text:p text:style-name="P4">
<draw:frame draw:style-name="fr1" draw:name="Image232" text:anchor-type="as-char" svg:width="6.9236in" svg:height="3.956343in" draw:z-index="0">
<draw:image xlink:href="../Images/yкринформ/2023-06-14T22-47-00-03-00/630_360_1556690028-879.jpg" xlink:type="simple" xlink:show="embed" xlink:actuate="onLoad" draw:mime-type="image/jpeg"/>
</draw:frame>
US Secretary of State, Anthony Blinken, during a visit to China, discussing the aggressive war of the Russian Federation against Ukraine, including such "Peaceful Proposals" by Beijing, as well as preventing military support for Russian forces.</text:p>
      <text:p text:style-name="P4">
This was reported on Wednesday during a briefing in Washington by a spokesman for US State Department Matthew Miller, Ukrinform reports his own correspondent.</text:p>
      <text:p text:style-name="P4">
"I hope that this topic will be part of the discussions during the Vise," the State Department spokesman said whether the potential support of Russia from China will be discussed.</text:p>
      <text:p text:style-name="P4">
<text:span text:style-name="T4">
 Read also: </text:span>
 <text:a xlink:type="simple" xlink:href="https://www.ukrinform.ua/rubric-world/3722865-blinken-u-nedilu-planue-vidvidati-kitaj.html" text:style-name="Internet_20_link" text:visited-style-name="Visited_20_Internet_20_Link">
<text:span text:style-name="T4">
 Blinken </text:span>
 on Sunday plans to visit China</text:a>
In this context, Miller recalled that the United States has repeatedly warned the side of a similar step, and as of today, there is no need for Russia to supply Russia with any weapons.</text:p>
      <text:p text:style-name="P4">
With regard to the "peace plan" of the PRC of 12 points, the representative of the American department has argued that the United States welcome any proposals that will provide "fair and strong" peace in Ukraine.</text:p>
      <text:p text:style-name="P4">
"China stated that he was interested in peace, but it was also closely related to Russia since the beginning of this war. So, if China is seriously arranged for the achievement of peace, which respects Ukraine's sovereignty, which respect Ukraine's respect, of course, it would be important, and it was sideways, ”the State Department representative emphasized.</text:p>
      <text:p text:style-name="P4">
<text:span text:style-name="T4">
 Read also: </text:span>
 <text:a xlink:type="simple" xlink:href="https://www.ukrinform.ua/rubric-world/3722776-pekin-zasterigae-vasington-vid-vtrucanna-u-spravi-kitau.html" text:style-name="Internet_20_link" text:visited-style-name="Visited_20_Internet_20_Link">
Beijing warns Washington from "China's interference"</text:a>
He also expressed confidence that the so -called peaceful proposals will also be "negotiating" during the trip of the Secretary of State Blinken.</text:p>
      <text:p text:style-name="P4">
According to Ukrinform, US Secretary of State Anthony Blinken plans to visit China on June 18-19, in accordance with the agreed plan by the interior and Washington.</text:p>
      <text:p text:style-name="P4">
Photo: Getty Images</text:p>
      <text:p text:style-name="P4">
News Source: <text:a xlink:type="simple" xlink:href="https://www.ukrinform.ua/rubric-polytics/3723012-blinken-govoritime-v-kitai-pro-rozvazanu-rf-vijnu-v-ukraini-derzdep.html" text:style-name="Internet_20_link" text:visited-style-name="Visited_20_Internet_20_Link">
https://www.ukrinform.ua/rubric-polytics/3723012-blinken-govoritime-v-kitai-pro-rozvazanu-rf-vijnu-v-ukraini-derzdep.html</text:a>
</text:p>
      <!--NEWS-->
      <text:h text:style-name="P10" text:outline-level="1">
<text:span text:style-name="T4">
Russians fired at seven communities of Sumy region for a day, there is a wounded</text:span>
</text:h>
      <text:p text:style-name="P4">
Authors: Ukrinform (Person)</text:p>
      <text:p text:style-name="P4">
Publisher: Укринформ (Organization)</text:p>
      <text:p text:style-name="P4">
Published Time: 2023-06-14T23:08:00+03:00</text:p>
      <text:p text:style-name="P4">
Modified Time: 2023-06-14T23:08:00+03:00</text:p>
      <text:p text:style-name="P4">
Description: During the day, the Russian army fired at the border communities of Sumy region 19 times, causing a number of damage and injuring a civilian. - Ukrinform.</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Кордон', 'Міномет', 'Війна з Росією']</text:p>
      <text:p text:style-name="P4">
Type: Article</text:p>
      <!--METADATA-->
      <text:p text:style-name="P4">
<draw:frame draw:style-name="fr1" draw:name="Image233" text:anchor-type="as-char" svg:width="6.9236in" svg:height="3.956343in" draw:z-index="0">
<draw:image xlink:href="../Images/yкринформ/2023-06-14T23-08-00-03-00/630_360_1487747482-1856.jpg" xlink:type="simple" xlink:show="embed" xlink:actuate="onLoad" draw:mime-type="image/jpeg"/>
</draw:frame>
During the day, the Russian army fired at the border communities of Sumy region during the day, causing a number of damage and injuring a civilian.</text:p>
      <text:p text:style-name="P4">
According to Ukrinform, the Sumy Regional Military Administration reported in <text:a xlink:type="simple" xlink:href="http://Як передає Укрінформ, про це Сумська обласнавійськова адміністрація повідомила в Телеграмі.  За даними ОВА, усього за деньв області пролунали 122 вибухи, під ворожим вогнем перебували сім громад.Зокрема, Середино-Будську росіяни атакували з мінометів і гранатометів(CSOs )causing eight and 23 explosions respectively. As a result of enemy hits, the community has damaged apartment and private dwellings. In its territory, the invaders subsequently for the second time, which resulted in eight more explosions. Two multi -storey buildings, seven private homes, non -residential access, shop, four cars and scooter were damaged. As a result of the hostile, he was injured in the middle-and-Budsk community and one person was traveled and was taken away. The Bilopol community Russian troops attacked changes;(17 explosions;), artillery and grenade launchers;(Ten blades;). Унаслідок одного з мінометних обстрілів пошкоджень зазнала лініяелектропередач.  По Новослобідській громаді загарбники випустили з гелікоптераракети – пролунали три вибухи. Її ж територію ворог обстріляв із мінометів,спричинивши ще сім вибухів.  Мінометного удару зазнала також Есманськагромада. Там зафіксовані 26 вибухів. Ворожим обстрілом пошкоджені складськеприміщення, лінія електропередач та водонапірна вежа, розташована на територіїагропідприємства.  По Великописарівській і Шалигинській громадах росіяни билиз артилерії – відбулися чотири і п'ять вибухів.  Путивльську громаду російськівійська обстріляли з міномета – пролунав один вибух.  Як повідомляв Укрінформ,13 червня російських обстрілів зазнали вісім прикордонних громад Сумськоїобласті. Унаслідок одного з ворожих ударів загинули працівники державногопідприємства лісового господарства." text:style-name="Internet_20_link" text:visited-style-name="Visited_20_Internet_20_Link">
telegram</text:a>
.</text:p>
      <text:p text:style-name="P4">
According to Ova, 122 explosions were heard a day in the region, and seven communities were hostile.</text:p>
      <text:p text:style-name="P4">
In particular, the middle-buds were attacked with mortars and grenade launchers(Ths)causing eight and 23 explosions respectively. As a result of hostile trains, multi -apartment and private dwellings and economic removal are being damaged.In its territory, the invaders subsequently caused a mortar strike, resulting in eight more explosions. Two -storey buildings, seven private homes, non -residential premises, a shop, four cars and a scooter have been damaged this time.</text:p>
      <text:p text:style-name="P4">
As a result of hostile shelling, one person was injured in the middle-and-Budsk community.</text:p>
      <text:p text:style-name="P4">
The Bilopol community Russian troops attacked mortars(17 explosions), artillery and grenade launchers(Ten explosions). Унаслідок одного змінометних <text:a xlink:type="simple" xlink:href="https://www.ukrinform.ua/tag-obstril" text:style-name="Internet_20_link" text:visited-style-name="Visited_20_Internet_20_Link">
 обстрілів </text:a>
Damage to the transmission line.</text:p>
      <text:p text:style-name="P4">
In the Novoslobid community, the invaders released rockets from the helicopter - three explosions. The enemy fired her territory from mortars, causing seven explosions.</text:p>
      <text:p text:style-name="P4">
The Esman community also suffered a mortar blow. There are 26 explosions. The storage room is damaged by a warehouse, a line of power transmission of the Tavedonapir Tower, located on the territory of the agricultural enterprise.</text:p>
      <text:p text:style-name="P4">
*!(https://www.ukrinform.ua/rubric-regions/3722909-rosiani-dva-tizni-pricilno-obstriluut-amiakoprovid-na-harkivsini.html)In the Velikopysariv and Schaligin communities, the Russians were beaten from artillery - there were four and five explosions.</text:p>
      <text:p text:style-name="P4">
Putivl community Russian troops fired at a mortar - a single sample.</text:p>
      <text:p text:style-name="P4">
As reported by Ukrinform, on June 13 <text:a xlink:type="simple" xlink:href="https://www.ukrinform.ua/rubric-ato/3722527-zagarbniki-za-den-21-raz-obstrilali-prikordonna-sumsini-e-zagibli.html" text:style-name="Internet_20_link" text:visited-style-name="Visited_20_Internet_20_Link">
Russian shelling</text:a>
Eight border communities of Sumy region. As a result of one of the hostile blows, employees of the state forestry enterprise were killed.</text:p>
      <text:p text:style-name="P4">
News Source: <text:a xlink:type="simple" xlink:href="https://www.ukrinform.ua/rubric-ato/3723013-rosiani-za-den-obstrilali-sim-gromad-sumsini-e-poranenij.html" text:style-name="Internet_20_link" text:visited-style-name="Visited_20_Internet_20_Link">
https://www.ukrinform.ua/rubric-ato/3723013-rosiani-za-den-obstrilali-sim-gromad-sumsini-e-poranenij.html</text:a>
</text:p>
      <!--NEWS-->
      <text:h text:style-name="P10" text:outline-level="1">
<text:span text:style-name="T4">
27 settlements remain flooded on the Kherson Right Bank of Kherson region</text:span>
</text:h>
      <text:p text:style-name="P4">
Authors: Ukrinform (Person)</text:p>
      <text:p text:style-name="P4">
Publisher: Укринформ (Organization)</text:p>
      <text:p text:style-name="P4">
Published Time: 2023-06-14T23:12:38+03:00</text:p>
      <text:p text:style-name="P4">
Modified Time: 2023-06-14T23:12:38+03:00</text:p>
      <text:p text:style-name="P4">
Description: As a result of the exploration of the Dams of the Kakhovka Hydroelectric Power Station on the Right Bank of Kherson region, 27 settlements remain flooded. - Ukrinform.</text:p>
      <text:p text:style-name="P4">
Images: ['<text:a xlink:type="simple" xlink:href="https://static.ukrinform.com/photos/2023_06/thumb_files/630_360_1686060672-222.jpg" text:style-name="Internet_20_link" text:visited-style-name="Visited_20_Internet_20_Link">
630_360_16860...</text:a>
']</text:p>
      <text:p text:style-name="P4">
Tags: ['Херсонщина', 'Уряд', 'Каховська ГЕС', 'Підтоплення']</text:p>
      <text:p text:style-name="P4">
Type: Article</text:p>
      <!--METADATA-->
      <text:p text:style-name="P4">
<draw:frame draw:style-name="fr1" draw:name="Image234" text:anchor-type="as-char" svg:width="6.9236in" svg:height="3.956343in" draw:z-index="0">
<draw:image xlink:href="../Images/yкринформ/2023-06-14T23-12-38-03-00/630_360_1686060672-222.jpg" xlink:type="simple" xlink:show="embed" xlink:actuate="onLoad" draw:mime-type="image/jpeg"/>
</draw:frame>
As a result of the rosins of the Dams of the Kakhovska hydroelectric power station on the Right Bank of Kherson region, 27 settlements remain subjected to the Kherson region.</text:p>
      <text:p text:style-name="P4">
About it reports in <text:a xlink:type="simple" xlink:href="https://t.me/shtab_kakhovska_hes/764" text:style-name="Internet_20_link" text:visited-style-name="Visited_20_Internet_20_Link">
telegram</text:a>
Kakhovskaya hydroelectric power station | Info headquarters, Ukrinform reports.</text:p>
      <text:p text:style-name="P4">
"27 settlements remain flooded on the Right Bank(2 079 buildings)", - the message says.</text:p>
      <text:p text:style-name="P4">
Water has departed from Poniatovka <text:a xlink:type="simple" xlink:href="https://www.ukrinform.ua/tag-hersonsina" text:style-name="Internet_20_link" text:visited-style-name="Visited_20_Internet_20_Link">
Kherson</text:a>
district.</text:p>
      <text:p text:style-name="P4">
The sappers surveyed more than 8 hectares of territories, 1.4 km of roads, the building of the object of critical infrastructure.</text:p>
      <text:p text:style-name="P4">
<text:span text:style-name="T4">
 Read also: </text:span>
 <text:a xlink:type="simple" xlink:href="https://www.ukrinform.ua/rubric-regions/3723003-na-hersonsini-cerez-pidriv-kahovskoi-ges-z-kurganiv-vimivautsa-istoricni-artefakti.html" text:style-name="Internet_20_link" text:visited-style-name="Visited_20_Internet_20_Link">
in Kherson region because of Kakhovskaya hydroelectric power station with mounds, historical artifacts</text:a>
Energy resumed energy in the villages of Ingulets and Zarichne. There are more than 800 subscribers.</text:p>
      <text:p text:style-name="P4">
In the Chernobayev community, water from the houses was pumped out, now there is pumping from yards and public places.</text:p>
      <text:p text:style-name="P4">
In the Beloozersk community, water was pumped out of 31 homes and removed 59 cubic meters. They opened the fare between Belozerka and Kherson.</text:p>
      <text:p text:style-name="P4">
In Darayevka, 68 homes were surveyed, they made acts of 20 damaged by households.</text:p>
      <text:p text:style-name="P4">
Beryslav district. 44 homes were examined, water was pumped from 14 homes.</text:p>
      <text:p text:style-name="P4">
A register of affected communities has been drawn up, each of them formed relevant Commissions.</text:p>
      <text:p text:style-name="P4">
The work is ongoing.</text:p>
      <text:p text:style-name="P4">
<text:span text:style-name="T4">
 Read also: </text:span>
 <text:a xlink:type="simple" xlink:href="https://www.ukrinform.ua/rubric-regions/3722935-na-pivdni-rozgornuli-infekcijni-habi-robitimut-j-svidki-testi-na-holeru.html" text:style-name="Internet_20_link" text:visited-style-name="Visited_20_Internet_20_Link">
In the south, infectious hubs have been launched - they will do as fast cholera tests</text:a>
As it was reported, on the night of June 6 <text:a xlink:type="simple" xlink:href="https://www.ukrinform.ua/rubric-ato/3718751-rosijski-zagarbniki-pidirvali-kahovsku-ges-ok-pivden.html" text:style-name="Internet_20_link" text:visited-style-name="Visited_20_Internet_20_Link">
Russian army undermined</text:a>
Kakhovskaya hydroelectric dam. In the Kherson region, the population of the population from dangerous places for which there is a risk of flooding as a result of the heating of the Kakhovka hydroelectric power station. In fact, the occupants of the Kakhovka Hescorecarians began investigations under the article "Ecocid".</text:p>
      <text:p text:style-name="P4">
Ukrhydroenergo stated that the Kakhovka hydroelectric power station is completely destroyed and recoverable.</text:p>
      <text:p text:style-name="P4">
News Source: <text:a xlink:type="simple" xlink:href="https://www.ukrinform.ua/rubric-regions/3723016-na-pravoberezzi-hersonsini-zalisautsa-pidtoplenimi-27-naselenih-punktiv.html" text:style-name="Internet_20_link" text:visited-style-name="Visited_20_Internet_20_Link">
https://www.ukrinform.ua/rubric-regions/3723016-na-pravoberezzi-hersonsini-zalisautsa-pidtoplenimi-27-naselenih-punktiv.html</text:a>
</text:p>
      <!--NEWS-->
      <text:h text:style-name="P10" text:outline-level="1">
<text:span text:style-name="T4">
Zelensky had a conversation with Duda - they spoke about the situation on the front and the needs of Ukrainian soldiers</text:span>
</text:h>
      <text:p text:style-name="P4">
Authors: Ukrinform (Person)</text:p>
      <text:p text:style-name="P4">
Publisher: Укринформ (Organization)</text:p>
      <text:p text:style-name="P4">
Published Time: 2023-06-14T23:25:00+03:00</text:p>
      <text:p text:style-name="P4">
Modified Time: 2023-06-14T23:25:00+03:00</text:p>
      <text:p text:style-name="P4">
Description: President of Ukraine Volodymyr Zelensky had a conversation with Polish colleague Andrzej Duda.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Дуда', 'Польща', 'Зеленський']</text:p>
      <text:p text:style-name="P4">
Type: Article</text:p>
      <!--METADATA-->
      <text:p text:style-name="P4">
<draw:frame draw:style-name="fr1" draw:name="Image235" text:anchor-type="as-char" svg:width="6.9236in" svg:height="3.956343in" draw:z-index="0">
<draw:image xlink:href="../Images/yкринформ/2023-06-14T23-25-00-03-00/630_360_1655321433-213.jpeg" xlink:type="simple" xlink:show="embed" xlink:actuate="onLoad" draw:mime-type="image/jpeg"/>
</draw:frame>
President of Ukraine Volodymyr Zelensky had a conversation with Polish colleague Andrzej Duda.</text:p>
      <text:p text:style-name="P4">
According to Ukrinform, the head of state wrote about it in his <text:a xlink:type="simple" xlink:href="https://twitter.com/ZelenskyyUa/status/1669071930215784450" text:style-name="Internet_20_link" text:visited-style-name="Visited_20_Internet_20_Link">
Twitter</text:a>
.</text:p>
      <text:p text:style-name="P4">
"He had a subject conversation with the President of Poland. The situation on the polyb and the needs of Ukrainian defenders was discussed. He thanked Poland for the execution of the appropriations in the field of defense assistance. They agreed on further steps of preparation for the NATO summit," Zelensky wrote.</text:p>
      <text:p text:style-name="P4">
<text:span text:style-name="T4">
 Read also: </text:span>
 <text:a xlink:type="simple" xlink:href="https://www.ukrinform.ua/rubric-ato/3722983-prezident-vidznaciv-derznagorodami-320-vijskovih-128-z-nih-posmertno.html" text:style-name="Internet_20_link" text:visited-style-name="Visited_20_Internet_20_Link">
President noted state 320 soldiers, 128 - posthumously</text:a>
According to him, Ukraine and Poland continue to work together on the Alliance of Ukraine in the Alliance.</text:p>
      <text:p text:style-name="P4">
“This is exactly the moment when Russian assumptions must be completely broken, and someone in NATO is still afraid of Russia. Such assumptions feed on Russian aggressive ambitions. We have and can neutralize them. We thank Poland for the support of Ukraine and the real strengthening of NATO, ”the President of Ukraine later said in <text:a xlink:type="simple" xlink:href="https://t.me/V_Zelenskiy_official/6575" text:style-name="Internet_20_link" text:visited-style-name="Visited_20_Internet_20_Link">
evening appeal</text:a>
.</text:p>
      <text:p text:style-name="P4">
As reported by Ukrinform, today the NATO Secretary General Jens Stoltenberghizhayai was that <text:a xlink:type="simple" xlink:href="https://www.ukrinform.ua/rubric-polytics/3722975-stoltenberg-pro-clenstvo-ukraini-v-nato-souzniki-uhvalili-principovi-risenna-ale-diskusii-trivaut.html" text:style-name="Internet_20_link" text:visited-style-name="Visited_20_Internet_20_Link">
NATO allies have already made fundamental decisions concerning Ukraine's member of Ukraine</text:a>
In the Alliance, but continues consultations on ways to implement them.</text:p>
      <text:p text:style-name="P4">
Photo: op</text:p>
      <text:p text:style-name="P4">
News Source: <text:a xlink:type="simple" xlink:href="https://www.ukrinform.ua/rubric-polytics/3723019-zelenskij-proviv-rozmovu-z-dudou-govorili-pro-situaciu-na-fronti-ta-potrebi-ukrainskih-voiniv.html" text:style-name="Internet_20_link" text:visited-style-name="Visited_20_Internet_20_Link">
https://www.ukrinform.ua/rubric-polytics/3723019-zelenskij-proviv-rozmovu-z-dudou-govorili-pro-situaciu-na-fronti-ta-potrebi-ukrainskih-voiniv.html</text:a>
</text:p>
      <!--NEWS-->
      <text:h text:style-name="P10" text:outline-level="1">
<text:span text:style-name="T4">
Morris Stein is a new head coach of Ajax</text:span>
</text:h>
      <text:p text:style-name="P4">
Authors: Ukrinform (Person)</text:p>
      <text:p text:style-name="P4">
Publisher: Укринформ (Organization)</text:p>
      <text:p text:style-name="P4">
Published Time: 2023-06-14T23:26:20+03:00</text:p>
      <text:p text:style-name="P4">
Modified Time: 2023-06-14T23:26:20+03:00</text:p>
      <text:p text:style-name="P4">
Description: The contract is calculated by the summer of 2026. - Ukrinform.</text:p>
      <text:p text:style-name="P4">
Images: ['<text:a xlink:type="simple" xlink:href="https://static.ukrinform.com/photos/2023_06/thumb_files/630_360_1686774168-475.jpg" text:style-name="Internet_20_link" text:visited-style-name="Visited_20_Internet_20_Link">
630_360_16867...</text:a>
']</text:p>
      <text:p text:style-name="P4">
Tags: ['Футбол', 'Аякс']</text:p>
      <text:p text:style-name="P4">
Type: Article</text:p>
      <!--METADATA-->
      <text:p text:style-name="P4">
<draw:frame draw:style-name="fr1" draw:name="Image236" text:anchor-type="as-char" svg:width="6.9236in" svg:height="3.956343in" draw:z-index="0">
<draw:image xlink:href="../Images/yкринформ/2023-06-14T23-26-20-03-00/630_360_1686774168-475.jpg" xlink:type="simple" xlink:show="embed" xlink:actuate="onLoad" draw:mime-type="image/jpeg"/>
</draw:frame>
Contract until the summer of 2026.</text:p>
      <text:p text:style-name="P4">
Morris Stein was appointed by the new Ajax head coach, the contract was designed by the screenwriter before the summer of 2026, <text:a xlink:type="simple" xlink:href="https://www.ajax.nl/artikelen/maurice-steijn-nieuwe-hoofdtrainer-ajax/" text:style-name="Internet_20_link" text:visited-style-name="Visited_20_Internet_20_Link">
reported</text:a>
The club's official website, Ukrinform reports.</text:p>
      <text:p text:style-name="P4">
In his trainer's career, Stein was headed by Dan Haag, Venlo, Al-Vakhda, Plubped and Rotterdam Sparta.</text:p>
      <text:p text:style-name="P4">
Last season, Sparta, under the leadership of Morris, took 6th place in the Netherlands, giving way to Twente in the playoff final for the right in the League of Conferences.</text:p>
      <text:p text:style-name="P4">
<text:span text:style-name="T4">
 Read also: </text:span>
 <text:a xlink:type="simple" xlink:href="https://www.ukrinform.ua/rubric-sports/3718281-znamenitij-futbolist-ibragimovic-ogolosiv-pro-zaversenna-kareri.html" text:style-name="Internet_20_link" text:visited-style-name="Visited_20_Internet_20_Link">
Famous football player Ibrahimovich announced the completion of the career</text:a>
Ajax took 3rd place in the 2022/23 season and did not get to the Champions League.</text:p>
      <text:p text:style-name="P4">
Photo: ajax.nl</text:p>
      <text:p text:style-name="P4">
News Source: <text:a xlink:type="simple" xlink:href="https://www.ukrinform.ua/rubric-sports/3723018-moris-stejn-novij-golovnij-trener-aaksa.html" text:style-name="Internet_20_link" text:visited-style-name="Visited_20_Internet_20_Link">
https://www.ukrinform.ua/rubric-sports/3723018-moris-stejn-novij-golovnij-trener-aaksa.html</text:a>
</text:p>
      <!--NEWS-->
      <text:h text:style-name="P10" text:outline-level="1">
<text:span text:style-name="T4">
In Mariupol, the guerrillas stipped postcards calling for Russian soldiers to give up</text:span>
</text:h>
      <text:p text:style-name="P4">
Authors: Ukrinform (Person)</text:p>
      <text:p text:style-name="P4">
Publisher: Укринформ (Organization)</text:p>
      <text:p text:style-name="P4">
Published Time: 2023-06-14T23:31:00+03:00</text:p>
      <text:p text:style-name="P4">
Modified Time: 2023-06-14T23:31:00+03:00</text:p>
      <text:p text:style-name="P4">
Description: In the temporarily captured Russian military Mariupol, the guerrillas gave leaflets calling for Russian soldiers to give up.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Окупація', 'Війна з Росією']</text:p>
      <text:p text:style-name="P4">
Type: Article</text:p>
      <!--METADATA-->
      <text:p text:style-name="P4">
<draw:frame draw:style-name="fr1" draw:name="Image238" text:anchor-type="as-char" svg:width="6.9236in" svg:height="3.956343in" draw:z-index="0">
<draw:image xlink:href="../Images/yкринформ/2023-06-14T23-31-00-03-00/630_360_1680546247-363.jpg" xlink:type="simple" xlink:show="embed" xlink:actuate="onLoad" draw:mime-type="image/jpeg"/>
</draw:frame>
Timely captured by Russian military Mariupol guerrillas with calls for Russian soldiers to give up.</text:p>
      <text:p text:style-name="P4">
This was reported in <text:a xlink:type="simple" xlink:href="https://t.me/andriyshTime/10757" text:style-name="Internet_20_link" text:visited-style-name="Visited_20_Internet_20_Link">
telegram</text:a>
Advisor of Mariupol Petro Andryushchenko, Ukrinform reports.</text:p>
      <text:p text:style-name="P4">
“In Mariupol, the guerrillas urged Russian soldiers not to turn a tax, but to give up. But they spread the statement - an appeal to the Ukrainians in the occupation: Mariupolka, Berdyanka, residents of childbirth, Tokmak, Melitopol, Azovsky Ivsikh other cities, towns and towns. It is enough to be afraid. Print and hang it all. The more Russians make weapons, the more cartridges will remain the other, ”Andryushchenko wrote.</text:p>
      <text:p text:style-name="P4">
<text:span text:style-name="T4">
 Read also: </text:span>
 <text:a xlink:type="simple" xlink:href="https://www.ukrinform.ua/rubric-culture/3722556-film-20-dniv-u-mariupoli-vzav-nagorodi-na-docudays-ua.html" text:style-name="Internet_20_link" text:visited-style-name="Visited_20_Internet_20_Link">
Movie "20 days in <text:span text:style-name="T4">
 Mariupol </text:span>
 and" took awards on docudays ua</text:a>
The authors of the leaflets were asked to support and extend the call to our Ukrainian people in the occupation to join the resistance.</text:p>
      <text:p text:style-name="P4">
«Russian. Do not return the mode. For Putin, all the mousser. Your, Russian, in the first. Do you want to live? Slash and transitions to the side of good. The foam is uninfected. The foam is a little life. Guaranteed, ”the printed postcards read. You don't want to die? Will you want to turn home? Do you want to drive Semu? Write down the contacts that hang out!”.</text:p>
      <text:p text:style-name="P4">
As it was reported, Russian invaders turn Mariupol and the surroundings into their military-logistics hub.</text:p>
      <text:p text:style-name="P4">
News Source: <text:a xlink:type="simple" xlink:href="https://www.ukrinform.ua/rubric-regions/3722901-u-mariupoli-partizani-rozkleili-listivki-iz-zaklikami-do-rosijskih-soldativ-zdavatisa.html" text:style-name="Internet_20_link" text:visited-style-name="Visited_20_Internet_20_Link">
https://www.ukrinform.ua/rubric-regions/3722901-u-mariupoli-partizani-rozkleili-listivki-iz-zaklikami-do-rosijskih-soldativ-zdavatisa.html</text:a>
</text:p>
      <!--NEWS-->
      <text:h text:style-name="P10" text:outline-level="1">
<text:span text:style-name="T4">
Zelensky: When the ruins disappear, it loses not just the aggressor, but the very idea of aggression</text:span>
</text:h>
      <text:p text:style-name="P4">
Authors: Ukrinform (Person)</text:p>
      <text:p text:style-name="P4">
Publisher: Укринформ (Organization)</text:p>
      <text:p text:style-name="P4">
Published Time: 2023-06-14T23:36:39+03:00</text:p>
      <text:p text:style-name="P4">
Modified Time: 2023-06-14T23:36:39+03:00</text:p>
      <text:p text:style-name="P4">
Description: We will rebuild everything, we will restore everything, and we already know exactly what steps in what timing and what strength to do to defeat Russian aggression and our reconstruction. When the ruins disappear, it will lose not just the aggressor, but the very idea of aggression.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СУ', 'Зеленський', 'Війна з Росією', '#stoprussia', 'ППО', 'Відбудова']</text:p>
      <text:p text:style-name="P4">
Type: Article</text:p>
      <!--METADATA-->
      <text:p text:style-name="P4">
<draw:frame draw:style-name="fr1" draw:name="Image239" text:anchor-type="as-char" svg:width="6.9236in" svg:height="3.956343in" draw:z-index="0">
<draw:image xlink:href="../Images/yкринформ/2023-06-14T23-36-39-03-00/630_360_1679682020-565.jpeg" xlink:type="simple" xlink:show="embed" xlink:actuate="onLoad" draw:mime-type="image/jpeg"/>
</draw:frame>
We will all restore, we will restore everything, and we already know exactly what steps in which timing to be done to defeat Russian aggression and our buildings. When the ruins disappear, it loses not just the aggressor, but the idea of aggression.</text:p>
      <text:p text:style-name="P4">
He emphasized this in the evening <text:a xlink:type="simple" xlink:href="https://www.youtube.com/watch" text:style-name="Internet_20_link" text:visited-style-name="Visited_20_Internet_20_Link">
video message</text:a>
President Volodymyr Zelenskyy, reports Ukrinform.</text:p>
      <text:p text:style-name="P4">
<text:span text:style-name="T5">
Vido: <text:a xlink:type="simple" xlink:href="https://t.me/OP_UA/9725" text:style-name="Internet_20_link" text:visited-style-name="Visited_20_Internet_20_Link">
Presidential Office, Telegrams</text:a>
</text:span>
</text:p>
      <text:p text:style-name="P4">
_ <text:span text:style-name="T4">
 I wish health, dear Ukrainians!</text:span>
 _</text:p>
      <text:p text:style-name="P4">
He just spoke with President of Poland Andrzej Duda - an hour conversation, first and foremost. The situation on the battlefield now, weapons for our soldiers, shells. Thanked for the implementation of previous defense arrangements.</text:p>
      <text:p text:style-name="P4">
Of course, in each conversation we pay considerable attention to long -term safety of peace tharants, and not just for us. And always effective.</text:p>
      <text:p text:style-name="P4">
Poland quite realistically perceives the need for Ukraine's membership in NATO. And this objective need. Together, we develop a specific content for the Vilnius Alliance summit. This is exactly the moment when the Russian assumptions should be completely broken that someone in NATO is still afraid of Russia. Such assumptions feed Russian aggressive ambitions. We have and can neutralize them. Thank you for the support of Ukraine and the real strengthening of NATO.</text:p>
      <text:p text:style-name="P4">
Not only today, but also throughout the week, we are preparing for the restoration of Ukraine, which will take place next week. It will be a significant event, a very representative, which will unite the hypolitical, and business efforts to restore our country and the normal life of our people. The key Ukrainian principle is simple and fair, asam: no ruins in Ukraine will remain. We will rebuild everything, we will restore everything, and we know exactly what steps in what timing and what strength should be done to defeat Russian aggression and our reconstruction. When the ruins disappear, not just the aggressor, but the very idea of aggression. And it will be.</text:p>
      <text:p text:style-name="P4">
Every day, when preparing for this London Conference, we hold long and deep preparatory meetings - all the necessary state institutions are involved, different levels. And we do everything to our vision, the Ukrainian vision - as always, meaningful - the corresponding level of international arrangements has been prepared.Today he has signed new decrees on the celebration of our warriors by state -owned Air Force, our air defense, those heroes who save our people every day. Our intelligence officers and servicemen of the Armed Forces - a combat brigade of units were also awards. A total of 331 warriors. 331 Heroic life.</text:p>
      <text:p text:style-name="P4">
Please, always remember that we are all obliged in Ukraine to protect our people's lives and independence. Respect for our military, respect for our relatives of our soldiers, respect for the wives and men of all those who stood up for the state is certainly. Thanks to these people is a good thing. Ukraine is grateful, and it is worth showing daily.</text:p>
      <text:p text:style-name="P4">
Thank you all who are fighting and working for our victory!I especially thank everyone who is now in the battles in the east and south of our country opens the Ukrainian Strategic Space, the Space of Movement to Victory. I thank everyone who is now both in the footpath and in defense, who storms the positions of the invaders and who reflects their tours - thank you all, warriors, for bravery, for durability and for each meter!</text:p>
      <text:p text:style-name="P4">
_ <text:span text:style-name="T4">
 Glory to our heroes!</text:span>
 _</text:p>
      <text:p text:style-name="P4">
_<text:span text:style-name="T4">
 Glory to Ukraine!</text:span>
 _</text:p>
      <text:p text:style-name="P4">
News Source: <text:a xlink:type="simple" xlink:href="https://www.ukrinform.ua/rubric-vidbudova/3723020-zelenskij-koli-ruini-znikaut-to-prograe-ne-prosto-agresor-a-sama-idea-agresii.html" text:style-name="Internet_20_link" text:visited-style-name="Visited_20_Internet_20_Link">
https://www.ukrinform.ua/rubric-vidbudova/3723020-zelenskij-koli-ruini-znikaut-to-prograe-ne-prosto-agresor-a-sama-idea-agresii.html</text:a>
</text:p>
      <!--NEWS-->
      <text:h text:style-name="P10" text:outline-level="1">
<text:span text:style-name="T4">
The Russians try to exchange their civilians who were captured by the Lubinets</text:span>
</text:h>
      <text:p text:style-name="P4">
Authors: Ukrinform (Person)</text:p>
      <text:p text:style-name="P4">
Publisher: Укринформ (Organization)</text:p>
      <text:p text:style-name="P4">
Published Time: 2023-06-14T23:41:00+03:00</text:p>
      <text:p text:style-name="P4">
Modified Time: 2023-06-14T23:41:00+03:00</text:p>
      <text:p text:style-name="P4">
Description: The Russian Federation manipulates and tries to change their civilians who are captured by their own military personnel. - Ukrinform.</text:p>
      <text:p text:style-name="P4">
Images: ['<text:a xlink:type="simple" xlink:href="https://static.ukrinform.com/photos/2023_06/thumb_files/630_360_1686754926-539.jpg" text:style-name="Internet_20_link" text:visited-style-name="Visited_20_Internet_20_Link">
630_360_16867...</text:a>
']</text:p>
      <text:p text:style-name="P4">
Tags: ['Списки полонених', 'Полонені', 'Дмитро Лубінець']</text:p>
      <text:p text:style-name="P4">
Type: Article</text:p>
      <!--METADATA-->
      <text:p text:style-name="P4">
<draw:frame draw:style-name="fr1" draw:name="Image240" text:anchor-type="as-char" svg:width="6.9236in" svg:height="3.956343in" draw:z-index="0">
<draw:image xlink:href="../Images/yкринформ/2023-06-14T23-41-00-03-00/630_360_1686754926-539.jpg" xlink:type="simple" xlink:show="embed" xlink:actuate="onLoad" draw:mime-type="image/jpeg"/>
</draw:frame>
In every way, Russian federation manipulates and tries to replace the enthusiasm for their own military personnel.</text:p>
      <text:p text:style-name="P4">
According to Ukrinform, Dmitrytrolubinets reports about it in [Facebook].(https://www.facebook.com/dmytro.lubinets/posts/pfbid0xbpFd7KV8TLzJ55iHJ8FEswbtqjLdTmp8BADk1TstBGKr4a3QWwrYbcrKigTxtYnl).</text:p>
      <text:p text:style-name="P4">
"Цивільні громадяни – це заручники. РФ повинна повернути їх без жодних умов, ане залучати в процес обміну військовополоненими!Наразі у Реєстрі зниклихбезвісти за особливих обставин з 24 лютого 2022 року – понад 25 тисячукраїнців. Серед них – 20 тисяч цивільних. Росіяни всіма способами маніпулюютьі намагаються поміняти захоплених ними цивільних на власнихвійськовослужбовців", - зазначив Лубінець.</text:p>
      <text:p text:style-name="P4">
<text:span text:style-name="T4">
Читайте також:</text:span>
 <text:a xlink:type="simple" xlink:href="https://www.ukrinform.ua/rubric-society/3721599-rosiani-na-zahoplenih-teritoriah-militarizuut-ditej-lubinec.html" text:style-name="Internet_20_link" text:visited-style-name="Visited_20_Internet_20_Link">
 Росіяни на захоплених територіях мілітаризують дітей -<text:span text:style-name="T4">
Лубінец</text:span>
 ь </text:a>
He stressed that the Russian side has no legal grounds for detention of civilians. "Civilians, civilians, should not be united at all, and if this happens, they must be released immediately!" - emphasized.</text:p>
      <text:p text:style-name="P4">
However, according to him, in Russia for everything, criminal motives. The Russian Federation is delayed citizens, because, first, it uses terror in relation to civilians, as a tool of influence on the position of Ukraine in the context of achieving military-political goals. The Russians understand that every civilian is released - a guide to how the Russian Federation has violated international rules. Secondly, it is a way of sowing among Ukrainians and igniting the rage of state bodies and power in general.</text:p>
      <text:p text:style-name="P4">
"In this context, a terrorist country uses a number of manipulative judgments. Unfortunately, most of them really affect Ukrainians. Among such assertions-" Ukraine refused to return their people "," Ukrainians are not going to return to their homeland "," Civil hostages are criminals "and criminals." Others, ”Lubinets said.</text:p>
      <text:p text:style-name="P4">
<text:span text:style-name="T4">
 Read also: </text:span>
 <text:a xlink:type="simple" xlink:href="https://www.ukrinform.ua/rubric-crimea/3722344-krimskogo-tatarina-ibraimova-rosiani-pozbavili-likiv-pered-etapuvannam-lubinec.html" text:style-name="Internet_20_link" text:visited-style-name="Visited_20_Internet_20_Link">
Crimean Tartar Ibraimov Russians deprived the drugs before the stage - <text:span text:style-name="T4">
 Lubinets </text:span>
 b</text:a>
He emphasized that all this was propaganda narratives of the Russian Federation.However, according to him, this attempts do not stop there - work continues, Protena can always be talked about. Ukraine is trying to at least a way to verify and return home to Ukrainian citizens.</text:p>
      <text:p text:style-name="P4">
"I see every comment and a call for the return of civilians. We are also constantly meeting the family whose relatives are in captivity. And on all sites we talk about civilian hostages, we demand that the world reaches the national fact that the fact is rigidly, to exclude pressure to exclude the Russian Federation from organizations, to exclude Russian Where this terrorist country has its voice, "Lubinets summed up.</text:p>
      <text:p text:style-name="P4">
As reported by Ukrinform, on June 14, the Coordination Headquarters on the treatment of prisoners of war discussed the issue of returning civilians from Russia.</text:p>
      <text:p text:style-name="P4">
Photo: Dmitry Lubinets, Facebook</text:p>
      <text:p text:style-name="P4">
News Source: <text:a xlink:type="simple" xlink:href="https://www.ukrinform.ua/rubric-ato/3722910-rosiani-namagautsa-obminati-zahoplenih-nimi-civilnih-na-vijskovosluzbovciv-lubinec.html" text:style-name="Internet_20_link" text:visited-style-name="Visited_20_Internet_20_Link">
https://www.ukrinform.ua/rubric-ato/3722910-rosiani-namagautsa-obminati-zahoplenih-nimi-civilnih-na-vijskovosluzbovciv-lubinec.html</text:a>
</text:p>
      <!--NEWS-->
      <text:h text:style-name="P10" text:outline-level="1">
<text:span text:style-name="T4">
All over Ukraine is air alarm</text:span>
</text:h>
      <text:p text:style-name="P4">
Authors: Ukrinform (Person)</text:p>
      <text:p text:style-name="P4">
Publisher: Укринформ (Organization)</text:p>
      <text:p text:style-name="P4">
Published Time: 2023-06-14T23:47:00+03:00</text:p>
      <text:p text:style-name="P4">
Modified Time: 2023-06-14T23:47:00+03:00</text:p>
      <text:p text:style-name="P4">
Description: Large -scale air alarm has been announced throughout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241" text:anchor-type="as-char" svg:width="6.9236in" svg:height="3.956343in" draw:z-index="0">
<draw:image xlink:href="../Images/yкринформ/2023-06-14T23-47-00-03-00/630_360_1645871571-868.jpg" xlink:type="simple" xlink:show="embed" xlink:actuate="onLoad" draw:mime-type="image/jpeg"/>
</draw:frame>
Large -scale air alarm has been announced throughout Ukraine.</text:p>
      <text:p text:style-name="P4">
This is evidenced by <text:a xlink:type="simple" xlink:href="https://map.ukrainealarm.com/" text:style-name="Internet_20_link" text:visited-style-name="Visited_20_Internet_20_Link">
map</text:a>
Air anxiety, Ukrinform reports.</text:p>
      <text:p text:style-name="P4">
Currently <text:a xlink:type="simple" xlink:href="https://www.ukrinform.ua/tag-povitrana-trivoga" text:style-name="Internet_20_link" text:visited-style-name="Visited_20_Internet_20_Link">
air alarm</text:a>
declared in all areas.</text:p>
      <text:p text:style-name="P4">
<text:span text:style-name="T4">
 Read also: </text:span>
 <text:a xlink:type="simple" xlink:href="https://www.ukrinform.ua/rubric-ato/3723004-u-pentagoni-nazvali-prioriteti-ramstajnu-posilenna-ppo-ta-insih-mozlivostej-ukraini.html" text:style-name="Internet_20_link" text:visited-style-name="Visited_20_Internet_20_Link">
in the Pentagon named the priorities of Ramstin - strengthening <text:span text:style-name="T4">
 air defense </text:span>
 and other opportunities of Ukraine</text:a>
As reported by Ukrinform, earlier the Air Force spokesman Yuri Ignatzawatuized that <text:a xlink:type="simple" xlink:href="https://www.ukrinform.ua/rubric-ato/3721339-rosiani-hocut-abi-mi-vitratili-na-sahedi-zenitni-raketi-ignat.html" text:style-name="Internet_20_link" text:visited-style-name="Visited_20_Internet_20_Link">
Russian invaders were launching</text:a>
Drone-Kamikadze at night to exhaust Ukrainian air defense and adjust the rocket attack.</text:p>
      <text:p text:style-name="P4">
News Source: <text:a xlink:type="simple" xlink:href="https://www.ukrinform.ua/rubric-ato/3723021-po-vsij-ukraini-povitrana-trivoga.html" text:style-name="Internet_20_link" text:visited-style-name="Visited_20_Internet_20_Link">
https://www.ukrinform.ua/rubric-ato/3723021-po-vsij-ukraini-povitrana-trivoga.html</text:a>
</text:p>
      <!--NEWS-->
      <text:h text:style-name="P10" text:outline-level="1">
<text:span text:style-name="T4">
The President noted state 331 military</text:span>
</text:h>
      <text:p text:style-name="P4">
Authors: Ukrinform (Person)</text:p>
      <text:p text:style-name="P4">
Publisher: Укринформ (Organization)</text:p>
      <text:p text:style-name="P4">
Published Time: 2023-06-14T23:49:42+03:00</text:p>
      <text:p text:style-name="P4">
Modified Time: 2023-06-14T23:49:42+03:00</text:p>
      <text:p text:style-name="P4">
Description: On Wednesday, President of Ukraine Volodymyr Zelensky celebrated 331 servicemen, including warriors of the Armed Forces and Scouts, state awards. - Ukrinform.</text:p>
      <text:p text:style-name="P4">
Images: ['<text:a xlink:type="simple" xlink:href="https://static.ukrinform.com/photos/2022_12/thumb_files/630_360_1670861641-875.jpeg" text:style-name="Internet_20_link" text:visited-style-name="Visited_20_Internet_20_Link">
630_360_16708...</text:a>
']</text:p>
      <text:p text:style-name="P4">
Tags: ['Нагорода', 'Повітряні сили ЗСУ', 'Зеленський']</text:p>
      <text:p text:style-name="P4">
Type: Article</text:p>
      <!--METADATA-->
      <text:p text:style-name="P4">
<draw:frame draw:style-name="fr1" draw:name="Image243" text:anchor-type="as-char" svg:width="6.9236in" svg:height="3.956343in" draw:z-index="0">
<draw:image xlink:href="../Images/yкринформ/2023-06-14T23-49-42-03-00/630_360_1670861641-875.jpeg" xlink:type="simple" xlink:show="embed" xlink:actuate="onLoad" draw:mime-type="image/jpeg"/>
</draw:frame>
On Wednesday, President of Ukraine celebrated a 331 -military serviceman on Wednesday, including warriors of the Armed Forces of the Armed Forces and Scouts.</text:p>
      <text:p text:style-name="P4">
He informed about it in his <text:a xlink:type="simple" xlink:href="https://t.me/V_Zelenskiy_official/6575" text:style-name="Internet_20_link" text:visited-style-name="Visited_20_Internet_20_Link">
appeal</text:a>
, reports Ukrinform.</text:p>
      <text:p text:style-name="P4">
“He has signed new decrees today on the celebration of our warriors by state -owned Nongorod, including the soldiers of the Air Force, our air defense, just those heroes who save our people every day. Our intelligence officers and military personnel of the Armed Forces - combat brigade of units are also awards. A total of 331 warriors. 331 Heroic life, ”he said.</text:p>
      <text:p text:style-name="P4">
<text:span text:style-name="T4">
 Read also: </text:span>
 <text:a xlink:type="simple" xlink:href="https://www.ukrinform.ua/rubric-vidbudova/3723020-zelenskij-koli-ruini-znikaut-to-prograe-ne-prosto-agresor-a-sama-idea-agresii.html" text:style-name="Internet_20_link" text:visited-style-name="Visited_20_Internet_20_Link">
<text:span text:style-name="T4">
 Zelensky </text:span>
: When the ruins disappear, it is not easy to lose the aggressor, but the very idea of aggression</text:a>
Zelensky urged Ukrainians to always remember that we are all in Ukrainian life in Ukraine who stood up for the life of the Ukrainian people of insemination.</text:p>
      <text:p text:style-name="P4">
“Respect for our soldiers, respect for our native warriors, respect for the wives of the wheelbaries of all those who stood in defense of the state is unconditionally. Grand of tubs is certainly. Ukraine is grateful to be grateful, and it should be shown daily. I am more thanking everyone who is fighting and working for our victory, ”the President said.</text:p>
      <text:p text:style-name="P4">
The head of the Ukrainian state expressed gratitude to everyone and everyone who is now in the east and south of our country opens a strategic space, a "space for victory," to Ukraine.</text:p>
      <text:p text:style-name="P4">
<text:span text:style-name="T4">
 Read also: </text:span>
 <text:a xlink:type="simple" xlink:href="https://www.ukrinform.ua/rubric-polytics/3723019-zelenskij-proviv-rozmovu-z-dudou-govorili-pro-situaciu-na-fronti-ta-potrebi-ukrainskih-voiniv.html" text:style-name="Internet_20_link" text:visited-style-name="Visited_20_Internet_20_Link">
<text:span text:style-name="T4">
 Zelensky </text:span>
 Duda conversation - spoke to the front at the front and the needs of Ukrainian soldiers</text:a>
“I thank everyone who is now both in the offensive and in defense, who storms the positions of the invaders who reflect their assaults - thank you all, warriors, for bravery, stagnation and for every meter of results!Glory to our heroes!Glory to Ukraine, ”he said.</text:p>
      <text:p text:style-name="P4">
As it was reported, President Volodymyr Zelenskyy on Wednesday <text:a xlink:type="simple" xlink:href="https://www.ukrinform.ua/rubric-ato/3722983-prezident-vidznaciv-derznagorodami-320-vijskovih-128-z-nih-posmertno.html" text:style-name="Internet_20_link" text:visited-style-name="Visited_20_Internet_20_Link">
marking the state awards of 320 defenders of Ukraine, 128 of them - posthumously</text:a>
 .</text:p>
      <text:p text:style-name="P4">
News Source: <text:a xlink:type="simple" xlink:href="https://www.ukrinform.ua/rubric-ato/3723022-prezident-vidznaciv-derznagorodami-331-vijskovogo.html" text:style-name="Internet_20_link" text:visited-style-name="Visited_20_Internet_20_Link">
https://www.ukrinform.ua/rubric-ato/3723022-prezident-vidznaciv-derznagorodami-331-vijskovogo.html</text:a>
</text:p>
      <!--NEWS-->
      <text:h text:style-name="P10" text:outline-level="1">
<text:span text:style-name="T4">
Poland has purchased for its own army Minnie Baobab-K bar</text:span>
</text:h>
      <text:p text:style-name="P4">
Authors: Ukrinform (Person)</text:p>
      <text:p text:style-name="P4">
Publisher: Укринформ (Organization)</text:p>
      <text:p text:style-name="P4">
Published Time: 2023-06-14T23:57:00+03:00</text:p>
      <text:p text:style-name="P4">
Modified Time: 2023-06-14T23:57:00+03:00</text:p>
      <text:p text:style-name="P4">
Description: Poland's Ministry of Defense purchased 24 Baobab-K barriers of Polish production for its own army. - Ukrinform.</text:p>
      <text:p text:style-name="P4">
Images: ['<text:a xlink:type="simple" xlink:href="https://static.ukrinform.com/photos/2023_06/thumb_files/630_360_1686761069-710.jpg" text:style-name="Internet_20_link" text:visited-style-name="Visited_20_Internet_20_Link">
630_360_16867...</text:a>
']</text:p>
      <text:p text:style-name="P4">
Tags: ['Польща', 'Зброя', 'Маріуш Блащак']</text:p>
      <text:p text:style-name="P4">
Type: Article</text:p>
      <!--METADATA-->
      <text:p text:style-name="P4">
<draw:frame draw:style-name="fr1" draw:name="Image244" text:anchor-type="as-char" svg:width="6.9236in" svg:height="3.956343in" draw:z-index="0">
<draw:image xlink:href="../Images/yкринформ/2023-06-14T23-57-00-03-00/630_360_1686761069-710.jpg" xlink:type="simple" xlink:show="embed" xlink:actuate="onLoad" draw:mime-type="image/jpeg"/>
</draw:frame>
The Ministry of Defense has purchased 24 wheel mining barriers of Polish production for the needs of its own army.</text:p>
      <text:p text:style-name="P4">
The relevant agreement was signed on Wednesday at the Polish defense enterprise Hutastalowa Wola in the city of Stelev Viceremier, Minister of National Defense Mariusz Blaschak, Ukrinform reports, citing the Poland Government.</text:p>
      <text:p text:style-name="P4">
“The Baobab-K wheel is a modern weapon that is a very important margulum in our aggressor restraint policy. The first 24 sets of machinery will be adopted by the Polish army within a shorter time than it is provided by a contract, ”said Blaschak during his signing.</text:p>
      <text:p text:style-name="P4">
<text:span text:style-name="T4">
 Read also: </text:span>
 <text:a xlink:type="simple" xlink:href="https://www.ukrinform.ua/rubric-world/3721797-armia-moldovi-provede-treti-za-ostanni-misaci-navcanna-rezervistiv.html" text:style-name="Internet_20_link" text:visited-style-name="Visited_20_Internet_20_Link">
Moldova Army will hold the third in the last months of training</text:a>
The agreement was signed between the State Army Agency and the Polish Arms Group and Huta Stalowa Wola. Its cost is 510 million zlotys(Approximately $ 120 million.). Вона передбачає закупівлю для потребпольської армії 24 колісних мінних загороджувачів разом з логістичним танавчальним пакетами, а також мінних касет та протитанкових мін. Поставка цьогоозброєння для польської армії планується в 2026-2028 роках.</text:p>
      <text:p text:style-name="P4">
Як відомо, Baobab-K є новою розробкою польського ОПК. цей мінний загороджувачмає шість пускових модулів на 20 стволів. Відтак, одна машина може вмістити до600 мін різних типів. Для встановлення мінного поля довжиною близько 2 км ташириною 30-90 метрів, Baobab-K потребує до 22 хвилин. Швидкість рухуавтомобіля при постановці мін складає від 5 км/год до 25 км/год. Системауправління Baobab-K допускає варіант встановлення мін в автоматичному режимі.Машина обладнана бортовим комп’ютером, терміналом візуалізації з цифровоюкартою та системою GPS-навігації.</text:p>
      <text:p text:style-name="P4">
<text:span text:style-name="T4">
Читайте також:</text:span>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text:span text:style-name="T4">
збро</text:span>
 ю -Лукашенко </text:a>
Фото: Ministry of National Defense</text:p>
      <text:p text:style-name="P4">
News Source: <text:a xlink:type="simple" xlink:href="https://www.ukrinform.ua/rubric-world/3722958-polsa-zakupila-dla-vlasnoi-armii-minni-zagorodzuvaci-baobabk.html" text:style-name="Internet_20_link" text:visited-style-name="Visited_20_Internet_20_Link">
https://www.ukrinform.ua/rubric-world/3722958-polsa-zakupila-dla-vlasnoi-armii-minni-zagorodzuvaci-baobabk.html</text:a>
</text:p>
      <!--NEWS-->
      <text:h text:style-name="P10" text:outline-level="1">
<text:span text:style-name="T4">
Zelensky: Every way of supplying components for "calibers" is the way of strengthening of terror of the Russian Federation</text:span>
</text:h>
      <text:p text:style-name="P4">
Authors: Ukrinform (Person)</text:p>
      <text:p text:style-name="P4">
Publisher: Укринформ (Organization)</text:p>
      <text:p text:style-name="P4">
Published Time: 2023-06-14T23:58:00+03:00</text:p>
      <text:p text:style-name="P4">
Modified Time: 2023-06-14T23:58:00+03:00</text:p>
      <text:p text:style-name="P4">
Description: From other countries, dozens of caliber components were supplied to Russia, which the Russians struck on Odessa on Wednesday, and each such path of supply is a way of strengthening Russian terror.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Антиросійські санкції', 'Зеленський', 'Війна з Росією', 'ППО', 'Ракетний удар']</text:p>
      <text:p text:style-name="P4">
Type: Article</text:p>
      <!--METADATA-->
      <text:p text:style-name="P4">
<draw:frame draw:style-name="fr1" draw:name="Image245" text:anchor-type="as-char" svg:width="6.9236in" svg:height="3.956343in" draw:z-index="0">
<draw:image xlink:href="../Images/yкринформ/2023-06-14T23-58-00-03-00/630_360_1682862659-378.jpeg" xlink:type="simple" xlink:show="embed" xlink:actuate="onLoad" draw:mime-type="image/jpeg"/>
</draw:frame>
From other countries, dozens of "caliber" components were supplied to Russia, which were Russia's rocket strokes across Odessa on Wednesday, and each such path of supply was Terzhal's strengthening of Russian terror.</text:p>
      <text:p text:style-name="P4">
President Volodymyr Zelenskyy informed about it in the evening <text:a xlink:type="simple" xlink:href="https://www.youtube.com/watch" text:style-name="Internet_20_link" text:visited-style-name="Visited_20_Internet_20_Link">
video message</text:a>
, reports Ukrinform.</text:p>
      <text:p text:style-name="P4">
<text:span text:style-name="T4">
 _ Video: _ </text:span>
 <text:a xlink:type="simple" xlink:href="https://t.me/OP_UA/9725" text:style-name="Internet_20_link" text:visited-style-name="Visited_20_Internet_20_Link">
<text:span text:style-name="T5">
opice president, telegram</text:span>
</text:a>
“We continue our communication with partners on Russian rocket production. Today, Russian inhumans have inflicted on another rocket launcher in the Odessa - from "calibers". Dozens of components of these "calibers" are placed in Russia. Obviously, every such path of supply is the way to strengthen the terror, ”Zelensky said.</text:p>
      <text:p text:style-name="P4">
<text:span text:style-name="T4">
 Read also: </text:span>
 <text:a xlink:type="simple" xlink:href="https://www.ukrinform.ua/rubric-ato/3722658-skilki-raket-kalibr-ta-h101-nini-klepae-oboronka-rf.html" text:style-name="Internet_20_link" text:visited-style-name="Visited_20_Internet_20_Link">
how many caliber missiles and X-101 are now riveting defense of the Russian Federation</text:a>
According to him, the world has tools to block all similar paths - a close country, from every company whose components are used by Russian missile manufacturers.</text:p>
      <text:p text:style-name="P4">
Separately, the President informed that not only on Wednesday, but throughout the week, Ukrainian authorities are preparing very well for the Ukrainian restoration conference, which will take place in London next week.</text:p>
      <text:p text:style-name="P4">
“It will be a significant event, a very representative, which will combine political, and business efforts to restore our country and the normal life of our people. The key Ukrainian principle is simple and fair, namely: no rovins in Ukraine will remain, ” - sai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ato/3722529-rf-prodovzue-otrimuvati-komponenti-dla-raket-navit-iz-krainpartneriv-ukraini-zelenskij.html" text:style-name="Internet_20_link" text:visited-style-name="Visited_20_Internet_20_Link">
RF continues to receive components for rockets even from Ukrainian partners of Ukraine - Zelensky</text:a>
The head of the Ukrainian state assured that "we will rebuild everything, we will restore everything."</text:p>
      <text:p text:style-name="P4">
“And we already know exactly what steps are in what timing and what strength to do to defeat Russian aggression and our reconstruction. When the ruin, it loses not just the aggressor, but the very idea of aggression. And it will be, ”Zelensky said.</text:p>
      <text:p text:style-name="P4">
The President noted that the Ukrainian authorities, when preparing for this London conference, holds long and deep preparatory meetings. According to him, all the necessary state institutions, different levels, are involved.<text:span text:style-name="T4">
 Read also: </text:span>
 [Zelensky thanked the united expedition forces(https://www.ukrinform.ua/rubric-polytics/3722520-zelenskij-podakuvav-obednanim-ekspedicijnim-silam-za-posilenna-ukrainskoi-ppo.html)As it was reported, on the night of June 14, the Russian occupation army directed the calibra on <text:a xlink:type="simple" xlink:href="https://www.ukrinform.ua/rubric-ato/3722550-vorog-atakuvav-odesu-kalibrami-usi-zbila-ppo.html" text:style-name="Internet_20_link" text:visited-style-name="Visited_20_Internet_20_Link">
civilian infrastructure of Odessa</text:a>
. The business center, educational institution, housing complex, food establishments were damaged. Three people were killed, 13 were injured.</text:p>
      <text:p text:style-name="P4">
News Source: <text:a xlink:type="simple" xlink:href="https://www.ukrinform.ua/rubric-ato/3723023-zelenskij-kozen-slah-postacanna-komponentiv-dla-kalibriv-slah-posilenna-teroru-rf.html" text:style-name="Internet_20_link" text:visited-style-name="Visited_20_Internet_20_Link">
https://www.ukrinform.ua/rubric-ato/3723023-zelenskij-kozen-slah-postacanna-komponentiv-dla-kalibriv-slah-posilenna-teroru-rf.html</text:a>
</text:p>
      <!--NEWS-->
      <text:h text:style-name="P10" text:outline-level="1">
<text:span text:style-name="T4">
In Ukraine a moment of silence</text:span>
</text:h>
      <text:p text:style-name="P4">
Author: ['АРМІЯINFORM']</text:p>
      <text:p text:style-name="P4">
Time: 2023-06-14T24: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6" text:anchor-type="as-char" svg:width="6.9236in" svg:height="3.895992in" draw:z-index="0">
<draw:image xlink:href="../Images/AРМІЯINFORM/2023-06-14T24-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14/v-ukrayini-hvylyna-movchannya/" text:style-name="Internet_20_link" text:visited-style-name="Visited_20_Internet_20_Link">
https://armyinform.com.ua/2023/06/14/v-ukrayini-hvylyna-movchannya/</text:a>
</text:p>
      <!--NEWS-->
      <text:h text:style-name="P10" text:outline-level="1">
<text:span text:style-name="T4">
A considerable amount of information about captured defenders is transferred to the coordination headquarters by their relatives</text:span>
</text:h>
      <text:p text:style-name="P4">
Author: ['АРМІЯINFORM']</text:p>
      <text:p text:style-name="P4">
Time: 2023-06-14T26:00:00-04:00</text:p>
      <text:p text:style-name="P4">
Description: At the coordinating headquarters of the online-Zustinch to the Rodinov biitsiv crooked mechaniz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ksh3-3.jpg" text:style-name="Internet_20_link" text:visited-style-name="Visited_20_Internet_20_Link">
ksh3-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47" text:anchor-type="as-char" svg:width="6.9236in" svg:height="4.823441in" draw:z-index="0">
<draw:image xlink:href="../Images/AРМІЯINFORM/2023-06-14T26-00-00-04-00/ksh3-3.jpg" xlink:type="simple" xlink:show="embed" xlink:actuate="onLoad" draw:mime-type="image/jpeg"/>
</draw:frame>
The coordination headquarters took place an online meeting with the families of the soldiers of a separate mechanized steppe brigade, during which a representative of the staff noted that a significant amount of important information about the missing and captives were collected and transferred to the coordination staff by their relatives.</text:p>
      <text:p text:style-name="P4">
About it <text:a xlink:type="simple" xlink:href="https://t.me/Koord_shtab/1228" text:style-name="Internet_20_link" text:visited-style-name="Visited_20_Internet_20_Link">
reports</text:a>
Coordinating headquarters of inquiries for the treatment of prisoners of war.</text:p>
      <text:p text:style-name="P4">
He also noted that the results of the official investigation of the military will be obliged to issue notification of the family of the missing person. However, the military unit is impossible, which is not done by the relevant competent authorities.</text:p>
      <text:p text:style-name="P4">
The headquarters pointed out that the official confirmation of the Russian Federation by the Prime Minister of Defense through the International Committee of the Chervonohrest has no direct impact on the exchange process and does not mean that the other other thanks to servicemen remain out of the attention.</text:p>
      <text:p text:style-name="P4">
"We release from the hostile captivity of all servicemen, no matter how they are accounted," he assured. "Even those who are not about the nonsense of information are returning."</text:p>
      <text:p text:style-name="P4">
Separately, the parties discussed communication with investigators of the national police officers for the families of missing persons and prisoners of servicemen.</text:p>
      <text:p text:style-name="P4">
News Source: <text:a xlink:type="simple" xlink:href="https://armyinform.com.ua/2023/06/14/znachnu-kilkist-informacziyi-shhodo-polonenyh-zahysnykiv-peredayut-do-koordynaczijnogo-shtabu-yihni-rodychi/" text:style-name="Internet_20_link" text:visited-style-name="Visited_20_Internet_20_Link">
https://armyinform.com.ua/2023/06/14/znachnu-kilkist-informacziyi-shhodo-polonenyh-zahysnykiv-peredayut-do-koordynaczijnogo-shtabu-yihni-rodychi/</text:a>
</text:p>
      <!--NEWS-->
      <text:h text:style-name="P10" text:outline-level="1">
<text:span text:style-name="T4">
"What we need": Alexei Reznikov thanked the US for a new military assistance package</text:span>
</text:h>
      <text:p text:style-name="P4">
Author: ['АРМІЯINFORM']</text:p>
      <text:p text:style-name="P4">
Time: 2023-06-14T28:00:00-04:00</text:p>
      <text:p text:style-name="P4">
Description: Ministra of the defense of Ukraine Oleksii Reznikov, having paced the United States for the New Package of Viexkovo Duphum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1000000-0aff-0242-e48b-08db424c3c8c_w1023_r1_s-e1686725416767.jpg" text:style-name="Internet_20_link" text:visited-style-name="Visited_20_Internet_20_Link">
01000000-0aff-0242-e48b-08db424c3c8c_w1023_r1_s-e1686725416767.jpg</text:a>
', '<text:a xlink:type="simple" xlink:href="https://armyinform.com.ua/wp-content/uploads/2023/06/fyj-cjnwaaid_hc.jpg" text:style-name="Internet_20_link" text:visited-style-name="Visited_20_Internet_20_Link">
fyj-cjnwaaid_hc.jpg</text:a>
']</text:p>
      <text:p text:style-name="P4">
Tags: ['ГЛАВА ПЕНТАГОНУ', 'ЛЛОЙД ДЖ. ОСТІН III', 'МІЖНАРОДНА ПІДТРИМКА УКРАЇНИ', 'ОЛЕКСІЙ РЕЗНІКОВ', 'ОФІЦІЙНО', 'ПАКЕТ ДОПОМОГИ УКРАЇНІ']</text:p>
      <text:p text:style-name="P4">
Category: News</text:p>
      <!--METADATA-->
      <text:p text:style-name="P4">
<draw:frame draw:style-name="fr1" draw:name="Image248" text:anchor-type="as-char" svg:width="6.9236in" svg:height="3.769741in" draw:z-index="0">
<draw:image xlink:href="../Images/AРМІЯINFORM/2023-06-14T28-00-00-04-00/01000000-0aff-0242-e48b-08db424c3c8c_w1023_r1_s-e1686725416767.jpg" xlink:type="simple" xlink:show="embed" xlink:actuate="onLoad" draw:mime-type="image/jpeg"/>
</draw:frame>
The Minister of Defense of Ukraine Oleksiy Reznikov thanked the United States for the new packet assistance for Ukraine, noting that it would "help protect the gowns and help the Russian invaders find the way home."</text:p>
      <text:p text:style-name="P4">
About it the head of the defense department of Ukraine <text:a xlink:type="simple" xlink:href="https://twitter.com/oleksiireznikov/status/1668863433859629057" text:style-name="Internet_20_link" text:visited-style-name="Visited_20_Internet_20_Link">
wrote</text:a>
Obliga Twitter.</text:p>
      <text:p text:style-name="P4">
“Armored vehicles, anti -tank weapons and ammunition. This is what we need to protect our land and help the Russians find the way home. This is our plan of summer and further - to victory. Thank you to Lloyd Austin and the American people as a single package of security assistance!” - says his post.</text:p>
      <text:p text:style-name="P4">
<draw:frame draw:style-name="fr1" draw:name="Image249" text:anchor-type="as-char" svg:width="6.9236in" svg:height="6.9236in" draw:z-index="0">
<draw:image xlink:href="../Images/AРМІЯINFORM/2023-06-14T28-00-00-04-00/fyj-cjnwaaid_hc.jpg" xlink:type="simple" xlink:show="embed" xlink:actuate="onLoad" draw:mime-type="image/jpeg"/>
</draw:frame>
As reported, the US <text:a xlink:type="simple" xlink:href="https://armyinform.com.ua/2023/06/13/ssha-ogolosyly-pro-novyj-paket-vijskovoyi-dopomogy-ukrayini-2/" text:style-name="Internet_20_link" text:visited-style-name="Visited_20_Internet_20_Link">
declared</text:a>
About the new Packet Assistance to Ukraine, which contains key opportunities, in particular to support Ukrainian air defense.</text:p>
      <text:p text:style-name="P4">
News Source: <text:a xlink:type="simple" xlink:href="https://armyinform.com.ua/2023/06/14/te-shho-nam-potribno-oleksij-reznikov-podyakuvav-ssha-za-novyj-paket-vijskovoyi-dopomogy/" text:style-name="Internet_20_link" text:visited-style-name="Visited_20_Internet_20_Link">
https://armyinform.com.ua/2023/06/14/te-shho-nam-potribno-oleksij-reznikov-podyakuvav-ssha-za-novyj-paket-vijskovoyi-dopomogy/</text:a>
</text:p>
      <!--NEWS-->
      <text:h text:style-name="P10" text:outline-level="1">
<text:span text:style-name="T4">
The President thanked the combined expeditionary forces for a package of assistance for Ukraine worth more than € 100 million</text:span>
</text:h>
      <text:p text:style-name="P4">
Author: ['АРМІЯINFORM']</text:p>
      <text:p text:style-name="P4">
Time: 2023-06-14T30:00:00-04:00</text:p>
      <text:p text:style-name="P4">
Description: President of Ukraine Volodymyr Zelensky huddled in the face of the Otkadnym of the Expedigy Forc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7e5108ddb25076be7d8305241503643a5bb0d245.png" text:style-name="Internet_20_link" text:visited-style-name="Visited_20_Internet_20_Link">
7e5108ddb25076be7d8305241503643a5bb0d245.png</text:a>
']</text:p>
      <text:p text:style-name="P4">
Tags: ['ВОЛОДИМИР ЗЕЛЕНСЬКИЙ', 'ДОПОМОГА МІЖНАРОДНИХ ПАРТНЕРІВ', 'ППО ЗСУ', 'ПРЕЗИДЕНТ УКРАЇНИ', 'ПРОТИПОВІТРЯНА ОБОРОНА']</text:p>
      <text:p text:style-name="P4">
Category: News</text:p>
      <!--METADATA-->
      <text:p text:style-name="P4">
<draw:frame draw:style-name="fr1" draw:name="Image250" text:anchor-type="as-char" svg:width="6.9236in" svg:height="4.033165in" draw:z-index="0">
<draw:image xlink:href="../Images/AРМІЯINFORM/2023-06-14T30-00-00-04-00/7e5108ddb25076be7d8305241503643a5bb0d245.png" xlink:type="simple" xlink:show="embed" xlink:actuate="onLoad" draw:mime-type="image/png"/>
</draw:frame>
President of Ukraine Volodymyr Zelensky expressed his gratitude to the Joint Special Forces for a package of assistance in the amount of more than € 100 million to meet the Ukrainian air defense system.</text:p>
      <text:p text:style-name="P4">
The head of state [wrote] about it(https://twitter.com/ZelenskyyUa/status/1668693650291695634)Violter.</text:p>
      <text:p text:style-name="P4">
"I thank the Allies from the Joint Expeditionary Forces for a powerful package of € 100 million, aimed at strengthening Ukrainian air defense. At the time when Russia in agonias strengthens daily rocket terror, more power to our defense is the key to protecting the Ukrainian sky and lives of Ukrainians », - said Vladimir Zelensky.</text:p>
      <text:p text:style-name="P4">
As it was reported, the United Kingdom <text:a xlink:type="simple" xlink:href="https://armyinform.com.ua/2023/06/14/velyka-brytaniya-anonsuvala-paket-vijskovoyi-dopomogy-dlya-posylennya-ppo-ukrayiny/" text:style-name="Internet_20_link" text:visited-style-name="Visited_20_Internet_20_Link">
announced</text:a>
Military Assistance Package for Ukraine at 92 million pounds(nearly € 116 million). Він буде міститиозброєння для підвищення ефективності української ППО.</text:p>
      <text:p text:style-name="P4">
News Source: <text:a xlink:type="simple" xlink:href="https://armyinform.com.ua/2023/06/14/prezydent-podyakuvav-obyednanym-ekspedyczijnym-sylam-za-paket-dopomogy-dlya-ukrayiny-vartistyu-e116-mln/" text:style-name="Internet_20_link" text:visited-style-name="Visited_20_Internet_20_Link">
https://armyinform.com.ua/2023/06/14/prezydent-podyakuvav-obyednanym-ekspedyczijnym-sylam-za-paket-dopomogy-dlya-ukrayiny-vartistyu-e116-mln/</text:a>
</text:p>
      <!--NEWS-->
      <text:h text:style-name="P10" text:outline-level="1">
<text:span text:style-name="T4">
Historical solution: Luxembourg Parliament recognized the Holodomor with the genocide of the Ukrainian people</text:span>
</text:h>
      <text:p text:style-name="P4">
Author: ['АРМІЯINFORM']</text:p>
      <text:p text:style-name="P4">
Time: 2023-06-14T32:00:00-04:00</text:p>
      <text:p text:style-name="P4">
Description: The Deputy of the Deputy Luxembourg praised the production, the Holodomor was wound up in Yaki, 1932–1933 Rockwoman ... The war with Ukraine 2022, the war with Ukrain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original-4-scaled.jpg" text:style-name="Internet_20_link" text:visited-style-name="Visited_20_Internet_20_Link">
original-4-scaled.jpg</text:a>
']</text:p>
      <text:p text:style-name="P4">
Tags: ['ВИЗНАННЯ ГОЛОДОМОРУ ГЕНОЦИДОМ', 'ДОПОМОГА ПАРТНЕРІВ', 'ЛЮКСЕМБУРГ', 'СВІТ ПІДТРИМУЄ УКРАЇНУ']</text:p>
      <text:p text:style-name="P4">
Category: News</text:p>
      <!--METADATA-->
      <text:p text:style-name="P4">
<draw:frame draw:style-name="fr1" draw:name="Image251" text:anchor-type="as-char" svg:width="6.9236in" svg:height="4.598424in" draw:z-index="0">
<draw:image xlink:href="../Images/AРМІЯINFORM/2023-06-14T32-00-00-04-00/original-4-scaled.jpg" xlink:type="simple" xlink:show="embed" xlink:actuate="onLoad" draw:mime-type="image/jpeg"/>
</draw:frame>
The House of Deputies of Luxembourg adopted a resolution in which she recognized the Holodomor of 1932-1933 with the genocide of the Ukrainian people.</text:p>
      <text:p text:style-name="P4">
About it the Minister of Foreign Affairs of Ukraine Dmytro Kuleba <text:a xlink:type="simple" xlink:href="https://twitter.com/DmytroKuleba/status/1668705082701905920" text:style-name="Internet_20_link" text:visited-style-name="Visited_20_Internet_20_Link">
reported</text:a>
Twitter, calling this vote "historical".</text:p>
      <text:p text:style-name="P4">
“I congratulate the historic voting of the Luxembourg Chamber of Deputies for the recognition of the Stalin Holodomor of 1932-1933 with a genocide against Ukrainians. This rafters are revealed by millions of victims and restores historical justice. The international recognition of the Holodomor with genocide continues to grow, ”his post reads.</text:p>
      <text:p text:style-name="P4">
_ <text:span text:style-name="T4">
 Background: </text:span>
 _ As of 2023, the Holodomor was officially recognized as a genocide -Ukrainian people over 21 countries of the world. In particular, the Parliament of Iceland has recognized the Holodomor with the genocide of the Ukrainian people. On May 17, Senatfrancia also adopted a resolution on recognition of the Holodomor of 1932-1933 by the Genocide of Ukrainians. On May 23, the Slovenia Parliament supported the Declaration of the Holodomor of 1932-1933 by the genocide of the Ukrainian people. May 25 Parliament of Britain <text:a xlink:type="simple" xlink:href="https://armyinform.com.ua/2023/05/25/parlament-brytaniyi-vyznav-golodomor-genoczydom-ukrayinskogo-narodu/" text:style-name="Internet_20_link" text:visited-style-name="Visited_20_Internet_20_Link">
recognized</text:a>
The Holodomor is the genocide of the Ukrainian people.</text:p>
      <text:p text:style-name="P4">
News Source: <text:a xlink:type="simple" xlink:href="https://armyinform.com.ua/2023/06/14/istorychne-rishennya-parlament-lyuksemburgu-vyznav-golodomor-genoczydom-ukrayinskogo-narodu/" text:style-name="Internet_20_link" text:visited-style-name="Visited_20_Internet_20_Link">
https://armyinform.com.ua/2023/06/14/istorychne-rishennya-parlament-lyuksemburgu-vyznav-golodomor-genoczydom-ukrayinskogo-narodu/</text:a>
</text:p>
      <!--NEWS-->
      <text:h text:style-name="P10" text:outline-level="1">
<text:span text:style-name="T4">
In Ukraine up to 15 years imprisonment was convicted of a participant of PEC "Wagner"</text:span>
</text:h>
      <text:p text:style-name="P4">
Author: ['АРМІЯINFORM']</text:p>
      <text:p text:style-name="P4">
Time: 2023-06-14T34:00:00-04:00</text:p>
      <text:p text:style-name="P4">
Description: In Ivano-Frankivski Zasujen, the participant of the DPR NZF TA PVK Wagner for the sovereign is a zrada, ... the war with Ukraine 2022, the war with Ukraine is the latest news today, the news war with Ukraine 2022 is the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95c77fca-23d0-4efa-bb91-84f289b2e0d1.jpg" text:style-name="Internet_20_link" text:visited-style-name="Visited_20_Internet_20_Link">
95c77fca-23d0-4efa-bb91-84f289b2e0d1.jpg</text:a>
']</text:p>
      <text:p text:style-name="P4">
Tags: ['ДЕРЖАВНА ЗРАДА', 'ОФІС ГЕНЕРАЛЬНОГО ПРОКУРОРА УКРАЇНИ', 'ПВК "ВАГНЕР"']</text:p>
      <text:p text:style-name="P4">
Category: News</text:p>
      <!--METADATA-->
      <text:p text:style-name="P4">
<draw:frame draw:style-name="fr1" draw:name="Image252" text:anchor-type="as-char" svg:width="6.9236in" svg:height="4.947489in" draw:z-index="0">
<draw:image xlink:href="../Images/AРМІЯINFORM/2023-06-14T34-00-00-04-00/95c77fca-23d0-4efa-bb91-84f289b2e0d1.jpg" xlink:type="simple" xlink:show="embed" xlink:actuate="onLoad" draw:mime-type="image/jpeg"/>
</draw:frame>
In Ivano-Frankivsk, a participant of NFF "DNR" and PEC "Wagner" for the state council, participation in the terrorist organization and activity not provided by the law of armed formation were convicted. The man was sentenced - 15 years of imprisonment with confiscation of property.</text:p>
      <text:p text:style-name="P4">
About it <text:a xlink:type="simple" xlink:href="https://t.me/pgo_gov_ua/13308" text:style-name="Internet_20_link" text:visited-style-name="Visited_20_Internet_20_Link">
reports</text:a>
Office of the Prosecutor General of Ukraine.</text:p>
      <text:p text:style-name="P4">
Prosecutors in court proved that he was convicted in 2014, supporting the armed agression of the Russian Federation against Ukraine, moved to the side of the enemy. He voluntarily joined the Naugian service to the illegal paramilitary formation of the so-called "1-proof of the 2nd company of the 2nd Battalion of the 3rd Separate Rifle Brigade of the 1-Goarmian Corps of the People's Police of the DNR."</text:p>
      <text:p text:style-name="P4">
It has repeatedly undergone combat training at the landfills of Gorlovkadonnets region. He also took an active part in the activity of this "unit" and then in the Wagner PEC.</text:p>
      <text:p text:style-name="P4">
As the NFF participant is in the uncontrolled territory of Ukraine, the period of punishment will be considered since the actual detention.</text:p>
      <text:p text:style-name="P4">
News Source: <text:a xlink:type="simple" xlink:href="https://armyinform.com.ua/2023/06/14/v-ukrayini-do-15-rokiv-pozbavlennya-voli-zasudzheno-uchasnyka-pvk-vagner/" text:style-name="Internet_20_link" text:visited-style-name="Visited_20_Internet_20_Link">
https://armyinform.com.ua/2023/06/14/v-ukrayini-do-15-rokiv-pozbavlennya-voli-zasudzheno-uchasnyka-pvk-vagner/</text:a>
</text:p>
      <!--NEWS-->
      <text:h text:style-name="P10" text:outline-level="1">
<text:span text:style-name="T4">
Ukrainian pyrotechnics per day were neutralized by more than 600 explosive items</text:span>
</text:h>
      <text:p text:style-name="P4">
Author: ['АРМІЯINFORM']</text:p>
      <text:p text:style-name="P4">
Time: 2023-06-14T36:00:00-04:00</text:p>
      <text:p text:style-name="P4">
Description: The long -term service of the Kirotrozhyniy of the Utzvychi Situstovsiy,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minu_06_04_111.jpg" text:style-name="Internet_20_link" text:visited-style-name="Visited_20_Internet_20_Link">
minu_06_04_111.jpg</text:a>
']</text:p>
      <text:p text:style-name="P4">
Tags: ['АГРЕСІЯ РФ', 'ВТОРГНЕННЯ РФ', 'ДСНС УКРАЇНИ', 'РОЗМІНУВАННЯ']</text:p>
      <text:p text:style-name="P4">
Category: News</text:p>
      <!--METADATA-->
      <text:p text:style-name="P4">
<draw:frame draw:style-name="fr1" draw:name="Image253" text:anchor-type="as-char" svg:width="6.9236in" svg:height="3.000227in" draw:z-index="0">
<draw:image xlink:href="../Images/AРМІЯINFORM/2023-06-14T36-00-00-04-00/minu_06_04_111.jpg" xlink:type="simple" xlink:show="embed" xlink:actuate="onLoad" draw:mime-type="image/jpeg"/>
</draw:frame>
Illustrative photo</text:p>
      <text:p text:style-name="P4">
During the day, pyrotechnic units of the State Service of Ukraine for Extraordinary Situation <text:span text:style-name="T4">
 161 times </text:span>
 were involved in the execution of demining tasks.</text:p>
      <text:p text:style-name="P4">
About it <text:a xlink:type="simple" xlink:href="https://dsns.gov.ua/uk/news/nadzvicaini-podiyi/informaciia-shhodo-diialnosti-pirotexnicnix-pidrozdiliv-dsns-125" text:style-name="Internet_20_link" text:visited-style-name="Visited_20_Internet_20_Link">
reports</text:a>
SESU of Ukraine.</text:p>
      <text:p text:style-name="P4">
Pyrotechnical units revealed, seized and disposed of <text:span text:style-name="T4">
 663 exclusive objects </text:span>
. The area of 109.69 hectares was surveyed.</text:p>
      <text:p text:style-name="P4">
Most often pyrotechnic units worked: in the Kharkiv region 19 196 times, Kyiv region - 7 952, Donetsk region - 6 002, Mykolaiv region - 5 151, Kherson region - 5 544, Chernihiv - 4 711, Sumy - 2 184, Cherkasy region - 1 115.</text:p>
      <text:p text:style-name="P4">
Reference: In total since the beginning of a large -scale military invasion of the Russian Federation, the territory of Ukraine has been disposed of <text:span text:style-name="T4">
 400 340 extinguishing objects </text:span>
 and 2 891 kg of explosive, including ** 2 999999999 The area of about 89 786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14/ukrayinski-pirotehniky-za-dobu-zneshkodyly-ponad-600-vybuhonebezpechnyh-predmetiv/" text:style-name="Internet_20_link" text:visited-style-name="Visited_20_Internet_20_Link">
https://armyinform.com.ua/2023/06/14/ukrayinski-pirotehniky-za-dobu-zneshkodyly-ponad-600-vybuhonebezpechnyh-predmetiv/</text:a>
</text:p>
      <!--NEWS-->
      <text:h text:style-name="P10" text:outline-level="1">
<text:span text:style-name="T4">
Infantry "sprinkled" by occupiers from American automatic grenade launcher MK 19</text:span>
</text:h>
      <text:p text:style-name="P4">
Author: ['Владислав Назаркевич']</text:p>
      <text:p text:style-name="P4">
Time: 2023-06-14T38:00:00-04:00</text:p>
      <text:p text:style-name="P4">
Description: Grenade launcher Oblya Skulkovo-Fugasmi grenades Kalibra 40 milimeter. “Scrat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191.jpg" text:style-name="Internet_20_link" text:visited-style-name="Visited_20_Internet_20_Link">
191.jpg</text:a>
']</text:p>
      <text:p text:style-name="P4">
Tags: ['ВТОРГНЕННЯ РФ', 'ГРАНАТОМЕТИ MARK 19']</text:p>
      <text:p text:style-name="P4">
Category: News</text:p>
      <!--METADATA-->
      <text:p text:style-name="P4">
<draw:frame draw:style-name="fr1" draw:name="Image254" text:anchor-type="as-char" svg:width="6.9236in" svg:height="3.894525in" draw:z-index="0">
<draw:image xlink:href="../Images/AРМІЯINFORM/2023-06-14T38-00-00-04-00/191.jpg" xlink:type="simple" xlink:show="embed" xlink:actuate="onLoad" draw:mime-type="image/jpeg"/>
</draw:frame>
The grenade launcher shoots fragile-fig grenades of 40 millimeters caliber. "Cover" infantry, automotive and light-hearted equipment.</text:p>
      <ul>
        <li>
I would not want to be under his fire, - says Dmitry. He is a granatometer of the 2nd Mechanized Battalion of the 67th Separate Mechanized Brigade. Now his unit is fighting with the Russians in the east of the country.</li>
      </ul>
      <text:p text:style-name="P4">
The grenade launcher's firing position - in the forest a few hundred meters from the trench occupants. There is a calculation nearby in the armor. As soon as the infantrymen receive the command to open the fire - they run to their MK 19, dump branches, which are masked, aimed and "poured" by the queues of the departments.</text:p>
      <ul>
        <li>
It doesn't have a day for a day, - says Dmitry. - Sometimes we can "peal" times a day. Sometimes-seven to eight times in half a day.</li>
      </ul>
      <text:p text:style-name="P4">
The enemy tries to destroy grenade launcher and grenade launchers. Therefore, they constantly change their positions and mask well.</text:p>
      <ul>
        <li>
Recently, the artillery projectile fell literally 15 meters from us, - says Dmitry. - And he did not break. Soft sandy soil worked as aamortizer.</li>
      </ul>
      <text:p text:style-name="P4">
Despite the danger and difficult living conditions in the forest, Dmitry and its brothers radiate stability.</text:p>
      <ul>
        <li>
This is the best work in the world. Forest, nature, birds, fresh air, the best, ”he laughs. - We have a lizard here. We called it Clava. And the two -in -law - Valera and Fedya. The boar runs. We have not yet called it because it is unpowered with us. Some kind of wild.</li>
      </ul>
      <text:p text:style-name="P4">
The vast majority of the battalion servicemen - volunteers who mobilized to the Armed Forces and took their arms to expel Russian -owners from their native land.</text:p>
      <text:p text:style-name="P4">
More about one day from the life of infantrymen of the 2nd mechanized battalion of the67th separate mechanized brigade <text:a xlink:type="simple" xlink:href="https://armyinform.com.ua/2023/06/14/pihota-na-nuli-granatometnyky-palyat-blindazhi-vorozhyj-raketnyj-udar-evakuacziya-poranenogo/" text:style-name="Internet_20_link" text:visited-style-name="Visited_20_Internet_20_Link">
Read</text:a>
In the material of Vladislav Nazarkevich.  _ Photos and videos of the author _</text:p>
      <text:p text:style-name="P4">
News Source: <text:a xlink:type="simple" xlink:href="https://armyinform.com.ua/2023/06/14/pihotynczi-nasypayut-okupantam-z-amerykanskogo-avtomatychnogo-granatometa-mk-19/" text:style-name="Internet_20_link" text:visited-style-name="Visited_20_Internet_20_Link">
https://armyinform.com.ua/2023/06/14/pihotynczi-nasypayut-okupantam-z-amerykanskogo-avtomatychnogo-granatometa-mk-19/</text:a>
</text:p>
      <!--NEWS-->
      <text:h text:style-name="P10" text:outline-level="1">
<text:span text:style-name="T4">
Schmigal told Vicecanzler Germany about ecocide committed by Russia</text:span>
</text:h>
      <text:p text:style-name="P4">
Authors: Ukrinform (Person)</text:p>
      <text:p text:style-name="P4">
Publisher: Укринформ (Organization)</text:p>
      <text:p text:style-name="P4">
Published Time: 2023-06-14T3:01:00+03:00</text:p>
      <text:p text:style-name="P4">
Modified Time: 2023-06-14T22:01:00+03:00</text:p>
      <text:p text:style-name="P4">
Description: Prime Minister Denis Schmigal told Vicecanzler Germany, Minister of Economy and Climate Protection Robert Gabec on undermining the Russians of the Kakhovka hydroelectric power station. - Ukrinform.</text:p>
      <text:p text:style-name="P4">
Images: ['<text:a xlink:type="simple" xlink:href="https://static.ukrinform.com/photos/2023_06/thumb_files/630_360_1686481734-425.jpg" text:style-name="Internet_20_link" text:visited-style-name="Visited_20_Internet_20_Link">
630_360_16864...</text:a>
']</text:p>
      <text:p text:style-name="P4">
Tags: ['Німеччина', 'Теракт', 'Російські військові', 'Каховська ГЕС', 'Шмигаль']</text:p>
      <text:p text:style-name="P4">
Type: Article</text:p>
      <!--METADATA-->
      <text:p text:style-name="P4">
<draw:frame draw:style-name="fr1" draw:name="Image255" text:anchor-type="as-char" svg:width="6.9236in" svg:height="3.956343in" draw:z-index="0">
<draw:image xlink:href="../Images/yкринформ/2023-06-14T3-01-00-03-00/630_360_1686481734-425.jpg" xlink:type="simple" xlink:show="embed" xlink:actuate="onLoad" draw:mime-type="image/jpeg"/>
</draw:frame>
Prime Minister Denis Schmigal told Vicecanzler Germany, a climate of Robert Gabec, Minister of Economics of Kakhovka Hydroelectric Power Plant.</text:p>
      <text:p text:style-name="P4">
The head of the government reported this in his <text:a xlink:type="simple" xlink:href="https://t.me/Denys_Smyhal/5380" text:style-name="Internet_20_link" text:visited-style-name="Visited_20_Internet_20_Link">
telegram</text:a>
 <text:a xlink:type="simple" xlink:href="https://t.me/Denys_Smyhal/5380" text:style-name="Internet_20_link" text:visited-style-name="Visited_20_Internet_20_Link">
 , </text:a>
transmits Ukrinform.</text:p>
      <text:p text:style-name="P4">
“He spoke about the situation in the south of Ukraine because of the ecocide that Russia has done, undermining the Kakhovsk hydroelectric power station. We managed to evacuate more than 3 700 people from the flood zone.</text:p>
      <text:p text:style-name="P4">
I thank Germany for the immediate support provided within the EU civilian protection mechanism, ”the premiere report reads.</text:p>
      <text:p text:style-name="P4">
The parties also discussed the needs of Ukraine in service. <text:a xlink:type="simple" xlink:href="https://www.ukrinform.ua/tag-smigal" text:style-name="Internet_20_link" text:visited-style-name="Visited_20_Internet_20_Link">
Shmigal</text:a>
He expressed his gratitude to Germany.</text:p>
      <text:p text:style-name="P4">
<text:span text:style-name="T4">
 Read also: </text:span>
 <text:a xlink:type="simple" xlink:href="https://www.ukrinform.ua/rubric-polytics/3722786-dopomogu-ukraini-pisla-pidrivu-kahovskoi-ges-zaproponuvali-16-krain-evrosouzu.html" text:style-name="Internet_20_link" text:visited-style-name="Visited_20_Internet_20_Link">
Assistance to Ukraine after the Kakhovskaya Hesear was reported by 16 EU countries</text:a>
As it is noted, a separate topic of the conversation was the strengthening of sanctions and limitation on the correspondence of the nuclear industry of Russia.</text:p>
      <text:p text:style-name="P4">
"Urgent measures are also needed to stop Russian rocket terror. All information and suggestions to partners have been transmitted," the post reads.</text:p>
      <text:p text:style-name="P4">
Officials also touched on preparations for the Recovery Conference in London.</text:p>
      <text:p text:style-name="P4">
“One of the priorities is a quick recovery. It is necessary to help people affected by Russian aggression as soon as possible. We are counting on help in this direction, ”the Prime Minister said.</text:p>
      <text:p text:style-name="P4">
<text:span text:style-name="T4">
 Read also: </text:span>
 <text:a xlink:type="simple" xlink:href="https://www.ukrinform.ua/rubric-polytics/3722388-elcenko-oon-ce-burokraticna-struktura-insoi-reakcii-na-pidriv-kahovskoi-ges-a-ne-ocikuvav.html" text:style-name="Internet_20_link" text:visited-style-name="Visited_20_Internet_20_Link">
Yelchenko: UN is a bureaucratic structure, another reaction is undermining Kakhovka hydroelectric power station I did not expect</text:a>
As it was reported, on the night of June 6 <text:a xlink:type="simple" xlink:href="https://www.ukrinform.ua/rubric-ato/3718751-rosijski-zagarbniki-pidirvali-kahovsku-ges-ok-pivden.html" text:style-name="Internet_20_link" text:visited-style-name="Visited_20_Internet_20_Link">
Russian army undermined</text:a>
Kakhovskaya hydroelectric dam. In the Kherson region, the population of the population from dangerous places for which there is a risk of flooding as a result of the heating of the Kakhovka hydroelectric power station. In fact, the occupants of the Kakhovka Hescorecarians began investigations under the article "Ecocid".</text:p>
      <text:p text:style-name="P4">
Ukrhydroenergo stated that the Kakhovka hydroelectric power station is completely destroyed and recoverable.</text:p>
      <text:p text:style-name="P4">
<text:span text:style-name="T5">
Foto: United24Media</text:span>
</text:p>
      <text:p text:style-name="P4">
News Source: <text:a xlink:type="simple" xlink:href="https://www.ukrinform.ua/rubric-polytics/3723006-smigal-rozpoviv-vicekancleru-nimeccini-pro-pidriv-kahovskoi-ges.html" text:style-name="Internet_20_link" text:visited-style-name="Visited_20_Internet_20_Link">
https://www.ukrinform.ua/rubric-polytics/3723006-smigal-rozpoviv-vicekancleru-nimeccini-pro-pidriv-kahovskoi-ges.html</text:a>
</text:p>
      <!--NEWS-->
      <text:h text:style-name="P10" text:outline-level="1">
<text:span text:style-name="T4">
The government has created a new position on the restoration of Ukraine</text:span>
</text:h>
      <text:p text:style-name="P4">
Author: ['АРМІЯINFORM']</text:p>
      <text:p text:style-name="P4">
Time: 2023-06-14T40:00:00-04:00</text:p>
      <text:p text:style-name="P4">
Description: Kabіnet Min) Uplating Nova Vicadrem'ar-Ministra Zwstr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19/10/uryad-1-e1638886488113.jpg" text:style-name="Internet_20_link" text:visited-style-name="Visited_20_Internet_20_Link">
uryad-1-e1638886488113.jpg</text:a>
']</text:p>
      <text:p text:style-name="P4">
Tags: ["ВІЦЕПРЕМ'ЄР-МІНІСТР З ПИТАНЬ ВІДНОВЛЕННЯ", 'ДЕНИС ШМИГАЛЬ']</text:p>
      <text:p text:style-name="P4">
Category: News</text:p>
      <!--METADATA-->
      <text:p text:style-name="P4">
<draw:frame draw:style-name="fr1" draw:name="Image256" text:anchor-type="as-char" svg:width="6.9236in" svg:height="3.964969in" draw:z-index="0">
<draw:image xlink:href="../Images/AРМІЯINFORM/2023-06-14T40-00-00-04-00/uryad-1-e1638886488113.jpg" xlink:type="simple" xlink:show="embed" xlink:actuate="onLoad" draw:mime-type="image/jpeg"/>
</draw:frame>
The Cabinet of Ministers of Ukraine has set up a new position of Viceremier-Minister for Recovery. This will allow you to approach the planning of projects and programming development qualitatively.</text:p>
      <text:p text:style-name="P4">
About it <text:a xlink:type="simple" xlink:href="https://t.me/Denys_Smyhal/5371" text:style-name="Internet_20_link" text:visited-style-name="Visited_20_Internet_20_Link">
reports</text:a>
Prime Minister of Ukraine Schmigal.</text:p>
      <text:p text:style-name="P4">
“The government has also created a position of renewal, relevant ministry and the state agency. The budget formed a special fund of overcoming the consequences of aggression, ”he said.</text:p>
      <text:p text:style-name="P4">
According to Denis Shmigal, the presence of such a position will also form an additional responsibility, transparency and accountability for the rebuilding of Ukraine.</text:p>
      <text:p text:style-name="P4">
Recall that within the framework of the EU Civil Protection Mechanism <text:a xlink:type="simple" xlink:href="https://armyinform.com.ua/2023/06/13/pidtoplenymy-zalyshayutsya-30-naselenyh-punktiv-na-hersonshhyni-ta-31-na-mykolayivshhyni-denys-shmygal/" text:style-name="Internet_20_link" text:visited-style-name="Visited_20_Internet_20_Link">
Assistance to Ukraine</text:a>
13 countries provide - tens and hundreds of boats, rafts, motor pumps, generators, containers, tanks and water filters, as well as many other things. The head of the Ukrainian government thanked for the assistance already provided, the United Kingdom, Japan, Canada and other countries.</text:p>
      <text:p text:style-name="P4">
News Source: <text:a xlink:type="simple" xlink:href="https://armyinform.com.ua/2023/06/14/v-uryadi-stvoryly-novu-posadu-z-pytan-vidnovlennya-ukrayiny/" text:style-name="Internet_20_link" text:visited-style-name="Visited_20_Internet_20_Link">
https://armyinform.com.ua/2023/06/14/v-uryadi-stvoryly-novu-posadu-z-pytan-vidnovlennya-ukrayiny/</text:a>
</text:p>
      <!--NEWS-->
      <text:h text:style-name="P10" text:outline-level="1">
<text:span text:style-name="T4">
"Admiral", don't be silent, say something: infantry evacuate the wounded brothers from the forefront</text:span>
</text:h>
      <text:p text:style-name="P4">
Author: ['Владислав Назаркевич']</text:p>
      <text:p text:style-name="P4">
Time: 2023-06-14T42:00:00-04:00</text:p>
      <text:p text:style-name="P4">
Description: - "Admirale", not Movchi, say pushes, - good blessed to be wounded. On the burden of stench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1-49.jpg" text:style-name="Internet_20_link" text:visited-style-name="Visited_20_Internet_20_Link">
1-49.jpg</text:a>
', '<text:a xlink:type="simple" xlink:href="https://armyinform.com.ua/wp-content/uploads/2023/06/2-54.jpg" text:style-name="Internet_20_link" text:visited-style-name="Visited_20_Internet_20_Link">
2-54.jpg</text:a>
']</text:p>
      <text:p text:style-name="P4">
Tags: ['ВТОРГНЕННЯ РФ', 'ПІХОТА']</text:p>
      <text:p text:style-name="P4">
Category: News</text:p>
      <!--METADATA-->
      <text:p text:style-name="P4">
<draw:frame draw:style-name="fr1" draw:name="Image257" text:anchor-type="as-char" svg:width="6.9236in" svg:height="3.894525in" draw:z-index="0">
<draw:image xlink:href="../Images/AРМІЯINFORM/2023-06-14T42-00-00-04-00/1-49.jpg" xlink:type="simple" xlink:show="embed" xlink:actuate="onLoad" draw:mime-type="image/jpeg"/>
</draw:frame>
"Admiral, don't be silent, say something," the wounded brothers be pleased. The hits carry it to the infantry fighting machine. It is a little easier for everyone in the shower when the Admiral pseudo pseudo at least tries to answer the question. This means that conscious.</text:p>
      <ul>
        <li>
Everything will be fine, Admiral, everything will be fine, - they assure the brothers of their homeless friend and themselves.</li>
      </ul>
      <text:p text:style-name="P4">
<draw:frame draw:style-name="fr1" draw:name="Image258" text:anchor-type="as-char" svg:width="6.9236in" svg:height="3.894525in" draw:z-index="0">
<draw:image xlink:href="../Images/AРМІЯINFORM/2023-06-14T42-00-00-04-00/2-54.jpg" xlink:type="simple" xlink:show="embed" xlink:actuate="onLoad" draw:mime-type="image/jpeg"/>
</draw:frame>
In a minute, Admiral is already in a fighting machine. The driver of the driver starts BMP. One is baptized three times in front of the road. BMP moves and leaves position. Everyone turns to their combat posts. This is how the evacuation of a warrior was injured as a result of hostile artillery shelling.</text:p>
      <text:p text:style-name="P4">
More about one day from the life of infantrymen of the 2nd mechanized battalion of the67th separate mechanized brigade <text:a xlink:type="simple" xlink:href="https://armyinform.com.ua/2023/06/14/pihota-na-nuli-granatometnyky-palyat-blindazhi-vorozhyj-raketnyj-udar-evakuacziya-poranenogo/" text:style-name="Internet_20_link" text:visited-style-name="Visited_20_Internet_20_Link">
Read</text:a>
In the material of Vladislav Nazarkevich.  _ Photos and videos of the author _</text:p>
      <text:p text:style-name="P4">
News Source: <text:a xlink:type="simple" xlink:href="https://armyinform.com.ua/2023/06/14/admirale-ne-movchy-govory-shhos-pihotynczi-evakuyuyut-poranenogo-pobratyma-z-peredovoyi/" text:style-name="Internet_20_link" text:visited-style-name="Visited_20_Internet_20_Link">
https://armyinform.com.ua/2023/06/14/admirale-ne-movchy-govory-shhos-pihotynczi-evakuyuyut-poranenogo-pobratyma-z-peredovoyi/</text:a>
</text:p>
      <!--NEWS-->
      <text:h text:style-name="P10" text:outline-level="1">
<text:span text:style-name="T4">
The water level in the Dnieper at Kherson has dropped by over 3 meters</text:span>
</text:h>
      <text:p text:style-name="P4">
Author: ['АРМІЯINFORM']</text:p>
      <text:p text:style-name="P4">
Time: 2023-06-14T44:00:00-04:00</text:p>
      <text:p text:style-name="P4">
Description: RIVEN DRAIT AT DNIPRI on the Udinchi "Kherson" came up on the 3rd metrics of 3 metrics ... War with Ukraine 2022, War with Ukraine Latest news today, News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292308_kahovska-ges2_reuters_new_960x380_0.jpg" text:style-name="Internet_20_link" text:visited-style-name="Visited_20_Internet_20_Link">
292308_kahovska-ges2_reuters_new_960x380_0.jpg</text:a>
']</text:p>
      <text:p text:style-name="P4">
Tags: ['КАХОВСЬКА ГЕС', 'ШТАБ З ЛІКВІДАЦІЇ НАСЛІДКІВ ПІДРИВУ']</text:p>
      <text:p text:style-name="P4">
Category: News</text:p>
      <!--METADATA-->
      <text:p text:style-name="P4">
<draw:frame draw:style-name="fr1" draw:name="Image259" text:anchor-type="as-char" svg:width="6.9236in" svg:height="3.606042in" draw:z-index="0">
<draw:image xlink:href="../Images/AРМІЯINFORM/2023-06-14T44-00-00-04-00/292308_kahovska-ges2_reuters_new_960x380_0.jpg" xlink:type="simple" xlink:show="embed" xlink:actuate="onLoad" draw:mime-type="image/jpeg"/>
</draw:frame>
The water level in the Dnieper at Kherson has decreased by more than 3 meters 2.44 meters. Every hour the water level is reduced by 1-3 cm.</text:p>
      <text:p text:style-name="P4">
About it <text:a xlink:type="simple" xlink:href="https://t.me/shtab_kakhovska_hes/723" text:style-name="Internet_20_link" text:visited-style-name="Visited_20_Internet_20_Link">
reports</text:a>
The headquarters of the elimination of the Kakhovskaya hydroelectric power station by Russian terrorists.</text:p>
      <text:p text:style-name="P4">
“In the area of Natnodniprovsky Natural Park, the water gradually goes down. Currently, the level of 2.40 m. At the Kamyanska Sich National Park, the level decreased by more than 10 meters, ”the headquarters was ascertained.</text:p>
      <text:p text:style-name="P4">
Recall that in Kherson region underwater <text:a xlink:type="simple" xlink:href="https://armyinform.com.ua/2023/06/14/na-hersonshhyni-pid-vodoyu-zalyshayutsya-3103-zhytlovi-budynky/" text:style-name="Internet_20_link" text:visited-style-name="Visited_20_Internet_20_Link">
remain</text:a>
3103 Residential buildings.</text:p>
      <text:p text:style-name="P4">
News Source: <text:a xlink:type="simple" xlink:href="https://armyinform.com.ua/2023/06/14/riven-vody-u-dnipri-na-poznachczi-herson-znyzyvsya-na-ponad-3-metry/" text:style-name="Internet_20_link" text:visited-style-name="Visited_20_Internet_20_Link">
https://armyinform.com.ua/2023/06/14/riven-vody-u-dnipri-na-poznachczi-herson-znyzyvsya-na-ponad-3-metry/</text:a>
</text:p>
      <!--NEWS-->
      <text:h text:style-name="P10" text:outline-level="1">
<text:span text:style-name="T4">
Denis Schmigal discussed with prem ’ Emerit of Poland Military Assistance to Ukraine and Preparation of the Armed Forces of the Armed Forces</text:span>
</text:h>
      <text:p text:style-name="P4">
Author: ['АРМІЯINFORM']</text:p>
      <text:p text:style-name="P4">
Time: 2023-06-14T46:00:00-04:00</text:p>
      <text:p text:style-name="P4">
Description: Prem-Minіstryst Ukrainian Denis Schmigal Proviv to Rozmov west-Ministr Polshi Mateusk ... War with Ukraine 2022, War with Ukraine Latest news today, News War with Ukraine 2022 Last for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6264555d6a544.jpeg" text:style-name="Internet_20_link" text:visited-style-name="Visited_20_Internet_20_Link">
6264555d6a544.jpeg</text:a>
']</text:p>
      <text:p text:style-name="P4">
Tags: ['МАТЕУШ МОРАВЕЦЬКИЙ', 'ОБОРОННА ПІДТРИМКА', 'ПОЛЬЩА', 'ТРЕНУВАННЯ УКРАЇНСЬКИХ ВІЙСЬКОВОСЛУЖБОВЦІВ']</text:p>
      <text:p text:style-name="P4">
Category: News</text:p>
      <!--METADATA-->
      <text:p text:style-name="P4">
<draw:frame draw:style-name="fr1" draw:name="Image260" text:anchor-type="as-char" svg:width="6.9236in" svg:height="4.32725in" draw:z-index="0">
<draw:image xlink:href="../Images/AРМІЯINFORM/2023-06-14T46-00-00-04-00/6264555d6a544.jpeg" xlink:type="simple" xlink:show="embed" xlink:actuate="onLoad" draw:mime-type="image/jpeg"/>
</draw:frame>
Prime Minister of Ukraine Denis Shmigal had a conversation with the Prime Minister Mateusz Moravtsky and discussed further defensive interaction.</text:p>
      <text:p text:style-name="P4">
Denis Shmigal <text:a xlink:type="simple" xlink:href="https://t.me/Denys_Smyhal/5375" text:style-name="Internet_20_link" text:visited-style-name="Visited_20_Internet_20_Link">
reported</text:a>
in your telegram.</text:p>
      <text:p text:style-name="P4">
“We appreciate Poland's significant defense support. They discussed further cooperation with the supply of military equipment, as well as training of the Ukrainian military. We were using preparation for the conference of Ukraine's restoration in London. We deduct from its results for new arrangements and specific projects, ”he wrote.</text:p>
      <text:p text:style-name="P4">
Denis Shmigal thanked Poland for assisting for the SES in the form of equipment technician to eliminate the consequences of Russia's terrorist attack on <text:a xlink:type="simple" xlink:href="https://armyinform.com.ua/tag/kahovska-ges/" text:style-name="Internet_20_link" text:visited-style-name="Visited_20_Internet_20_Link">
Kakhovskaya HEP</text:a>
.</text:p>
      <text:p text:style-name="P4">
Нагадаємо, прем’єр-міністр Польщі Матеуш Моравецький на саміті Європейськоїполітичної спільноти у Молдові<text:a xlink:type="simple" xlink:href="https://armyinform.com.ua/2023/06/02/sformovano-plan-navchannya-ukrayinskyh-pilotiv-na-litakah-f-16-premyer-ministr-polshhi/" text:style-name="Internet_20_link" text:visited-style-name="Visited_20_Internet_20_Link">
заявив</text:a>
that the plan of training of Ukrainian pilots on F-16 planes is laid.</text:p>
      <text:p text:style-name="P4">
News Source: <text:a xlink:type="simple" xlink:href="https://armyinform.com.ua/2023/06/14/denys-shmygal-obgovoryv-z-premyerom-polshhi-vijskovu-dopomogu-ukrayini-ta-pidgotovku-vijskovyh-zsu/" text:style-name="Internet_20_link" text:visited-style-name="Visited_20_Internet_20_Link">
https://armyinform.com.ua/2023/06/14/denys-shmygal-obgovoryv-z-premyerom-polshhi-vijskovu-dopomogu-ukrayini-ta-pidgotovku-vijskovyh-zsu/</text:a>
</text:p>
      <!--NEWS-->
      <text:h text:style-name="P10" text:outline-level="1">
<text:span text:style-name="T4">
Lectures from the concept of stelarators will read the leading scientists of the world to Ukrainian students</text:span>
</text:h>
      <text:p text:style-name="P4">
Author: ['Антон Печерський']</text:p>
      <text:p text:style-name="P4">
Time: 2023-06-14T48:00:00-04:00</text:p>
      <text:p text:style-name="P4">
Description: The large -scale invoice of the INO -Earth Naukovtsi Ryshuche was put up with the attacks of Rosyi on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01_golovna_stelarator.jpg" text:style-name="Internet_20_link" text:visited-style-name="Visited_20_Internet_20_Link">
01_golovna_stelarator.jpg</text:a>
']</text:p>
      <text:p text:style-name="P4">
Tags: []</text:p>
      <text:p text:style-name="P4">
Category: News</text:p>
      <!--METADATA-->
      <text:p text:style-name="P4">
<draw:frame draw:style-name="fr1" draw:name="Image261" text:anchor-type="as-char" svg:width="6.9236in" svg:height="5.895878in" draw:z-index="0">
<draw:image xlink:href="../Images/AРМІЯINFORM/2023-06-14T48-00-00-04-00/01_golovna_stelarator.jpg" xlink:type="simple" xlink:show="embed" xlink:actuate="onLoad" draw:mime-type="image/jpeg"/>
</draw:frame>
The stelarator of the expertisewendelstein-iia(Wikimedia Commons)After a large -scale invasion, foreign scientists strongly condemned the attacks on Ukraine and provide comprehensive support to Ukrainian colleagues. The unique course of lectures on the concept of stelarators will read the leading students in the physics of managed thermonuclear synthesis in the world.</text:p>
      <text:p text:style-name="P4">
<text:span text:style-name="T4">
 Help: </text:span>
 SCHEMENT(from the lat. Stella - Dawn)- a closed magnetic trap of holding high -temperature plasma. The stelarat is one of the type of thermonuclear reactors for the process of managed thermonuclear synthesis.</text:p>
      <text:p text:style-name="P4">
The ArmyInform was told about it by Doctor of Physical and Mathematical Sciences, Professor, Corresponding Member of the National Academy of Sciences of Ukraine, Honosty of Science and Technology of Ukraine Igor Hirka.</text:p>
      <ul>
        <li>
Now a group of colleagues from Europe, the USA, Japan is preparing to read a course of lectures on the concept of stelarators for our students, within which 12 lists are provided. This course will begin at the end of June, with each of the lecture 2 leading scientists. These 24 people are the top, these are the best experts in the facilitated thermonuclear synthesis in the world. A group of listeners of Ukraine has already been selected, - he said.</li>
      </ul>
      <text:p text:style-name="P4">
The lecture students will be not only the University of Kharkiv, but Kharkiv is the main skeleton of the training group. In view of the Celection Course, the concept of stelarators: Kharkiv lectures was called. According to him, the leading publishing house of scientific literature Elsevier plans to publish a separate textbook.</text:p>
      <text:p text:style-name="P4">
More about how foreign colleagues supported Ukrainian scientists after a wide -scale attack of the Russian Federation on Ukraine, <text:a xlink:type="simple" xlink:href="https://armyinform.com.ua/2023/06/14/obstrilyuyuchy-harkivski-pyatyhatky-rosiyany-svidomo-ignoruvaly-nebezpeku-radioaktyvnogo-zabrudnennya/" text:style-name="Internet_20_link" text:visited-style-name="Visited_20_Internet_20_Link">
Read in an interview</text:a>
Igor Hrykiko Reverse of the Armyinform.</text:p>
      <text:p text:style-name="P4">
News Source: <text:a xlink:type="simple" xlink:href="https://armyinform.com.ua/2023/06/14/kurs-lekczij-z-konczepcziyi-stelaratoriv-prochytayut-ukrayinskym-studentam-providni-naukovczi-svitu/" text:style-name="Internet_20_link" text:visited-style-name="Visited_20_Internet_20_Link">
https://armyinform.com.ua/2023/06/14/kurs-lekczij-z-konczepcziyi-stelaratoriv-prochytayut-ukrayinskym-studentam-providni-naukovczi-svitu/</text:a>
</text:p>
      <!--NEWS-->
      <text:h text:style-name="P10" text:outline-level="1">
<text:span text:style-name="T4">
The SBU detained the head of the Donbassgaz DNR branch, which heated the racist barracks during the occupation of the city</text:span>
</text:h>
      <text:p text:style-name="P4">
Author: ['АРМІЯINFORM']</text:p>
      <text:p text:style-name="P4">
Time: 2023-06-14T4:00:00-04:00</text:p>
      <text:p text:style-name="P4">
Description: The Service of the Bezpeki Vikrila Shchel the One Kolaborator at the result of the Stabilіzatskihiychi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bf0cd902ee58c058571b2d7a5f46831d.jpeg" text:style-name="Internet_20_link" text:visited-style-name="Visited_20_Internet_20_Link">
bf0cd902ee58c058571b2d7a5f46831d.jpeg</text:a>
']</text:p>
      <text:p text:style-name="P4">
Tags: ['STOPRUSSIA', 'АГРЕСІЯ РФ']</text:p>
      <text:p text:style-name="P4">
Category: News</text:p>
      <!--METADATA-->
      <text:p text:style-name="P4">
<draw:frame draw:style-name="fr1" draw:name="Image262" text:anchor-type="as-char" svg:width="6.9236in" svg:height="4.615733in" draw:z-index="0">
<draw:image xlink:href="../Images/AРМІЯINFORM/2023-06-14T4-00-00-04-00/bf0cd902ee58c058571b2d7a5f46831d.jpeg" xlink:type="simple" xlink:show="embed" xlink:actuate="onLoad" draw:mime-type="image/jpeg"/>
</draw:frame>
The Security Service exposed another collaborator as a result of stabilization in the liberated territories of Donetsk region.</text:p>
      <text:p text:style-name="P4">
The former master of gas distribution networks in the estuary was the assistant master of the enemy. During the temporary occupation of the city, he supported Russian invaders and went to cooperation. For this he was appointed head of the created aggressorial "branch of Donbassgaz DNR".</text:p>
      <text:p text:style-name="P4">
"After the" appointment "he immediately began to organize the heating of captured buildings, where the occupation groups of the Russian Federation were" stated ". At the same time, he left Vinity without heat supply to the home of the locals. After the release of Lyan, the attacker tried to escape from the city to the temporarily occupied Evenakiyev. However, the SBU staff exposed and detained it in a timely manner, ”the message goes.</text:p>
      <text:p text:style-name="P4">
Currently, investigators of the Security Service have informed the person being suspected under Part 4 of Article 111-1 of the Criminal Code of Ukraine(Collaboration).</text:p>
      <text:p text:style-name="P4">
Вирішується питання щодо обрання запобіжного заходу у виді тримання підвартою. Триває розслідування для встановлення всіх обставин злочину.</text:p>
      <text:p text:style-name="P4">
Комплексні заходи проводили співробітники СБУ в Донецькій та Луганськійобластях спільно з Держприкордонслужбою за процесуального керівництваДонецької обласної прокуратури.</text:p>
      <text:p text:style-name="P4">
Джерело: <text:a xlink:type="simple" xlink:href="https://ssu.gov.ua/novyny/sbu-zatrymala-v-lymani-ochilnyka-filii-donbashaza-dnr-yakyi-obihrivav-kazarmy-rashystiv-pid-chas-okupatsii-mista" text:style-name="Internet_20_link" text:visited-style-name="Visited_20_Internet_20_Link">
Служба безпека України</text:a>
</text:p>
      <text:p text:style-name="P4">
News Source: <text:a xlink:type="simple" xlink:href="https://armyinform.com.ua/2023/06/14/sbu-zatrymala-ochilnyka-filiyi-donbasgaza-dnr-yakyj-obigrivav-kazarmy-rashystiv-pid-chas-okupacziyi-mista/" text:style-name="Internet_20_link" text:visited-style-name="Visited_20_Internet_20_Link">
https://armyinform.com.ua/2023/06/14/sbu-zatrymala-ochilnyka-filiyi-donbasgaza-dnr-yakyj-obigrivav-kazarmy-rashystiv-pid-chas-okupacziyi-mista/</text:a>
</text:p>
      <!--NEWS-->
      <text:h text:style-name="P10" text:outline-level="1">
<text:span text:style-name="T4">
The Pentagon named Ramstin's priorities - strengthening of air defense and other opportunities of Ukraine</text:span>
</text:h>
      <text:p text:style-name="P4">
Authors: Ukrinform (Person)</text:p>
      <text:p text:style-name="P4">
Publisher: Укринформ (Organization)</text:p>
      <text:p text:style-name="P4">
Published Time: 2023-06-14T4:08:00+03:00</text:p>
      <text:p text:style-name="P4">
Modified Time: 2023-06-14T22:08:00+03:00</text:p>
      <text:p text:style-name="P4">
Description: The main topics of the meeting of the Contact Group on Defense of Ukraine, scheduled for Thursday, will be the strengthening of air defense and other opportunities of the Armed Forces both in the short term and in the future.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Зустріч Рамштайн']</text:p>
      <text:p text:style-name="P4">
Type: Article</text:p>
      <!--METADATA-->
      <text:p text:style-name="P4">
<draw:frame draw:style-name="fr1" draw:name="Image263" text:anchor-type="as-char" svg:width="6.9236in" svg:height="3.956343in" draw:z-index="0">
<draw:image xlink:href="../Images/yкринформ/2023-06-14T4-08-00-03-00/630_360_1588051291-728.jpg" xlink:type="simple" xlink:show="embed" xlink:actuate="onLoad" draw:mime-type="image/jpeg"/>
</draw:frame>
The main parts of the meeting of the Contact Group on Defense of Ukraine, the planned head of Ukraine, will be the strengthening of air defense and other opportunities of the Armed Forces both in the short -term perpetrator and in the future.</text:p>
      <text:p text:style-name="P4">
This is stated in the official message of the Pentagon as a result of the U.S. Razmore and Ukraine's Ramstein's meeting, reports Ukrinform.</text:p>
      <text:p text:style-name="P4">
The discussion will be focused on “Ukraine's aging defense is other priority opportunities in the near future, as well as the adherence to exercises and support to strengthen Ukraine's misery in long -term perpetrators”.</text:p>
      <text:p text:style-name="P4">
<text:span text:style-name="T4">
 Read also: </text:span>
 <text:a xlink:type="simple" xlink:href="https://www.ukrinform.ua/rubric-world/3722537-glava-pentagonu-virusiv-na-ramstajn-do-nimeccini.html" text:style-name="Internet_20_link" text:visited-style-name="Visited_20_Internet_20_Link">
Pentagon head went to "<text:span text:style-name="T4">
 Ramstein </text:span>
" to Germany</text:a>
In addition, it is reported that the head of the Pentagon provided Ukrainian collesions on assistance to Ukraine by the United States. Oleksiresnikov, for his part, introduced Lloyd Austin to the dynamics on the front line of the in Ukraine.</text:p>
      <text:p text:style-name="P4">
According to Ukrinform, on Tuesday the United States declared the allocation of an appendical package of military support of Ukraine, which provides immediate assets of air defense, missiles for HIMARS, shells, armored vehicles and other weapons.</text:p>
      <text:p text:style-name="P4">
News Source: <text:a xlink:type="simple" xlink:href="https://www.ukrinform.ua/rubric-ato/3723004-u-pentagoni-nazvali-prioriteti-ramstajnu-posilenna-ppo-ta-insih-mozlivostej-ukraini.html" text:style-name="Internet_20_link" text:visited-style-name="Visited_20_Internet_20_Link">
https://www.ukrinform.ua/rubric-ato/3723004-u-pentagoni-nazvali-prioriteti-ramstajnu-posilenna-ppo-ta-insih-mozlivostej-ukraini.html</text:a>
</text:p>
      <!--NEWS-->
      <text:h text:style-name="P10" text:outline-level="1">
<text:span text:style-name="T4">
Office of the Prosecutor General of Ukraine: More than 93 thousand military crimes have been documented</text:span>
</text:h>
      <text:p text:style-name="P4">
Author: ['АРМІЯINFORM']</text:p>
      <text:p text:style-name="P4">
Time: 2023-06-14T50: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14062023ua.jpg" text:style-name="Internet_20_link" text:visited-style-name="Visited_20_Internet_20_Link">
warcrime-14062023ua.jpg</text:a>
', '<text:a xlink:type="simple" xlink:href="https://armyinform.com.ua/wp-content/uploads/2023/06/warcrime-14062023en.jpg" text:style-name="Internet_20_link" text:visited-style-name="Visited_20_Internet_20_Link">
warcrime-14062023en.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64" text:anchor-type="as-char" svg:width="6.9236in" svg:height="4.448413in" draw:z-index="0">
<draw:image xlink:href="../Images/AРМІЯINFORM/2023-06-14T50-00-00-04-00/warcrime-1406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14, it is registered:</text:p>
      <ul>
        <li>
93 273 Military Crimes, * 17 343 Crimes against National Security of Ukraine.</li>
      </ul>
      <text:p text:style-name="P4">
In addition, according to the official data of juvenile prosecutors, 1504 children were affected by the aggression of the Russian Federation, of which:</text:p>
      <ul>
        <li>
488 - children were killed, * 1016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5" text:anchor-type="as-char" svg:width="6.9236in" svg:height="4.448413in" draw:z-index="0">
<draw:image xlink:href="../Images/AРМІЯINFORM/2023-06-14T50-00-00-04-00/warcrime-14062023en.jpg" xlink:type="simple" xlink:show="embed" xlink:actuate="onLoad" draw:mime-type="image/jpeg"/>
</draw:frame>
</text:p>
      <text:p text:style-name="P4">
News Source: <text:a xlink:type="simple" xlink:href="https://armyinform.com.ua/2023/06/14/ofis-genprokurora-ukrayiny-zadokumentovano-ponad-93-tysyachi-voyennyh-zlochyniv/" text:style-name="Internet_20_link" text:visited-style-name="Visited_20_Internet_20_Link">
https://armyinform.com.ua/2023/06/14/ofis-genprokurora-ukrayiny-zadokumentovano-ponad-93-tysyachi-voyennyh-zlochyniv/</text:a>
</text:p>
      <!--NEWS-->
      <text:h text:style-name="P10" text:outline-level="1">
<text:span text:style-name="T4">
The coordination headquarters took place online meeting with families of defenders of the island Snake</text:span>
</text:h>
      <text:p text:style-name="P4">
Author: ['АРМІЯINFORM']</text:p>
      <text:p text:style-name="P4">
Time: 2023-06-14T51:00:00-04:00</text:p>
      <text:p text:style-name="P4">
Description: For the venitivativsky of the Gromadsko organizing “about the quiet, about whom to be able to” with the coordinating staff ... War with Ukraine 2022, the war with Ukrain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41843452_767963008237232_7838465882698911775_n.jpeg" text:style-name="Internet_20_link" text:visited-style-name="Visited_20_Internet_20_Link">
341843452_767963008237232_7838465882698911775_n.jpeg</text:a>
']</text:p>
      <text:p text:style-name="P4">
Tags: ['STOPRUSSIA', 'ВТОРГНЕННЯ РФ']</text:p>
      <text:p text:style-name="P4">
Category: News</text:p>
      <!--METADATA-->
      <text:p text:style-name="P4">
<draw:frame draw:style-name="fr1" draw:name="Image266" text:anchor-type="as-char" svg:width="6.9236in" svg:height="3.894525in" draw:z-index="0">
<draw:image xlink:href="../Images/AРМІЯINFORM/2023-06-14T51-00-00-04-00/341843452_767963008237232_7838465882698911775_n.jpeg" xlink:type="simple" xlink:show="embed" xlink:actuate="onLoad" draw:mime-type="image/jpeg"/>
</draw:frame>
On the initiative of the NGO "On those whom they are silent", an online meeting with the families of the defenders of Ostrovasmina was held.</text:p>
      <text:p text:style-name="P4">
About it <text:a xlink:type="simple" xlink:href="https://t.me/Koord_shtab" text:style-name="Internet_20_link" text:visited-style-name="Visited_20_Internet_20_Link">
reports</text:a>
Coordinating headquarters for the issue of prisoners of war.</text:p>
      <text:p text:style-name="P4">
Representatives of the coordination headquarters, the Office of the Verkhovna Rada for Human Rights, the State Border Guard Service of the Tamzhizh International Committee of the Red Cross were answered by the loved ones.(ICCH).</text:p>
      <text:p text:style-name="P4">
Представник штабу запевнив, що робота зі звільнення прикордонників і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Тим більше, усі наші Оборонці вколоніях уже перемішані й ворог за великим рахунком теж не ділить їх запідрозділами».</text:p>
      <text:p text:style-name="P4">
Також він зауважив, що планова робота зі звільнення вдається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Проте коли відбуваються контрнаступальні операції — обміничастішають».</text:p>
      <text:p text:style-name="P4">
Представниці Міжнародного комітету Червоного Хреста наголосили, що неприпиняють роботу для відвідин наших бранців:</text:p>
      <text:p text:style-name="P4">
«Колеги з МКЧХ, які працюють у рф, постійно намагаються переконати російськусторону надати доступ до полонених і підтвердити полон тих, кого утримуютьросіяни і про кого немає інформації. На жаль, це забирає час. Але результатимаємо».</text:p>
      <text:p text:style-name="P4">
Представник Офісу Уповноваженого Верховної Ради з прав людини застеріг відпропозицій невідомих осіб «викупити з полону» родичів.</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сказав він.</text:p>
      <text:p text:style-name="P4">
Координаційний штаб радить повідомляти про такі випадки за контактнимителефонами та звертатися до правоохоронних структур.</text:p>
      <text:p text:style-name="P4">
News Source: <text:a xlink:type="simple" xlink:href="https://armyinform.com.ua/2023/06/14/u-koordynaczijnomu-shtabi-vidbulasya-onlajn-zustrich-z-rodynamy-zahysnykiv-ostrova-zmiyinyj/" text:style-name="Internet_20_link" text:visited-style-name="Visited_20_Internet_20_Link">
https://armyinform.com.ua/2023/06/14/u-koordynaczijnomu-shtabi-vidbulasya-onlajn-zustrich-z-rodynamy-zahysnykiv-ostrova-zmiyinyj/</text:a>
</text:p>
      <!--NEWS-->
      <text:h text:style-name="P10" text:outline-level="1">
<text:span text:style-name="T4">
Army Irina Gerashchenko won "bronze" in height at a tournament in Finland</text:span>
</text:h>
      <text:p text:style-name="P4">
Author: ['АРМІЯINFORM']</text:p>
      <text:p text:style-name="P4">
Time: 2023-06-14T52:00:00-04:00</text:p>
      <text:p text:style-name="P4">
Description: Ukrainian athlete Irina Gerashchenko conquered “bronze” to Etapu Svitov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29099393_866081697806830_5636057499918336956_n.jpg" text:style-name="Internet_20_link" text:visited-style-name="Visited_20_Internet_20_Link">
329099393_866081697806830_5636057499918336956_n.jpg</text:a>
']</text:p>
      <text:p text:style-name="P4">
Tags: ['АРМІЙСЬКИЙ СПОРТ', 'ІРИНА ГЕРАЩЕНКО']</text:p>
      <text:p text:style-name="P4">
Category: News</text:p>
      <!--METADATA-->
      <text:p text:style-name="P4">
<draw:frame draw:style-name="fr1" draw:name="Image267" text:anchor-type="as-char" svg:width="6.9236in" svg:height="4.504157in" draw:z-index="0">
<draw:image xlink:href="../Images/AРМІЯINFORM/2023-06-14T52-00-00-04-00/329099393_866081697806830_5636057499918336956_n.jpg" xlink:type="simple" xlink:show="embed" xlink:actuate="onLoad" draw:mime-type="image/jpeg"/>
</draw:frame>
Ukrainian athlete Irina Gerashchenko won the Bronze Stage of the World Holding Continental Tour of the Gold category Paavo Nurmi Games in the Uflian city of Turku.</text:p>
      <text:p text:style-name="P4">
About it <text:a xlink:type="simple" xlink:href="https://www.facebook.com/olympicua/posts/pfbid04NyvvKVyizqD5awudeqxU1zcXaYzdTChvQZLTskhe8M14o1mHJCk76QyoN53GBLsl" text:style-name="Internet_20_link" text:visited-style-name="Visited_20_Internet_20_Link">
reports</text:a>
National Olympic Committee of Ukraine.</text:p>
      <text:p text:style-name="P4">
Irina Gerashchenko jumped at a height of 1.94 m and repeated her best results of the season.</text:p>
      <text:p text:style-name="P4">
Another army Yulia Levchenko showed the 5th result(1.87 m).</text:p>
      <text:p text:style-name="P4">
Перемогу здобула австралійка Нікола Оліслагерс (McDermotot)with a result of 2.01 meters.</text:p>
      <text:p text:style-name="P4">
News Source: <text:a xlink:type="simple" xlink:href="https://armyinform.com.ua/2023/06/14/armijka-iryna-gerashhenko-zavoyuvala-bronzu-v-strybkah-u-vysotu-na-turniri-u-finlyandiyi/" text:style-name="Internet_20_link" text:visited-style-name="Visited_20_Internet_20_Link">
https://armyinform.com.ua/2023/06/14/armijka-iryna-gerashhenko-zavoyuvala-bronzu-v-strybkah-u-vysotu-na-turniri-u-finlyandiyi/</text:a>
</text:p>
      <!--NEWS-->
      <text:h text:style-name="P10" text:outline-level="1">
<text:span text:style-name="T4">
A law that continues temporary protection for Ukrainian citizens has been published in Poland</text:span>
</text:h>
      <text:p text:style-name="P4">
Author: ['АРМІЯINFORM']</text:p>
      <text:p text:style-name="P4">
Time: 2023-06-14T53:00:00-04:00</text:p>
      <text:p text:style-name="P4">
Description: Out -day President of Polish, Andrzej Dud. Having Pidrapy, Yakiy to bring snakes to the law about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13_13-49-21.jpg" text:style-name="Internet_20_link" text:visited-style-name="Visited_20_Internet_20_Link">
photo_2023-06-13_13-49-21.jpg</text:a>
']</text:p>
      <text:p text:style-name="P4">
Tags: ['STOPRUSSIA', 'АГРЕСІЯ РФ']</text:p>
      <text:p text:style-name="P4">
Category: News</text:p>
      <!--METADATA-->
      <text:p text:style-name="P4">
<draw:frame draw:style-name="fr1" draw:name="Image268" text:anchor-type="as-char" svg:width="6.9236in" svg:height="4.321442in" draw:z-index="0">
<draw:image xlink:href="../Images/AРМІЯINFORM/2023-06-14T53-00-00-04-00/photo_2023-06-13_13-49-21.jpg" xlink:type="simple" xlink:show="embed" xlink:actuate="onLoad" draw:mime-type="image/jpeg"/>
</draw:frame>
Illustrative photo</text:p>
      <text:p text:style-name="P4">
The day before, Polish President Andrzej Duda signed a law that changes the dosacon on assistance to Ukrainian citizens in connection with Russian aggression. The document is published, you can read it by <text:a xlink:type="simple" xlink:href="https://dziennikustaw.gov.pl/DU/2023/1088" text:style-name="Internet_20_link" text:visited-style-name="Visited_20_Internet_20_Link">
reference</text:a>
.</text:p>
      <text:p text:style-name="P4">
Внесеними змінами продовжується термін легального перебування українців уПольщі, які прибули на територію країни з 24 лютого 2022 року. Термінперебування продовжено до 4 березня 2024 року (Earlier by August 24, 2023).</text:p>
      <text:p text:style-name="P4">
Для українських здобувачів освіти, які навчаються у польських навчальнихзакладах, перебування продовжено до 31 серпня 2024 року. Це також поширюєтьсяна батьків та опікунів неповнолітніх учнів. Ці зміни набудуть чинності через14 днів після дати опублікування.</text:p>
      <text:p text:style-name="P4">
Джерело: <text:a xlink:type="simple" xlink:href="https://t.me/minre_ua" text:style-name="Internet_20_link" text:visited-style-name="Visited_20_Internet_20_Link">
Міністерство з питань реінтеграції тимчасово окупованихтериторій</text:a>
</text:p>
      <text:p text:style-name="P4">
News Source: <text:a xlink:type="simple" xlink:href="https://armyinform.com.ua/2023/06/14/u-polshhi-opublikovano-zakon-yakyj-prodovzhuye-tymchasovyj-zahyst-dlya-gromadyan-ukrayiny/" text:style-name="Internet_20_link" text:visited-style-name="Visited_20_Internet_20_Link">
https://armyinform.com.ua/2023/06/14/u-polshhi-opublikovano-zakon-yakyj-prodovzhuye-tymchasovyj-zahyst-dlya-gromadyan-ukrayiny/</text:a>
</text:p>
      <!--NEWS-->
      <text:h text:style-name="P10" text:outline-level="1">
<text:span text:style-name="T4">
The Russians during the day attacked 138 settlements in eleven regions of Ukraine</text:span>
</text:h>
      <text:p text:style-name="P4">
Author: ['АРМІЯINFORM']</text:p>
      <text:p text:style-name="P4">
Time: 2023-06-14T54:00:00-04:00</text:p>
      <text:p text:style-name="P4">
Description: The last passes of Rosiyski Vіsyska fired the Teritarian of 11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208866518056684356_y.jpg" text:style-name="Internet_20_link" text:visited-style-name="Visited_20_Internet_20_Link">
photo_5208866518056684356_y.jpg</text:a>
']</text:p>
      <text:p text:style-name="P4">
Tags: ['ВІЙНА', 'ОБСТРІЛИ РФ', 'ХАРКІВСЬКИЙ ТРИБУНАЛ']</text:p>
      <text:p text:style-name="P4">
Category: News</text:p>
      <!--METADATA-->
      <text:p text:style-name="P4">
<draw:frame draw:style-name="fr1" draw:name="Image269" text:anchor-type="as-char" svg:width="6.9236in" svg:height="4.682395in" draw:z-index="0">
<draw:image xlink:href="../Images/AРМІЯINFORM/2023-06-14T54-00-00-04-00/photo_5208866518056684356_y.jpg" xlink:type="simple" xlink:show="embed" xlink:actuate="onLoad" draw:mime-type="image/jpeg"/>
</draw:frame>
During the last day, Russian troops fired at the territory of 11 regions of Ukraine.</text:p>
      <text:p text:style-name="P4">
About it <text:a xlink:type="simple" xlink:href="https://t.me/militarymediacenter/2226" text:style-name="Internet_20_link" text:visited-style-name="Visited_20_Internet_20_Link">
reports</text:a>
Military Mediacenter.</text:p>
      <text:p text:style-name="P4">
“From different types of weapons(mortars, artillery, RSZV, UAV, strategic tatactic aviation)138 settlements and 142 object -infrastructure were attacked, ”the message reads.</text:p>
      <text:p text:style-name="P4">
Among the civilians are dead and injured, the number of victims is clarified.</text:p>
      <text:p text:style-name="P4">
News Source: <text:a xlink:type="simple" xlink:href="https://armyinform.com.ua/2023/06/14/rosiyany-protyagom-doby-atakuvaly-138-naselenyh-punktiv-u-odynadczyatoh-oblastyah-ukrayiny/" text:style-name="Internet_20_link" text:visited-style-name="Visited_20_Internet_20_Link">
https://armyinform.com.ua/2023/06/14/rosiyany-protyagom-doby-atakuvaly-138-naselenyh-punktiv-u-odynadczyatoh-oblastyah-ukrayiny/</text:a>
</text:p>
      <!--NEWS-->
      <text:h text:style-name="P10" text:outline-level="1">
<text:span text:style-name="T4">
The serviceman asks his wife to contact the military prosecutor's office of the Russian Federation - the interception of GUR</text:span>
</text:h>
      <text:p text:style-name="P4">
Author: ['АРМІЯINFORM']</text:p>
      <text:p text:style-name="P4">
Time: 2023-06-14T55:00:00-04:00</text:p>
      <text:p text:style-name="P4">
Description: VIISKOVOVOVOVEV RF ROZPOVIDAH TO ASK TO AND SOME A FRIEND IN THE VIISKOVO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ГУР МО УКРАЇНИ']</text:p>
      <text:p text:style-name="P4">
Category: News</text:p>
      <!--METADATA-->
      <text:p text:style-name="P4">
<draw:frame draw:style-name="fr1" draw:name="Image270" text:anchor-type="as-char" svg:width="6.9236in" svg:height="3.894525in" draw:z-index="0">
<draw:image xlink:href="../Images/AРМІЯINFORM/2023-06-14T55-00-00-04-00/337531944_232614265847457_8544501692430122370_n.jpg" xlink:type="simple" xlink:show="embed" xlink:actuate="onLoad" draw:mime-type="image/jpeg"/>
</draw:frame>
The Russian serviceman tells about losses and asks his wife to address the Prosecutor's Office of the Russian Federation.</text:p>
      <text:p text:style-name="P4">
Conversation <text:a xlink:type="simple" xlink:href="https://t.me/DIUkraine" text:style-name="Internet_20_link" text:visited-style-name="Visited_20_Internet_20_Link">
published</text:a>
Main Directorate of Intelligence of the Ministry of Defense of Ukraine.</text:p>
      <ul>
        <li>
the occupier asks his wife to contact the prosecutor's office, only without indicating the name; * "Here we were already cut, they remained a little bit"; * "Now the gonny, bl* d, under tanks, ops, dig the beds."</li>
      </ul>
      <text:p text:style-name="P4">
For every military crime committed against Ukraine, there will be a fair payment.</text:p>
      <text:p text:style-name="P4">
News Source: <text:a xlink:type="simple" xlink:href="https://armyinform.com.ua/2023/06/14/vijskovosluzhbovecz-prosyt-druzhynu-zvernutys-do-vijskovoyi-prokuratury-rf-perehoplennya-gur/" text:style-name="Internet_20_link" text:visited-style-name="Visited_20_Internet_20_Link">
https://armyinform.com.ua/2023/06/14/vijskovosluzhbovecz-prosyt-druzhynu-zvernutys-do-vijskovoyi-prokuratury-rf-perehoplennya-gur/</text:a>
</text:p>
      <!--NEWS-->
      <text:h text:style-name="P10" text:outline-level="1">
<text:span text:style-name="T4">
The leadership of the Russian Army treats its fighters as unnecessary</text:span>
</text:h>
      <text:p text:style-name="P4">
Author: ['АРМІЯINFORM']</text:p>
      <text:p text:style-name="P4">
Time: 2023-06-14T56:00:00-04:00</text:p>
      <text:p text:style-name="P4">
Description: Yak I Bagato INSHSH, “HORT” ROZPOVIDAH, SO KERIVNITSTE TO AND EVERYTHING OF THE ARMANIT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imgl3806.jpg" text:style-name="Internet_20_link" text:visited-style-name="Visited_20_Internet_20_Link">
imgl3806.jpg</text:a>
']</text:p>
      <text:p text:style-name="P4">
Tags: ['STOPRUSSIA', 'АГРЕСІЯ РФ', 'ВТОРГНЕННЯ РФ']</text:p>
      <text:p text:style-name="P4">
Category: News</text:p>
      <!--METADATA-->
      <text:p text:style-name="P4">
<draw:frame draw:style-name="fr1" draw:name="Image271" text:anchor-type="as-char" svg:width="6.9236in" svg:height="4.517649in" draw:z-index="0">
<draw:image xlink:href="../Images/AРМІЯINFORM/2023-06-14T56-00-00-04-00/imgl3806.jpg" xlink:type="simple" xlink:show="embed" xlink:actuate="onLoad" draw:mime-type="image/jpeg"/>
</draw:frame>
Like many others, <text:a xlink:type="simple" xlink:href="https://armyinform.com.ua/2023/06/14/popry-try-poranennya-hort-prodovzhuye-nyshhyty-rosijskyh-zagarbnykiv/" text:style-name="Internet_20_link" text:visited-style-name="Visited_20_Internet_20_Link">
"greyhound" tells</text:a>
that the leadership of the so -called second army of the world treats its fighters as a predecessor.</text:p>
      <ul>
        <li>
Against us were various units - both Rosarmia's battle units and Wagner PVC, and our former compatriots - residents of quasi -Rrespulic, created by a nine years ago. They were often sent to the storms where they became guns in the livel. Many have gone against us on the battlefield of extorting the years of Soviet. I am no longer talking about metal helmets - people without bulletproof vests went on. We killed them, and in their bodies is a spur. And so there were a few waves until the last Russian soldier fell dead.</li>
      </ul>
      <text:p text:style-name="P4">
News Source: <text:a xlink:type="simple" xlink:href="https://armyinform.com.ua/2023/06/14/kerivnycztvo-armiyi-rf-stavytsya-do-svoyih-bijcziv-yak-do-nepotrebu/" text:style-name="Internet_20_link" text:visited-style-name="Visited_20_Internet_20_Link">
https://armyinform.com.ua/2023/06/14/kerivnycztvo-armiyi-rf-stavytsya-do-svoyih-bijcziv-yak-do-nepotrebu/</text:a>
</text:p>
      <!--NEWS-->
      <text:h text:style-name="P10" text:outline-level="1">
<text:span text:style-name="T4">
In Zaporozhye, the movement of Russian automobile columns with looted property of Ukrainians - the General Staff</text:span>
</text:h>
      <text:p text:style-name="P4">
Author: ['АРМІЯINFORM']</text:p>
      <text:p text:style-name="P4">
Time: 2023-06-14T57:00:00-04:00</text:p>
      <text:p text:style-name="P4">
Description: About the General Headquarters of the ZSU in the Operational INformation. “The Zaporizkiy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62e1f94d9992a.jpeg" text:style-name="Internet_20_link" text:visited-style-name="Visited_20_Internet_20_Link">
62e1f94d9992a.jpeg</text:a>
']</text:p>
      <text:p text:style-name="P4">
Tags: ['STOPRUSSIA', 'АГРЕСІЯ РФ', 'ВТОРГНЕННЯ РФ']</text:p>
      <text:p text:style-name="P4">
Category: News</text:p>
      <!--METADATA-->
      <text:p text:style-name="P4">
<draw:frame draw:style-name="fr1" draw:name="Image272" text:anchor-type="as-char" svg:width="6.9236in" svg:height="4.32725in" draw:z-index="0">
<draw:image xlink:href="../Images/AРМІЯINFORM/2023-06-14T57-00-00-04-00/62e1f94d9992a.jpe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ALdc4XbaB7qyqsdnawdnEqz52UedLM1vVafepLHPoE3fYP9RpXfF4yTeGxcSLxNJl" text:style-name="Internet_20_link" text:visited-style-name="Visited_20_Internet_20_Link">
reports</text:a>
The General Staff of the Armed Forces in operational information.</text:p>
      <text:p text:style-name="P4">
“In the Zaporizhzhia region, Russian invaders continue to plunder locals, using military cargo transportation for the export of looted property. Thus, from the village of Ocheretuvat, in the direction of Tokmak, the traffic columns with looted household appliances, furniture and more locals, ”were recorded,” the message reads.</text:p>
      <text:p text:style-name="P4">
At the same time, on the piers of the seaport of the city of Berdyansk, the drying ships stolen from Ukrainian farmers with grain crops.</text:p>
      <text:p text:style-name="P4">
News Source: <text:a xlink:type="simple" xlink:href="https://armyinform.com.ua/2023/06/14/na-zaporizhzhi-zafiksovano-ruh-rosijskyh-avtomobilnyh-kolon-z-nagrabovanym-majnom-ukrayincziv-genshtab/" text:style-name="Internet_20_link" text:visited-style-name="Visited_20_Internet_20_Link">
https://armyinform.com.ua/2023/06/14/na-zaporizhzhi-zafiksovano-ruh-rosijskyh-avtomobilnyh-kolon-z-nagrabovanym-majnom-ukrayincziv-genshtab/</text:a>
</text:p>
      <!--NEWS-->
      <text:h text:style-name="P10" text:outline-level="1">
<text:span text:style-name="T4">
Dmytro Kuleba invited Jordan to take part in the realization of the Ukrainian formula of peace</text:span>
</text:h>
      <text:p text:style-name="P4">
Author: ['АРМІЯINFORM']</text:p>
      <text:p text:style-name="P4">
Time: 2023-06-14T58:00:00-04:00</text:p>
      <text:p text:style-name="P4">
Description: The Ministry of Law Formation of the Herds of Ukraine Dmitro Kuleba Proviv Povyv Rozmov Zmovstro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kuleba.jpg" text:style-name="Internet_20_link" text:visited-style-name="Visited_20_Internet_20_Link">
kuleba.jpg</text:a>
']</text:p>
      <text:p text:style-name="P4">
Tags: ['ГЛАВА МЗС УКРАЇНИ', 'ДМИТРО КУЛЕБА', 'ФОРМУЛА МИРУ']</text:p>
      <text:p text:style-name="P4">
Category: News</text:p>
      <!--METADATA-->
      <text:p text:style-name="P4">
<draw:frame draw:style-name="fr1" draw:name="Image273" text:anchor-type="as-char" svg:width="6.9236in" svg:height="4.2817in" draw:z-index="0">
<draw:image xlink:href="../Images/AРМІЯINFORM/2023-06-14T58-00-00-04-00/kuleba.jpg" xlink:type="simple" xlink:show="embed" xlink:actuate="onLoad" draw:mime-type="image/jpeg"/>
</draw:frame>
Foreign Minister of Ukraine Dmytro Kuleba conducted a telephone conversation by a change in Jordan Aiman ​​Safadi Foreign Affairs and discussed with Nim -Ukrainian <text:a xlink:type="simple" xlink:href="https://armyinform.com.ua/2023/02/24/yak-formula-myru-prezydenta-ukrayiny-stala-fundamentom-rezolyucziyi-genasambleyi-oon/" text:style-name="Internet_20_link" text:visited-style-name="Visited_20_Internet_20_Link">
formula of peace</text:a>
.</text:p>
      <text:p text:style-name="P4">
Про це глава української дипломатії<text:a xlink:type="simple" xlink:href="https://twitter.com/DmytroKuleba/status/1668639399297392640" text:style-name="Internet_20_link" text:visited-style-name="Visited_20_Internet_20_Link">
написав</text:a>
Obliga Twitter.</text:p>
      <text:p text:style-name="P4">
Dmytro Kuleba also invited Jordan to take part in its implementation.</text:p>
      <text:p text:style-name="P4">
“He talked to his Jordanian colleague Aiman Safadi about the Miruvolodimir Zelensky's formula and invited Jordan to take part in its implementation. The duty discussed further steps in the development of mutually beneficial bilateral work, ”his post reads.</text:p>
      <text:p text:style-name="P4">
News Source: <text:a xlink:type="simple" xlink:href="https://armyinform.com.ua/2023/06/14/dmytro-kuleba-zaprosyv-jordaniyu-vzyaty-uchast-u-realizacziyi-ukrayinskoyi-formuly-myru/" text:style-name="Internet_20_link" text:visited-style-name="Visited_20_Internet_20_Link">
https://armyinform.com.ua/2023/06/14/dmytro-kuleba-zaprosyv-jordaniyu-vzyaty-uchast-u-realizacziyi-ukrayinskoyi-formuly-myru/</text:a>
</text:p>
      <!--NEWS-->
      <text:h text:style-name="P10" text:outline-level="1">
<text:span text:style-name="T4">
The enemy hit Odessa 4 "calibers": three people were killed and 13 were injured</text:span>
</text:h>
      <text:p text:style-name="P4">
Author: ['АРМІЯINFORM']</text:p>
      <text:p text:style-name="P4">
Time: 2023-06-14T59:00:00-04:00</text:p>
      <text:p text:style-name="P4">
Description: Having hidden the CHARTIRI “Calibri” to the Odessa Kalibri, the ship in the Chorny Morі, the Osіbs were killed, ... the war with Ukraine 2022, the war with Ukraine is the latest news today, the News War with Ukraine 2022 is the last for today, will there be a war between Ukraine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353841424_585600890366824_51526309888149469_n-scaled.jpg" text:style-name="Internet_20_link" text:visited-style-name="Visited_20_Internet_20_Link">
353841424_585600890366824_51526309888149469_n-scaled.jpg</text:a>
', '<text:a xlink:type="simple" xlink:href="https://armyinform.com.ua/wp-content/uploads/2023/06/354031548_585601270366786_4249471879991114261_n-150x150.jpg" text:style-name="Internet_20_link" text:visited-style-name="Visited_20_Internet_20_Link">
354031548_585601270366786_4249471879991114261_n-150x150.jpg</text:a>
', '<text:a xlink:type="simple" xlink:href="https://armyinform.com.ua/wp-content/uploads/2023/06/353815030_585600630366850_447090248693820892_n-150x150.jpg" text:style-name="Internet_20_link" text:visited-style-name="Visited_20_Internet_20_Link">
353815030_585600630366850_447090248693820892_n-150x150.jpg</text:a>
', '<text:a xlink:type="simple" xlink:href="https://armyinform.com.ua/wp-content/uploads/2023/06/353841424_585600890366824_51526309888149469_n-150x150.jpg" text:style-name="Internet_20_link" text:visited-style-name="Visited_20_Internet_20_Link">
353841424_585600890366824_51526309888149469_n-150x150.jpg</text:a>
', '<text:a xlink:type="simple" xlink:href="https://armyinform.com.ua/wp-content/uploads/2023/06/354045506_585601023700144_5601595991842885389_n-150x150.jpg" text:style-name="Internet_20_link" text:visited-style-name="Visited_20_Internet_20_Link">
354045506_585601023700144_5601595991842885389_n-150x150.jpg</text:a>
']</text:p>
      <text:p text:style-name="P4">
Tags: ['ВІЙНА', 'ОПЕРАТИВНЕ КОМАНДУВАННЯ «ПІВДЕНЬ»', 'РОСІЙСЬКА РАКЕТНА АТАКА']</text:p>
      <text:p text:style-name="P4">
Category: News</text:p>
      <!--METADATA-->
      <text:p text:style-name="P4">
<draw:frame draw:style-name="fr1" draw:name="Image274" text:anchor-type="as-char" svg:width="6.9236in" svg:height="3.11562in" draw:z-index="0">
<draw:image xlink:href="../Images/AРМІЯINFORM/2023-06-14T59-00-00-04-00/353841424_585600890366824_51526309888149469_n-scaled.jpg" xlink:type="simple" xlink:show="embed" xlink:actuate="onLoad" draw:mime-type="image/jpeg"/>
</draw:frame>
The enemy directed four "calibers" from the ship in the Black Sea, three people gave up, 13 wounded, and people may be.</text:p>
      <text:p text:style-name="P4">
About it <text:a xlink:type="simple" xlink:href="https://www.facebook.com/OperationalCommandSouth/posts/pfbid02to6n54Thd4DktfHCnkmyhs1yoih9MnvjZ4L1XHnTcZqk3uCori3oDrRYDqwn4sJPl" text:style-name="Internet_20_link" text:visited-style-name="Visited_20_Internet_20_Link">
reports</text:a>
Operational Command "South".</text:p>
      <text:p text:style-name="P4">
“The air combat and explosive wave damaged the business center, educational institution, residential complex, food establishments and shops in the middle. Previously, six people were injured, ”the testimony reads.</text:p>
      <text:p text:style-name="P4">
<text:a xlink:type="simple" xlink:href="https://armyinform.com.ua/wp-content/uploads/2023/06/354031548_585601270366786_4249471879991114261_n.jpg" text:style-name="Internet_20_link" text:visited-style-name="Visited_20_Internet_20_Link">
!(Images/AРМІЯINFORM/2023-06-14T59-00-00-04-00/354031548_585601270366786_4249471879991114261_n-150x150.jpg)</text:a>
</text:p>
      <text:p text:style-name="P4">
<text:a xlink:type="simple" xlink:href="https://armyinform.com.ua/wp-content/uploads/2023/06/353815030_585600630366850_447090248693820892_n.jpg" text:style-name="Internet_20_link" text:visited-style-name="Visited_20_Internet_20_Link">
<draw:frame draw:style-name="fr1" draw:name="Image275" text:anchor-type="as-char" svg:width="6.9236in" svg:height="6.9236in" draw:z-index="0">
<draw:image xlink:href="../Images/AРМІЯINFORM/2023-06-14T59-00-00-04-00/353815030_585600630366850_447090248693820892_n-150x150.jpg" xlink:type="simple" xlink:show="embed" xlink:actuate="onLoad" draw:mime-type="image/jpeg"/>
</draw:frame>
</text:a>
The trading of the rocket in the warehouse of one of the trading networks was the destruction of 1,000 square meters and a fire on an area of 400 square meters. meters. As a result, three employees of the staff were killed, seven were wounded.</text:p>
      <text:p text:style-name="P4">
In the OK South, they added that there are people under the analysis, under them may be people.</text:p>
      <text:p text:style-name="P4">
<text:a xlink:type="simple" xlink:href="https://armyinform.com.ua/wp-content/uploads/2023/06/353841424_585600890366824_51526309888149469_n-scaled.jpg" text:style-name="Internet_20_link" text:visited-style-name="Visited_20_Internet_20_Link">
!(Images/AРМІЯINFORM/2023-06-14T59-00-00-04-00/353841424_585600890366824_51526309888149469_n-150x150.jpg)</text:a>
</text:p>
      <text:p text:style-name="P4">
<text:a xlink:type="simple" xlink:href="https://armyinform.com.ua/wp-content/uploads/2023/06/354045506_585601023700144_5601595991842885389_n.jpg" text:style-name="Internet_20_link" text:visited-style-name="Visited_20_Internet_20_Link">
<draw:frame draw:style-name="fr1" draw:name="Image276" text:anchor-type="as-char" svg:width="6.9236in" svg:height="6.9236in" draw:z-index="0">
<draw:image xlink:href="../Images/AРМІЯINFORM/2023-06-14T59-00-00-04-00/354045506_585601023700144_5601595991842885389_n-150x150.jpg" xlink:type="simple" xlink:show="embed" xlink:actuate="onLoad" draw:mime-type="image/jpeg"/>
</draw:frame>
</text:a>
</text:p>
      <text:p text:style-name="P4">
News Source: <text:a xlink:type="simple" xlink:href="https://armyinform.com.ua/2023/06/14/vorog-vdaryv-po-odesi-4-kalibramy-try-osoby-zagynulo-i-13-otrymaly-poranennya/" text:style-name="Internet_20_link" text:visited-style-name="Visited_20_Internet_20_Link">
https://armyinform.com.ua/2023/06/14/vorog-vdaryv-po-odesi-4-kalibramy-try-osoby-zagynulo-i-13-otrymaly-poranennya/</text:a>
</text:p>
      <!--NEWS-->
      <text:h text:style-name="P10" text:outline-level="1">
<text:span text:style-name="T4">
Kiev has received a distinction at the Digital Enterprise Show forum</text:span>
</text:h>
      <text:p text:style-name="P4">
Authors: Ukrinform (Person)</text:p>
      <text:p text:style-name="P4">
Publisher: Укринформ (Organization)</text:p>
      <text:p text:style-name="P4">
Published Time: 2023-06-14T5:09:01+03:00</text:p>
      <text:p text:style-name="P4">
Modified Time: 2023-06-14T22:09:01+03:00</text:p>
      <text:p text:style-name="P4">
Description: Kyiv received City Partner-2023 at the Digital Enterprise Show forum, which is one of the leading digital transformation. - Ukrinform.</text:p>
      <text:p text:style-name="P4">
Images: ['<text:a xlink:type="simple" xlink:href="https://static.ukrinform.com/photos/2023_06/thumb_files/630_360_1686769710-594.jpg" text:style-name="Internet_20_link" text:visited-style-name="Visited_20_Internet_20_Link">
630_360_16867...</text:a>
']</text:p>
      <text:p text:style-name="P4">
Tags: ['Нагорода', 'Київ', 'Київ Цифровий']</text:p>
      <text:p text:style-name="P4">
Type: Article</text:p>
      <!--METADATA-->
      <text:p text:style-name="P4">
<draw:frame draw:style-name="fr1" draw:name="Image277" text:anchor-type="as-char" svg:width="6.9236in" svg:height="3.956343in" draw:z-index="0">
<draw:image xlink:href="../Images/yкринформ/2023-06-14T5-09-01-03-00/630_360_1686769710-594.jpg" xlink:type="simple" xlink:show="embed" xlink:actuate="onLoad" draw:mime-type="image/jpeg"/>
</draw:frame>
Kyiv has received City Partner-2023 award at the Digital Enterprise Show forum, which is one of the leading digital transformation.</text:p>
      <text:p text:style-name="P4">
According to Ukrinform, the head of the digital transformation of Kyiv, the deputy chairman of the Kyiv City State Administration Petro Olenich reported in <text:a xlink:type="simple" xlink:href="https://www.facebook.com/olenychpetro/posts/pfbid087yw7nX4ZB8NRBJ7AmkMfuVXrwhwmLZBvpGFPYpnpPdHsDmAZx4nbtcoScmodaPcl" text:style-name="Internet_20_link" text:visited-style-name="Visited_20_Internet_20_Link">
Facebook</text:a>
.</text:p>
      <text:p text:style-name="P4">
"Це не просто відзнака. Це результат роботи команди Київ Цифровий", — зазначиввін.</text:p>
      <text:p text:style-name="P4">
<text:span text:style-name="T4">
Читайте також:</text:span>
 <text:a xlink:type="simple" xlink:href="https://www.ukrinform.ua/rubric-kyiv/3717837-u-kiiv-cifrovij-nadijsla-vze-ponad-tisaca-skarg-na-ukritta.html" text:style-name="Internet_20_link" text:visited-style-name="Visited_20_Internet_20_Link">
 У « <text:span text:style-name="T4">
Київ</text:span>
 <text:span text:style-name="T4">
Цифровий</text:span>
 » надійшла вже понад тисячаскарг на укриття </text:a>
Olenich thanked the international partners for trust and recognition.</text:p>
      <text:p text:style-name="P4">
The Digital Enterprise Show forum was reported to be one of the most important events in the world of technology. IT-industry professionals from more than 50 countries take part in the event.</text:p>
      <text:p text:style-name="P4">
This year, more than 400 digital transformation companies represent their developments at the forum.</text:p>
      <text:p text:style-name="P4">
News Source: <text:a xlink:type="simple" xlink:href="https://www.ukrinform.ua/rubric-kyiv/3723007-kiiv-zdobuv-vidznaku-na-forumi-digital-enterprise-show.html" text:style-name="Internet_20_link" text:visited-style-name="Visited_20_Internet_20_Link">
https://www.ukrinform.ua/rubric-kyiv/3723007-kiiv-zdobuv-vidznaku-na-forumi-digital-enterprise-show.html</text:a>
</text:p>
      <!--NEWS-->
      <text:h text:style-name="P10" text:outline-level="1">
<text:span text:style-name="T4">
Kakhovskaya hydroelectric power station: Anna Malyar - About the strengthening of filtration measures and the looting of the occupiers</text:span>
</text:h>
      <text:p text:style-name="P4">
Author: ['АРМІЯINFORM']</text:p>
      <text:p text:style-name="P4">
Time: 2023-06-14T60:00:00-04:00</text:p>
      <text:p text:style-name="P4">
Description: Rosіyski Passita firing the tragic guns for them, they are Kakhovko Ges fo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photo_2022-12-15_11-20-13.jpg" text:style-name="Internet_20_link" text:visited-style-name="Visited_20_Internet_20_Link">
photo_2022-12-15_11-20-13.jpg</text:a>
']</text:p>
      <text:p text:style-name="P4">
Tags: ['АГРЕСІЯ РФ', 'ВТОРГНЕННЯ РФ', 'ГАННА МАЛЯР', 'КАХОВСЬКА ГЕС', 'КАХОВСЬКА ГЕС/ШТАБ INFO']</text:p>
      <text:p text:style-name="P4">
Category: News</text:p>
      <!--METADATA-->
      <text:p text:style-name="P4">
<draw:frame draw:style-name="fr1" draw:name="Image278" text:anchor-type="as-char" svg:width="6.9236in" svg:height="4.615733in" draw:z-index="0">
<draw:image xlink:href="../Images/AРМІЯINFORM/2023-06-14T60-00-00-04-00/photo_2022-12-15_11-20-13.jpg" xlink:type="simple" xlink:show="embed" xlink:actuate="onLoad" draw:mime-type="image/jpeg"/>
</draw:frame>
Deputy Minister of Defense Anna Malyar. Photo by Dmitry Yurchenko.</text:p>
      <text:p text:style-name="P4">
Russian invaders took advantage of the tragic consequences(https://armyinform.com.ua/tag/kahovska-ges/)to strengthen the occupation regime in the temporarily occupied territory of Kherson region.</text:p>
      <text:p text:style-name="P4">
About this <text:a xlink:type="simple" xlink:href="https://t.me/annamaliar/847" text:style-name="Internet_20_link" text:visited-style-name="Visited_20_Internet_20_Link">
told</text:a>
Deputy Minister of Defense of Ukraine Anna Malyar.</text:p>
      <text:p text:style-name="P4">
“With the beginning of the mass evacuation of the population from the flooded area, the command of the Russian occupation troops has introduced additional rigid filtration measures to identify citizens with pro -Ukrainian sentiment. At the checkpoints, military personnel for permission to leave people to safe places herself <text:a xlink:type="simple" xlink:href="https://armyinform.com.ua/2023/06/12/na-hersonshhyni-okupanty-evakuyuyut-gromadyan-ukrayiny-pislya-otrymannya-habarya/" text:style-name="Internet_20_link" text:visited-style-name="Visited_20_Internet_20_Link">
pay</text:a>
Significant sugars and give valuable things and jewelry found during the searches, ”she wrote.</text:p>
      <text:p text:style-name="P4">
According to Anna Malyar, Russian invaders were selected and immediately destroyed Ukrainian passports, birth certificates and other documents obtained in Ukraine. The invaders also stole the personal property of citizens with abandoned owners of premises.</text:p>
      <text:p text:style-name="P4">
“At the same time, representatives of Russian occupation administrations during the removal of propaganda videos by the so -called journalists cynically declared a successful organized evacuation of the civilian population, although practical measures were not taken. Occupants are also banned by local volunteers to provide victims of humanitarian aid(food, water, clothing, medicines, etc.)», - said Deputy Minister of Defense of Ukraine.</text:p>
      <text:p text:style-name="P4">
News Source: <text:a xlink:type="simple" xlink:href="https://armyinform.com.ua/2023/06/14/pidryv-kahovskoyi-ges-ganna-malyar-pro-posylennya-filtraczijnyh-zahodiv-ta-maroderstvo-okupantiv/" text:style-name="Internet_20_link" text:visited-style-name="Visited_20_Internet_20_Link">
https://armyinform.com.ua/2023/06/14/pidryv-kahovskoyi-ges-ganna-malyar-pro-posylennya-filtraczijnyh-zahodiv-ta-maroderstvo-okupantiv/</text:a>
</text:p>
      <!--NEWS-->
      <text:h text:style-name="P10" text:outline-level="1">
<text:span text:style-name="T4">
The Armed Forces continue to conduct offensive operations and have partial success - Andriy Kovalev</text:span>
</text:h>
      <text:p text:style-name="P4">
Author: ['Анастасія Олехнович']</text:p>
      <text:p text:style-name="P4">
Time: 2023-06-14T61:00:00-04:00</text:p>
      <text:p text:style-name="P4">
Description: About the Tse in the Efiri Telemarafon “єdini News”, the rennet of the General Staff of the Zbroychi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7a7fbc09.jpg" text:style-name="Internet_20_link" text:visited-style-name="Visited_20_Internet_20_Link">
7a7fbc09.jpg</text:a>
']</text:p>
      <text:p text:style-name="P4">
Tags: []</text:p>
      <text:p text:style-name="P4">
Category: News</text:p>
      <!--METADATA-->
      <text:p text:style-name="P4">
<draw:frame draw:style-name="fr1" draw:name="Image279" text:anchor-type="as-char" svg:width="6.9236in" svg:height="4.367909in" draw:z-index="0">
<draw:image xlink:href="../Images/AРМІЯINFORM/2023-06-14T61-00-00-04-00/7a7fbc09.jpg" xlink:type="simple" xlink:show="embed" xlink:actuate="onLoad" draw:mime-type="image/jpeg"/>
</draw:frame>
The spokesman of the General Staff of the Armored Forces of Ukraine Andriy Kovalyov informed about it on the air of the Teleterna "Unified News".</text:p>
      <text:p text:style-name="P4">
He noted that in the Berdyansk direction the fighting continues in the Makarivka area, also in the areas of Novodanilovka and Novookrovka.</text:p>
      <ul>
        <li>
The defense forces of Ukraine have advanced in some directions from 200 meters to 1.4km and liberated about 3 square kilometers, - said the spokesman of the generation headquarters of Ukraine.</li>
      </ul>
      <text:p text:style-name="P4">
In addition, Andrey Kovalev reported that the enemy continues to attack Ukrainian cities:</text:p>
      <text:p text:style-name="P4">
-Previously, this night the enemy launched the winged rockets "X-22", the winged-winged maritime base "Caliber", used shock UAVs on objects of infrastructure in Kharkiv, Donetsk, Kirovograd and Odesa region. Silprovita defense destroyed 3 caliber missiles and 9 shaped UAVs.</text:p>
      <text:p text:style-name="P4">
News Source: <text:a xlink:type="simple" xlink:href="https://armyinform.com.ua/2023/06/14/zsu-prodovzhuyut-vedennya-nastupalnyh-operaczij-ta-mayut-chastkovyj-uspih-andrij-kovalov/" text:style-name="Internet_20_link" text:visited-style-name="Visited_20_Internet_20_Link">
https://armyinform.com.ua/2023/06/14/zsu-prodovzhuyut-vedennya-nastupalnyh-operaczij-ta-mayut-chastkovyj-uspih-andrij-kovalov/</text:a>
</text:p>
      <!--NEWS-->
      <text:h text:style-name="P10" text:outline-level="1">
<text:span text:style-name="T4">
28 settlements of Right -Bank Kherson region remain flooded</text:span>
</text:h>
      <text:p text:style-name="P4">
Author: ['АРМІЯINFORM']</text:p>
      <text:p text:style-name="P4">
Time: 2023-06-14T62:00:00-04:00</text:p>
      <text:p text:style-name="P4">
Description: Nasyzi with pidotopolini all the 28 settlements of Pravoberezhno Khersonshchin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08553724178451927_y.jpg" text:style-name="Internet_20_link" text:visited-style-name="Visited_20_Internet_20_Link">
photo_5208553724178451927_y.jpg</text:a>
']</text:p>
      <text:p text:style-name="P4">
Tags: ['КАХОВСЬКА ГЕС']</text:p>
      <text:p text:style-name="P4">
Category: News</text:p>
      <!--METADATA-->
      <text:p text:style-name="P4">
<draw:frame draw:style-name="fr1" draw:name="Image280" text:anchor-type="as-char" svg:width="6.9236in" svg:height="3.894525in" draw:z-index="0">
<draw:image xlink:href="../Images/AРМІЯINFORM/2023-06-14T62-00-00-04-00/photo_5208553724178451927_y.jpg" xlink:type="simple" xlink:show="embed" xlink:actuate="onLoad" draw:mime-type="image/jpeg"/>
</draw:frame>
Currently, 28 settlements of the Right -Bank Hherson region are still flooded, 2779 people have been evacuated. In the villages of Olgivka, Mykolaivka, Lviv Taburguna of the Tyagin Territorial Community, water, as well as the Ustelpanivtsi of the Kherson Territorial Community and the Beaver Corner and the Testament Territorial Community.</text:p>
      <text:p text:style-name="P4">
About it <text:a xlink:type="simple" xlink:href="https://t.me/shtab_kakhovska_hes/730" text:style-name="Internet_20_link" text:visited-style-name="Visited_20_Internet_20_Link">
reports</text:a>
Headquarters for the elimination of consequences of Kakhovskaya hydroelectric power station.</text:p>
      <text:p text:style-name="P4">
690 police officers were involved in the rescue operation. The increased patrollation of coastal and flooded territories continues, assistance to citizens, and evacuation of people continues.</text:p>
      <text:p text:style-name="P4">
Law enforcement officers also deliver products, water and essentials to the victims of settlements.</text:p>
      <text:p text:style-name="P4">
News Source: <text:a xlink:type="simple" xlink:href="https://armyinform.com.ua/2023/06/14/pidtoplenymy-zalyshayutsya-28-naselenyh-punktiv-pravoberezhnoyi-hersonshhyny/" text:style-name="Internet_20_link" text:visited-style-name="Visited_20_Internet_20_Link">
https://armyinform.com.ua/2023/06/14/pidtoplenymy-zalyshayutsya-28-naselenyh-punktiv-pravoberezhnoyi-hersonshhyny/</text:a>
</text:p>
      <!--NEWS-->
      <text:h text:style-name="P10" text:outline-level="1">
<text:span text:style-name="T4">
State Department for Kakhovka Hydroelectric Person: We absolutely trust Ukraine</text:span>
</text:h>
      <text:p text:style-name="P4">
Author: ['АРМІЯINFORM']</text:p>
      <text:p text:style-name="P4">
Time: 2023-06-14T63:00:00-04:00</text:p>
      <text:p text:style-name="P4">
Description: The United States is mutual for the Ustrosyanniy Znishniy Rosiyki paye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zbytky_vid_znyshhennya_kahovskoyi_ges-jpg.webp" text:style-name="Internet_20_link" text:visited-style-name="Visited_20_Internet_20_Link">
zbytky_vid_znyshhennya_kahovskoyi_ges-jpg.webp</text:a>
']</text:p>
      <text:p text:style-name="P4">
Tags: ['ДЕРЖДЕПАРТАМЕНТ США', 'КАХОВСЬКА ГЕС']</text:p>
      <text:p text:style-name="P4">
Category: News</text:p>
      <!--METADATA-->
      <text:p text:style-name="P4">
<draw:frame draw:style-name="fr1" draw:name="Image281" text:anchor-type="as-char" svg:width="6.9236in" svg:height="4.32725in" draw:z-index="0">
<draw:image xlink:href="../ConvertedIMGs/AРМІЯINFORM/2023-06-14T63-00-00-04-00/zbytky_vid_znyshhennya_kahovskoyi_ges-jpg.png" xlink:type="simple" xlink:show="embed" xlink:actuate="onLoad" draw:mime-type="image/png"/>
</draw:frame>
The United States interact with Ukraine in establishing the circumstances of the destruction of Russian occupants <text:a xlink:type="simple" xlink:href="https://armyinform.com.ua/tag/kahovska-ges-shtab-info/" text:style-name="Internet_20_link" text:visited-style-name="Visited_20_Internet_20_Link">
Kakhovskaya HPP</text:a>
. У Держдепартаменті радять довіряти нашій країні та рекомендують невірити жодному слову окупантів.</text:p>
      <text:p text:style-name="P4">
Про це <text:a xlink:type="simple" xlink:href="https://www.youtube.com/@StateDept/videos" text:style-name="Internet_20_link" text:visited-style-name="Visited_20_Internet_20_Link">
повідомив</text:a>
US Matthew Miller's spokesman.</text:p>
      <text:p text:style-name="P4">
"We are absolutely trusting in Ukraine," the State Department representative answered the question of the interaction of Washington and Kiev on the issue of Kakhovka hydroelectric power station.</text:p>
      <text:p text:style-name="P4">
He also noted that the position of the US side to destroy the dam will leave, and that the United States continues to study the situation.</text:p>
      <text:p text:style-name="P4">
"But I will note that one thing is obvious - it is that the dam is located in the suiteraium that Russia occupied, and where Russia maintained control of the dam," the State Department representative.</text:p>
      <text:p text:style-name="P4">
We will remind, as a result of the Russian terrorist attack on the Kakhovka hydroelectric power station(<text:a xlink:type="simple" xlink:href="https://armyinform.com.ua/2023/06/13/pidtoplenymy-zalyshayutsya-30-naselenyh-punktiv-na-hersonshhyni-ta-31-na-mykolayivshhyni-denys-shmygal/" text:style-name="Internet_20_link" text:visited-style-name="Visited_20_Internet_20_Link">
as of the evening of June 13</text:a>
)30 settlements in the Kherson region remained flooded and 31 settlements in Mykolaiv, while reducing the water level in the Dnieper. More than 3,700 people were evacuated.</text:p>
      <text:p text:style-name="P4">
News Source: <text:a xlink:type="simple" xlink:href="https://armyinform.com.ua/2023/06/14/derzhdep-pro-pidryv-kahovskoyi-ges-my-absolyutno-doviryayemo-ukrayini/" text:style-name="Internet_20_link" text:visited-style-name="Visited_20_Internet_20_Link">
https://armyinform.com.ua/2023/06/14/derzhdep-pro-pidryv-kahovskoyi-ges-my-absolyutno-doviryayemo-ukrayini/</text:a>
</text:p>
      <!--NEWS-->
      <text:h text:style-name="P10" text:outline-level="1">
<text:span text:style-name="T4">
Kakhovskaya hydroelectric power station: in the European Commission told about the assistance provided to Ukraine</text:span>
</text:h>
      <text:p text:style-name="P4">
Author: ['АРМІЯINFORM']</text:p>
      <text:p text:style-name="P4">
Time: 2023-06-14T64:00:00-04:00</text:p>
      <text:p text:style-name="P4">
Description: At the time in Ukraine, a pre-car was ongoing at the same place of 16 Country-Minhlev єs for Podolansky Namylidkiv ... War with Ukraine 2022, war with Ukraine Latest news today, News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42.jpeg" text:style-name="Internet_20_link" text:visited-style-name="Visited_20_Internet_20_Link">
42.jpeg</text:a>
']</text:p>
      <text:p text:style-name="P4">
Tags: ['ГУМАНІТАРНА ДОПОМОГА', 'ДОПОМОГА ПАРТНЕРІВ', 'ЄВРОКОМІСІЯ', 'КАХОВСЬКА ГЕС', 'КАХОВСЬКА ГЕС/ШТАБ INFO', 'СВІТ ПІДТРИМУЄ УКРАЇНУ']</text:p>
      <text:p text:style-name="P4">
Category: News</text:p>
      <!--METADATA-->
      <text:p text:style-name="P4">
<draw:frame draw:style-name="fr1" draw:name="Image282" text:anchor-type="as-char" svg:width="6.9236in" svg:height="4.588039in" draw:z-index="0">
<draw:image xlink:href="../Images/AРМІЯINFORM/2023-06-14T64-00-00-04-00/42.jpeg" xlink:type="simple" xlink:show="embed" xlink:actuate="onLoad" draw:mime-type="image/jpeg"/>
</draw:frame>
At this time, 16 EU Member States have been assisted in Ukraine to overcome the Kakhovsky Hydroelectric Power Exploration.</text:p>
      <text:p text:style-name="P4">
About this <text:a xlink:type="simple" xlink:href="https://ec.europa.eu/commission/presscorner/detail/en/mex_23_3282" text:style-name="Internet_20_link" text:visited-style-name="Visited_20_Internet_20_Link">
it is referred</text:a>
On the European Commission's website.</text:p>
      <text:p text:style-name="P4">
"After blasting the dam in Nova Kakhovka last week and the call of Ukrainian power for help now the EU will mobilize its strategic reserves from the powersceu capacity," the statement said.</text:p>
      <text:p text:style-name="P4">
As noted in the European Commission, 16 European countries - Austria, Belgium, Bulgaria, Czech Republic, Denmark, Estonia, Finland, France, Germany, Latvia, Lithuania, Netherlands, Norway, Poland, Spain and Sweden - have offered assistance through the EU's Civilian Protection.</text:p>
      <text:p text:style-name="P4">
Among the help, in particular, water tanks, water pumps, boats, rescue equipment, generators and other necessary assistance for the affected areas.</text:p>
      <text:p text:style-name="P4">
Ukraine has also received three mobile water treatment plants from the EU, which can produce 120,000 liters of clean water per day and thus help to help get the problem of access to drinking water.</text:p>
      <text:p text:style-name="P4">
In order to further support humanitarian operations on the EU, 500,000 euros were also mobilized to solve immediate needs that arose from the Choice of the Kakhovka Dam. This assistance supplements 200 million Euro -humanitarian assistance that have already been allocated to Ukraine in 2023.</text:p>
      <text:p text:style-name="P4">
News Source: <text:a xlink:type="simple" xlink:href="https://armyinform.com.ua/2023/06/14/pidryv-kahovskoyi-ges-u-yevrokomisiyi-rozpovily-pro-nadanu-dopomogu-ukrayini/" text:style-name="Internet_20_link" text:visited-style-name="Visited_20_Internet_20_Link">
https://armyinform.com.ua/2023/06/14/pidryv-kahovskoyi-ges-u-yevrokomisiyi-rozpovily-pro-nadanu-dopomogu-ukrayini/</text:a>
</text:p>
      <!--NEWS-->
      <text:h text:style-name="P10" text:outline-level="1">
<text:span text:style-name="T4">
Wildness against civilization: Anna Malyar on the difference between Russian information from Ukrainian</text:span>
</text:h>
      <text:p text:style-name="P4">
Author: ['АРМІЯINFORM']</text:p>
      <text:p text:style-name="P4">
Time: 2023-06-14T65:00:00-04:00</text:p>
      <text:p text:style-name="P4">
Description: The Rosiyan is considerable to the format Perevagi in Ukrainian INFOPROSTORI. Kilkіst Vkidiv is not ...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 'ПРОТИДІЯ ВОРОЖІЙ ПРОПАГАНДІ']</text:p>
      <text:p text:style-name="P4">
Category: News</text:p>
      <!--METADATA-->
      <text:p text:style-name="P4">
<draw:frame draw:style-name="fr1" draw:name="Image283" text:anchor-type="as-char" svg:width="6.9236in" svg:height="5.532059in" draw:z-index="0">
<draw:image xlink:href="../Images/AРМІЯINFORM/2023-06-14T65-00-00-04-00/malyar-ganna-1.jpg" xlink:type="simple" xlink:show="embed" xlink:actuate="onLoad" draw:mime-type="image/jpeg"/>
</draw:frame>
The Russians have no information advantage in Ukrainian info space. Number of wands does not mean that the Russians reach the goal.</text:p>
      <text:p text:style-name="P4">
About it <text:a xlink:type="simple" xlink:href="https://t.me/annamaliar/845" text:style-name="Internet_20_link" text:visited-style-name="Visited_20_Internet_20_Link">
wrote</text:a>
Deputy Minister of Defense of Ukraine Anna Malyar in Telegrams.</text:p>
      <text:p text:style-name="P4">
“It's a idle turnover. What really many are the impression of active adequacy, ”she said.</text:p>
      <text:p text:style-name="P4">
According to Anna Malyar, now the Russian invaders have two information tasks:</text:p>
      <ul>
        <li>
demoralize Ukrainians; * inspire and strengthen their military.</li>
      </ul>
      <text:p text:style-name="P4">
“Any of their infa, designed for us," lives "for several hours. Our society has long developed critical thinking. The difference between their information and the style of submission, as in everything else, is the wild against civilization, ”Anna Malyar emphasized.</text:p>
      <text:p text:style-name="P4">
News Source: <text:a xlink:type="simple" xlink:href="https://armyinform.com.ua/2023/06/14/dykist-proty-czyvilizovanosti-ganna-malyar-pro-vidminnist-informacziyi-z-rf-vid-ukrayinskoyi/" text:style-name="Internet_20_link" text:visited-style-name="Visited_20_Internet_20_Link">
https://armyinform.com.ua/2023/06/14/dykist-proty-czyvilizovanosti-ganna-malyar-pro-vidminnist-informacziyi-z-rf-vid-ukrayinskoyi/</text:a>
</text:p>
      <!--NEWS-->
      <text:h text:style-name="P10" text:outline-level="1">
<text:span text:style-name="T4">
Why did the Kyiv region shudder again from the explosions</text:span>
</text:h>
      <text:p text:style-name="P4">
Author: ['Володимир Загребельний']</text:p>
      <text:p text:style-name="P4">
Time: 2023-06-14T66:00:00-04:00</text:p>
      <text:p text:style-name="P4">
Description: Krok for Croka Grupi Rosinovanni of the Hold special services to transport of the Minіstni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dsst_golovna.jpg" text:style-name="Internet_20_link" text:visited-style-name="Visited_20_Internet_20_Link">
dsst_golovna.jpg</text:a>
', '<text:a xlink:type="simple" xlink:href="https://armyinform.com.ua/wp-content/uploads/2023/06/dsst_01-150x150.jpg" text:style-name="Internet_20_link" text:visited-style-name="Visited_20_Internet_20_Link">
dsst_01-150x150.jpg</text:a>
', '<text:a xlink:type="simple" xlink:href="https://armyinform.com.ua/wp-content/uploads/2023/06/dsst_02-150x150.jpg" text:style-name="Internet_20_link" text:visited-style-name="Visited_20_Internet_20_Link">
dsst_02-150x150.jpg</text:a>
', '<text:a xlink:type="simple" xlink:href="https://armyinform.com.ua/wp-content/uploads/2023/06/dsst_03-150x150.jpg" text:style-name="Internet_20_link" text:visited-style-name="Visited_20_Internet_20_Link">
dsst_03-150x150.jpg</text:a>
', '<text:a xlink:type="simple" xlink:href="https://armyinform.com.ua/wp-content/uploads/2023/06/dsst_04-150x150.jpg" text:style-name="Internet_20_link" text:visited-style-name="Visited_20_Internet_20_Link">
dsst_04-150x150.jpg</text:a>
', '<text:a xlink:type="simple" xlink:href="https://armyinform.com.ua/wp-content/uploads/2023/06/dsst_05-150x150.jpg" text:style-name="Internet_20_link" text:visited-style-name="Visited_20_Internet_20_Link">
dsst_05-150x150.jpg</text:a>
', '<text:a xlink:type="simple" xlink:href="https://armyinform.com.ua/wp-content/uploads/2023/06/dsst_06-150x150.jpg" text:style-name="Internet_20_link" text:visited-style-name="Visited_20_Internet_20_Link">
dsst_06-150x150.jpg</text:a>
', '<text:a xlink:type="simple" xlink:href="https://armyinform.com.ua/wp-content/uploads/2023/06/dsst_07-150x150.jpg" text:style-name="Internet_20_link" text:visited-style-name="Visited_20_Internet_20_Link">
dsst_07-150x150.jpg</text:a>
', '<text:a xlink:type="simple" xlink:href="https://armyinform.com.ua/wp-content/uploads/2023/06/dsst_08-150x150.jpg" text:style-name="Internet_20_link" text:visited-style-name="Visited_20_Internet_20_Link">
dsst_08-150x150.jpg</text:a>
', '<text:a xlink:type="simple" xlink:href="https://armyinform.com.ua/wp-content/uploads/2023/06/dsst_09-150x150.jpg" text:style-name="Internet_20_link" text:visited-style-name="Visited_20_Internet_20_Link">
dsst_09-150x150.jpg</text:a>
', '<text:a xlink:type="simple" xlink:href="https://armyinform.com.ua/wp-content/uploads/2023/06/dsst_10-150x150.jpg" text:style-name="Internet_20_link" text:visited-style-name="Visited_20_Internet_20_Link">
dsst_10-150x150.jpg</text:a>
', '<text:a xlink:type="simple" xlink:href="https://armyinform.com.ua/wp-content/uploads/2023/06/dsst_11-150x150.jpg" text:style-name="Internet_20_link" text:visited-style-name="Visited_20_Internet_20_Link">
dsst_11-150x150.jpg</text:a>
', '<text:a xlink:type="simple" xlink:href="https://armyinform.com.ua/wp-content/uploads/2023/06/dsst_12-150x150.jpg" text:style-name="Internet_20_link" text:visited-style-name="Visited_20_Internet_20_Link">
dsst_12-150x150.jpg</text:a>
', '<text:a xlink:type="simple" xlink:href="https://armyinform.com.ua/wp-content/uploads/2023/06/dsst_13-150x150.jpg" text:style-name="Internet_20_link" text:visited-style-name="Visited_20_Internet_20_Link">
dsst_13-150x150.jpg</text:a>
']</text:p>
      <text:p text:style-name="P4">
Tags: ['ВТОРГНЕННЯ РФ', 'ДССТ МО УКРАЇНИ', 'МІНИ']</text:p>
      <text:p text:style-name="P4">
Category: News</text:p>
      <!--METADATA-->
      <text:p text:style-name="P4">
<draw:frame draw:style-name="fr1" draw:name="Image284" text:anchor-type="as-char" svg:width="6.9236in" svg:height="4.615733in" draw:z-index="0">
<draw:image xlink:href="../Images/AРМІЯINFORM/2023-06-14T66-00-00-04-00/dsst_golovna.jpg" xlink:type="simple" xlink:show="embed" xlink:actuate="onLoad" draw:mime-type="image/jpeg"/>
</draw:frame>
Step by step demining the State Special Defense Transport Service of Ukraine cleans their native land from artillery shells, various mines, aviation and other explosive "gifts" left by Russian invaders during retreat.</text:p>
      <text:p text:style-name="P4">
The correspondent of the Armyinform witnessed one of the stages of demining nearby entertainment of the Vyshgorod district, in the Kyiv region.</text:p>
      <ul>
        <li>
the Russian invaders occupied entertaining on March 15. Before entering the populated point, the Russians inflicted the air strike in the local hospital. As a result of this seven people were injured in varying degrees of gravity, four were killed, including two children, - said Valentina Strazhivsky District Studzhivsky district. - retreating, the invaders were blown up by the bridges. The explosion was such a force that in some houses the roofs were struck, the door and windows were knocked out. The fragments of the bridge and the ammunition laid down by the Russians.</li>
      </ul>
      <text:p text:style-name="P4">
<text:a xlink:type="simple" xlink:href="https://armyinform.com.ua/wp-content/uploads/2023/06/dsst_01.jpg" text:style-name="Internet_20_link" text:visited-style-name="Visited_20_Internet_20_Link">
!(Images/AРМІЯINFORM/2023-06-14T66-00-00-04-00/dsst_01-150x150.jpg)</text:a>
</text:p>
      <text:p text:style-name="P4">
<text:a xlink:type="simple" xlink:href="https://armyinform.com.ua/wp-content/uploads/2023/06/dsst_02.jpg" text:style-name="Internet_20_link" text:visited-style-name="Visited_20_Internet_20_Link">
<draw:frame draw:style-name="fr1" draw:name="Image285" text:anchor-type="as-char" svg:width="6.9236in" svg:height="6.9236in" draw:z-index="0">
<draw:image xlink:href="../Images/AРМІЯINFORM/2023-06-14T66-00-00-04-00/dsst_02-150x150.jpg" xlink:type="simple" xlink:show="embed" xlink:actuate="onLoad" draw:mime-type="image/jpeg"/>
</draw:frame>
</text:a>
</text:p>
      <text:p text:style-name="P4">
<text:a xlink:type="simple" xlink:href="https://armyinform.com.ua/wp-content/uploads/2023/06/dsst_03.jpg" text:style-name="Internet_20_link" text:visited-style-name="Visited_20_Internet_20_Link">
<draw:frame draw:style-name="fr1" draw:name="Image286" text:anchor-type="as-char" svg:width="6.9236in" svg:height="6.9236in" draw:z-index="0">
<draw:image xlink:href="../Images/AРМІЯINFORM/2023-06-14T66-00-00-04-00/dsst_03-150x150.jpg" xlink:type="simple" xlink:show="embed" xlink:actuate="onLoad" draw:mime-type="image/jpeg"/>
</draw:frame>
</text:a>
</text:p>
      <text:p text:style-name="P4">
<text:a xlink:type="simple" xlink:href="https://armyinform.com.ua/wp-content/uploads/2023/06/dsst_04.jpg" text:style-name="Internet_20_link" text:visited-style-name="Visited_20_Internet_20_Link">
<draw:frame draw:style-name="fr1" draw:name="Image287" text:anchor-type="as-char" svg:width="6.9236in" svg:height="6.9236in" draw:z-index="0">
<draw:image xlink:href="../Images/AРМІЯINFORM/2023-06-14T66-00-00-04-00/dsst_04-150x150.jpg" xlink:type="simple" xlink:show="embed" xlink:actuate="onLoad" draw:mime-type="image/jpeg"/>
</draw:frame>
</text:a>
After the de -occupation, the process of restoring the destroyed infrastructure began. One stages of which was the restoration of movement across the River of Zherev, which divides the village of Slazvrav and Zherevpillya. At all stages of the builders are accompanied by changes of variations, including representatives of the State Special Transport Service of the Ministry of Defense of Ukraine.</text:p>
      <text:p text:style-name="P4">
The State Special Transport Service is a specialized military formation, which is part of the Ministry of Defense of Ukraine system, intended to ensure the sustainable functioning of transport in peacetime and in a special period.</text:p>
      <text:p text:style-name="P4">
<text:a xlink:type="simple" xlink:href="https://armyinform.com.ua/wp-content/uploads/2023/06/dsst_05.jpg" text:style-name="Internet_20_link" text:visited-style-name="Visited_20_Internet_20_Link">
!(Images/AРМІЯINFORM/2023-06-14T66-00-00-04-00/dsst_05-150x150.jpg)</text:a>
</text:p>
      <text:p text:style-name="P4">
<text:a xlink:type="simple" xlink:href="https://armyinform.com.ua/wp-content/uploads/2023/06/dsst_06.jpg" text:style-name="Internet_20_link" text:visited-style-name="Visited_20_Internet_20_Link">
<draw:frame draw:style-name="fr1" draw:name="Image288" text:anchor-type="as-char" svg:width="6.9236in" svg:height="6.9236in" draw:z-index="0">
<draw:image xlink:href="../Images/AРМІЯINFORM/2023-06-14T66-00-00-04-00/dsst_06-150x150.jpg" xlink:type="simple" xlink:show="embed" xlink:actuate="onLoad" draw:mime-type="image/jpeg"/>
</draw:frame>
</text:a>
</text:p>
      <text:p text:style-name="P4">
<text:a xlink:type="simple" xlink:href="https://armyinform.com.ua/wp-content/uploads/2023/06/dsst_08.jpg" text:style-name="Internet_20_link" text:visited-style-name="Visited_20_Internet_20_Link">
<draw:frame draw:style-name="fr1" draw:name="Image289" text:anchor-type="as-char" svg:width="6.9236in" svg:height="6.9236in" draw:z-index="0">
<draw:image xlink:href="../Images/AРМІЯINFORM/2023-06-14T66-00-00-04-00/dsst_08-150x150.jpg" xlink:type="simple" xlink:show="embed" xlink:actuate="onLoad" draw:mime-type="image/jpeg"/>
</draw:frame>
</text:a>
- We are not working on this facility for the first time. The first time they cleared the territory in the beginning of the construction of the temporary bridge. Now the builders have come to the erection of a new bridge. During the work, they found ammunition that were detonated, and called our group to mine the construction site,-says the commander of the engineering-sapper group of DSST Alexander Prizhikov. - It is very difficult to work in this area, because the soil remains the same concrete elements of the structure of the old bridge, which significantly complicates the use of the ministry.</text:p>
      <text:p text:style-name="P4">
Of course, the sappers of the State Support Service were not only demining the adjacent destroyed bridge of the territory. The local residents asked the military to inspect the land and other territories near the village, and they were never denied.</text:p>
      <text:p text:style-name="P4">
<text:a xlink:type="simple" xlink:href="https://armyinform.com.ua/wp-content/uploads/2023/06/dsst_09.jpg" text:style-name="Internet_20_link" text:visited-style-name="Visited_20_Internet_20_Link">
!(Images/AРМІЯINFORM/2023-06-14T66-00-00-04-00/dsst_09-150x150.jpg)</text:a>
</text:p>
      <text:p text:style-name="P4">
<text:a xlink:type="simple" xlink:href="https://armyinform.com.ua/wp-content/uploads/2023/06/dsst_10.jpg" text:style-name="Internet_20_link" text:visited-style-name="Visited_20_Internet_20_Link">
<draw:frame draw:style-name="fr1" draw:name="Image290" text:anchor-type="as-char" svg:width="6.9236in" svg:height="6.9236in" draw:z-index="0">
<draw:image xlink:href="../Images/AРМІЯINFORM/2023-06-14T66-00-00-04-00/dsst_10-150x150.jpg" xlink:type="simple" xlink:show="embed" xlink:actuate="onLoad" draw:mime-type="image/jpeg"/>
</draw:frame>
</text:a>
The sappers argue that the land around the bridge hides many "orkivski-surprises", because during the blasting of the structure, the Russians used an unsecuted amount of ammunition, namely, anti-tank mines TM-62 and 82-mmminometric mines. The use of so many ammunition can only be explained that the invaders needed to release a place for washing machines that they selected from local residents.</text:p>
      <text:p text:style-name="P4">
<text:a xlink:type="simple" xlink:href="https://armyinform.com.ua/wp-content/uploads/2023/06/dsst_11.jpg" text:style-name="Internet_20_link" text:visited-style-name="Visited_20_Internet_20_Link">
!(Images/AРМІЯINFORM/2023-06-14T66-00-00-04-00/dsst_11-150x150.jpg)</text:a>
</text:p>
      <text:p text:style-name="P4">
<text:a xlink:type="simple" xlink:href="https://armyinform.com.ua/wp-content/uploads/2023/06/dsst_12.jpg" text:style-name="Internet_20_link" text:visited-style-name="Visited_20_Internet_20_Link">
<draw:frame draw:style-name="fr1" draw:name="Image291" text:anchor-type="as-char" svg:width="6.9236in" svg:height="6.9236in" draw:z-index="0">
<draw:image xlink:href="../Images/AРМІЯINFORM/2023-06-14T66-00-00-04-00/dsst_12-150x150.jpg" xlink:type="simple" xlink:show="embed" xlink:actuate="onLoad" draw:mime-type="image/jpeg"/>
</draw:frame>
</text:a>
</text:p>
      <text:p text:style-name="P4">
<text:a xlink:type="simple" xlink:href="https://armyinform.com.ua/wp-content/uploads/2023/06/dsst_13.jpg" text:style-name="Internet_20_link" text:visited-style-name="Visited_20_Internet_20_Link">
<draw:frame draw:style-name="fr1" draw:name="Image292" text:anchor-type="as-char" svg:width="6.9236in" svg:height="6.9236in" draw:z-index="0">
<draw:image xlink:href="../Images/AРМІЯINFORM/2023-06-14T66-00-00-04-00/dsst_13-150x150.jpg" xlink:type="simple" xlink:show="embed" xlink:actuate="onLoad" draw:mime-type="image/jpeg"/>
</draw:frame>
</text:a>
In total, 22 explosive objects were identified and disposed of this time, including three anti-tank mines of TM-62 and nineteen mortar mines. Due to the fact that the detected ammunition cannot be transported, the sappers decided to destroy them on the spot.</text:p>
      <text:p text:style-name="P4">
Read also:</text:p>
      <text:p text:style-name="P4">
<text:a xlink:type="simple" xlink:href="https://armyinform.com.ua/2022/05/13/mosty-kyyivshhyny-abo-yak-vijskovi-zyednuyut-krayinu/" text:style-name="Internet_20_link" text:visited-style-name="Visited_20_Internet_20_Link">
Bridges of Kyiv region, or as the military connect Ukraine</text:a>
</text:p>
      <text:p text:style-name="P4">
On the air sounds "Fire!". The silence of a peaceful summer day breaks the sound of a powerful explosion.</text:p>
      <text:p text:style-name="P4">
Another batch of hostile explosives is destroyed and work is being renewed on the construction platform.</text:p>
      <text:p text:style-name="P4">
<text:span text:style-name="T5">
Opto author and from personal photo archive</text:span>
 <text:span text:style-name="T5">
walentina Starzhinskaya</text:span>
</text:p>
      <text:p text:style-name="P4">
News Source: <text:a xlink:type="simple" xlink:href="https://armyinform.com.ua/2023/06/14/chomu-kyyivshhyna-znovu-zdrygnulasya-vid-vybuhiv/" text:style-name="Internet_20_link" text:visited-style-name="Visited_20_Internet_20_Link">
https://armyinform.com.ua/2023/06/14/chomu-kyyivshhyna-znovu-zdrygnulasya-vid-vybuhiv/</text:a>
</text:p>
      <!--NEWS-->
      <text:h text:style-name="P10" text:outline-level="1">
<text:span text:style-name="T4">
There are 3103 dwellings in Kherson region underwater</text:span>
</text:h>
      <text:p text:style-name="P4">
Author: ['АРМІЯINFORM']</text:p>
      <text:p text:style-name="P4">
Time: 2023-06-14T67:00:00-04:00</text:p>
      <text:p text:style-name="P4">
Description: The camp on the wounds of 14 worms of the Russian RIVEN PIDTOPLENNES, to become 2.13 meters. Tse at 32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65850284_1005.jpg" text:style-name="Internet_20_link" text:visited-style-name="Visited_20_Internet_20_Link">
65850284_1005.jpg</text:a>
']</text:p>
      <text:p text:style-name="P4">
Tags: ['КАХОВСЬКА ГЕС']</text:p>
      <text:p text:style-name="P4">
Category: News</text:p>
      <!--METADATA-->
      <text:p text:style-name="P4">
<draw:frame draw:style-name="fr1" draw:name="Image293" text:anchor-type="as-char" svg:width="6.9236in" svg:height="3.029075in" draw:z-index="0">
<draw:image xlink:href="../Images/AРМІЯINFORM/2023-06-14T67-00-00-04-00/65850284_1005.jpg" xlink:type="simple" xlink:show="embed" xlink:actuate="onLoad" draw:mime-type="image/jpeg"/>
</draw:frame>
As of the morning of June 14, the average flood level is 2.13 meters. This is 32 centimeters less than last night. The dynamics on the water downturn are stored. 28 settlements on the Right Bank remain submitted. The water completely departed from the villages of the covenant, a beaver corner and Burgunka.</text:p>
      <text:p text:style-name="P4">
About it <text:a xlink:type="simple" xlink:href="https://t.me/shtab_kakhovska_hes/694" text:style-name="Internet_20_link" text:visited-style-name="Visited_20_Internet_20_Link">
reports</text:a>
The headquarters of the elimination of the Kakhovka hydroelectric power station.</text:p>
      <text:p text:style-name="P4">
In total, 3103 houses remain under water. Over the past day, about half a thousand homes were drawn.</text:p>
      <text:p text:style-name="P4">
Recall that within the framework of the EU Civil Protection Mechanism <text:a xlink:type="simple" xlink:href="https://armyinform.com.ua/2023/06/13/pidtoplenymy-zalyshayutsya-30-naselenyh-punktiv-na-hersonshhyni-ta-31-na-mykolayivshhyni-denys-shmygal/" text:style-name="Internet_20_link" text:visited-style-name="Visited_20_Internet_20_Link">
Assistance to Ukraine</text:a>
13 countries provide - tens and hundreds of boats, rafts, motor pumps, generators, containers, tanks and water filters, as well as many other things. The head of the Ukrainian government thanked for the assistance already provided, the United Kingdom, Japan, Canada and other countries.</text:p>
      <text:p text:style-name="P4">
News Source: <text:a xlink:type="simple" xlink:href="https://armyinform.com.ua/2023/06/14/na-hersonshhyni-pid-vodoyu-zalyshayutsya-3103-zhytlovi-budynky/" text:style-name="Internet_20_link" text:visited-style-name="Visited_20_Internet_20_Link">
https://armyinform.com.ua/2023/06/14/na-hersonshhyni-pid-vodoyu-zalyshayutsya-3103-zhytlovi-budynky/</text:a>
</text:p>
      <!--NEWS-->
      <text:h text:style-name="P10" text:outline-level="1">
<text:span text:style-name="T4">
GUR appeals to the Crimeans: you can get closer to the de -occupation of Ukrainian lands</text:span>
</text:h>
      <text:p text:style-name="P4">
Author: ['АРМІЯINFORM']</text:p>
      <text:p text:style-name="P4">
Time: 2023-06-14T68:00:00-04:00</text:p>
      <text:p text:style-name="P4">
Description: Gorodiyaki izhormatsky Ukrainians, who was perched on Crim, the Rosvidniki, was about the plan ... War with Ukraine 2022, the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230614-01.jpeg" text:style-name="Internet_20_link" text:visited-style-name="Visited_20_Internet_20_Link">
20230614-01.jpeg</text:a>
']</text:p>
      <text:p text:style-name="P4">
Tags: ['АГРЕСІЯ РФ', 'ВТОРГНЕННЯ РФ', 'ГУР МОУ', 'ДЕОКУПАЦІЯ КРИМУ']</text:p>
      <text:p text:style-name="P4">
Category: News</text:p>
      <!--METADATA-->
      <text:p text:style-name="P4">
<draw:frame draw:style-name="fr1" draw:name="Image294" text:anchor-type="as-char" svg:width="6.9236in" svg:height="3.894525in" draw:z-index="0">
<draw:image xlink:href="../Images/AРМІЯINFORM/2023-06-14T68-00-00-04-00/20230614-01.jpeg" xlink:type="simple" xlink:show="embed" xlink:actuate="onLoad" draw:mime-type="image/jpeg"/>
</draw:frame>
Thanks to the information of Ukrainians from the temporarily occupied Crimea, the intelligence officers became aware of the evacuation plans of their employees and their relatives of the Russian company Chernomornaftogaz.</text:p>
      <text:p text:style-name="P4">
About it <text:a xlink:type="simple" xlink:href="https://gur.gov.ua/content/krym-chekaie-na-povernennia-do-ukrainy.html" text:style-name="Internet_20_link" text:visited-style-name="Visited_20_Internet_20_Link">
reports</text:a>
Main Directorate of Intelligence of the Ministry of Defense of Ukraine.</text:p>
      <text:p text:style-name="P4">
This and other important information of GUR MOU continues to receive the recruited residents of the temporary-occupied territories daily.</text:p>
      <text:p text:style-name="P4">
“Citizens of Ukraine who are temporarily under the occupation of the racists, we remind you that you can bring the de -occupation of our lands for the defense forces of defense!It is thanks to you not only destroy the enemy, but also save the life of our soldiers and civilians. It is your contribution that can be staging in the return of Ukraine in 1991!” - says in the address.</text:p>
      <text:p text:style-name="P4">
In the General Directorate of Intelligence, the IUU is asked to continue to inform the information on the location of the occupation forces and means:</text:p>
      <ul>
        <li>
dislocation points, residence of the personnel and management of the occupation troops; * warehouses of storage of shells and fuel and lubricants; * points of placement, storage and repair of military equipment; * places of placement of Rer and Reb means(Haraker Label: Antenna TA locators); * headquarters and points of management of occupation troops; * storage places and points of duty of air defense products(Air defense).</li>
      </ul>
      <text:p text:style-name="P4">
Всю інформацію необхідно відправляти на офіційний бот: @povertaemosvoe_bot</text:p>
      <text:p text:style-name="P4">
«Пишіть активніше, повернення Криму під контроль України неминуче. Чим будебільше інформації — тим швидше настане звільнення», — наголосили в ГУР.</text:p>
      <text:p text:style-name="P4">
News Source: <text:a xlink:type="simple" xlink:href="https://armyinform.com.ua/2023/06/14/gur-zvertayetsya-do-krymchan-vy-mayete-zmogu-nablyzyty-deokupacziyu-ukrayinskyh-zemel/" text:style-name="Internet_20_link" text:visited-style-name="Visited_20_Internet_20_Link">
https://armyinform.com.ua/2023/06/14/gur-zvertayetsya-do-krymchan-vy-mayete-zmogu-nablyzyty-deokupacziyu-ukrayinskyh-zemel/</text:a>
</text:p>
      <!--NEWS-->
      <text:h text:style-name="P10" text:outline-level="1">
<text:span text:style-name="T4">
In Kharkiv, combatants will be able to get an interest -free loan for housing</text:span>
</text:h>
      <text:p text:style-name="P4">
Author: ['Дмитро Горбунов']</text:p>
      <text:p text:style-name="P4">
Time: 2023-06-14T69:00:00-04:00</text:p>
      <text:p text:style-name="P4">
Description: At the MISTI Kharkiv, the status of the participants of the fighting fuel rymati vid Mista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zhytlo-dlya-v_sluzhbovcziv.jpeg" text:style-name="Internet_20_link" text:visited-style-name="Visited_20_Internet_20_Link">
zhytlo-dlya-v_sluzhbovcziv.jpeg</text:a>
']</text:p>
      <text:p text:style-name="P4">
Tags: ['СОЦІАЛЬНИЙ ЗАХИСТ']</text:p>
      <text:p text:style-name="P4">
Category: News</text:p>
      <!--METADATA-->
      <text:p text:style-name="P4">
<draw:frame draw:style-name="fr1" draw:name="Image295" text:anchor-type="as-char" svg:width="6.9236in" svg:height="3.10985in" draw:z-index="0">
<draw:image xlink:href="../Images/AРМІЯINFORM/2023-06-14T69-00-00-04-00/zhytlo-dlya-v_sluzhbovcziv.jpeg" xlink:type="simple" xlink:show="embed" xlink:actuate="onLoad" draw:mime-type="image/jpeg"/>
</draw:frame>
In the city of Kharkiv, persons with the status of combatants will be able to obtain a cost -free loan for a home for up to 15 years.</text:p>
      <text:p text:style-name="P4">
Such a norm is contained in the decision to amend the city target program of construction(acquisition)Available housing for 2021–2030, adopted on June 13 during an extraordinary session of Kharkiv City Council.</text:p>
      <text:p text:style-name="P4">
In this way, the deputies took care of our military and law enforcement officers who participated in the measures necessary to ensure the defense of Ukraine, protection of the security of the population and the interests of the state in connection with Russian aggression.</text:p>
      <text:p text:style-name="P4">
In addition, by voting, other changes have been made to this program, and will be able to remain in the queue to receive a preferential lever with the preservation of the order in the Register.</text:p>
      <text:p text:style-name="P4">
The initiators of these important decisions were a deputy group of numerous protectives of Ukraine, headed by a representative of the Kharkiv Regional Public Organization "Union of ATO Veterans" Yuri Korsunov.</text:p>
      <ul>
        <li>
Social support for people who win or won victory for all Ukrainians is extremely needed, - says Yuri Korsunov. - There is a lot of such measures. We have long sought to make these changes be made. By the way, we also work on other important issues, including the provision of safety housing of our soldiers and families of dead brothers.</li>
      </ul>
      <text:p text:style-name="P4">
He said that on the basis of the last decision of the City Council the mechanism of providing interest -free loans is being worked out, specific housing facilities, state financial institutions and more are selected. Therefore, there is a little more to work on bringing this issue to the finish line. However, in his thought, the hardest thing is behind.</text:p>
      <text:p text:style-name="P4">
By the way, at the same time in Kharkiv region a regional program for supporting ATO/OOS participants for construction or purchase of housing in the Kharkiv region for 2022-2025 is being implemented. This social project, better known as "60%by 40%", stipulates that the participants of the program from the regional budget compensate for 40%of the cost of the home they buy. The rest of the money is paid by ATO/OOS. Among the criteria for determining the priority of candidates for housing is the multidimensionality, injuries, disability, etc.</text:p>
      <text:p text:style-name="P4">
News Source: <text:a xlink:type="simple" xlink:href="https://armyinform.com.ua/2023/06/14/u-harkovi-uchasnyky-bojovyh-dij-zmozhut-otrymaty-bezvidsotkovyj-kredyt-na-zhytlo/" text:style-name="Internet_20_link" text:visited-style-name="Visited_20_Internet_20_Link">
https://armyinform.com.ua/2023/06/14/u-harkovi-uchasnyky-bojovyh-dij-zmozhut-otrymaty-bezvidsotkovyj-kredyt-na-zhytlo/</text:a>
</text:p>
      <!--NEWS-->
      <text:h text:style-name="P10" text:outline-level="1">
<text:span text:style-name="T4">
Mobilized sailors-border guards passed a course of training</text:span>
</text:h>
      <text:p text:style-name="P4">
Author: ['АРМІЯINFORM']</text:p>
      <text:p text:style-name="P4">
Time: 2023-06-14T6:00:00-04:00</text:p>
      <text:p text:style-name="P4">
Description: VIISKOVOVOVOSKI, Yaki Buli Damovani to the Love of Khudoroni Derzydonkordon Servic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news_20230613_151409_16866584495.jpg" text:style-name="Internet_20_link" text:visited-style-name="Visited_20_Internet_20_Link">
news_20230613_151409_16866584495.jpg</text:a>
', '<text:a xlink:type="simple" xlink:href="https://armyinform.com.ua/wp-content/uploads/2023/06/news_20230613_151405_16866584452-150x150.jpg" text:style-name="Internet_20_link" text:visited-style-name="Visited_20_Internet_20_Link">
news_20230613_151405_16866584452-150x150.jpg</text:a>
', '<text:a xlink:type="simple" xlink:href="https://armyinform.com.ua/wp-content/uploads/2023/06/news_20230613_151406_16866584463-150x150.jpg" text:style-name="Internet_20_link" text:visited-style-name="Visited_20_Internet_20_Link">
news_20230613_151406_16866584463-150x150.jpg</text:a>
', '<text:a xlink:type="simple" xlink:href="https://armyinform.com.ua/wp-content/uploads/2023/06/news_20230613_151408_16866584484-150x150.jpg" text:style-name="Internet_20_link" text:visited-style-name="Visited_20_Internet_20_Link">
news_20230613_151408_16866584484-150x150.jpg</text:a>
']</text:p>
      <text:p text:style-name="P4">
Tags: ['STOPRUSSIA', 'АГРЕСІЯ РФ']</text:p>
      <text:p text:style-name="P4">
Category: News</text:p>
      <!--METADATA-->
      <text:p text:style-name="P4">
<draw:frame draw:style-name="fr1" draw:name="Image296" text:anchor-type="as-char" svg:width="6.9236in" svg:height="5.1927in" draw:z-index="0">
<draw:image xlink:href="../Images/AРМІЯINFORM/2023-06-14T6-00-00-04-00/news_20230613_151409_16866584495.jpg" xlink:type="simple" xlink:show="embed" xlink:actuate="onLoad" draw:mime-type="image/jpeg"/>
</draw:frame>
Servicemen who were called to the ranks of the maritime border guard on mobilization but did not have experience of service, were trained at one of the training centers of the SSSU.</text:p>
      <text:p text:style-name="P4">
About it <text:a xlink:type="simple" xlink:href="https://dpsu.gov.ua/ua/news/Mobilizovani-moryaki-prikordonniki-proyshli-kurs-pidgotovki-/" text:style-name="Internet_20_link" text:visited-style-name="Visited_20_Internet_20_Link">
reports</text:a>
State Border Service of Ukraine.</text:p>
      <text:p text:style-name="P4">
More than thirty defenders and one defender in the framework of preparation have acquired practical skills in marine, fire, tactical and intelligence training. The newly minted border guards practiced in shooting, throwing, developed endurance, checking the ability to overcome difficulties, heavy physical and psychological loads related to tasks, expanded their knowledge, courageously and steadily overcome their own fears.</text:p>
      <text:p text:style-name="P4">
<text:a xlink:type="simple" xlink:href="https://armyinform.com.ua/wp-content/uploads/2023/06/news_20230613_151405_16866584452.jpg" text:style-name="Internet_20_link" text:visited-style-name="Visited_20_Internet_20_Link">
!(Images/AРМІЯINFORM/2023-06-14T6-00-00-04-00/news_20230613_151405_16866584452-150x150.jpg)</text:a>
</text:p>
      <text:p text:style-name="P4">
<text:a xlink:type="simple" xlink:href="https://armyinform.com.ua/wp-content/uploads/2023/06/news_20230613_151406_16866584463.jpg" text:style-name="Internet_20_link" text:visited-style-name="Visited_20_Internet_20_Link">
<draw:frame draw:style-name="fr1" draw:name="Image297" text:anchor-type="as-char" svg:width="6.9236in" svg:height="6.9236in" draw:z-index="0">
<draw:image xlink:href="../Images/AРМІЯINFORM/2023-06-14T6-00-00-04-00/news_20230613_151406_16866584463-150x150.jpg" xlink:type="simple" xlink:show="embed" xlink:actuate="onLoad" draw:mime-type="image/jpeg"/>
</draw:frame>
</text:a>
</text:p>
      <text:p text:style-name="P4">
<text:a xlink:type="simple" xlink:href="https://armyinform.com.ua/wp-content/uploads/2023/06/news_20230613_151408_16866584484.jpg" text:style-name="Internet_20_link" text:visited-style-name="Visited_20_Internet_20_Link">
<draw:frame draw:style-name="fr1" draw:name="Image298" text:anchor-type="as-char" svg:width="6.9236in" svg:height="6.9236in" draw:z-index="0">
<draw:image xlink:href="../Images/AРМІЯINFORM/2023-06-14T6-00-00-04-00/news_20230613_151408_16866584484-150x150.jpg" xlink:type="simple" xlink:show="embed" xlink:actuate="onLoad" draw:mime-type="image/jpeg"/>
</draw:frame>
</text:a>
The lion's part of the course took place in the field, during which the border guards studied and performed actions in the group, department, platoon.</text:p>
      <text:p text:style-name="P4">
“My decision was unambiguous - today I have to get involved in the protection of Ukraine. We will win, but not desired enough, we must act. A person is afraid of what he does not know. I think knowledge will overcome all fears. There is still a lot of work work, but the base is stuck - strong, ” - summed up the maritime border guard Alla Skazkevich.</text:p>
      <text:p text:style-name="P4">
The practical highlight of the course was the struggle for the survivability of the ship, which was bully in conditions as close as possible to emergency. Practice defenders improved the coordinated crew actions using emergency rescue property while combating local fire and training the skills of counteracting the volumetric fire development.</text:p>
      <text:p text:style-name="P4">
In addition to the struggle for the survivability of the ship, they studied the mobilized and the basics of tactical medical.</text:p>
      <text:p text:style-name="P4">
Prepared, motivated and inspired by the first successes, border guards were released to staff units, where they will hone the skills in the crew.</text:p>
      <text:p text:style-name="P4">
News Source: <text:a xlink:type="simple" xlink:href="https://armyinform.com.ua/2023/06/14/mobilizovani-moryaky-prykordonnyky-projshly-kurs-pidgotovky/" text:style-name="Internet_20_link" text:visited-style-name="Visited_20_Internet_20_Link">
https://armyinform.com.ua/2023/06/14/mobilizovani-moryaky-prykordonnyky-projshly-kurs-pidgotovky/</text:a>
</text:p>
      <!--NEWS-->
      <text:h text:style-name="P10" text:outline-level="1">
<text:span text:style-name="T4">
Russia in the Hague urged the UN International Court of Ukraine to reject the requirements of Ukraine</text:span>
</text:h>
      <text:p text:style-name="P4">
Authors: Ukrinform (Person)</text:p>
      <text:p text:style-name="P4">
Publisher: Укринформ (Organization)</text:p>
      <text:p text:style-name="P4">
Published Time: 2023-06-14T6:24:00+03:00</text:p>
      <text:p text:style-name="P4">
Modified Time: 2023-06-14T22:24:00+03:00</text:p>
      <text:p text:style-name="P4">
Description: The Russian side called on the UN International Court of Ukraine to reject Ukraine's requirements in the case of Russia's violation of two conventions - on the fight against terrorism financing and the ban on all forms of racial discrimination. - Ukrinform.</text:p>
      <text:p text:style-name="P4">
Images: ['<text:a xlink:type="simple" xlink:href="https://static.ukrinform.com/photos/2019_11/thumb_files/630_360_1573224391-3376.jpeg" text:style-name="Internet_20_link" text:visited-style-name="Visited_20_Internet_20_Link">
630_360_15732...</text:a>
', '<text:a xlink:type="simple" xlink:href="https://static.ukrinform.com/photos/2023_06/1686771606-549.jpg" text:style-name="Internet_20_link" text:visited-style-name="Visited_20_Internet_20_Link">
1686771606-54...</text:a>
', '<text:a xlink:type="simple" xlink:href="https://static.ukrinform.com/photos/2023_06/1686771605-688.jpg" text:style-name="Internet_20_link" text:visited-style-name="Visited_20_Internet_20_Link">
1686771605-68...</text:a>
']</text:p>
      <text:p text:style-name="P4">
Tags: ['Гаага', 'Міжнародний суд ООН', 'Росія']</text:p>
      <text:p text:style-name="P4">
Type: Article</text:p>
      <!--METADATA-->
      <text:p text:style-name="P4">
<draw:frame draw:style-name="fr1" draw:name="Image299" text:anchor-type="as-char" svg:width="6.9236in" svg:height="3.956343in" draw:z-index="0">
<draw:image xlink:href="../Images/yкринформ/2023-06-14T6-24-00-03-00/630_360_1573224391-3376.jpeg" xlink:type="simple" xlink:show="embed" xlink:actuate="onLoad" draw:mime-type="image/jpeg"/>
</draw:frame>
Russtoron called on the UN International Court of Ukraine to reject Ukraine's requirements in the case of Russia's dismissal of two conventions - to combat terrorism financing and prohibit all forms of racial discrimination.</text:p>
      <text:p text:style-name="P4">
It is reported by Ukrinform correspondent in the Hague.</text:p>
      <text:p text:style-name="P4">
"The Russian Federation asks the Court to reject all the requirements of Ukraine on the International Convention for the Financing of Terrorism and the International Convention on the Liquidation of Forms of Racial Discrimination," Alexander Shulgin said in his speech by Russian Ambassador of Russia.</text:p>
      <text:p text:style-name="P4">
<draw:frame draw:style-name="fr1" draw:name="Image300" text:anchor-type="as-char" svg:width="6.9236in" svg:height="4.615733in" draw:z-index="0">
<draw:image xlink:href="../Images/yкринформ/2023-06-14T6-24-00-03-00/1686771606-549.jpg" xlink:type="simple" xlink:show="embed" xlink:actuate="onLoad" draw:mime-type="image/jpeg"/>
</draw:frame>
<text:span text:style-name="T4">
 Read also: </text:span>
 [Case of Ukraine v.(https://www.ukrinform.ua/rubric-polytics/3722866-sprava-ukraina-proti-rosii-u-miznarodnomu-sudi-oon-cetvertij-den-publicnih-sluhan.html)He also said that Ukraine's appeal to court was an attempt to justify against Donbass. According to him, Ukraine has initiated the case to take attention from its support to Nazism. "Ukraine has come to this court with dirty and blocked hands," Shulgin says.</text:p>
      <text:p text:style-name="P4">
The Russian side also denied that the so -called "DNR" and "LNR" are terrorist organizations funded by Russia.</text:p>
      <text:p text:style-name="P4">
<draw:frame draw:style-name="fr1" draw:name="Image301" text:anchor-type="as-char" svg:width="6.9236in" svg:height="4.615733in" draw:z-index="0">
<draw:image xlink:href="../Images/yкринформ/2023-06-14T6-24-00-03-00/1686771605-688.jpg" xlink:type="simple" xlink:show="embed" xlink:actuate="onLoad" draw:mime-type="image/jpeg"/>
</draw:frame>
Today, the UN International Court of Justice was the fourth, last day of public listening in Ukraine against Russia to violate Russia's two conventions -on the fight against terrorism financing and the elimination of all forms of discrimination.</text:p>
      <text:p text:style-name="P4">
<text:span text:style-name="T4">
 Read also: </text:span>
 <text:a xlink:type="simple" xlink:href="https://www.ukrinform.ua/rubric-polytics/3722018-ukraina-ocikue-so-risenna-miznarodnogo-sudu-oon-viavit-porusenna-rf-dvoh-konvencij-korinevic.html" text:style-name="Internet_20_link" text:visited-style-name="Visited_20_Internet_20_Link">
Ukraine expects the decision of the International Court of Justice of the UN will reveal the Russian Deviation of Two Conventions</text:a>
The hearing was devoted to the consideration of the case.</text:p>
      <text:p text:style-name="P4">
After hearing all parties, the court is deleted to make a decision.</text:p>
      <text:p text:style-name="P4">
As reported by Ukrinform, in June, the UN International Court of Justice conducted publicity in the case of Russia's violation of conventions on combating terrorism and prohibiting all forms of racial discrimination.</text:p>
      <text:p text:style-name="P4">
<text:span text:style-name="T4">
 Read also: </text:span>
 <text:a xlink:type="simple" xlink:href="https://www.ukrinform.ua/rubric-polytics/3722013-zolotarova-u-miznarodnomu-sudi-oon-pravda-na-nasij-storoni.html" text:style-name="Internet_20_link" text:visited-style-name="Visited_20_Internet_20_Link">
Zolotaryova in the UN International Court of Justice: Truth in Our Salna</text:a>
There were two rounds of speeches of the parties: June 6 and 12 is the legal team of Ukraine, June 8 and 14 - Russia.On January 16, 2017, Ukraine filed a lawsuit against the International Court of Justice against Russia's violation of the Convention on the Prohibition of Financing Terrorism and the Convention of Racial Discrimination.</text:p>
      <text:p text:style-name="P4">
<text:span text:style-name="T4">
 Read also: </text:span>
 <text:a xlink:type="simple" xlink:href="https://www.ukrinform.ua/rubric-crimea/3721983-ukraina-u-miznarodnomu-sudi-oon-rosia-zaprovadila-rezim-rasovoi-diskriminacii-v-krimu.html" text:style-name="Internet_20_link" text:visited-style-name="Visited_20_Internet_20_Link">
Ukraine in the UN International Court of Justice: Russia has introduced the Crimean discrimination regime</text:a>
The accusations put forward by Russia include: providing weapons and other assistance from the non -assistance; the crashing of the Malaysian Airlines by ReismH-17; shelling of residential areas of Mariupol and Kramatorsk; destruction of a busy passenger bus near Volnovakha; explosion during peacekeepers in Kharkiv; discrimination against Ukrainian and Crimean Tatar communities; prohibition of the activities of the Majlis of the Crimean Tatar people; waves of disappearance, murder, unauthorized searches, detentions; Restrictions on teaching Ukrainian Ican Tatar languages.</text:p>
      <text:p text:style-name="P4">
Photo: I. Drabok</text:p>
      <text:p text:style-name="P4">
News Source: <text:a xlink:type="simple" xlink:href="https://www.ukrinform.ua/rubric-polytics/3723008-rosia-u-gaazi-zaklikala-miznarodnij-sud-oon-vidhiliti-vimogi-ukraini.html" text:style-name="Internet_20_link" text:visited-style-name="Visited_20_Internet_20_Link">
https://www.ukrinform.ua/rubric-polytics/3723008-rosia-u-gaazi-zaklikala-miznarodnij-sud-oon-vidhiliti-vimogi-ukraini.html</text:a>
</text:p>
      <!--NEWS-->
      <text:h text:style-name="P10" text:outline-level="1">
<text:span text:style-name="T4">
The Ministry of Foreign Affairs of Ukraine invited Peru to join the realization of the formula of peace</text:span>
</text:h>
      <text:p text:style-name="P4">
Author: ['АРМІЯINFORM']</text:p>
      <text:p text:style-name="P4">
Time: 2023-06-14T70:00:00-04:00</text:p>
      <text:p text:style-name="P4">
Description: Minist of the law enforcement reports of Ukraine Dmitro Kuleba Proviv Rozmov with the Otruanskoye Kalgoi Aniol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dmytro-kuleba-antaliya.jpeg" text:style-name="Internet_20_link" text:visited-style-name="Visited_20_Internet_20_Link">
dmytro-kuleba-antaliya.jpeg</text:a>
']</text:p>
      <text:p text:style-name="P4">
Tags: ['ДМИТРО КУЛЕБА', 'ПЕРУ', 'ФОРМУЛА МИРУ']</text:p>
      <text:p text:style-name="P4">
Category: News</text:p>
      <!--METADATA-->
      <text:p text:style-name="P4">
<draw:frame draw:style-name="fr1" draw:name="Image302" text:anchor-type="as-char" svg:width="6.9236in" svg:height="3.63489in" draw:z-index="0">
<draw:image xlink:href="../Images/AРМІЯINFORM/2023-06-14T70-00-00-04-00/dmytro-kuleba-antaliya.jpeg" xlink:type="simple" xlink:show="embed" xlink:actuate="onLoad" draw:mime-type="image/jpeg"/>
</draw:frame>
Illustrative photo</text:p>
      <text:p text:style-name="P4">
Foreign Minister of Ukraine Dmytro Kuleba had a conversation with the Peruvian College Ana Jervas and invited it to join the formula of the Presidential Ukrainian Peace.</text:p>
      <text:p text:style-name="P4">
The head of Ukrainian diplomacy <text:a xlink:type="simple" xlink:href="https://twitter.com/DmytroKuleba/status/1668652769970929665" text:style-name="Internet_20_link" text:visited-style-name="Visited_20_Internet_20_Link">
reported</text:a>
Obliga Twitter.</text:p>
      <text:p text:style-name="P4">
“I am grateful to Peru for the fundamental position that the war should be immediately questioned by the withdrawal of its troops from Ukraine by Russia. I invited the permeable to the formula of peace and efforts to bring Russia reference, ”the message reads.</text:p>
      <text:p text:style-name="P4">
Earlier Dmytro Kuleba <text:a xlink:type="simple" xlink:href="https://armyinform.com.ua/2023/06/14/dmytro-kuleba-zaprosyv-jordaniyu-vzyaty-uchast-u-realizacziyi-ukrayinskoyi-formuly-myru/" text:style-name="Internet_20_link" text:visited-style-name="Visited_20_Internet_20_Link">
invited</text:a>
Jordan to participate in the implementation of the Ukrainian formula of peace.</text:p>
      <text:p text:style-name="P4">
News Source: <text:a xlink:type="simple" xlink:href="https://armyinform.com.ua/2023/06/14/glava-mzs-ukrayiny-zaprosyv-peru-pryyednatysya-do-realizacziyi-formuly-myru/" text:style-name="Internet_20_link" text:visited-style-name="Visited_20_Internet_20_Link">
https://armyinform.com.ua/2023/06/14/glava-mzs-ukrayiny-zaprosyv-peru-pryyednatysya-do-realizacziyi-formuly-myru/</text:a>
</text:p>
      <!--NEWS-->
      <text:h text:style-name="P10" text:outline-level="1">
<text:span text:style-name="T4">
As infantry from a grenade launcher and flamethrower burned the armor of the Russians</text:span>
</text:h>
      <text:p text:style-name="P4">
Author: ['Владислав Назаркевич']</text:p>
      <text:p text:style-name="P4">
Time: 2023-06-14T71:00:00-04:00</text:p>
      <text:p text:style-name="P4">
Description: Tse Zvichain Zavdannya Pikhotsiv - to see on Zazdaled Rosvіdan і Pіdladolu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1-17.jpg" text:style-name="Internet_20_link" text:visited-style-name="Visited_20_Internet_20_Link">
11-17.jpg</text:a>
']</text:p>
      <text:p text:style-name="P4">
Tags: []</text:p>
      <text:p text:style-name="P4">
Category: News</text:p>
      <!--METADATA-->
      <text:p text:style-name="P4">
<draw:frame draw:style-name="fr1" draw:name="Image303" text:anchor-type="as-char" svg:width="6.9236in" svg:height="4.615733in" draw:z-index="0">
<draw:image xlink:href="../Images/AРМІЯINFORM/2023-06-14T71-00-00-04-00/11-17.jpg" xlink:type="simple" xlink:show="embed" xlink:actuate="onLoad" draw:mime-type="image/jpeg"/>
</draw:frame>
This is the usual task of the infantrymen at zero - to go out to a pre -explored and prepared fire position to burn with a gunner and grenade launcher, a technique or a living power of the enemy.</text:p>
      <ul>
        <li>
The route back everyone remembers, we move only with certain paths, - they create their task grenade launchers. - immediately after the shot, we quickly turn to the starting positions. The enemy will start to "cover" the place where we will crush.</li>
      </ul>
      <text:p text:style-name="P4">
At the same time, the battalion commander gives command to the operators of antitrone rifles to "close" the sky above the route and the position of infantry.</text:p>
      <ul>
        <li>
It is most likely that drones can notice our exit to fire deployment, so we need to minimize this threat, - says grenade launcher. - Our operators will work with their antitrone guns. The devices that "blazes" the signal to the quadcopters of the Mavic type. We can also be displayed from enemy terrestrial observations. We can not prevent this, but the probability here is small.</li>
      </ul>
      <text:p text:style-name="P4">
After the "antidronshitors" have reported work, grenade launchers are jogging, aiming and making shots. This is all the underpass whistle of mines in the air and explosions on the ground.</text:p>
      <text:p text:style-name="P4">
After successful distance from the firing position, infantrymen soothe breathing and again can speak.</text:p>
      <ul>
        <li>
We burned the boldage of the invaders. The RPG-7 was used for this purpose-a hand-held grenade launcher, and then RSHG-1-a jet assault grenade with a shoe charge. This Rshg-1, by the way, is a trophy. We took it to the racists. Now we returned.</li>
      </ul>
      <text:p text:style-name="P4">
At that moment, the invaders begin to intensively fire the area from which oatmeal. This is a reason to accelerate again.</text:p>
      <ul>
        <li>
Probably, they are hot there, they split, - laughs Dmitry grenade launcher. "I think, we worked well. Distributed the corners and directions of fire, the ranking. Our drone was followed by work. From the command and surroundings of the pointBathalione report that they recorded secondary detonation in the area of hostility and a lot of fire and smoke. It's good. Now you see what we get here every day.</li>
      </ul>
      <text:p text:style-name="P4">
<text:span text:style-name="T5">
Detal about one day from the life of infantrymen of the 2nd mechanized battalion of the67th separate mechanized Brigade <text:a xlink:type="simple" xlink:href="https://armyinform.com.ua/2023/06/14/pihota-na-nuli-granatometnyky-palyat-blindazhi-vorozhyj-raketnyj-udar-evakuacziya-poranenogo/" text:style-name="Internet_20_link" text:visited-style-name="Visited_20_Internet_20_Link">
Read</text:a>
In the material of Vladislav Nazarkevich.</text:span>
</text:p>
      <text:p text:style-name="P4">
<text:span text:style-name="T5">
Opto and video author</text:span>
</text:p>
      <text:p text:style-name="P4">
News Source: <text:a xlink:type="simple" xlink:href="https://armyinform.com.ua/2023/06/14/yak-pihotynczi-z-granatometa-ta-vognemeta-spalyly-blindazh-rosiyan/" text:style-name="Internet_20_link" text:visited-style-name="Visited_20_Internet_20_Link">
https://armyinform.com.ua/2023/06/14/yak-pihotynczi-z-granatometa-ta-vognemeta-spalyly-blindazh-rosiyan/</text:a>
</text:p>
      <!--NEWS-->
      <text:h text:style-name="P10" text:outline-level="1">
<text:span text:style-name="T4">
France strongly condemned Russia's last strikes in Ukraine</text:span>
</text:h>
      <text:p text:style-name="P4">
Author: ['АРМІЯINFORM']</text:p>
      <text:p text:style-name="P4">
Time: 2023-06-14T72:00:00-04:00</text:p>
      <text:p text:style-name="P4">
Description: Franziya Naireshchiyu Zhovzhu nova Khvilu Rosieki missile strokes, Zavdani in the region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1-18.jpg" text:style-name="Internet_20_link" text:visited-style-name="Visited_20_Internet_20_Link">
11-18.jpg</text:a>
']</text:p>
      <text:p text:style-name="P4">
Tags: ['STOPRUSSIA', 'АГРЕСІЯ РФ', 'ВТОРГНЕННЯ РФ', 'ДОПОМОГА ПАРТНЕРІВ', 'СВІТ ПІДТРИМУЄ УКРАЇНУ', 'ФРАНЦІЯ']</text:p>
      <text:p text:style-name="P4">
Category: News</text:p>
      <!--METADATA-->
      <text:p text:style-name="P4">
<draw:frame draw:style-name="fr1" draw:name="Image304" text:anchor-type="as-char" svg:width="6.9236in" svg:height="5.210009in" draw:z-index="0">
<draw:image xlink:href="../Images/AРМІЯINFORM/2023-06-14T72-00-00-04-00/11-18.jpg" xlink:type="simple" xlink:show="embed" xlink:actuate="onLoad" draw:mime-type="image/jpeg"/>
</draw:frame>
France condemns the new wave of Russian rocket strokes, and deliberately aimed at civilian infrastructure.</text:p>
      <text:p text:style-name="P4">
This is stated in <text:a xlink:type="simple" xlink:href="https://ua.ambafrance.org/Ukrayina-Zasudzhennya-rosiijs-kih-udariiv-po-Ukrayinii-13-chervnya-2023-roku" text:style-name="Internet_20_link" text:visited-style-name="Visited_20_Internet_20_Link">
statement</text:a>
which is published by France in Ukraine.</text:p>
      <text:p text:style-name="P4">
“These blows were once again intentionally aimed at civilian infrastructure, which is a gross violation of international humanitarian law. They caused the victims, in particular, in the city of Kryvyi Rih, where, according to the preliminary evaluation of the Ukrainian authorities, six people were killed, ”the message said.</text:p>
      <text:p text:style-name="P4">
As the Minister of Europe and Foreign Affairs Katrincolone has repeatedly emphasized, these unacceptable acts are war crimes and should not remain free.</text:p>
      <text:p text:style-name="P4">
"France will continue to support the Ukrainian courts and the International Criminal Court to combat impunity for such crimes," it is stated in the statement.</text:p>
      <text:p text:style-name="P4">
It should be reminded that the head of the French foreign policy of Katrincolone, while at a meeting of foreign ministers(https://armyinform.com.ua/2023/06/01/glava-zovnishnopolitychnogo-vidomstva-francziyi-vymagatyme-posylennya-pidtrymky-ta-nadannya-garantij-bezpeky-ukrayini/)that will insist on a specific planning of Ukraine to NATO during <text:a xlink:type="simple" xlink:href="https://armyinform.com.ua/2023/06/13/ochikuyetsya-potuzhnyj-paket-pidtrymky-ukrayiny-na-samiti-u-vilnyusi-entoni-blinken/" text:style-name="Internet_20_link" text:visited-style-name="Visited_20_Internet_20_Link">
summit</text:a>
North Atlantic Aleshian in Vilnius.</text:p>
      <text:p text:style-name="P4">
And French President Emmanuel Macron <text:a xlink:type="simple" xlink:href="https://armyinform.com.ua/2023/05/29/strategiya-rosiyi-yaka-vychikuye-shho-na-zahodi-vtomlyatsya-ta-ne-dopomagatymut-ukrayini-ne-spraczyuye/" text:style-name="Internet_20_link" text:visited-style-name="Visited_20_Internet_20_Link">
emphasized</text:a>
that his country's strategy is to help Ukraine organize a contractor at the right time so that Kiev can return everyone under the tables on their chosen conditions and create a strong peace for itself.</text:p>
      <text:p text:style-name="P4">
News Source: <text:a xlink:type="simple" xlink:href="https://armyinform.com.ua/2023/06/14/francziya-rishuche-zasudyla-ostanni-udary-rosiyi-po-ukrayini/" text:style-name="Internet_20_link" text:visited-style-name="Visited_20_Internet_20_Link">
https://armyinform.com.ua/2023/06/14/francziya-rishuche-zasudyla-ostanni-udary-rosiyi-po-ukrayini/</text:a>
</text:p>
      <!--NEWS-->
      <text:h text:style-name="P10" text:outline-level="1">
<text:span text:style-name="T4">
The Russians destroyed the unique scientific equipment of Kharkiv physicists</text:span>
</text:h>
      <text:p text:style-name="P4">
Author: ['Антон Печерський']</text:p>
      <text:p text:style-name="P4">
Time: 2023-06-14T73:00:00-04:00</text:p>
      <text:p text:style-name="P4">
Description: At the Pershi, a large -scale attack of the Federal Federal Administrative District on Ukraine PID PI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1_golovna_obladnannya.jpg" text:style-name="Internet_20_link" text:visited-style-name="Visited_20_Internet_20_Link">
01_golovna_obladnannya.jpg</text:a>
']</text:p>
      <text:p text:style-name="P4">
Tags: ['ВТОРГНЕННЯ РФ', 'ХАРКІВЩИНА']</text:p>
      <text:p text:style-name="P4">
Category: News</text:p>
      <!--METADATA-->
      <text:p text:style-name="P4">
<draw:frame draw:style-name="fr1" draw:name="Image305" text:anchor-type="as-char" svg:width="6.9236in" svg:height="5.1927in" draw:z-index="0">
<draw:image xlink:href="../Images/AРМІЯINFORM/2023-06-14T73-00-00-04-00/01_golovna_obladnannya.jpg" xlink:type="simple" xlink:show="embed" xlink:actuate="onLoad" draw:mime-type="image/jpeg"/>
</draw:frame>
In the first days of a large-scale attack of the Russian Federation on Ukraine, the Kharkiv district of Pyatykhatka was subordinated, where the building of the educational and scientific institute "Physics and Technical Faculty" of Kharkiv National University named after VN Karazin is located. Not only did the artillery downgrade destroy the newly repaired building of the faculty, but he has destroyed unique scientific equipment.</text:p>
      <text:p text:style-name="P4">
The ArmyInform was told about it by Doctor of Physical and Mathematical Sciences, Professor, Corresponding Member of the National Academy of Sciences of Ukraine, Honosty of Science and Technology of Ukraine Igor Hirka.</text:p>
      <ul>
        <li>
One of the structural units of the faculty is the Department of Medical Physics Tabiomedical Nanotechnology. It was equipped with state -of -the -art and very precious moldings purchased in Japan in Europe. It conducted research level, published results in the best magazines, includingNature. Just to the window of the department, a rocket and all the burning, - said.</li>
      </ul>
      <text:p text:style-name="P4">
Part of the equipment of the faculty is not subject to restoration.</text:p>
      <text:p text:style-name="P4">
More about the fate of the Educational and Scientific Institute of Physics and Technical Faculty of Kharkiv National University named after VN Karazin post-type-scale attack of the Russian Federation on Ukraine <text:a xlink:type="simple" xlink:href="https://armyinform.com.ua/2023/06/14/obstrilyuyuchy-harkivski-pyatyhatky-rosiyany-svidomo-ignoruvaly-nebezpeku-radioaktyvnogo-zabrudnennya/" text:style-name="Internet_20_link" text:visited-style-name="Visited_20_Internet_20_Link">
Read</text:a>
In an interview with Igor's slide correspondent Armyinform.</text:p>
      <text:p text:style-name="P4">
News Source: <text:a xlink:type="simple" xlink:href="https://armyinform.com.ua/2023/06/14/rosiyany-znyshhyly-unikalne-naukove-obladnannya-harkivskyh-fizykiv/" text:style-name="Internet_20_link" text:visited-style-name="Visited_20_Internet_20_Link">
https://armyinform.com.ua/2023/06/14/rosiyany-znyshhyly-unikalne-naukove-obladnannya-harkivskyh-fizykiv/</text:a>
</text:p>
      <!--NEWS-->
      <text:h text:style-name="P10" text:outline-level="1">
<text:span text:style-name="T4">
Pentagon: The United States provided Ukraine with almost $ 40 billion in defense, allies - $ 27 billion</text:span>
</text:h>
      <text:p text:style-name="P4">
Author: ['АРМІЯINFORM']</text:p>
      <text:p text:style-name="P4">
Time: 2023-06-14T74:00:00-04:00</text:p>
      <text:p text:style-name="P4">
Description: In the USA, the United States visible Blizo 40 mialardiz Dolariv on the defense of the pre -Ukrainian Duphoma, ... the war with Ukraine 2022, the war with Ukraine is the latest news today, the news war with Ukraine 2022 is the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208674760651818860_x.jpg" text:style-name="Internet_20_link" text:visited-style-name="Visited_20_Internet_20_Link">
photo_5208674760651818860_x.jpg</text:a>
']</text:p>
      <text:p text:style-name="P4">
Tags: ['БЕЗПЕКОВА ДОПОМОГА УКРАЇНІ', 'ОБОРОННА ДОПОМОГА', 'СВІТ ПІДТРИМУЄ УКРАЇНУ', 'США']</text:p>
      <text:p text:style-name="P4">
Category: News</text:p>
      <!--METADATA-->
      <text:p text:style-name="P4">
<draw:frame draw:style-name="fr1" draw:name="Image306" text:anchor-type="as-char" svg:width="6.9236in" svg:height="4.976338in" draw:z-index="0">
<draw:image xlink:href="../Images/AРМІЯINFORM/2023-06-14T74-00-00-04-00/photo_5208674760651818860_x.jpg" xlink:type="simple" xlink:show="embed" xlink:actuate="onLoad" draw:mime-type="image/jpeg"/>
</draw:frame>
To date, the United States has allocated about $ 40 billion for defense aid, and allies and partners - $ 27 billion.</text:p>
      <text:p text:style-name="P4">
About this <text:a xlink:type="simple" xlink:href="https://www.defense.gov/News/News-Stories/Article/Article/3427210/official-says-nato-discussions-to-focus-on-ukraine-support/" text:style-name="Internet_20_link" text:visited-style-name="Visited_20_Internet_20_Link">
it is referred</text:a>
On the Pentagon site.</text:p>
      <text:p text:style-name="P4">
Defense assistance to Ukraine in total is provided by 53 allies and partners.</text:p>
      <text:p text:style-name="P4">
The US Defense Ministry noted that the states in the percentage of gross domestic products are ranked 13th among the countries and partners that support Ukraine.</text:p>
      <text:p text:style-name="P4">
“Most of the UAV counter systems, 155 mm artillery shells, tanks of Ibronistransporters are provided not by the United States, but by allies and partners. In addition, the allies have prepared three times more Ukrainian fighters than the United States, ”the Verification said.</text:p>
      <text:p text:style-name="P4">
The Pentagon reminded that this week, the Defense Minister Lloyd Austin visits Evrop, where he will take part in the contact group on the Defense of Ukraine Tasks of NATO Defense Ministers.</text:p>
      <text:p text:style-name="P4">
"The discussion will relate to the ways of Ukraine's most effective support, as well as in the future," the Defense Ministry emphasized.</text:p>
      <text:p text:style-name="P4">
As reported, the United States <text:a xlink:type="simple" xlink:href="https://armyinform.com.ua/2023/06/13/ssha-ogolosyly-pro-novyj-paket-vijskovoyi-dopomogy-ukrayini-2/" text:style-name="Internet_20_link" text:visited-style-name="Visited_20_Internet_20_Link">
declared</text:a>
About the new military aid package to Ukraine worth up to $ 325 million.</text:p>
      <text:p text:style-name="P4">
News Source: <text:a xlink:type="simple" xlink:href="https://armyinform.com.ua/2023/06/14/pentagon-ssha-nadav-ukrayini-majzhe-40-mlrd-dol-oboronnoyi-dopomogy-soyuznyky-27-mlrd-dol/" text:style-name="Internet_20_link" text:visited-style-name="Visited_20_Internet_20_Link">
https://armyinform.com.ua/2023/06/14/pentagon-ssha-nadav-ukrayini-majzhe-40-mlrd-dol-oboronnoyi-dopomogy-soyuznyky-27-mlrd-dol/</text:a>
</text:p>
      <!--NEWS-->
      <text:h text:style-name="P10" text:outline-level="1">
<text:span text:style-name="T4">
Due to the military crime on the Kakhovskaya hydroelectric power plant, water will not come to the Crimea at least a year</text:span>
</text:h>
      <text:p text:style-name="P4">
Author: ['АРМІЯINFORM']</text:p>
      <text:p text:style-name="P4">
Time: 2023-06-14T75:00:00-04:00</text:p>
      <text:p text:style-name="P4">
Description: Through Pіdriv Kakhovo Ges, water to the criminal does not follow the minimum of RIK. Shvidko Vidniti ... The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194183.jpg" text:style-name="Internet_20_link" text:visited-style-name="Visited_20_Internet_20_Link">
194183.jpg</text:a>
']</text:p>
      <text:p text:style-name="P4">
Tags: ['КАХОВСЬКА ГЕС', 'КРИМ']</text:p>
      <text:p text:style-name="P4">
Category: News</text:p>
      <!--METADATA-->
      <text:p text:style-name="P4">
<draw:frame draw:style-name="fr1" draw:name="Image307" text:anchor-type="as-char" svg:width="6.9236in" svg:height="4.610104in" draw:z-index="0">
<draw:image xlink:href="../Images/AРМІЯINFORM/2023-06-14T75-00-00-04-00/194183.jpg" xlink:type="simple" xlink:show="embed" xlink:actuate="onLoad" draw:mime-type="image/jpeg"/>
</draw:frame>
Due to the blast <text:a xlink:type="simple" xlink:href="https://armyinform.com.ua/tag/kahovska-ges/" text:style-name="Internet_20_link" text:visited-style-name="Visited_20_Internet_20_Link">
Kakhovskaya hydroelectric power station</text:a>
Water will not come to the Crimea at least a year. It will also be possible to quickly restore the aftermath water supply of the peninsula.</text:p>
      <text:p text:style-name="P4">
About it <text:a xlink:type="simple" xlink:href="https://t.me/shtab_kakhovska_hes/724" text:style-name="Internet_20_link" text:visited-style-name="Visited_20_Internet_20_Link">
reports</text:a>
The headquarters of the elimination of the Kakhovka hydroelectric power station.</text:p>
      <text:p text:style-name="P4">
In addition, <text:span text:style-name="T4">
 Dnipropetrovsk, Zaporizhia, Kherson and Mykolaiv regions will be suffering from the lack of water supply. </text:span>
 <text:span text:style-name="T4">
 </text:span>
</text:p>
      <text:p text:style-name="P4">
Experts hope that the Kakhovka reservoir will stop 6-7 meters. Only in such a scenario will be the opportunity in a year - in the case of de -occupation and after the flood - to reach the level of 12.7 meters to ensure these regions with drinking and technical water.</text:p>
      <text:p text:style-name="P4">
We will remind, as of June 14 in Kherson region underwater <text:a xlink:type="simple" xlink:href="https://armyinform.com.ua/2023/06/14/na-hersonshhyni-pid-vodoyu-zalyshayutsya-3103-zhytlovi-budynky/" text:style-name="Internet_20_link" text:visited-style-name="Visited_20_Internet_20_Link">
remain</text:a>
3103 Residential buildings. Over the past day, the water departed from about half a thousand homes.</text:p>
      <text:p text:style-name="P4">
News Source: <text:a xlink:type="simple" xlink:href="https://armyinform.com.ua/2023/06/14/cherez-voyennyj-zlochyn-na-kahovskij-ges-voda-do-krymu-ne-nadhodytyme-minimum-rik/" text:style-name="Internet_20_link" text:visited-style-name="Visited_20_Internet_20_Link">
https://armyinform.com.ua/2023/06/14/cherez-voyennyj-zlochyn-na-kahovskij-ges-voda-do-krymu-ne-nadhodytyme-minimum-rik/</text:a>
</text:p>
      <!--NEWS-->
      <text:h text:style-name="P10" text:outline-level="1">
<text:span text:style-name="T4">
"Russian Complexes of Reb - One of the Priority Goals for Our Artillery" - Valery Shershn</text:span>
</text:h>
      <text:p text:style-name="P4">
Author: ['Анастасія Олехнович']</text:p>
      <text:p text:style-name="P4">
Time: 2023-06-14T76:00:00-04:00</text:p>
      <text:p text:style-name="P4">
Description: The list of the knotted Vorozhoy Ozbrinnya at Tavriykoye Propes for Past Doba to submi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d61e80a4-1380-40f6-9eb4-09edc9292afb.jpg" text:style-name="Internet_20_link" text:visited-style-name="Visited_20_Internet_20_Link">
d61e80a4-1380-40f6-9eb4-09edc9292afb.jpg</text:a>
']</text:p>
      <text:p text:style-name="P4">
Tags: ['ВАЛЕРІЙ ШЕРШЕНЬ']</text:p>
      <text:p text:style-name="P4">
Category: News</text:p>
      <!--METADATA-->
      <text:p text:style-name="P4">
<draw:frame draw:style-name="fr1" draw:name="Image308" text:anchor-type="as-char" svg:width="6.9236in" svg:height="4.234935in" draw:z-index="0">
<draw:image xlink:href="../Images/AРМІЯINFORM/2023-06-14T76-00-00-04-00/d61e80a4-1380-40f6-9eb4-09edc9292afb.jpg" xlink:type="simple" xlink:show="embed" xlink:actuate="onLoad" draw:mime-type="image/jpeg"/>
</draw:frame>
In the list of destroyed enemy weapons in the Tavriysk direction, three complexes of the HP "resident" will be detected at once. The spokesman of the united Press Center of Defense forces of Tavriya Valery Shershn told about it on the air of the only news. He noted that this complex is intercepting and suppressing the management of drones.</text:p>
      <ul>
        <li>
Also at night the zoo "Zoo" was destroyed, designed to explore positions, artillery, mortars, launching installations of missiles and air defense complexes. In addition, the complex of "Field-21" was destroyed,-said Valery Shershen.</li>
      </ul>
      <text:p text:style-name="P4">
According to him, the Russian complexes of the EW are one of the priority goals for our artillery.</text:p>
      <text:p text:style-name="P4">
-The main advantage of the complexes of the operative-tactical level is their maneuverability, which allows you to quickly reach favorable positions and create electromagnetics. However, our experts are well aware of the strengths and weaknesses of the utensils of ribs, which allows them to interfere with their adequate use, - said Valery Shershn.</text:p>
      <text:p text:style-name="P4">
News Source: <text:a xlink:type="simple" xlink:href="https://armyinform.com.ua/2023/06/14/rosijski-kompleksy-reb-odni-z-priorytetnyh-czilej-dlya-nashoyi-artyleriyi-valerij-shershen/" text:style-name="Internet_20_link" text:visited-style-name="Visited_20_Internet_20_Link">
https://armyinform.com.ua/2023/06/14/rosijski-kompleksy-reb-odni-z-priorytetnyh-czilej-dlya-nashoyi-artyleriyi-valerij-shershen/</text:a>
</text:p>
      <!--NEWS-->
      <text:h text:style-name="P10" text:outline-level="1">
<text:span text:style-name="T4">
During the day in the Zaporozhye direction of the Armed Forces, 350 meters advanced - Anna Malyar</text:span>
</text:h>
      <text:p text:style-name="P4">
Author: ['АРМІЯINFORM']</text:p>
      <text:p text:style-name="P4">
Time: 2023-06-14T77:00:00-04:00</text:p>
      <text:p text:style-name="P4">
Description: The capacity of the defense of Ukrainian is to go through the leading of the attack of the operations that may of the Obstkovy Assumption ... The war with Ukraine 2022, the war with Ukraine is the latest news today, the News War with Ukraine 2022 The last ones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БАХМУТСЬКИЙ НАПРЯМОК', 'ВТРАТИ ВОЄННОЇ ТЕХНІКИ ЗС РФ', 'ГАННА МАЛЯР', 'ЗАПОРІЗЬКИЙ НАПРЯМОК', 'МАРІУПОЛЬСЬКИЙ НАПРЯМОК', 'НАСТУП']</text:p>
      <text:p text:style-name="P4">
Category: News</text:p>
      <!--METADATA-->
      <text:p text:style-name="P4">
<draw:frame draw:style-name="fr1" draw:name="Image309" text:anchor-type="as-char" svg:width="6.9236in" svg:height="3.890725in" draw:z-index="0">
<draw:image xlink:href="../Images/AРМІЯINFORM/2023-06-14T77-00-00-04-00/sili-oboroni-ukraini-prodovzhuyut-vedennya-nastupalnoi-operacii.jpg" xlink:type="simple" xlink:show="embed" xlink:actuate="onLoad" draw:mime-type="image/jpeg"/>
</draw:frame>
Ukraine's defense forces continue to conduct an offensive operation and have a frequency success in some areas.</text:p>
      <text:p text:style-name="P4">
About it <text:a xlink:type="simple" xlink:href="https://t.me/annamaliar/846" text:style-name="Internet_20_link" text:visited-style-name="Visited_20_Internet_20_Link">
reported</text:a>
Deputy Minister of Defense Anna Malyar in Telegram.</text:p>
      <text:p text:style-name="P4">
In particular, during the day, Ukrainian troops advanced <text:span text:style-name="T4">
 in the Zaporozhye direction </text:span>
 from 300-350 m.</text:p>
      <text:p text:style-name="P4">
<text:span text:style-name="T4">
 In the Bakhmut direction </text:span>
-in different areas went forward from 200-500m.</text:p>
      <text:p text:style-name="P4">
<text:span text:style-name="T4">
 In the Berdyansk direction </text:span>
 fights continue near the village of Makarivka.</text:p>
      <text:p text:style-name="P4">
<text:span text:style-name="T4">
 On Mariupol </text:span>
 - fights continue in the areas of Novodanylivka Tanopoprovskaya.</text:p>
      <text:p text:style-name="P4">
"Our troops are moving in the conditions of extremely violent battles, the aviation Taarathylerian advantage of the enemy," her post reads.</text:p>
      <text:p text:style-name="P4">
According to Anna Malyar, the enemy suffered losses both in live strength and in technique.</text:p>
      <text:p text:style-name="P4">
In yesterday's day <text:span text:style-name="T4">
 enemy losses made up </text:span>
:</text:p>
      <ul>
        <li>
artillery battery of self -propelled guns; * 2 complexes of EW; * Focus on Automobile Technology(up to 10 of.); * Radioceal complex of exploration and control of firing; * ZRK.</li>
      </ul>
      <text:p text:style-name="P4">
News Source: <text:a xlink:type="simple" xlink:href="https://armyinform.com.ua/2023/06/14/za-dobu-na-zaporizkomu-napryamku-zsu-prosunulys-na-350-metriv-ganna-malyar/" text:style-name="Internet_20_link" text:visited-style-name="Visited_20_Internet_20_Link">
https://armyinform.com.ua/2023/06/14/za-dobu-na-zaporizkomu-napryamku-zsu-prosunulys-na-350-metriv-ganna-malyar/</text:a>
</text:p>
      <!--NEWS-->
      <text:h text:style-name="P10" text:outline-level="1">
<text:span text:style-name="T4">
Germany for the first time in history approved the National Security Strategy: the Russian Federation is the greatest threat</text:span>
</text:h>
      <text:p text:style-name="P4">
Author: ['АРМІЯINFORM']</text:p>
      <text:p text:style-name="P4">
Time: 2023-06-14T78:00:00-04:00</text:p>
      <text:p text:style-name="P4">
Description: Nimuchini’s detachment ahead of praising the National Strategistry of the Normy, by calling the tall of Nybilsho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023-06-14-pk-nss-2.jpg" text:style-name="Internet_20_link" text:visited-style-name="Visited_20_Internet_20_Link">
2023-06-14-pk-nss-2.jpg</text:a>
']</text:p>
      <text:p text:style-name="P4">
Tags: ['АННАЛЕНА БЕРБОК', 'КАНЦЛЕР ФРН ОЛАФ ШОЛЬЦ', 'НАЦБЕЗПЕКА', 'НІМЕЧЧИНА']</text:p>
      <text:p text:style-name="P4">
Category: News</text:p>
      <!--METADATA-->
      <text:p text:style-name="P4">
<draw:frame draw:style-name="fr1" draw:name="Image310" text:anchor-type="as-char" svg:width="6.9236in" svg:height="3.895399in" draw:z-index="0">
<draw:image xlink:href="../Images/AРМІЯINFORM/2023-06-14T78-00-00-04-00/2023-06-14-pk-nss-2.jpg" xlink:type="simple" xlink:show="embed" xlink:actuate="onLoad" draw:mime-type="image/jpeg"/>
</draw:frame>
For the first time, the German government approved the National Security Strategy and called Russia a greater threat.</text:p>
      <text:p text:style-name="P4">
About this <text:a xlink:type="simple" xlink:href="https://www.bundesregierung.de/breg-de/aktuelles/nationale-sicherheitsstrategie-2195890" text:style-name="Internet_20_link" text:visited-style-name="Visited_20_Internet_20_Link">
it is referred</text:a>
on the site of the German government.</text:p>
      <text:p text:style-name="P4">
"For the first time in the history of our country, we have developed a national security strategy," Germany's Federal Chancellor Olaf Soltz.</text:p>
      <text:p text:style-name="P4">
According to him, this strategy is an important contribution to the safety of people in Germany.</text:p>
      <text:p text:style-name="P4">
"Without security, there is neither freedom nor stability, nor prosperity," - said the German Chancellor.</text:p>
      <text:p text:style-name="P4">
Olaf Scholtz added that the country's political environment has changed in the last one and a half years, in particular, it meant a large -scale invasion of Russia and attack on the Nord Stream gas pipelines.</text:p>
      <text:p text:style-name="P4">
“Security in the 21st century is more than hostilities and diplomacy. The Russian Agressive War against Ukraine has shown that peace and freedom do not fall from the sky. This applies to, for example, medicines, as well as cyberspace and cleanliness of water, ”Germany's Minister of Law Berbb said.</text:p>
      <text:p text:style-name="P4">
The strategy is based on three "central dimensions" of security policy: defense, stability and stability. It states that "today's Russia is the greatest threat to peace and security in the Euro -Atlantic region.</text:p>
      <text:p text:style-name="P4">
News Source: <text:a xlink:type="simple" xlink:href="https://armyinform.com.ua/2023/06/14/nimechchyna-vpershe-v-istoriyi-zatverdyla-strategiyu-naczbezpeky-rf-najbilsha-zagroza/" text:style-name="Internet_20_link" text:visited-style-name="Visited_20_Internet_20_Link">
https://armyinform.com.ua/2023/06/14/nimechchyna-vpershe-v-istoriyi-zatverdyla-strategiyu-naczbezpeky-rf-najbilsha-zagroza/</text:a>
</text:p>
      <!--NEWS-->
      <text:h text:style-name="P10" text:outline-level="1">
<text:span text:style-name="T4">
Sumy and Chernihiv border shelling: more than 20 explosions occurred at night</text:span>
</text:h>
      <text:p text:style-name="P4">
Author: ['АРМІЯINFORM']</text:p>
      <text:p text:style-name="P4">
Time: 2023-06-14T79:00:00-04:00</text:p>
      <text:p text:style-name="P4">
Description: Za Vechora 13 Chervnya until 09:00 14 Chervnya Rosіyskі Vіsyska 6 times sheltered Prordordonni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text:p>
      <text:p text:style-name="P4">
Category: News</text:p>
      <!--METADATA-->
      <text:p text:style-name="P4">
<draw:frame draw:style-name="fr1" draw:name="Image311" text:anchor-type="as-char" svg:width="6.9236in" svg:height="4.034754in" draw:z-index="0">
<draw:image xlink:href="../Images/AРМІЯINFORM/2023-06-14T79-00-00-04-00/obstrily-prykordonnya-e1685522829617.jpg" xlink:type="simple" xlink:show="embed" xlink:actuate="onLoad" draw:mime-type="image/jpeg"/>
</draw:frame>
Illustrative photo</text:p>
      <text:p text:style-name="P4">
From the evening of June 13 to 09:00 on June 14, Russian troops fired at the border territories of Chernihiv and Sumy regions 6 times.</text:p>
      <text:p text:style-name="P4">
About it <text:a xlink:type="simple" xlink:href="https://www.facebook.com/kommander.nord/posts/pfbid02arSKKqbHBo9cBVSWmGCabfdDi1tHJVfkziBAcQFJtBrG7HqR5TyTbx3MncyTjA3rl" text:style-name="Internet_20_link" text:visited-style-name="Visited_20_Internet_20_Link">
reports</text:a>
Operational Command "North".</text:p>
      <text:p text:style-name="P4">
From 19:55 to 8:50 pm, 7 parishes were recorded on June 13, probably a barrel artillery, in the area of the settlement of Stara Guta.</text:p>
      <text:p text:style-name="P4">
From 9:20 pm to 21:40, 4 parishes were recorded on June 13, probably a barrel artillery, in the area of Golubivka settlement.</text:p>
      <text:p text:style-name="P4">
From 9:20 pm to 21:25, 3 parishes were recorded on June 13, probably a barrel artillery, in the area of the settlement of the middle-building.</text:p>
      <text:p text:style-name="P4">
From 9:30 pm to 21:40, 3 parishes were recorded on June 13, a mortar 120 mm was previously, a thick -odove settlement.</text:p>
      <text:p text:style-name="P4">
From 00:15 to 00:25, on June 14, 4 parishes were recorded and from 01:04 to 01:12 - 3 drives, probably from a mortar 120 mm, in the area of the settlement of Galaganivka.</text:p>
      <text:p text:style-name="P4">
There was no information about losses among the local population or damage to civilian infrastructure.</text:p>
      <text:p text:style-name="P4">
News Source: <text:a xlink:type="simple" xlink:href="https://armyinform.com.ua/2023/06/14/obstrily-prykordonnya-sumshhyny-i-chernigivshhyny-vnochi-prolunalo-ponad-20-vybuhiv/" text:style-name="Internet_20_link" text:visited-style-name="Visited_20_Internet_20_Link">
https://armyinform.com.ua/2023/06/14/obstrily-prykordonnya-sumshhyny-i-chernigivshhyny-vnochi-prolunalo-ponad-20-vybuhiv/</text:a>
</text:p>
      <!--NEWS-->
      <text:h text:style-name="P10" text:outline-level="1">
<text:span text:style-name="T4">
Deputies of the Bundestag condemned Kakhovskaya hydroelectric power plants</text:span>
</text:h>
      <text:p text:style-name="P4">
Authors: Ukrinform (Person)</text:p>
      <text:p text:style-name="P4">
Publisher: Укринформ (Organization)</text:p>
      <text:p text:style-name="P4">
Published Time: 2023-06-14T7:38:00+03:00</text:p>
      <text:p text:style-name="P4">
Modified Time: 2023-06-14T22:38:00+03:00</text:p>
      <text:p text:style-name="P4">
Description: Deputies of the German Parliament condemned the blasting of the Kakhovska hydroelectric power station, for which the vast majority of members of the Bundestag put on Russia and demands the punishment of responsible. - Ukrinform.</text:p>
      <text:p text:style-name="P4">
Images: ['<text:a xlink:type="simple" xlink:href="https://static.ukrinform.com/photos/2023_06/thumb_files/630_360_1686771404-634.jpg" text:style-name="Internet_20_link" text:visited-style-name="Visited_20_Internet_20_Link">
630_360_16867...</text:a>
']</text:p>
      <text:p text:style-name="P4">
Tags: ['Бундестаг', 'Німеччина', 'Путін', 'Теракт', 'Російські військові', 'Каховська ГЕС']</text:p>
      <text:p text:style-name="P4">
Type: Article</text:p>
      <!--METADATA-->
      <text:p text:style-name="P4">
<draw:frame draw:style-name="fr1" draw:name="Image312" text:anchor-type="as-char" svg:width="6.9236in" svg:height="3.956343in" draw:z-index="0">
<draw:image xlink:href="../Images/yкринформ/2023-06-14T7-38-00-03-00/630_360_1686771404-634.jpg" xlink:type="simple" xlink:show="embed" xlink:actuate="onLoad" draw:mime-type="image/jpeg"/>
</draw:frame>
The parliamentary parliament was sentenced to blast the dams of the Kakhovskaya hydroelectric power station, the fault for which the fair majority of the Bundestag members put on Russia and demands the punishment of responsible ones.</text:p>
      <text:p text:style-name="P4">
The situation was discussed on Wednesday, Ukrinform correspondent reports.</text:p>
      <text:p text:style-name="P4">
The deputy from the Union of the Union of 90- "Green" Robin Vagain called the conscious blasting of the dam "the most terrible man-made disaster, which has been in recent decades." Tens of thousands of people were in the area of disaster, and from left to the shore the invaders also hindered evacuation. Water supply has been affected for 700,000 Ukrainians, the World Health Organization prevents cholera burning, and the crop reduction will be felt in many corners of the world. "Intention of nature is nothing more than an ecocid," the politician emphasized.</text:p>
      <text:p text:style-name="P4">
He also spoke for emergency emergency assistance to Ukraine and assistance to the reconstruction, as well as support on the EU's journey to Ukraine. In addition, the perpetrators of this crime should be held accountable, and Ukraine should hold even more weapons to win the war and release their territories.</text:p>
      <text:p text:style-name="P4">
His one -party officer Jurgen Trittin called the blasting of the dams another crime, Inagada was that it was Russia's first attack on a hydraulic company. "We have to put the end of the statement of avoiding responsibility," he urged. What happened, the expected deficit of grain, should be a signal for all those who say, "This is a non -war."</text:p>
      <text:p text:style-name="P4">
"We condemn this way of warfare. It is clear to us that Ukraine's support in this new dimension is more urgent than ever. We continue to help Ukraine, including weapons, ”said Niels Schmid, a representative of the ruling social -democratic party. He advocated the recognition of an ecocid during the war criminal offense in international criminal law, there is no need to be persecuted as a military crime. Schmidta also emphasized the need to pay more attention to the safety of such sensitive objects as nuclear power plants.</text:p>
      <text:p text:style-name="P4">
<text:span text:style-name="T4">
 Read also: </text:span>
 <text:a xlink:type="simple" xlink:href="https://www.ukrinform.ua/rubric-polytics/3723006-smigal-rozpoviv-vicekancleru-nimeccini-pro-pidriv-kahovskoi-ges.html" text:style-name="Internet_20_link" text:visited-style-name="Visited_20_Internet_20_Link">
<text:span text:style-name="T4">
 Shmigal </text:span>
 told Vicecanzler of Germany about the Podryvkakhov Hydroelectric Power Plant</text:a>
</text:p>
      <text:p text:style-name="P4">
The representative of the Agnes Strak-Zimmermannaskaya Frace of the Free Democratic Party was a tragedy of water use as weapons. “It shows what cruelty Putin is leading this war. He should be responsible for this in the Hague, ”she said, and Putin said that Putin with her imperial ambitions and the desire to make Ukraine to close her way to the West," will not be able to prevent this even with the help of 80 billion liters of water. "</text:p>
      <text:p text:style-name="P4">
*!(https://www.ukrinform.ua/rubric-economy/3722886-pidriv-kahovskoi-ges-zbitki-ribnoi-galuzi-ocinuut-u-ponad-11-milardiv.html)Representatives of the Opposition Conservative Bloc of the CDU/CSS also spoke projected to continue and strengthen Ukraine's support, in particular, weapons. Yes, Johann David Vadeful called the destruction of the dam "crime against humanity", as a crime against plants and animals. "To ensure that such catastrophes are unique, the German government must support Ukraine so quickly and so vigorously that it can win this war," Vadeful said. His one -party officer Knutabrags noted that the fact that Russia is successful in showing its weakness. “Russia acts as a terrorist country. It is a war crime, it is terror, ”he said.</text:p>
      <text:p text:style-name="P4">
Left and right “alternative for <text:a xlink:type="simple" xlink:href="https://www.ukrinform.ua/tag-nimeccina" text:style-name="Internet_20_link" text:visited-style-name="Visited_20_Internet_20_Link">
Germany</text:a>
"On the one hand, they expressed their condolences to the victims, but they were also insisting on the cessation of supply of weapons to Ukraine, which, they say, did not contribute to the war, but only leads to escalation. The left demand the ceasefire of the negotiations, although they speak of "a crime that is not justified", the lawyers "do not know" who is guilty of blasting the dams.</text:p>
      <text:p text:style-name="P4">
We will remind, the dam on the Dnieper in the south of Ukraine <text:a xlink:type="simple" xlink:href="https://www.ukrinform.ua/rubric-ato/3718751-rosijski-zagarbniki-pidirvali-kahovsku-ges-ok-pivden.html" text:style-name="Internet_20_link" text:visited-style-name="Visited_20_Internet_20_Link">
was destroyed by Russian ones</text:a>
June 6.</text:p>
      <text:p text:style-name="P4">
News Source: <text:a xlink:type="simple" xlink:href="https://www.ukrinform.ua/rubric-polytics/3723010-deputati-bundestagu-zasudili-pidriv-kahovskoi-ges.html" text:style-name="Internet_20_link" text:visited-style-name="Visited_20_Internet_20_Link">
https://www.ukrinform.ua/rubric-polytics/3723010-deputati-bundestagu-zasudili-pidriv-kahovskoi-ges.html</text:a>
</text:p>
      <!--NEWS-->
      <text:h text:style-name="P10" text:outline-level="1">
<text:span text:style-name="T4">
13 years behind bars will hold a collaborator who passed the invaders of the location of defense forces in the Liman direction</text:span>
</text:h>
      <text:p text:style-name="P4">
Author: ['АРМІЯINFORM']</text:p>
      <text:p text:style-name="P4">
Time: 2023-06-14T80:00:00-04:00</text:p>
      <text:p text:style-name="P4">
Description: Zibrauno I will sweat the base of one of the Ribblist of the Russian Federation, Yaki Pislya SPIVPRACI Vorog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ez-nazvanyya-2.jpg" text:style-name="Internet_20_link" text:visited-style-name="Visited_20_Internet_20_Link">
bez-nazvanyya-2.jpg</text:a>
']</text:p>
      <text:p text:style-name="P4">
Tags: ['STOPRUSSIA', 'АГРЕСІЯ РФ', 'ВТОРГНЕННЯ РФ', 'КОЛАБОРАНТ', 'СБУ']</text:p>
      <text:p text:style-name="P4">
Category: News</text:p>
      <!--METADATA-->
      <text:p text:style-name="P4">
<draw:frame draw:style-name="fr1" draw:name="Image313" text:anchor-type="as-char" svg:width="6.9236in" svg:height="4.615733in" draw:z-index="0">
<draw:image xlink:href="../Images/AРМІЯINFORM/2023-06-14T80-00-00-04-00/bez-nazvanyya-2.jpg" xlink:type="simple" xlink:show="embed" xlink:actuate="onLoad" draw:mime-type="image/jpeg"/>
</draw:frame>
A powerful evidence was collected on another Russian associate, which after cooperation with an enemy in the Donetsk region fled from the region and wanted to avoid justice. He judged the attacker 13 years in prison.</text:p>
      <text:p text:style-name="P4">
As <text:a xlink:type="simple" xlink:href="https://ssu.gov.ua/novyny/zavdiaky-sbu-13-rokiv-za-gratamy-provede-kolaborant-z-donechchyny-yakyi-pid-vyhliadom-pereselentsia-khovavsia-na-zakhodi-ukrainy" text:style-name="Internet_20_link" text:visited-style-name="Visited_20_Internet_20_Link">
informs</text:a>
The Security Service of Ukraine, at the beginning of a large -scale interference of Russia, was handed over to the occupiers of the location of the defense forces on the Liman Napryamka.</text:p>
      <text:p text:style-name="P4">
He conveyed the reconnaissance in the "liaison" - the DNR, which was in the temporarily captured part of the region.</text:p>
      <text:p text:style-name="P4">
At the same time, after the liberation of the region from the Russian invaders, their informatives fled to Lviv, where as a displaced person wanted to "hide" the mid -city residents.</text:p>
      <text:p text:style-name="P4">
The SBU staff found that the defendant planned to restore their contacts by the residents, in particular, to transfer to them intelligence from the territory of the Western Region of Ukraine. The collaborator was detained at the end of December last year.</text:p>
      <text:p text:style-name="P4">
On the basis of the evidence collected, the court found the attacker guilty of collaboration.</text:p>
      <text:p text:style-name="P4">
News Source: <text:a xlink:type="simple" xlink:href="https://armyinform.com.ua/2023/06/14/13-rokiv-za-gratamy-provede-kolaborant-yakyj-peredavav-okupantam-lokacziyi-syl-oborony-na-lymanskomu-napryamku/" text:style-name="Internet_20_link" text:visited-style-name="Visited_20_Internet_20_Link">
https://armyinform.com.ua/2023/06/14/13-rokiv-za-gratamy-provede-kolaborant-yakyj-peredavav-okupantam-lokacziyi-syl-oborony-na-lymanskomu-napryamku/</text:a>
</text:p>
      <!--NEWS-->
      <text:h text:style-name="P10" text:outline-level="1">
<text:span text:style-name="T4">
The suspicion was reported by the ideologist Rashism Alexander Dugin</text:span>
</text:h>
      <text:p text:style-name="P4">
Author: ['АРМІЯINFORM']</text:p>
      <text:p text:style-name="P4">
Time: 2023-06-14T81:00:00-04:00</text:p>
      <text:p text:style-name="P4">
Description: Zibrazo Docazova Base on the Pre -Holder of the Chindle of the Economic Academy of Education “єvraz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4047795_625964059630508_1057272124876736339_n.jpg" text:style-name="Internet_20_link" text:visited-style-name="Visited_20_Internet_20_Link">
354047795_625964059630508_1057272124876736339_n.jpg</text:a>
']</text:p>
      <text:p text:style-name="P4">
Tags: ['STOPRUSSIA', 'АГРЕСІЯ РФ', 'ВТОРГНЕННЯ РФ', 'ОЛЕКСАНДР ДУГІН', 'СБУ']</text:p>
      <text:p text:style-name="P4">
Category: News</text:p>
      <!--METADATA-->
      <text:p text:style-name="P4">
<draw:frame draw:style-name="fr1" draw:name="Image314" text:anchor-type="as-char" svg:width="6.9236in" svg:height="4.713818in" draw:z-index="0">
<draw:image xlink:href="../Images/AРМІЯINFORM/2023-06-14T81-00-00-04-00/354047795_625964059630508_1057272124876736339_n.jpg" xlink:type="simple" xlink:show="embed" xlink:actuate="onLoad" draw:mime-type="image/jpeg"/>
</draw:frame>
Alexander Dugin, the head of the pro -Kremliv International Organization "Eurasian Movement", was collected. The person involved is one of the key ideologues of the Russian people and genocide of the Ukrainian people. In its numerous stakes, printed publications and publications, it has already translated the existence of Ukraine as a sovereign state for more than 10 years and calls for its armed capture by Russian troops.</text:p>
      <text:p text:style-name="P4">
About it <text:a xlink:type="simple" xlink:href="https://ssu.gov.ua/novyny/sbu-povidomyla-pro-pidozru-ideolohu-rashyzmu-oleksandru-duhinu" text:style-name="Internet_20_link" text:visited-style-name="Visited_20_Internet_20_Link">
reports</text:a>
Security Service of Ukraine.</text:p>
      <text:p text:style-name="P4">
At the beginning of a large-scale invasion of the Russian Federation, Dugin was one of the first publicly supported occupation groups of the aggressor country and justified their military rooms against Ukraine. The attacker openly promoted the ideas of mass physical destruction of Ukrainians, as well as the civil infrastructure of our country.</text:p>
      <text:p text:style-name="P4">
Linguistic and linguistic expertise confirmed the facts of the criminal activity of the Russian citizen Dugin. On the basis of the evidence collected, he was notified to him by two articles of the Criminal Code of Ukraine:</text:p>
      <ul>
        <li>
encroachment on the territorial integrity and integrity of Ukraine; * genocide.</li>
      </ul>
      <text:p text:style-name="P4">
Since the attacker is hiding from justice in the territory of Russia, SBBA is comprehensive measures to hold him responsibility against Ukraine.</text:p>
      <text:p text:style-name="P4">
News Source: <text:a xlink:type="simple" xlink:href="https://armyinform.com.ua/2023/06/14/pro-pidozru-povidomleno-ideologu-rashyzmu-oleksandru-duginu/" text:style-name="Internet_20_link" text:visited-style-name="Visited_20_Internet_20_Link">
https://armyinform.com.ua/2023/06/14/pro-pidozru-povidomleno-ideologu-rashyzmu-oleksandru-duginu/</text:a>
</text:p>
      <!--NEWS-->
      <text:h text:style-name="P10" text:outline-level="1">
<text:span text:style-name="T4">
In Kherson and Mykolaiv region, 3761 persons were evacuated - Igor Klimenko</text:span>
</text:h>
      <text:p text:style-name="P4">
Author: ['АРМІЯINFORM']</text:p>
      <text:p text:style-name="P4">
Time: 2023-06-14T82:00:00-04:00</text:p>
      <text:p text:style-name="P4">
Description: Devyatiy Day Lіkvidatsії Naslidkiv Pіdriva by the pay of the Kakhovo Ges. Mi Robimo mustach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igor-klymenko.jpg" text:style-name="Internet_20_link" text:visited-style-name="Visited_20_Internet_20_Link">
igor-klymenko.jpg</text:a>
']</text:p>
      <text:p text:style-name="P4">
Tags: ['STOPRUSSIA', 'АГРЕСІЯ РФ', 'ВІЙНА', 'ВТОРГНЕННЯ РФ', 'ЗВІЛЬНЕННЯ ХЕРСОНЩИНИ']</text:p>
      <text:p text:style-name="P4">
Category: News</text:p>
      <!--METADATA-->
      <text:p text:style-name="P4">
<draw:frame draw:style-name="fr1" draw:name="Image315" text:anchor-type="as-char" svg:width="6.9236in" svg:height="4.615733in" draw:z-index="0">
<draw:image xlink:href="../Images/AРМІЯINFORM/2023-06-14T82-00-00-04-00/igor-klymenko.jpg" xlink:type="simple" xlink:show="embed" xlink:actuate="onLoad" draw:mime-type="image/jpeg"/>
</draw:frame>
Igor Klimenko. Archival photo</text:p>
      <text:p text:style-name="P4">
The ninth day of elimination of the consequences of the exploration of the Kakhovskaya hydroelectric power station. We will soap everything necessary so that our citizens will return to a donormal, peaceful and safe life as quickly as possible. From now on planned robotsapers - 33 groups work in Kherson region. 66 motor pump pump water from the basements of houses and from the streets of settlements.</text:p>
      <text:p text:style-name="P4">
About it <text:a xlink:type="simple" xlink:href="https://t.me/Klymenko_MVS/11" text:style-name="Internet_20_link" text:visited-style-name="Visited_20_Internet_20_Link">
wrote</text:a>
Minister of Internal Affairs Igor Klimenko on Telgram.</text:p>
      <text:p text:style-name="P4">
“We also explore transformer substations that have been flooded. Energy are ordering equipment so that as soon as the water goes down, to supply vital communications for our citizens: electricity and gas. Currently, more than 3000 people have been converted to law enforcement officers with applications for flooded homes. Investigators have seized more than 120 inspections of flood places within the framework of criminal proceedings in the way that the victims in the future receive compensation for destroyed housing. Psychological assistance from SES specialists received 393 people. We work next to the do -approved operating plans, ”the post reads.</text:p>
      <text:p text:style-name="P4">
News Source: <text:a xlink:type="simple" xlink:href="https://armyinform.com.ua/2023/06/14/na-hersonshhyni-ta-mykolayivshhyni-evakujovano-3761-osobu-igor-klymenko/" text:style-name="Internet_20_link" text:visited-style-name="Visited_20_Internet_20_Link">
https://armyinform.com.ua/2023/06/14/na-hersonshhyni-ta-mykolayivshhyni-evakujovano-3761-osobu-igor-klymenko/</text:a>
</text:p>
      <!--NEWS-->
      <text:h text:style-name="P10" text:outline-level="1">
<text:span text:style-name="T4">
The water level in the Dnieper in the Kherson area has dropped to a 2.07 meter mark</text:span>
</text:h>
      <text:p text:style-name="P4">
Author: ['АРМІЯINFORM']</text:p>
      <text:p text:style-name="P4">
Time: 2023-06-14T83:00:00-04:00</text:p>
      <text:p text:style-name="P4">
Description: 45 settlements of the settlement - 28 settlements of the point (3096 Budinkiv) to stick in the pydtopolleni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211192534905243634_y.jpg" text:style-name="Internet_20_link" text:visited-style-name="Visited_20_Internet_20_Link">
photo_5211192534905243634_y.jpg</text:a>
']</text:p>
      <text:p text:style-name="P4">
Tags: ['КАХОВСЬКА ГЕС', 'ХЕРСОН']</text:p>
      <text:p text:style-name="P4">
Category: News</text:p>
      <!--METADATA-->
      <text:p text:style-name="P4">
<draw:frame draw:style-name="fr1" draw:name="Image316" text:anchor-type="as-char" svg:width="6.9236in" svg:height="5.1927in" draw:z-index="0">
<draw:image xlink:href="../Images/AРМІЯINFORM/2023-06-14T83-00-00-04-00/photo_5211192534905243634_y.jpg" xlink:type="simple" xlink:show="embed" xlink:actuate="onLoad" draw:mime-type="image/jpeg"/>
</draw:frame>
45 settlements remain flooded - <text:a xlink:type="simple" xlink:href="https://armyinform.com.ua/2023/06/14/pidtoplenymy-zalyshayutsya-28-naselenyh-punktiv-pravoberezhnoyi-hersonshhyny/" text:style-name="Internet_20_link" text:visited-style-name="Visited_20_Internet_20_Link">
28 inhabited donations</text:a>
 (3096 buildings)on the Right Bank and 17 settlements on a temporarily occupying territory on the left bank.</text:p>
      <text:p text:style-name="P4">
About it <text:a xlink:type="simple" xlink:href="https://t.me/shtab_kakhovska_hes/742" text:style-name="Internet_20_link" text:visited-style-name="Visited_20_Internet_20_Link">
reports</text:a>
Headquarters for the elimination of consequences of Kakhovskaya hydroelectric power station.</text:p>
      <text:p text:style-name="P4">
Total in the Kherson region 2 thousand 779 people were evacuated(including 309 children and78 low -mobile persons).</text:p>
      <ul>
        <li>
Врятовано 714 осіб (including 30 children and 40 low -mobility persons).  * Надано психологічну допомогу 378 особам.  * З початку робіт до Служби порятунку 101 надійшло 1330 звернень громадян.  * Розгорнуто роботу 14 евакуаційних пунктів.</li>
      </ul>
      <text:p text:style-name="P4">
Також рятувальники проводять роботи щодо відкачування води. З початку добивідкачано воду з 40 приміщень (From the beginning of the work pumped out of 126 premises, ace 30 thousand cubic meters. water). До робіт залучено 66 мотопомп.</text:p>
      <text:p text:style-name="P4">
З початку доби надзвичайники доставили громадянам 13 тонн води (of them - 5 tweezers)and 3 thousand 32 kg of food and essential foods.</text:p>
      <text:p text:style-name="P4">
News Source: <text:a xlink:type="simple" xlink:href="https://armyinform.com.ua/2023/06/14/riven-vody-u-dnipri-v-rajoni-hersona-znyzhuyetsya-narazi-poznachka-v-207-metry/" text:style-name="Internet_20_link" text:visited-style-name="Visited_20_Internet_20_Link">
https://armyinform.com.ua/2023/06/14/riven-vody-u-dnipri-v-rajoni-hersona-znyzhuyetsya-narazi-poznachka-v-207-metry/</text:a>
</text:p>
      <!--NEWS-->
      <text:h text:style-name="P10" text:outline-level="1">
<text:span text:style-name="T4">
Started the online course for veterans and veterans "Return from war: mind, body, society"</text:span>
</text:h>
      <text:p text:style-name="P4">
Author: ['АРМІЯINFORM']</text:p>
      <text:p text:style-name="P4">
Time: 2023-06-14T84:00:00-04:00</text:p>
      <text:p text:style-name="P4">
Description: The course “Pulls z Viyni: Rosum, TILO, SOSIUM” Roz Rozyanki Veteran Fund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1-—-velyke.jpeg" text:style-name="Internet_20_link" text:visited-style-name="Visited_20_Internet_20_Link">
1-—-velyke.jpeg</text:a>
']</text:p>
      <text:p text:style-name="P4">
Tags: ['ВТОРГНЕННЯ РФ', 'РЕАБІЛІТАЦІЯ']</text:p>
      <text:p text:style-name="P4">
Category: News</text:p>
      <!--METADATA-->
      <text:p text:style-name="P4">
<draw:frame draw:style-name="fr1" draw:name="Image317" text:anchor-type="as-char" svg:width="6.9236in" svg:height="6.9236in" draw:z-index="0">
<draw:image xlink:href="../Images/AРМІЯINFORM/2023-06-14T84-00-00-04-00/1-—-velyke.jpeg" xlink:type="simple" xlink:show="embed" xlink:actuate="onLoad" draw:mime-type="image/jpeg"/>
</draw:frame>
The Course "Return from War: Mind, Body, Soium" developed the Ukrainian Veteran Foundation for Veterans Affairs together with the Ukrainian Catholic University. It will prepare and help it easier to return to a pre -trial life to those who defended Ukraine.</text:p>
      <text:p text:style-name="P4">
<text:span text:style-name="T4">
 Course provides 14 lectures on topics: </text:span>
</text:p>
      <text:p text:style-name="P4">
● Work with the body: primary medical link and path to physical rehabilitation</text:p>
      <text:p text:style-name="P4">
● Mining injury</text:p>
      <text:p text:style-name="P4">
● How to get a job in civilian life?</text:p>
      <text:p text:style-name="P4">
● From choosing a specialty to compiling resumes and interviewing</text:p>
      <text:p text:style-name="P4">
● Working with consciousness. Fundamentals of understanding of different emotional states</text:p>
      <text:p text:style-name="P4">
● PTSD. Post -traumatic growth</text:p>
      <text:p text:style-name="P4">
● Prosthetics, repair and replacement of prostheses</text:p>
      <text:p text:style-name="P4">
● Status of combatants(Ubd): What is it like to get and what rights do you give?</text:p>
      <text:p text:style-name="P4">
● Own business: where to start? Portrait of veteran-businessman</text:p>
      <text:p text:style-name="P4">
● Business from registration to implementation: Practical Instruction</text:p>
      <text:p text:style-name="P4">
● Business opportunities from the state and international organizations</text:p>
      <text:p text:style-name="P4">
● Features of funding from the state budget. Financing of the Ukrainian Veteran Foundation</text:p>
      <text:p text:style-name="P4">
● Fundamentals of Project Management</text:p>
      <text:p text:style-name="P4">
● Fundamentals of communications</text:p>
      <text:p text:style-name="P4">
Each lecture is conducted by a specialist with practical experience. Listeners will have no resting access to the course - 24/7.</text:p>
      <text:p text:style-name="P4">
During the course, participants will be waiting for an online meeting with lecturers, where you can ask questions that are interested and get a comprehensive professional report on them.</text:p>
      <text:p text:style-name="P4">
<text:span text:style-name="T4">
 Registration by </text:span>
 <text:a xlink:type="simple" xlink:href="https://online.ucu.edu.ua/courses/course-v1:UCU+EC16+2023_EC16/about" text:style-name="Internet_20_link" text:visited-style-name="Visited_20_Internet_20_Link">
<text:span text:style-name="T4">
 by reference </text:span>
</text:a>
<text:span text:style-name="T4">
: </text:span>
</text:p>
      <text:p text:style-name="P4">
● First you need to register on the UCU platform here - <text:a xlink:type="simple" xlink:href="https://online.ucu.edu.ua/courses/coursev1:UCU+EC16+2023_EC16/about" text:style-name="Internet_20_link" text:visited-style-name="Visited_20_Internet_20_Link">
online</text:a>
;</text:p>
      <text:p text:style-name="P4">
● Then book a place for the course.</text:p>
      <text:p text:style-name="P4">
News Source: <text:a xlink:type="simple" xlink:href="https://armyinform.com.ua/2023/06/14/startuvav-onlajn-kurs-dlya-veteraniv-ta-veteranok-povernennya-z-vijny-rozum-tilo-soczium/" text:style-name="Internet_20_link" text:visited-style-name="Visited_20_Internet_20_Link">
https://armyinform.com.ua/2023/06/14/startuvav-onlajn-kurs-dlya-veteraniv-ta-veteranok-povernennya-z-vijny-rozum-tilo-soczium/</text:a>
</text:p>
      <!--NEWS-->
      <text:h text:style-name="P10" text:outline-level="1">
<text:span text:style-name="T4">
Kakhovskaya hydroelectric power station: facts of damage to property in Kherson region will be recorded by commissions in terminists</text:span>
</text:h>
      <text:p text:style-name="P4">
Author: ['АРМІЯINFORM']</text:p>
      <text:p text:style-name="P4">
Time: 2023-06-14T85:00:00-04:00</text:p>
      <text:p text:style-name="P4">
Description: PID Hour of the Ostenny Vyannnya, the Unity of Bulo, was stolen by the Rosargennnye about the corner of the KomiSiy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ІРИНА ВЕРЕЩУК', 'КАХОВСЬКА ГЕС', 'КАХОВСЬКА ГЕС/ШТАБ INFO', 'ПОШКОДЖЕННЯ МАЙНА']</text:p>
      <text:p text:style-name="P4">
Category: News</text:p>
      <!--METADATA-->
      <text:p text:style-name="P4">
<draw:frame draw:style-name="fr1" draw:name="Image318" text:anchor-type="as-char" svg:width="6.9236in" svg:height="4.622144in" draw:z-index="0">
<draw:image xlink:href="../Images/AРМІЯINFORM/2023-06-14T85-00-00-04-00/303ec098-933f-4741-85d8-f883a75615cd.jpg" xlink:type="simple" xlink:show="embed" xlink:actuate="onLoad" draw:mime-type="image/jpeg"/>
</draw:frame>
Illustrative photo</text:p>
      <text:p text:style-name="P4">
During the last meeting of the government, an order was made to create compets in every community that was affected by the emergency caused by the undermining of the Kakhovsky Hydroelectric Power Dam. The commissions will capture the factual and destroyed property in Kherson region.</text:p>
      <text:p text:style-name="P4">
This was stated by Viceremier-Minister Irina Vereshchuk, <text:a xlink:type="simple" xlink:href="https://minre.gov.ua/2023/06/14/fakty-poshkodzhenogo-ta-zrujnovanogo-majna-na-hersonshhyni-fiksuvatymut-komisiyi-stvoreni-u-kozhnij-terytorialnij-gromadi/" text:style-name="Internet_20_link" text:visited-style-name="Visited_20_Internet_20_Link">
reports</text:a>
Ministry of Reintegration of the Temporarily Coopered Territories of Ukraine.</text:p>
      <text:p text:style-name="P4">
Commissions should appear immediately. Their creation will be controlled by the Kherson regional military administration.</text:p>
      <text:p text:style-name="P4">
“The government adopted provides that local governments are obliged to create such commissions as soon as possible. They should function with a permanent settlement, every territorial community affected by the result of flooding. Their task is to record the facts of damage to the property. Their work will depend on the speed of preparation of acts, entering the data in the registry and receiving compensation, ” - summarized the re -ancase.</text:p>
      <text:p text:style-name="P4">
News Source: <text:a xlink:type="simple" xlink:href="https://armyinform.com.ua/2023/06/14/pidryv-kahovskoyi-ges-fakty-poshkodzhennya-majna-na-hersonshhyni-fiksuvatymut-komisiyi-pry-tergromadah/" text:style-name="Internet_20_link" text:visited-style-name="Visited_20_Internet_20_Link">
https://armyinform.com.ua/2023/06/14/pidryv-kahovskoyi-ges-fakty-poshkodzhennya-majna-na-hersonshhyni-fiksuvatymut-komisiyi-pry-tergromadah/</text:a>
</text:p>
      <!--NEWS-->
      <text:h text:style-name="P10" text:outline-level="1">
<text:span text:style-name="T4">
Anna Malyar: Ukrainian losses are disorderly less than hostile</text:span>
</text:h>
      <text:p text:style-name="P4">
Author: ['Анастасія Олехнович']</text:p>
      <text:p text:style-name="P4">
Time: 2023-06-14T86:00:00-04:00</text:p>
      <text:p text:style-name="P4">
Description: Tackle the PID Hour of the Ukrainian Settup such a spinvynnoye has been forced to have a lot ... War with Ukraine 2022, War with Ukraine Latest News today, News War with Ukraine 2022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Category: News</text:p>
      <!--METADATA-->
      <text:p text:style-name="P4">
<draw:frame draw:style-name="fr1" draw:name="Image319" text:anchor-type="as-char" svg:width="6.9236in" svg:height="4.615733in" draw:z-index="0">
<draw:image xlink:href="../Images/AРМІЯINFORM/2023-06-14T86-00-00-04-00/ganna-malyar.jpg" xlink:type="simple" xlink:show="embed" xlink:actuate="onLoad" draw:mime-type="image/jpeg"/>
</draw:frame>
Anna painter</text:p>
      <text:p text:style-name="P4">
The losses during the Ukrainian offensive throughout the wide -grown -up invasion were commented on the air of the Tleleuchone "Yenininova" by Deputy Minister of Defense of Ukraine Anna Malyar.</text:p>
      <ul>
        <li>
One of the important information rules during the war is that no Istorin is published. After all, for the military, these figures have vastness, by these indicators the enemy can be guided, predicted further. Of course, people are killed during the war and equipment is destroyed. However, you can say that in the entire period of large -scale invasion, Ukrainian losses are inconsistently less than hostility. This also applies to last week. We have twelve -giving directions where the offensive - "Khortytsia" and "Tavriya". According to Khortytsia - 8.73 times the enemy killed in the enemy. If we talk about Tavriya, the enemy killed 5.3 times more than ours.</li>
      </ul>
      <text:p text:style-name="P4">
Anna Malyar added that a lot of Russian information custom is recorded on Tsetham.</text:p>
      <ul>
        <li>
In this way, the enemy tries to demoralize Ukrainian society, sore mobilization, because it causes fear of people, and, conversely, raised their army, - said Anna Malyar.</li>
      </ul>
      <text:p text:style-name="P4">
News Source: <text:a xlink:type="simple" xlink:href="https://armyinform.com.ua/2023/06/14/ganna-malyar-ukrayinski-vtraty-nespivmirno-menshi-za-vorozhi/" text:style-name="Internet_20_link" text:visited-style-name="Visited_20_Internet_20_Link">
https://armyinform.com.ua/2023/06/14/ganna-malyar-ukrayinski-vtraty-nespivmirno-menshi-za-vorozhi/</text:a>
</text:p>
      <!--NEWS-->
      <text:h text:style-name="P10" text:outline-level="1">
<text:span text:style-name="T4">
Russian side blocks telephone with prisoners - Coordinating Headquarters</text:span>
</text:h>
      <text:p text:style-name="P4">
Author: ['АРМІЯINFORM']</text:p>
      <text:p text:style-name="P4">
Time: 2023-06-14T87:00:00-04:00</text:p>
      <text:p text:style-name="P4">
Description: At the coordinating headquarters, Zustych Iz by the Motherlands of the Vіsysovo Service of the Smrem brigades ... War with Ukraine 2022, the war with Ukrain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sh3-4.jpg" text:style-name="Internet_20_link" text:visited-style-name="Visited_20_Internet_20_Link">
ksh3-4.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320" text:anchor-type="as-char" svg:width="6.9236in" svg:height="4.823441in" draw:z-index="0">
<draw:image xlink:href="../Images/AРМІЯINFORM/2023-06-14T87-00-00-04-00/ksh3-4.jpg" xlink:type="simple" xlink:show="embed" xlink:actuate="onLoad" draw:mime-type="image/jpeg"/>
</draw:frame>
The coordination headquarters took place with families of the military personnel of the Mikhail Bilynsky Marine Corps of Mikhail Bilynsky. as the return of weighted, seriously ill and women.</text:p>
      <text:p text:style-name="P4">
About it <text:a xlink:type="simple" xlink:href="https://t.me/Koord_shtab/1229" text:style-name="Internet_20_link" text:visited-style-name="Visited_20_Internet_20_Link">
reports</text:a>
Coordinating headquarters of inquiries for the treatment of prisoners of war.</text:p>
      <text:p text:style-name="P4">
“If a person wounded or ill has not been exchanged, then it is not our drawback, but the resistance of the enemy. Every exchange is a dark room in which people are in dark dress, and we go there with their eyes. However, you see that the exchange is happening, ”he said.</text:p>
      <text:p text:style-name="P4">
Other issues discussed the prospects for establishing regular telephone communication with prisoners and defenders. Unfortunately, according to the representative of the staff, the negotiations are that relatives can call their half -time a month, blocks the Russian side.</text:p>
      <text:p text:style-name="P4">
News Source: <text:a xlink:type="simple" xlink:href="https://armyinform.com.ua/2023/06/14/rosijska-storona-blokuye-telefonnyj-zvyazok-z-polonenymy-zahysnykamy-koordynaczijnyj-shtab/" text:style-name="Internet_20_link" text:visited-style-name="Visited_20_Internet_20_Link">
https://armyinform.com.ua/2023/06/14/rosijska-storona-blokuye-telefonnyj-zvyazok-z-polonenymy-zahysnykamy-koordynaczijnyj-shtab/</text:a>
</text:p>
      <!--NEWS-->
      <text:h text:style-name="P10" text:outline-level="1">
<text:span text:style-name="T4">
Our aviation has made 12 beats in hostile positions</text:span>
</text:h>
      <text:p text:style-name="P4">
Author: ['АРМІЯINFORM']</text:p>
      <text:p text:style-name="P4">
Time: 2023-06-14T88:00:00-04:00</text:p>
      <text:p text:style-name="P4">
Description: Avіaatsіya defense forces for Dob took 12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21" text:anchor-type="as-char" svg:width="6.9236in" svg:height="4.501139in" draw:z-index="0">
<draw:image xlink:href="../Images/AРМІЯINFORM/2023-06-14T88-00-00-04-00/war-1.jpg" xlink:type="simple" xlink:show="embed" xlink:actuate="onLoad" draw:mime-type="image/jpeg"/>
</draw:frame>
Illustrative Photo <text:span text:style-name="T4">
 🔥 Situation on Russian invasion </text:span>
</text:p>
      <text:p text:style-name="P4">
The aviation of the defense forces per day struck 12 beats in the areas of concentration of the personal staff of the enemy.</text:p>
      <text:p text:style-name="P4">
About it on Facebook <text:a xlink:type="simple" xlink:href="https://www.facebook.com/GeneralStaff.ua/posts/pfbid02acZu9LP18HMs8s1GCm4q1EYijYSfvv7qNKL3L4MiDx2qg4AejH3nXVSJdsM2ZcxWl" text:style-name="Internet_20_link" text:visited-style-name="Visited_20_Internet_20_Link">
reports</text:a>
The General Staff of the Armed Forces.</text:p>
      <text:p text:style-name="P4">
"Units of rocket troops and artillery during the day were amazed by 11 areas of living force, 1 anti-aircraft missile complex and 3 stations of the Radioelectronic struggle of the enemy,"-the message reads.</text:p>
      <text:p text:style-name="P4">
News Source: <text:a xlink:type="simple" xlink:href="https://armyinform.com.ua/2023/06/14/nasha-aviacziya-zavdala-12-udariv-po-vorozhyh-pozycziyah/" text:style-name="Internet_20_link" text:visited-style-name="Visited_20_Internet_20_Link">
https://armyinform.com.ua/2023/06/14/nasha-aviacziya-zavdala-12-udariv-po-vorozhyh-pozycziyah/</text:a>
</text:p>
      <!--NEWS-->
      <text:h text:style-name="P10" text:outline-level="1">
<text:span text:style-name="T4">
In the Marinka area, our defenders reflected all the enemy attacks - Valery Shershn</text:span>
</text:h>
      <text:p text:style-name="P4">
Author: ['Анастасія Олехнович']</text:p>
      <text:p text:style-name="P4">
Time: 2023-06-14T89:00:00-04:00</text:p>
      <text:p text:style-name="P4">
Description: Lent out of the Vorog, Puna 20 times by attacking our positions on Tavriy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АГРЕСІЯ РФ', 'ВАЛЕРІЙ ШЕРШЕНЬ', 'ВІЙНА', 'ВТОРГНЕННЯ РФ']</text:p>
      <text:p text:style-name="P4">
Category: News</text:p>
      <!--METADATA-->
      <text:p text:style-name="P4">
<draw:frame draw:style-name="fr1" draw:name="Image322" text:anchor-type="as-char" svg:width="6.9236in" svg:height="4.858059in" draw:z-index="0">
<draw:image xlink:href="../Images/AРМІЯINFORM/2023-06-14T89-00-00-04-00/photo_2023-06-06_11-11-13.jpg" xlink:type="simple" xlink:show="embed" xlink:actuate="onLoad" draw:mime-type="image/jpeg"/>
</draw:frame>
Valery Shershn</text:p>
      <text:p text:style-name="P4">
Over the past day, the enemy has attacked our positions more than 20 times, more than half a thousand shelling was recorded. A spokesman for the United Press Center of Tavriya Siloboron Valery Shershn told about it wigeraphone "One News".</text:p>
      <ul>
        <li>
Russian invaders continue the assault actions to capture Marinka. The enemy stepped down in small assault groups. All hostile attacks in Marinka were reflected by our defenders, - said Valery Shershn. - Also, Silaborons continue to withstand the storms of the Russian occupation troops of the Taudyevsky direction. Instead, in the Berdyansk direction, the enemy leads an active defense, trying to crush the offensive actions of our group's troops.</li>
      </ul>
      <text:p text:style-name="P4">
Valery Shershen added that the units of rocket troops and artillery of the Defense forces of the Defense Tales have completed 1477 fire tasks during the day. It is a counter -banking struggle and work for planned purposes that have been identified.</text:p>
      <ul>
        <li>
The loss of the enemy in the area of operation in the Tavriya direction and wounded is 350 invaders. Also in the past 24 hours, seven governors were captured, - said Valery Shershn.</li>
      </ul>
      <text:p text:style-name="P4">
News Source: <text:a xlink:type="simple" xlink:href="https://armyinform.com.ua/2023/06/14/u-rajoni-maryinky-nashi-zahysnyky-vidbyly-vsi-vorozhi-ataky-valerij-shershen/" text:style-name="Internet_20_link" text:visited-style-name="Visited_20_Internet_20_Link">
https://armyinform.com.ua/2023/06/14/u-rajoni-maryinky-nashi-zahysnyky-vidbyly-vsi-vorozhi-ataky-valerij-shershen/</text:a>
</text:p>
      <!--NEWS-->
      <text:h text:style-name="P10" text:outline-level="1">
<text:span text:style-name="T4">
As a result of artillery shelling of the occupiers, a boarding school in Sumy region was damaged-proceedings have been started</text:span>
</text:h>
      <text:p text:style-name="P4">
Author: ['АРМІЯINFORM']</text:p>
      <text:p text:style-name="P4">
Time: 2023-06-14T8:00:00-04:00</text:p>
      <text:p text:style-name="P4">
Description: For the proprietary Kerivnitvva of the summary of the prosecutor's office of Rozdochatovo ... The war with Ukraine 2022, the war with Ukraine is the latest news today, the news war with Ukraine 2022 last today, will there be a war between Ukraine and Russia and when the war with Ukraine will be either in 2022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6/photo_2023-06-13_14-50-54-e1686662235927.jpg" text:style-name="Internet_20_link" text:visited-style-name="Visited_20_Internet_20_Link">
photo_2023-06-13_14-50-54-e1686662235927.jpg</text:a>
']</text:p>
      <text:p text:style-name="P4">
Tags: ['STOPRUSSIA']</text:p>
      <text:p text:style-name="P4">
Category: News</text:p>
      <!--METADATA-->
      <text:p text:style-name="P4">
<draw:frame draw:style-name="fr1" draw:name="Image323" text:anchor-type="as-char" svg:width="6.9236in" svg:height="4.93762in" draw:z-index="0">
<draw:image xlink:href="../Images/AРМІЯINFORM/2023-06-14T8-00-00-04-00/photo_2023-06-13_14-50-54-e1686662235927.jpg" xlink:type="simple" xlink:show="embed" xlink:actuate="onLoad" draw:mime-type="image/jpeg"/>
</draw:frame>
With the procedural leadership of the Sumy Regional Prosecutor's Office, pre -trial investigation was initiated after violation of the laws and customs of war(Part 1 of Art. 438 of the Criminal Code).</text:p>
      <text:p text:style-name="P4">
Про це <text:a xlink:type="simple" xlink:href="https://t.me/pgo_gov_ua" text:style-name="Internet_20_link" text:visited-style-name="Visited_20_Internet_20_Link">
повідомляє</text:a>
Office of the Prosecutor General.</text:p>
      <text:p text:style-name="P4">
“According to the investigation, on June 13, 2023, at about 06:05 the occupiers carried out the landscape fire of Bilopillya of Sumy region. The boarding house was damaged, windows, walls and roof were cut. There are 127 pupils left without housing.</text:p>
      <text:p text:style-name="P4">
Prosecutors in cooperation with other law enforcement officers document the consequences. The pre -trial investigation is carried out by investigators of the SBU SBU Department of the SUMU region, ”the message reads.</text:p>
      <text:p text:style-name="P4">
News Source: <text:a xlink:type="simple" xlink:href="https://armyinform.com.ua/2023/06/14/vnaslidok-artylerijskogo-obstrilu-okupantamy-poshkodzheno-budynok-internat-na-sumshhyni-rozpochato-provadzhennya/" text:style-name="Internet_20_link" text:visited-style-name="Visited_20_Internet_20_Link">
https://armyinform.com.ua/2023/06/14/vnaslidok-artylerijskogo-obstrilu-okupantamy-poshkodzheno-budynok-internat-na-sumshhyni-rozpochato-provadzhennya/</text:a>
</text:p>
      <!--NEWS-->
      <text:h text:style-name="P10" text:outline-level="1">
<text:span text:style-name="T4">
Blinken will speak in China about the Russian Federation in Ukraine - State Department</text:span>
</text:h>
      <text:p text:style-name="P4">
Authors: Ukrinform (Person)</text:p>
      <text:p text:style-name="P4">
Publisher: Укринформ (Organization)</text:p>
      <text:p text:style-name="P4">
Published Time: 2023-06-14T8:47:00+03:00</text:p>
      <text:p text:style-name="P4">
Modified Time: 2023-06-14T22:47:00+03:00</text:p>
      <text:p text:style-name="P4">
Description: US Secretary of State Anthony Blinken will discuss issues related to the aggressive war of the Russian Federation against Ukraine during a visit to China, including the so -called "peaceful proposals" of Beijing, as well as preventing military support for Russian forces. - Ukrinform.</text:p>
      <text:p text:style-name="P4">
Images: ['<text:a xlink:type="simple" xlink:href="https://static.ukrinform.com/photos/2019_05/thumb_files/630_360_1556690028-879.jpg" text:style-name="Internet_20_link" text:visited-style-name="Visited_20_Internet_20_Link">
630_360_15566...</text:a>
']</text:p>
      <text:p text:style-name="P4">
Tags: ['Китай', 'Держдеп', 'Блінкен', 'Війна з Росією']</text:p>
      <text:p text:style-name="P4">
Type: Article</text:p>
      <!--METADATA-->
      <text:p text:style-name="P4">
<draw:frame draw:style-name="fr1" draw:name="Image324" text:anchor-type="as-char" svg:width="6.9236in" svg:height="3.956343in" draw:z-index="0">
<draw:image xlink:href="../Images/yкринформ/2023-06-14T8-47-00-03-00/630_360_1556690028-879.jpg" xlink:type="simple" xlink:show="embed" xlink:actuate="onLoad" draw:mime-type="image/jpeg"/>
</draw:frame>
US Secretary of State, Anthony Blinken, during a visit to China, discussing the aggressive war of the Russian Federation against Ukraine, including such "Peaceful Proposals" by Beijing, as well as preventing military support for Russian forces.</text:p>
      <text:p text:style-name="P4">
This was reported on Wednesday during a briefing in Washington by a spokesman for US State Department Matthew Miller, Ukrinform reports his own correspondent.</text:p>
      <text:p text:style-name="P4">
"I hope that this topic will be part of the discussions during the Vise," the State Department spokesman said whether the potential support of Russia from China will be discussed.</text:p>
      <text:p text:style-name="P4">
<text:span text:style-name="T4">
 Read also: </text:span>
 <text:a xlink:type="simple" xlink:href="https://www.ukrinform.ua/rubric-world/3722865-blinken-u-nedilu-planue-vidvidati-kitaj.html" text:style-name="Internet_20_link" text:visited-style-name="Visited_20_Internet_20_Link">
<text:span text:style-name="T4">
 Blinken </text:span>
 on Sunday plans to visit China</text:a>
In this context, Miller recalled that the United States has repeatedly warned the side of a similar step, and as of today, there is no need for Russia to supply Russia with any weapons.</text:p>
      <text:p text:style-name="P4">
With regard to the "peace plan" of the PRC of 12 points, the representative of the American department has argued that the United States welcome any proposals that will provide "fair and strong" peace in Ukraine.</text:p>
      <text:p text:style-name="P4">
"China stated that he was interested in peace, but it was also closely related to Russia since the beginning of this war. So, if China is seriously arranged for the achievement of peace, which respects Ukraine's sovereignty, which respect Ukraine's respect, of course, it would be important, and it was sideways, ”the State Department representative emphasized.</text:p>
      <text:p text:style-name="P4">
<text:span text:style-name="T4">
 Read also: </text:span>
 <text:a xlink:type="simple" xlink:href="https://www.ukrinform.ua/rubric-world/3722776-pekin-zasterigae-vasington-vid-vtrucanna-u-spravi-kitau.html" text:style-name="Internet_20_link" text:visited-style-name="Visited_20_Internet_20_Link">
Beijing warns Washington from "China's interference"</text:a>
He also expressed confidence that the so -called peaceful proposals will also be "negotiating" during the trip of the Secretary of State Blinken.</text:p>
      <text:p text:style-name="P4">
According to Ukrinform, US Secretary of State Anthony Blinken plans to visit China on June 18-19, in accordance with the agreed plan by the interior and Washington.</text:p>
      <text:p text:style-name="P4">
Photo: Getty Images</text:p>
      <text:p text:style-name="P4">
News Source: <text:a xlink:type="simple" xlink:href="https://www.ukrinform.ua/rubric-polytics/3723012-blinken-govoritime-v-kitai-pro-rozvazanu-rf-vijnu-v-ukraini-derzdep.html" text:style-name="Internet_20_link" text:visited-style-name="Visited_20_Internet_20_Link">
https://www.ukrinform.ua/rubric-polytics/3723012-blinken-govoritime-v-kitai-pro-rozvazanu-rf-vijnu-v-ukraini-derzdep.html</text:a>
</text:p>
      <!--NEWS-->
      <text:h text:style-name="P10" text:outline-level="1">
<text:span text:style-name="T4">
For the last 10 days the advance of the enemy is not recorded - Anna Malyar</text:span>
</text:h>
      <text:p text:style-name="P4">
Author: ['Анастасія Олехнович']</text:p>
      <text:p text:style-name="P4">
Time: 2023-06-14T90:00:00-04:00</text:p>
      <text:p text:style-name="P4">
Description: Yakshcho Vorog Maj Perevg in Ozbrinni Tu Kilkosti Particularly warehouse, then Ukrainia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9/vorog-rozbytyj.jpg" text:style-name="Internet_20_link" text:visited-style-name="Visited_20_Internet_20_Link">
vorog-rozbytyj.jpg</text:a>
']</text:p>
      <text:p text:style-name="P4">
Tags: ['STOPRUSSIA', 'АГРЕСІЯ РФ', 'ВТОРГНЕННЯ РФ', 'ГАННА МАЛЯР']</text:p>
      <text:p text:style-name="P4">
Category: News</text:p>
      <!--METADATA-->
      <text:p text:style-name="P4">
<draw:frame draw:style-name="fr1" draw:name="Image325" text:anchor-type="as-char" svg:width="6.9236in" svg:height="4.611463in" draw:z-index="0">
<draw:image xlink:href="../Images/AРМІЯINFORM/2023-06-14T90-00-00-04-00/vorog-rozbytyj.jpg" xlink:type="simple" xlink:show="embed" xlink:actuate="onLoad" draw:mime-type="image/jpeg"/>
</draw:frame>
Illustrative photo</text:p>
      <text:p text:style-name="P4">
If the enemy has an advantage in weapons and the number of personnel, then Ukrainians are in the speed of decision -making, motivation and professionalism. The Deputy Minister of Defense of Ukraine Hannamalyars stated this in the Eviritolevahone "Unified News".</text:p>
      <ul>
        <li>
Now there is a serious duel of two strengths, - said Anna Malyar. The enemy increases the number of shelling - artillery, mortar, causes more aircraft blows, actively uses shock drones. Thus, it tries to stop our offensive. In addition, in the south, our troops are painted with a continuous mine change, so it is very difficult to move. Protevardo point out that the promotion of Ukrainian troops, though slow, is aluminated.</li>
      </ul>
      <text:p text:style-name="P4">
Anna Malyar also noted that nowadays Ukrainians use her efforts of Pomaximum, and the enemy concentrates as much as possible to stop the offensive.</text:p>
      <ul>
        <li>
For the last 10 days the advance of the enemy has not been recorded, - added Anna Malyar. “In those areas where the enemy tries to attack, our troops do not allow him to cereal.</li>
      </ul>
      <text:p text:style-name="P4">
News Source: <text:a xlink:type="simple" xlink:href="https://armyinform.com.ua/2023/06/14/za-krajni-10-dib-prosuvannya-voroga-ne-zafiksovano-ganna-malyar/" text:style-name="Internet_20_link" text:visited-style-name="Visited_20_Internet_20_Link">
https://armyinform.com.ua/2023/06/14/za-krajni-10-dib-prosuvannya-voroga-ne-zafiksovano-ganna-malyar/</text:a>
</text:p>
      <!--NEWS-->
      <text:h text:style-name="P10" text:outline-level="1">
<text:span text:style-name="T4">
Ukrainian defenders repelled 39 attacks in four directions</text:span>
</text:h>
      <text:p text:style-name="P4">
Author: ['АРМІЯINFORM']</text:p>
      <text:p text:style-name="P4">
Time: 2023-06-14T91:00:00-04:00</text:p>
      <text:p text:style-name="P4">
Description: Opponent I did ZoServilu Zuill at the Limansky, Bakhmutski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ТОРГНЕННЯ РФ', 'ГШ ЗСУ', 'ОПЕРАТИВНА ІНФОРМАЦІЯ', 'ХРОНІКА ОБОРОНИ']</text:p>
      <text:p text:style-name="P4">
Category: News</text:p>
      <!--METADATA-->
      <text:p text:style-name="P4">
<text:span text:style-name="T4">
 🔥 Situation on Russian invasion </text:span>
</text:p>
      <text:p text:style-name="P4">
The enemy continues to focus the main efforts on Liman, Bakhmut, Avdiiv and Mary's directions - battles continue, there were 39 fighting collisions during the day.</text:p>
      <text:p text:style-name="P4">
About it on Facebook <text:a xlink:type="simple" xlink:href="https://www.facebook.com/GeneralStaff.ua/posts/pfbid02acZu9LP18HMs8s1GCm4q1EYijYSfvv7qNKL3L4MiDx2qg4AejH3nXVSJdsM2ZcxWl" text:style-name="Internet_20_link" text:visited-style-name="Visited_20_Internet_20_Link">
reports</text:a>
The General Staff of the Armed Forces.</text:p>
      <text:p text:style-name="P4">
“In the Mariinsky direction, our defenders repelled all the attacks of the enemy in the Marinka's city. At the same time, the enemy made artillery shelling of the settlements of Krasnogorivka, rich, sharp, St. George, Netaylovo, Marinka, Venta, Novomykhailivka, Donetsk region, ”the screening reads.</text:p>
      <text:p text:style-name="P4">
News Source: <text:a xlink:type="simple" xlink:href="https://armyinform.com.ua/2023/06/14/ukrayinski-zahysnyky-vidbyly-39-atak-na-chotyroh-napryamkah/" text:style-name="Internet_20_link" text:visited-style-name="Visited_20_Internet_20_Link">
https://armyinform.com.ua/2023/06/14/ukrayinski-zahysnyky-vidbyly-39-atak-na-chotyroh-napryamkah/</text:a>
</text:p>
      <!--NEWS-->
      <text:h text:style-name="P10" text:outline-level="1">
<text:span text:style-name="T4">
The Lviv Lyceum player made its debut at the European Armrestling Championships</text:span>
</text:h>
      <text:p text:style-name="P4">
Author: ['Євгеній Романов']</text:p>
      <text:p text:style-name="P4">
Time: 2023-06-14T92:00:00-04:00</text:p>
      <text:p text:style-name="P4">
Description: The 9th grade of the Lvcevsky Litsey with the vi-fiber-fіdogotovka Imeni ... War with Ukraine 2022, War with Ukraine Latest News Today,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3867192_1703497390151851_3277716934488180710_n.jpg" text:style-name="Internet_20_link" text:visited-style-name="Visited_20_Internet_20_Link">
353867192_1703497390151851_3277716934488180710_n.jpg</text:a>
', '<text:a xlink:type="simple" xlink:href="https://armyinform.com.ua/wp-content/uploads/2023/06/353640303_1703497166818540_190027838848019321_n-150x150.png" text:style-name="Internet_20_link" text:visited-style-name="Visited_20_Internet_20_Link">
353640303_1703497166818540_190027838848019321_n-150x150.png</text:a>
', '<text:a xlink:type="simple" xlink:href="https://armyinform.com.ua/wp-content/uploads/2023/06/353655249_1703497250151865_3526489363923569264_n-150x150.png" text:style-name="Internet_20_link" text:visited-style-name="Visited_20_Internet_20_Link">
353655249_1703497250151865_3526489363923569264_n-150x150.png</text:a>
', '<text:a xlink:type="simple" xlink:href="https://armyinform.com.ua/wp-content/uploads/2023/06/353656820_1703497386818518_4445517388454651862_n-150x150.jpg" text:style-name="Internet_20_link" text:visited-style-name="Visited_20_Internet_20_Link">
353656820_1703497386818518_4445517388454651862_n-150x150.jpg</text:a>
', '<text:a xlink:type="simple" xlink:href="https://armyinform.com.ua/wp-content/uploads/2023/06/353659885_1703497026818554_2836501973545784125_n-150x150.png" text:style-name="Internet_20_link" text:visited-style-name="Visited_20_Internet_20_Link">
353659885_1703497026818554_2836501973545784125_n-150x150.png</text:a>
']</text:p>
      <text:p text:style-name="P4">
Tags: []</text:p>
      <text:p text:style-name="P4">
Category: News</text:p>
      <!--METADATA-->
      <text:p text:style-name="P4">
<draw:frame draw:style-name="fr1" draw:name="Image326" text:anchor-type="as-char" svg:width="6.9236in" svg:height="5.1927in" draw:z-index="0">
<draw:image xlink:href="../Images/AРМІЯINFORM/2023-06-14T92-00-00-04-00/353867192_1703497390151851_3277716934488180710_n.jpg" xlink:type="simple" xlink:show="embed" xlink:actuate="onLoad" draw:mime-type="image/jpeg"/>
</draw:frame>
A student of the 9th grade of the Lviv Lyceum with enhanced military-physical training, the name of Heroes Kruty Ostap Savosyuk made his debut at the European Armrestling Championships, winning points for the Ukrainian national team. As a result, our team won the third one among 26 countries participating in the competition.</text:p>
      <text:p text:style-name="P4">
According to trainer Vladimir Galevich, Ostap began to train from the eighth class. He showed himself in the hall, then participated in the tournament with the armor reserving of the Secondary Schools, in the championship of the region, as part of the Lyceum Team performed the vocabulary of Ukraine, where he won the first place - showed the best result.</text:p>
      <text:p text:style-name="P4">
These are the first international competitions for Ostap Savosyuk. The champion of Ukraine, a pupil of the Lviv Lyceum, won the sixth place on the left and fourth - on the right hand. This not only manifested himself in the international sports arena, but also won important rating points for the junior national team of Ukraine.</text:p>
      <text:p text:style-name="P4">
The correspondent of the ArmyInform Ostap Savosyuk said he had admired the A10-year armor. When he joined the Military Lyceum, he began to professionally look at his favorite sports in the lyceum section.</text:p>
      <text:p text:style-name="P4">
<text:a xlink:type="simple" xlink:href="https://armyinform.com.ua/wp-content/uploads/2023/06/353640303_1703497166818540_190027838848019321_n.png" text:style-name="Internet_20_link" text:visited-style-name="Visited_20_Internet_20_Link">
!(Images/AРМІЯINFORM/2023-06-14T92-00-00-04-00/353640303_1703497166818540_190027838848019321_n-150x150.png)</text:a>
</text:p>
      <text:p text:style-name="P4">
<text:a xlink:type="simple" xlink:href="https://armyinform.com.ua/wp-content/uploads/2023/06/353655249_1703497250151865_3526489363923569264_n.png" text:style-name="Internet_20_link" text:visited-style-name="Visited_20_Internet_20_Link">
<draw:frame draw:style-name="fr1" draw:name="Image327" text:anchor-type="as-char" svg:width="6.9236in" svg:height="6.9236in" draw:z-index="0">
<draw:image xlink:href="../Images/AРМІЯINFORM/2023-06-14T92-00-00-04-00/353655249_1703497250151865_3526489363923569264_n-150x150.png" xlink:type="simple" xlink:show="embed" xlink:actuate="onLoad" draw:mime-type="image/png"/>
</draw:frame>
</text:a>
</text:p>
      <text:p text:style-name="P4">
<text:a xlink:type="simple" xlink:href="https://armyinform.com.ua/wp-content/uploads/2023/06/353656820_1703497386818518_4445517388454651862_n.jpg" text:style-name="Internet_20_link" text:visited-style-name="Visited_20_Internet_20_Link">
<draw:frame draw:style-name="fr1" draw:name="Image328" text:anchor-type="as-char" svg:width="6.9236in" svg:height="6.9236in" draw:z-index="0">
<draw:image xlink:href="../Images/AРМІЯINFORM/2023-06-14T92-00-00-04-00/353656820_1703497386818518_4445517388454651862_n-150x150.jpg" xlink:type="simple" xlink:show="embed" xlink:actuate="onLoad" draw:mime-type="image/jpeg"/>
</draw:frame>
</text:a>
</text:p>
      <text:p text:style-name="P4">
<text:a xlink:type="simple" xlink:href="https://armyinform.com.ua/wp-content/uploads/2023/06/353659885_1703497026818554_2836501973545784125_n.png" text:style-name="Internet_20_link" text:visited-style-name="Visited_20_Internet_20_Link">
<draw:frame draw:style-name="fr1" draw:name="Image329" text:anchor-type="as-char" svg:width="6.9236in" svg:height="6.9236in" draw:z-index="0">
<draw:image xlink:href="../Images/AРМІЯINFORM/2023-06-14T92-00-00-04-00/353659885_1703497026818554_2836501973545784125_n-150x150.png" xlink:type="simple" xlink:show="embed" xlink:actuate="onLoad" draw:mime-type="image/png"/>
</draw:frame>
</text:a>
The guy made the decision to join the military lyceum on his own, there is no family from the military. He says that information about this educational establishment was on the network, studied his history. Its future military profession is still none, but is thinking about the path to the Security Service of Ukraine.- I liked the taste of victory then. To his colleagues on training and sports I success and achieve their goals,-says the athlete-lyceum.</text:p>
      <text:p text:style-name="P4">
The European Championships participate in more than 900 participants from 26 countries. The competitions are giving in the Republic of Moldova.</text:p>
      <text:p text:style-name="P4">
The duels and youth have already taken place, in the intense struggle, Ukrainian teams have won bronze and silver, respectively. Ahead - competition of adults and veterans. The European Rerestling Championships will last until June 18.</text:p>
      <text:p text:style-name="P4">
News Source: <text:a xlink:type="simple" xlink:href="https://armyinform.com.ua/2023/06/14/lvivskyj-liczeyist-gidno-debyutuvav-na-chempionati-yevropy-z-armrestlingu/" text:style-name="Internet_20_link" text:visited-style-name="Visited_20_Internet_20_Link">
https://armyinform.com.ua/2023/06/14/lvivskyj-liczeyist-gidno-debyutuvav-na-chempionati-yevropy-z-armrestlingu/</text:a>
</text:p>
      <!--NEWS-->
      <text:h text:style-name="P10" text:outline-level="1">
<text:span text:style-name="T4">
For the help of the Armed Forces and Victory, sometimes it is worth a day or two news with news - Anna Malyar</text:span>
</text:h>
      <text:p text:style-name="P4">
Author: ['Анастасія Олехнович']</text:p>
      <text:p text:style-name="P4">
Time: 2023-06-14T93:00:00-04:00</text:p>
      <text:p text:style-name="P4">
Description: INformation Campanay PID Hour to the Netopa Plan, there is a Vikono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anna-malyar-1.jpg" text:style-name="Internet_20_link" text:visited-style-name="Visited_20_Internet_20_Link">
ganna-malyar-1.jpg</text:a>
']</text:p>
      <text:p text:style-name="P4">
Tags: ['STOPRUSSIA', 'АГРЕСІЯ РФ', 'ВТОРГНЕННЯ РФ', 'ГАННА МАЛЯР', 'ГШ ЗСУ']</text:p>
      <text:p text:style-name="P4">
Category: News</text:p>
      <!--METADATA-->
      <text:p text:style-name="P4">
<draw:frame draw:style-name="fr1" draw:name="Image330" text:anchor-type="as-char" svg:width="6.9236in" svg:height="4.339965in" draw:z-index="0">
<draw:image xlink:href="../Images/AРМІЯINFORM/2023-06-14T93-00-00-04-00/ganna-malyar-1.jpg" xlink:type="simple" xlink:show="embed" xlink:actuate="onLoad" draw:mime-type="image/jpeg"/>
</draw:frame>
The information campaign during the offensive is part of the military plan, it also describes an important task. This was reported on the broadcast of the Tele scale by the Unified News.</text:p>
      <ul>
        <li>
The key task of our information policy is to help and support armed forces, - said Anna Malyar. - Military information can not be issued at the moment when the event happened. For example, if our military is released by a certain settlement, they need time to tamskar. If we report the release directly at the time when it happened, we simply take away our soldiers the opportunity to consolidate by the event. After all, the enemy, using open springs, very quickly makes decisions and responds. For the help of the Armed Forces and Victory, it is sometimes worth waiting for the news to be covered.</li>
      </ul>
      <text:p text:style-name="P4">
News Source: <text:a xlink:type="simple" xlink:href="https://armyinform.com.ua/2023/06/14/zarady-dopomogy-zsu-i-peremogy-inodi-varto-dobu-chy-dvi-pochekaty-iz-vysvitlennyam-novyn-ganna-malyar/" text:style-name="Internet_20_link" text:visited-style-name="Visited_20_Internet_20_Link">
https://armyinform.com.ua/2023/06/14/zarady-dopomogy-zsu-i-peremogy-inodi-varto-dobu-chy-dvi-pochekaty-iz-vysvitlennyam-novyn-ganna-malyar/</text:a>
</text:p>
      <!--NEWS-->
      <text:h text:style-name="P10" text:outline-level="1">
<text:span text:style-name="T4">
The President noted state 320 soldiers, 128 of them - posthumously</text:span>
</text:h>
      <text:p text:style-name="P4">
Author: ['АРМІЯINFORM']</text:p>
      <text:p text:style-name="P4">
Time: 2023-06-14T94:00:00-04:00</text:p>
      <text:p text:style-name="P4">
Description: President Volodymyr Zelensky Vidniy by the sovereign of nagrodes 320 Zakhisniklav Ukrainia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nagorody.jpg" text:style-name="Internet_20_link" text:visited-style-name="Visited_20_Internet_20_Link">
nagorody.jpg</text:a>
']</text:p>
      <text:p text:style-name="P4">
Tags: ['STOPRUSSIA', 'АГРЕСІЯ РФ', 'ВОЛОДИМИР ЗЕЛЕНСЬКИЙ', 'ВТОРГНЕННЯ РФ']</text:p>
      <text:p text:style-name="P4">
Category: News</text:p>
      <!--METADATA-->
      <text:p text:style-name="P4">
<draw:frame draw:style-name="fr1" draw:name="Image331" text:anchor-type="as-char" svg:width="6.9236in" svg:height="3.63489in" draw:z-index="0">
<draw:image xlink:href="../Images/AРМІЯINFORM/2023-06-14T94-00-00-04-00/nagorody.jpg" xlink:type="simple" xlink:show="embed" xlink:actuate="onLoad" draw:mime-type="image/jpeg"/>
</draw:frame>
Illustrative photo</text:p>
      <text:p text:style-name="P4">
President Volodymyr Zelenskyy celebrated 320 defenders of Ukraine, 128 of them - posthumously.</text:p>
      <text:p text:style-name="P4">
A number of relevant decrees have been published on the website of the Head of State.</text:p>
      <text:p text:style-name="P4">
According to the documents, the awards are intended for personal courage, revealed the overall of state sovereignty and territorial integrity of Ukraine, selfless performance of military duty.</text:p>
      <text:p text:style-name="P4">
Yes, by decree <text:a xlink:type="simple" xlink:href="https://www.president.gov.ua/documents/3302023-47041" text:style-name="Internet_20_link" text:visited-style-name="Visited_20_Internet_20_Link">
No. 330/2023</text:a>
The President decided to award 126 servicemen, of them posthumously - 87.Ukaz <text:a xlink:type="simple" xlink:href="https://www.president.gov.ua/documents/3312023-47037" text:style-name="Internet_20_link" text:visited-style-name="Visited_20_Internet_20_Link">
No. 331/2023</text:a>
94 defenders were awarded, 25 of them were posthumously.</text:p>
      <text:p text:style-name="P4">
The defenders were appointed orders of Bohdan Khmelnitsky and "for courage", medals "for military service of Ukraine", "Defender of the Fatherland" and "For a saved life".</text:p>
      <text:p text:style-name="P4">
By decree <text:a xlink:type="simple" xlink:href="https://www.president.gov.ua/documents/3322023-47045" text:style-name="Internet_20_link" text:visited-style-name="Visited_20_Internet_20_Link">
No. 332/2023</text:a>
The head of state awarded 41 military, eight of them - posthumously.</text:p>
      <text:p text:style-name="P4">
According to the Decree <text:a xlink:type="simple" xlink:href="https://www.president.gov.ua/documents/3332023-46949" text:style-name="Internet_20_link" text:visited-style-name="Visited_20_Internet_20_Link">
No. 333/2023</text:a>
59 defenders were awards, eight of them were posthumous. They were appointed Order of Khmelnitsky and "for courage", medals "for military service of Ukraine" and "Defender of the Fatherland".</text:p>
      <text:p text:style-name="P4">
News Source: <text:a xlink:type="simple" xlink:href="https://armyinform.com.ua/2023/06/14/prezydent-vidznachyv-derzhnagorodamy-320-vijskovyh-128-z-nyh-posmertno/" text:style-name="Internet_20_link" text:visited-style-name="Visited_20_Internet_20_Link">
https://armyinform.com.ua/2023/06/14/prezydent-vidznachyv-derzhnagorodamy-320-vijskovyh-128-z-nyh-posmertno/</text:a>
</text:p>
      <!--NEWS-->
      <text:h text:style-name="P10" text:outline-level="1">
<text:span text:style-name="T4">
In the Dnipropetrovsk region, the Destanti warriors honored the dead brothers in the whipped IL-76 aircraft</text:span>
</text:h>
      <text:p text:style-name="P4">
Author: ['АРМІЯINFORM']</text:p>
      <text:p text:style-name="P4">
Time: 2023-06-14T95:00:00-04:00</text:p>
      <text:p text:style-name="P4">
Description: 14 Worm in the DNIPRI, on the Ale of the Heroes of the ATO, we complained to go nagodia 8-rir ... war with Ukraine 2022, war with Ukraine Latest news today,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photo_5210797707151658625_y.jpg" text:style-name="Internet_20_link" text:visited-style-name="Visited_20_Internet_20_Link">
photo_5210797707151658625_y.jpg</text:a>
', '<text:a xlink:type="simple" xlink:href="https://armyinform.com.ua/wp-content/uploads/2023/06/photo_5210797707151658628_y-150x150.jpg" text:style-name="Internet_20_link" text:visited-style-name="Visited_20_Internet_20_Link">
photo_5210797707151658628_y-150x150.jpg</text:a>
', '<text:a xlink:type="simple" xlink:href="https://armyinform.com.ua/wp-content/uploads/2023/06/photo_5210797707151658629_y-150x150.jpg" text:style-name="Internet_20_link" text:visited-style-name="Visited_20_Internet_20_Link">
photo_5210797707151658629_y-150x150.jpg</text:a>
', '<text:a xlink:type="simple" xlink:href="https://armyinform.com.ua/wp-content/uploads/2023/06/photo_5210797707151658630_y-150x150.jpg" text:style-name="Internet_20_link" text:visited-style-name="Visited_20_Internet_20_Link">
photo_5210797707151658630_y-150x150.jpg</text:a>
', '<text:a xlink:type="simple" xlink:href="https://armyinform.com.ua/wp-content/uploads/2023/06/photo_5210797707151658626_y-150x150.jpg" text:style-name="Internet_20_link" text:visited-style-name="Visited_20_Internet_20_Link">
photo_5210797707151658626_y-150x150.jpg</text:a>
']</text:p>
      <text:p text:style-name="P4">
Tags: ['STOPRUSSIA', 'АГРЕСІЯ РФ', 'ВТОРГНЕННЯ РФ', 'ДШВ']</text:p>
      <text:p text:style-name="P4">
Category: News</text:p>
      <!--METADATA-->
      <text:p text:style-name="P4">
<draw:frame draw:style-name="fr1" draw:name="Image332" text:anchor-type="as-char" svg:width="6.9236in" svg:height="5.544289in" draw:z-index="0">
<draw:image xlink:href="../Images/AРМІЯINFORM/2023-06-14T95-00-00-04-00/photo_5210797707151658625_y.jpg" xlink:type="simple" xlink:show="embed" xlink:actuate="onLoad" draw:mime-type="image/jpeg"/>
</draw:frame>
On June 14 in the evening in the Dnieper, on the Alley of Heroes of the ATO, mourning measures of the 8th anniversary of the beat of the Ukrainian aircraft IL-76 were held by militants near Lugansk, reports Radio Liberty correspondent. At that time, 49 Ukrainian servicemen were killed, 33 of them were natives of Dnipropetrovsk.</text:p>
      <text:p text:style-name="P4">
About it <text:a xlink:type="simple" xlink:href="https://t.me/ua_dshv/1253" text:style-name="Internet_20_link" text:visited-style-name="Visited_20_Internet_20_Link">
reports</text:a>
DShV command.</text:p>
      <text:p text:style-name="P4">
<text:a xlink:type="simple" xlink:href="https://armyinform.com.ua/wp-content/uploads/2023/06/photo_5210797707151658628_y.jpg" text:style-name="Internet_20_link" text:visited-style-name="Visited_20_Internet_20_Link">
!(Images/AРМІЯINFORM/2023-06-14T95-00-00-04-00/photo_5210797707151658628_y-150x150.jpg)</text:a>
</text:p>
      <text:p text:style-name="P4">
<text:a xlink:type="simple" xlink:href="https://armyinform.com.ua/wp-content/uploads/2023/06/photo_5210797707151658629_y.jpg" text:style-name="Internet_20_link" text:visited-style-name="Visited_20_Internet_20_Link">
<draw:frame draw:style-name="fr1" draw:name="Image333" text:anchor-type="as-char" svg:width="6.9236in" svg:height="6.9236in" draw:z-index="0">
<draw:image xlink:href="../Images/AРМІЯINFORM/2023-06-14T95-00-00-04-00/photo_5210797707151658629_y-150x150.jpg" xlink:type="simple" xlink:show="embed" xlink:actuate="onLoad" draw:mime-type="image/jpeg"/>
</draw:frame>
</text:a>
</text:p>
      <text:p text:style-name="P4">
<text:a xlink:type="simple" xlink:href="https://armyinform.com.ua/wp-content/uploads/2023/06/photo_5210797707151658630_y.jpg" text:style-name="Internet_20_link" text:visited-style-name="Visited_20_Internet_20_Link">
<draw:frame draw:style-name="fr1" draw:name="Image334" text:anchor-type="as-char" svg:width="6.9236in" svg:height="6.9236in" draw:z-index="0">
<draw:image xlink:href="../Images/AРМІЯINFORM/2023-06-14T95-00-00-04-00/photo_5210797707151658630_y-150x150.jpg" xlink:type="simple" xlink:show="embed" xlink:actuate="onLoad" draw:mime-type="image/jpeg"/>
</draw:frame>
</text:a>
</text:p>
      <text:p text:style-name="P4">
<text:a xlink:type="simple" xlink:href="https://armyinform.com.ua/wp-content/uploads/2023/06/photo_5210797707151658626_y.jpg" text:style-name="Internet_20_link" text:visited-style-name="Visited_20_Internet_20_Link">
<draw:frame draw:style-name="fr1" draw:name="Image335" text:anchor-type="as-char" svg:width="6.9236in" svg:height="6.9236in" draw:z-index="0">
<draw:image xlink:href="../Images/AРМІЯINFORM/2023-06-14T95-00-00-04-00/photo_5210797707151658626_y-150x150.jpg" xlink:type="simple" xlink:show="embed" xlink:actuate="onLoad" draw:mime-type="image/jpeg"/>
</draw:frame>
</text:a>
The event was held with the participation of the commander of the landing troops of the armed force of Ukraine Major-General Maxim Mirgorodsky, the head of the Cherkasy united conscious community of Yuri Taran, representatives of the community and honorary guests.</text:p>
      <text:p text:style-name="P4">
The fallen heroes were honored with a moment of silence and laying the flowers of dommorials with carved names.</text:p>
      <text:p text:style-name="P4">
“Nine years have passed from a terrible tragedy, but the pain has not subsided!We must take revenge for every Ukrainian warrior!We will win the future of future generations, in memory of those who look at us ... ” - he goes in the message.</text:p>
      <text:p text:style-name="P4">
News Source: <text:a xlink:type="simple" xlink:href="https://armyinform.com.ua/2023/06/14/na-dnipropetrovshhyni-voyiny-desantnyky-vshanuvaly-zagyblyh-pobratymiv-u-zbytomu-litaku-il-76/" text:style-name="Internet_20_link" text:visited-style-name="Visited_20_Internet_20_Link">
https://armyinform.com.ua/2023/06/14/na-dnipropetrovshhyni-voyiny-desantnyky-vshanuvaly-zagyblyh-pobratymiv-u-zbytomu-litaku-il-76/</text:a>
</text:p>
      <!--NEWS-->
      <text:h text:style-name="P10" text:outline-level="1">
<text:span text:style-name="T4">
Hydrotechnical reclamation losses have already reached over UAH 150 billion</text:span>
</text:h>
      <text:p text:style-name="P4">
Author: ['АРМІЯINFORM']</text:p>
      <text:p text:style-name="P4">
Time: 2023-06-14T96:00:00-04:00</text:p>
      <text:p text:style-name="P4">
Description: PIDRIVA PEOPPLES of the Kakhovo Ges - the Teroristic Act, Yaki, having stolen not a littl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elioracz.jpeg" text:style-name="Internet_20_link" text:visited-style-name="Visited_20_Internet_20_Link">
melioracz.jpeg</text:a>
']</text:p>
      <text:p text:style-name="P4">
Tags: ['STOPRUSSIA', 'АГРЕСІЯ РФ', 'ВЕРХОВА РАДА УКРАЇНИ', 'ВТОРГНЕННЯ РФ']</text:p>
      <text:p text:style-name="P4">
Category: News</text:p>
      <!--METADATA-->
      <text:p text:style-name="P4">
<draw:frame draw:style-name="fr1" draw:name="Image336" text:anchor-type="as-char" svg:width="6.9236in" svg:height="3.565654in" draw:z-index="0">
<draw:image xlink:href="../Images/AРМІЯINFORM/2023-06-14T96-00-00-04-00/melioracz.jpeg" xlink:type="simple" xlink:show="embed" xlink:actuate="onLoad" draw:mime-type="image/jpeg"/>
</draw:frame>
Undermining the Kakhovskaya hydroelectric power station is a terrorist act that creates a food security of the world, the Committee on Agrarian Land Policy said.</text:p>
      <text:p text:style-name="P4">
About it <text:a xlink:type="simple" xlink:href="https://www.rada.gov.ua/news/news_kom/237726.html" text:style-name="Internet_20_link" text:visited-style-name="Visited_20_Internet_20_Link">
reports</text:a>
Verkhovna Rada of Ukraine.</text:p>
      <text:p text:style-name="P4">
Thus, according to the Ministry of Agrarian Policy, the losses of state property of reclamation systems and channels as a result of the blasting of the Kakhovka hydroelectric power station make up 150-160 billion UAH. Accurate data can be determined after the de -occupation of the territories. There is a probability that the systems will be destroyed or dismantled by the occupiers.</text:p>
      <text:p text:style-name="P4">
Without restoring the source of water supply, it is impossible to talk about irrigated agriculture in the near future.</text:p>
      <text:p text:style-name="P4">
It should be reminded that the Kakhovsky reservoir was a source of irrigation for 94% of Ucherson systems, 74% - in Zaporizhzhia and 30% - in the Dnipropetrovsk regions. The Kakhovka reservoir was a source of nutrition for 584 thousand hectares of land, water was supplied for irrigation. In particular, the Kakhovsky main channel service served 326 thousand hectares, North Krymesky - 39.7 thousand casters. In addition, a number of systems in Zaporizhzhya, Kherson and Dnipropetrovsk regions carried out a separate water intake of the armor on the total area of irrigation 218.3 thousand hectares.</text:p>
      <text:p text:style-name="P4">
News Source: <text:a xlink:type="simple" xlink:href="https://armyinform.com.ua/2023/06/14/zbytky-gidrotehnichnoyi-melioracziyi-vzhe-syagnuly-ponad-150-mlrd-gryven/" text:style-name="Internet_20_link" text:visited-style-name="Visited_20_Internet_20_Link">
https://armyinform.com.ua/2023/06/14/zbytky-gidrotehnichnoyi-melioracziyi-vzhe-syagnuly-ponad-150-mlrd-gryven/</text:a>
</text:p>
      <!--NEWS-->
      <text:h text:style-name="P10" text:outline-level="1">
<text:span text:style-name="T4">
The General Staff showed how Ukrainian servicemen train in the UK</text:span>
</text:h>
      <text:p text:style-name="P4">
Author: ['АРМІЯINFORM']</text:p>
      <text:p text:style-name="P4">
Time: 2023-06-14T97:00:00-04:00</text:p>
      <text:p text:style-name="P4">
Description: The principles of the Domedino Domoga - a mate on the Chich Patanni is an adherent of the izhstro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2398563_605743111738771_4355299668757879123_n.jpg" text:style-name="Internet_20_link" text:visited-style-name="Visited_20_Internet_20_Link">
352398563_605743111738771_4355299668757879123_n.jpg</text:a>
', '<text:a xlink:type="simple" xlink:href="https://armyinform.com.ua/wp-content/uploads/2023/06/351807647_605743235072092_4169944854559483626_n-150x150.jpg" text:style-name="Internet_20_link" text:visited-style-name="Visited_20_Internet_20_Link">
351807647_605743235072092_4169944854559483626_n-150x150.jpg</text:a>
', '<text:a xlink:type="simple" xlink:href="https://armyinform.com.ua/wp-content/uploads/2023/06/353611116_605743188405430_2135092411695022713_n-150x150.jpg" text:style-name="Internet_20_link" text:visited-style-name="Visited_20_Internet_20_Link">
353611116_605743188405430_2135092411695022713_n-150x150.jpg</text:a>
', '<text:a xlink:type="simple" xlink:href="https://armyinform.com.ua/wp-content/uploads/2023/06/351867136_605743171738765_1196705591498509894_n-150x150.jpg" text:style-name="Internet_20_link" text:visited-style-name="Visited_20_Internet_20_Link">
351867136_605743171738765_1196705591498509894_n-150x150.jpg</text:a>
', '<text:a xlink:type="simple" xlink:href="https://armyinform.com.ua/wp-content/uploads/2023/06/352229570_605743101738772_7500354294473391595_n-150x150.jpg" text:style-name="Internet_20_link" text:visited-style-name="Visited_20_Internet_20_Link">
352229570_605743101738772_7500354294473391595_n-150x150.jpg</text:a>
', '<text:a xlink:type="simple" xlink:href="https://armyinform.com.ua/wp-content/uploads/2023/06/352664140_605743135072102_4711381255997021380_n-150x150.jpg" text:style-name="Internet_20_link" text:visited-style-name="Visited_20_Internet_20_Link">
352664140_605743135072102_4711381255997021380_n-150x150.jpg</text:a>
']</text:p>
      <text:p text:style-name="P4">
Tags: ['STOPRUSSIA', 'АГРЕСІЯ РФ', 'ВІЙНА', 'ВТОРГНЕННЯ РФ', 'ГШ ЗС УКРАЇНИ']</text:p>
      <text:p text:style-name="P4">
Category: News</text:p>
      <!--METADATA-->
      <text:p text:style-name="P4">
<draw:frame draw:style-name="fr1" draw:name="Image337" text:anchor-type="as-char" svg:width="6.9236in" svg:height="4.615733in" draw:z-index="0">
<draw:image xlink:href="../Images/AРМІЯINFORM/2023-06-14T97-00-00-04-00/352398563_605743111738771_4355299668757879123_n.jpg" xlink:type="simple" xlink:show="embed" xlink:actuate="onLoad" draw:mime-type="image/jpeg"/>
</draw:frame>
General principles of domedic assistance - it is on these issues that the Norwegian National Guards of HeimevernetForsvaret and the Land Forces of the Armed Forces British Army during the training of the Armed Forces of Ukraine within the framework of the Multin -Multinational Training Operations Operations for Interflective, the British Army Army in the Supporting Staff of the Army in the Time the kingdom.</text:p>
      <text:p text:style-name="P4">
NATO Colleagues and Collebes continue theoretically and practically to teach Ukrainian servicemen and servicemen of the concept of domedic aid in combat conditions: how to use and what technical collection of the turnsticks exist. There are also methods of moving the surprises or wounded, stopping a life -threatening bleeding area.</text:p>
      <text:p text:style-name="P4">
<text:a xlink:type="simple" xlink:href="https://armyinform.com.ua/wp-content/uploads/2023/06/351807647_605743235072092_4169944854559483626_n.jpg" text:style-name="Internet_20_link" text:visited-style-name="Visited_20_Internet_20_Link">
!(Images/AРМІЯINFORM/2023-06-14T97-00-00-04-00/351807647_605743235072092_4169944854559483626_n-150x150.jpg)</text:a>
</text:p>
      <text:p text:style-name="P4">
<text:a xlink:type="simple" xlink:href="https://armyinform.com.ua/wp-content/uploads/2023/06/353611116_605743188405430_2135092411695022713_n.jpg" text:style-name="Internet_20_link" text:visited-style-name="Visited_20_Internet_20_Link">
<draw:frame draw:style-name="fr1" draw:name="Image338" text:anchor-type="as-char" svg:width="6.9236in" svg:height="6.9236in" draw:z-index="0">
<draw:image xlink:href="../Images/AРМІЯINFORM/2023-06-14T97-00-00-04-00/353611116_605743188405430_2135092411695022713_n-150x150.jpg" xlink:type="simple" xlink:show="embed" xlink:actuate="onLoad" draw:mime-type="image/jpeg"/>
</draw:frame>
</text:a>
</text:p>
      <text:p text:style-name="P4">
<text:a xlink:type="simple" xlink:href="https://armyinform.com.ua/wp-content/uploads/2023/06/351867136_605743171738765_1196705591498509894_n.jpg" text:style-name="Internet_20_link" text:visited-style-name="Visited_20_Internet_20_Link">
<draw:frame draw:style-name="fr1" draw:name="Image339" text:anchor-type="as-char" svg:width="6.9236in" svg:height="6.9236in" draw:z-index="0">
<draw:image xlink:href="../Images/AРМІЯINFORM/2023-06-14T97-00-00-04-00/351867136_605743171738765_1196705591498509894_n-150x150.jpg" xlink:type="simple" xlink:show="embed" xlink:actuate="onLoad" draw:mime-type="image/jpeg"/>
</draw:frame>
</text:a>
</text:p>
      <text:p text:style-name="P4">
<text:a xlink:type="simple" xlink:href="https://armyinform.com.ua/wp-content/uploads/2023/06/352229570_605743101738772_7500354294473391595_n.jpg" text:style-name="Internet_20_link" text:visited-style-name="Visited_20_Internet_20_Link">
<draw:frame draw:style-name="fr1" draw:name="Image340" text:anchor-type="as-char" svg:width="6.9236in" svg:height="6.9236in" draw:z-index="0">
<draw:image xlink:href="../Images/AРМІЯINFORM/2023-06-14T97-00-00-04-00/352229570_605743101738772_7500354294473391595_n-150x150.jpg" xlink:type="simple" xlink:show="embed" xlink:actuate="onLoad" draw:mime-type="image/jpeg"/>
</draw:frame>
</text:a>
</text:p>
      <text:p text:style-name="P4">
<text:a xlink:type="simple" xlink:href="https://armyinform.com.ua/wp-content/uploads/2023/06/352664140_605743135072102_4711381255997021380_n.jpg" text:style-name="Internet_20_link" text:visited-style-name="Visited_20_Internet_20_Link">
<draw:frame draw:style-name="fr1" draw:name="Image341" text:anchor-type="as-char" svg:width="6.9236in" svg:height="6.9236in" draw:z-index="0">
<draw:image xlink:href="../Images/AРМІЯINFORM/2023-06-14T97-00-00-04-00/352664140_605743135072102_4711381255997021380_n-150x150.jpg" xlink:type="simple" xlink:show="embed" xlink:actuate="onLoad" draw:mime-type="image/jpeg"/>
</draw:frame>
</text:a>
This training allows you to improve the acquired skills in tactical medicine for the increased personal safety and security of the unit during various scenarios of the Armed Forces of Ukraine for the Defense of Ukraine.</text:p>
      <text:p text:style-name="P4">
Under the expert guidance of instructors and instructors of the armed forces of Norway and the United Kingdom, recruits of the Armed Forces of Ukraine have become more prepared for combat conditions.This is invaluable, since the people of Ukraine continue to fight for their right to live a man -made, independent and democratic state.</text:p>
      <text:p text:style-name="P4">
Arriving in the United Kingdom in 2022, contingent servicemen and military personnel of the Armed Forces of the Kingdom of Norweegibre participated in the program of training of Ukrainian recruits under the leadership of the Britain, together with other partner countries.</text:p>
      <text:p text:style-name="P4">
Source: <text:a xlink:type="simple" xlink:href="https://www.facebook.com/GeneralStaff.ua/posts/pfbid0Ld2bZJCp1BpNz5YYgKjcGXJk1kywTb8dfWrHEbaHQfS8XoHRpiB83KFqdLs8tqosl" text:style-name="Internet_20_link" text:visited-style-name="Visited_20_Internet_20_Link">
GSZSU</text:a>
</text:p>
      <text:p text:style-name="P4">
News Source: <text:a xlink:type="simple" xlink:href="https://armyinform.com.ua/2023/06/14/genshtab-pokazav-yak-trenuyut-ukrayinskyh-vijskovosluzhbovcziv-u-velykij-brytaniyi/" text:style-name="Internet_20_link" text:visited-style-name="Visited_20_Internet_20_Link">
https://armyinform.com.ua/2023/06/14/genshtab-pokazav-yak-trenuyut-ukrayinskyh-vijskovosluzhbovcziv-u-velykij-brytaniyi/</text:a>
</text:p>
      <!--NEWS-->
      <text:h text:style-name="P10" text:outline-level="1">
<text:span text:style-name="T4">
When the ruins disappear, it will lose not just the aggressor, but the idea of aggression - the President of Ukraine</text:span>
</text:h>
      <text:p text:style-name="P4">
Author: ['АРМІЯINFORM']</text:p>
      <text:p text:style-name="P4">
Time: 2023-06-14T98:00:00-04:00</text:p>
      <text:p text:style-name="P4">
Description: Puppy Iz President Polish andjam Dudoy - Godinna Rozmova, before Uspekov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ОЛОДИМИР ЗЕЛЕНСЬКИЙ', 'ВТОРГНЕННЯ РФ']</text:p>
      <text:p text:style-name="P4">
Category: News</text:p>
      <!--METADATA-->
      <text:p text:style-name="P4">
<draw:frame draw:style-name="fr1" draw:name="Image342" text:anchor-type="as-char" svg:width="6.9236in" svg:height="4.644693in" draw:z-index="0">
<draw:image xlink:href="../Images/AРМІЯINFORM/2023-06-14T98-00-00-04-00/60d462d34973fbfc331efbabaa2d16ff_1686166501_extra_large.jpeg" xlink:type="simple" xlink:show="embed" xlink:actuate="onLoad" draw:mime-type="image/jpeg"/>
</draw:frame>
President of Ukraine Volodymyr Zelenskyy</text:p>
      <text:p text:style-name="P4">
He just spoke with President of Poland Andrzej Duda - an hourly conversation, first and foremost. The situation on the battlefield now, weapons for our soldiers, shells. Thanked for the implementation of previous defense arrangements.</text:p>
      <text:p text:style-name="P4">
Of course, in each conversation we pay considerable attention to long -term safety of peace tharants, and not just for us. And always effective.</text:p>
      <text:p text:style-name="P4">
Poland quite realistically perceives the need for Ukraine's membership in NATO. And this objective need. Together, we develop a specific content for the Vilnius Alliance summit. This is exactly the moment when the Russian assumptions should be completely broken that someone in NATO is still afraid of Russia. Such assumptions feed Russian aggressive ambitions. We have and can neutralize them. Thank you for the support of Ukraine and the real strengthening of NATO.</text:p>
      <text:p text:style-name="P4">
Not only today, but also throughout the week, we are preparing for the restoration of Ukraine, which will take place next week. It will be a significant event, a very representative, which will unite the hypolitical, and business efforts to restore our country and the normal life of our people. The key Ukrainian principle is simple and fair, asam: no ruins in Ukraine will remain. We will rebuild everything, we will restore everything, and we know exactly what steps in what timing and what strength should be done to defeat Russian aggression and our reconstruction. When the ruins disappear, not just the aggressor, but the very idea of aggression. And it will be.</text:p>
      <text:p text:style-name="P4">
Every day, when preparing for this London Conference, we hold long and profound preparatory meetings - all the necessary state institutions are involved, different levels. And we do everything to our vision, the Ukrainian vision - as always, meaningful - the appropriate level of international arrangements has been prepared.</text:p>
      <text:p text:style-name="P4">
We continue our communication with partners on Russian rocket production. Today, Russian inhumans have inflicted on another rocket launcher in the Odessa - from "calibers". Dozens of components of these "calibers" are placed in Russia. Obviously, every such path of supply is the way to strengthen the terror. The world has tools to block all such paths - from each country, from every company whose components are used by Russian missiles.Please, always remember that we are all obliged in Ukraine to protect our people's lives and independence. Respect for our military, respect for our relatives of our soldiers, respect for the wives and men of all those who stood up for the state is certainly. Thanks to these people is a good thing. Ukraine is grateful, and it is worth showing daily.</text:p>
      <text:p text:style-name="P4">
Thank you all who are fighting and working for our victory!I especially thank everyone who is now in the battles in the east and south of our country opens the Ukrainian Strategic Space, the Space of Movement to Victory. I thank everyone who is now both in the footpath and in defense, who storms the positions of the invaders and who reflects their tours - thank you all, warriors, for bravery, for durability and for each metr.</text:p>
      <text:p text:style-name="P4">
_ Dudelo: <text:a xlink:type="simple" xlink:href="https://www.president.gov.ua/news/koli-ruyini-znikayut-prograye-ne-prosto-agresor-sama-ideya-a-83601" text:style-name="Internet_20_link" text:visited-style-name="Visited_20_Internet_20_Link">
Presidential Office of Ukraine</text:a>
_</text:p>
      <text:p text:style-name="P4">
News Source: <text:a xlink:type="simple" xlink:href="https://armyinform.com.ua/2023/06/14/koly-ruyiny-znykayut-to-prograye-ne-prosto-agresor-a-sama-ideya-agresiyi-prezydent-ukrayiny/" text:style-name="Internet_20_link" text:visited-style-name="Visited_20_Internet_20_Link">
https://armyinform.com.ua/2023/06/14/koly-ruyiny-znykayut-to-prograye-ne-prosto-agresor-a-sama-ideya-agresiyi-prezydent-ukrayiny/</text:a>
</text:p>
      <!--NEWS-->
      <text:h text:style-name="P10" text:outline-level="1">
<text:span text:style-name="T4">
Short. War. Day 476. Videoodigest</text:span>
</text:h>
      <text:p text:style-name="P4">
Author: ['АРМІЯINFORM']</text:p>
      <text:p text:style-name="P4">
Time: 2023-06-14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5/sytuacziya-na-fronti.jpg" text:style-name="Internet_20_link" text:visited-style-name="Visited_20_Internet_20_Link">
sytuacziya-na-fronti.jpg</text:a>
']</text:p>
      <text:p text:style-name="P4">
Tags: ['STOPRUSSIA', 'АГРЕСІЯ РФ', 'ВТОРГНЕННЯ РФ', 'ГШ ЗСУ']</text:p>
      <text:p text:style-name="P4">
Category: News</text:p>
      <!--METADATA-->
      <text:p text:style-name="P4">
<draw:frame draw:style-name="fr1" draw:name="Image343" text:anchor-type="as-char" svg:width="6.9236in" svg:height="4.620011in" draw:z-index="0">
<draw:image xlink:href="../Images/AРМІЯINFORM/2023-06-14T99-00-00-04-00/sytuacziya-na-fronti.jpg" xlink:type="simple" xlink:show="embed" xlink:actuate="onLoad" draw:mime-type="image/jpeg"/>
</draw:frame>
Operational situation on the front. Photo: AFS / Facebook</text:p>
      <text:p text:style-name="P4">
News Source: <text:a xlink:type="simple" xlink:href="https://armyinform.com.ua/2023/06/14/korotko-vijna-den-476-videodajdzhest/" text:style-name="Internet_20_link" text:visited-style-name="Visited_20_Internet_20_Link">
https://armyinform.com.ua/2023/06/14/korotko-vijna-den-476-videodajdzhest/</text:a>
</text:p>
      <!--NEWS-->
      <text:h text:style-name="P10" text:outline-level="1">
<text:span text:style-name="T4">
Bridlava urged the US government to provide Ukraine with ATACams missiles</text:span>
</text:h>
      <text:p text:style-name="P4">
Authors: Ukrinform (Person)</text:p>
      <text:p text:style-name="P4">
Publisher: Укринформ (Organization)</text:p>
      <text:p text:style-name="P4">
Published Time: 2023-06-15T-1:27:00+03:00</text:p>
      <text:p text:style-name="P4">
Modified Time: 2023-06-15T00:27:00+03:00</text:p>
      <text:p text:style-name="P4">
Description: Provision of Ukraine by long-range ATACams missile systems will strengthen its land resources, significantly expand the opportunities for winning and compensate for the lack of military-air resources of the Armed Forces in a brief perspective. - Ukrinform.</text:p>
      <text:p text:style-name="P4">
Images: ['<text:a xlink:type="simple" xlink:href="https://static.ukrinform.com/photos/2016_03/thumb_files/630_360_1459323149-1537.jpg" text:style-name="Internet_20_link" text:visited-style-name="Visited_20_Internet_20_Link">
630_360_14593...</text:a>
']</text:p>
      <text:p text:style-name="P4">
Tags: ['Ракета', 'США', 'Україна', 'ЗСУ', 'Війна з Росією', '#stoprussia']</text:p>
      <text:p text:style-name="P4">
Type: Article</text:p>
      <!--METADATA-->
      <text:p text:style-name="P4">
<draw:frame draw:style-name="fr1" draw:name="Image344" text:anchor-type="as-char" svg:width="6.9236in" svg:height="3.956343in" draw:z-index="0">
<draw:image xlink:href="../Images/yкринформ/2023-06-15T-1-27-00-03-00/630_360_1459323149-1537.jpg" xlink:type="simple" xlink:show="embed" xlink:actuate="onLoad" draw:mime-type="image/jpeg"/>
</draw:frame>
Provision of Ukraine by long-range ATACAMS missile systems will strengthen its superstitious resources, significantly expand the opportunities for winning and compensating for the Armed Forces of the Armed Forces in a brief perspective.</text:p>
      <text:p text:style-name="P4">
This comment was announced on Wednesday by the former NATO Commander -in -Chief of NATO in Europe, retired by Philip Bridlav, and Ukrinform correspondent reported.</text:p>
      <text:p text:style-name="P4">
“I believe that Ukraine has good, however, not perfect, land resources. And the first thing I would like to point out that in the overall picture there is not enough precise -dialing firearms - I would say directly, atacams and the like(systems - ed.)”, - said the former commander during a meeting of the US -Ukraine working group.</text:p>
      <text:p text:style-name="P4">
He positively appreciated the contributions, in particular, the United Kingdom, which provides the Armed Forces <text:a xlink:type="simple" xlink:href="https://www.ukrinform.ua/tag-raketa" text:style-name="Internet_20_link" text:visited-style-name="Visited_20_Internet_20_Link">
rockets</text:a>
Storm Shadow. However, he said, more than such opportunities are needed, and this can be provided by ATACAMS.</text:p>
      <text:p text:style-name="P4">
<text:span text:style-name="T4">
 Read also: </text:span>
 <text:a xlink:type="simple" xlink:href="https://www.ukrinform.ua/rubric-world/3683016-stati-vvazaut-uridicno-nedijsnim-prizupinenna-ucasti-rosii-v-dogovori-snoiii.html" text:style-name="Internet_20_link" text:visited-style-name="Visited_20_Internet_20_Link">
States consider legally invalid suspension of participation in the contract of S-III</text:a>
In addition, Bridlava emphasized, these long-range systems could compensate for the short-run prospects of insufficiently provided resources of the Ukrainian military-air forces in terms of striking strikes on the purposes in distant.</text:p>
      <text:p text:style-name="P4">
As reported by Ukrinform, last week representatives of both parties in US gardens <text:a xlink:type="simple" xlink:href="https://www.ukrinform.ua/rubric-polytics/3720801-cleni-kongresu-ssa-predstavili-rezoluciu-iz-zaklikom-peredati-ukraini-atacms.htm" text:style-name="Internet_20_link" text:visited-style-name="Visited_20_Internet_20_Link">
presented the resolution</text:a>
Calling to Baiden President to provide Ukraine with a larger ATACams radius. They expressed the conviction that the victory of Ukraine will accelerate.</text:p>
      <text:p text:style-name="P4">
News Source: <text:a xlink:type="simple" xlink:href="https://www.ukrinform.ua/rubric-ato/3723025-bridlav-zaklikav-urad-ssa-zabezpeciti-ukrainu-raketami-atacams.html" text:style-name="Internet_20_link" text:visited-style-name="Visited_20_Internet_20_Link">
https://www.ukrinform.ua/rubric-ato/3723025-bridlav-zaklikav-urad-ssa-zabezpeciti-ukrainu-raketami-atacams.html</text:a>
</text:p>
      <!--NEWS-->
      <text:h text:style-name="P10" text:outline-level="1">
<text:span text:style-name="T4">
In most regions of Ukraine - a bite of air alarm</text:span>
</text:h>
      <text:p text:style-name="P4">
Authors: Ukrinform (Person)</text:p>
      <text:p text:style-name="P4">
Publisher: Укринформ (Organization)</text:p>
      <text:p text:style-name="P4">
Published Time: 2023-06-15T-2:14:00+03:00</text:p>
      <text:p text:style-name="P4">
Modified Time: 2023-06-15T00:14:00+03:00</text:p>
      <text:p text:style-name="P4">
Description: In most regions of Ukraine there are sprouts of air anxiety.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Війна з Росією', 'Повітряна тривога']</text:p>
      <text:p text:style-name="P4">
Type: Article</text:p>
      <!--METADATA-->
      <text:p text:style-name="P4">
<draw:frame draw:style-name="fr1" draw:name="Image345" text:anchor-type="as-char" svg:width="6.9236in" svg:height="3.956343in" draw:z-index="0">
<draw:image xlink:href="../Images/yкринформ/2023-06-15T-2-14-00-03-00/630_360_1677573461-244.jpg" xlink:type="simple" xlink:show="embed" xlink:actuate="onLoad" draw:mime-type="image/jpeg"/>
</draw:frame>
Most of the regions of Ukraine - aerial alarm.</text:p>
      <text:p text:style-name="P4">
This is evidenced by <text:a xlink:type="simple" xlink:href="https://map.ukrainealarm.com/" text:style-name="Internet_20_link" text:visited-style-name="Visited_20_Internet_20_Link">
map</text:a>
Air anxiety, Ukrinform reports.</text:p>
      <text:p text:style-name="P4">
Currently mode <text:a xlink:type="simple" xlink:href="https://www.ukrinform.ua/tag-povitrana-trivoga" text:style-name="Internet_20_link" text:visited-style-name="Visited_20_Internet_20_Link">
air anxiety</text:a>
It is stored in Zaporizhzhya, Donetsk, Luhansk regions and Arkcrim.</text:p>
      <text:p text:style-name="P4">
<text:span text:style-name="T4">
 Read also: </text:span>
 <text:a xlink:type="simple" xlink:href="https://www.ukrinform.ua/rubric-ato/3723023-zelenskij-kozen-slah-postacanna-komponentiv-dla-kalibriv-slah-posilenna-teroru-rf.html" text:style-name="Internet_20_link" text:visited-style-name="Visited_20_Internet_20_Link">
<text:span text:style-name="T4">
 Zelensky </text:span>
: every way of supplying components for "calibers" - the path of strengthening of terror of the Russian Federation</text:a>
Earlier all over Ukraine <text:a xlink:type="simple" xlink:href="https://www.ukrinform.ua/rubric-ato/3723021-po-vsij-ukraini-povitrana-trivoga.html" text:style-name="Internet_20_link" text:visited-style-name="Visited_20_Internet_20_Link">
declared a large -scale air alarm</text:a>
 .</text:p>
      <text:p text:style-name="P4">
News Source: <text:a xlink:type="simple" xlink:href="https://www.ukrinform.ua/rubric-ato/3723024-u-bilsosti-oblastej-ukraini-vidboi-povitranoi-trivogi.html" text:style-name="Internet_20_link" text:visited-style-name="Visited_20_Internet_20_Link">
https://www.ukrinform.ua/rubric-ato/3723024-u-bilsosti-oblastej-ukraini-vidboi-povitranoi-trivogi.html</text:a>
</text:p>
      <!--NEWS-->
      <text:h text:style-name="P10" text:outline-level="1">
<text:span text:style-name="T4">
In most regions of Ukraine - a bite of air alarm</text:span>
</text:h>
      <text:p text:style-name="P4">
Authors: Ukrinform (Person)</text:p>
      <text:p text:style-name="P4">
Publisher: Укринформ (Organization)</text:p>
      <text:p text:style-name="P4">
Published Time: 2023-06-15T00:14:00+03:00</text:p>
      <text:p text:style-name="P4">
Modified Time: 2023-06-15T00:14:00+03:00</text:p>
      <text:p text:style-name="P4">
Description: In most regions of Ukraine there are sprouts of air anxiety.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Війна з Росією', 'Повітряна тривога']</text:p>
      <text:p text:style-name="P4">
Type: Article</text:p>
      <!--METADATA-->
      <text:p text:style-name="P4">
<draw:frame draw:style-name="fr1" draw:name="Image347" text:anchor-type="as-char" svg:width="6.9236in" svg:height="3.956343in" draw:z-index="0">
<draw:image xlink:href="../Images/yкринформ/2023-06-15T00-14-00-03-00/630_360_1677573461-244.jpg" xlink:type="simple" xlink:show="embed" xlink:actuate="onLoad" draw:mime-type="image/jpeg"/>
</draw:frame>
Most of the regions of Ukraine - aerial alarm.</text:p>
      <text:p text:style-name="P4">
This is evidenced by <text:a xlink:type="simple" xlink:href="https://map.ukrainealarm.com/" text:style-name="Internet_20_link" text:visited-style-name="Visited_20_Internet_20_Link">
map</text:a>
Air anxiety, Ukrinform reports.</text:p>
      <text:p text:style-name="P4">
Currently mode <text:a xlink:type="simple" xlink:href="https://www.ukrinform.ua/tag-povitrana-trivoga" text:style-name="Internet_20_link" text:visited-style-name="Visited_20_Internet_20_Link">
air anxiety</text:a>
It is stored in Zaporizhzhya, Donetsk, Luhansk regions and Arkcrim.</text:p>
      <text:p text:style-name="P4">
<text:span text:style-name="T4">
 Read also: </text:span>
 <text:a xlink:type="simple" xlink:href="https://www.ukrinform.ua/rubric-ato/3723023-zelenskij-kozen-slah-postacanna-komponentiv-dla-kalibriv-slah-posilenna-teroru-rf.html" text:style-name="Internet_20_link" text:visited-style-name="Visited_20_Internet_20_Link">
<text:span text:style-name="T4">
 Zelensky </text:span>
: every way of supplying components for "calibers" - the path of strengthening of terror of the Russian Federation</text:a>
Earlier all over Ukraine <text:a xlink:type="simple" xlink:href="https://www.ukrinform.ua/rubric-ato/3723021-po-vsij-ukraini-povitrana-trivoga.html" text:style-name="Internet_20_link" text:visited-style-name="Visited_20_Internet_20_Link">
declared a large -scale air alarm</text:a>
 .</text:p>
      <text:p text:style-name="P4">
News Source: <text:a xlink:type="simple" xlink:href="https://www.ukrinform.ua/rubric-ato/3723024-u-bilsosti-oblastej-ukraini-vidboi-povitranoi-trivogi.html" text:style-name="Internet_20_link" text:visited-style-name="Visited_20_Internet_20_Link">
https://www.ukrinform.ua/rubric-ato/3723024-u-bilsosti-oblastej-ukraini-vidboi-povitranoi-trivogi.html</text:a>
</text:p>
      <!--NEWS-->
      <text:h text:style-name="P10" text:outline-level="1">
<text:span text:style-name="T4">
Bridlava urged the US government to provide Ukraine with ATACams missiles</text:span>
</text:h>
      <text:p text:style-name="P4">
Authors: Ukrinform (Person)</text:p>
      <text:p text:style-name="P4">
Publisher: Укринформ (Organization)</text:p>
      <text:p text:style-name="P4">
Published Time: 2023-06-15T00:27:00+03:00</text:p>
      <text:p text:style-name="P4">
Modified Time: 2023-06-15T00:27:00+03:00</text:p>
      <text:p text:style-name="P4">
Description: Provision of Ukraine by long-range ATACams missile systems will strengthen its land resources, significantly expand the opportunities for winning and compensate for the lack of military-air resources of the Armed Forces in a brief perspective. - Ukrinform.</text:p>
      <text:p text:style-name="P4">
Images: ['<text:a xlink:type="simple" xlink:href="https://static.ukrinform.com/photos/2016_03/thumb_files/630_360_1459323149-1537.jpg" text:style-name="Internet_20_link" text:visited-style-name="Visited_20_Internet_20_Link">
630_360_14593...</text:a>
']</text:p>
      <text:p text:style-name="P4">
Tags: ['Ракета', 'США', 'Україна', 'ЗСУ', 'Війна з Росією', '#stoprussia']</text:p>
      <text:p text:style-name="P4">
Type: Article</text:p>
      <!--METADATA-->
      <text:p text:style-name="P4">
<draw:frame draw:style-name="fr1" draw:name="Image349" text:anchor-type="as-char" svg:width="6.9236in" svg:height="3.956343in" draw:z-index="0">
<draw:image xlink:href="../Images/yкринформ/2023-06-15T00-27-00-03-00/630_360_1459323149-1537.jpg" xlink:type="simple" xlink:show="embed" xlink:actuate="onLoad" draw:mime-type="image/jpeg"/>
</draw:frame>
Provision of Ukraine by long-range ATACAMS missile systems will strengthen its superstitious resources, significantly expand the opportunities for winning and compensating for the Armed Forces of the Armed Forces in a brief perspective.</text:p>
      <text:p text:style-name="P4">
This comment was announced on Wednesday by the former NATO Commander -in -Chief of NATO in Europe, retired by Philip Bridlav, and Ukrinform correspondent reported.</text:p>
      <text:p text:style-name="P4">
“I believe that Ukraine has good, however, not perfect, land resources. And the first thing I would like to point out that in the overall picture there is not enough precise -dialing firearms - I would say directly, atacams and the like(systems - ed.)”, - said the former commander during a meeting of the US -Ukraine working group.</text:p>
      <text:p text:style-name="P4">
He positively appreciated the contributions, in particular, the United Kingdom, which provides the Armed Forces <text:a xlink:type="simple" xlink:href="https://www.ukrinform.ua/tag-raketa" text:style-name="Internet_20_link" text:visited-style-name="Visited_20_Internet_20_Link">
rockets</text:a>
Storm Shadow. However, he said, more than such opportunities are needed, and this can be provided by ATACAMS.</text:p>
      <text:p text:style-name="P4">
<text:span text:style-name="T4">
 Read also: </text:span>
 <text:a xlink:type="simple" xlink:href="https://www.ukrinform.ua/rubric-world/3683016-stati-vvazaut-uridicno-nedijsnim-prizupinenna-ucasti-rosii-v-dogovori-snoiii.html" text:style-name="Internet_20_link" text:visited-style-name="Visited_20_Internet_20_Link">
States consider legally invalid suspension of participation in the contract of S-III</text:a>
In addition, Bridlava emphasized, these long-range systems could compensate for the short-run prospects of insufficiently provided resources of the Ukrainian military-air forces in terms of striking strikes on the purposes in distant.</text:p>
      <text:p text:style-name="P4">
As reported by Ukrinform, last week representatives of both parties in US gardens <text:a xlink:type="simple" xlink:href="https://www.ukrinform.ua/rubric-polytics/3720801-cleni-kongresu-ssa-predstavili-rezoluciu-iz-zaklikom-peredati-ukraini-atacms.htm" text:style-name="Internet_20_link" text:visited-style-name="Visited_20_Internet_20_Link">
presented the resolution</text:a>
Calling to Baiden President to provide Ukraine with a larger ATACams radius. They expressed the conviction that the victory of Ukraine will accelerate.</text:p>
      <text:p text:style-name="P4">
News Source: <text:a xlink:type="simple" xlink:href="https://www.ukrinform.ua/rubric-ato/3723025-bridlav-zaklikav-urad-ssa-zabezpeciti-ukrainu-raketami-atacams.html" text:style-name="Internet_20_link" text:visited-style-name="Visited_20_Internet_20_Link">
https://www.ukrinform.ua/rubric-ato/3723025-bridlav-zaklikav-urad-ssa-zabezpeciti-ukrainu-raketami-atacams.html</text:a>
</text:p>
      <!--NEWS-->
      <text:h text:style-name="P10" text:outline-level="1">
<text:span text:style-name="T4">
Ukrainian sappers have prepared a surprise to the occupiers</text:span>
</text:h>
      <text:p text:style-name="P4">
Author: ['АРМІЯINFORM']</text:p>
      <text:p text:style-name="P4">
Time: 2023-06-15T99:00:00-04:00</text:p>
      <text:p text:style-name="P4">
Description: About the General Headquarters of the ZSU. Know, I know about those, Sho Rosiyski Passion ... The war with Ukraine 2022, the war with Ukraine latest news today, the news war with Ukraine 2022 last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p>
      <text:p text:style-name="P4">
Tags: ['STOPRUSSIA', 'АГРЕСІЯ РФ', 'ВТОРГНЕННЯ РФ', 'ГШ ЗСУ']</text:p>
      <text:p text:style-name="P4">
Category: News</text:p>
      <!--METADATA-->
      <text:p text:style-name="P4">
About it <text:a xlink:type="simple" xlink:href="https://www.facebook.com/GeneralStaff.ua/videos/176342055167955/" text:style-name="Internet_20_link" text:visited-style-name="Visited_20_Internet_20_Link">
reports</text:a>
The General Staff of the Armed Forces.</text:p>
      <text:p text:style-name="P4">
Knowing well that Russian invaders are already "fastened" by our warriors, even in the tank, trying to hide in the bush on the slightest occasion, Ukrainian sappers prepared a surprise there.</text:p>
      <text:p text:style-name="P4">
"The turn is not there, but there is a comedy rather than a horror movie," - said the testament.</text:p>
      <text:p text:style-name="P4">
News Source: <text:a xlink:type="simple" xlink:href="https://armyinform.com.ua/2023/06/15/rozvidnyky-j-shturmovyky-nyshhat-okupantiv-pid-bahmutom/" text:style-name="Internet_20_link" text:visited-style-name="Visited_20_Internet_20_Link">
https://armyinform.com.ua/2023/06/15/rozvidnyky-j-shturmovyky-nyshhat-okupantiv-pid-bahmutom/</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